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1cm" svg:height="15.168cm" svg:x="12.954cm" svg:y="0.504cm">
            <draw:object draw:notify-on-update-of-ranges="LOGGER00.B2:LOGGER00.B1981 LOGGER00.C1:LOGGER00.C1 LOGGER00.C2:LOGGER00.C19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2" calcext:value-type="float">
            <text:p>1.32</text:p>
          </table:table-cell>
          <table:table-cell office:value-type="float" office:value="260.4" calcext:value-type="float">
            <text:p>260.4</text:p>
          </table:table-cell>
          <table:table-cell office:value-type="float" office:value="343.22" calcext:value-type="float">
            <text:p>343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table:formula="of:=[.A3]/1000/(60*60*24)" office:value-type="time" office:time-value="PT00H00M15.041S" calcext:value-type="time">
            <text:p>00:00:15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.09" calcext:value-type="float">
            <text:p>1.0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1041" calcext:value-type="float">
            <text:p>31041</text:p>
          </table:table-cell>
          <table:table-cell table:formula="of:=[.A4]/1000/(60*60*24)" office:value-type="time" office:time-value="PT00H00M31.041S" calcext:value-type="time">
            <text:p>00:00:31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2.24" calcext:value-type="float">
            <text:p>2.2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7041" calcext:value-type="float">
            <text:p>47041</text:p>
          </table:table-cell>
          <table:table-cell table:formula="of:=[.A5]/1000/(60*60*24)" office:value-type="time" office:time-value="PT00H00M47.041S" calcext:value-type="time">
            <text:p>00:00:47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3.39" calcext:value-type="float">
            <text:p>3.39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63041" calcext:value-type="float">
            <text:p>63041</text:p>
          </table:table-cell>
          <table:table-cell table:formula="of:=[.A6]/1000/(60*60*24)" office:value-type="time" office:time-value="PT00H01M03.041S" calcext:value-type="time">
            <text:p>00:01:03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4.54" calcext:value-type="float">
            <text:p>4.5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79041" calcext:value-type="float">
            <text:p>79041</text:p>
          </table:table-cell>
          <table:table-cell table:formula="of:=[.A7]/1000/(60*60*24)" office:value-type="time" office:time-value="PT00H01M19.041S" calcext:value-type="time">
            <text:p>00:01:19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8.99" calcext:value-type="float">
            <text:p>338.99</text:p>
          </table:table-cell>
          <table:table-cell office:value-type="float" office:value="5.69" calcext:value-type="float">
            <text:p>5.69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95041" calcext:value-type="float">
            <text:p>95041</text:p>
          </table:table-cell>
          <table:table-cell table:formula="of:=[.A8]/1000/(60*60*24)" office:value-type="time" office:time-value="PT00H01M35.041S" calcext:value-type="time">
            <text:p>00:01:35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6.84" calcext:value-type="float">
            <text:p>6.8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111041" calcext:value-type="float">
            <text:p>111041</text:p>
          </table:table-cell>
          <table:table-cell table:formula="of:=[.A9]/1000/(60*60*24)" office:value-type="time" office:time-value="PT00H01M51.041S" calcext:value-type="time">
            <text:p>00:01:51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7.99" calcext:value-type="float">
            <text:p>7.99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127041" calcext:value-type="float">
            <text:p>127041</text:p>
          </table:table-cell>
          <table:table-cell table:formula="of:=[.A10]/1000/(60*60*24)" office:value-type="time" office:time-value="PT00H02M07.041S" calcext:value-type="time">
            <text:p>00:02:07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9.14" calcext:value-type="float">
            <text:p>9.14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143041" calcext:value-type="float">
            <text:p>143041</text:p>
          </table:table-cell>
          <table:table-cell table:formula="of:=[.A11]/1000/(60*60*24)" office:value-type="time" office:time-value="PT00H02M23.041S" calcext:value-type="time">
            <text:p>00:02:23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6" calcext:value-type="float">
            <text:p>335.86</text:p>
          </table:table-cell>
          <table:table-cell office:value-type="float" office:value="10.29" calcext:value-type="float">
            <text:p>10.29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159041" calcext:value-type="float">
            <text:p>159041</text:p>
          </table:table-cell>
          <table:table-cell table:formula="of:=[.A12]/1000/(60*60*24)" office:value-type="time" office:time-value="PT00H02M39.041S" calcext:value-type="time">
            <text:p>00:02:39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11.43" calcext:value-type="float">
            <text:p>11.43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175041" calcext:value-type="float">
            <text:p>175041</text:p>
          </table:table-cell>
          <table:table-cell table:formula="of:=[.A13]/1000/(60*60*24)" office:value-type="time" office:time-value="PT00H02M55.041S" calcext:value-type="time">
            <text:p>00:02:55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2.58" calcext:value-type="float">
            <text:p>12.58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191041" calcext:value-type="float">
            <text:p>191041</text:p>
          </table:table-cell>
          <table:table-cell table:formula="of:=[.A14]/1000/(60*60*24)" office:value-type="time" office:time-value="PT00H03M11.041S" calcext:value-type="time">
            <text:p>00:03:11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13.72" calcext:value-type="float">
            <text:p>13.72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207041" calcext:value-type="float">
            <text:p>207041</text:p>
          </table:table-cell>
          <table:table-cell table:formula="of:=[.A15]/1000/(60*60*24)" office:value-type="time" office:time-value="PT00H03M27.041S" calcext:value-type="time">
            <text:p>00:03:27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4.94" calcext:value-type="float">
            <text:p>334.94</text:p>
          </table:table-cell>
          <table:table-cell office:value-type="float" office:value="14.87" calcext:value-type="float">
            <text:p>14.87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223041" calcext:value-type="float">
            <text:p>223041</text:p>
          </table:table-cell>
          <table:table-cell table:formula="of:=[.A16]/1000/(60*60*24)" office:value-type="time" office:time-value="PT00H03M43.041S" calcext:value-type="time">
            <text:p>00:03:43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16.01" calcext:value-type="float">
            <text:p>16.01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office:value-type="float" office:value="239041" calcext:value-type="float">
            <text:p>239041</text:p>
          </table:table-cell>
          <table:table-cell table:formula="of:=[.A17]/1000/(60*60*24)" office:value-type="time" office:time-value="PT00H03M59.041S" calcext:value-type="time">
            <text:p>00:03:59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17.15" calcext:value-type="float">
            <text:p>17.1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255041" calcext:value-type="float">
            <text:p>255041</text:p>
          </table:table-cell>
          <table:table-cell table:formula="of:=[.A18]/1000/(60*60*24)" office:value-type="time" office:time-value="PT00H04M15.041S" calcext:value-type="time">
            <text:p>00:04:15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18.3" calcext:value-type="float">
            <text:p>18.3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271041" calcext:value-type="float">
            <text:p>271041</text:p>
          </table:table-cell>
          <table:table-cell table:formula="of:=[.A19]/1000/(60*60*24)" office:value-type="time" office:time-value="PT00H04M31.041S" calcext:value-type="time">
            <text:p>00:04:31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19.44" calcext:value-type="float">
            <text:p>19.44</text:p>
          </table:table-cell>
          <table:table-cell office:value-type="float" office:value="25.36" calcext:value-type="float">
            <text:p>25.36</text:p>
          </table:table-cell>
        </table:table-row>
        <table:table-row table:style-name="ro1">
          <table:table-cell office:value-type="float" office:value="287041" calcext:value-type="float">
            <text:p>287041</text:p>
          </table:table-cell>
          <table:table-cell table:formula="of:=[.A20]/1000/(60*60*24)" office:value-type="time" office:time-value="PT00H04M47.041S" calcext:value-type="time">
            <text:p>00:04:47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20.58" calcext:value-type="float">
            <text:p>20.58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303041" calcext:value-type="float">
            <text:p>303041</text:p>
          </table:table-cell>
          <table:table-cell table:formula="of:=[.A21]/1000/(60*60*24)" office:value-type="time" office:time-value="PT00H05M03.041S" calcext:value-type="time">
            <text:p>00:05:03</text:p>
          </table:table-cell>
          <table:table-cell office:value-type="float" office:value="1.3" calcext:value-type="float">
            <text:p>1.3</text:p>
          </table:table-cell>
          <table:table-cell office:value-type="float" office:value="256.4" calcext:value-type="float">
            <text:p>256.4</text:p>
          </table:table-cell>
          <table:table-cell office:value-type="float" office:value="332.72" calcext:value-type="float">
            <text:p>332.72</text:p>
          </table:table-cell>
          <table:table-cell office:value-type="float" office:value="21.72" calcext:value-type="float">
            <text:p>21.72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float" office:value="319041" calcext:value-type="float">
            <text:p>319041</text:p>
          </table:table-cell>
          <table:table-cell table:formula="of:=[.A22]/1000/(60*60*24)" office:value-type="time" office:time-value="PT00H05M19.041S" calcext:value-type="time">
            <text:p>00:05:19</text:p>
          </table:table-cell>
          <table:table-cell office:value-type="float" office:value="1.3" calcext:value-type="float">
            <text:p>1.3</text:p>
          </table:table-cell>
          <table:table-cell office:value-type="float" office:value="256.4" calcext:value-type="float">
            <text:p>256.4</text:p>
          </table:table-cell>
          <table:table-cell office:value-type="float" office:value="332.71" calcext:value-type="float">
            <text:p>332.71</text:p>
          </table:table-cell>
          <table:table-cell office:value-type="float" office:value="22.86" calcext:value-type="float">
            <text:p>22.8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35041" calcext:value-type="float">
            <text:p>335041</text:p>
          </table:table-cell>
          <table:table-cell table:formula="of:=[.A23]/1000/(60*60*24)" office:value-type="time" office:time-value="PT00H05M35.041S" calcext:value-type="time">
            <text:p>00:05:35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24" calcext:value-type="float">
            <text:p>24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float" office:value="351041" calcext:value-type="float">
            <text:p>351041</text:p>
          </table:table-cell>
          <table:table-cell table:formula="of:=[.A24]/1000/(60*60*24)" office:value-type="time" office:time-value="PT00H05M51.041S" calcext:value-type="time">
            <text:p>00:05:51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25.14" calcext:value-type="float">
            <text:p>25.14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367041" calcext:value-type="float">
            <text:p>367041</text:p>
          </table:table-cell>
          <table:table-cell table:formula="of:=[.A25]/1000/(60*60*24)" office:value-type="time" office:time-value="PT00H06M07.041S" calcext:value-type="time">
            <text:p>00:06:07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26.27" calcext:value-type="float">
            <text:p>26.27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float" office:value="383041" calcext:value-type="float">
            <text:p>383041</text:p>
          </table:table-cell>
          <table:table-cell table:formula="of:=[.A26]/1000/(60*60*24)" office:value-type="time" office:time-value="PT00H06M23.041S" calcext:value-type="time">
            <text:p>00:06:23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0" calcext:value-type="float">
            <text:p>330</text:p>
          </table:table-cell>
          <table:table-cell office:value-type="float" office:value="27.41" calcext:value-type="float">
            <text:p>27.41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float" office:value="399041" calcext:value-type="float">
            <text:p>399041</text:p>
          </table:table-cell>
          <table:table-cell table:formula="of:=[.A27]/1000/(60*60*24)" office:value-type="time" office:time-value="PT00H06M39.041S" calcext:value-type="time">
            <text:p>00:06:39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28.55" calcext:value-type="float">
            <text:p>28.55</text:p>
          </table:table-cell>
          <table:table-cell office:value-type="float" office:value="37.16" calcext:value-type="float">
            <text:p>37.16</text:p>
          </table:table-cell>
        </table:table-row>
        <table:table-row table:style-name="ro1">
          <table:table-cell office:value-type="float" office:value="415041" calcext:value-type="float">
            <text:p>415041</text:p>
          </table:table-cell>
          <table:table-cell table:formula="of:=[.A28]/1000/(60*60*24)" office:value-type="time" office:time-value="PT00H06M55.041S" calcext:value-type="time">
            <text:p>00:06:55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30.63" calcext:value-type="float">
            <text:p>330.63</text:p>
          </table:table-cell>
          <table:table-cell office:value-type="float" office:value="29.68" calcext:value-type="float">
            <text:p>29.68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431041" calcext:value-type="float">
            <text:p>431041</text:p>
          </table:table-cell>
          <table:table-cell table:formula="of:=[.A29]/1000/(60*60*24)" office:value-type="time" office:time-value="PT00H07M11.041S" calcext:value-type="time">
            <text:p>00:07:11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30.82" calcext:value-type="float">
            <text:p>30.82</text:p>
          </table:table-cell>
          <table:table-cell office:value-type="float" office:value="40.09" calcext:value-type="float">
            <text:p>40.09</text:p>
          </table:table-cell>
        </table:table-row>
        <table:table-row table:style-name="ro1">
          <table:table-cell office:value-type="float" office:value="447041" calcext:value-type="float">
            <text:p>447041</text:p>
          </table:table-cell>
          <table:table-cell table:formula="of:=[.A30]/1000/(60*60*24)" office:value-type="time" office:time-value="PT00H07M27.041S" calcext:value-type="time">
            <text:p>00:07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31.96" calcext:value-type="float">
            <text:p>31.96</text:p>
          </table:table-cell>
          <table:table-cell office:value-type="float" office:value="41.56" calcext:value-type="float">
            <text:p>41.56</text:p>
          </table:table-cell>
        </table:table-row>
        <table:table-row table:style-name="ro1">
          <table:table-cell office:value-type="float" office:value="463041" calcext:value-type="float">
            <text:p>463041</text:p>
          </table:table-cell>
          <table:table-cell table:formula="of:=[.A31]/1000/(60*60*24)" office:value-type="time" office:time-value="PT00H07M43.041S" calcext:value-type="time">
            <text:p>00:07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33.09" calcext:value-type="float">
            <text:p>33.09</text:p>
          </table:table-cell>
          <table:table-cell office:value-type="float" office:value="43.02" calcext:value-type="float">
            <text:p>43.02</text:p>
          </table:table-cell>
        </table:table-row>
        <table:table-row table:style-name="ro1">
          <table:table-cell office:value-type="float" office:value="479041" calcext:value-type="float">
            <text:p>479041</text:p>
          </table:table-cell>
          <table:table-cell table:formula="of:=[.A32]/1000/(60*60*24)" office:value-type="time" office:time-value="PT00H07M59.041S" calcext:value-type="time">
            <text:p>00:07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8" calcext:value-type="float">
            <text:p>329.08</text:p>
          </table:table-cell>
          <table:table-cell office:value-type="float" office:value="34.22" calcext:value-type="float">
            <text:p>34.22</text:p>
          </table:table-cell>
          <table:table-cell office:value-type="float" office:value="44.49" calcext:value-type="float">
            <text:p>44.49</text:p>
          </table:table-cell>
        </table:table-row>
        <table:table-row table:style-name="ro1">
          <table:table-cell office:value-type="float" office:value="495041" calcext:value-type="float">
            <text:p>495041</text:p>
          </table:table-cell>
          <table:table-cell table:formula="of:=[.A33]/1000/(60*60*24)" office:value-type="time" office:time-value="PT00H08M15.041S" calcext:value-type="time">
            <text:p>00:08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35.36" calcext:value-type="float">
            <text:p>35.36</text:p>
          </table:table-cell>
          <table:table-cell office:value-type="float" office:value="45.95" calcext:value-type="float">
            <text:p>45.95</text:p>
          </table:table-cell>
        </table:table-row>
        <table:table-row table:style-name="ro1">
          <table:table-cell office:value-type="float" office:value="511041" calcext:value-type="float">
            <text:p>511041</text:p>
          </table:table-cell>
          <table:table-cell table:formula="of:=[.A34]/1000/(60*60*24)" office:value-type="time" office:time-value="PT00H08M31.041S" calcext:value-type="time">
            <text:p>00:08:31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36.49" calcext:value-type="float">
            <text:p>36.49</text:p>
          </table:table-cell>
          <table:table-cell office:value-type="float" office:value="47.41" calcext:value-type="float">
            <text:p>47.41</text:p>
          </table:table-cell>
        </table:table-row>
        <table:table-row table:style-name="ro1">
          <table:table-cell office:value-type="float" office:value="527041" calcext:value-type="float">
            <text:p>527041</text:p>
          </table:table-cell>
          <table:table-cell table:formula="of:=[.A35]/1000/(60*60*24)" office:value-type="time" office:time-value="PT00H08M47.041S" calcext:value-type="time">
            <text:p>00:08:47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56" calcext:value-type="float">
            <text:p>328.56</text:p>
          </table:table-cell>
          <table:table-cell office:value-type="float" office:value="37.62" calcext:value-type="float">
            <text:p>37.62</text:p>
          </table:table-cell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543041" calcext:value-type="float">
            <text:p>543041</text:p>
          </table:table-cell>
          <table:table-cell table:formula="of:=[.A36]/1000/(60*60*24)" office:value-type="time" office:time-value="PT00H09M03.041S" calcext:value-type="time">
            <text:p>00:09:03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38.76" calcext:value-type="float">
            <text:p>38.76</text:p>
          </table:table-cell>
          <table:table-cell office:value-type="float" office:value="50.33" calcext:value-type="float">
            <text:p>50.33</text:p>
          </table:table-cell>
        </table:table-row>
        <table:table-row table:style-name="ro1">
          <table:table-cell office:value-type="float" office:value="559041" calcext:value-type="float">
            <text:p>559041</text:p>
          </table:table-cell>
          <table:table-cell table:formula="of:=[.A37]/1000/(60*60*24)" office:value-type="time" office:time-value="PT00H09M19.041S" calcext:value-type="time">
            <text:p>00:09:19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39.89" calcext:value-type="float">
            <text:p>39.89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float" office:value="575041" calcext:value-type="float">
            <text:p>575041</text:p>
          </table:table-cell>
          <table:table-cell table:formula="of:=[.A38]/1000/(60*60*24)" office:value-type="time" office:time-value="PT00H09M35.041S" calcext:value-type="time">
            <text:p>00:09:35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41.02" calcext:value-type="float">
            <text:p>41.02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591041" calcext:value-type="float">
            <text:p>591041</text:p>
          </table:table-cell>
          <table:table-cell table:formula="of:=[.A39]/1000/(60*60*24)" office:value-type="time" office:time-value="PT00H09M51.041S" calcext:value-type="time">
            <text:p>00:09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42.15" calcext:value-type="float">
            <text:p>42.15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float" office:value="607041" calcext:value-type="float">
            <text:p>607041</text:p>
          </table:table-cell>
          <table:table-cell table:formula="of:=[.A40]/1000/(60*60*24)" office:value-type="time" office:time-value="PT00H10M07.041S" calcext:value-type="time">
            <text:p>00:10:07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9" calcext:value-type="float">
            <text:p>326.89</text:p>
          </table:table-cell>
          <table:table-cell office:value-type="float" office:value="43.28" calcext:value-type="float">
            <text:p>43.28</text:p>
          </table:table-cell>
          <table:table-cell office:value-type="float" office:value="56.14" calcext:value-type="float">
            <text:p>56.14</text:p>
          </table:table-cell>
        </table:table-row>
        <table:table-row table:style-name="ro1">
          <table:table-cell office:value-type="float" office:value="623041" calcext:value-type="float">
            <text:p>623041</text:p>
          </table:table-cell>
          <table:table-cell table:formula="of:=[.A41]/1000/(60*60*24)" office:value-type="time" office:time-value="PT00H10M23.041S" calcext:value-type="time">
            <text:p>00:10:23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44.41" calcext:value-type="float">
            <text:p>44.4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639041" calcext:value-type="float">
            <text:p>639041</text:p>
          </table:table-cell>
          <table:table-cell table:formula="of:=[.A42]/1000/(60*60*24)" office:value-type="time" office:time-value="PT00H10M39.041S" calcext:value-type="time">
            <text:p>00:10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45.54" calcext:value-type="float">
            <text:p>45.54</text:p>
          </table:table-cell>
          <table:table-cell office:value-type="float" office:value="59.05" calcext:value-type="float">
            <text:p>59.05</text:p>
          </table:table-cell>
        </table:table-row>
        <table:table-row table:style-name="ro1">
          <table:table-cell office:value-type="float" office:value="655041" calcext:value-type="float">
            <text:p>655041</text:p>
          </table:table-cell>
          <table:table-cell table:formula="of:=[.A43]/1000/(60*60*24)" office:value-type="time" office:time-value="PT00H10M55.041S" calcext:value-type="time">
            <text:p>00:10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" calcext:value-type="float">
            <text:p>254</text:p>
          </table:table-cell>
          <table:table-cell office:value-type="float" office:value="326.49" calcext:value-type="float">
            <text:p>326.49</text:p>
          </table:table-cell>
          <table:table-cell office:value-type="float" office:value="46.67" calcext:value-type="float">
            <text:p>46.67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671041" calcext:value-type="float">
            <text:p>671041</text:p>
          </table:table-cell>
          <table:table-cell table:formula="of:=[.A44]/1000/(60*60*24)" office:value-type="time" office:time-value="PT00H11M11.041S" calcext:value-type="time">
            <text:p>00:11:11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47.8" calcext:value-type="float">
            <text:p>47.8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687041" calcext:value-type="float">
            <text:p>687041</text:p>
          </table:table-cell>
          <table:table-cell table:formula="of:=[.A45]/1000/(60*60*24)" office:value-type="time" office:time-value="PT00H11M27.041S" calcext:value-type="time">
            <text:p>00:11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48.93" calcext:value-type="float">
            <text:p>48.93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703041" calcext:value-type="float">
            <text:p>703041</text:p>
          </table:table-cell>
          <table:table-cell table:formula="of:=[.A46]/1000/(60*60*24)" office:value-type="time" office:time-value="PT00H11M43.041S" calcext:value-type="time">
            <text:p>00:11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50.06" calcext:value-type="float">
            <text:p>50.06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719041" calcext:value-type="float">
            <text:p>719041</text:p>
          </table:table-cell>
          <table:table-cell table:formula="of:=[.A47]/1000/(60*60*24)" office:value-type="time" office:time-value="PT00H11M59.041S" calcext:value-type="time">
            <text:p>00:11:59</text:p>
          </table:table-cell>
          <table:table-cell office:value-type="float" office:value="1.29" calcext:value-type="float">
            <text:p>1.29</text:p>
          </table:table-cell>
          <table:table-cell office:value-type="float" office:value="253.7" calcext:value-type="float">
            <text:p>253.7</text:p>
          </table:table-cell>
          <table:table-cell office:value-type="float" office:value="326.1" calcext:value-type="float">
            <text:p>326.1</text:p>
          </table:table-cell>
          <table:table-cell office:value-type="float" office:value="51.19" calcext:value-type="float">
            <text:p>51.19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735041" calcext:value-type="float">
            <text:p>735041</text:p>
          </table:table-cell>
          <table:table-cell table:formula="of:=[.A48]/1000/(60*60*24)" office:value-type="time" office:time-value="PT00H12M15.041S" calcext:value-type="time">
            <text:p>00:12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6" calcext:value-type="float">
            <text:p>324.96</text:p>
          </table:table-cell>
          <table:table-cell office:value-type="float" office:value="52.31" calcext:value-type="float">
            <text:p>52.31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1">
          <table:table-cell office:value-type="float" office:value="751041" calcext:value-type="float">
            <text:p>751041</text:p>
          </table:table-cell>
          <table:table-cell table:formula="of:=[.A49]/1000/(60*60*24)" office:value-type="time" office:time-value="PT00H12M31.041S" calcext:value-type="time">
            <text:p>00:12:31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53.44" calcext:value-type="float">
            <text:p>53.44</text:p>
          </table:table-cell>
          <table:table-cell office:value-type="float" office:value="69.18" calcext:value-type="float">
            <text:p>69.18</text:p>
          </table:table-cell>
        </table:table-row>
        <table:table-row table:style-name="ro1">
          <table:table-cell office:value-type="float" office:value="767041" calcext:value-type="float">
            <text:p>767041</text:p>
          </table:table-cell>
          <table:table-cell table:formula="of:=[.A50]/1000/(60*60*24)" office:value-type="time" office:time-value="PT00H12M47.041S" calcext:value-type="time">
            <text:p>00:12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54.57" calcext:value-type="float">
            <text:p>54.57</text:p>
          </table:table-cell>
          <table:table-cell office:value-type="float" office:value="70.62" calcext:value-type="float">
            <text:p>70.62</text:p>
          </table:table-cell>
        </table:table-row>
        <table:table-row table:style-name="ro1">
          <table:table-cell office:value-type="float" office:value="783041" calcext:value-type="float">
            <text:p>783041</text:p>
          </table:table-cell>
          <table:table-cell table:formula="of:=[.A51]/1000/(60*60*24)" office:value-type="time" office:time-value="PT00H13M03.041S" calcext:value-type="time">
            <text:p>00:13:03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55.69" calcext:value-type="float">
            <text:p>55.69</text:p>
          </table:table-cell>
          <table:table-cell office:value-type="float" office:value="72.06" calcext:value-type="float">
            <text:p>72.06</text:p>
          </table:table-cell>
        </table:table-row>
        <table:table-row table:style-name="ro1">
          <table:table-cell office:value-type="float" office:value="799041" calcext:value-type="float">
            <text:p>799041</text:p>
          </table:table-cell>
          <table:table-cell table:formula="of:=[.A52]/1000/(60*60*24)" office:value-type="time" office:time-value="PT00H13M19.041S" calcext:value-type="time">
            <text:p>00:13:19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56.82" calcext:value-type="float">
            <text:p>56.8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815041" calcext:value-type="float">
            <text:p>815041</text:p>
          </table:table-cell>
          <table:table-cell table:formula="of:=[.A53]/1000/(60*60*24)" office:value-type="time" office:time-value="PT00H13M35.041S" calcext:value-type="time">
            <text:p>00:13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57.94" calcext:value-type="float">
            <text:p>57.94</text:p>
          </table:table-cell>
          <table:table-cell office:value-type="float" office:value="74.94" calcext:value-type="float">
            <text:p>74.94</text:p>
          </table:table-cell>
        </table:table-row>
        <table:table-row table:style-name="ro1">
          <table:table-cell office:value-type="float" office:value="831041" calcext:value-type="float">
            <text:p>831041</text:p>
          </table:table-cell>
          <table:table-cell table:formula="of:=[.A54]/1000/(60*60*24)" office:value-type="time" office:time-value="PT00H13M51.041S" calcext:value-type="time">
            <text:p>00:13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4.3" calcext:value-type="float">
            <text:p>324.3</text:p>
          </table:table-cell>
          <table:table-cell office:value-type="float" office:value="59.07" calcext:value-type="float">
            <text:p>59.07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float" office:value="847041" calcext:value-type="float">
            <text:p>847041</text:p>
          </table:table-cell>
          <table:table-cell table:formula="of:=[.A55]/1000/(60*60*24)" office:value-type="time" office:time-value="PT00H14M07.041S" calcext:value-type="time">
            <text:p>00:14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8" calcext:value-type="float">
            <text:p>323.28</text:p>
          </table:table-cell>
          <table:table-cell office:value-type="float" office:value="60.19" calcext:value-type="float">
            <text:p>60.19</text:p>
          </table:table-cell>
          <table:table-cell office:value-type="float" office:value="77.82" calcext:value-type="float">
            <text:p>77.82</text:p>
          </table:table-cell>
        </table:table-row>
        <table:table-row table:style-name="ro1">
          <table:table-cell office:value-type="float" office:value="863041" calcext:value-type="float">
            <text:p>863041</text:p>
          </table:table-cell>
          <table:table-cell table:formula="of:=[.A56]/1000/(60*60*24)" office:value-type="time" office:time-value="PT00H14M23.041S" calcext:value-type="time">
            <text:p>00:14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61.32" calcext:value-type="float">
            <text:p>61.32</text:p>
          </table:table-cell>
          <table:table-cell office:value-type="float" office:value="79.26" calcext:value-type="float">
            <text:p>79.26</text:p>
          </table:table-cell>
        </table:table-row>
        <table:table-row table:style-name="ro1">
          <table:table-cell office:value-type="float" office:value="879041" calcext:value-type="float">
            <text:p>879041</text:p>
          </table:table-cell>
          <table:table-cell table:formula="of:=[.A57]/1000/(60*60*24)" office:value-type="time" office:time-value="PT00H14M39.041S" calcext:value-type="time">
            <text:p>00:14:39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62.44" calcext:value-type="float">
            <text:p>62.44</text:p>
          </table:table-cell>
          <table:table-cell office:value-type="float" office:value="80.69" calcext:value-type="float">
            <text:p>80.69</text:p>
          </table:table-cell>
        </table:table-row>
        <table:table-row table:style-name="ro1">
          <table:table-cell office:value-type="float" office:value="895041" calcext:value-type="float">
            <text:p>895041</text:p>
          </table:table-cell>
          <table:table-cell table:formula="of:=[.A58]/1000/(60*60*24)" office:value-type="time" office:time-value="PT00H14M55.041S" calcext:value-type="time">
            <text:p>00:14:55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63.57" calcext:value-type="float">
            <text:p>63.57</text:p>
          </table:table-cell>
          <table:table-cell office:value-type="float" office:value="82.13" calcext:value-type="float">
            <text:p>82.13</text:p>
          </table:table-cell>
        </table:table-row>
        <table:table-row table:style-name="ro1">
          <table:table-cell office:value-type="float" office:value="911041" calcext:value-type="float">
            <text:p>911041</text:p>
          </table:table-cell>
          <table:table-cell table:formula="of:=[.A59]/1000/(60*60*24)" office:value-type="time" office:time-value="PT00H15M11.041S" calcext:value-type="time">
            <text:p>00:15:11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64.69" calcext:value-type="float">
            <text:p>64.69</text:p>
          </table:table-cell>
          <table:table-cell office:value-type="float" office:value="83.56" calcext:value-type="float">
            <text:p>83.56</text:p>
          </table:table-cell>
        </table:table-row>
        <table:table-row table:style-name="ro1">
          <table:table-cell office:value-type="float" office:value="927041" calcext:value-type="float">
            <text:p>927041</text:p>
          </table:table-cell>
          <table:table-cell table:formula="of:=[.A60]/1000/(60*60*24)" office:value-type="time" office:time-value="PT00H15M27.041S" calcext:value-type="time">
            <text:p>00:1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65.81" calcext:value-type="float">
            <text:p>65.81</text:p>
          </table:table-cell>
          <table:table-cell office:value-type="float" office:value="84.99" calcext:value-type="float">
            <text:p>84.99</text:p>
          </table:table-cell>
        </table:table-row>
        <table:table-row table:style-name="ro1">
          <table:table-cell office:value-type="float" office:value="943041" calcext:value-type="float">
            <text:p>943041</text:p>
          </table:table-cell>
          <table:table-cell table:formula="of:=[.A61]/1000/(60*60*24)" office:value-type="time" office:time-value="PT00H15M43.041S" calcext:value-type="time">
            <text:p>00:15:43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66.94" calcext:value-type="float">
            <text:p>66.94</text:p>
          </table:table-cell>
          <table:table-cell office:value-type="float" office:value="86.43" calcext:value-type="float">
            <text:p>86.43</text:p>
          </table:table-cell>
        </table:table-row>
        <table:table-row table:style-name="ro1">
          <table:table-cell office:value-type="float" office:value="959041" calcext:value-type="float">
            <text:p>959041</text:p>
          </table:table-cell>
          <table:table-cell table:formula="of:=[.A62]/1000/(60*60*24)" office:value-type="time" office:time-value="PT00H15M59.041S" calcext:value-type="time">
            <text:p>00:1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68.06" calcext:value-type="float">
            <text:p>68.06</text:p>
          </table:table-cell>
          <table:table-cell office:value-type="float" office:value="87.86" calcext:value-type="float">
            <text:p>87.86</text:p>
          </table:table-cell>
        </table:table-row>
        <table:table-row table:style-name="ro1">
          <table:table-cell office:value-type="float" office:value="975041" calcext:value-type="float">
            <text:p>975041</text:p>
          </table:table-cell>
          <table:table-cell table:formula="of:=[.A63]/1000/(60*60*24)" office:value-type="time" office:time-value="PT00H16M15.041S" calcext:value-type="time">
            <text:p>00:1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49" calcext:value-type="float">
            <text:p>321.49</text:p>
          </table:table-cell>
          <table:table-cell office:value-type="float" office:value="69.18" calcext:value-type="float">
            <text:p>69.18</text:p>
          </table:table-cell>
          <table:table-cell office:value-type="float" office:value="89.29" calcext:value-type="float">
            <text:p>89.29</text:p>
          </table:table-cell>
        </table:table-row>
        <table:table-row table:style-name="ro1">
          <table:table-cell office:value-type="float" office:value="991041" calcext:value-type="float">
            <text:p>991041</text:p>
          </table:table-cell>
          <table:table-cell table:formula="of:=[.A64]/1000/(60*60*24)" office:value-type="time" office:time-value="PT00H16M31.041S" calcext:value-type="time">
            <text:p>00:1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70.3" calcext:value-type="float">
            <text:p>70.3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1">
          <table:table-cell office:value-type="float" office:value="1007041" calcext:value-type="float">
            <text:p>1007041</text:p>
          </table:table-cell>
          <table:table-cell table:formula="of:=[.A65]/1000/(60*60*24)" office:value-type="time" office:time-value="PT00H16M47.041S" calcext:value-type="time">
            <text:p>00:16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71.42" calcext:value-type="float">
            <text:p>71.42</text:p>
          </table:table-cell>
          <table:table-cell office:value-type="float" office:value="92.15" calcext:value-type="float">
            <text:p>92.15</text:p>
          </table:table-cell>
        </table:table-row>
        <table:table-row table:style-name="ro1">
          <table:table-cell office:value-type="float" office:value="1023041" calcext:value-type="float">
            <text:p>1023041</text:p>
          </table:table-cell>
          <table:table-cell table:formula="of:=[.A66]/1000/(60*60*24)" office:value-type="time" office:time-value="PT00H17M03.041S" calcext:value-type="time">
            <text:p>00:1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3" calcext:value-type="float">
            <text:p>321.23</text:p>
          </table:table-cell>
          <table:table-cell office:value-type="float" office:value="72.55" calcext:value-type="float">
            <text:p>72.55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office:value-type="float" office:value="1039041" calcext:value-type="float">
            <text:p>1039041</text:p>
          </table:table-cell>
          <table:table-cell table:formula="of:=[.A67]/1000/(60*60*24)" office:value-type="time" office:time-value="PT00H17M19.041S" calcext:value-type="time">
            <text:p>00:17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" calcext:value-type="float">
            <text:p>321.1</text:p>
          </table:table-cell>
          <table:table-cell office:value-type="float" office:value="73.67" calcext:value-type="float">
            <text:p>73.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55041" calcext:value-type="float">
            <text:p>1055041</text:p>
          </table:table-cell>
          <table:table-cell table:formula="of:=[.A68]/1000/(60*60*24)" office:value-type="time" office:time-value="PT00H17M35.041S" calcext:value-type="time">
            <text:p>00:17:35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74.79" calcext:value-type="float">
            <text:p>74.79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float" office:value="1071041" calcext:value-type="float">
            <text:p>1071041</text:p>
          </table:table-cell>
          <table:table-cell table:formula="of:=[.A69]/1000/(60*60*24)" office:value-type="time" office:time-value="PT00H17M51.041S" calcext:value-type="time">
            <text:p>00:17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75.91" calcext:value-type="float">
            <text:p>75.91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1087041" calcext:value-type="float">
            <text:p>1087041</text:p>
          </table:table-cell>
          <table:table-cell table:formula="of:=[.A70]/1000/(60*60*24)" office:value-type="time" office:time-value="PT00H18M07.041S" calcext:value-type="time">
            <text:p>00:18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77.03" calcext:value-type="float">
            <text:p>77.03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1103041" calcext:value-type="float">
            <text:p>1103041</text:p>
          </table:table-cell>
          <table:table-cell table:formula="of:=[.A71]/1000/(60*60*24)" office:value-type="time" office:time-value="PT00H18M23.041S" calcext:value-type="time">
            <text:p>00:18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1" calcext:value-type="float">
            <text:p>320.71</text:p>
          </table:table-cell>
          <table:table-cell office:value-type="float" office:value="78.15" calcext:value-type="float">
            <text:p>78.1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1119041" calcext:value-type="float">
            <text:p>1119041</text:p>
          </table:table-cell>
          <table:table-cell table:formula="of:=[.A72]/1000/(60*60*24)" office:value-type="time" office:time-value="PT00H18M39.041S" calcext:value-type="time">
            <text:p>00:18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79.26" calcext:value-type="float">
            <text:p>79.26</text:p>
          </table:table-cell>
          <table:table-cell office:value-type="float" office:value="102.12" calcext:value-type="float">
            <text:p>102.12</text:p>
          </table:table-cell>
        </table:table-row>
        <table:table-row table:style-name="ro1">
          <table:table-cell office:value-type="float" office:value="1135041" calcext:value-type="float">
            <text:p>1135041</text:p>
          </table:table-cell>
          <table:table-cell table:formula="of:=[.A73]/1000/(60*60*24)" office:value-type="time" office:time-value="PT00H18M55.041S" calcext:value-type="time">
            <text:p>00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80.38" calcext:value-type="float">
            <text:p>80.38</text:p>
          </table:table-cell>
          <table:table-cell office:value-type="float" office:value="103.55" calcext:value-type="float">
            <text:p>103.55</text:p>
          </table:table-cell>
        </table:table-row>
        <table:table-row table:style-name="ro1">
          <table:table-cell office:value-type="float" office:value="1151041" calcext:value-type="float">
            <text:p>1151041</text:p>
          </table:table-cell>
          <table:table-cell table:formula="of:=[.A74]/1000/(60*60*24)" office:value-type="time" office:time-value="PT00H19M11.041S" calcext:value-type="time">
            <text:p>00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20.45" calcext:value-type="float">
            <text:p>320.45</text:p>
          </table:table-cell>
          <table:table-cell office:value-type="float" office:value="81.5" calcext:value-type="float">
            <text:p>81.5</text:p>
          </table:table-cell>
          <table:table-cell office:value-type="float" office:value="104.97" calcext:value-type="float">
            <text:p>104.97</text:p>
          </table:table-cell>
        </table:table-row>
        <table:table-row table:style-name="ro1">
          <table:table-cell office:value-type="float" office:value="1167041" calcext:value-type="float">
            <text:p>1167041</text:p>
          </table:table-cell>
          <table:table-cell table:formula="of:=[.A75]/1000/(60*60*24)" office:value-type="time" office:time-value="PT00H19M27.041S" calcext:value-type="time">
            <text:p>00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82.62" calcext:value-type="float">
            <text:p>82.62</text:p>
          </table:table-cell>
          <table:table-cell office:value-type="float" office:value="106.39" calcext:value-type="float">
            <text:p>106.39</text:p>
          </table:table-cell>
        </table:table-row>
        <table:table-row table:style-name="ro1">
          <table:table-cell office:value-type="float" office:value="1183041" calcext:value-type="float">
            <text:p>1183041</text:p>
          </table:table-cell>
          <table:table-cell table:formula="of:=[.A76]/1000/(60*60*24)" office:value-type="time" office:time-value="PT00H19M43.041S" calcext:value-type="time">
            <text:p>00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83.74" calcext:value-type="float">
            <text:p>83.74</text:p>
          </table:table-cell>
          <table:table-cell office:value-type="float" office:value="107.81" calcext:value-type="float">
            <text:p>107.81</text:p>
          </table:table-cell>
        </table:table-row>
        <table:table-row table:style-name="ro1">
          <table:table-cell office:value-type="float" office:value="1199041" calcext:value-type="float">
            <text:p>1199041</text:p>
          </table:table-cell>
          <table:table-cell table:formula="of:=[.A77]/1000/(60*60*24)" office:value-type="time" office:time-value="PT00H19M59.041S" calcext:value-type="time">
            <text:p>00:19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84.86" calcext:value-type="float">
            <text:p>84.86</text:p>
          </table:table-cell>
          <table:table-cell office:value-type="float" office:value="109.23" calcext:value-type="float">
            <text:p>109.23</text:p>
          </table:table-cell>
        </table:table-row>
        <table:table-row table:style-name="ro1">
          <table:table-cell office:value-type="float" office:value="1215041" calcext:value-type="float">
            <text:p>1215041</text:p>
          </table:table-cell>
          <table:table-cell table:formula="of:=[.A78]/1000/(60*60*24)" office:value-type="time" office:time-value="PT00H20M15.041S" calcext:value-type="time">
            <text:p>00:20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85.97" calcext:value-type="float">
            <text:p>85.97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float" office:value="1231041" calcext:value-type="float">
            <text:p>1231041</text:p>
          </table:table-cell>
          <table:table-cell table:formula="of:=[.A79]/1000/(60*60*24)" office:value-type="time" office:time-value="PT00H20M31.041S" calcext:value-type="time">
            <text:p>00:20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87.09" calcext:value-type="float">
            <text:p>87.09</text:p>
          </table:table-cell>
          <table:table-cell office:value-type="float" office:value="112.06" calcext:value-type="float">
            <text:p>112.06</text:p>
          </table:table-cell>
        </table:table-row>
        <table:table-row table:style-name="ro1">
          <table:table-cell office:value-type="float" office:value="1247041" calcext:value-type="float">
            <text:p>1247041</text:p>
          </table:table-cell>
          <table:table-cell table:formula="of:=[.A80]/1000/(60*60*24)" office:value-type="time" office:time-value="PT00H20M47.041S" calcext:value-type="time">
            <text:p>00:20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1" calcext:value-type="float">
            <text:p>318.81</text:p>
          </table:table-cell>
          <table:table-cell office:value-type="float" office:value="88.21" calcext:value-type="float">
            <text:p>88.21</text:p>
          </table:table-cell>
          <table:table-cell office:value-type="float" office:value="113.48" calcext:value-type="float">
            <text:p>113.48</text:p>
          </table:table-cell>
        </table:table-row>
        <table:table-row table:style-name="ro1">
          <table:table-cell office:value-type="float" office:value="1263041" calcext:value-type="float">
            <text:p>1263041</text:p>
          </table:table-cell>
          <table:table-cell table:formula="of:=[.A81]/1000/(60*60*24)" office:value-type="time" office:time-value="PT00H21M03.041S" calcext:value-type="time">
            <text:p>00:21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89.32" calcext:value-type="float">
            <text:p>89.32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1279041" calcext:value-type="float">
            <text:p>1279041</text:p>
          </table:table-cell>
          <table:table-cell table:formula="of:=[.A82]/1000/(60*60*24)" office:value-type="time" office:time-value="PT00H21M19.041S" calcext:value-type="time">
            <text:p>00:21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90.44" calcext:value-type="float">
            <text:p>90.44</text:p>
          </table:table-cell>
          <table:table-cell office:value-type="float" office:value="116.31" calcext:value-type="float">
            <text:p>116.31</text:p>
          </table:table-cell>
        </table:table-row>
        <table:table-row table:style-name="ro1">
          <table:table-cell office:value-type="float" office:value="1295041" calcext:value-type="float">
            <text:p>1295041</text:p>
          </table:table-cell>
          <table:table-cell table:formula="of:=[.A83]/1000/(60*60*24)" office:value-type="time" office:time-value="PT00H21M35.041S" calcext:value-type="time">
            <text:p>00:21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91.56" calcext:value-type="float">
            <text:p>91.56</text:p>
          </table:table-cell>
          <table:table-cell office:value-type="float" office:value="117.73" calcext:value-type="float">
            <text:p>117.73</text:p>
          </table:table-cell>
        </table:table-row>
        <table:table-row table:style-name="ro1">
          <table:table-cell office:value-type="float" office:value="1311041" calcext:value-type="float">
            <text:p>1311041</text:p>
          </table:table-cell>
          <table:table-cell table:formula="of:=[.A84]/1000/(60*60*24)" office:value-type="time" office:time-value="PT00H21M51.041S" calcext:value-type="time">
            <text:p>00:21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92.67" calcext:value-type="float">
            <text:p>92.67</text:p>
          </table:table-cell>
          <table:table-cell office:value-type="float" office:value="119.14" calcext:value-type="float">
            <text:p>119.14</text:p>
          </table:table-cell>
        </table:table-row>
        <table:table-row table:style-name="ro1">
          <table:table-cell office:value-type="float" office:value="1327041" calcext:value-type="float">
            <text:p>1327041</text:p>
          </table:table-cell>
          <table:table-cell table:formula="of:=[.A85]/1000/(60*60*24)" office:value-type="time" office:time-value="PT00H22M07.041S" calcext:value-type="time">
            <text:p>00:22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2" calcext:value-type="float">
            <text:p>318.42</text:p>
          </table:table-cell>
          <table:table-cell office:value-type="float" office:value="93.79" calcext:value-type="float">
            <text:p>93.79</text:p>
          </table:table-cell>
          <table:table-cell office:value-type="float" office:value="120.55" calcext:value-type="float">
            <text:p>120.55</text:p>
          </table:table-cell>
        </table:table-row>
        <table:table-row table:style-name="ro1">
          <table:table-cell office:value-type="float" office:value="1343041" calcext:value-type="float">
            <text:p>1343041</text:p>
          </table:table-cell>
          <table:table-cell table:formula="of:=[.A86]/1000/(60*60*24)" office:value-type="time" office:time-value="PT00H22M23.041S" calcext:value-type="time">
            <text:p>00:22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94.9" calcext:value-type="float">
            <text:p>94.9</text:p>
          </table:table-cell>
          <table:table-cell office:value-type="float" office:value="121.97" calcext:value-type="float">
            <text:p>121.97</text:p>
          </table:table-cell>
        </table:table-row>
        <table:table-row table:style-name="ro1">
          <table:table-cell office:value-type="float" office:value="1359041" calcext:value-type="float">
            <text:p>1359041</text:p>
          </table:table-cell>
          <table:table-cell table:formula="of:=[.A87]/1000/(60*60*24)" office:value-type="time" office:time-value="PT00H22M39.041S" calcext:value-type="time">
            <text:p>00:22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96.02" calcext:value-type="float">
            <text:p>96.02</text:p>
          </table:table-cell>
          <table:table-cell office:value-type="float" office:value="123.38" calcext:value-type="float">
            <text:p>123.38</text:p>
          </table:table-cell>
        </table:table-row>
        <table:table-row table:style-name="ro1">
          <table:table-cell office:value-type="float" office:value="1375041" calcext:value-type="float">
            <text:p>1375041</text:p>
          </table:table-cell>
          <table:table-cell table:formula="of:=[.A88]/1000/(60*60*24)" office:value-type="time" office:time-value="PT00H22M55.041S" calcext:value-type="time">
            <text:p>00:22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8.28" calcext:value-type="float">
            <text:p>318.28</text:p>
          </table:table-cell>
          <table:table-cell office:value-type="float" office:value="97.13" calcext:value-type="float">
            <text:p>97.13</text:p>
          </table:table-cell>
          <table:table-cell office:value-type="float" office:value="124.79" calcext:value-type="float">
            <text:p>124.79</text:p>
          </table:table-cell>
        </table:table-row>
        <table:table-row table:style-name="ro1">
          <table:table-cell office:value-type="float" office:value="1391041" calcext:value-type="float">
            <text:p>1391041</text:p>
          </table:table-cell>
          <table:table-cell table:formula="of:=[.A89]/1000/(60*60*24)" office:value-type="time" office:time-value="PT00H23M11.041S" calcext:value-type="time">
            <text:p>00:23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3" calcext:value-type="float">
            <text:p>317.03</text:p>
          </table:table-cell>
          <table:table-cell office:value-type="float" office:value="98.25" calcext:value-type="float">
            <text:p>98.25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1407041" calcext:value-type="float">
            <text:p>1407041</text:p>
          </table:table-cell>
          <table:table-cell table:formula="of:=[.A90]/1000/(60*60*24)" office:value-type="time" office:time-value="PT00H23M27.041S" calcext:value-type="time">
            <text:p>00:23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99.36" calcext:value-type="float">
            <text:p>99.36</text:p>
          </table:table-cell>
          <table:table-cell office:value-type="float" office:value="127.61" calcext:value-type="float">
            <text:p>127.61</text:p>
          </table:table-cell>
        </table:table-row>
        <table:table-row table:style-name="ro1">
          <table:table-cell office:value-type="float" office:value="1423041" calcext:value-type="float">
            <text:p>1423041</text:p>
          </table:table-cell>
          <table:table-cell table:formula="of:=[.A91]/1000/(60*60*24)" office:value-type="time" office:time-value="PT00H23M43.041S" calcext:value-type="time">
            <text:p>00:23:43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00.48" calcext:value-type="float">
            <text:p>100.48</text:p>
          </table:table-cell>
          <table:table-cell office:value-type="float" office:value="129.02" calcext:value-type="float">
            <text:p>129.02</text:p>
          </table:table-cell>
        </table:table-row>
        <table:table-row table:style-name="ro1">
          <table:table-cell office:value-type="float" office:value="1439041" calcext:value-type="float">
            <text:p>1439041</text:p>
          </table:table-cell>
          <table:table-cell table:formula="of:=[.A92]/1000/(60*60*24)" office:value-type="time" office:time-value="PT00H23M59.041S" calcext:value-type="time">
            <text:p>00:23:59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01.59" calcext:value-type="float">
            <text:p>101.59</text:p>
          </table:table-cell>
          <table:table-cell office:value-type="float" office:value="130.43" calcext:value-type="float">
            <text:p>130.43</text:p>
          </table:table-cell>
        </table:table-row>
        <table:table-row table:style-name="ro1">
          <table:table-cell office:value-type="float" office:value="1455041" calcext:value-type="float">
            <text:p>1455041</text:p>
          </table:table-cell>
          <table:table-cell table:formula="of:=[.A93]/1000/(60*60*24)" office:value-type="time" office:time-value="PT00H24M15.041S" calcext:value-type="time">
            <text:p>00:24:15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02.7" calcext:value-type="float">
            <text:p>102.7</text:p>
          </table:table-cell>
          <table:table-cell office:value-type="float" office:value="131.84" calcext:value-type="float">
            <text:p>131.84</text:p>
          </table:table-cell>
        </table:table-row>
        <table:table-row table:style-name="ro1">
          <table:table-cell office:value-type="float" office:value="1471041" calcext:value-type="float">
            <text:p>1471041</text:p>
          </table:table-cell>
          <table:table-cell table:formula="of:=[.A94]/1000/(60*60*24)" office:value-type="time" office:time-value="PT00H24M31.041S" calcext:value-type="time">
            <text:p>00:24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89" calcext:value-type="float">
            <text:p>316.89</text:p>
          </table:table-cell>
          <table:table-cell office:value-type="float" office:value="103.82" calcext:value-type="float">
            <text:p>103.82</text:p>
          </table:table-cell>
          <table:table-cell office:value-type="float" office:value="133.24" calcext:value-type="float">
            <text:p>133.24</text:p>
          </table:table-cell>
        </table:table-row>
        <table:table-row table:style-name="ro1">
          <table:table-cell office:value-type="float" office:value="1487041" calcext:value-type="float">
            <text:p>1487041</text:p>
          </table:table-cell>
          <table:table-cell table:formula="of:=[.A95]/1000/(60*60*24)" office:value-type="time" office:time-value="PT00H24M47.041S" calcext:value-type="time">
            <text:p>00:24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04.93" calcext:value-type="float">
            <text:p>104.93</text:p>
          </table:table-cell>
          <table:table-cell office:value-type="float" office:value="134.65" calcext:value-type="float">
            <text:p>134.65</text:p>
          </table:table-cell>
        </table:table-row>
        <table:table-row table:style-name="ro1">
          <table:table-cell office:value-type="float" office:value="1503041" calcext:value-type="float">
            <text:p>1503041</text:p>
          </table:table-cell>
          <table:table-cell table:formula="of:=[.A96]/1000/(60*60*24)" office:value-type="time" office:time-value="PT00H25M03.041S" calcext:value-type="time">
            <text:p>00:25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06.04" calcext:value-type="float">
            <text:p>106.04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float" office:value="1519041" calcext:value-type="float">
            <text:p>1519041</text:p>
          </table:table-cell>
          <table:table-cell table:formula="of:=[.A97]/1000/(60*60*24)" office:value-type="time" office:time-value="PT00H25M19.041S" calcext:value-type="time">
            <text:p>00:25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07.15" calcext:value-type="float">
            <text:p>107.15</text:p>
          </table:table-cell>
          <table:table-cell office:value-type="float" office:value="137.46" calcext:value-type="float">
            <text:p>137.46</text:p>
          </table:table-cell>
        </table:table-row>
        <table:table-row table:style-name="ro1">
          <table:table-cell office:value-type="float" office:value="1535041" calcext:value-type="float">
            <text:p>1535041</text:p>
          </table:table-cell>
          <table:table-cell table:formula="of:=[.A98]/1000/(60*60*24)" office:value-type="time" office:time-value="PT00H25M35.041S" calcext:value-type="time">
            <text:p>00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08.27" calcext:value-type="float">
            <text:p>108.27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>
          <table:table-cell office:value-type="float" office:value="1551041" calcext:value-type="float">
            <text:p>1551041</text:p>
          </table:table-cell>
          <table:table-cell table:formula="of:=[.A99]/1000/(60*60*24)" office:value-type="time" office:time-value="PT00H25M51.041S" calcext:value-type="time">
            <text:p>00:25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09.38" calcext:value-type="float">
            <text:p>109.38</text:p>
          </table:table-cell>
          <table:table-cell office:value-type="float" office:value="140.27" calcext:value-type="float">
            <text:p>140.27</text:p>
          </table:table-cell>
        </table:table-row>
        <table:table-row table:style-name="ro1">
          <table:table-cell office:value-type="float" office:value="1567041" calcext:value-type="float">
            <text:p>1567041</text:p>
          </table:table-cell>
          <table:table-cell table:formula="of:=[.A100]/1000/(60*60*24)" office:value-type="time" office:time-value="PT00H26M07.041S" calcext:value-type="time">
            <text:p>00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10.49" calcext:value-type="float">
            <text:p>110.49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583041" calcext:value-type="float">
            <text:p>1583041</text:p>
          </table:table-cell>
          <table:table-cell table:formula="of:=[.A101]/1000/(60*60*24)" office:value-type="time" office:time-value="PT00H26M23.041S" calcext:value-type="time">
            <text:p>00:26:23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111.6" calcext:value-type="float">
            <text:p>111.6</text:p>
          </table:table-cell>
          <table:table-cell office:value-type="float" office:value="143.08" calcext:value-type="float">
            <text:p>143.08</text:p>
          </table:table-cell>
        </table:table-row>
        <table:table-row table:style-name="ro1">
          <table:table-cell office:value-type="float" office:value="1599041" calcext:value-type="float">
            <text:p>1599041</text:p>
          </table:table-cell>
          <table:table-cell table:formula="of:=[.A102]/1000/(60*60*24)" office:value-type="time" office:time-value="PT00H26M39.041S" calcext:value-type="time">
            <text:p>00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12.71" calcext:value-type="float">
            <text:p>112.71</text:p>
          </table:table-cell>
          <table:table-cell office:value-type="float" office:value="144.48" calcext:value-type="float">
            <text:p>144.48</text:p>
          </table:table-cell>
        </table:table-row>
        <table:table-row table:style-name="ro1">
          <table:table-cell office:value-type="float" office:value="1615041" calcext:value-type="float">
            <text:p>1615041</text:p>
          </table:table-cell>
          <table:table-cell table:formula="of:=[.A103]/1000/(60*60*24)" office:value-type="time" office:time-value="PT00H26M55.041S" calcext:value-type="time">
            <text:p>00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6.12" calcext:value-type="float">
            <text:p>316.12</text:p>
          </table:table-cell>
          <table:table-cell office:value-type="float" office:value="113.82" calcext:value-type="float">
            <text:p>113.82</text:p>
          </table:table-cell>
          <table:table-cell office:value-type="float" office:value="145.89" calcext:value-type="float">
            <text:p>145.89</text:p>
          </table:table-cell>
        </table:table-row>
        <table:table-row table:style-name="ro1">
          <table:table-cell office:value-type="float" office:value="1631041" calcext:value-type="float">
            <text:p>1631041</text:p>
          </table:table-cell>
          <table:table-cell table:formula="of:=[.A104]/1000/(60*60*24)" office:value-type="time" office:time-value="PT00H27M11.041S" calcext:value-type="time">
            <text:p>00:27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5" calcext:value-type="float">
            <text:p>315</text:p>
          </table:table-cell>
          <table:table-cell office:value-type="float" office:value="114.93" calcext:value-type="float">
            <text:p>114.93</text:p>
          </table:table-cell>
          <table:table-cell office:value-type="float" office:value="147.29" calcext:value-type="float">
            <text:p>147.29</text:p>
          </table:table-cell>
        </table:table-row>
        <table:table-row table:style-name="ro1">
          <table:table-cell office:value-type="float" office:value="1647041" calcext:value-type="float">
            <text:p>1647041</text:p>
          </table:table-cell>
          <table:table-cell table:formula="of:=[.A105]/1000/(60*60*24)" office:value-type="time" office:time-value="PT00H27M27.041S" calcext:value-type="time">
            <text:p>00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116.04" calcext:value-type="float">
            <text:p>116.04</text:p>
          </table:table-cell>
          <table:table-cell office:value-type="float" office:value="148.69" calcext:value-type="float">
            <text:p>148.69</text:p>
          </table:table-cell>
        </table:table-row>
        <table:table-row table:style-name="ro1">
          <table:table-cell office:value-type="float" office:value="1663041" calcext:value-type="float">
            <text:p>1663041</text:p>
          </table:table-cell>
          <table:table-cell table:formula="of:=[.A106]/1000/(60*60*24)" office:value-type="time" office:time-value="PT00H27M43.041S" calcext:value-type="time">
            <text:p>00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117.15" calcext:value-type="float">
            <text:p>117.15</text:p>
          </table:table-cell>
          <table:table-cell office:value-type="float" office:value="150.09" calcext:value-type="float">
            <text:p>150.09</text:p>
          </table:table-cell>
        </table:table-row>
        <table:table-row table:style-name="ro1">
          <table:table-cell office:value-type="float" office:value="1679041" calcext:value-type="float">
            <text:p>1679041</text:p>
          </table:table-cell>
          <table:table-cell table:formula="of:=[.A107]/1000/(60*60*24)" office:value-type="time" office:time-value="PT00H27M59.041S" calcext:value-type="time">
            <text:p>00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18.26" calcext:value-type="float">
            <text:p>118.26</text:p>
          </table:table-cell>
          <table:table-cell office:value-type="float" office:value="151.49" calcext:value-type="float">
            <text:p>151.49</text:p>
          </table:table-cell>
        </table:table-row>
        <table:table-row table:style-name="ro1">
          <table:table-cell office:value-type="float" office:value="1695041" calcext:value-type="float">
            <text:p>1695041</text:p>
          </table:table-cell>
          <table:table-cell table:formula="of:=[.A108]/1000/(60*60*24)" office:value-type="time" office:time-value="PT00H28M15.041S" calcext:value-type="time">
            <text:p>00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119.37" calcext:value-type="float">
            <text:p>119.37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1711041" calcext:value-type="float">
            <text:p>1711041</text:p>
          </table:table-cell>
          <table:table-cell table:formula="of:=[.A109]/1000/(60*60*24)" office:value-type="time" office:time-value="PT00H28M31.041S" calcext:value-type="time">
            <text:p>00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120.48" calcext:value-type="float">
            <text:p>120.48</text:p>
          </table:table-cell>
          <table:table-cell office:value-type="float" office:value="154.28" calcext:value-type="float">
            <text:p>154.28</text:p>
          </table:table-cell>
        </table:table-row>
        <table:table-row table:style-name="ro1">
          <table:table-cell office:value-type="float" office:value="1727041" calcext:value-type="float">
            <text:p>1727041</text:p>
          </table:table-cell>
          <table:table-cell table:formula="of:=[.A110]/1000/(60*60*24)" office:value-type="time" office:time-value="PT00H28M47.041S" calcext:value-type="time">
            <text:p>00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21.59" calcext:value-type="float">
            <text:p>121.59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float" office:value="1743041" calcext:value-type="float">
            <text:p>1743041</text:p>
          </table:table-cell>
          <table:table-cell table:formula="of:=[.A111]/1000/(60*60*24)" office:value-type="time" office:time-value="PT00H29M03.041S" calcext:value-type="time">
            <text:p>00:29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22.7" calcext:value-type="float">
            <text:p>122.7</text:p>
          </table:table-cell>
          <table:table-cell office:value-type="float" office:value="157.08" calcext:value-type="float">
            <text:p>157.08</text:p>
          </table:table-cell>
        </table:table-row>
        <table:table-row table:style-name="ro1">
          <table:table-cell office:value-type="float" office:value="1759041" calcext:value-type="float">
            <text:p>1759041</text:p>
          </table:table-cell>
          <table:table-cell table:formula="of:=[.A112]/1000/(60*60*24)" office:value-type="time" office:time-value="PT00H29M19.041S" calcext:value-type="time">
            <text:p>00:29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123.81" calcext:value-type="float">
            <text:p>123.81</text:p>
          </table:table-cell>
          <table:table-cell office:value-type="float" office:value="158.48" calcext:value-type="float">
            <text:p>158.48</text:p>
          </table:table-cell>
        </table:table-row>
        <table:table-row table:style-name="ro1">
          <table:table-cell office:value-type="float" office:value="1775041" calcext:value-type="float">
            <text:p>1775041</text:p>
          </table:table-cell>
          <table:table-cell table:formula="of:=[.A113]/1000/(60*60*24)" office:value-type="time" office:time-value="PT00H29M35.041S" calcext:value-type="time">
            <text:p>00:29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124.92" calcext:value-type="float">
            <text:p>124.92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1791041" calcext:value-type="float">
            <text:p>1791041</text:p>
          </table:table-cell>
          <table:table-cell table:formula="of:=[.A114]/1000/(60*60*24)" office:value-type="time" office:time-value="PT00H29M51.041S" calcext:value-type="time">
            <text:p>00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126.02" calcext:value-type="float">
            <text:p>126.02</text:p>
          </table:table-cell>
          <table:table-cell office:value-type="float" office:value="161.27" calcext:value-type="float">
            <text:p>161.27</text:p>
          </table:table-cell>
        </table:table-row>
        <table:table-row table:style-name="ro1">
          <table:table-cell office:value-type="float" office:value="1807041" calcext:value-type="float">
            <text:p>1807041</text:p>
          </table:table-cell>
          <table:table-cell table:formula="of:=[.A115]/1000/(60*60*24)" office:value-type="time" office:time-value="PT00H30M07.041S" calcext:value-type="time">
            <text:p>00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4.22" calcext:value-type="float">
            <text:p>314.22</text:p>
          </table:table-cell>
          <table:table-cell office:value-type="float" office:value="127.13" calcext:value-type="float">
            <text:p>127.13</text:p>
          </table:table-cell>
          <table:table-cell office:value-type="float" office:value="162.66" calcext:value-type="float">
            <text:p>162.66</text:p>
          </table:table-cell>
        </table:table-row>
        <table:table-row table:style-name="ro1">
          <table:table-cell office:value-type="float" office:value="1823041" calcext:value-type="float">
            <text:p>1823041</text:p>
          </table:table-cell>
          <table:table-cell table:formula="of:=[.A116]/1000/(60*60*24)" office:value-type="time" office:time-value="PT00H30M23.041S" calcext:value-type="time">
            <text:p>00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128.24" calcext:value-type="float">
            <text:p>128.24</text:p>
          </table:table-cell>
          <table:table-cell office:value-type="float" office:value="164.06" calcext:value-type="float">
            <text:p>164.06</text:p>
          </table:table-cell>
        </table:table-row>
        <table:table-row table:style-name="ro1">
          <table:table-cell office:value-type="float" office:value="1839041" calcext:value-type="float">
            <text:p>1839041</text:p>
          </table:table-cell>
          <table:table-cell table:formula="of:=[.A117]/1000/(60*60*24)" office:value-type="time" office:time-value="PT00H30M39.041S" calcext:value-type="time">
            <text:p>00:30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129.35" calcext:value-type="float">
            <text:p>129.35</text:p>
          </table:table-cell>
          <table:table-cell office:value-type="float" office:value="165.45" calcext:value-type="float">
            <text:p>165.45</text:p>
          </table:table-cell>
        </table:table-row>
        <table:table-row table:style-name="ro1">
          <table:table-cell office:value-type="float" office:value="1855041" calcext:value-type="float">
            <text:p>1855041</text:p>
          </table:table-cell>
          <table:table-cell table:formula="of:=[.A118]/1000/(60*60*24)" office:value-type="time" office:time-value="PT00H30M55.041S" calcext:value-type="time">
            <text:p>00:30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130.45" calcext:value-type="float">
            <text:p>130.45</text:p>
          </table:table-cell>
          <table:table-cell office:value-type="float" office:value="166.84" calcext:value-type="float">
            <text:p>166.84</text:p>
          </table:table-cell>
        </table:table-row>
        <table:table-row table:style-name="ro1">
          <table:table-cell office:value-type="float" office:value="1871041" calcext:value-type="float">
            <text:p>1871041</text:p>
          </table:table-cell>
          <table:table-cell table:formula="of:=[.A119]/1000/(60*60*24)" office:value-type="time" office:time-value="PT00H31M11.041S" calcext:value-type="time">
            <text:p>00:31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131.56" calcext:value-type="float">
            <text:p>131.56</text:p>
          </table:table-cell>
          <table:table-cell office:value-type="float" office:value="168.23" calcext:value-type="float">
            <text:p>168.23</text:p>
          </table:table-cell>
        </table:table-row>
        <table:table-row table:style-name="ro1">
          <table:table-cell office:value-type="float" office:value="1887041" calcext:value-type="float">
            <text:p>1887041</text:p>
          </table:table-cell>
          <table:table-cell table:formula="of:=[.A120]/1000/(60*60*24)" office:value-type="time" office:time-value="PT00H31M27.041S" calcext:value-type="time">
            <text:p>00:31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132.67" calcext:value-type="float">
            <text:p>132.67</text:p>
          </table:table-cell>
          <table:table-cell office:value-type="float" office:value="169.62" calcext:value-type="float">
            <text:p>169.62</text:p>
          </table:table-cell>
        </table:table-row>
        <table:table-row table:style-name="ro1">
          <table:table-cell office:value-type="float" office:value="1903041" calcext:value-type="float">
            <text:p>1903041</text:p>
          </table:table-cell>
          <table:table-cell table:formula="of:=[.A121]/1000/(60*60*24)" office:value-type="time" office:time-value="PT00H31M43.041S" calcext:value-type="time">
            <text:p>00:31:43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33.78" calcext:value-type="float">
            <text:p>133.78</text:p>
          </table:table-cell>
          <table:table-cell office:value-type="float" office:value="171.01" calcext:value-type="float">
            <text:p>171.01</text:p>
          </table:table-cell>
        </table:table-row>
        <table:table-row table:style-name="ro1">
          <table:table-cell office:value-type="float" office:value="1919041" calcext:value-type="float">
            <text:p>1919041</text:p>
          </table:table-cell>
          <table:table-cell table:formula="of:=[.A122]/1000/(60*60*24)" office:value-type="time" office:time-value="PT00H31M59.041S" calcext:value-type="time">
            <text:p>00:31:59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34.88" calcext:value-type="float">
            <text:p>134.88</text:p>
          </table:table-cell>
          <table:table-cell office:value-type="float" office:value="172.4" calcext:value-type="float">
            <text:p>172.4</text:p>
          </table:table-cell>
        </table:table-row>
        <table:table-row table:style-name="ro1">
          <table:table-cell office:value-type="float" office:value="1935041" calcext:value-type="float">
            <text:p>1935041</text:p>
          </table:table-cell>
          <table:table-cell table:formula="of:=[.A123]/1000/(60*60*24)" office:value-type="time" office:time-value="PT00H32M15.041S" calcext:value-type="time">
            <text:p>00:32:15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35.99" calcext:value-type="float">
            <text:p>135.99</text:p>
          </table:table-cell>
          <table:table-cell office:value-type="float" office:value="173.79" calcext:value-type="float">
            <text:p>173.79</text:p>
          </table:table-cell>
        </table:table-row>
        <table:table-row table:style-name="ro1">
          <table:table-cell office:value-type="float" office:value="1951041" calcext:value-type="float">
            <text:p>1951041</text:p>
          </table:table-cell>
          <table:table-cell table:formula="of:=[.A124]/1000/(60*60*24)" office:value-type="time" office:time-value="PT00H32M31.041S" calcext:value-type="time">
            <text:p>00:32:31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137.09" calcext:value-type="float">
            <text:p>137.09</text:p>
          </table:table-cell>
          <table:table-cell office:value-type="float" office:value="175.18" calcext:value-type="float">
            <text:p>175.18</text:p>
          </table:table-cell>
        </table:table-row>
        <table:table-row table:style-name="ro1">
          <table:table-cell office:value-type="float" office:value="1967041" calcext:value-type="float">
            <text:p>1967041</text:p>
          </table:table-cell>
          <table:table-cell table:formula="of:=[.A125]/1000/(60*60*24)" office:value-type="time" office:time-value="PT00H32M47.041S" calcext:value-type="time">
            <text:p>00:32:47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9" calcext:value-type="float">
            <text:p>312.59</text:p>
          </table:table-cell>
          <table:table-cell office:value-type="float" office:value="138.2" calcext:value-type="float">
            <text:p>138.2</text:p>
          </table:table-cell>
          <table:table-cell office:value-type="float" office:value="176.57" calcext:value-type="float">
            <text:p>176.57</text:p>
          </table:table-cell>
        </table:table-row>
        <table:table-row table:style-name="ro1">
          <table:table-cell office:value-type="float" office:value="1983041" calcext:value-type="float">
            <text:p>1983041</text:p>
          </table:table-cell>
          <table:table-cell table:formula="of:=[.A126]/1000/(60*60*24)" office:value-type="time" office:time-value="PT00H33M03.041S" calcext:value-type="time">
            <text:p>00:33:03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139.3" calcext:value-type="float">
            <text:p>139.3</text:p>
          </table:table-cell>
          <table:table-cell office:value-type="float" office:value="177.96" calcext:value-type="float">
            <text:p>177.96</text:p>
          </table:table-cell>
        </table:table-row>
        <table:table-row table:style-name="ro1">
          <table:table-cell office:value-type="float" office:value="1999041" calcext:value-type="float">
            <text:p>1999041</text:p>
          </table:table-cell>
          <table:table-cell table:formula="of:=[.A127]/1000/(60*60*24)" office:value-type="time" office:time-value="PT00H33M19.041S" calcext:value-type="time">
            <text:p>00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140.41" calcext:value-type="float">
            <text:p>140.41</text:p>
          </table:table-cell>
          <table:table-cell office:value-type="float" office:value="179.35" calcext:value-type="float">
            <text:p>179.35</text:p>
          </table:table-cell>
        </table:table-row>
        <table:table-row table:style-name="ro1">
          <table:table-cell office:value-type="float" office:value="2015041" calcext:value-type="float">
            <text:p>2015041</text:p>
          </table:table-cell>
          <table:table-cell table:formula="of:=[.A128]/1000/(60*60*24)" office:value-type="time" office:time-value="PT00H33M35.041S" calcext:value-type="time">
            <text:p>00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141.51" calcext:value-type="float">
            <text:p>141.51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2031041" calcext:value-type="float">
            <text:p>2031041</text:p>
          </table:table-cell>
          <table:table-cell table:formula="of:=[.A129]/1000/(60*60*24)" office:value-type="time" office:time-value="PT00H33M51.041S" calcext:value-type="time">
            <text:p>00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142.62" calcext:value-type="float">
            <text:p>142.62</text:p>
          </table:table-cell>
          <table:table-cell office:value-type="float" office:value="182.12" calcext:value-type="float">
            <text:p>182.12</text:p>
          </table:table-cell>
        </table:table-row>
        <table:table-row table:style-name="ro1">
          <table:table-cell office:value-type="float" office:value="2047041" calcext:value-type="float">
            <text:p>2047041</text:p>
          </table:table-cell>
          <table:table-cell table:formula="of:=[.A130]/1000/(60*60*24)" office:value-type="time" office:time-value="PT00H34M07.041S" calcext:value-type="time">
            <text:p>00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143.72" calcext:value-type="float">
            <text:p>143.72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2063041" calcext:value-type="float">
            <text:p>2063041</text:p>
          </table:table-cell>
          <table:table-cell table:formula="of:=[.A131]/1000/(60*60*24)" office:value-type="time" office:time-value="PT00H34M23.041S" calcext:value-type="time">
            <text:p>00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144.83" calcext:value-type="float">
            <text:p>144.83</text:p>
          </table:table-cell>
          <table:table-cell office:value-type="float" office:value="184.89" calcext:value-type="float">
            <text:p>184.89</text:p>
          </table:table-cell>
        </table:table-row>
        <table:table-row table:style-name="ro1">
          <table:table-cell office:value-type="float" office:value="2079041" calcext:value-type="float">
            <text:p>2079041</text:p>
          </table:table-cell>
          <table:table-cell table:formula="of:=[.A132]/1000/(60*60*24)" office:value-type="time" office:time-value="PT00H34M39.041S" calcext:value-type="time">
            <text:p>00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145.93" calcext:value-type="float">
            <text:p>145.93</text:p>
          </table:table-cell>
          <table:table-cell office:value-type="float" office:value="186.27" calcext:value-type="float">
            <text:p>186.27</text:p>
          </table:table-cell>
        </table:table-row>
        <table:table-row table:style-name="ro1">
          <table:table-cell office:value-type="float" office:value="2095041" calcext:value-type="float">
            <text:p>2095041</text:p>
          </table:table-cell>
          <table:table-cell table:formula="of:=[.A133]/1000/(60*60*24)" office:value-type="time" office:time-value="PT00H34M55.041S" calcext:value-type="time">
            <text:p>00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147.04" calcext:value-type="float">
            <text:p>147.04</text:p>
          </table:table-cell>
          <table:table-cell office:value-type="float" office:value="187.65" calcext:value-type="float">
            <text:p>187.65</text:p>
          </table:table-cell>
        </table:table-row>
        <table:table-row table:style-name="ro1">
          <table:table-cell office:value-type="float" office:value="2111041" calcext:value-type="float">
            <text:p>2111041</text:p>
          </table:table-cell>
          <table:table-cell table:formula="of:=[.A134]/1000/(60*60*24)" office:value-type="time" office:time-value="PT00H35M11.041S" calcext:value-type="time">
            <text:p>00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148.14" calcext:value-type="float">
            <text:p>148.14</text:p>
          </table:table-cell>
          <table:table-cell office:value-type="float" office:value="189.04" calcext:value-type="float">
            <text:p>189.04</text:p>
          </table:table-cell>
        </table:table-row>
        <table:table-row table:style-name="ro1">
          <table:table-cell office:value-type="float" office:value="2127041" calcext:value-type="float">
            <text:p>2127041</text:p>
          </table:table-cell>
          <table:table-cell table:formula="of:=[.A135]/1000/(60*60*24)" office:value-type="time" office:time-value="PT00H35M27.041S" calcext:value-type="time">
            <text:p>00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149.24" calcext:value-type="float">
            <text:p>149.24</text:p>
          </table:table-cell>
          <table:table-cell office:value-type="float" office:value="190.42" calcext:value-type="float">
            <text:p>190.42</text:p>
          </table:table-cell>
        </table:table-row>
        <table:table-row table:style-name="ro1">
          <table:table-cell office:value-type="float" office:value="2143041" calcext:value-type="float">
            <text:p>2143041</text:p>
          </table:table-cell>
          <table:table-cell table:formula="of:=[.A136]/1000/(60*60*24)" office:value-type="time" office:time-value="PT00H35M43.041S" calcext:value-type="time">
            <text:p>00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150.35" calcext:value-type="float">
            <text:p>150.35</text:p>
          </table:table-cell>
          <table:table-cell office:value-type="float" office:value="191.8" calcext:value-type="float">
            <text:p>191.8</text:p>
          </table:table-cell>
        </table:table-row>
        <table:table-row table:style-name="ro1">
          <table:table-cell office:value-type="float" office:value="2159041" calcext:value-type="float">
            <text:p>2159041</text:p>
          </table:table-cell>
          <table:table-cell table:formula="of:=[.A137]/1000/(60*60*24)" office:value-type="time" office:time-value="PT00H35M59.041S" calcext:value-type="time">
            <text:p>00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93.18" calcext:value-type="float">
            <text:p>193.18</text:p>
          </table:table-cell>
        </table:table-row>
        <table:table-row table:style-name="ro1">
          <table:table-cell office:value-type="float" office:value="2175041" calcext:value-type="float">
            <text:p>2175041</text:p>
          </table:table-cell>
          <table:table-cell table:formula="of:=[.A138]/1000/(60*60*24)" office:value-type="time" office:time-value="PT00H36M15.041S" calcext:value-type="time">
            <text:p>00:3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152.55" calcext:value-type="float">
            <text:p>152.55</text:p>
          </table:table-cell>
          <table:table-cell office:value-type="float" office:value="194.57" calcext:value-type="float">
            <text:p>194.57</text:p>
          </table:table-cell>
        </table:table-row>
        <table:table-row table:style-name="ro1">
          <table:table-cell office:value-type="float" office:value="2191041" calcext:value-type="float">
            <text:p>2191041</text:p>
          </table:table-cell>
          <table:table-cell table:formula="of:=[.A139]/1000/(60*60*24)" office:value-type="time" office:time-value="PT00H36M31.041S" calcext:value-type="time">
            <text:p>00:3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153.66" calcext:value-type="float">
            <text:p>153.66</text:p>
          </table:table-cell>
          <table:table-cell office:value-type="float" office:value="195.95" calcext:value-type="float">
            <text:p>195.95</text:p>
          </table:table-cell>
        </table:table-row>
        <table:table-row table:style-name="ro1">
          <table:table-cell office:value-type="float" office:value="2207041" calcext:value-type="float">
            <text:p>2207041</text:p>
          </table:table-cell>
          <table:table-cell table:formula="of:=[.A140]/1000/(60*60*24)" office:value-type="time" office:time-value="PT00H36M47.041S" calcext:value-type="time">
            <text:p>00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154.76" calcext:value-type="float">
            <text:p>154.76</text:p>
          </table:table-cell>
          <table:table-cell office:value-type="float" office:value="197.33" calcext:value-type="float">
            <text:p>197.33</text:p>
          </table:table-cell>
        </table:table-row>
        <table:table-row table:style-name="ro1">
          <table:table-cell office:value-type="float" office:value="2223041" calcext:value-type="float">
            <text:p>2223041</text:p>
          </table:table-cell>
          <table:table-cell table:formula="of:=[.A141]/1000/(60*60*24)" office:value-type="time" office:time-value="PT00H37M03.041S" calcext:value-type="time">
            <text:p>00:3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155.86" calcext:value-type="float">
            <text:p>155.86</text:p>
          </table:table-cell>
          <table:table-cell office:value-type="float" office:value="198.71" calcext:value-type="float">
            <text:p>198.71</text:p>
          </table:table-cell>
        </table:table-row>
        <table:table-row table:style-name="ro1">
          <table:table-cell office:value-type="float" office:value="2239041" calcext:value-type="float">
            <text:p>2239041</text:p>
          </table:table-cell>
          <table:table-cell table:formula="of:=[.A142]/1000/(60*60*24)" office:value-type="time" office:time-value="PT00H37M19.041S" calcext:value-type="time">
            <text:p>00:3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156.96" calcext:value-type="float">
            <text:p>156.96</text:p>
          </table:table-cell>
          <table:table-cell office:value-type="float" office:value="200.09" calcext:value-type="float">
            <text:p>200.09</text:p>
          </table:table-cell>
        </table:table-row>
        <table:table-row table:style-name="ro1">
          <table:table-cell office:value-type="float" office:value="2255041" calcext:value-type="float">
            <text:p>2255041</text:p>
          </table:table-cell>
          <table:table-cell table:formula="of:=[.A143]/1000/(60*60*24)" office:value-type="time" office:time-value="PT00H37M35.041S" calcext:value-type="time">
            <text:p>00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58.06" calcext:value-type="float">
            <text:p>158.06</text:p>
          </table:table-cell>
          <table:table-cell office:value-type="float" office:value="201.47" calcext:value-type="float">
            <text:p>201.47</text:p>
          </table:table-cell>
        </table:table-row>
        <table:table-row table:style-name="ro1">
          <table:table-cell office:value-type="float" office:value="2271041" calcext:value-type="float">
            <text:p>2271041</text:p>
          </table:table-cell>
          <table:table-cell table:formula="of:=[.A144]/1000/(60*60*24)" office:value-type="time" office:time-value="PT00H37M51.041S" calcext:value-type="time">
            <text:p>00:3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59.17" calcext:value-type="float">
            <text:p>159.17</text:p>
          </table:table-cell>
          <table:table-cell office:value-type="float" office:value="202.85" calcext:value-type="float">
            <text:p>202.85</text:p>
          </table:table-cell>
        </table:table-row>
        <table:table-row table:style-name="ro1">
          <table:table-cell office:value-type="float" office:value="2287041" calcext:value-type="float">
            <text:p>2287041</text:p>
          </table:table-cell>
          <table:table-cell table:formula="of:=[.A145]/1000/(60*60*24)" office:value-type="time" office:time-value="PT00H38M07.041S" calcext:value-type="time">
            <text:p>00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7" calcext:value-type="float">
            <text:p>309.57</text:p>
          </table:table-cell>
          <table:table-cell office:value-type="float" office:value="160.27" calcext:value-type="float">
            <text:p>160.27</text:p>
          </table:table-cell>
          <table:table-cell office:value-type="float" office:value="204.22" calcext:value-type="float">
            <text:p>204.22</text:p>
          </table:table-cell>
        </table:table-row>
        <table:table-row table:style-name="ro1">
          <table:table-cell office:value-type="float" office:value="2303041" calcext:value-type="float">
            <text:p>2303041</text:p>
          </table:table-cell>
          <table:table-cell table:formula="of:=[.A146]/1000/(60*60*24)" office:value-type="time" office:time-value="PT00H38M23.041S" calcext:value-type="time">
            <text:p>00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161.37" calcext:value-type="float">
            <text:p>161.37</text:p>
          </table:table-cell>
          <table:table-cell office:value-type="float" office:value="205.6" calcext:value-type="float">
            <text:p>205.6</text:p>
          </table:table-cell>
        </table:table-row>
        <table:table-row table:style-name="ro1">
          <table:table-cell office:value-type="float" office:value="2319041" calcext:value-type="float">
            <text:p>2319041</text:p>
          </table:table-cell>
          <table:table-cell table:formula="of:=[.A147]/1000/(60*60*24)" office:value-type="time" office:time-value="PT00H38M39.041S" calcext:value-type="time">
            <text:p>00:3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162.47" calcext:value-type="float">
            <text:p>162.47</text:p>
          </table:table-cell>
          <table:table-cell office:value-type="float" office:value="206.98" calcext:value-type="float">
            <text:p>206.98</text:p>
          </table:table-cell>
        </table:table-row>
        <table:table-row table:style-name="ro1">
          <table:table-cell office:value-type="float" office:value="2335041" calcext:value-type="float">
            <text:p>2335041</text:p>
          </table:table-cell>
          <table:table-cell table:formula="of:=[.A148]/1000/(60*60*24)" office:value-type="time" office:time-value="PT00H38M55.041S" calcext:value-type="time">
            <text:p>00:3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163.57" calcext:value-type="float">
            <text:p>163.57</text:p>
          </table:table-cell>
          <table:table-cell office:value-type="float" office:value="208.35" calcext:value-type="float">
            <text:p>208.35</text:p>
          </table:table-cell>
        </table:table-row>
        <table:table-row table:style-name="ro1">
          <table:table-cell office:value-type="float" office:value="2351041" calcext:value-type="float">
            <text:p>2351041</text:p>
          </table:table-cell>
          <table:table-cell table:formula="of:=[.A149]/1000/(60*60*24)" office:value-type="time" office:time-value="PT00H39M11.041S" calcext:value-type="time">
            <text:p>00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164.67" calcext:value-type="float">
            <text:p>164.67</text:p>
          </table:table-cell>
          <table:table-cell office:value-type="float" office:value="209.73" calcext:value-type="float">
            <text:p>209.73</text:p>
          </table:table-cell>
        </table:table-row>
        <table:table-row table:style-name="ro1">
          <table:table-cell office:value-type="float" office:value="2367041" calcext:value-type="float">
            <text:p>2367041</text:p>
          </table:table-cell>
          <table:table-cell table:formula="of:=[.A150]/1000/(60*60*24)" office:value-type="time" office:time-value="PT00H39M27.041S" calcext:value-type="time">
            <text:p>00:3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165.77" calcext:value-type="float">
            <text:p>165.77</text:p>
          </table:table-cell>
          <table:table-cell office:value-type="float" office:value="211.1" calcext:value-type="float">
            <text:p>211.1</text:p>
          </table:table-cell>
        </table:table-row>
        <table:table-row table:style-name="ro1">
          <table:table-cell office:value-type="float" office:value="2383041" calcext:value-type="float">
            <text:p>2383041</text:p>
          </table:table-cell>
          <table:table-cell table:formula="of:=[.A151]/1000/(60*60*24)" office:value-type="time" office:time-value="PT00H39M43.041S" calcext:value-type="time">
            <text:p>00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166.87" calcext:value-type="float">
            <text:p>166.87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>
          <table:table-cell office:value-type="float" office:value="2399041" calcext:value-type="float">
            <text:p>2399041</text:p>
          </table:table-cell>
          <table:table-cell table:formula="of:=[.A152]/1000/(60*60*24)" office:value-type="time" office:time-value="PT00H39M59.041S" calcext:value-type="time">
            <text:p>00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167.97" calcext:value-type="float">
            <text:p>167.97</text:p>
          </table:table-cell>
          <table:table-cell office:value-type="float" office:value="213.85" calcext:value-type="float">
            <text:p>213.85</text:p>
          </table:table-cell>
        </table:table-row>
        <table:table-row table:style-name="ro1">
          <table:table-cell office:value-type="float" office:value="2415041" calcext:value-type="float">
            <text:p>2415041</text:p>
          </table:table-cell>
          <table:table-cell table:formula="of:=[.A153]/1000/(60*60*24)" office:value-type="time" office:time-value="PT00H40M15.041S" calcext:value-type="time">
            <text:p>00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169.07" calcext:value-type="float">
            <text:p>169.07</text:p>
          </table:table-cell>
          <table:table-cell office:value-type="float" office:value="215.22" calcext:value-type="float">
            <text:p>215.22</text:p>
          </table:table-cell>
        </table:table-row>
        <table:table-row table:style-name="ro1">
          <table:table-cell office:value-type="float" office:value="2431041" calcext:value-type="float">
            <text:p>2431041</text:p>
          </table:table-cell>
          <table:table-cell table:formula="of:=[.A154]/1000/(60*60*24)" office:value-type="time" office:time-value="PT00H40M31.041S" calcext:value-type="time">
            <text:p>00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70.17" calcext:value-type="float">
            <text:p>170.17</text:p>
          </table:table-cell>
          <table:table-cell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2447041" calcext:value-type="float">
            <text:p>2447041</text:p>
          </table:table-cell>
          <table:table-cell table:formula="of:=[.A155]/1000/(60*60*24)" office:value-type="time" office:time-value="PT00H40M47.041S" calcext:value-type="time">
            <text:p>00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171.27" calcext:value-type="float">
            <text:p>171.27</text:p>
          </table:table-cell>
          <table:table-cell office:value-type="float" office:value="217.97" calcext:value-type="float">
            <text:p>217.97</text:p>
          </table:table-cell>
        </table:table-row>
        <table:table-row table:style-name="ro1">
          <table:table-cell office:value-type="float" office:value="2463041" calcext:value-type="float">
            <text:p>2463041</text:p>
          </table:table-cell>
          <table:table-cell table:formula="of:=[.A156]/1000/(60*60*24)" office:value-type="time" office:time-value="PT00H41M03.041S" calcext:value-type="time">
            <text:p>00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72.37" calcext:value-type="float">
            <text:p>172.37</text:p>
          </table:table-cell>
          <table:table-cell office:value-type="float" office:value="219.34" calcext:value-type="float">
            <text:p>219.34</text:p>
          </table:table-cell>
        </table:table-row>
        <table:table-row table:style-name="ro1">
          <table:table-cell office:value-type="float" office:value="2479041" calcext:value-type="float">
            <text:p>2479041</text:p>
          </table:table-cell>
          <table:table-cell table:formula="of:=[.A157]/1000/(60*60*24)" office:value-type="time" office:time-value="PT00H41M19.041S" calcext:value-type="time">
            <text:p>00:4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73.47" calcext:value-type="float">
            <text:p>173.47</text:p>
          </table:table-cell>
          <table:table-cell office:value-type="float" office:value="220.72" calcext:value-type="float">
            <text:p>220.72</text:p>
          </table:table-cell>
        </table:table-row>
        <table:table-row table:style-name="ro1">
          <table:table-cell office:value-type="float" office:value="2495041" calcext:value-type="float">
            <text:p>2495041</text:p>
          </table:table-cell>
          <table:table-cell table:formula="of:=[.A158]/1000/(60*60*24)" office:value-type="time" office:time-value="PT00H41M35.041S" calcext:value-type="time">
            <text:p>00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174.57" calcext:value-type="float">
            <text:p>174.57</text:p>
          </table:table-cell>
          <table:table-cell office:value-type="float" office:value="222.09" calcext:value-type="float">
            <text:p>222.09</text:p>
          </table:table-cell>
        </table:table-row>
        <table:table-row table:style-name="ro1">
          <table:table-cell office:value-type="float" office:value="2511041" calcext:value-type="float">
            <text:p>2511041</text:p>
          </table:table-cell>
          <table:table-cell table:formula="of:=[.A159]/1000/(60*60*24)" office:value-type="time" office:time-value="PT00H41M51.041S" calcext:value-type="time">
            <text:p>00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175.67" calcext:value-type="float">
            <text:p>175.67</text:p>
          </table:table-cell>
          <table:table-cell office:value-type="float" office:value="223.46" calcext:value-type="float">
            <text:p>223.46</text:p>
          </table:table-cell>
        </table:table-row>
        <table:table-row table:style-name="ro1">
          <table:table-cell office:value-type="float" office:value="2527041" calcext:value-type="float">
            <text:p>2527041</text:p>
          </table:table-cell>
          <table:table-cell table:formula="of:=[.A160]/1000/(60*60*24)" office:value-type="time" office:time-value="PT00H42M07.041S" calcext:value-type="time">
            <text:p>00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176.77" calcext:value-type="float">
            <text:p>176.77</text:p>
          </table:table-cell>
          <table:table-cell office:value-type="float" office:value="224.83" calcext:value-type="float">
            <text:p>224.83</text:p>
          </table:table-cell>
        </table:table-row>
        <table:table-row table:style-name="ro1">
          <table:table-cell office:value-type="float" office:value="2543041" calcext:value-type="float">
            <text:p>2543041</text:p>
          </table:table-cell>
          <table:table-cell table:formula="of:=[.A161]/1000/(60*60*24)" office:value-type="time" office:time-value="PT00H42M23.041S" calcext:value-type="time">
            <text:p>00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177.87" calcext:value-type="float">
            <text:p>177.87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2559041" calcext:value-type="float">
            <text:p>2559041</text:p>
          </table:table-cell>
          <table:table-cell table:formula="of:=[.A162]/1000/(60*60*24)" office:value-type="time" office:time-value="PT00H42M39.041S" calcext:value-type="time">
            <text:p>00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178.97" calcext:value-type="float">
            <text:p>178.97</text:p>
          </table:table-cell>
          <table:table-cell office:value-type="float" office:value="227.58" calcext:value-type="float">
            <text:p>227.58</text:p>
          </table:table-cell>
        </table:table-row>
        <table:table-row table:style-name="ro1">
          <table:table-cell office:value-type="float" office:value="2575041" calcext:value-type="float">
            <text:p>2575041</text:p>
          </table:table-cell>
          <table:table-cell table:formula="of:=[.A163]/1000/(60*60*24)" office:value-type="time" office:time-value="PT00H42M55.041S" calcext:value-type="time">
            <text:p>00:4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180.06" calcext:value-type="float">
            <text:p>180.06</text:p>
          </table:table-cell>
          <table:table-cell office:value-type="float" office:value="228.95" calcext:value-type="float">
            <text:p>228.95</text:p>
          </table:table-cell>
        </table:table-row>
        <table:table-row table:style-name="ro1">
          <table:table-cell office:value-type="float" office:value="2591041" calcext:value-type="float">
            <text:p>2591041</text:p>
          </table:table-cell>
          <table:table-cell table:formula="of:=[.A164]/1000/(60*60*24)" office:value-type="time" office:time-value="PT00H43M11.041S" calcext:value-type="time">
            <text:p>00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181.16" calcext:value-type="float">
            <text:p>181.16</text:p>
          </table:table-cell>
          <table:table-cell office:value-type="float" office:value="230.31" calcext:value-type="float">
            <text:p>230.31</text:p>
          </table:table-cell>
        </table:table-row>
        <table:table-row table:style-name="ro1">
          <table:table-cell office:value-type="float" office:value="2607041" calcext:value-type="float">
            <text:p>2607041</text:p>
          </table:table-cell>
          <table:table-cell table:formula="of:=[.A165]/1000/(60*60*24)" office:value-type="time" office:time-value="PT00H43M27.041S" calcext:value-type="time">
            <text:p>00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182.26" calcext:value-type="float">
            <text:p>182.26</text:p>
          </table:table-cell>
          <table:table-cell office:value-type="float" office:value="231.68" calcext:value-type="float">
            <text:p>231.68</text:p>
          </table:table-cell>
        </table:table-row>
        <table:table-row table:style-name="ro1">
          <table:table-cell office:value-type="float" office:value="2623041" calcext:value-type="float">
            <text:p>2623041</text:p>
          </table:table-cell>
          <table:table-cell table:formula="of:=[.A166]/1000/(60*60*24)" office:value-type="time" office:time-value="PT00H43M43.041S" calcext:value-type="time">
            <text:p>00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2" calcext:value-type="float">
            <text:p>307.32</text:p>
          </table:table-cell>
          <table:table-cell office:value-type="float" office:value="183.36" calcext:value-type="float">
            <text:p>183.36</text:p>
          </table:table-cell>
          <table:table-cell office:value-type="float" office:value="233.05" calcext:value-type="float">
            <text:p>233.05</text:p>
          </table:table-cell>
        </table:table-row>
        <table:table-row table:style-name="ro1">
          <table:table-cell office:value-type="float" office:value="2639041" calcext:value-type="float">
            <text:p>2639041</text:p>
          </table:table-cell>
          <table:table-cell table:formula="of:=[.A167]/1000/(60*60*24)" office:value-type="time" office:time-value="PT00H43M59.041S" calcext:value-type="time">
            <text:p>00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184.45" calcext:value-type="float">
            <text:p>184.45</text:p>
          </table:table-cell>
          <table:table-cell office:value-type="float" office:value="234.42" calcext:value-type="float">
            <text:p>234.42</text:p>
          </table:table-cell>
        </table:table-row>
        <table:table-row table:style-name="ro1">
          <table:table-cell office:value-type="float" office:value="2655041" calcext:value-type="float">
            <text:p>2655041</text:p>
          </table:table-cell>
          <table:table-cell table:formula="of:=[.A168]/1000/(60*60*24)" office:value-type="time" office:time-value="PT00H44M15.041S" calcext:value-type="time">
            <text:p>00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185.55" calcext:value-type="float">
            <text:p>185.55</text:p>
          </table:table-cell>
          <table:table-cell office:value-type="float" office:value="235.78" calcext:value-type="float">
            <text:p>235.78</text:p>
          </table:table-cell>
        </table:table-row>
        <table:table-row table:style-name="ro1">
          <table:table-cell office:value-type="float" office:value="2671041" calcext:value-type="float">
            <text:p>2671041</text:p>
          </table:table-cell>
          <table:table-cell table:formula="of:=[.A169]/1000/(60*60*24)" office:value-type="time" office:time-value="PT00H44M31.041S" calcext:value-type="time">
            <text:p>00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186.65" calcext:value-type="float">
            <text:p>186.65</text:p>
          </table:table-cell>
          <table:table-cell office:value-type="float" office:value="237.15" calcext:value-type="float">
            <text:p>237.15</text:p>
          </table:table-cell>
        </table:table-row>
        <table:table-row table:style-name="ro1">
          <table:table-cell office:value-type="float" office:value="2687041" calcext:value-type="float">
            <text:p>2687041</text:p>
          </table:table-cell>
          <table:table-cell table:formula="of:=[.A170]/1000/(60*60*24)" office:value-type="time" office:time-value="PT00H44M47.041S" calcext:value-type="time">
            <text:p>00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187.75" calcext:value-type="float">
            <text:p>187.75</text:p>
          </table:table-cell>
          <table:table-cell office:value-type="float" office:value="238.52" calcext:value-type="float">
            <text:p>238.52</text:p>
          </table:table-cell>
        </table:table-row>
        <table:table-row table:style-name="ro1">
          <table:table-cell office:value-type="float" office:value="2703041" calcext:value-type="float">
            <text:p>2703041</text:p>
          </table:table-cell>
          <table:table-cell table:formula="of:=[.A171]/1000/(60*60*24)" office:value-type="time" office:time-value="PT00H45M03.041S" calcext:value-type="time">
            <text:p>00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8" calcext:value-type="float">
            <text:p>307.18</text:p>
          </table:table-cell>
          <table:table-cell office:value-type="float" office:value="188.84" calcext:value-type="float">
            <text:p>188.84</text:p>
          </table:table-cell>
          <table:table-cell office:value-type="float" office:value="239.88" calcext:value-type="float">
            <text:p>239.88</text:p>
          </table:table-cell>
        </table:table-row>
        <table:table-row table:style-name="ro1">
          <table:table-cell office:value-type="float" office:value="2719041" calcext:value-type="float">
            <text:p>2719041</text:p>
          </table:table-cell>
          <table:table-cell table:formula="of:=[.A172]/1000/(60*60*24)" office:value-type="time" office:time-value="PT00H45M19.041S" calcext:value-type="time">
            <text:p>00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189.94" calcext:value-type="float">
            <text:p>189.94</text:p>
          </table:table-cell>
          <table:table-cell office:value-type="float" office:value="241.25" calcext:value-type="float">
            <text:p>241.25</text:p>
          </table:table-cell>
        </table:table-row>
        <table:table-row table:style-name="ro1">
          <table:table-cell office:value-type="float" office:value="2735041" calcext:value-type="float">
            <text:p>2735041</text:p>
          </table:table-cell>
          <table:table-cell table:formula="of:=[.A173]/1000/(60*60*24)" office:value-type="time" office:time-value="PT00H45M35.041S" calcext:value-type="time">
            <text:p>00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191.04" calcext:value-type="float">
            <text:p>191.04</text:p>
          </table:table-cell>
          <table:table-cell office:value-type="float" office:value="242.61" calcext:value-type="float">
            <text:p>242.61</text:p>
          </table:table-cell>
        </table:table-row>
        <table:table-row table:style-name="ro1">
          <table:table-cell office:value-type="float" office:value="2751041" calcext:value-type="float">
            <text:p>2751041</text:p>
          </table:table-cell>
          <table:table-cell table:formula="of:=[.A174]/1000/(60*60*24)" office:value-type="time" office:time-value="PT00H45M51.041S" calcext:value-type="time">
            <text:p>00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192.13" calcext:value-type="float">
            <text:p>192.13</text:p>
          </table:table-cell>
          <table:table-cell office:value-type="float" office:value="243.98" calcext:value-type="float">
            <text:p>243.98</text:p>
          </table:table-cell>
        </table:table-row>
        <table:table-row table:style-name="ro1">
          <table:table-cell office:value-type="float" office:value="2767041" calcext:value-type="float">
            <text:p>2767041</text:p>
          </table:table-cell>
          <table:table-cell table:formula="of:=[.A175]/1000/(60*60*24)" office:value-type="time" office:time-value="PT00H46M07.041S" calcext:value-type="time">
            <text:p>00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45.34" calcext:value-type="float">
            <text:p>245.34</text:p>
          </table:table-cell>
        </table:table-row>
        <table:table-row table:style-name="ro1">
          <table:table-cell office:value-type="float" office:value="2783041" calcext:value-type="float">
            <text:p>2783041</text:p>
          </table:table-cell>
          <table:table-cell table:formula="of:=[.A176]/1000/(60*60*24)" office:value-type="time" office:time-value="PT00H46M23.041S" calcext:value-type="time">
            <text:p>00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194.33" calcext:value-type="float">
            <text:p>194.33</text:p>
          </table:table-cell>
          <table:table-cell office:value-type="float" office:value="246.71" calcext:value-type="float">
            <text:p>246.71</text:p>
          </table:table-cell>
        </table:table-row>
        <table:table-row table:style-name="ro1">
          <table:table-cell office:value-type="float" office:value="2799041" calcext:value-type="float">
            <text:p>2799041</text:p>
          </table:table-cell>
          <table:table-cell table:formula="of:=[.A177]/1000/(60*60*24)" office:value-type="time" office:time-value="PT00H46M39.041S" calcext:value-type="time">
            <text:p>00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195.42" calcext:value-type="float">
            <text:p>195.42</text:p>
          </table:table-cell>
          <table:table-cell office:value-type="float" office:value="248.07" calcext:value-type="float">
            <text:p>248.07</text:p>
          </table:table-cell>
        </table:table-row>
        <table:table-row table:style-name="ro1">
          <table:table-cell office:value-type="float" office:value="2815041" calcext:value-type="float">
            <text:p>2815041</text:p>
          </table:table-cell>
          <table:table-cell table:formula="of:=[.A178]/1000/(60*60*24)" office:value-type="time" office:time-value="PT00H46M55.041S" calcext:value-type="time">
            <text:p>00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196.52" calcext:value-type="float">
            <text:p>196.52</text:p>
          </table:table-cell>
          <table:table-cell office:value-type="float" office:value="249.43" calcext:value-type="float">
            <text:p>249.43</text:p>
          </table:table-cell>
        </table:table-row>
        <table:table-row table:style-name="ro1">
          <table:table-cell office:value-type="float" office:value="2831041" calcext:value-type="float">
            <text:p>2831041</text:p>
          </table:table-cell>
          <table:table-cell table:formula="of:=[.A179]/1000/(60*60*24)" office:value-type="time" office:time-value="PT00H47M11.041S" calcext:value-type="time">
            <text:p>00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197.61" calcext:value-type="float">
            <text:p>197.61</text:p>
          </table:table-cell>
          <table:table-cell office:value-type="float" office:value="250.8" calcext:value-type="float">
            <text:p>250.8</text:p>
          </table:table-cell>
        </table:table-row>
        <table:table-row table:style-name="ro1">
          <table:table-cell office:value-type="float" office:value="2847041" calcext:value-type="float">
            <text:p>2847041</text:p>
          </table:table-cell>
          <table:table-cell table:formula="of:=[.A180]/1000/(60*60*24)" office:value-type="time" office:time-value="PT00H47M27.041S" calcext:value-type="time">
            <text:p>00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198.71" calcext:value-type="float">
            <text:p>198.71</text:p>
          </table:table-cell>
          <table:table-cell office:value-type="float" office:value="252.16" calcext:value-type="float">
            <text:p>252.16</text:p>
          </table:table-cell>
        </table:table-row>
        <table:table-row table:style-name="ro1">
          <table:table-cell office:value-type="float" office:value="2863041" calcext:value-type="float">
            <text:p>2863041</text:p>
          </table:table-cell>
          <table:table-cell table:formula="of:=[.A181]/1000/(60*60*24)" office:value-type="time" office:time-value="PT00H47M43.041S" calcext:value-type="time">
            <text:p>00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199.8" calcext:value-type="float">
            <text:p>199.8</text:p>
          </table:table-cell>
          <table:table-cell office:value-type="float" office:value="253.52" calcext:value-type="float">
            <text:p>253.52</text:p>
          </table:table-cell>
        </table:table-row>
        <table:table-row table:style-name="ro1">
          <table:table-cell office:value-type="float" office:value="2879041" calcext:value-type="float">
            <text:p>2879041</text:p>
          </table:table-cell>
          <table:table-cell table:formula="of:=[.A182]/1000/(60*60*24)" office:value-type="time" office:time-value="PT00H47M59.041S" calcext:value-type="time">
            <text:p>00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00.9" calcext:value-type="float">
            <text:p>200.9</text:p>
          </table:table-cell>
          <table:table-cell office:value-type="float" office:value="254.89" calcext:value-type="float">
            <text:p>254.89</text:p>
          </table:table-cell>
        </table:table-row>
        <table:table-row table:style-name="ro1">
          <table:table-cell office:value-type="float" office:value="2895041" calcext:value-type="float">
            <text:p>2895041</text:p>
          </table:table-cell>
          <table:table-cell table:formula="of:=[.A183]/1000/(60*60*24)" office:value-type="time" office:time-value="PT00H48M15.041S" calcext:value-type="time">
            <text:p>00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01.99" calcext:value-type="float">
            <text:p>201.99</text:p>
          </table:table-cell>
          <table:table-cell office:value-type="float" office:value="256.25" calcext:value-type="float">
            <text:p>256.25</text:p>
          </table:table-cell>
        </table:table-row>
        <table:table-row table:style-name="ro1">
          <table:table-cell office:value-type="float" office:value="2911041" calcext:value-type="float">
            <text:p>2911041</text:p>
          </table:table-cell>
          <table:table-cell table:formula="of:=[.A184]/1000/(60*60*24)" office:value-type="time" office:time-value="PT00H48M31.041S" calcext:value-type="time">
            <text:p>00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03.09" calcext:value-type="float">
            <text:p>203.09</text:p>
          </table:table-cell>
          <table:table-cell office:value-type="float" office:value="257.61" calcext:value-type="float">
            <text:p>257.61</text:p>
          </table:table-cell>
        </table:table-row>
        <table:table-row table:style-name="ro1">
          <table:table-cell office:value-type="float" office:value="2927041" calcext:value-type="float">
            <text:p>2927041</text:p>
          </table:table-cell>
          <table:table-cell table:formula="of:=[.A185]/1000/(60*60*24)" office:value-type="time" office:time-value="PT00H48M47.041S" calcext:value-type="time">
            <text:p>00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04.18" calcext:value-type="float">
            <text:p>204.18</text:p>
          </table:table-cell>
          <table:table-cell office:value-type="float" office:value="258.97" calcext:value-type="float">
            <text:p>258.97</text:p>
          </table:table-cell>
        </table:table-row>
        <table:table-row table:style-name="ro1">
          <table:table-cell office:value-type="float" office:value="2943041" calcext:value-type="float">
            <text:p>2943041</text:p>
          </table:table-cell>
          <table:table-cell table:formula="of:=[.A186]/1000/(60*60*24)" office:value-type="time" office:time-value="PT00H49M03.041S" calcext:value-type="time">
            <text:p>00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205.28" calcext:value-type="float">
            <text:p>205.28</text:p>
          </table:table-cell>
          <table:table-cell office:value-type="float" office:value="260.33" calcext:value-type="float">
            <text:p>260.33</text:p>
          </table:table-cell>
        </table:table-row>
        <table:table-row table:style-name="ro1">
          <table:table-cell office:value-type="float" office:value="2959041" calcext:value-type="float">
            <text:p>2959041</text:p>
          </table:table-cell>
          <table:table-cell table:formula="of:=[.A187]/1000/(60*60*24)" office:value-type="time" office:time-value="PT00H49M19.041S" calcext:value-type="time">
            <text:p>00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206.37" calcext:value-type="float">
            <text:p>206.37</text:p>
          </table:table-cell>
          <table:table-cell office:value-type="float" office:value="261.69" calcext:value-type="float">
            <text:p>261.69</text:p>
          </table:table-cell>
        </table:table-row>
        <table:table-row table:style-name="ro1">
          <table:table-cell office:value-type="float" office:value="2975041" calcext:value-type="float">
            <text:p>2975041</text:p>
          </table:table-cell>
          <table:table-cell table:formula="of:=[.A188]/1000/(60*60*24)" office:value-type="time" office:time-value="PT00H49M35.041S" calcext:value-type="time">
            <text:p>00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07.47" calcext:value-type="float">
            <text:p>207.47</text:p>
          </table:table-cell>
          <table:table-cell office:value-type="float" office:value="263.05" calcext:value-type="float">
            <text:p>263.05</text:p>
          </table:table-cell>
        </table:table-row>
        <table:table-row table:style-name="ro1">
          <table:table-cell office:value-type="float" office:value="2991041" calcext:value-type="float">
            <text:p>2991041</text:p>
          </table:table-cell>
          <table:table-cell table:formula="of:=[.A189]/1000/(60*60*24)" office:value-type="time" office:time-value="PT00H49M51.041S" calcext:value-type="time">
            <text:p>00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08.56" calcext:value-type="float">
            <text:p>208.56</text:p>
          </table:table-cell>
          <table:table-cell office:value-type="float" office:value="264.41" calcext:value-type="float">
            <text:p>264.41</text:p>
          </table:table-cell>
        </table:table-row>
        <table:table-row table:style-name="ro1">
          <table:table-cell office:value-type="float" office:value="3007041" calcext:value-type="float">
            <text:p>3007041</text:p>
          </table:table-cell>
          <table:table-cell table:formula="of:=[.A190]/1000/(60*60*24)" office:value-type="time" office:time-value="PT00H50M07.041S" calcext:value-type="time">
            <text:p>00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209.65" calcext:value-type="float">
            <text:p>209.65</text:p>
          </table:table-cell>
          <table:table-cell office:value-type="float" office:value="265.77" calcext:value-type="float">
            <text:p>265.77</text:p>
          </table:table-cell>
        </table:table-row>
        <table:table-row table:style-name="ro1">
          <table:table-cell office:value-type="float" office:value="3023041" calcext:value-type="float">
            <text:p>3023041</text:p>
          </table:table-cell>
          <table:table-cell table:formula="of:=[.A191]/1000/(60*60*24)" office:value-type="time" office:time-value="PT00H50M23.041S" calcext:value-type="time">
            <text:p>00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210.75" calcext:value-type="float">
            <text:p>210.75</text:p>
          </table:table-cell>
          <table:table-cell office:value-type="float" office:value="267.13" calcext:value-type="float">
            <text:p>267.13</text:p>
          </table:table-cell>
        </table:table-row>
        <table:table-row table:style-name="ro1">
          <table:table-cell office:value-type="float" office:value="3039041" calcext:value-type="float">
            <text:p>3039041</text:p>
          </table:table-cell>
          <table:table-cell table:formula="of:=[.A192]/1000/(60*60*24)" office:value-type="time" office:time-value="PT00H50M39.041S" calcext:value-type="time">
            <text:p>00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11.84" calcext:value-type="float">
            <text:p>211.84</text:p>
          </table:table-cell>
          <table:table-cell office:value-type="float" office:value="268.49" calcext:value-type="float">
            <text:p>268.49</text:p>
          </table:table-cell>
        </table:table-row>
        <table:table-row table:style-name="ro1">
          <table:table-cell office:value-type="float" office:value="3055041" calcext:value-type="float">
            <text:p>3055041</text:p>
          </table:table-cell>
          <table:table-cell table:formula="of:=[.A193]/1000/(60*60*24)" office:value-type="time" office:time-value="PT00H50M55.041S" calcext:value-type="time">
            <text:p>00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12.93" calcext:value-type="float">
            <text:p>212.93</text:p>
          </table:table-cell>
          <table:table-cell office:value-type="float" office:value="269.85" calcext:value-type="float">
            <text:p>269.85</text:p>
          </table:table-cell>
        </table:table-row>
        <table:table-row table:style-name="ro1">
          <table:table-cell office:value-type="float" office:value="3071041" calcext:value-type="float">
            <text:p>3071041</text:p>
          </table:table-cell>
          <table:table-cell table:formula="of:=[.A194]/1000/(60*60*24)" office:value-type="time" office:time-value="PT00H51M11.041S" calcext:value-type="time">
            <text:p>00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14.03" calcext:value-type="float">
            <text:p>214.03</text:p>
          </table:table-cell>
          <table:table-cell office:value-type="float" office:value="271.2" calcext:value-type="float">
            <text:p>271.2</text:p>
          </table:table-cell>
        </table:table-row>
        <table:table-row table:style-name="ro1">
          <table:table-cell office:value-type="float" office:value="3087041" calcext:value-type="float">
            <text:p>3087041</text:p>
          </table:table-cell>
          <table:table-cell table:formula="of:=[.A195]/1000/(60*60*24)" office:value-type="time" office:time-value="PT00H51M27.041S" calcext:value-type="time">
            <text:p>00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15.12" calcext:value-type="float">
            <text:p>215.12</text:p>
          </table:table-cell>
          <table:table-cell office:value-type="float" office:value="272.56" calcext:value-type="float">
            <text:p>272.56</text:p>
          </table:table-cell>
        </table:table-row>
        <table:table-row table:style-name="ro1">
          <table:table-cell office:value-type="float" office:value="3103041" calcext:value-type="float">
            <text:p>3103041</text:p>
          </table:table-cell>
          <table:table-cell table:formula="of:=[.A196]/1000/(60*60*24)" office:value-type="time" office:time-value="PT00H51M43.041S" calcext:value-type="time">
            <text:p>00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16.21" calcext:value-type="float">
            <text:p>216.21</text:p>
          </table:table-cell>
          <table:table-cell office:value-type="float" office:value="273.92" calcext:value-type="float">
            <text:p>273.92</text:p>
          </table:table-cell>
        </table:table-row>
        <table:table-row table:style-name="ro1">
          <table:table-cell office:value-type="float" office:value="3119041" calcext:value-type="float">
            <text:p>3119041</text:p>
          </table:table-cell>
          <table:table-cell table:formula="of:=[.A197]/1000/(60*60*24)" office:value-type="time" office:time-value="PT00H51M59.041S" calcext:value-type="time">
            <text:p>00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17.31" calcext:value-type="float">
            <text:p>217.31</text:p>
          </table:table-cell>
          <table:table-cell office:value-type="float" office:value="275.27" calcext:value-type="float">
            <text:p>275.27</text:p>
          </table:table-cell>
        </table:table-row>
        <table:table-row table:style-name="ro1">
          <table:table-cell office:value-type="float" office:value="3135041" calcext:value-type="float">
            <text:p>3135041</text:p>
          </table:table-cell>
          <table:table-cell table:formula="of:=[.A198]/1000/(60*60*24)" office:value-type="time" office:time-value="PT00H52M15.041S" calcext:value-type="time">
            <text:p>00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18.4" calcext:value-type="float">
            <text:p>218.4</text:p>
          </table:table-cell>
          <table:table-cell office:value-type="float" office:value="276.63" calcext:value-type="float">
            <text:p>276.63</text:p>
          </table:table-cell>
        </table:table-row>
        <table:table-row table:style-name="ro1">
          <table:table-cell office:value-type="float" office:value="3151041" calcext:value-type="float">
            <text:p>3151041</text:p>
          </table:table-cell>
          <table:table-cell table:formula="of:=[.A199]/1000/(60*60*24)" office:value-type="time" office:time-value="PT00H52M31.041S" calcext:value-type="time">
            <text:p>00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19.49" calcext:value-type="float">
            <text:p>219.49</text:p>
          </table:table-cell>
          <table:table-cell office:value-type="float" office:value="277.98" calcext:value-type="float">
            <text:p>277.98</text:p>
          </table:table-cell>
        </table:table-row>
        <table:table-row table:style-name="ro1">
          <table:table-cell office:value-type="float" office:value="3167041" calcext:value-type="float">
            <text:p>3167041</text:p>
          </table:table-cell>
          <table:table-cell table:formula="of:=[.A200]/1000/(60*60*24)" office:value-type="time" office:time-value="PT00H52M47.041S" calcext:value-type="time">
            <text:p>00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20.58" calcext:value-type="float">
            <text:p>220.58</text:p>
          </table:table-cell>
          <table:table-cell office:value-type="float" office:value="279.34" calcext:value-type="float">
            <text:p>279.34</text:p>
          </table:table-cell>
        </table:table-row>
        <table:table-row table:style-name="ro1">
          <table:table-cell office:value-type="float" office:value="3183041" calcext:value-type="float">
            <text:p>3183041</text:p>
          </table:table-cell>
          <table:table-cell table:formula="of:=[.A201]/1000/(60*60*24)" office:value-type="time" office:time-value="PT00H53M03.041S" calcext:value-type="time">
            <text:p>00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21.68" calcext:value-type="float">
            <text:p>221.68</text:p>
          </table:table-cell>
          <table:table-cell office:value-type="float" office:value="280.69" calcext:value-type="float">
            <text:p>280.69</text:p>
          </table:table-cell>
        </table:table-row>
        <table:table-row table:style-name="ro1">
          <table:table-cell office:value-type="float" office:value="3199041" calcext:value-type="float">
            <text:p>3199041</text:p>
          </table:table-cell>
          <table:table-cell table:formula="of:=[.A202]/1000/(60*60*24)" office:value-type="time" office:time-value="PT00H53M19.041S" calcext:value-type="time">
            <text:p>00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22.77" calcext:value-type="float">
            <text:p>222.77</text:p>
          </table:table-cell>
          <table:table-cell office:value-type="float" office:value="282.05" calcext:value-type="float">
            <text:p>282.05</text:p>
          </table:table-cell>
        </table:table-row>
        <table:table-row table:style-name="ro1">
          <table:table-cell office:value-type="float" office:value="3215041" calcext:value-type="float">
            <text:p>3215041</text:p>
          </table:table-cell>
          <table:table-cell table:formula="of:=[.A203]/1000/(60*60*24)" office:value-type="time" office:time-value="PT00H53M35.041S" calcext:value-type="time">
            <text:p>00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23.86" calcext:value-type="float">
            <text:p>223.86</text:p>
          </table:table-cell>
          <table:table-cell office:value-type="float" office:value="283.4" calcext:value-type="float">
            <text:p>283.4</text:p>
          </table:table-cell>
        </table:table-row>
        <table:table-row table:style-name="ro1">
          <table:table-cell office:value-type="float" office:value="3231041" calcext:value-type="float">
            <text:p>3231041</text:p>
          </table:table-cell>
          <table:table-cell table:formula="of:=[.A204]/1000/(60*60*24)" office:value-type="time" office:time-value="PT00H53M51.041S" calcext:value-type="time">
            <text:p>00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24.95" calcext:value-type="float">
            <text:p>224.95</text:p>
          </table:table-cell>
          <table:table-cell office:value-type="float" office:value="284.76" calcext:value-type="float">
            <text:p>284.76</text:p>
          </table:table-cell>
        </table:table-row>
        <table:table-row table:style-name="ro1">
          <table:table-cell office:value-type="float" office:value="3247041" calcext:value-type="float">
            <text:p>3247041</text:p>
          </table:table-cell>
          <table:table-cell table:formula="of:=[.A205]/1000/(60*60*24)" office:value-type="time" office:time-value="PT00H54M07.041S" calcext:value-type="time">
            <text:p>00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226.04" calcext:value-type="float">
            <text:p>226.04</text:p>
          </table:table-cell>
          <table:table-cell office:value-type="float" office:value="286.11" calcext:value-type="float">
            <text:p>286.11</text:p>
          </table:table-cell>
        </table:table-row>
        <table:table-row table:style-name="ro1">
          <table:table-cell office:value-type="float" office:value="3263041" calcext:value-type="float">
            <text:p>3263041</text:p>
          </table:table-cell>
          <table:table-cell table:formula="of:=[.A206]/1000/(60*60*24)" office:value-type="time" office:time-value="PT00H54M23.041S" calcext:value-type="time">
            <text:p>00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227.14" calcext:value-type="float">
            <text:p>227.14</text:p>
          </table:table-cell>
          <table:table-cell office:value-type="float" office:value="287.47" calcext:value-type="float">
            <text:p>287.47</text:p>
          </table:table-cell>
        </table:table-row>
        <table:table-row table:style-name="ro1">
          <table:table-cell office:value-type="float" office:value="3279041" calcext:value-type="float">
            <text:p>3279041</text:p>
          </table:table-cell>
          <table:table-cell table:formula="of:=[.A207]/1000/(60*60*24)" office:value-type="time" office:time-value="PT00H54M39.041S" calcext:value-type="time">
            <text:p>00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228.23" calcext:value-type="float">
            <text:p>228.23</text:p>
          </table:table-cell>
          <table:table-cell office:value-type="float" office:value="288.82" calcext:value-type="float">
            <text:p>288.82</text:p>
          </table:table-cell>
        </table:table-row>
        <table:table-row table:style-name="ro1">
          <table:table-cell office:value-type="float" office:value="3295041" calcext:value-type="float">
            <text:p>3295041</text:p>
          </table:table-cell>
          <table:table-cell table:formula="of:=[.A208]/1000/(60*60*24)" office:value-type="time" office:time-value="PT00H54M55.041S" calcext:value-type="time">
            <text:p>00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229.32" calcext:value-type="float">
            <text:p>229.32</text:p>
          </table:table-cell>
          <table:table-cell office:value-type="float" office:value="290.17" calcext:value-type="float">
            <text:p>290.17</text:p>
          </table:table-cell>
        </table:table-row>
        <table:table-row table:style-name="ro1">
          <table:table-cell office:value-type="float" office:value="3311041" calcext:value-type="float">
            <text:p>3311041</text:p>
          </table:table-cell>
          <table:table-cell table:formula="of:=[.A209]/1000/(60*60*24)" office:value-type="time" office:time-value="PT00H55M11.041S" calcext:value-type="time">
            <text:p>00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230.41" calcext:value-type="float">
            <text:p>230.41</text:p>
          </table:table-cell>
          <table:table-cell office:value-type="float" office:value="291.53" calcext:value-type="float">
            <text:p>291.53</text:p>
          </table:table-cell>
        </table:table-row>
        <table:table-row table:style-name="ro1">
          <table:table-cell office:value-type="float" office:value="3327041" calcext:value-type="float">
            <text:p>3327041</text:p>
          </table:table-cell>
          <table:table-cell table:formula="of:=[.A210]/1000/(60*60*24)" office:value-type="time" office:time-value="PT00H55M27.041S" calcext:value-type="time">
            <text:p>00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231.5" calcext:value-type="float">
            <text:p>231.5</text:p>
          </table:table-cell>
          <table:table-cell office:value-type="float" office:value="292.88" calcext:value-type="float">
            <text:p>292.88</text:p>
          </table:table-cell>
        </table:table-row>
        <table:table-row table:style-name="ro1">
          <table:table-cell office:value-type="float" office:value="3343041" calcext:value-type="float">
            <text:p>3343041</text:p>
          </table:table-cell>
          <table:table-cell table:formula="of:=[.A211]/1000/(60*60*24)" office:value-type="time" office:time-value="PT00H55M43.041S" calcext:value-type="time">
            <text:p>00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32.59" calcext:value-type="float">
            <text:p>232.59</text:p>
          </table:table-cell>
          <table:table-cell office:value-type="float" office:value="294.23" calcext:value-type="float">
            <text:p>294.23</text:p>
          </table:table-cell>
        </table:table-row>
        <table:table-row table:style-name="ro1">
          <table:table-cell office:value-type="float" office:value="3359041" calcext:value-type="float">
            <text:p>3359041</text:p>
          </table:table-cell>
          <table:table-cell table:formula="of:=[.A212]/1000/(60*60*24)" office:value-type="time" office:time-value="PT00H55M59.041S" calcext:value-type="time">
            <text:p>00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233.68" calcext:value-type="float">
            <text:p>233.68</text:p>
          </table:table-cell>
          <table:table-cell office:value-type="float" office:value="295.59" calcext:value-type="float">
            <text:p>295.59</text:p>
          </table:table-cell>
        </table:table-row>
        <table:table-row table:style-name="ro1">
          <table:table-cell office:value-type="float" office:value="3375041" calcext:value-type="float">
            <text:p>3375041</text:p>
          </table:table-cell>
          <table:table-cell table:formula="of:=[.A213]/1000/(60*60*24)" office:value-type="time" office:time-value="PT00H56M15.041S" calcext:value-type="time">
            <text:p>00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234.77" calcext:value-type="float">
            <text:p>234.77</text:p>
          </table:table-cell>
          <table:table-cell office:value-type="float" office:value="296.94" calcext:value-type="float">
            <text:p>296.94</text:p>
          </table:table-cell>
        </table:table-row>
        <table:table-row table:style-name="ro1">
          <table:table-cell office:value-type="float" office:value="3391041" calcext:value-type="float">
            <text:p>3391041</text:p>
          </table:table-cell>
          <table:table-cell table:formula="of:=[.A214]/1000/(60*60*24)" office:value-type="time" office:time-value="PT00H56M31.041S" calcext:value-type="time">
            <text:p>00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35.86" calcext:value-type="float">
            <text:p>235.86</text:p>
          </table:table-cell>
          <table:table-cell office:value-type="float" office:value="298.29" calcext:value-type="float">
            <text:p>298.29</text:p>
          </table:table-cell>
        </table:table-row>
        <table:table-row table:style-name="ro1">
          <table:table-cell office:value-type="float" office:value="3407041" calcext:value-type="float">
            <text:p>3407041</text:p>
          </table:table-cell>
          <table:table-cell table:formula="of:=[.A215]/1000/(60*60*24)" office:value-type="time" office:time-value="PT00H56M47.041S" calcext:value-type="time">
            <text:p>00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236.96" calcext:value-type="float">
            <text:p>236.96</text:p>
          </table:table-cell>
          <table:table-cell office:value-type="float" office:value="299.64" calcext:value-type="float">
            <text:p>299.64</text:p>
          </table:table-cell>
        </table:table-row>
        <table:table-row table:style-name="ro1">
          <table:table-cell office:value-type="float" office:value="3423041" calcext:value-type="float">
            <text:p>3423041</text:p>
          </table:table-cell>
          <table:table-cell table:formula="of:=[.A216]/1000/(60*60*24)" office:value-type="time" office:time-value="PT00H57M03.041S" calcext:value-type="time">
            <text:p>00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38.05" calcext:value-type="float">
            <text:p>238.05</text:p>
          </table:table-cell>
          <table:table-cell office:value-type="float" office:value="300.99" calcext:value-type="float">
            <text:p>300.99</text:p>
          </table:table-cell>
        </table:table-row>
        <table:table-row table:style-name="ro1">
          <table:table-cell office:value-type="float" office:value="3439041" calcext:value-type="float">
            <text:p>3439041</text:p>
          </table:table-cell>
          <table:table-cell table:formula="of:=[.A217]/1000/(60*60*24)" office:value-type="time" office:time-value="PT00H57M19.041S" calcext:value-type="time">
            <text:p>00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39.14" calcext:value-type="float">
            <text:p>239.14</text:p>
          </table:table-cell>
          <table:table-cell office:value-type="float" office:value="302.34" calcext:value-type="float">
            <text:p>302.34</text:p>
          </table:table-cell>
        </table:table-row>
        <table:table-row table:style-name="ro1">
          <table:table-cell office:value-type="float" office:value="3455041" calcext:value-type="float">
            <text:p>3455041</text:p>
          </table:table-cell>
          <table:table-cell table:formula="of:=[.A218]/1000/(60*60*24)" office:value-type="time" office:time-value="PT00H57M35.041S" calcext:value-type="time">
            <text:p>00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240.23" calcext:value-type="float">
            <text:p>240.23</text:p>
          </table:table-cell>
          <table:table-cell office:value-type="float" office:value="303.68" calcext:value-type="float">
            <text:p>303.68</text:p>
          </table:table-cell>
        </table:table-row>
        <table:table-row table:style-name="ro1">
          <table:table-cell office:value-type="float" office:value="3471041" calcext:value-type="float">
            <text:p>3471041</text:p>
          </table:table-cell>
          <table:table-cell table:formula="of:=[.A219]/1000/(60*60*24)" office:value-type="time" office:time-value="PT00H57M51.041S" calcext:value-type="time">
            <text:p>00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241.32" calcext:value-type="float">
            <text:p>241.32</text:p>
          </table:table-cell>
          <table:table-cell office:value-type="float" office:value="305.03" calcext:value-type="float">
            <text:p>305.03</text:p>
          </table:table-cell>
        </table:table-row>
        <table:table-row table:style-name="ro1">
          <table:table-cell office:value-type="float" office:value="3487041" calcext:value-type="float">
            <text:p>3487041</text:p>
          </table:table-cell>
          <table:table-cell table:formula="of:=[.A220]/1000/(60*60*24)" office:value-type="time" office:time-value="PT00H58M07.041S" calcext:value-type="time">
            <text:p>00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242.41" calcext:value-type="float">
            <text:p>242.41</text:p>
          </table:table-cell>
          <table:table-cell office:value-type="float" office:value="306.38" calcext:value-type="float">
            <text:p>306.38</text:p>
          </table:table-cell>
        </table:table-row>
        <table:table-row table:style-name="ro1">
          <table:table-cell office:value-type="float" office:value="3503041" calcext:value-type="float">
            <text:p>3503041</text:p>
          </table:table-cell>
          <table:table-cell table:formula="of:=[.A221]/1000/(60*60*24)" office:value-type="time" office:time-value="PT00H58M23.041S" calcext:value-type="time">
            <text:p>00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7" calcext:value-type="float">
            <text:p>304.17</text:p>
          </table:table-cell>
          <table:table-cell office:value-type="float" office:value="243.5" calcext:value-type="float">
            <text:p>243.5</text:p>
          </table:table-cell>
          <table:table-cell office:value-type="float" office:value="307.73" calcext:value-type="float">
            <text:p>307.73</text:p>
          </table:table-cell>
        </table:table-row>
        <table:table-row table:style-name="ro1">
          <table:table-cell office:value-type="float" office:value="3519041" calcext:value-type="float">
            <text:p>3519041</text:p>
          </table:table-cell>
          <table:table-cell table:formula="of:=[.A222]/1000/(60*60*24)" office:value-type="time" office:time-value="PT00H58M39.041S" calcext:value-type="time">
            <text:p>00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244.59" calcext:value-type="float">
            <text:p>244.59</text:p>
          </table:table-cell>
          <table:table-cell office:value-type="float" office:value="309.08" calcext:value-type="float">
            <text:p>309.08</text:p>
          </table:table-cell>
        </table:table-row>
        <table:table-row table:style-name="ro1">
          <table:table-cell office:value-type="float" office:value="3535041" calcext:value-type="float">
            <text:p>3535041</text:p>
          </table:table-cell>
          <table:table-cell table:formula="of:=[.A223]/1000/(60*60*24)" office:value-type="time" office:time-value="PT00H58M55.041S" calcext:value-type="time">
            <text:p>00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245.68" calcext:value-type="float">
            <text:p>245.68</text:p>
          </table:table-cell>
          <table:table-cell office:value-type="float" office:value="310.43" calcext:value-type="float">
            <text:p>310.43</text:p>
          </table:table-cell>
        </table:table-row>
        <table:table-row table:style-name="ro1">
          <table:table-cell office:value-type="float" office:value="3551041" calcext:value-type="float">
            <text:p>3551041</text:p>
          </table:table-cell>
          <table:table-cell table:formula="of:=[.A224]/1000/(60*60*24)" office:value-type="time" office:time-value="PT00H59M11.041S" calcext:value-type="time">
            <text:p>00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246.76" calcext:value-type="float">
            <text:p>246.76</text:p>
          </table:table-cell>
          <table:table-cell office:value-type="float" office:value="311.77" calcext:value-type="float">
            <text:p>311.77</text:p>
          </table:table-cell>
        </table:table-row>
        <table:table-row table:style-name="ro1">
          <table:table-cell office:value-type="float" office:value="3567041" calcext:value-type="float">
            <text:p>3567041</text:p>
          </table:table-cell>
          <table:table-cell table:formula="of:=[.A225]/1000/(60*60*24)" office:value-type="time" office:time-value="PT00H59M27.041S" calcext:value-type="time">
            <text:p>00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247.85" calcext:value-type="float">
            <text:p>247.85</text:p>
          </table:table-cell>
          <table:table-cell office:value-type="float" office:value="313.12" calcext:value-type="float">
            <text:p>313.12</text:p>
          </table:table-cell>
        </table:table-row>
        <table:table-row table:style-name="ro1">
          <table:table-cell office:value-type="float" office:value="3583041" calcext:value-type="float">
            <text:p>3583041</text:p>
          </table:table-cell>
          <table:table-cell table:formula="of:=[.A226]/1000/(60*60*24)" office:value-type="time" office:time-value="PT00H59M43.041S" calcext:value-type="time">
            <text:p>00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248.94" calcext:value-type="float">
            <text:p>248.94</text:p>
          </table:table-cell>
          <table:table-cell office:value-type="float" office:value="314.47" calcext:value-type="float">
            <text:p>314.47</text:p>
          </table:table-cell>
        </table:table-row>
        <table:table-row table:style-name="ro1">
          <table:table-cell office:value-type="float" office:value="3599041" calcext:value-type="float">
            <text:p>3599041</text:p>
          </table:table-cell>
          <table:table-cell table:formula="of:=[.A227]/1000/(60*60*24)" office:value-type="time" office:time-value="PT00H59M59.041S" calcext:value-type="time">
            <text:p>00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250.03" calcext:value-type="float">
            <text:p>250.03</text:p>
          </table:table-cell>
          <table:table-cell office:value-type="float" office:value="315.82" calcext:value-type="float">
            <text:p>315.82</text:p>
          </table:table-cell>
        </table:table-row>
        <table:table-row table:style-name="ro1">
          <table:table-cell office:value-type="float" office:value="3615041" calcext:value-type="float">
            <text:p>3615041</text:p>
          </table:table-cell>
          <table:table-cell table:formula="of:=[.A228]/1000/(60*60*24)" office:value-type="time" office:time-value="PT01H00M15.041S" calcext:value-type="time">
            <text:p>01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251.12" calcext:value-type="float">
            <text:p>251.12</text:p>
          </table:table-cell>
          <table:table-cell office:value-type="float" office:value="317.16" calcext:value-type="float">
            <text:p>317.16</text:p>
          </table:table-cell>
        </table:table-row>
        <table:table-row table:style-name="ro1">
          <table:table-cell office:value-type="float" office:value="3631041" calcext:value-type="float">
            <text:p>3631041</text:p>
          </table:table-cell>
          <table:table-cell table:formula="of:=[.A229]/1000/(60*60*24)" office:value-type="time" office:time-value="PT01H00M31.041S" calcext:value-type="time">
            <text:p>01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252.21" calcext:value-type="float">
            <text:p>252.21</text:p>
          </table:table-cell>
          <table:table-cell office:value-type="float" office:value="318.51" calcext:value-type="float">
            <text:p>318.51</text:p>
          </table:table-cell>
        </table:table-row>
        <table:table-row table:style-name="ro1">
          <table:table-cell office:value-type="float" office:value="3647041" calcext:value-type="float">
            <text:p>3647041</text:p>
          </table:table-cell>
          <table:table-cell table:formula="of:=[.A230]/1000/(60*60*24)" office:value-type="time" office:time-value="PT01H00M47.041S" calcext:value-type="time">
            <text:p>01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253.3" calcext:value-type="float">
            <text:p>253.3</text:p>
          </table:table-cell>
          <table:table-cell office:value-type="float" office:value="319.85" calcext:value-type="float">
            <text:p>319.85</text:p>
          </table:table-cell>
        </table:table-row>
        <table:table-row table:style-name="ro1">
          <table:table-cell office:value-type="float" office:value="3663041" calcext:value-type="float">
            <text:p>3663041</text:p>
          </table:table-cell>
          <table:table-cell table:formula="of:=[.A231]/1000/(60*60*24)" office:value-type="time" office:time-value="PT01H01M03.041S" calcext:value-type="time">
            <text:p>01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254.39" calcext:value-type="float">
            <text:p>254.39</text:p>
          </table:table-cell>
          <table:table-cell office:value-type="float" office:value="321.2" calcext:value-type="float">
            <text:p>321.2</text:p>
          </table:table-cell>
        </table:table-row>
        <table:table-row table:style-name="ro1">
          <table:table-cell office:value-type="float" office:value="3679041" calcext:value-type="float">
            <text:p>3679041</text:p>
          </table:table-cell>
          <table:table-cell table:formula="of:=[.A232]/1000/(60*60*24)" office:value-type="time" office:time-value="PT01H01M19.041S" calcext:value-type="time">
            <text:p>01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255.48" calcext:value-type="float">
            <text:p>255.48</text:p>
          </table:table-cell>
          <table:table-cell office:value-type="float" office:value="322.55" calcext:value-type="float">
            <text:p>322.55</text:p>
          </table:table-cell>
        </table:table-row>
        <table:table-row table:style-name="ro1">
          <table:table-cell office:value-type="float" office:value="3695041" calcext:value-type="float">
            <text:p>3695041</text:p>
          </table:table-cell>
          <table:table-cell table:formula="of:=[.A233]/1000/(60*60*24)" office:value-type="time" office:time-value="PT01H01M35.041S" calcext:value-type="time">
            <text:p>01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56.56" calcext:value-type="float">
            <text:p>256.56</text:p>
          </table:table-cell>
          <table:table-cell office:value-type="float" office:value="323.89" calcext:value-type="float">
            <text:p>323.89</text:p>
          </table:table-cell>
        </table:table-row>
        <table:table-row table:style-name="ro1">
          <table:table-cell office:value-type="float" office:value="3711041" calcext:value-type="float">
            <text:p>3711041</text:p>
          </table:table-cell>
          <table:table-cell table:formula="of:=[.A234]/1000/(60*60*24)" office:value-type="time" office:time-value="PT01H01M51.041S" calcext:value-type="time">
            <text:p>01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57.65" calcext:value-type="float">
            <text:p>257.65</text:p>
          </table:table-cell>
          <table:table-cell office:value-type="float" office:value="325.23" calcext:value-type="float">
            <text:p>325.23</text:p>
          </table:table-cell>
        </table:table-row>
        <table:table-row table:style-name="ro1">
          <table:table-cell office:value-type="float" office:value="3727041" calcext:value-type="float">
            <text:p>3727041</text:p>
          </table:table-cell>
          <table:table-cell table:formula="of:=[.A235]/1000/(60*60*24)" office:value-type="time" office:time-value="PT01H02M07.041S" calcext:value-type="time">
            <text:p>01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258.74" calcext:value-type="float">
            <text:p>258.74</text:p>
          </table:table-cell>
          <table:table-cell office:value-type="float" office:value="326.58" calcext:value-type="float">
            <text:p>326.58</text:p>
          </table:table-cell>
        </table:table-row>
        <table:table-row table:style-name="ro1">
          <table:table-cell office:value-type="float" office:value="3743041" calcext:value-type="float">
            <text:p>3743041</text:p>
          </table:table-cell>
          <table:table-cell table:formula="of:=[.A236]/1000/(60*60*24)" office:value-type="time" office:time-value="PT01H02M23.041S" calcext:value-type="time">
            <text:p>01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59.83" calcext:value-type="float">
            <text:p>259.83</text:p>
          </table:table-cell>
          <table:table-cell office:value-type="float" office:value="327.92" calcext:value-type="float">
            <text:p>327.92</text:p>
          </table:table-cell>
        </table:table-row>
        <table:table-row table:style-name="ro1">
          <table:table-cell office:value-type="float" office:value="3759041" calcext:value-type="float">
            <text:p>3759041</text:p>
          </table:table-cell>
          <table:table-cell table:formula="of:=[.A237]/1000/(60*60*24)" office:value-type="time" office:time-value="PT01H02M39.041S" calcext:value-type="time">
            <text:p>01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60.91" calcext:value-type="float">
            <text:p>260.91</text:p>
          </table:table-cell>
          <table:table-cell office:value-type="float" office:value="329.26" calcext:value-type="float">
            <text:p>329.26</text:p>
          </table:table-cell>
        </table:table-row>
        <table:table-row table:style-name="ro1">
          <table:table-cell office:value-type="float" office:value="3775041" calcext:value-type="float">
            <text:p>3775041</text:p>
          </table:table-cell>
          <table:table-cell table:formula="of:=[.A238]/1000/(60*60*24)" office:value-type="time" office:time-value="PT01H02M55.041S" calcext:value-type="time">
            <text:p>01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62" calcext:value-type="float">
            <text:p>262</text:p>
          </table:table-cell>
          <table:table-cell office:value-type="float" office:value="330.61" calcext:value-type="float">
            <text:p>330.61</text:p>
          </table:table-cell>
        </table:table-row>
        <table:table-row table:style-name="ro1">
          <table:table-cell office:value-type="float" office:value="3791041" calcext:value-type="float">
            <text:p>3791041</text:p>
          </table:table-cell>
          <table:table-cell table:formula="of:=[.A239]/1000/(60*60*24)" office:value-type="time" office:time-value="PT01H03M11.041S" calcext:value-type="time">
            <text:p>01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263.09" calcext:value-type="float">
            <text:p>263.09</text:p>
          </table:table-cell>
          <table:table-cell office:value-type="float" office:value="331.95" calcext:value-type="float">
            <text:p>331.95</text:p>
          </table:table-cell>
        </table:table-row>
        <table:table-row table:style-name="ro1">
          <table:table-cell office:value-type="float" office:value="3807041" calcext:value-type="float">
            <text:p>3807041</text:p>
          </table:table-cell>
          <table:table-cell table:formula="of:=[.A240]/1000/(60*60*24)" office:value-type="time" office:time-value="PT01H03M27.041S" calcext:value-type="time">
            <text:p>01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64.17" calcext:value-type="float">
            <text:p>264.17</text:p>
          </table:table-cell>
          <table:table-cell office:value-type="float" office:value="333.29" calcext:value-type="float">
            <text:p>333.29</text:p>
          </table:table-cell>
        </table:table-row>
        <table:table-row table:style-name="ro1">
          <table:table-cell office:value-type="float" office:value="3823041" calcext:value-type="float">
            <text:p>3823041</text:p>
          </table:table-cell>
          <table:table-cell table:formula="of:=[.A241]/1000/(60*60*24)" office:value-type="time" office:time-value="PT01H03M43.041S" calcext:value-type="time">
            <text:p>01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65.26" calcext:value-type="float">
            <text:p>265.26</text:p>
          </table:table-cell>
          <table:table-cell office:value-type="float" office:value="334.63" calcext:value-type="float">
            <text:p>334.63</text:p>
          </table:table-cell>
        </table:table-row>
        <table:table-row table:style-name="ro1">
          <table:table-cell office:value-type="float" office:value="3839041" calcext:value-type="float">
            <text:p>3839041</text:p>
          </table:table-cell>
          <table:table-cell table:formula="of:=[.A242]/1000/(60*60*24)" office:value-type="time" office:time-value="PT01H03M59.041S" calcext:value-type="time">
            <text:p>01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66.35" calcext:value-type="float">
            <text:p>266.35</text:p>
          </table:table-cell>
          <table:table-cell office:value-type="float" office:value="335.97" calcext:value-type="float">
            <text:p>335.97</text:p>
          </table:table-cell>
        </table:table-row>
        <table:table-row table:style-name="ro1">
          <table:table-cell office:value-type="float" office:value="3855041" calcext:value-type="float">
            <text:p>3855041</text:p>
          </table:table-cell>
          <table:table-cell table:formula="of:=[.A243]/1000/(60*60*24)" office:value-type="time" office:time-value="PT01H04M15.041S" calcext:value-type="time">
            <text:p>01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67.43" calcext:value-type="float">
            <text:p>267.43</text:p>
          </table:table-cell>
          <table:table-cell office:value-type="float" office:value="337.31" calcext:value-type="float">
            <text:p>337.31</text:p>
          </table:table-cell>
        </table:table-row>
        <table:table-row table:style-name="ro1">
          <table:table-cell office:value-type="float" office:value="3871041" calcext:value-type="float">
            <text:p>3871041</text:p>
          </table:table-cell>
          <table:table-cell table:formula="of:=[.A244]/1000/(60*60*24)" office:value-type="time" office:time-value="PT01H04M31.041S" calcext:value-type="time">
            <text:p>01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68.52" calcext:value-type="float">
            <text:p>268.52</text:p>
          </table:table-cell>
          <table:table-cell office:value-type="float" office:value="338.65" calcext:value-type="float">
            <text:p>338.65</text:p>
          </table:table-cell>
        </table:table-row>
        <table:table-row table:style-name="ro1">
          <table:table-cell office:value-type="float" office:value="3887041" calcext:value-type="float">
            <text:p>3887041</text:p>
          </table:table-cell>
          <table:table-cell table:formula="of:=[.A245]/1000/(60*60*24)" office:value-type="time" office:time-value="PT01H04M47.041S" calcext:value-type="time">
            <text:p>01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69.61" calcext:value-type="float">
            <text:p>269.61</text:p>
          </table:table-cell>
          <table:table-cell office:value-type="float" office:value="339.99" calcext:value-type="float">
            <text:p>339.99</text:p>
          </table:table-cell>
        </table:table-row>
        <table:table-row table:style-name="ro1">
          <table:table-cell office:value-type="float" office:value="3903041" calcext:value-type="float">
            <text:p>3903041</text:p>
          </table:table-cell>
          <table:table-cell table:formula="of:=[.A246]/1000/(60*60*24)" office:value-type="time" office:time-value="PT01H05M03.041S" calcext:value-type="time">
            <text:p>01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70.69" calcext:value-type="float">
            <text:p>270.69</text:p>
          </table:table-cell>
          <table:table-cell office:value-type="float" office:value="341.33" calcext:value-type="float">
            <text:p>341.33</text:p>
          </table:table-cell>
        </table:table-row>
        <table:table-row table:style-name="ro1">
          <table:table-cell office:value-type="float" office:value="3919041" calcext:value-type="float">
            <text:p>3919041</text:p>
          </table:table-cell>
          <table:table-cell table:formula="of:=[.A247]/1000/(60*60*24)" office:value-type="time" office:time-value="PT01H05M19.041S" calcext:value-type="time">
            <text:p>01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71.78" calcext:value-type="float">
            <text:p>271.78</text:p>
          </table:table-cell>
          <table:table-cell office:value-type="float" office:value="342.67" calcext:value-type="float">
            <text:p>342.67</text:p>
          </table:table-cell>
        </table:table-row>
        <table:table-row table:style-name="ro1">
          <table:table-cell office:value-type="float" office:value="3935041" calcext:value-type="float">
            <text:p>3935041</text:p>
          </table:table-cell>
          <table:table-cell table:formula="of:=[.A248]/1000/(60*60*24)" office:value-type="time" office:time-value="PT01H05M35.041S" calcext:value-type="time">
            <text:p>01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72.87" calcext:value-type="float">
            <text:p>272.87</text:p>
          </table:table-cell>
          <table:table-cell office:value-type="float" office:value="344.01" calcext:value-type="float">
            <text:p>344.01</text:p>
          </table:table-cell>
        </table:table-row>
        <table:table-row table:style-name="ro1">
          <table:table-cell office:value-type="float" office:value="3951041" calcext:value-type="float">
            <text:p>3951041</text:p>
          </table:table-cell>
          <table:table-cell table:formula="of:=[.A249]/1000/(60*60*24)" office:value-type="time" office:time-value="PT01H05M51.041S" calcext:value-type="time">
            <text:p>01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73.95" calcext:value-type="float">
            <text:p>273.95</text:p>
          </table:table-cell>
          <table:table-cell office:value-type="float" office:value="345.35" calcext:value-type="float">
            <text:p>345.35</text:p>
          </table:table-cell>
        </table:table-row>
        <table:table-row table:style-name="ro1">
          <table:table-cell office:value-type="float" office:value="3967041" calcext:value-type="float">
            <text:p>3967041</text:p>
          </table:table-cell>
          <table:table-cell table:formula="of:=[.A250]/1000/(60*60*24)" office:value-type="time" office:time-value="PT01H06M07.041S" calcext:value-type="time">
            <text:p>01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275.04" calcext:value-type="float">
            <text:p>275.04</text:p>
          </table:table-cell>
          <table:table-cell office:value-type="float" office:value="346.69" calcext:value-type="float">
            <text:p>346.69</text:p>
          </table:table-cell>
        </table:table-row>
        <table:table-row table:style-name="ro1">
          <table:table-cell office:value-type="float" office:value="3983041" calcext:value-type="float">
            <text:p>3983041</text:p>
          </table:table-cell>
          <table:table-cell table:formula="of:=[.A251]/1000/(60*60*24)" office:value-type="time" office:time-value="PT01H06M23.041S" calcext:value-type="time">
            <text:p>01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276.13" calcext:value-type="float">
            <text:p>276.13</text:p>
          </table:table-cell>
          <table:table-cell office:value-type="float" office:value="348.03" calcext:value-type="float">
            <text:p>348.03</text:p>
          </table:table-cell>
        </table:table-row>
        <table:table-row table:style-name="ro1">
          <table:table-cell office:value-type="float" office:value="3999041" calcext:value-type="float">
            <text:p>3999041</text:p>
          </table:table-cell>
          <table:table-cell table:formula="of:=[.A252]/1000/(60*60*24)" office:value-type="time" office:time-value="PT01H06M39.041S" calcext:value-type="time">
            <text:p>01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77.21" calcext:value-type="float">
            <text:p>277.21</text:p>
          </table:table-cell>
          <table:table-cell office:value-type="float" office:value="349.37" calcext:value-type="float">
            <text:p>349.37</text:p>
          </table:table-cell>
        </table:table-row>
        <table:table-row table:style-name="ro1">
          <table:table-cell office:value-type="float" office:value="4015041" calcext:value-type="float">
            <text:p>4015041</text:p>
          </table:table-cell>
          <table:table-cell table:formula="of:=[.A253]/1000/(60*60*24)" office:value-type="time" office:time-value="PT01H06M55.041S" calcext:value-type="time">
            <text:p>01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278.3" calcext:value-type="float">
            <text:p>278.3</text:p>
          </table:table-cell>
          <table:table-cell office:value-type="float" office:value="350.7" calcext:value-type="float">
            <text:p>350.7</text:p>
          </table:table-cell>
        </table:table-row>
        <table:table-row table:style-name="ro1">
          <table:table-cell office:value-type="float" office:value="4031041" calcext:value-type="float">
            <text:p>4031041</text:p>
          </table:table-cell>
          <table:table-cell table:formula="of:=[.A254]/1000/(60*60*24)" office:value-type="time" office:time-value="PT01H07M11.041S" calcext:value-type="time">
            <text:p>01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79.38" calcext:value-type="float">
            <text:p>279.38</text:p>
          </table:table-cell>
          <table:table-cell office:value-type="float" office:value="352.04" calcext:value-type="float">
            <text:p>352.04</text:p>
          </table:table-cell>
        </table:table-row>
        <table:table-row table:style-name="ro1">
          <table:table-cell office:value-type="float" office:value="4047041" calcext:value-type="float">
            <text:p>4047041</text:p>
          </table:table-cell>
          <table:table-cell table:formula="of:=[.A255]/1000/(60*60*24)" office:value-type="time" office:time-value="PT01H07M27.041S" calcext:value-type="time">
            <text:p>01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80.47" calcext:value-type="float">
            <text:p>280.47</text:p>
          </table:table-cell>
          <table:table-cell office:value-type="float" office:value="353.38" calcext:value-type="float">
            <text:p>353.38</text:p>
          </table:table-cell>
        </table:table-row>
        <table:table-row table:style-name="ro1">
          <table:table-cell office:value-type="float" office:value="4063041" calcext:value-type="float">
            <text:p>4063041</text:p>
          </table:table-cell>
          <table:table-cell table:formula="of:=[.A256]/1000/(60*60*24)" office:value-type="time" office:time-value="PT01H07M43.041S" calcext:value-type="time">
            <text:p>01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81.56" calcext:value-type="float">
            <text:p>281.56</text:p>
          </table:table-cell>
          <table:table-cell office:value-type="float" office:value="354.72" calcext:value-type="float">
            <text:p>354.72</text:p>
          </table:table-cell>
        </table:table-row>
        <table:table-row table:style-name="ro1">
          <table:table-cell office:value-type="float" office:value="4079041" calcext:value-type="float">
            <text:p>4079041</text:p>
          </table:table-cell>
          <table:table-cell table:formula="of:=[.A257]/1000/(60*60*24)" office:value-type="time" office:time-value="PT01H07M59.041S" calcext:value-type="time">
            <text:p>01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82.64" calcext:value-type="float">
            <text:p>282.64</text:p>
          </table:table-cell>
          <table:table-cell office:value-type="float" office:value="356.06" calcext:value-type="float">
            <text:p>356.06</text:p>
          </table:table-cell>
        </table:table-row>
        <table:table-row table:style-name="ro1">
          <table:table-cell office:value-type="float" office:value="4095041" calcext:value-type="float">
            <text:p>4095041</text:p>
          </table:table-cell>
          <table:table-cell table:formula="of:=[.A258]/1000/(60*60*24)" office:value-type="time" office:time-value="PT01H08M15.041S" calcext:value-type="time">
            <text:p>01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83.73" calcext:value-type="float">
            <text:p>283.73</text:p>
          </table:table-cell>
          <table:table-cell office:value-type="float" office:value="357.39" calcext:value-type="float">
            <text:p>357.39</text:p>
          </table:table-cell>
        </table:table-row>
        <table:table-row table:style-name="ro1">
          <table:table-cell office:value-type="float" office:value="4111041" calcext:value-type="float">
            <text:p>4111041</text:p>
          </table:table-cell>
          <table:table-cell table:formula="of:=[.A259]/1000/(60*60*24)" office:value-type="time" office:time-value="PT01H08M31.041S" calcext:value-type="time">
            <text:p>01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2" calcext:value-type="float">
            <text:p>244.2</text:p>
          </table:table-cell>
          <table:table-cell office:value-type="float" office:value="301.93" calcext:value-type="float">
            <text:p>301.93</text:p>
          </table:table-cell>
          <table:table-cell office:value-type="float" office:value="284.81" calcext:value-type="float">
            <text:p>284.81</text:p>
          </table:table-cell>
          <table:table-cell office:value-type="float" office:value="358.73" calcext:value-type="float">
            <text:p>358.73</text:p>
          </table:table-cell>
        </table:table-row>
        <table:table-row table:style-name="ro1">
          <table:table-cell office:value-type="float" office:value="4127041" calcext:value-type="float">
            <text:p>4127041</text:p>
          </table:table-cell>
          <table:table-cell table:formula="of:=[.A260]/1000/(60*60*24)" office:value-type="time" office:time-value="PT01H08M47.041S" calcext:value-type="time">
            <text:p>01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85.9" calcext:value-type="float">
            <text:p>285.9</text:p>
          </table:table-cell>
          <table:table-cell office:value-type="float" office:value="360.07" calcext:value-type="float">
            <text:p>360.07</text:p>
          </table:table-cell>
        </table:table-row>
        <table:table-row table:style-name="ro1">
          <table:table-cell office:value-type="float" office:value="4143041" calcext:value-type="float">
            <text:p>4143041</text:p>
          </table:table-cell>
          <table:table-cell table:formula="of:=[.A261]/1000/(60*60*24)" office:value-type="time" office:time-value="PT01H09M03.041S" calcext:value-type="time">
            <text:p>01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86.98" calcext:value-type="float">
            <text:p>286.98</text:p>
          </table:table-cell>
          <table:table-cell office:value-type="float" office:value="361.41" calcext:value-type="float">
            <text:p>361.41</text:p>
          </table:table-cell>
        </table:table-row>
        <table:table-row table:style-name="ro1">
          <table:table-cell office:value-type="float" office:value="4159041" calcext:value-type="float">
            <text:p>4159041</text:p>
          </table:table-cell>
          <table:table-cell table:formula="of:=[.A262]/1000/(60*60*24)" office:value-type="time" office:time-value="PT01H09M19.041S" calcext:value-type="time">
            <text:p>01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288.07" calcext:value-type="float">
            <text:p>288.07</text:p>
          </table:table-cell>
          <table:table-cell office:value-type="float" office:value="362.74" calcext:value-type="float">
            <text:p>362.74</text:p>
          </table:table-cell>
        </table:table-row>
        <table:table-row table:style-name="ro1">
          <table:table-cell office:value-type="float" office:value="4175041" calcext:value-type="float">
            <text:p>4175041</text:p>
          </table:table-cell>
          <table:table-cell table:formula="of:=[.A263]/1000/(60*60*24)" office:value-type="time" office:time-value="PT01H09M35.041S" calcext:value-type="time">
            <text:p>01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89.15" calcext:value-type="float">
            <text:p>289.15</text:p>
          </table:table-cell>
          <table:table-cell office:value-type="float" office:value="364.08" calcext:value-type="float">
            <text:p>364.08</text:p>
          </table:table-cell>
        </table:table-row>
        <table:table-row table:style-name="ro1">
          <table:table-cell office:value-type="float" office:value="4191041" calcext:value-type="float">
            <text:p>4191041</text:p>
          </table:table-cell>
          <table:table-cell table:formula="of:=[.A264]/1000/(60*60*24)" office:value-type="time" office:time-value="PT01H09M51.041S" calcext:value-type="time">
            <text:p>01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90.24" calcext:value-type="float">
            <text:p>290.24</text:p>
          </table:table-cell>
          <table:table-cell office:value-type="float" office:value="365.42" calcext:value-type="float">
            <text:p>365.42</text:p>
          </table:table-cell>
        </table:table-row>
        <table:table-row table:style-name="ro1">
          <table:table-cell office:value-type="float" office:value="4207041" calcext:value-type="float">
            <text:p>4207041</text:p>
          </table:table-cell>
          <table:table-cell table:formula="of:=[.A265]/1000/(60*60*24)" office:value-type="time" office:time-value="PT01H10M07.041S" calcext:value-type="time">
            <text:p>01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91.32" calcext:value-type="float">
            <text:p>291.32</text:p>
          </table:table-cell>
          <table:table-cell office:value-type="float" office:value="366.75" calcext:value-type="float">
            <text:p>366.75</text:p>
          </table:table-cell>
        </table:table-row>
        <table:table-row table:style-name="ro1">
          <table:table-cell office:value-type="float" office:value="4223041" calcext:value-type="float">
            <text:p>4223041</text:p>
          </table:table-cell>
          <table:table-cell table:formula="of:=[.A266]/1000/(60*60*24)" office:value-type="time" office:time-value="PT01H10M23.041S" calcext:value-type="time">
            <text:p>01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92.41" calcext:value-type="float">
            <text:p>292.41</text:p>
          </table:table-cell>
          <table:table-cell office:value-type="float" office:value="368.09" calcext:value-type="float">
            <text:p>368.09</text:p>
          </table:table-cell>
        </table:table-row>
        <table:table-row table:style-name="ro1">
          <table:table-cell office:value-type="float" office:value="4239041" calcext:value-type="float">
            <text:p>4239041</text:p>
          </table:table-cell>
          <table:table-cell table:formula="of:=[.A267]/1000/(60*60*24)" office:value-type="time" office:time-value="PT01H10M39.041S" calcext:value-type="time">
            <text:p>01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93.49" calcext:value-type="float">
            <text:p>293.49</text:p>
          </table:table-cell>
          <table:table-cell office:value-type="float" office:value="369.42" calcext:value-type="float">
            <text:p>369.42</text:p>
          </table:table-cell>
        </table:table-row>
        <table:table-row table:style-name="ro1">
          <table:table-cell office:value-type="float" office:value="4255041" calcext:value-type="float">
            <text:p>4255041</text:p>
          </table:table-cell>
          <table:table-cell table:formula="of:=[.A268]/1000/(60*60*24)" office:value-type="time" office:time-value="PT01H10M55.041S" calcext:value-type="time">
            <text:p>01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94.58" calcext:value-type="float">
            <text:p>294.58</text:p>
          </table:table-cell>
          <table:table-cell office:value-type="float" office:value="370.76" calcext:value-type="float">
            <text:p>370.76</text:p>
          </table:table-cell>
        </table:table-row>
        <table:table-row table:style-name="ro1">
          <table:table-cell office:value-type="float" office:value="4271041" calcext:value-type="float">
            <text:p>4271041</text:p>
          </table:table-cell>
          <table:table-cell table:formula="of:=[.A269]/1000/(60*60*24)" office:value-type="time" office:time-value="PT01H11M11.041S" calcext:value-type="time">
            <text:p>01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72.09" calcext:value-type="float">
            <text:p>372.09</text:p>
          </table:table-cell>
        </table:table-row>
        <table:table-row table:style-name="ro1">
          <table:table-cell office:value-type="float" office:value="4287041" calcext:value-type="float">
            <text:p>4287041</text:p>
          </table:table-cell>
          <table:table-cell table:formula="of:=[.A270]/1000/(60*60*24)" office:value-type="time" office:time-value="PT01H11M27.041S" calcext:value-type="time">
            <text:p>01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296.74" calcext:value-type="float">
            <text:p>296.74</text:p>
          </table:table-cell>
          <table:table-cell office:value-type="float" office:value="373.43" calcext:value-type="float">
            <text:p>373.43</text:p>
          </table:table-cell>
        </table:table-row>
        <table:table-row table:style-name="ro1">
          <table:table-cell office:value-type="float" office:value="4303041" calcext:value-type="float">
            <text:p>4303041</text:p>
          </table:table-cell>
          <table:table-cell table:formula="of:=[.A271]/1000/(60*60*24)" office:value-type="time" office:time-value="PT01H11M43.041S" calcext:value-type="time">
            <text:p>01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297.83" calcext:value-type="float">
            <text:p>297.83</text:p>
          </table:table-cell>
          <table:table-cell office:value-type="float" office:value="374.76" calcext:value-type="float">
            <text:p>374.76</text:p>
          </table:table-cell>
        </table:table-row>
        <table:table-row table:style-name="ro1">
          <table:table-cell office:value-type="float" office:value="4319041" calcext:value-type="float">
            <text:p>4319041</text:p>
          </table:table-cell>
          <table:table-cell table:formula="of:=[.A272]/1000/(60*60*24)" office:value-type="time" office:time-value="PT01H11M59.041S" calcext:value-type="time">
            <text:p>01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98.91" calcext:value-type="float">
            <text:p>298.91</text:p>
          </table:table-cell>
          <table:table-cell office:value-type="float" office:value="376.1" calcext:value-type="float">
            <text:p>376.1</text:p>
          </table:table-cell>
        </table:table-row>
        <table:table-row table:style-name="ro1">
          <table:table-cell office:value-type="float" office:value="4335041" calcext:value-type="float">
            <text:p>4335041</text:p>
          </table:table-cell>
          <table:table-cell table:formula="of:=[.A273]/1000/(60*60*24)" office:value-type="time" office:time-value="PT01H12M15.041S" calcext:value-type="time">
            <text:p>01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00" calcext:value-type="float">
            <text:p>300</text:p>
          </table:table-cell>
          <table:table-cell office:value-type="float" office:value="377.43" calcext:value-type="float">
            <text:p>377.43</text:p>
          </table:table-cell>
        </table:table-row>
        <table:table-row table:style-name="ro1">
          <table:table-cell office:value-type="float" office:value="4351041" calcext:value-type="float">
            <text:p>4351041</text:p>
          </table:table-cell>
          <table:table-cell table:formula="of:=[.A274]/1000/(60*60*24)" office:value-type="time" office:time-value="PT01H12M31.041S" calcext:value-type="time">
            <text:p>01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01.08" calcext:value-type="float">
            <text:p>301.08</text:p>
          </table:table-cell>
          <table:table-cell office:value-type="float" office:value="378.77" calcext:value-type="float">
            <text:p>378.77</text:p>
          </table:table-cell>
        </table:table-row>
        <table:table-row table:style-name="ro1">
          <table:table-cell office:value-type="float" office:value="4367041" calcext:value-type="float">
            <text:p>4367041</text:p>
          </table:table-cell>
          <table:table-cell table:formula="of:=[.A275]/1000/(60*60*24)" office:value-type="time" office:time-value="PT01H12M47.041S" calcext:value-type="time">
            <text:p>01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02.17" calcext:value-type="float">
            <text:p>302.17</text:p>
          </table:table-cell>
          <table:table-cell office:value-type="float" office:value="380.1" calcext:value-type="float">
            <text:p>380.1</text:p>
          </table:table-cell>
        </table:table-row>
        <table:table-row table:style-name="ro1">
          <table:table-cell office:value-type="float" office:value="4383041" calcext:value-type="float">
            <text:p>4383041</text:p>
          </table:table-cell>
          <table:table-cell table:formula="of:=[.A276]/1000/(60*60*24)" office:value-type="time" office:time-value="PT01H13M03.041S" calcext:value-type="time">
            <text:p>01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03.25" calcext:value-type="float">
            <text:p>303.25</text:p>
          </table:table-cell>
          <table:table-cell office:value-type="float" office:value="381.43" calcext:value-type="float">
            <text:p>381.43</text:p>
          </table:table-cell>
        </table:table-row>
        <table:table-row table:style-name="ro1">
          <table:table-cell office:value-type="float" office:value="4399041" calcext:value-type="float">
            <text:p>4399041</text:p>
          </table:table-cell>
          <table:table-cell table:formula="of:=[.A277]/1000/(60*60*24)" office:value-type="time" office:time-value="PT01H13M19.041S" calcext:value-type="time">
            <text:p>01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04.33" calcext:value-type="float">
            <text:p>304.33</text:p>
          </table:table-cell>
          <table:table-cell office:value-type="float" office:value="382.77" calcext:value-type="float">
            <text:p>382.77</text:p>
          </table:table-cell>
        </table:table-row>
        <table:table-row table:style-name="ro1">
          <table:table-cell office:value-type="float" office:value="4415041" calcext:value-type="float">
            <text:p>4415041</text:p>
          </table:table-cell>
          <table:table-cell table:formula="of:=[.A278]/1000/(60*60*24)" office:value-type="time" office:time-value="PT01H13M35.041S" calcext:value-type="time">
            <text:p>01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305.42" calcext:value-type="float">
            <text:p>305.42</text:p>
          </table:table-cell>
          <table:table-cell office:value-type="float" office:value="384.1" calcext:value-type="float">
            <text:p>384.1</text:p>
          </table:table-cell>
        </table:table-row>
        <table:table-row table:style-name="ro1">
          <table:table-cell office:value-type="float" office:value="4431041" calcext:value-type="float">
            <text:p>4431041</text:p>
          </table:table-cell>
          <table:table-cell table:formula="of:=[.A279]/1000/(60*60*24)" office:value-type="time" office:time-value="PT01H13M51.041S" calcext:value-type="time">
            <text:p>01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06.5" calcext:value-type="float">
            <text:p>306.5</text:p>
          </table:table-cell>
          <table:table-cell office:value-type="float" office:value="385.43" calcext:value-type="float">
            <text:p>385.43</text:p>
          </table:table-cell>
        </table:table-row>
        <table:table-row table:style-name="ro1">
          <table:table-cell office:value-type="float" office:value="4447041" calcext:value-type="float">
            <text:p>4447041</text:p>
          </table:table-cell>
          <table:table-cell table:formula="of:=[.A280]/1000/(60*60*24)" office:value-type="time" office:time-value="PT01H14M07.041S" calcext:value-type="time">
            <text:p>01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07.58" calcext:value-type="float">
            <text:p>307.58</text:p>
          </table:table-cell>
          <table:table-cell office:value-type="float" office:value="386.76" calcext:value-type="float">
            <text:p>386.76</text:p>
          </table:table-cell>
        </table:table-row>
        <table:table-row table:style-name="ro1">
          <table:table-cell office:value-type="float" office:value="4463041" calcext:value-type="float">
            <text:p>4463041</text:p>
          </table:table-cell>
          <table:table-cell table:formula="of:=[.A281]/1000/(60*60*24)" office:value-type="time" office:time-value="PT01H14M23.041S" calcext:value-type="time">
            <text:p>01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308.67" calcext:value-type="float">
            <text:p>308.67</text:p>
          </table:table-cell>
          <table:table-cell office:value-type="float" office:value="388.09" calcext:value-type="float">
            <text:p>388.09</text:p>
          </table:table-cell>
        </table:table-row>
        <table:table-row table:style-name="ro1">
          <table:table-cell office:value-type="float" office:value="4479041" calcext:value-type="float">
            <text:p>4479041</text:p>
          </table:table-cell>
          <table:table-cell table:formula="of:=[.A282]/1000/(60*60*24)" office:value-type="time" office:time-value="PT01H14M39.041S" calcext:value-type="time">
            <text:p>01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309.75" calcext:value-type="float">
            <text:p>309.75</text:p>
          </table:table-cell>
          <table:table-cell office:value-type="float" office:value="389.43" calcext:value-type="float">
            <text:p>389.43</text:p>
          </table:table-cell>
        </table:table-row>
        <table:table-row table:style-name="ro1">
          <table:table-cell office:value-type="float" office:value="4495041" calcext:value-type="float">
            <text:p>4495041</text:p>
          </table:table-cell>
          <table:table-cell table:formula="of:=[.A283]/1000/(60*60*24)" office:value-type="time" office:time-value="PT01H14M55.041S" calcext:value-type="time">
            <text:p>01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310.83" calcext:value-type="float">
            <text:p>310.83</text:p>
          </table:table-cell>
          <table:table-cell office:value-type="float" office:value="390.76" calcext:value-type="float">
            <text:p>390.76</text:p>
          </table:table-cell>
        </table:table-row>
        <table:table-row table:style-name="ro1">
          <table:table-cell office:value-type="float" office:value="4511041" calcext:value-type="float">
            <text:p>4511041</text:p>
          </table:table-cell>
          <table:table-cell table:formula="of:=[.A284]/1000/(60*60*24)" office:value-type="time" office:time-value="PT01H15M11.041S" calcext:value-type="time">
            <text:p>01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311.92" calcext:value-type="float">
            <text:p>311.92</text:p>
          </table:table-cell>
          <table:table-cell office:value-type="float" office:value="392.09" calcext:value-type="float">
            <text:p>392.09</text:p>
          </table:table-cell>
        </table:table-row>
        <table:table-row table:style-name="ro1">
          <table:table-cell office:value-type="float" office:value="4527041" calcext:value-type="float">
            <text:p>4527041</text:p>
          </table:table-cell>
          <table:table-cell table:formula="of:=[.A285]/1000/(60*60*24)" office:value-type="time" office:time-value="PT01H15M27.041S" calcext:value-type="time">
            <text:p>01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3" calcext:value-type="float">
            <text:p>313</text:p>
          </table:table-cell>
          <table:table-cell office:value-type="float" office:value="393.42" calcext:value-type="float">
            <text:p>393.42</text:p>
          </table:table-cell>
        </table:table-row>
        <table:table-row table:style-name="ro1">
          <table:table-cell office:value-type="float" office:value="4543041" calcext:value-type="float">
            <text:p>4543041</text:p>
          </table:table-cell>
          <table:table-cell table:formula="of:=[.A286]/1000/(60*60*24)" office:value-type="time" office:time-value="PT01H15M43.041S" calcext:value-type="time">
            <text:p>01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4.08" calcext:value-type="float">
            <text:p>314.08</text:p>
          </table:table-cell>
          <table:table-cell office:value-type="float" office:value="394.75" calcext:value-type="float">
            <text:p>394.75</text:p>
          </table:table-cell>
        </table:table-row>
        <table:table-row table:style-name="ro1">
          <table:table-cell office:value-type="float" office:value="4559041" calcext:value-type="float">
            <text:p>4559041</text:p>
          </table:table-cell>
          <table:table-cell table:formula="of:=[.A287]/1000/(60*60*24)" office:value-type="time" office:time-value="PT01H15M59.041S" calcext:value-type="time">
            <text:p>01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315.16" calcext:value-type="float">
            <text:p>315.16</text:p>
          </table:table-cell>
          <table:table-cell office:value-type="float" office:value="396.08" calcext:value-type="float">
            <text:p>396.08</text:p>
          </table:table-cell>
        </table:table-row>
        <table:table-row table:style-name="ro1">
          <table:table-cell office:value-type="float" office:value="4575041" calcext:value-type="float">
            <text:p>4575041</text:p>
          </table:table-cell>
          <table:table-cell table:formula="of:=[.A288]/1000/(60*60*24)" office:value-type="time" office:time-value="PT01H16M15.041S" calcext:value-type="time">
            <text:p>01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6.25" calcext:value-type="float">
            <text:p>316.25</text:p>
          </table:table-cell>
          <table:table-cell office:value-type="float" office:value="397.41" calcext:value-type="float">
            <text:p>397.41</text:p>
          </table:table-cell>
        </table:table-row>
        <table:table-row table:style-name="ro1">
          <table:table-cell office:value-type="float" office:value="4591041" calcext:value-type="float">
            <text:p>4591041</text:p>
          </table:table-cell>
          <table:table-cell table:formula="of:=[.A289]/1000/(60*60*24)" office:value-type="time" office:time-value="PT01H16M31.041S" calcext:value-type="time">
            <text:p>01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7.33" calcext:value-type="float">
            <text:p>317.33</text:p>
          </table:table-cell>
          <table:table-cell office:value-type="float" office:value="398.74" calcext:value-type="float">
            <text:p>398.74</text:p>
          </table:table-cell>
        </table:table-row>
        <table:table-row table:style-name="ro1">
          <table:table-cell office:value-type="float" office:value="4607041" calcext:value-type="float">
            <text:p>4607041</text:p>
          </table:table-cell>
          <table:table-cell table:formula="of:=[.A290]/1000/(60*60*24)" office:value-type="time" office:time-value="PT01H16M47.041S" calcext:value-type="time">
            <text:p>01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8.41" calcext:value-type="float">
            <text:p>318.41</text:p>
          </table:table-cell>
          <table:table-cell office:value-type="float" office:value="400.07" calcext:value-type="float">
            <text:p>400.07</text:p>
          </table:table-cell>
        </table:table-row>
        <table:table-row table:style-name="ro1">
          <table:table-cell office:value-type="float" office:value="4623041" calcext:value-type="float">
            <text:p>4623041</text:p>
          </table:table-cell>
          <table:table-cell table:formula="of:=[.A291]/1000/(60*60*24)" office:value-type="time" office:time-value="PT01H17M03.041S" calcext:value-type="time">
            <text:p>01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9.49" calcext:value-type="float">
            <text:p>319.49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float" office:value="4639041" calcext:value-type="float">
            <text:p>4639041</text:p>
          </table:table-cell>
          <table:table-cell table:formula="of:=[.A292]/1000/(60*60*24)" office:value-type="time" office:time-value="PT01H17M19.041S" calcext:value-type="time">
            <text:p>01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320.58" calcext:value-type="float">
            <text:p>320.58</text:p>
          </table:table-cell>
          <table:table-cell office:value-type="float" office:value="402.73" calcext:value-type="float">
            <text:p>402.73</text:p>
          </table:table-cell>
        </table:table-row>
        <table:table-row table:style-name="ro1">
          <table:table-cell office:value-type="float" office:value="4655041" calcext:value-type="float">
            <text:p>4655041</text:p>
          </table:table-cell>
          <table:table-cell table:formula="of:=[.A293]/1000/(60*60*24)" office:value-type="time" office:time-value="PT01H17M35.041S" calcext:value-type="time">
            <text:p>01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321.66" calcext:value-type="float">
            <text:p>321.66</text:p>
          </table:table-cell>
          <table:table-cell office:value-type="float" office:value="404.06" calcext:value-type="float">
            <text:p>404.06</text:p>
          </table:table-cell>
        </table:table-row>
        <table:table-row table:style-name="ro1">
          <table:table-cell office:value-type="float" office:value="4671041" calcext:value-type="float">
            <text:p>4671041</text:p>
          </table:table-cell>
          <table:table-cell table:formula="of:=[.A294]/1000/(60*60*24)" office:value-type="time" office:time-value="PT01H17M51.041S" calcext:value-type="time">
            <text:p>01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22.74" calcext:value-type="float">
            <text:p>322.74</text:p>
          </table:table-cell>
          <table:table-cell office:value-type="float" office:value="405.39" calcext:value-type="float">
            <text:p>405.39</text:p>
          </table:table-cell>
        </table:table-row>
        <table:table-row table:style-name="ro1">
          <table:table-cell office:value-type="float" office:value="4687041" calcext:value-type="float">
            <text:p>4687041</text:p>
          </table:table-cell>
          <table:table-cell table:formula="of:=[.A295]/1000/(60*60*24)" office:value-type="time" office:time-value="PT01H18M07.041S" calcext:value-type="time">
            <text:p>01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23.82" calcext:value-type="float">
            <text:p>323.82</text:p>
          </table:table-cell>
          <table:table-cell office:value-type="float" office:value="406.72" calcext:value-type="float">
            <text:p>406.72</text:p>
          </table:table-cell>
        </table:table-row>
        <table:table-row table:style-name="ro1">
          <table:table-cell office:value-type="float" office:value="4703041" calcext:value-type="float">
            <text:p>4703041</text:p>
          </table:table-cell>
          <table:table-cell table:formula="of:=[.A296]/1000/(60*60*24)" office:value-type="time" office:time-value="PT01H18M23.041S" calcext:value-type="time">
            <text:p>01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24.91" calcext:value-type="float">
            <text:p>324.91</text:p>
          </table:table-cell>
          <table:table-cell office:value-type="float" office:value="408.05" calcext:value-type="float">
            <text:p>408.05</text:p>
          </table:table-cell>
        </table:table-row>
        <table:table-row table:style-name="ro1">
          <table:table-cell office:value-type="float" office:value="4719041" calcext:value-type="float">
            <text:p>4719041</text:p>
          </table:table-cell>
          <table:table-cell table:formula="of:=[.A297]/1000/(60*60*24)" office:value-type="time" office:time-value="PT01H18M39.041S" calcext:value-type="time">
            <text:p>01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25.99" calcext:value-type="float">
            <text:p>325.99</text:p>
          </table:table-cell>
          <table:table-cell office:value-type="float" office:value="409.38" calcext:value-type="float">
            <text:p>409.38</text:p>
          </table:table-cell>
        </table:table-row>
        <table:table-row table:style-name="ro1">
          <table:table-cell office:value-type="float" office:value="4735041" calcext:value-type="float">
            <text:p>4735041</text:p>
          </table:table-cell>
          <table:table-cell table:formula="of:=[.A298]/1000/(60*60*24)" office:value-type="time" office:time-value="PT01H18M55.041S" calcext:value-type="time">
            <text:p>01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27.07" calcext:value-type="float">
            <text:p>327.07</text:p>
          </table:table-cell>
          <table:table-cell office:value-type="float" office:value="410.71" calcext:value-type="float">
            <text:p>410.71</text:p>
          </table:table-cell>
        </table:table-row>
        <table:table-row table:style-name="ro1">
          <table:table-cell office:value-type="float" office:value="4751041" calcext:value-type="float">
            <text:p>4751041</text:p>
          </table:table-cell>
          <table:table-cell table:formula="of:=[.A299]/1000/(60*60*24)" office:value-type="time" office:time-value="PT01H19M11.041S" calcext:value-type="time">
            <text:p>01:1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28.15" calcext:value-type="float">
            <text:p>328.15</text:p>
          </table:table-cell>
          <table:table-cell office:value-type="float" office:value="412.04" calcext:value-type="float">
            <text:p>412.04</text:p>
          </table:table-cell>
        </table:table-row>
        <table:table-row table:style-name="ro1">
          <table:table-cell office:value-type="float" office:value="4767041" calcext:value-type="float">
            <text:p>4767041</text:p>
          </table:table-cell>
          <table:table-cell table:formula="of:=[.A300]/1000/(60*60*24)" office:value-type="time" office:time-value="PT01H19M27.041S" calcext:value-type="time">
            <text:p>01:1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29.23" calcext:value-type="float">
            <text:p>329.23</text:p>
          </table:table-cell>
          <table:table-cell office:value-type="float" office:value="413.37" calcext:value-type="float">
            <text:p>413.37</text:p>
          </table:table-cell>
        </table:table-row>
        <table:table-row table:style-name="ro1">
          <table:table-cell office:value-type="float" office:value="4783041" calcext:value-type="float">
            <text:p>4783041</text:p>
          </table:table-cell>
          <table:table-cell table:formula="of:=[.A301]/1000/(60*60*24)" office:value-type="time" office:time-value="PT01H19M43.041S" calcext:value-type="time">
            <text:p>01:1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30.31" calcext:value-type="float">
            <text:p>330.31</text:p>
          </table:table-cell>
          <table:table-cell office:value-type="float" office:value="414.7" calcext:value-type="float">
            <text:p>414.7</text:p>
          </table:table-cell>
        </table:table-row>
        <table:table-row table:style-name="ro1">
          <table:table-cell office:value-type="float" office:value="4799041" calcext:value-type="float">
            <text:p>4799041</text:p>
          </table:table-cell>
          <table:table-cell table:formula="of:=[.A302]/1000/(60*60*24)" office:value-type="time" office:time-value="PT01H19M59.041S" calcext:value-type="time">
            <text:p>01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31.4" calcext:value-type="float">
            <text:p>331.4</text:p>
          </table:table-cell>
          <table:table-cell office:value-type="float" office:value="416.03" calcext:value-type="float">
            <text:p>416.03</text:p>
          </table:table-cell>
        </table:table-row>
        <table:table-row table:style-name="ro1">
          <table:table-cell office:value-type="float" office:value="4815041" calcext:value-type="float">
            <text:p>4815041</text:p>
          </table:table-cell>
          <table:table-cell table:formula="of:=[.A303]/1000/(60*60*24)" office:value-type="time" office:time-value="PT01H20M15.041S" calcext:value-type="time">
            <text:p>01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32.48" calcext:value-type="float">
            <text:p>332.48</text:p>
          </table:table-cell>
          <table:table-cell office:value-type="float" office:value="417.35" calcext:value-type="float">
            <text:p>417.35</text:p>
          </table:table-cell>
        </table:table-row>
        <table:table-row table:style-name="ro1">
          <table:table-cell office:value-type="float" office:value="4831041" calcext:value-type="float">
            <text:p>4831041</text:p>
          </table:table-cell>
          <table:table-cell table:formula="of:=[.A304]/1000/(60*60*24)" office:value-type="time" office:time-value="PT01H20M31.041S" calcext:value-type="time">
            <text:p>01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333.56" calcext:value-type="float">
            <text:p>333.56</text:p>
          </table:table-cell>
          <table:table-cell office:value-type="float" office:value="418.68" calcext:value-type="float">
            <text:p>418.68</text:p>
          </table:table-cell>
        </table:table-row>
        <table:table-row table:style-name="ro1">
          <table:table-cell office:value-type="float" office:value="4847041" calcext:value-type="float">
            <text:p>4847041</text:p>
          </table:table-cell>
          <table:table-cell table:formula="of:=[.A305]/1000/(60*60*24)" office:value-type="time" office:time-value="PT01H20M47.041S" calcext:value-type="time">
            <text:p>01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34.64" calcext:value-type="float">
            <text:p>334.64</text:p>
          </table:table-cell>
          <table:table-cell office:value-type="float" office:value="420.01" calcext:value-type="float">
            <text:p>420.01</text:p>
          </table:table-cell>
        </table:table-row>
        <table:table-row table:style-name="ro1">
          <table:table-cell office:value-type="float" office:value="4863041" calcext:value-type="float">
            <text:p>4863041</text:p>
          </table:table-cell>
          <table:table-cell table:formula="of:=[.A306]/1000/(60*60*24)" office:value-type="time" office:time-value="PT01H21M03.041S" calcext:value-type="time">
            <text:p>01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335.72" calcext:value-type="float">
            <text:p>335.72</text:p>
          </table:table-cell>
          <table:table-cell office:value-type="float" office:value="421.34" calcext:value-type="float">
            <text:p>421.34</text:p>
          </table:table-cell>
        </table:table-row>
        <table:table-row table:style-name="ro1">
          <table:table-cell office:value-type="float" office:value="4879041" calcext:value-type="float">
            <text:p>4879041</text:p>
          </table:table-cell>
          <table:table-cell table:formula="of:=[.A307]/1000/(60*60*24)" office:value-type="time" office:time-value="PT01H21M19.041S" calcext:value-type="time">
            <text:p>01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36.8" calcext:value-type="float">
            <text:p>336.8</text:p>
          </table:table-cell>
          <table:table-cell office:value-type="float" office:value="422.67" calcext:value-type="float">
            <text:p>422.67</text:p>
          </table:table-cell>
        </table:table-row>
        <table:table-row table:style-name="ro1">
          <table:table-cell office:value-type="float" office:value="4895041" calcext:value-type="float">
            <text:p>4895041</text:p>
          </table:table-cell>
          <table:table-cell table:formula="of:=[.A308]/1000/(60*60*24)" office:value-type="time" office:time-value="PT01H21M35.041S" calcext:value-type="time">
            <text:p>01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37.89" calcext:value-type="float">
            <text:p>337.8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911041" calcext:value-type="float">
            <text:p>4911041</text:p>
          </table:table-cell>
          <table:table-cell table:formula="of:=[.A309]/1000/(60*60*24)" office:value-type="time" office:time-value="PT01H21M51.041S" calcext:value-type="time">
            <text:p>01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38.97" calcext:value-type="float">
            <text:p>338.97</text:p>
          </table:table-cell>
          <table:table-cell office:value-type="float" office:value="425.32" calcext:value-type="float">
            <text:p>425.32</text:p>
          </table:table-cell>
        </table:table-row>
        <table:table-row table:style-name="ro1">
          <table:table-cell office:value-type="float" office:value="4927041" calcext:value-type="float">
            <text:p>4927041</text:p>
          </table:table-cell>
          <table:table-cell table:formula="of:=[.A310]/1000/(60*60*24)" office:value-type="time" office:time-value="PT01H22M07.041S" calcext:value-type="time">
            <text:p>01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40.05" calcext:value-type="float">
            <text:p>340.05</text:p>
          </table:table-cell>
          <table:table-cell office:value-type="float" office:value="426.65" calcext:value-type="float">
            <text:p>426.65</text:p>
          </table:table-cell>
        </table:table-row>
        <table:table-row table:style-name="ro1">
          <table:table-cell office:value-type="float" office:value="4943041" calcext:value-type="float">
            <text:p>4943041</text:p>
          </table:table-cell>
          <table:table-cell table:formula="of:=[.A311]/1000/(60*60*24)" office:value-type="time" office:time-value="PT01H22M23.041S" calcext:value-type="time">
            <text:p>01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41.13" calcext:value-type="float">
            <text:p>341.13</text:p>
          </table:table-cell>
          <table:table-cell office:value-type="float" office:value="427.98" calcext:value-type="float">
            <text:p>427.98</text:p>
          </table:table-cell>
        </table:table-row>
        <table:table-row table:style-name="ro1">
          <table:table-cell office:value-type="float" office:value="4959041" calcext:value-type="float">
            <text:p>4959041</text:p>
          </table:table-cell>
          <table:table-cell table:formula="of:=[.A312]/1000/(60*60*24)" office:value-type="time" office:time-value="PT01H22M39.041S" calcext:value-type="time">
            <text:p>01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42.21" calcext:value-type="float">
            <text:p>342.21</text:p>
          </table:table-cell>
          <table:table-cell office:value-type="float" office:value="429.31" calcext:value-type="float">
            <text:p>429.31</text:p>
          </table:table-cell>
        </table:table-row>
        <table:table-row table:style-name="ro1">
          <table:table-cell office:value-type="float" office:value="4975041" calcext:value-type="float">
            <text:p>4975041</text:p>
          </table:table-cell>
          <table:table-cell table:formula="of:=[.A313]/1000/(60*60*24)" office:value-type="time" office:time-value="PT01H22M55.041S" calcext:value-type="time">
            <text:p>01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43.29" calcext:value-type="float">
            <text:p>343.29</text:p>
          </table:table-cell>
          <table:table-cell office:value-type="float" office:value="430.63" calcext:value-type="float">
            <text:p>430.63</text:p>
          </table:table-cell>
        </table:table-row>
        <table:table-row table:style-name="ro1">
          <table:table-cell office:value-type="float" office:value="4991041" calcext:value-type="float">
            <text:p>4991041</text:p>
          </table:table-cell>
          <table:table-cell table:formula="of:=[.A314]/1000/(60*60*24)" office:value-type="time" office:time-value="PT01H23M11.041S" calcext:value-type="time">
            <text:p>01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344.37" calcext:value-type="float">
            <text:p>344.37</text:p>
          </table:table-cell>
          <table:table-cell office:value-type="float" office:value="431.96" calcext:value-type="float">
            <text:p>431.96</text:p>
          </table:table-cell>
        </table:table-row>
        <table:table-row table:style-name="ro1">
          <table:table-cell office:value-type="float" office:value="5007041" calcext:value-type="float">
            <text:p>5007041</text:p>
          </table:table-cell>
          <table:table-cell table:formula="of:=[.A315]/1000/(60*60*24)" office:value-type="time" office:time-value="PT01H23M27.041S" calcext:value-type="time">
            <text:p>01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45.45" calcext:value-type="float">
            <text:p>345.45</text:p>
          </table:table-cell>
          <table:table-cell office:value-type="float" office:value="433.29" calcext:value-type="float">
            <text:p>433.29</text:p>
          </table:table-cell>
        </table:table-row>
        <table:table-row table:style-name="ro1">
          <table:table-cell office:value-type="float" office:value="5023041" calcext:value-type="float">
            <text:p>5023041</text:p>
          </table:table-cell>
          <table:table-cell table:formula="of:=[.A316]/1000/(60*60*24)" office:value-type="time" office:time-value="PT01H23M43.041S" calcext:value-type="time">
            <text:p>01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346.53" calcext:value-type="float">
            <text:p>346.53</text:p>
          </table:table-cell>
          <table:table-cell office:value-type="float" office:value="434.61" calcext:value-type="float">
            <text:p>434.61</text:p>
          </table:table-cell>
        </table:table-row>
        <table:table-row table:style-name="ro1">
          <table:table-cell office:value-type="float" office:value="5039041" calcext:value-type="float">
            <text:p>5039041</text:p>
          </table:table-cell>
          <table:table-cell table:formula="of:=[.A317]/1000/(60*60*24)" office:value-type="time" office:time-value="PT01H23M59.041S" calcext:value-type="time">
            <text:p>01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347.62" calcext:value-type="float">
            <text:p>347.62</text:p>
          </table:table-cell>
          <table:table-cell office:value-type="float" office:value="435.94" calcext:value-type="float">
            <text:p>435.94</text:p>
          </table:table-cell>
        </table:table-row>
        <table:table-row table:style-name="ro1">
          <table:table-cell office:value-type="float" office:value="5055041" calcext:value-type="float">
            <text:p>5055041</text:p>
          </table:table-cell>
          <table:table-cell table:formula="of:=[.A318]/1000/(60*60*24)" office:value-type="time" office:time-value="PT01H24M15.041S" calcext:value-type="time">
            <text:p>01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348.7" calcext:value-type="float">
            <text:p>348.7</text:p>
          </table:table-cell>
          <table:table-cell office:value-type="float" office:value="437.27" calcext:value-type="float">
            <text:p>437.27</text:p>
          </table:table-cell>
        </table:table-row>
        <table:table-row table:style-name="ro1">
          <table:table-cell office:value-type="float" office:value="5071041" calcext:value-type="float">
            <text:p>5071041</text:p>
          </table:table-cell>
          <table:table-cell table:formula="of:=[.A319]/1000/(60*60*24)" office:value-type="time" office:time-value="PT01H24M31.041S" calcext:value-type="time">
            <text:p>01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49.78" calcext:value-type="float">
            <text:p>349.78</text:p>
          </table:table-cell>
          <table:table-cell office:value-type="float" office:value="438.59" calcext:value-type="float">
            <text:p>438.59</text:p>
          </table:table-cell>
        </table:table-row>
        <table:table-row table:style-name="ro1">
          <table:table-cell office:value-type="float" office:value="5087041" calcext:value-type="float">
            <text:p>5087041</text:p>
          </table:table-cell>
          <table:table-cell table:formula="of:=[.A320]/1000/(60*60*24)" office:value-type="time" office:time-value="PT01H24M47.041S" calcext:value-type="time">
            <text:p>01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350.86" calcext:value-type="float">
            <text:p>350.86</text:p>
          </table:table-cell>
          <table:table-cell office:value-type="float" office:value="439.92" calcext:value-type="float">
            <text:p>439.92</text:p>
          </table:table-cell>
        </table:table-row>
        <table:table-row table:style-name="ro1">
          <table:table-cell office:value-type="float" office:value="5103041" calcext:value-type="float">
            <text:p>5103041</text:p>
          </table:table-cell>
          <table:table-cell table:formula="of:=[.A321]/1000/(60*60*24)" office:value-type="time" office:time-value="PT01H25M03.041S" calcext:value-type="time">
            <text:p>01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351.94" calcext:value-type="float">
            <text:p>351.94</text:p>
          </table:table-cell>
          <table:table-cell office:value-type="float" office:value="441.25" calcext:value-type="float">
            <text:p>441.25</text:p>
          </table:table-cell>
        </table:table-row>
        <table:table-row table:style-name="ro1">
          <table:table-cell office:value-type="float" office:value="5119041" calcext:value-type="float">
            <text:p>5119041</text:p>
          </table:table-cell>
          <table:table-cell table:formula="of:=[.A322]/1000/(60*60*24)" office:value-type="time" office:time-value="PT01H25M19.041S" calcext:value-type="time">
            <text:p>01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353.02" calcext:value-type="float">
            <text:p>353.02</text:p>
          </table:table-cell>
          <table:table-cell office:value-type="float" office:value="442.57" calcext:value-type="float">
            <text:p>442.57</text:p>
          </table:table-cell>
        </table:table-row>
        <table:table-row table:style-name="ro1">
          <table:table-cell office:value-type="float" office:value="5135041" calcext:value-type="float">
            <text:p>5135041</text:p>
          </table:table-cell>
          <table:table-cell table:formula="of:=[.A323]/1000/(60*60*24)" office:value-type="time" office:time-value="PT01H25M35.041S" calcext:value-type="time">
            <text:p>01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354.1" calcext:value-type="float">
            <text:p>354.1</text:p>
          </table:table-cell>
          <table:table-cell office:value-type="float" office:value="443.9" calcext:value-type="float">
            <text:p>443.9</text:p>
          </table:table-cell>
        </table:table-row>
        <table:table-row table:style-name="ro1">
          <table:table-cell office:value-type="float" office:value="5151041" calcext:value-type="float">
            <text:p>5151041</text:p>
          </table:table-cell>
          <table:table-cell table:formula="of:=[.A324]/1000/(60*60*24)" office:value-type="time" office:time-value="PT01H25M51.041S" calcext:value-type="time">
            <text:p>01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55.18" calcext:value-type="float">
            <text:p>355.18</text:p>
          </table:table-cell>
          <table:table-cell office:value-type="float" office:value="445.22" calcext:value-type="float">
            <text:p>445.22</text:p>
          </table:table-cell>
        </table:table-row>
        <table:table-row table:style-name="ro1">
          <table:table-cell office:value-type="float" office:value="5167041" calcext:value-type="float">
            <text:p>5167041</text:p>
          </table:table-cell>
          <table:table-cell table:formula="of:=[.A325]/1000/(60*60*24)" office:value-type="time" office:time-value="PT01H26M07.041S" calcext:value-type="time">
            <text:p>01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56.26" calcext:value-type="float">
            <text:p>356.26</text:p>
          </table:table-cell>
          <table:table-cell office:value-type="float" office:value="446.54" calcext:value-type="float">
            <text:p>446.54</text:p>
          </table:table-cell>
        </table:table-row>
        <table:table-row table:style-name="ro1">
          <table:table-cell office:value-type="float" office:value="5183041" calcext:value-type="float">
            <text:p>5183041</text:p>
          </table:table-cell>
          <table:table-cell table:formula="of:=[.A326]/1000/(60*60*24)" office:value-type="time" office:time-value="PT01H26M23.041S" calcext:value-type="time">
            <text:p>01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57.34" calcext:value-type="float">
            <text:p>357.34</text:p>
          </table:table-cell>
          <table:table-cell office:value-type="float" office:value="447.87" calcext:value-type="float">
            <text:p>447.87</text:p>
          </table:table-cell>
        </table:table-row>
        <table:table-row table:style-name="ro1">
          <table:table-cell office:value-type="float" office:value="5199041" calcext:value-type="float">
            <text:p>5199041</text:p>
          </table:table-cell>
          <table:table-cell table:formula="of:=[.A327]/1000/(60*60*24)" office:value-type="time" office:time-value="PT01H26M39.041S" calcext:value-type="time">
            <text:p>01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358.42" calcext:value-type="float">
            <text:p>358.42</text:p>
          </table:table-cell>
          <table:table-cell office:value-type="float" office:value="449.19" calcext:value-type="float">
            <text:p>449.19</text:p>
          </table:table-cell>
        </table:table-row>
        <table:table-row table:style-name="ro1">
          <table:table-cell office:value-type="float" office:value="5215041" calcext:value-type="float">
            <text:p>5215041</text:p>
          </table:table-cell>
          <table:table-cell table:formula="of:=[.A328]/1000/(60*60*24)" office:value-type="time" office:time-value="PT01H26M55.041S" calcext:value-type="time">
            <text:p>01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7" calcext:value-type="float">
            <text:p>298.47</text:p>
          </table:table-cell>
          <table:table-cell office:value-type="float" office:value="359.5" calcext:value-type="float">
            <text:p>359.5</text:p>
          </table:table-cell>
          <table:table-cell office:value-type="float" office:value="450.52" calcext:value-type="float">
            <text:p>450.52</text:p>
          </table:table-cell>
        </table:table-row>
        <table:table-row table:style-name="ro1">
          <table:table-cell office:value-type="float" office:value="5231041" calcext:value-type="float">
            <text:p>5231041</text:p>
          </table:table-cell>
          <table:table-cell table:formula="of:=[.A329]/1000/(60*60*24)" office:value-type="time" office:time-value="PT01H27M11.041S" calcext:value-type="time">
            <text:p>01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60.58" calcext:value-type="float">
            <text:p>360.58</text:p>
          </table:table-cell>
          <table:table-cell office:value-type="float" office:value="451.84" calcext:value-type="float">
            <text:p>451.84</text:p>
          </table:table-cell>
        </table:table-row>
        <table:table-row table:style-name="ro1">
          <table:table-cell office:value-type="float" office:value="5247041" calcext:value-type="float">
            <text:p>5247041</text:p>
          </table:table-cell>
          <table:table-cell table:formula="of:=[.A330]/1000/(60*60*24)" office:value-type="time" office:time-value="PT01H27M27.041S" calcext:value-type="time">
            <text:p>01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61.66" calcext:value-type="float">
            <text:p>361.66</text:p>
          </table:table-cell>
          <table:table-cell office:value-type="float" office:value="453.16" calcext:value-type="float">
            <text:p>453.16</text:p>
          </table:table-cell>
        </table:table-row>
        <table:table-row table:style-name="ro1">
          <table:table-cell office:value-type="float" office:value="5263041" calcext:value-type="float">
            <text:p>5263041</text:p>
          </table:table-cell>
          <table:table-cell table:formula="of:=[.A331]/1000/(60*60*24)" office:value-type="time" office:time-value="PT01H27M43.041S" calcext:value-type="time">
            <text:p>01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362.74" calcext:value-type="float">
            <text:p>362.74</text:p>
          </table:table-cell>
          <table:table-cell office:value-type="float" office:value="454.49" calcext:value-type="float">
            <text:p>454.49</text:p>
          </table:table-cell>
        </table:table-row>
        <table:table-row table:style-name="ro1">
          <table:table-cell office:value-type="float" office:value="5279041" calcext:value-type="float">
            <text:p>5279041</text:p>
          </table:table-cell>
          <table:table-cell table:formula="of:=[.A332]/1000/(60*60*24)" office:value-type="time" office:time-value="PT01H27M59.041S" calcext:value-type="time">
            <text:p>01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7" calcext:value-type="float">
            <text:p>298.47</text:p>
          </table:table-cell>
          <table:table-cell office:value-type="float" office:value="363.82" calcext:value-type="float">
            <text:p>363.82</text:p>
          </table:table-cell>
          <table:table-cell office:value-type="float" office:value="455.81" calcext:value-type="float">
            <text:p>455.81</text:p>
          </table:table-cell>
        </table:table-row>
        <table:table-row table:style-name="ro1">
          <table:table-cell office:value-type="float" office:value="5295041" calcext:value-type="float">
            <text:p>5295041</text:p>
          </table:table-cell>
          <table:table-cell table:formula="of:=[.A333]/1000/(60*60*24)" office:value-type="time" office:time-value="PT01H28M15.041S" calcext:value-type="time">
            <text:p>01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64.9" calcext:value-type="float">
            <text:p>364.9</text:p>
          </table:table-cell>
          <table:table-cell office:value-type="float" office:value="457.13" calcext:value-type="float">
            <text:p>457.13</text:p>
          </table:table-cell>
        </table:table-row>
        <table:table-row table:style-name="ro1">
          <table:table-cell office:value-type="float" office:value="5311041" calcext:value-type="float">
            <text:p>5311041</text:p>
          </table:table-cell>
          <table:table-cell table:formula="of:=[.A334]/1000/(60*60*24)" office:value-type="time" office:time-value="PT01H28M31.041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65.98" calcext:value-type="float">
            <text:p>365.98</text:p>
          </table:table-cell>
          <table:table-cell office:value-type="float" office:value="458.46" calcext:value-type="float">
            <text:p>458.46</text:p>
          </table:table-cell>
        </table:table-row>
        <table:table-row table:style-name="ro1">
          <table:table-cell office:value-type="float" office:value="5327041" calcext:value-type="float">
            <text:p>5327041</text:p>
          </table:table-cell>
          <table:table-cell table:formula="of:=[.A335]/1000/(60*60*24)" office:value-type="time" office:time-value="PT01H28M47.041S" calcext:value-type="time">
            <text:p>01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367.06" calcext:value-type="float">
            <text:p>367.06</text:p>
          </table:table-cell>
          <table:table-cell office:value-type="float" office:value="459.78" calcext:value-type="float">
            <text:p>459.78</text:p>
          </table:table-cell>
        </table:table-row>
        <table:table-row table:style-name="ro1">
          <table:table-cell office:value-type="float" office:value="5343041" calcext:value-type="float">
            <text:p>5343041</text:p>
          </table:table-cell>
          <table:table-cell table:formula="of:=[.A336]/1000/(60*60*24)" office:value-type="time" office:time-value="PT01H29M03.041S" calcext:value-type="time">
            <text:p>01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68.14" calcext:value-type="float">
            <text:p>368.14</text:p>
          </table:table-cell>
          <table:table-cell office:value-type="float" office:value="461.1" calcext:value-type="float">
            <text:p>461.1</text:p>
          </table:table-cell>
        </table:table-row>
        <table:table-row table:style-name="ro1">
          <table:table-cell office:value-type="float" office:value="5359041" calcext:value-type="float">
            <text:p>5359041</text:p>
          </table:table-cell>
          <table:table-cell table:formula="of:=[.A337]/1000/(60*60*24)" office:value-type="time" office:time-value="PT01H29M19.041S" calcext:value-type="time">
            <text:p>01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69.22" calcext:value-type="float">
            <text:p>369.22</text:p>
          </table:table-cell>
          <table:table-cell office:value-type="float" office:value="462.42" calcext:value-type="float">
            <text:p>462.42</text:p>
          </table:table-cell>
        </table:table-row>
        <table:table-row table:style-name="ro1">
          <table:table-cell office:value-type="float" office:value="5375041" calcext:value-type="float">
            <text:p>5375041</text:p>
          </table:table-cell>
          <table:table-cell table:formula="of:=[.A338]/1000/(60*60*24)" office:value-type="time" office:time-value="PT01H29M35.041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70.29" calcext:value-type="float">
            <text:p>370.29</text:p>
          </table:table-cell>
          <table:table-cell office:value-type="float" office:value="463.74" calcext:value-type="float">
            <text:p>463.74</text:p>
          </table:table-cell>
        </table:table-row>
        <table:table-row table:style-name="ro1">
          <table:table-cell office:value-type="float" office:value="5391041" calcext:value-type="float">
            <text:p>5391041</text:p>
          </table:table-cell>
          <table:table-cell table:formula="of:=[.A339]/1000/(60*60*24)" office:value-type="time" office:time-value="PT01H29M51.041S" calcext:value-type="time">
            <text:p>01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71.37" calcext:value-type="float">
            <text:p>371.37</text:p>
          </table:table-cell>
          <table:table-cell office:value-type="float" office:value="465.06" calcext:value-type="float">
            <text:p>465.06</text:p>
          </table:table-cell>
        </table:table-row>
        <table:table-row table:style-name="ro1">
          <table:table-cell office:value-type="float" office:value="5407041" calcext:value-type="float">
            <text:p>5407041</text:p>
          </table:table-cell>
          <table:table-cell table:formula="of:=[.A340]/1000/(60*60*24)" office:value-type="time" office:time-value="PT01H30M07.041S" calcext:value-type="time">
            <text:p>01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72.45" calcext:value-type="float">
            <text:p>372.45</text:p>
          </table:table-cell>
          <table:table-cell office:value-type="float" office:value="466.39" calcext:value-type="float">
            <text:p>466.39</text:p>
          </table:table-cell>
        </table:table-row>
        <table:table-row table:style-name="ro1">
          <table:table-cell office:value-type="float" office:value="5423041" calcext:value-type="float">
            <text:p>5423041</text:p>
          </table:table-cell>
          <table:table-cell table:formula="of:=[.A341]/1000/(60*60*24)" office:value-type="time" office:time-value="PT01H30M23.041S" calcext:value-type="time">
            <text:p>01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73.53" calcext:value-type="float">
            <text:p>373.53</text:p>
          </table:table-cell>
          <table:table-cell office:value-type="float" office:value="467.71" calcext:value-type="float">
            <text:p>467.71</text:p>
          </table:table-cell>
        </table:table-row>
        <table:table-row table:style-name="ro1">
          <table:table-cell office:value-type="float" office:value="5439041" calcext:value-type="float">
            <text:p>5439041</text:p>
          </table:table-cell>
          <table:table-cell table:formula="of:=[.A342]/1000/(60*60*24)" office:value-type="time" office:time-value="PT01H30M39.041S" calcext:value-type="time">
            <text:p>01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374.61" calcext:value-type="float">
            <text:p>374.61</text:p>
          </table:table-cell>
          <table:table-cell office:value-type="float" office:value="469.03" calcext:value-type="float">
            <text:p>469.03</text:p>
          </table:table-cell>
        </table:table-row>
        <table:table-row table:style-name="ro1">
          <table:table-cell office:value-type="float" office:value="5455041" calcext:value-type="float">
            <text:p>5455041</text:p>
          </table:table-cell>
          <table:table-cell table:formula="of:=[.A343]/1000/(60*60*24)" office:value-type="time" office:time-value="PT01H30M55.041S" calcext:value-type="time">
            <text:p>01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75.69" calcext:value-type="float">
            <text:p>375.69</text:p>
          </table:table-cell>
          <table:table-cell office:value-type="float" office:value="470.35" calcext:value-type="float">
            <text:p>470.35</text:p>
          </table:table-cell>
        </table:table-row>
        <table:table-row table:style-name="ro1">
          <table:table-cell office:value-type="float" office:value="5471041" calcext:value-type="float">
            <text:p>5471041</text:p>
          </table:table-cell>
          <table:table-cell table:formula="of:=[.A344]/1000/(60*60*24)" office:value-type="time" office:time-value="PT01H31M11.041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76.77" calcext:value-type="float">
            <text:p>376.77</text:p>
          </table:table-cell>
          <table:table-cell office:value-type="float" office:value="471.67" calcext:value-type="float">
            <text:p>471.67</text:p>
          </table:table-cell>
        </table:table-row>
        <table:table-row table:style-name="ro1">
          <table:table-cell office:value-type="float" office:value="5487041" calcext:value-type="float">
            <text:p>5487041</text:p>
          </table:table-cell>
          <table:table-cell table:formula="of:=[.A345]/1000/(60*60*24)" office:value-type="time" office:time-value="PT01H31M27.041S" calcext:value-type="time">
            <text:p>01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77.85" calcext:value-type="float">
            <text:p>377.85</text:p>
          </table:table-cell>
          <table:table-cell office:value-type="float" office:value="472.99" calcext:value-type="float">
            <text:p>472.99</text:p>
          </table:table-cell>
        </table:table-row>
        <table:table-row table:style-name="ro1">
          <table:table-cell office:value-type="float" office:value="5502041" calcext:value-type="float">
            <text:p>5502041</text:p>
          </table:table-cell>
          <table:table-cell table:formula="of:=[.A346]/1000/(60*60*24)" office:value-type="time" office:time-value="PT01H31M42.041S" calcext:value-type="time">
            <text:p>01:31:4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78.86" calcext:value-type="float">
            <text:p>378.86</text:p>
          </table:table-cell>
          <table:table-cell office:value-type="float" office:value="474.23" calcext:value-type="float">
            <text:p>474.23</text:p>
          </table:table-cell>
        </table:table-row>
        <table:table-row table:style-name="ro1">
          <table:table-cell office:value-type="float" office:value="5518041" calcext:value-type="float">
            <text:p>5518041</text:p>
          </table:table-cell>
          <table:table-cell table:formula="of:=[.A347]/1000/(60*60*24)" office:value-type="time" office:time-value="PT01H31M58.041S" calcext:value-type="time">
            <text:p>01:31:5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79.94" calcext:value-type="float">
            <text:p>379.94</text:p>
          </table:table-cell>
          <table:table-cell office:value-type="float" office:value="475.55" calcext:value-type="float">
            <text:p>475.55</text:p>
          </table:table-cell>
        </table:table-row>
        <table:table-row table:style-name="ro1">
          <table:table-cell office:value-type="float" office:value="5534041" calcext:value-type="float">
            <text:p>5534041</text:p>
          </table:table-cell>
          <table:table-cell table:formula="of:=[.A348]/1000/(60*60*24)" office:value-type="time" office:time-value="PT01H32M14.041S" calcext:value-type="time">
            <text:p>01:32:1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1.02" calcext:value-type="float">
            <text:p>381.02</text:p>
          </table:table-cell>
          <table:table-cell office:value-type="float" office:value="476.87" calcext:value-type="float">
            <text:p>476.87</text:p>
          </table:table-cell>
        </table:table-row>
        <table:table-row table:style-name="ro1">
          <table:table-cell office:value-type="float" office:value="5550041" calcext:value-type="float">
            <text:p>5550041</text:p>
          </table:table-cell>
          <table:table-cell table:formula="of:=[.A349]/1000/(60*60*24)" office:value-type="time" office:time-value="PT01H32M30.041S" calcext:value-type="time">
            <text:p>01:32:3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2.09" calcext:value-type="float">
            <text:p>382.09</text:p>
          </table:table-cell>
          <table:table-cell office:value-type="float" office:value="478.19" calcext:value-type="float">
            <text:p>478.19</text:p>
          </table:table-cell>
        </table:table-row>
        <table:table-row table:style-name="ro1">
          <table:table-cell office:value-type="float" office:value="5566041" calcext:value-type="float">
            <text:p>5566041</text:p>
          </table:table-cell>
          <table:table-cell table:formula="of:=[.A350]/1000/(60*60*24)" office:value-type="time" office:time-value="PT01H32M46.041S" calcext:value-type="time">
            <text:p>01:32:4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3.17" calcext:value-type="float">
            <text:p>383.17</text:p>
          </table:table-cell>
          <table:table-cell office:value-type="float" office:value="479.51" calcext:value-type="float">
            <text:p>479.51</text:p>
          </table:table-cell>
        </table:table-row>
        <table:table-row table:style-name="ro1">
          <table:table-cell office:value-type="float" office:value="5582041" calcext:value-type="float">
            <text:p>5582041</text:p>
          </table:table-cell>
          <table:table-cell table:formula="of:=[.A351]/1000/(60*60*24)" office:value-type="time" office:time-value="PT01H33M02.041S" calcext:value-type="time">
            <text:p>01:33:0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4.25" calcext:value-type="float">
            <text:p>384.25</text:p>
          </table:table-cell>
          <table:table-cell office:value-type="float" office:value="480.83" calcext:value-type="float">
            <text:p>480.83</text:p>
          </table:table-cell>
        </table:table-row>
        <table:table-row table:style-name="ro1">
          <table:table-cell office:value-type="float" office:value="5598041" calcext:value-type="float">
            <text:p>5598041</text:p>
          </table:table-cell>
          <table:table-cell table:formula="of:=[.A352]/1000/(60*60*24)" office:value-type="time" office:time-value="PT01H33M18.041S" calcext:value-type="time">
            <text:p>01:33:1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5.33" calcext:value-type="float">
            <text:p>385.33</text:p>
          </table:table-cell>
          <table:table-cell office:value-type="float" office:value="482.15" calcext:value-type="float">
            <text:p>482.15</text:p>
          </table:table-cell>
        </table:table-row>
        <table:table-row table:style-name="ro1">
          <table:table-cell office:value-type="float" office:value="5614041" calcext:value-type="float">
            <text:p>5614041</text:p>
          </table:table-cell>
          <table:table-cell table:formula="of:=[.A353]/1000/(60*60*24)" office:value-type="time" office:time-value="PT01H33M34.041S" calcext:value-type="time">
            <text:p>01:33:3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6.41" calcext:value-type="float">
            <text:p>386.41</text:p>
          </table:table-cell>
          <table:table-cell office:value-type="float" office:value="483.47" calcext:value-type="float">
            <text:p>483.47</text:p>
          </table:table-cell>
        </table:table-row>
        <table:table-row table:style-name="ro1">
          <table:table-cell office:value-type="float" office:value="5630041" calcext:value-type="float">
            <text:p>5630041</text:p>
          </table:table-cell>
          <table:table-cell table:formula="of:=[.A354]/1000/(60*60*24)" office:value-type="time" office:time-value="PT01H33M50.041S" calcext:value-type="time">
            <text:p>01:33:5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7.49" calcext:value-type="float">
            <text:p>387.49</text:p>
          </table:table-cell>
          <table:table-cell office:value-type="float" office:value="484.79" calcext:value-type="float">
            <text:p>484.79</text:p>
          </table:table-cell>
        </table:table-row>
        <table:table-row table:style-name="ro1">
          <table:table-cell office:value-type="float" office:value="5646041" calcext:value-type="float">
            <text:p>5646041</text:p>
          </table:table-cell>
          <table:table-cell table:formula="of:=[.A355]/1000/(60*60*24)" office:value-type="time" office:time-value="PT01H34M06.041S" calcext:value-type="time">
            <text:p>01:34:0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88.56" calcext:value-type="float">
            <text:p>388.56</text:p>
          </table:table-cell>
          <table:table-cell office:value-type="float" office:value="486.11" calcext:value-type="float">
            <text:p>486.11</text:p>
          </table:table-cell>
        </table:table-row>
        <table:table-row table:style-name="ro1">
          <table:table-cell office:value-type="float" office:value="5662041" calcext:value-type="float">
            <text:p>5662041</text:p>
          </table:table-cell>
          <table:table-cell table:formula="of:=[.A356]/1000/(60*60*24)" office:value-type="time" office:time-value="PT01H34M22.041S" calcext:value-type="time">
            <text:p>01:34:2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389.64" calcext:value-type="float">
            <text:p>389.64</text:p>
          </table:table-cell>
          <table:table-cell office:value-type="float" office:value="487.43" calcext:value-type="float">
            <text:p>487.43</text:p>
          </table:table-cell>
        </table:table-row>
        <table:table-row table:style-name="ro1">
          <table:table-cell office:value-type="float" office:value="5678041" calcext:value-type="float">
            <text:p>5678041</text:p>
          </table:table-cell>
          <table:table-cell table:formula="of:=[.A357]/1000/(60*60*24)" office:value-type="time" office:time-value="PT01H34M38.041S" calcext:value-type="time">
            <text:p>01:34:3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90.72" calcext:value-type="float">
            <text:p>390.72</text:p>
          </table:table-cell>
          <table:table-cell office:value-type="float" office:value="488.75" calcext:value-type="float">
            <text:p>488.75</text:p>
          </table:table-cell>
        </table:table-row>
        <table:table-row table:style-name="ro1">
          <table:table-cell office:value-type="float" office:value="5694041" calcext:value-type="float">
            <text:p>5694041</text:p>
          </table:table-cell>
          <table:table-cell table:formula="of:=[.A358]/1000/(60*60*24)" office:value-type="time" office:time-value="PT01H34M54.041S" calcext:value-type="time">
            <text:p>01:34:5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91.8" calcext:value-type="float">
            <text:p>391.8</text:p>
          </table:table-cell>
          <table:table-cell office:value-type="float" office:value="490.07" calcext:value-type="float">
            <text:p>490.07</text:p>
          </table:table-cell>
        </table:table-row>
        <table:table-row table:style-name="ro1">
          <table:table-cell office:value-type="float" office:value="5710041" calcext:value-type="float">
            <text:p>5710041</text:p>
          </table:table-cell>
          <table:table-cell table:formula="of:=[.A359]/1000/(60*60*24)" office:value-type="time" office:time-value="PT01H35M10.041S" calcext:value-type="time">
            <text:p>01:35:1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92.88" calcext:value-type="float">
            <text:p>392.88</text:p>
          </table:table-cell>
          <table:table-cell office:value-type="float" office:value="491.39" calcext:value-type="float">
            <text:p>491.39</text:p>
          </table:table-cell>
        </table:table-row>
        <table:table-row table:style-name="ro1">
          <table:table-cell office:value-type="float" office:value="5726041" calcext:value-type="float">
            <text:p>5726041</text:p>
          </table:table-cell>
          <table:table-cell table:formula="of:=[.A360]/1000/(60*60*24)" office:value-type="time" office:time-value="PT01H35M26.041S" calcext:value-type="time">
            <text:p>01:35:2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93.95" calcext:value-type="float">
            <text:p>393.95</text:p>
          </table:table-cell>
          <table:table-cell office:value-type="float" office:value="492.71" calcext:value-type="float">
            <text:p>492.71</text:p>
          </table:table-cell>
        </table:table-row>
        <table:table-row table:style-name="ro1">
          <table:table-cell office:value-type="float" office:value="5742041" calcext:value-type="float">
            <text:p>5742041</text:p>
          </table:table-cell>
          <table:table-cell table:formula="of:=[.A361]/1000/(60*60*24)" office:value-type="time" office:time-value="PT01H35M42.041S" calcext:value-type="time">
            <text:p>01:35:4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95.03" calcext:value-type="float">
            <text:p>395.03</text:p>
          </table:table-cell>
          <table:table-cell office:value-type="float" office:value="494.03" calcext:value-type="float">
            <text:p>494.03</text:p>
          </table:table-cell>
        </table:table-row>
        <table:table-row table:style-name="ro1">
          <table:table-cell office:value-type="float" office:value="5758041" calcext:value-type="float">
            <text:p>5758041</text:p>
          </table:table-cell>
          <table:table-cell table:formula="of:=[.A362]/1000/(60*60*24)" office:value-type="time" office:time-value="PT01H35M58.041S" calcext:value-type="time">
            <text:p>01:35:5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96.11" calcext:value-type="float">
            <text:p>396.11</text:p>
          </table:table-cell>
          <table:table-cell office:value-type="float" office:value="495.35" calcext:value-type="float">
            <text:p>495.35</text:p>
          </table:table-cell>
        </table:table-row>
        <table:table-row table:style-name="ro1">
          <table:table-cell office:value-type="float" office:value="5774041" calcext:value-type="float">
            <text:p>5774041</text:p>
          </table:table-cell>
          <table:table-cell table:formula="of:=[.A363]/1000/(60*60*24)" office:value-type="time" office:time-value="PT01H36M14.041S" calcext:value-type="time">
            <text:p>01:36:1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97.19" calcext:value-type="float">
            <text:p>397.19</text:p>
          </table:table-cell>
          <table:table-cell office:value-type="float" office:value="496.67" calcext:value-type="float">
            <text:p>496.67</text:p>
          </table:table-cell>
        </table:table-row>
        <table:table-row table:style-name="ro1">
          <table:table-cell office:value-type="float" office:value="5790040" calcext:value-type="float">
            <text:p>5790040</text:p>
          </table:table-cell>
          <table:table-cell table:formula="of:=[.A364]/1000/(60*60*24)" office:value-type="time" office:time-value="PT01H36M30.04S" calcext:value-type="time">
            <text:p>01:36:3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98.26" calcext:value-type="float">
            <text:p>398.26</text:p>
          </table:table-cell>
          <table:table-cell office:value-type="float" office:value="497.98" calcext:value-type="float">
            <text:p>497.98</text:p>
          </table:table-cell>
        </table:table-row>
        <table:table-row table:style-name="ro1">
          <table:table-cell office:value-type="float" office:value="5806041" calcext:value-type="float">
            <text:p>5806041</text:p>
          </table:table-cell>
          <table:table-cell table:formula="of:=[.A365]/1000/(60*60*24)" office:value-type="time" office:time-value="PT01H36M46.041S" calcext:value-type="time">
            <text:p>01:36:4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99.34" calcext:value-type="float">
            <text:p>399.34</text:p>
          </table:table-cell>
          <table:table-cell office:value-type="float" office:value="499.3" calcext:value-type="float">
            <text:p>499.3</text:p>
          </table:table-cell>
        </table:table-row>
        <table:table-row table:style-name="ro1">
          <table:table-cell office:value-type="float" office:value="5822041" calcext:value-type="float">
            <text:p>5822041</text:p>
          </table:table-cell>
          <table:table-cell table:formula="of:=[.A366]/1000/(60*60*24)" office:value-type="time" office:time-value="PT01H37M02.041S" calcext:value-type="time">
            <text:p>01:37:0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400.42" calcext:value-type="float">
            <text:p>400.42</text:p>
          </table:table-cell>
          <table:table-cell office:value-type="float" office:value="500.62" calcext:value-type="float">
            <text:p>500.62</text:p>
          </table:table-cell>
        </table:table-row>
        <table:table-row table:style-name="ro1">
          <table:table-cell office:value-type="float" office:value="5838040" calcext:value-type="float">
            <text:p>5838040</text:p>
          </table:table-cell>
          <table:table-cell table:formula="of:=[.A367]/1000/(60*60*24)" office:value-type="time" office:time-value="PT01H37M18.04S" calcext:value-type="time">
            <text:p>01:37:1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401.49" calcext:value-type="float">
            <text:p>401.49</text:p>
          </table:table-cell>
          <table:table-cell office:value-type="float" office:value="501.94" calcext:value-type="float">
            <text:p>501.94</text:p>
          </table:table-cell>
        </table:table-row>
        <table:table-row table:style-name="ro1">
          <table:table-cell office:value-type="float" office:value="5854041" calcext:value-type="float">
            <text:p>5854041</text:p>
          </table:table-cell>
          <table:table-cell table:formula="of:=[.A368]/1000/(60*60*24)" office:value-type="time" office:time-value="PT01H37M34.041S" calcext:value-type="time">
            <text:p>01:37:3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402.57" calcext:value-type="float">
            <text:p>402.57</text:p>
          </table:table-cell>
          <table:table-cell office:value-type="float" office:value="503.26" calcext:value-type="float">
            <text:p>503.26</text:p>
          </table:table-cell>
        </table:table-row>
        <table:table-row table:style-name="ro1">
          <table:table-cell office:value-type="float" office:value="5870041" calcext:value-type="float">
            <text:p>5870041</text:p>
          </table:table-cell>
          <table:table-cell table:formula="of:=[.A369]/1000/(60*60*24)" office:value-type="time" office:time-value="PT01H37M50.041S" calcext:value-type="time">
            <text:p>01:37:5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403.65" calcext:value-type="float">
            <text:p>403.65</text:p>
          </table:table-cell>
          <table:table-cell office:value-type="float" office:value="504.57" calcext:value-type="float">
            <text:p>504.57</text:p>
          </table:table-cell>
        </table:table-row>
        <table:table-row table:style-name="ro1">
          <table:table-cell office:value-type="float" office:value="5886041" calcext:value-type="float">
            <text:p>5886041</text:p>
          </table:table-cell>
          <table:table-cell table:formula="of:=[.A370]/1000/(60*60*24)" office:value-type="time" office:time-value="PT01H38M06.041S" calcext:value-type="time">
            <text:p>01:38:0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404.73" calcext:value-type="float">
            <text:p>404.73</text:p>
          </table:table-cell>
          <table:table-cell office:value-type="float" office:value="505.89" calcext:value-type="float">
            <text:p>505.89</text:p>
          </table:table-cell>
        </table:table-row>
        <table:table-row table:style-name="ro1">
          <table:table-cell office:value-type="float" office:value="5902041" calcext:value-type="float">
            <text:p>5902041</text:p>
          </table:table-cell>
          <table:table-cell table:formula="of:=[.A371]/1000/(60*60*24)" office:value-type="time" office:time-value="PT01H38M22.041S" calcext:value-type="time">
            <text:p>01:38:2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05.8" calcext:value-type="float">
            <text:p>405.8</text:p>
          </table:table-cell>
          <table:table-cell office:value-type="float" office:value="507.21" calcext:value-type="float">
            <text:p>507.21</text:p>
          </table:table-cell>
        </table:table-row>
        <table:table-row table:style-name="ro1">
          <table:table-cell office:value-type="float" office:value="5918041" calcext:value-type="float">
            <text:p>5918041</text:p>
          </table:table-cell>
          <table:table-cell table:formula="of:=[.A372]/1000/(60*60*24)" office:value-type="time" office:time-value="PT01H38M38.041S" calcext:value-type="time">
            <text:p>01:38:3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06.88" calcext:value-type="float">
            <text:p>406.88</text:p>
          </table:table-cell>
          <table:table-cell office:value-type="float" office:value="508.52" calcext:value-type="float">
            <text:p>508.52</text:p>
          </table:table-cell>
        </table:table-row>
        <table:table-row table:style-name="ro1">
          <table:table-cell office:value-type="float" office:value="5934041" calcext:value-type="float">
            <text:p>5934041</text:p>
          </table:table-cell>
          <table:table-cell table:formula="of:=[.A373]/1000/(60*60*24)" office:value-type="time" office:time-value="PT01H38M54.041S" calcext:value-type="time">
            <text:p>01:38:5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407.96" calcext:value-type="float">
            <text:p>407.96</text:p>
          </table:table-cell>
          <table:table-cell office:value-type="float" office:value="509.84" calcext:value-type="float">
            <text:p>509.84</text:p>
          </table:table-cell>
        </table:table-row>
        <table:table-row table:style-name="ro1">
          <table:table-cell office:value-type="float" office:value="5950041" calcext:value-type="float">
            <text:p>5950041</text:p>
          </table:table-cell>
          <table:table-cell table:formula="of:=[.A374]/1000/(60*60*24)" office:value-type="time" office:time-value="PT01H39M10.041S" calcext:value-type="time">
            <text:p>01:39:1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409.03" calcext:value-type="float">
            <text:p>409.03</text:p>
          </table:table-cell>
          <table:table-cell office:value-type="float" office:value="511.16" calcext:value-type="float">
            <text:p>511.16</text:p>
          </table:table-cell>
        </table:table-row>
        <table:table-row table:style-name="ro1">
          <table:table-cell office:value-type="float" office:value="5966041" calcext:value-type="float">
            <text:p>5966041</text:p>
          </table:table-cell>
          <table:table-cell table:formula="of:=[.A375]/1000/(60*60*24)" office:value-type="time" office:time-value="PT01H39M26.041S" calcext:value-type="time">
            <text:p>01:39:2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410.11" calcext:value-type="float">
            <text:p>410.11</text:p>
          </table:table-cell>
          <table:table-cell office:value-type="float" office:value="512.47" calcext:value-type="float">
            <text:p>512.47</text:p>
          </table:table-cell>
        </table:table-row>
        <table:table-row table:style-name="ro1">
          <table:table-cell office:value-type="float" office:value="5982041" calcext:value-type="float">
            <text:p>5982041</text:p>
          </table:table-cell>
          <table:table-cell table:formula="of:=[.A376]/1000/(60*60*24)" office:value-type="time" office:time-value="PT01H39M42.041S" calcext:value-type="time">
            <text:p>01:39:4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411.19" calcext:value-type="float">
            <text:p>411.19</text:p>
          </table:table-cell>
          <table:table-cell office:value-type="float" office:value="513.79" calcext:value-type="float">
            <text:p>513.79</text:p>
          </table:table-cell>
        </table:table-row>
        <table:table-row table:style-name="ro1">
          <table:table-cell office:value-type="float" office:value="5998041" calcext:value-type="float">
            <text:p>5998041</text:p>
          </table:table-cell>
          <table:table-cell table:formula="of:=[.A377]/1000/(60*60*24)" office:value-type="time" office:time-value="PT01H39M58.041S" calcext:value-type="time">
            <text:p>01:39:5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12.26" calcext:value-type="float">
            <text:p>412.26</text:p>
          </table:table-cell>
          <table:table-cell office:value-type="float" office:value="515.11" calcext:value-type="float">
            <text:p>515.11</text:p>
          </table:table-cell>
        </table:table-row>
        <table:table-row table:style-name="ro1">
          <table:table-cell office:value-type="float" office:value="6014041" calcext:value-type="float">
            <text:p>6014041</text:p>
          </table:table-cell>
          <table:table-cell table:formula="of:=[.A378]/1000/(60*60*24)" office:value-type="time" office:time-value="PT01H40M14.041S" calcext:value-type="time">
            <text:p>01:40:1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13.34" calcext:value-type="float">
            <text:p>413.34</text:p>
          </table:table-cell>
          <table:table-cell office:value-type="float" office:value="516.42" calcext:value-type="float">
            <text:p>516.42</text:p>
          </table:table-cell>
        </table:table-row>
        <table:table-row table:style-name="ro1">
          <table:table-cell office:value-type="float" office:value="6030041" calcext:value-type="float">
            <text:p>6030041</text:p>
          </table:table-cell>
          <table:table-cell table:formula="of:=[.A379]/1000/(60*60*24)" office:value-type="time" office:time-value="PT01H40M30.041S" calcext:value-type="time">
            <text:p>01:40:3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14.42" calcext:value-type="float">
            <text:p>414.42</text:p>
          </table:table-cell>
          <table:table-cell office:value-type="float" office:value="517.74" calcext:value-type="float">
            <text:p>517.74</text:p>
          </table:table-cell>
        </table:table-row>
        <table:table-row table:style-name="ro1">
          <table:table-cell office:value-type="float" office:value="6046041" calcext:value-type="float">
            <text:p>6046041</text:p>
          </table:table-cell>
          <table:table-cell table:formula="of:=[.A380]/1000/(60*60*24)" office:value-type="time" office:time-value="PT01H40M46.041S" calcext:value-type="time">
            <text:p>01:40:4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15.49" calcext:value-type="float">
            <text:p>415.49</text:p>
          </table:table-cell>
          <table:table-cell office:value-type="float" office:value="519.05" calcext:value-type="float">
            <text:p>519.05</text:p>
          </table:table-cell>
        </table:table-row>
        <table:table-row table:style-name="ro1">
          <table:table-cell office:value-type="float" office:value="6062041" calcext:value-type="float">
            <text:p>6062041</text:p>
          </table:table-cell>
          <table:table-cell table:formula="of:=[.A381]/1000/(60*60*24)" office:value-type="time" office:time-value="PT01H41M02.041S" calcext:value-type="time">
            <text:p>01:41:0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416.57" calcext:value-type="float">
            <text:p>416.57</text:p>
          </table:table-cell>
          <table:table-cell office:value-type="float" office:value="520.37" calcext:value-type="float">
            <text:p>520.37</text:p>
          </table:table-cell>
        </table:table-row>
        <table:table-row table:style-name="ro1">
          <table:table-cell office:value-type="float" office:value="6078041" calcext:value-type="float">
            <text:p>6078041</text:p>
          </table:table-cell>
          <table:table-cell table:formula="of:=[.A382]/1000/(60*60*24)" office:value-type="time" office:time-value="PT01H41M18.041S" calcext:value-type="time">
            <text:p>01:41:1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17.65" calcext:value-type="float">
            <text:p>417.65</text:p>
          </table:table-cell>
          <table:table-cell office:value-type="float" office:value="521.68" calcext:value-type="float">
            <text:p>521.68</text:p>
          </table:table-cell>
        </table:table-row>
        <table:table-row table:style-name="ro1">
          <table:table-cell office:value-type="float" office:value="6094041" calcext:value-type="float">
            <text:p>6094041</text:p>
          </table:table-cell>
          <table:table-cell table:formula="of:=[.A383]/1000/(60*60*24)" office:value-type="time" office:time-value="PT01H41M34.041S" calcext:value-type="time">
            <text:p>01:41:3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18.72" calcext:value-type="float">
            <text:p>418.7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110041" calcext:value-type="float">
            <text:p>6110041</text:p>
          </table:table-cell>
          <table:table-cell table:formula="of:=[.A384]/1000/(60*60*24)" office:value-type="time" office:time-value="PT01H41M50.041S" calcext:value-type="time">
            <text:p>01:41:5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419.8" calcext:value-type="float">
            <text:p>419.8</text:p>
          </table:table-cell>
          <table:table-cell office:value-type="float" office:value="524.31" calcext:value-type="float">
            <text:p>524.31</text:p>
          </table:table-cell>
        </table:table-row>
        <table:table-row table:style-name="ro1">
          <table:table-cell office:value-type="float" office:value="6126041" calcext:value-type="float">
            <text:p>6126041</text:p>
          </table:table-cell>
          <table:table-cell table:formula="of:=[.A385]/1000/(60*60*24)" office:value-type="time" office:time-value="PT01H42M06.041S" calcext:value-type="time">
            <text:p>01:42:0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420.88" calcext:value-type="float">
            <text:p>420.88</text:p>
          </table:table-cell>
          <table:table-cell office:value-type="float" office:value="525.62" calcext:value-type="float">
            <text:p>525.62</text:p>
          </table:table-cell>
        </table:table-row>
        <table:table-row table:style-name="ro1">
          <table:table-cell office:value-type="float" office:value="6142041" calcext:value-type="float">
            <text:p>6142041</text:p>
          </table:table-cell>
          <table:table-cell table:formula="of:=[.A386]/1000/(60*60*24)" office:value-type="time" office:time-value="PT01H42M22.041S" calcext:value-type="time">
            <text:p>01:42:2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21.95" calcext:value-type="float">
            <text:p>421.95</text:p>
          </table:table-cell>
          <table:table-cell office:value-type="float" office:value="526.94" calcext:value-type="float">
            <text:p>526.94</text:p>
          </table:table-cell>
        </table:table-row>
        <table:table-row table:style-name="ro1">
          <table:table-cell office:value-type="float" office:value="6158041" calcext:value-type="float">
            <text:p>6158041</text:p>
          </table:table-cell>
          <table:table-cell table:formula="of:=[.A387]/1000/(60*60*24)" office:value-type="time" office:time-value="PT01H42M38.041S" calcext:value-type="time">
            <text:p>01:42:3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423.03" calcext:value-type="float">
            <text:p>423.03</text:p>
          </table:table-cell>
          <table:table-cell office:value-type="float" office:value="528.25" calcext:value-type="float">
            <text:p>528.25</text:p>
          </table:table-cell>
        </table:table-row>
        <table:table-row table:style-name="ro1">
          <table:table-cell office:value-type="float" office:value="6174041" calcext:value-type="float">
            <text:p>6174041</text:p>
          </table:table-cell>
          <table:table-cell table:formula="of:=[.A388]/1000/(60*60*24)" office:value-type="time" office:time-value="PT01H42M54.041S" calcext:value-type="time">
            <text:p>01:42:5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24.1" calcext:value-type="float">
            <text:p>424.1</text:p>
          </table:table-cell>
          <table:table-cell office:value-type="float" office:value="529.56" calcext:value-type="float">
            <text:p>529.56</text:p>
          </table:table-cell>
        </table:table-row>
        <table:table-row table:style-name="ro1">
          <table:table-cell office:value-type="float" office:value="6190041" calcext:value-type="float">
            <text:p>6190041</text:p>
          </table:table-cell>
          <table:table-cell table:formula="of:=[.A389]/1000/(60*60*24)" office:value-type="time" office:time-value="PT01H43M10.041S" calcext:value-type="time">
            <text:p>01:43:1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25.18" calcext:value-type="float">
            <text:p>425.18</text:p>
          </table:table-cell>
          <table:table-cell office:value-type="float" office:value="530.88" calcext:value-type="float">
            <text:p>530.88</text:p>
          </table:table-cell>
        </table:table-row>
        <table:table-row table:style-name="ro1">
          <table:table-cell office:value-type="float" office:value="6206041" calcext:value-type="float">
            <text:p>6206041</text:p>
          </table:table-cell>
          <table:table-cell table:formula="of:=[.A390]/1000/(60*60*24)" office:value-type="time" office:time-value="PT01H43M26.041S" calcext:value-type="time">
            <text:p>01:43:2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426.26" calcext:value-type="float">
            <text:p>426.26</text:p>
          </table:table-cell>
          <table:table-cell office:value-type="float" office:value="532.19" calcext:value-type="float">
            <text:p>532.19</text:p>
          </table:table-cell>
        </table:table-row>
        <table:table-row table:style-name="ro1">
          <table:table-cell office:value-type="float" office:value="6222041" calcext:value-type="float">
            <text:p>6222041</text:p>
          </table:table-cell>
          <table:table-cell table:formula="of:=[.A391]/1000/(60*60*24)" office:value-type="time" office:time-value="PT01H43M42.041S" calcext:value-type="time">
            <text:p>01:43:4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27.33" calcext:value-type="float">
            <text:p>427.33</text:p>
          </table:table-cell>
          <table:table-cell office:value-type="float" office:value="533.5" calcext:value-type="float">
            <text:p>533.5</text:p>
          </table:table-cell>
        </table:table-row>
        <table:table-row table:style-name="ro1">
          <table:table-cell office:value-type="float" office:value="6238041" calcext:value-type="float">
            <text:p>6238041</text:p>
          </table:table-cell>
          <table:table-cell table:formula="of:=[.A392]/1000/(60*60*24)" office:value-type="time" office:time-value="PT01H43M58.041S" calcext:value-type="time">
            <text:p>01:43:5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28.41" calcext:value-type="float">
            <text:p>428.41</text:p>
          </table:table-cell>
          <table:table-cell office:value-type="float" office:value="534.82" calcext:value-type="float">
            <text:p>534.82</text:p>
          </table:table-cell>
        </table:table-row>
        <table:table-row table:style-name="ro1">
          <table:table-cell office:value-type="float" office:value="6254041" calcext:value-type="float">
            <text:p>6254041</text:p>
          </table:table-cell>
          <table:table-cell table:formula="of:=[.A393]/1000/(60*60*24)" office:value-type="time" office:time-value="PT01H44M14.041S" calcext:value-type="time">
            <text:p>01:44:1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29.49" calcext:value-type="float">
            <text:p>429.49</text:p>
          </table:table-cell>
          <table:table-cell office:value-type="float" office:value="536.13" calcext:value-type="float">
            <text:p>536.13</text:p>
          </table:table-cell>
        </table:table-row>
        <table:table-row table:style-name="ro1">
          <table:table-cell office:value-type="float" office:value="6270041" calcext:value-type="float">
            <text:p>6270041</text:p>
          </table:table-cell>
          <table:table-cell table:formula="of:=[.A394]/1000/(60*60*24)" office:value-type="time" office:time-value="PT01H44M30.041S" calcext:value-type="time">
            <text:p>01:44:3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0.56" calcext:value-type="float">
            <text:p>430.56</text:p>
          </table:table-cell>
          <table:table-cell office:value-type="float" office:value="537.44" calcext:value-type="float">
            <text:p>537.44</text:p>
          </table:table-cell>
        </table:table-row>
        <table:table-row table:style-name="ro1">
          <table:table-cell office:value-type="float" office:value="6286041" calcext:value-type="float">
            <text:p>6286041</text:p>
          </table:table-cell>
          <table:table-cell table:formula="of:=[.A395]/1000/(60*60*24)" office:value-type="time" office:time-value="PT01H44M46.041S" calcext:value-type="time">
            <text:p>01:44:4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1.64" calcext:value-type="float">
            <text:p>431.64</text:p>
          </table:table-cell>
          <table:table-cell office:value-type="float" office:value="538.75" calcext:value-type="float">
            <text:p>538.75</text:p>
          </table:table-cell>
        </table:table-row>
        <table:table-row table:style-name="ro1">
          <table:table-cell office:value-type="float" office:value="6302041" calcext:value-type="float">
            <text:p>6302041</text:p>
          </table:table-cell>
          <table:table-cell table:formula="of:=[.A396]/1000/(60*60*24)" office:value-type="time" office:time-value="PT01H45M02.041S" calcext:value-type="time">
            <text:p>01:45:0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2.71" calcext:value-type="float">
            <text:p>432.71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float" office:value="6318041" calcext:value-type="float">
            <text:p>6318041</text:p>
          </table:table-cell>
          <table:table-cell table:formula="of:=[.A397]/1000/(60*60*24)" office:value-type="time" office:time-value="PT01H45M18.041S" calcext:value-type="time">
            <text:p>01:45:1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3.79" calcext:value-type="float">
            <text:p>433.79</text:p>
          </table:table-cell>
          <table:table-cell office:value-type="float" office:value="541.38" calcext:value-type="float">
            <text:p>541.38</text:p>
          </table:table-cell>
        </table:table-row>
        <table:table-row table:style-name="ro1">
          <table:table-cell office:value-type="float" office:value="6334041" calcext:value-type="float">
            <text:p>6334041</text:p>
          </table:table-cell>
          <table:table-cell table:formula="of:=[.A398]/1000/(60*60*24)" office:value-type="time" office:time-value="PT01H45M34.041S" calcext:value-type="time">
            <text:p>01:45:3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4.86" calcext:value-type="float">
            <text:p>434.86</text:p>
          </table:table-cell>
          <table:table-cell office:value-type="float" office:value="542.69" calcext:value-type="float">
            <text:p>542.69</text:p>
          </table:table-cell>
        </table:table-row>
        <table:table-row table:style-name="ro1">
          <table:table-cell office:value-type="float" office:value="6350041" calcext:value-type="float">
            <text:p>6350041</text:p>
          </table:table-cell>
          <table:table-cell table:formula="of:=[.A399]/1000/(60*60*24)" office:value-type="time" office:time-value="PT01H45M50.041S" calcext:value-type="time">
            <text:p>01:45:5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5.94" calcext:value-type="float">
            <text:p>435.9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366041" calcext:value-type="float">
            <text:p>6366041</text:p>
          </table:table-cell>
          <table:table-cell table:formula="of:=[.A400]/1000/(60*60*24)" office:value-type="time" office:time-value="PT01H46M06.041S" calcext:value-type="time">
            <text:p>01:46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437.01" calcext:value-type="float">
            <text:p>437.01</text:p>
          </table:table-cell>
          <table:table-cell office:value-type="float" office:value="545.32" calcext:value-type="float">
            <text:p>545.32</text:p>
          </table:table-cell>
        </table:table-row>
        <table:table-row table:style-name="ro1">
          <table:table-cell office:value-type="float" office:value="6382041" calcext:value-type="float">
            <text:p>6382041</text:p>
          </table:table-cell>
          <table:table-cell table:formula="of:=[.A401]/1000/(60*60*24)" office:value-type="time" office:time-value="PT01H46M22.041S" calcext:value-type="time">
            <text:p>01:46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438.09" calcext:value-type="float">
            <text:p>438.09</text:p>
          </table:table-cell>
          <table:table-cell office:value-type="float" office:value="546.63" calcext:value-type="float">
            <text:p>546.63</text:p>
          </table:table-cell>
        </table:table-row>
        <table:table-row table:style-name="ro1">
          <table:table-cell office:value-type="float" office:value="6398041" calcext:value-type="float">
            <text:p>6398041</text:p>
          </table:table-cell>
          <table:table-cell table:formula="of:=[.A402]/1000/(60*60*24)" office:value-type="time" office:time-value="PT01H46M38.041S" calcext:value-type="time">
            <text:p>01:46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39.17" calcext:value-type="float">
            <text:p>439.17</text:p>
          </table:table-cell>
          <table:table-cell office:value-type="float" office:value="547.94" calcext:value-type="float">
            <text:p>547.94</text:p>
          </table:table-cell>
        </table:table-row>
        <table:table-row table:style-name="ro1">
          <table:table-cell office:value-type="float" office:value="6414041" calcext:value-type="float">
            <text:p>6414041</text:p>
          </table:table-cell>
          <table:table-cell table:formula="of:=[.A403]/1000/(60*60*24)" office:value-type="time" office:time-value="PT01H46M54.041S" calcext:value-type="time">
            <text:p>01:46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0.24" calcext:value-type="float">
            <text:p>440.24</text:p>
          </table:table-cell>
          <table:table-cell office:value-type="float" office:value="549.25" calcext:value-type="float">
            <text:p>549.25</text:p>
          </table:table-cell>
        </table:table-row>
        <table:table-row table:style-name="ro1">
          <table:table-cell office:value-type="float" office:value="6430041" calcext:value-type="float">
            <text:p>6430041</text:p>
          </table:table-cell>
          <table:table-cell table:formula="of:=[.A404]/1000/(60*60*24)" office:value-type="time" office:time-value="PT01H47M10.041S" calcext:value-type="time">
            <text:p>01:47:1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41.32" calcext:value-type="float">
            <text:p>441.32</text:p>
          </table:table-cell>
          <table:table-cell office:value-type="float" office:value="550.56" calcext:value-type="float">
            <text:p>550.56</text:p>
          </table:table-cell>
        </table:table-row>
        <table:table-row table:style-name="ro1">
          <table:table-cell office:value-type="float" office:value="6446041" calcext:value-type="float">
            <text:p>6446041</text:p>
          </table:table-cell>
          <table:table-cell table:formula="of:=[.A405]/1000/(60*60*24)" office:value-type="time" office:time-value="PT01H47M26.041S" calcext:value-type="time">
            <text:p>01:47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2.39" calcext:value-type="float">
            <text:p>442.39</text:p>
          </table:table-cell>
          <table:table-cell office:value-type="float" office:value="551.87" calcext:value-type="float">
            <text:p>551.87</text:p>
          </table:table-cell>
        </table:table-row>
        <table:table-row table:style-name="ro1">
          <table:table-cell office:value-type="float" office:value="6462041" calcext:value-type="float">
            <text:p>6462041</text:p>
          </table:table-cell>
          <table:table-cell table:formula="of:=[.A406]/1000/(60*60*24)" office:value-type="time" office:time-value="PT01H47M42.041S" calcext:value-type="time">
            <text:p>01:47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3.47" calcext:value-type="float">
            <text:p>443.47</text:p>
          </table:table-cell>
          <table:table-cell office:value-type="float" office:value="553.19" calcext:value-type="float">
            <text:p>553.19</text:p>
          </table:table-cell>
        </table:table-row>
        <table:table-row table:style-name="ro1">
          <table:table-cell office:value-type="float" office:value="6478041" calcext:value-type="float">
            <text:p>6478041</text:p>
          </table:table-cell>
          <table:table-cell table:formula="of:=[.A407]/1000/(60*60*24)" office:value-type="time" office:time-value="PT01H47M58.041S" calcext:value-type="time">
            <text:p>01:47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4.54" calcext:value-type="float">
            <text:p>444.54</text:p>
          </table:table-cell>
          <table:table-cell office:value-type="float" office:value="554.5" calcext:value-type="float">
            <text:p>554.5</text:p>
          </table:table-cell>
        </table:table-row>
        <table:table-row table:style-name="ro1">
          <table:table-cell office:value-type="float" office:value="6494041" calcext:value-type="float">
            <text:p>6494041</text:p>
          </table:table-cell>
          <table:table-cell table:formula="of:=[.A408]/1000/(60*60*24)" office:value-type="time" office:time-value="PT01H48M14.041S" calcext:value-type="time">
            <text:p>01:48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5.62" calcext:value-type="float">
            <text:p>445.62</text:p>
          </table:table-cell>
          <table:table-cell office:value-type="float" office:value="555.81" calcext:value-type="float">
            <text:p>555.81</text:p>
          </table:table-cell>
        </table:table-row>
        <table:table-row table:style-name="ro1">
          <table:table-cell office:value-type="float" office:value="6510041" calcext:value-type="float">
            <text:p>6510041</text:p>
          </table:table-cell>
          <table:table-cell table:formula="of:=[.A409]/1000/(60*60*24)" office:value-type="time" office:time-value="PT01H48M30.041S" calcext:value-type="time">
            <text:p>01:48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6.69" calcext:value-type="float">
            <text:p>446.69</text:p>
          </table:table-cell>
          <table:table-cell office:value-type="float" office:value="557.12" calcext:value-type="float">
            <text:p>557.12</text:p>
          </table:table-cell>
        </table:table-row>
        <table:table-row table:style-name="ro1">
          <table:table-cell office:value-type="float" office:value="6526041" calcext:value-type="float">
            <text:p>6526041</text:p>
          </table:table-cell>
          <table:table-cell table:formula="of:=[.A410]/1000/(60*60*24)" office:value-type="time" office:time-value="PT01H48M46.041S" calcext:value-type="time">
            <text:p>01:48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7.77" calcext:value-type="float">
            <text:p>447.77</text:p>
          </table:table-cell>
          <table:table-cell office:value-type="float" office:value="558.43" calcext:value-type="float">
            <text:p>558.43</text:p>
          </table:table-cell>
        </table:table-row>
        <table:table-row table:style-name="ro1">
          <table:table-cell office:value-type="float" office:value="6542041" calcext:value-type="float">
            <text:p>6542041</text:p>
          </table:table-cell>
          <table:table-cell table:formula="of:=[.A411]/1000/(60*60*24)" office:value-type="time" office:time-value="PT01H49M02.041S" calcext:value-type="time">
            <text:p>01:49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8.84" calcext:value-type="float">
            <text:p>448.84</text:p>
          </table:table-cell>
          <table:table-cell office:value-type="float" office:value="559.74" calcext:value-type="float">
            <text:p>559.74</text:p>
          </table:table-cell>
        </table:table-row>
        <table:table-row table:style-name="ro1">
          <table:table-cell office:value-type="float" office:value="6558041" calcext:value-type="float">
            <text:p>6558041</text:p>
          </table:table-cell>
          <table:table-cell table:formula="of:=[.A412]/1000/(60*60*24)" office:value-type="time" office:time-value="PT01H49M18.041S" calcext:value-type="time">
            <text:p>01:49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9.92" calcext:value-type="float">
            <text:p>449.92</text:p>
          </table:table-cell>
          <table:table-cell office:value-type="float" office:value="561.05" calcext:value-type="float">
            <text:p>561.05</text:p>
          </table:table-cell>
        </table:table-row>
        <table:table-row table:style-name="ro1">
          <table:table-cell office:value-type="float" office:value="6574041" calcext:value-type="float">
            <text:p>6574041</text:p>
          </table:table-cell>
          <table:table-cell table:formula="of:=[.A413]/1000/(60*60*24)" office:value-type="time" office:time-value="PT01H49M34.041S" calcext:value-type="time">
            <text:p>01:49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50.99" calcext:value-type="float">
            <text:p>450.99</text:p>
          </table:table-cell>
          <table:table-cell office:value-type="float" office:value="562.37" calcext:value-type="float">
            <text:p>562.37</text:p>
          </table:table-cell>
        </table:table-row>
        <table:table-row table:style-name="ro1">
          <table:table-cell office:value-type="float" office:value="6590041" calcext:value-type="float">
            <text:p>6590041</text:p>
          </table:table-cell>
          <table:table-cell table:formula="of:=[.A414]/1000/(60*60*24)" office:value-type="time" office:time-value="PT01H49M50.041S" calcext:value-type="time">
            <text:p>01:49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52.07" calcext:value-type="float">
            <text:p>452.07</text:p>
          </table:table-cell>
          <table:table-cell office:value-type="float" office:value="563.68" calcext:value-type="float">
            <text:p>563.68</text:p>
          </table:table-cell>
        </table:table-row>
        <table:table-row table:style-name="ro1">
          <table:table-cell office:value-type="float" office:value="6606041" calcext:value-type="float">
            <text:p>6606041</text:p>
          </table:table-cell>
          <table:table-cell table:formula="of:=[.A415]/1000/(60*60*24)" office:value-type="time" office:time-value="PT01H50M06.041S" calcext:value-type="time">
            <text:p>01:50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53.14" calcext:value-type="float">
            <text:p>453.14</text:p>
          </table:table-cell>
          <table:table-cell office:value-type="float" office:value="564.99" calcext:value-type="float">
            <text:p>564.99</text:p>
          </table:table-cell>
        </table:table-row>
        <table:table-row table:style-name="ro1">
          <table:table-cell office:value-type="float" office:value="6622041" calcext:value-type="float">
            <text:p>6622041</text:p>
          </table:table-cell>
          <table:table-cell table:formula="of:=[.A416]/1000/(60*60*24)" office:value-type="time" office:time-value="PT01H50M22.041S" calcext:value-type="time">
            <text:p>01:50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54.21" calcext:value-type="float">
            <text:p>454.21</text:p>
          </table:table-cell>
          <table:table-cell office:value-type="float" office:value="566.3" calcext:value-type="float">
            <text:p>566.3</text:p>
          </table:table-cell>
        </table:table-row>
        <table:table-row table:style-name="ro1">
          <table:table-cell office:value-type="float" office:value="6638041" calcext:value-type="float">
            <text:p>6638041</text:p>
          </table:table-cell>
          <table:table-cell table:formula="of:=[.A417]/1000/(60*60*24)" office:value-type="time" office:time-value="PT01H50M38.041S" calcext:value-type="time">
            <text:p>01:50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55.29" calcext:value-type="float">
            <text:p>455.29</text:p>
          </table:table-cell>
          <table:table-cell office:value-type="float" office:value="567.61" calcext:value-type="float">
            <text:p>567.61</text:p>
          </table:table-cell>
        </table:table-row>
        <table:table-row table:style-name="ro1">
          <table:table-cell office:value-type="float" office:value="6654041" calcext:value-type="float">
            <text:p>6654041</text:p>
          </table:table-cell>
          <table:table-cell table:formula="of:=[.A418]/1000/(60*60*24)" office:value-type="time" office:time-value="PT01H50M54.041S" calcext:value-type="time">
            <text:p>01:50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56.36" calcext:value-type="float">
            <text:p>456.36</text:p>
          </table:table-cell>
          <table:table-cell office:value-type="float" office:value="568.92" calcext:value-type="float">
            <text:p>568.92</text:p>
          </table:table-cell>
        </table:table-row>
        <table:table-row table:style-name="ro1">
          <table:table-cell office:value-type="float" office:value="6670041" calcext:value-type="float">
            <text:p>6670041</text:p>
          </table:table-cell>
          <table:table-cell table:formula="of:=[.A419]/1000/(60*60*24)" office:value-type="time" office:time-value="PT01H51M10.041S" calcext:value-type="time">
            <text:p>01:51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57.44" calcext:value-type="float">
            <text:p>457.44</text:p>
          </table:table-cell>
          <table:table-cell office:value-type="float" office:value="570.23" calcext:value-type="float">
            <text:p>570.23</text:p>
          </table:table-cell>
        </table:table-row>
        <table:table-row table:style-name="ro1">
          <table:table-cell office:value-type="float" office:value="6686041" calcext:value-type="float">
            <text:p>6686041</text:p>
          </table:table-cell>
          <table:table-cell table:formula="of:=[.A420]/1000/(60*60*24)" office:value-type="time" office:time-value="PT01H51M26.041S" calcext:value-type="time">
            <text:p>01:51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58.51" calcext:value-type="float">
            <text:p>458.51</text:p>
          </table:table-cell>
          <table:table-cell office:value-type="float" office:value="571.54" calcext:value-type="float">
            <text:p>571.54</text:p>
          </table:table-cell>
        </table:table-row>
        <table:table-row table:style-name="ro1">
          <table:table-cell office:value-type="float" office:value="6702041" calcext:value-type="float">
            <text:p>6702041</text:p>
          </table:table-cell>
          <table:table-cell table:formula="of:=[.A421]/1000/(60*60*24)" office:value-type="time" office:time-value="PT01H51M42.041S" calcext:value-type="time">
            <text:p>01:51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59.59" calcext:value-type="float">
            <text:p>459.59</text:p>
          </table:table-cell>
          <table:table-cell office:value-type="float" office:value="572.85" calcext:value-type="float">
            <text:p>572.85</text:p>
          </table:table-cell>
        </table:table-row>
        <table:table-row table:style-name="ro1">
          <table:table-cell office:value-type="float" office:value="6718041" calcext:value-type="float">
            <text:p>6718041</text:p>
          </table:table-cell>
          <table:table-cell table:formula="of:=[.A422]/1000/(60*60*24)" office:value-type="time" office:time-value="PT01H51M58.041S" calcext:value-type="time">
            <text:p>01:51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60.66" calcext:value-type="float">
            <text:p>460.66</text:p>
          </table:table-cell>
          <table:table-cell office:value-type="float" office:value="574.16" calcext:value-type="float">
            <text:p>574.16</text:p>
          </table:table-cell>
        </table:table-row>
        <table:table-row table:style-name="ro1">
          <table:table-cell office:value-type="float" office:value="6734041" calcext:value-type="float">
            <text:p>6734041</text:p>
          </table:table-cell>
          <table:table-cell table:formula="of:=[.A423]/1000/(60*60*24)" office:value-type="time" office:time-value="PT01H52M14.041S" calcext:value-type="time">
            <text:p>01:52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61.73" calcext:value-type="float">
            <text:p>461.73</text:p>
          </table:table-cell>
          <table:table-cell office:value-type="float" office:value="575.47" calcext:value-type="float">
            <text:p>575.47</text:p>
          </table:table-cell>
        </table:table-row>
        <table:table-row table:style-name="ro1">
          <table:table-cell office:value-type="float" office:value="6750041" calcext:value-type="float">
            <text:p>6750041</text:p>
          </table:table-cell>
          <table:table-cell table:formula="of:=[.A424]/1000/(60*60*24)" office:value-type="time" office:time-value="PT01H52M30.041S" calcext:value-type="time">
            <text:p>01:52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62.81" calcext:value-type="float">
            <text:p>462.81</text:p>
          </table:table-cell>
          <table:table-cell office:value-type="float" office:value="576.78" calcext:value-type="float">
            <text:p>576.78</text:p>
          </table:table-cell>
        </table:table-row>
        <table:table-row table:style-name="ro1">
          <table:table-cell office:value-type="float" office:value="6766041" calcext:value-type="float">
            <text:p>6766041</text:p>
          </table:table-cell>
          <table:table-cell table:formula="of:=[.A425]/1000/(60*60*24)" office:value-type="time" office:time-value="PT01H52M46.041S" calcext:value-type="time">
            <text:p>01:52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463.88" calcext:value-type="float">
            <text:p>463.88</text:p>
          </table:table-cell>
          <table:table-cell office:value-type="float" office:value="578.09" calcext:value-type="float">
            <text:p>578.09</text:p>
          </table:table-cell>
        </table:table-row>
        <table:table-row table:style-name="ro1">
          <table:table-cell office:value-type="float" office:value="6782041" calcext:value-type="float">
            <text:p>6782041</text:p>
          </table:table-cell>
          <table:table-cell table:formula="of:=[.A426]/1000/(60*60*24)" office:value-type="time" office:time-value="PT01H53M02.041S" calcext:value-type="time">
            <text:p>01:53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64.96" calcext:value-type="float">
            <text:p>464.96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>
          <table:table-cell office:value-type="float" office:value="6798041" calcext:value-type="float">
            <text:p>6798041</text:p>
          </table:table-cell>
          <table:table-cell table:formula="of:=[.A427]/1000/(60*60*24)" office:value-type="time" office:time-value="PT01H53M18.041S" calcext:value-type="time">
            <text:p>01:53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466.03" calcext:value-type="float">
            <text:p>466.03</text:p>
          </table:table-cell>
          <table:table-cell office:value-type="float" office:value="580.71" calcext:value-type="float">
            <text:p>580.71</text:p>
          </table:table-cell>
        </table:table-row>
        <table:table-row table:style-name="ro1">
          <table:table-cell office:value-type="float" office:value="6814041" calcext:value-type="float">
            <text:p>6814041</text:p>
          </table:table-cell>
          <table:table-cell table:formula="of:=[.A428]/1000/(60*60*24)" office:value-type="time" office:time-value="PT01H53M34.041S" calcext:value-type="time">
            <text:p>01:53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67.1" calcext:value-type="float">
            <text:p>467.1</text:p>
          </table:table-cell>
          <table:table-cell office:value-type="float" office:value="582.02" calcext:value-type="float">
            <text:p>582.02</text:p>
          </table:table-cell>
        </table:table-row>
        <table:table-row table:style-name="ro1">
          <table:table-cell office:value-type="float" office:value="6830041" calcext:value-type="float">
            <text:p>6830041</text:p>
          </table:table-cell>
          <table:table-cell table:formula="of:=[.A429]/1000/(60*60*24)" office:value-type="time" office:time-value="PT01H53M50.041S" calcext:value-type="time">
            <text:p>01:53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68.18" calcext:value-type="float">
            <text:p>468.18</text:p>
          </table:table-cell>
          <table:table-cell office:value-type="float" office:value="583.33" calcext:value-type="float">
            <text:p>583.33</text:p>
          </table:table-cell>
        </table:table-row>
        <table:table-row table:style-name="ro1">
          <table:table-cell office:value-type="float" office:value="6846041" calcext:value-type="float">
            <text:p>6846041</text:p>
          </table:table-cell>
          <table:table-cell table:formula="of:=[.A430]/1000/(60*60*24)" office:value-type="time" office:time-value="PT01H54M06.041S" calcext:value-type="time">
            <text:p>01:54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69.25" calcext:value-type="float">
            <text:p>469.25</text:p>
          </table:table-cell>
          <table:table-cell office:value-type="float" office:value="584.64" calcext:value-type="float">
            <text:p>584.64</text:p>
          </table:table-cell>
        </table:table-row>
        <table:table-row table:style-name="ro1">
          <table:table-cell office:value-type="float" office:value="6862041" calcext:value-type="float">
            <text:p>6862041</text:p>
          </table:table-cell>
          <table:table-cell table:formula="of:=[.A431]/1000/(60*60*24)" office:value-type="time" office:time-value="PT01H54M22.041S" calcext:value-type="time">
            <text:p>01:54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70.33" calcext:value-type="float">
            <text:p>470.33</text:p>
          </table:table-cell>
          <table:table-cell office:value-type="float" office:value="585.95" calcext:value-type="float">
            <text:p>585.95</text:p>
          </table:table-cell>
        </table:table-row>
        <table:table-row table:style-name="ro1">
          <table:table-cell office:value-type="float" office:value="6878041" calcext:value-type="float">
            <text:p>6878041</text:p>
          </table:table-cell>
          <table:table-cell table:formula="of:=[.A432]/1000/(60*60*24)" office:value-type="time" office:time-value="PT01H54M38.041S" calcext:value-type="time">
            <text:p>01:54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471.4" calcext:value-type="float">
            <text:p>471.4</text:p>
          </table:table-cell>
          <table:table-cell office:value-type="float" office:value="587.26" calcext:value-type="float">
            <text:p>587.26</text:p>
          </table:table-cell>
        </table:table-row>
        <table:table-row table:style-name="ro1">
          <table:table-cell office:value-type="float" office:value="6894041" calcext:value-type="float">
            <text:p>6894041</text:p>
          </table:table-cell>
          <table:table-cell table:formula="of:=[.A433]/1000/(60*60*24)" office:value-type="time" office:time-value="PT01H54M54.041S" calcext:value-type="time">
            <text:p>01:54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72.47" calcext:value-type="float">
            <text:p>472.47</text:p>
          </table:table-cell>
          <table:table-cell office:value-type="float" office:value="588.57" calcext:value-type="float">
            <text:p>588.57</text:p>
          </table:table-cell>
        </table:table-row>
        <table:table-row table:style-name="ro1">
          <table:table-cell office:value-type="float" office:value="6910041" calcext:value-type="float">
            <text:p>6910041</text:p>
          </table:table-cell>
          <table:table-cell table:formula="of:=[.A434]/1000/(60*60*24)" office:value-type="time" office:time-value="PT01H55M10.041S" calcext:value-type="time">
            <text:p>01:55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473.55" calcext:value-type="float">
            <text:p>473.55</text:p>
          </table:table-cell>
          <table:table-cell office:value-type="float" office:value="589.88" calcext:value-type="float">
            <text:p>589.88</text:p>
          </table:table-cell>
        </table:table-row>
        <table:table-row table:style-name="ro1">
          <table:table-cell office:value-type="float" office:value="6926041" calcext:value-type="float">
            <text:p>6926041</text:p>
          </table:table-cell>
          <table:table-cell table:formula="of:=[.A435]/1000/(60*60*24)" office:value-type="time" office:time-value="PT01H55M26.041S" calcext:value-type="time">
            <text:p>01:55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74.62" calcext:value-type="float">
            <text:p>474.62</text:p>
          </table:table-cell>
          <table:table-cell office:value-type="float" office:value="591.19" calcext:value-type="float">
            <text:p>591.19</text:p>
          </table:table-cell>
        </table:table-row>
        <table:table-row table:style-name="ro1">
          <table:table-cell office:value-type="float" office:value="6942041" calcext:value-type="float">
            <text:p>6942041</text:p>
          </table:table-cell>
          <table:table-cell table:formula="of:=[.A436]/1000/(60*60*24)" office:value-type="time" office:time-value="PT01H55M42.041S" calcext:value-type="time">
            <text:p>01:55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75.69" calcext:value-type="float">
            <text:p>475.69</text:p>
          </table:table-cell>
          <table:table-cell office:value-type="float" office:value="592.49" calcext:value-type="float">
            <text:p>592.49</text:p>
          </table:table-cell>
        </table:table-row>
        <table:table-row table:style-name="ro1">
          <table:table-cell office:value-type="float" office:value="6958041" calcext:value-type="float">
            <text:p>6958041</text:p>
          </table:table-cell>
          <table:table-cell table:formula="of:=[.A437]/1000/(60*60*24)" office:value-type="time" office:time-value="PT01H55M58.041S" calcext:value-type="time">
            <text:p>01:55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76.77" calcext:value-type="float">
            <text:p>476.77</text:p>
          </table:table-cell>
          <table:table-cell office:value-type="float" office:value="593.8" calcext:value-type="float">
            <text:p>593.8</text:p>
          </table:table-cell>
        </table:table-row>
        <table:table-row table:style-name="ro1">
          <table:table-cell office:value-type="float" office:value="6974041" calcext:value-type="float">
            <text:p>6974041</text:p>
          </table:table-cell>
          <table:table-cell table:formula="of:=[.A438]/1000/(60*60*24)" office:value-type="time" office:time-value="PT01H56M14.041S" calcext:value-type="time">
            <text:p>01:56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77.84" calcext:value-type="float">
            <text:p>477.84</text:p>
          </table:table-cell>
          <table:table-cell office:value-type="float" office:value="595.11" calcext:value-type="float">
            <text:p>595.11</text:p>
          </table:table-cell>
        </table:table-row>
        <table:table-row table:style-name="ro1">
          <table:table-cell office:value-type="float" office:value="6990041" calcext:value-type="float">
            <text:p>6990041</text:p>
          </table:table-cell>
          <table:table-cell table:formula="of:=[.A439]/1000/(60*60*24)" office:value-type="time" office:time-value="PT01H56M30.041S" calcext:value-type="time">
            <text:p>01:56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78.91" calcext:value-type="float">
            <text:p>478.91</text:p>
          </table:table-cell>
          <table:table-cell office:value-type="float" office:value="596.42" calcext:value-type="float">
            <text:p>596.42</text:p>
          </table:table-cell>
        </table:table-row>
        <table:table-row table:style-name="ro1">
          <table:table-cell office:value-type="float" office:value="7006041" calcext:value-type="float">
            <text:p>7006041</text:p>
          </table:table-cell>
          <table:table-cell table:formula="of:=[.A440]/1000/(60*60*24)" office:value-type="time" office:time-value="PT01H56M46.041S" calcext:value-type="time">
            <text:p>01:56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79.99" calcext:value-type="float">
            <text:p>479.99</text:p>
          </table:table-cell>
          <table:table-cell office:value-type="float" office:value="597.73" calcext:value-type="float">
            <text:p>597.73</text:p>
          </table:table-cell>
        </table:table-row>
        <table:table-row table:style-name="ro1">
          <table:table-cell office:value-type="float" office:value="7022041" calcext:value-type="float">
            <text:p>7022041</text:p>
          </table:table-cell>
          <table:table-cell table:formula="of:=[.A441]/1000/(60*60*24)" office:value-type="time" office:time-value="PT01H57M02.041S" calcext:value-type="time">
            <text:p>01:57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81.06" calcext:value-type="float">
            <text:p>481.06</text:p>
          </table:table-cell>
          <table:table-cell office:value-type="float" office:value="599.03" calcext:value-type="float">
            <text:p>599.03</text:p>
          </table:table-cell>
        </table:table-row>
        <table:table-row table:style-name="ro1">
          <table:table-cell office:value-type="float" office:value="7038041" calcext:value-type="float">
            <text:p>7038041</text:p>
          </table:table-cell>
          <table:table-cell table:formula="of:=[.A442]/1000/(60*60*24)" office:value-type="time" office:time-value="PT01H57M18.041S" calcext:value-type="time">
            <text:p>01:57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82.13" calcext:value-type="float">
            <text:p>482.13</text:p>
          </table:table-cell>
          <table:table-cell office:value-type="float" office:value="600.34" calcext:value-type="float">
            <text:p>600.34</text:p>
          </table:table-cell>
        </table:table-row>
        <table:table-row table:style-name="ro1">
          <table:table-cell office:value-type="float" office:value="7054041" calcext:value-type="float">
            <text:p>7054041</text:p>
          </table:table-cell>
          <table:table-cell table:formula="of:=[.A443]/1000/(60*60*24)" office:value-type="time" office:time-value="PT01H57M34.041S" calcext:value-type="time">
            <text:p>01:57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83.21" calcext:value-type="float">
            <text:p>483.21</text:p>
          </table:table-cell>
          <table:table-cell office:value-type="float" office:value="601.65" calcext:value-type="float">
            <text:p>601.65</text:p>
          </table:table-cell>
        </table:table-row>
        <table:table-row table:style-name="ro1">
          <table:table-cell office:value-type="float" office:value="7070041" calcext:value-type="float">
            <text:p>7070041</text:p>
          </table:table-cell>
          <table:table-cell table:formula="of:=[.A444]/1000/(60*60*24)" office:value-type="time" office:time-value="PT01H57M50.041S" calcext:value-type="time">
            <text:p>01:57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84.28" calcext:value-type="float">
            <text:p>484.28</text:p>
          </table:table-cell>
          <table:table-cell office:value-type="float" office:value="602.95" calcext:value-type="float">
            <text:p>602.95</text:p>
          </table:table-cell>
        </table:table-row>
        <table:table-row table:style-name="ro1">
          <table:table-cell office:value-type="float" office:value="7086041" calcext:value-type="float">
            <text:p>7086041</text:p>
          </table:table-cell>
          <table:table-cell table:formula="of:=[.A445]/1000/(60*60*24)" office:value-type="time" office:time-value="PT01H58M06.041S" calcext:value-type="time">
            <text:p>01:58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85.35" calcext:value-type="float">
            <text:p>485.35</text:p>
          </table:table-cell>
          <table:table-cell office:value-type="float" office:value="604.26" calcext:value-type="float">
            <text:p>604.26</text:p>
          </table:table-cell>
        </table:table-row>
        <table:table-row table:style-name="ro1">
          <table:table-cell office:value-type="float" office:value="7102041" calcext:value-type="float">
            <text:p>7102041</text:p>
          </table:table-cell>
          <table:table-cell table:formula="of:=[.A446]/1000/(60*60*24)" office:value-type="time" office:time-value="PT01H58M22.041S" calcext:value-type="time">
            <text:p>01:58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86.42" calcext:value-type="float">
            <text:p>486.42</text:p>
          </table:table-cell>
          <table:table-cell office:value-type="float" office:value="605.57" calcext:value-type="float">
            <text:p>605.57</text:p>
          </table:table-cell>
        </table:table-row>
        <table:table-row table:style-name="ro1">
          <table:table-cell office:value-type="float" office:value="7118041" calcext:value-type="float">
            <text:p>7118041</text:p>
          </table:table-cell>
          <table:table-cell table:formula="of:=[.A447]/1000/(60*60*24)" office:value-type="time" office:time-value="PT01H58M38.041S" calcext:value-type="time">
            <text:p>01:58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487.5" calcext:value-type="float">
            <text:p>487.5</text:p>
          </table:table-cell>
          <table:table-cell office:value-type="float" office:value="606.87" calcext:value-type="float">
            <text:p>606.87</text:p>
          </table:table-cell>
        </table:table-row>
        <table:table-row table:style-name="ro1">
          <table:table-cell office:value-type="float" office:value="7134041" calcext:value-type="float">
            <text:p>7134041</text:p>
          </table:table-cell>
          <table:table-cell table:formula="of:=[.A448]/1000/(60*60*24)" office:value-type="time" office:time-value="PT01H58M54.041S" calcext:value-type="time">
            <text:p>01:58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88.57" calcext:value-type="float">
            <text:p>488.57</text:p>
          </table:table-cell>
          <table:table-cell office:value-type="float" office:value="608.18" calcext:value-type="float">
            <text:p>608.18</text:p>
          </table:table-cell>
        </table:table-row>
        <table:table-row table:style-name="ro1">
          <table:table-cell office:value-type="float" office:value="7150041" calcext:value-type="float">
            <text:p>7150041</text:p>
          </table:table-cell>
          <table:table-cell table:formula="of:=[.A449]/1000/(60*60*24)" office:value-type="time" office:time-value="PT01H59M10.041S" calcext:value-type="time">
            <text:p>01:59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489.64" calcext:value-type="float">
            <text:p>489.64</text:p>
          </table:table-cell>
          <table:table-cell office:value-type="float" office:value="609.49" calcext:value-type="float">
            <text:p>609.49</text:p>
          </table:table-cell>
        </table:table-row>
        <table:table-row table:style-name="ro1">
          <table:table-cell office:value-type="float" office:value="7166041" calcext:value-type="float">
            <text:p>7166041</text:p>
          </table:table-cell>
          <table:table-cell table:formula="of:=[.A450]/1000/(60*60*24)" office:value-type="time" office:time-value="PT01H59M26.041S" calcext:value-type="time">
            <text:p>01:59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90.72" calcext:value-type="float">
            <text:p>490.72</text:p>
          </table:table-cell>
          <table:table-cell office:value-type="float" office:value="610.79" calcext:value-type="float">
            <text:p>610.79</text:p>
          </table:table-cell>
        </table:table-row>
        <table:table-row table:style-name="ro1">
          <table:table-cell office:value-type="float" office:value="7182041" calcext:value-type="float">
            <text:p>7182041</text:p>
          </table:table-cell>
          <table:table-cell table:formula="of:=[.A451]/1000/(60*60*24)" office:value-type="time" office:time-value="PT01H59M42.041S" calcext:value-type="time">
            <text:p>01:59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91.79" calcext:value-type="float">
            <text:p>491.79</text:p>
          </table:table-cell>
          <table:table-cell office:value-type="float" office:value="612.1" calcext:value-type="float">
            <text:p>612.1</text:p>
          </table:table-cell>
        </table:table-row>
        <table:table-row table:style-name="ro1">
          <table:table-cell office:value-type="float" office:value="7198041" calcext:value-type="float">
            <text:p>7198041</text:p>
          </table:table-cell>
          <table:table-cell table:formula="of:=[.A452]/1000/(60*60*24)" office:value-type="time" office:time-value="PT01H59M58.041S" calcext:value-type="time">
            <text:p>01:59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92.86" calcext:value-type="float">
            <text:p>492.86</text:p>
          </table:table-cell>
          <table:table-cell office:value-type="float" office:value="613.41" calcext:value-type="float">
            <text:p>613.41</text:p>
          </table:table-cell>
        </table:table-row>
        <table:table-row table:style-name="ro1">
          <table:table-cell office:value-type="float" office:value="7214041" calcext:value-type="float">
            <text:p>7214041</text:p>
          </table:table-cell>
          <table:table-cell table:formula="of:=[.A453]/1000/(60*60*24)" office:value-type="time" office:time-value="PT02H00M14.041S" calcext:value-type="time">
            <text:p>02:00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93.93" calcext:value-type="float">
            <text:p>493.93</text:p>
          </table:table-cell>
          <table:table-cell office:value-type="float" office:value="614.71" calcext:value-type="float">
            <text:p>614.71</text:p>
          </table:table-cell>
        </table:table-row>
        <table:table-row table:style-name="ro1">
          <table:table-cell office:value-type="float" office:value="7230041" calcext:value-type="float">
            <text:p>7230041</text:p>
          </table:table-cell>
          <table:table-cell table:formula="of:=[.A454]/1000/(60*60*24)" office:value-type="time" office:time-value="PT02H00M30.041S" calcext:value-type="time">
            <text:p>02:00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95.01" calcext:value-type="float">
            <text:p>495.01</text:p>
          </table:table-cell>
          <table:table-cell office:value-type="float" office:value="616.02" calcext:value-type="float">
            <text:p>616.02</text:p>
          </table:table-cell>
        </table:table-row>
        <table:table-row table:style-name="ro1">
          <table:table-cell office:value-type="float" office:value="7246041" calcext:value-type="float">
            <text:p>7246041</text:p>
          </table:table-cell>
          <table:table-cell table:formula="of:=[.A455]/1000/(60*60*24)" office:value-type="time" office:time-value="PT02H00M46.041S" calcext:value-type="time">
            <text:p>02:00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496.08" calcext:value-type="float">
            <text:p>496.08</text:p>
          </table:table-cell>
          <table:table-cell office:value-type="float" office:value="617.32" calcext:value-type="float">
            <text:p>617.32</text:p>
          </table:table-cell>
        </table:table-row>
        <table:table-row table:style-name="ro1">
          <table:table-cell office:value-type="float" office:value="7262041" calcext:value-type="float">
            <text:p>7262041</text:p>
          </table:table-cell>
          <table:table-cell table:formula="of:=[.A456]/1000/(60*60*24)" office:value-type="time" office:time-value="PT02H01M02.041S" calcext:value-type="time">
            <text:p>02:01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97.15" calcext:value-type="float">
            <text:p>497.15</text:p>
          </table:table-cell>
          <table:table-cell office:value-type="float" office:value="618.62" calcext:value-type="float">
            <text:p>618.62</text:p>
          </table:table-cell>
        </table:table-row>
        <table:table-row table:style-name="ro1">
          <table:table-cell office:value-type="float" office:value="7278041" calcext:value-type="float">
            <text:p>7278041</text:p>
          </table:table-cell>
          <table:table-cell table:formula="of:=[.A457]/1000/(60*60*24)" office:value-type="time" office:time-value="PT02H01M18.041S" calcext:value-type="time">
            <text:p>02:01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98.22" calcext:value-type="float">
            <text:p>498.22</text:p>
          </table:table-cell>
          <table:table-cell office:value-type="float" office:value="619.93" calcext:value-type="float">
            <text:p>619.93</text:p>
          </table:table-cell>
        </table:table-row>
        <table:table-row table:style-name="ro1">
          <table:table-cell office:value-type="float" office:value="7294041" calcext:value-type="float">
            <text:p>7294041</text:p>
          </table:table-cell>
          <table:table-cell table:formula="of:=[.A458]/1000/(60*60*24)" office:value-type="time" office:time-value="PT02H01M34.041S" calcext:value-type="time">
            <text:p>02:01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499.3" calcext:value-type="float">
            <text:p>499.3</text:p>
          </table:table-cell>
          <table:table-cell office:value-type="float" office:value="621.23" calcext:value-type="float">
            <text:p>621.23</text:p>
          </table:table-cell>
        </table:table-row>
        <table:table-row table:style-name="ro1">
          <table:table-cell office:value-type="float" office:value="7310041" calcext:value-type="float">
            <text:p>7310041</text:p>
          </table:table-cell>
          <table:table-cell table:formula="of:=[.A459]/1000/(60*60*24)" office:value-type="time" office:time-value="PT02H01M50.041S" calcext:value-type="time">
            <text:p>02:01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0.37" calcext:value-type="float">
            <text:p>500.37</text:p>
          </table:table-cell>
          <table:table-cell office:value-type="float" office:value="622.54" calcext:value-type="float">
            <text:p>622.54</text:p>
          </table:table-cell>
        </table:table-row>
        <table:table-row table:style-name="ro1">
          <table:table-cell office:value-type="float" office:value="7326041" calcext:value-type="float">
            <text:p>7326041</text:p>
          </table:table-cell>
          <table:table-cell table:formula="of:=[.A460]/1000/(60*60*24)" office:value-type="time" office:time-value="PT02H02M06.041S" calcext:value-type="time">
            <text:p>02:02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1.44" calcext:value-type="float">
            <text:p>501.44</text:p>
          </table:table-cell>
          <table:table-cell office:value-type="float" office:value="623.84" calcext:value-type="float">
            <text:p>623.84</text:p>
          </table:table-cell>
        </table:table-row>
        <table:table-row table:style-name="ro1">
          <table:table-cell office:value-type="float" office:value="7342041" calcext:value-type="float">
            <text:p>7342041</text:p>
          </table:table-cell>
          <table:table-cell table:formula="of:=[.A461]/1000/(60*60*24)" office:value-type="time" office:time-value="PT02H02M22.041S" calcext:value-type="time">
            <text:p>02:02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502.51" calcext:value-type="float">
            <text:p>502.51</text:p>
          </table:table-cell>
          <table:table-cell office:value-type="float" office:value="625.15" calcext:value-type="float">
            <text:p>625.15</text:p>
          </table:table-cell>
        </table:table-row>
        <table:table-row table:style-name="ro1">
          <table:table-cell office:value-type="float" office:value="7358040" calcext:value-type="float">
            <text:p>7358040</text:p>
          </table:table-cell>
          <table:table-cell table:formula="of:=[.A462]/1000/(60*60*24)" office:value-type="time" office:time-value="PT02H02M38.04S" calcext:value-type="time">
            <text:p>02:02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3.59" calcext:value-type="float">
            <text:p>503.59</text:p>
          </table:table-cell>
          <table:table-cell office:value-type="float" office:value="626.45" calcext:value-type="float">
            <text:p>626.45</text:p>
          </table:table-cell>
        </table:table-row>
        <table:table-row table:style-name="ro1">
          <table:table-cell office:value-type="float" office:value="7374041" calcext:value-type="float">
            <text:p>7374041</text:p>
          </table:table-cell>
          <table:table-cell table:formula="of:=[.A463]/1000/(60*60*24)" office:value-type="time" office:time-value="PT02H02M54.041S" calcext:value-type="time">
            <text:p>02:02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4.66" calcext:value-type="float">
            <text:p>504.66</text:p>
          </table:table-cell>
          <table:table-cell office:value-type="float" office:value="627.76" calcext:value-type="float">
            <text:p>627.76</text:p>
          </table:table-cell>
        </table:table-row>
        <table:table-row table:style-name="ro1">
          <table:table-cell office:value-type="float" office:value="7390041" calcext:value-type="float">
            <text:p>7390041</text:p>
          </table:table-cell>
          <table:table-cell table:formula="of:=[.A464]/1000/(60*60*24)" office:value-type="time" office:time-value="PT02H03M10.041S" calcext:value-type="time">
            <text:p>02:03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5.73" calcext:value-type="float">
            <text:p>505.73</text:p>
          </table:table-cell>
          <table:table-cell office:value-type="float" office:value="629.06" calcext:value-type="float">
            <text:p>629.06</text:p>
          </table:table-cell>
        </table:table-row>
        <table:table-row table:style-name="ro1">
          <table:table-cell office:value-type="float" office:value="7406041" calcext:value-type="float">
            <text:p>7406041</text:p>
          </table:table-cell>
          <table:table-cell table:formula="of:=[.A465]/1000/(60*60*24)" office:value-type="time" office:time-value="PT02H03M26.041S" calcext:value-type="time">
            <text:p>02:03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06.8" calcext:value-type="float">
            <text:p>506.8</text:p>
          </table:table-cell>
          <table:table-cell office:value-type="float" office:value="630.37" calcext:value-type="float">
            <text:p>630.37</text:p>
          </table:table-cell>
        </table:table-row>
        <table:table-row table:style-name="ro1">
          <table:table-cell office:value-type="float" office:value="7422041" calcext:value-type="float">
            <text:p>7422041</text:p>
          </table:table-cell>
          <table:table-cell table:formula="of:=[.A466]/1000/(60*60*24)" office:value-type="time" office:time-value="PT02H03M42.041S" calcext:value-type="time">
            <text:p>02:03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7.87" calcext:value-type="float">
            <text:p>507.87</text:p>
          </table:table-cell>
          <table:table-cell office:value-type="float" office:value="631.67" calcext:value-type="float">
            <text:p>631.67</text:p>
          </table:table-cell>
        </table:table-row>
        <table:table-row table:style-name="ro1">
          <table:table-cell office:value-type="float" office:value="7438041" calcext:value-type="float">
            <text:p>7438041</text:p>
          </table:table-cell>
          <table:table-cell table:formula="of:=[.A467]/1000/(60*60*24)" office:value-type="time" office:time-value="PT02H03M58.041S" calcext:value-type="time">
            <text:p>02:03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508.95" calcext:value-type="float">
            <text:p>508.95</text:p>
          </table:table-cell>
          <table:table-cell office:value-type="float" office:value="632.98" calcext:value-type="float">
            <text:p>632.98</text:p>
          </table:table-cell>
        </table:table-row>
        <table:table-row table:style-name="ro1">
          <table:table-cell office:value-type="float" office:value="7454041" calcext:value-type="float">
            <text:p>7454041</text:p>
          </table:table-cell>
          <table:table-cell table:formula="of:=[.A468]/1000/(60*60*24)" office:value-type="time" office:time-value="PT02H04M14.041S" calcext:value-type="time">
            <text:p>02:04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10.02" calcext:value-type="float">
            <text:p>510.02</text:p>
          </table:table-cell>
          <table:table-cell office:value-type="float" office:value="634.28" calcext:value-type="float">
            <text:p>634.28</text:p>
          </table:table-cell>
        </table:table-row>
        <table:table-row table:style-name="ro1">
          <table:table-cell office:value-type="float" office:value="7470041" calcext:value-type="float">
            <text:p>7470041</text:p>
          </table:table-cell>
          <table:table-cell table:formula="of:=[.A469]/1000/(60*60*24)" office:value-type="time" office:time-value="PT02H04M30.041S" calcext:value-type="time">
            <text:p>02:04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11.09" calcext:value-type="float">
            <text:p>511.09</text:p>
          </table:table-cell>
          <table:table-cell office:value-type="float" office:value="635.58" calcext:value-type="float">
            <text:p>635.58</text:p>
          </table:table-cell>
        </table:table-row>
        <table:table-row table:style-name="ro1">
          <table:table-cell office:value-type="float" office:value="7486041" calcext:value-type="float">
            <text:p>7486041</text:p>
          </table:table-cell>
          <table:table-cell table:formula="of:=[.A470]/1000/(60*60*24)" office:value-type="time" office:time-value="PT02H04M46.041S" calcext:value-type="time">
            <text:p>02:04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12.16" calcext:value-type="float">
            <text:p>512.16</text:p>
          </table:table-cell>
          <table:table-cell office:value-type="float" office:value="636.89" calcext:value-type="float">
            <text:p>636.89</text:p>
          </table:table-cell>
        </table:table-row>
        <table:table-row table:style-name="ro1">
          <table:table-cell office:value-type="float" office:value="7502041" calcext:value-type="float">
            <text:p>7502041</text:p>
          </table:table-cell>
          <table:table-cell table:formula="of:=[.A471]/1000/(60*60*24)" office:value-type="time" office:time-value="PT02H05M02.041S" calcext:value-type="time">
            <text:p>02:05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13.23" calcext:value-type="float">
            <text:p>513.23</text:p>
          </table:table-cell>
          <table:table-cell office:value-type="float" office:value="638.19" calcext:value-type="float">
            <text:p>638.19</text:p>
          </table:table-cell>
        </table:table-row>
        <table:table-row table:style-name="ro1">
          <table:table-cell office:value-type="float" office:value="7518041" calcext:value-type="float">
            <text:p>7518041</text:p>
          </table:table-cell>
          <table:table-cell table:formula="of:=[.A472]/1000/(60*60*24)" office:value-type="time" office:time-value="PT02H05M18.041S" calcext:value-type="time">
            <text:p>02:05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14.31" calcext:value-type="float">
            <text:p>514.31</text:p>
          </table:table-cell>
          <table:table-cell office:value-type="float" office:value="639.5" calcext:value-type="float">
            <text:p>639.5</text:p>
          </table:table-cell>
        </table:table-row>
        <table:table-row table:style-name="ro1">
          <table:table-cell office:value-type="float" office:value="7534041" calcext:value-type="float">
            <text:p>7534041</text:p>
          </table:table-cell>
          <table:table-cell table:formula="of:=[.A473]/1000/(60*60*24)" office:value-type="time" office:time-value="PT02H05M34.041S" calcext:value-type="time">
            <text:p>02:05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515.38" calcext:value-type="float">
            <text:p>515.38</text:p>
          </table:table-cell>
          <table:table-cell office:value-type="float" office:value="640.8" calcext:value-type="float">
            <text:p>640.8</text:p>
          </table:table-cell>
        </table:table-row>
        <table:table-row table:style-name="ro1">
          <table:table-cell office:value-type="float" office:value="7550041" calcext:value-type="float">
            <text:p>7550041</text:p>
          </table:table-cell>
          <table:table-cell table:formula="of:=[.A474]/1000/(60*60*24)" office:value-type="time" office:time-value="PT02H05M50.041S" calcext:value-type="time">
            <text:p>02:05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516.45" calcext:value-type="float">
            <text:p>516.45</text:p>
          </table:table-cell>
          <table:table-cell office:value-type="float" office:value="642.1" calcext:value-type="float">
            <text:p>642.1</text:p>
          </table:table-cell>
        </table:table-row>
        <table:table-row table:style-name="ro1">
          <table:table-cell office:value-type="float" office:value="7566041" calcext:value-type="float">
            <text:p>7566041</text:p>
          </table:table-cell>
          <table:table-cell table:formula="of:=[.A475]/1000/(60*60*24)" office:value-type="time" office:time-value="PT02H06M06.041S" calcext:value-type="time">
            <text:p>02:06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517.52" calcext:value-type="float">
            <text:p>517.52</text:p>
          </table:table-cell>
          <table:table-cell office:value-type="float" office:value="643.41" calcext:value-type="float">
            <text:p>643.41</text:p>
          </table:table-cell>
        </table:table-row>
        <table:table-row table:style-name="ro1">
          <table:table-cell office:value-type="float" office:value="7582041" calcext:value-type="float">
            <text:p>7582041</text:p>
          </table:table-cell>
          <table:table-cell table:formula="of:=[.A476]/1000/(60*60*24)" office:value-type="time" office:time-value="PT02H06M22.041S" calcext:value-type="time">
            <text:p>02:06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18.59" calcext:value-type="float">
            <text:p>518.59</text:p>
          </table:table-cell>
          <table:table-cell office:value-type="float" office:value="644.71" calcext:value-type="float">
            <text:p>644.71</text:p>
          </table:table-cell>
        </table:table-row>
        <table:table-row table:style-name="ro1">
          <table:table-cell office:value-type="float" office:value="7598041" calcext:value-type="float">
            <text:p>7598041</text:p>
          </table:table-cell>
          <table:table-cell table:formula="of:=[.A477]/1000/(60*60*24)" office:value-type="time" office:time-value="PT02H06M38.041S" calcext:value-type="time">
            <text:p>02:06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19.66" calcext:value-type="float">
            <text:p>519.66</text:p>
          </table:table-cell>
          <table:table-cell office:value-type="float" office:value="646.01" calcext:value-type="float">
            <text:p>646.01</text:p>
          </table:table-cell>
        </table:table-row>
        <table:table-row table:style-name="ro1">
          <table:table-cell office:value-type="float" office:value="7614040" calcext:value-type="float">
            <text:p>7614040</text:p>
          </table:table-cell>
          <table:table-cell table:formula="of:=[.A478]/1000/(60*60*24)" office:value-type="time" office:time-value="PT02H06M54.04S" calcext:value-type="time">
            <text:p>02:06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0.74" calcext:value-type="float">
            <text:p>520.74</text:p>
          </table:table-cell>
          <table:table-cell office:value-type="float" office:value="647.31" calcext:value-type="float">
            <text:p>647.31</text:p>
          </table:table-cell>
        </table:table-row>
        <table:table-row table:style-name="ro1">
          <table:table-cell office:value-type="float" office:value="7630041" calcext:value-type="float">
            <text:p>7630041</text:p>
          </table:table-cell>
          <table:table-cell table:formula="of:=[.A479]/1000/(60*60*24)" office:value-type="time" office:time-value="PT02H07M10.041S" calcext:value-type="time">
            <text:p>02:07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521.81" calcext:value-type="float">
            <text:p>521.81</text:p>
          </table:table-cell>
          <table:table-cell office:value-type="float" office:value="648.62" calcext:value-type="float">
            <text:p>648.62</text:p>
          </table:table-cell>
        </table:table-row>
        <table:table-row table:style-name="ro1">
          <table:table-cell office:value-type="float" office:value="7646041" calcext:value-type="float">
            <text:p>7646041</text:p>
          </table:table-cell>
          <table:table-cell table:formula="of:=[.A480]/1000/(60*60*24)" office:value-type="time" office:time-value="PT02H07M26.041S" calcext:value-type="time">
            <text:p>02:07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2.88" calcext:value-type="float">
            <text:p>522.88</text:p>
          </table:table-cell>
          <table:table-cell office:value-type="float" office:value="649.92" calcext:value-type="float">
            <text:p>649.92</text:p>
          </table:table-cell>
        </table:table-row>
        <table:table-row table:style-name="ro1">
          <table:table-cell office:value-type="float" office:value="7662041" calcext:value-type="float">
            <text:p>7662041</text:p>
          </table:table-cell>
          <table:table-cell table:formula="of:=[.A481]/1000/(60*60*24)" office:value-type="time" office:time-value="PT02H07M42.041S" calcext:value-type="time">
            <text:p>02:07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3.95" calcext:value-type="float">
            <text:p>523.95</text:p>
          </table:table-cell>
          <table:table-cell office:value-type="float" office:value="651.22" calcext:value-type="float">
            <text:p>651.22</text:p>
          </table:table-cell>
        </table:table-row>
        <table:table-row table:style-name="ro1">
          <table:table-cell office:value-type="float" office:value="7678041" calcext:value-type="float">
            <text:p>7678041</text:p>
          </table:table-cell>
          <table:table-cell table:formula="of:=[.A482]/1000/(60*60*24)" office:value-type="time" office:time-value="PT02H07M58.041S" calcext:value-type="time">
            <text:p>02:07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5.02" calcext:value-type="float">
            <text:p>525.02</text:p>
          </table:table-cell>
          <table:table-cell office:value-type="float" office:value="652.53" calcext:value-type="float">
            <text:p>652.53</text:p>
          </table:table-cell>
        </table:table-row>
        <table:table-row table:style-name="ro1">
          <table:table-cell office:value-type="float" office:value="7694041" calcext:value-type="float">
            <text:p>7694041</text:p>
          </table:table-cell>
          <table:table-cell table:formula="of:=[.A483]/1000/(60*60*24)" office:value-type="time" office:time-value="PT02H08M14.041S" calcext:value-type="time">
            <text:p>02:08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6.09" calcext:value-type="float">
            <text:p>526.09</text:p>
          </table:table-cell>
          <table:table-cell office:value-type="float" office:value="653.83" calcext:value-type="float">
            <text:p>653.83</text:p>
          </table:table-cell>
        </table:table-row>
        <table:table-row table:style-name="ro1">
          <table:table-cell office:value-type="float" office:value="7710040" calcext:value-type="float">
            <text:p>7710040</text:p>
          </table:table-cell>
          <table:table-cell table:formula="of:=[.A484]/1000/(60*60*24)" office:value-type="time" office:time-value="PT02H08M30.04S" calcext:value-type="time">
            <text:p>02:08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7.16" calcext:value-type="float">
            <text:p>527.16</text:p>
          </table:table-cell>
          <table:table-cell office:value-type="float" office:value="655.13" calcext:value-type="float">
            <text:p>655.13</text:p>
          </table:table-cell>
        </table:table-row>
        <table:table-row table:style-name="ro1">
          <table:table-cell office:value-type="float" office:value="7726041" calcext:value-type="float">
            <text:p>7726041</text:p>
          </table:table-cell>
          <table:table-cell table:formula="of:=[.A485]/1000/(60*60*24)" office:value-type="time" office:time-value="PT02H08M46.041S" calcext:value-type="time">
            <text:p>02:08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528.24" calcext:value-type="float">
            <text:p>528.24</text:p>
          </table:table-cell>
          <table:table-cell office:value-type="float" office:value="656.43" calcext:value-type="float">
            <text:p>656.43</text:p>
          </table:table-cell>
        </table:table-row>
        <table:table-row table:style-name="ro1">
          <table:table-cell office:value-type="float" office:value="7742041" calcext:value-type="float">
            <text:p>7742041</text:p>
          </table:table-cell>
          <table:table-cell table:formula="of:=[.A486]/1000/(60*60*24)" office:value-type="time" office:time-value="PT02H09M02.041S" calcext:value-type="time">
            <text:p>02:09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29.31" calcext:value-type="float">
            <text:p>529.31</text:p>
          </table:table-cell>
          <table:table-cell office:value-type="float" office:value="657.74" calcext:value-type="float">
            <text:p>657.74</text:p>
          </table:table-cell>
        </table:table-row>
        <table:table-row table:style-name="ro1">
          <table:table-cell office:value-type="float" office:value="7758041" calcext:value-type="float">
            <text:p>7758041</text:p>
          </table:table-cell>
          <table:table-cell table:formula="of:=[.A487]/1000/(60*60*24)" office:value-type="time" office:time-value="PT02H09M18.041S" calcext:value-type="time">
            <text:p>02:09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0.38" calcext:value-type="float">
            <text:p>530.38</text:p>
          </table:table-cell>
          <table:table-cell office:value-type="float" office:value="659.04" calcext:value-type="float">
            <text:p>659.04</text:p>
          </table:table-cell>
        </table:table-row>
        <table:table-row table:style-name="ro1">
          <table:table-cell office:value-type="float" office:value="7774041" calcext:value-type="float">
            <text:p>7774041</text:p>
          </table:table-cell>
          <table:table-cell table:formula="of:=[.A488]/1000/(60*60*24)" office:value-type="time" office:time-value="PT02H09M34.041S" calcext:value-type="time">
            <text:p>02:09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1.45" calcext:value-type="float">
            <text:p>531.45</text:p>
          </table:table-cell>
          <table:table-cell office:value-type="float" office:value="660.34" calcext:value-type="float">
            <text:p>660.34</text:p>
          </table:table-cell>
        </table:table-row>
        <table:table-row table:style-name="ro1">
          <table:table-cell office:value-type="float" office:value="7790041" calcext:value-type="float">
            <text:p>7790041</text:p>
          </table:table-cell>
          <table:table-cell table:formula="of:=[.A489]/1000/(60*60*24)" office:value-type="time" office:time-value="PT02H09M50.041S" calcext:value-type="time">
            <text:p>02:09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2.52" calcext:value-type="float">
            <text:p>532.52</text:p>
          </table:table-cell>
          <table:table-cell office:value-type="float" office:value="661.65" calcext:value-type="float">
            <text:p>661.65</text:p>
          </table:table-cell>
        </table:table-row>
        <table:table-row table:style-name="ro1">
          <table:table-cell office:value-type="float" office:value="7806041" calcext:value-type="float">
            <text:p>7806041</text:p>
          </table:table-cell>
          <table:table-cell table:formula="of:=[.A490]/1000/(60*60*24)" office:value-type="time" office:time-value="PT02H10M06.041S" calcext:value-type="time">
            <text:p>02:10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3.59" calcext:value-type="float">
            <text:p>533.59</text:p>
          </table:table-cell>
          <table:table-cell office:value-type="float" office:value="662.95" calcext:value-type="float">
            <text:p>662.95</text:p>
          </table:table-cell>
        </table:table-row>
        <table:table-row table:style-name="ro1">
          <table:table-cell office:value-type="float" office:value="7822041" calcext:value-type="float">
            <text:p>7822041</text:p>
          </table:table-cell>
          <table:table-cell table:formula="of:=[.A491]/1000/(60*60*24)" office:value-type="time" office:time-value="PT02H10M22.041S" calcext:value-type="time">
            <text:p>02:10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4.66" calcext:value-type="float">
            <text:p>534.66</text:p>
          </table:table-cell>
          <table:table-cell office:value-type="float" office:value="664.25" calcext:value-type="float">
            <text:p>664.25</text:p>
          </table:table-cell>
        </table:table-row>
        <table:table-row table:style-name="ro1">
          <table:table-cell office:value-type="float" office:value="7838041" calcext:value-type="float">
            <text:p>7838041</text:p>
          </table:table-cell>
          <table:table-cell table:formula="of:=[.A492]/1000/(60*60*24)" office:value-type="time" office:time-value="PT02H10M38.041S" calcext:value-type="time">
            <text:p>02:10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5.73" calcext:value-type="float">
            <text:p>535.73</text:p>
          </table:table-cell>
          <table:table-cell office:value-type="float" office:value="665.55" calcext:value-type="float">
            <text:p>665.55</text:p>
          </table:table-cell>
        </table:table-row>
        <table:table-row table:style-name="ro1">
          <table:table-cell office:value-type="float" office:value="7854041" calcext:value-type="float">
            <text:p>7854041</text:p>
          </table:table-cell>
          <table:table-cell table:formula="of:=[.A493]/1000/(60*60*24)" office:value-type="time" office:time-value="PT02H10M54.041S" calcext:value-type="time">
            <text:p>02:10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6.81" calcext:value-type="float">
            <text:p>536.81</text:p>
          </table:table-cell>
          <table:table-cell office:value-type="float" office:value="666.86" calcext:value-type="float">
            <text:p>666.86</text:p>
          </table:table-cell>
        </table:table-row>
        <table:table-row table:style-name="ro1">
          <table:table-cell office:value-type="float" office:value="7870041" calcext:value-type="float">
            <text:p>7870041</text:p>
          </table:table-cell>
          <table:table-cell table:formula="of:=[.A494]/1000/(60*60*24)" office:value-type="time" office:time-value="PT02H11M10.041S" calcext:value-type="time">
            <text:p>02:11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37.88" calcext:value-type="float">
            <text:p>537.88</text:p>
          </table:table-cell>
          <table:table-cell office:value-type="float" office:value="668.16" calcext:value-type="float">
            <text:p>668.16</text:p>
          </table:table-cell>
        </table:table-row>
        <table:table-row table:style-name="ro1">
          <table:table-cell office:value-type="float" office:value="7886041" calcext:value-type="float">
            <text:p>7886041</text:p>
          </table:table-cell>
          <table:table-cell table:formula="of:=[.A495]/1000/(60*60*24)" office:value-type="time" office:time-value="PT02H11M26.041S" calcext:value-type="time">
            <text:p>02:11:2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38.95" calcext:value-type="float">
            <text:p>538.95</text:p>
          </table:table-cell>
          <table:table-cell office:value-type="float" office:value="669.46" calcext:value-type="float">
            <text:p>669.46</text:p>
          </table:table-cell>
        </table:table-row>
        <table:table-row table:style-name="ro1">
          <table:table-cell office:value-type="float" office:value="7902041" calcext:value-type="float">
            <text:p>7902041</text:p>
          </table:table-cell>
          <table:table-cell table:formula="of:=[.A496]/1000/(60*60*24)" office:value-type="time" office:time-value="PT02H11M42.041S" calcext:value-type="time">
            <text:p>02:11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40.02" calcext:value-type="float">
            <text:p>540.02</text:p>
          </table:table-cell>
          <table:table-cell office:value-type="float" office:value="670.76" calcext:value-type="float">
            <text:p>670.76</text:p>
          </table:table-cell>
        </table:table-row>
        <table:table-row table:style-name="ro1">
          <table:table-cell office:value-type="float" office:value="7918041" calcext:value-type="float">
            <text:p>7918041</text:p>
          </table:table-cell>
          <table:table-cell table:formula="of:=[.A497]/1000/(60*60*24)" office:value-type="time" office:time-value="PT02H11M58.041S" calcext:value-type="time">
            <text:p>02:11:5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1.09" calcext:value-type="float">
            <text:p>541.09</text:p>
          </table:table-cell>
          <table:table-cell office:value-type="float" office:value="672.06" calcext:value-type="float">
            <text:p>672.06</text:p>
          </table:table-cell>
        </table:table-row>
        <table:table-row table:style-name="ro1">
          <table:table-cell office:value-type="float" office:value="7934041" calcext:value-type="float">
            <text:p>7934041</text:p>
          </table:table-cell>
          <table:table-cell table:formula="of:=[.A498]/1000/(60*60*24)" office:value-type="time" office:time-value="PT02H12M14.041S" calcext:value-type="time">
            <text:p>02:12:1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2.16" calcext:value-type="float">
            <text:p>542.16</text:p>
          </table:table-cell>
          <table:table-cell office:value-type="float" office:value="673.37" calcext:value-type="float">
            <text:p>673.37</text:p>
          </table:table-cell>
        </table:table-row>
        <table:table-row table:style-name="ro1">
          <table:table-cell office:value-type="float" office:value="7950041" calcext:value-type="float">
            <text:p>7950041</text:p>
          </table:table-cell>
          <table:table-cell table:formula="of:=[.A499]/1000/(60*60*24)" office:value-type="time" office:time-value="PT02H12M30.041S" calcext:value-type="time">
            <text:p>02:12:3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74.67" calcext:value-type="float">
            <text:p>674.67</text:p>
          </table:table-cell>
        </table:table-row>
        <table:table-row table:style-name="ro1">
          <table:table-cell office:value-type="float" office:value="7966041" calcext:value-type="float">
            <text:p>7966041</text:p>
          </table:table-cell>
          <table:table-cell table:formula="of:=[.A500]/1000/(60*60*24)" office:value-type="time" office:time-value="PT02H12M46.041S" calcext:value-type="time">
            <text:p>02:12:4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4.3" calcext:value-type="float">
            <text:p>544.3</text:p>
          </table:table-cell>
          <table:table-cell office:value-type="float" office:value="675.97" calcext:value-type="float">
            <text:p>675.97</text:p>
          </table:table-cell>
        </table:table-row>
        <table:table-row table:style-name="ro1">
          <table:table-cell office:value-type="float" office:value="7982041" calcext:value-type="float">
            <text:p>7982041</text:p>
          </table:table-cell>
          <table:table-cell table:formula="of:=[.A501]/1000/(60*60*24)" office:value-type="time" office:time-value="PT02H13M02.041S" calcext:value-type="time">
            <text:p>02:13:0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5.37" calcext:value-type="float">
            <text:p>545.37</text:p>
          </table:table-cell>
          <table:table-cell office:value-type="float" office:value="677.27" calcext:value-type="float">
            <text:p>677.27</text:p>
          </table:table-cell>
        </table:table-row>
        <table:table-row table:style-name="ro1">
          <table:table-cell office:value-type="float" office:value="7998041" calcext:value-type="float">
            <text:p>7998041</text:p>
          </table:table-cell>
          <table:table-cell table:formula="of:=[.A502]/1000/(60*60*24)" office:value-type="time" office:time-value="PT02H13M18.041S" calcext:value-type="time">
            <text:p>02:13:1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6.44" calcext:value-type="float">
            <text:p>546.44</text:p>
          </table:table-cell>
          <table:table-cell office:value-type="float" office:value="678.57" calcext:value-type="float">
            <text:p>678.57</text:p>
          </table:table-cell>
        </table:table-row>
        <table:table-row table:style-name="ro1">
          <table:table-cell office:value-type="float" office:value="8014040" calcext:value-type="float">
            <text:p>8014040</text:p>
          </table:table-cell>
          <table:table-cell table:formula="of:=[.A503]/1000/(60*60*24)" office:value-type="time" office:time-value="PT02H13M34.04S" calcext:value-type="time">
            <text:p>02:13:3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7.51" calcext:value-type="float">
            <text:p>547.51</text:p>
          </table:table-cell>
          <table:table-cell office:value-type="float" office:value="679.87" calcext:value-type="float">
            <text:p>679.87</text:p>
          </table:table-cell>
        </table:table-row>
        <table:table-row table:style-name="ro1">
          <table:table-cell office:value-type="float" office:value="8030041" calcext:value-type="float">
            <text:p>8030041</text:p>
          </table:table-cell>
          <table:table-cell table:formula="of:=[.A504]/1000/(60*60*24)" office:value-type="time" office:time-value="PT02H13M50.041S" calcext:value-type="time">
            <text:p>02:13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548.58" calcext:value-type="float">
            <text:p>548.58</text:p>
          </table:table-cell>
          <table:table-cell office:value-type="float" office:value="681.17" calcext:value-type="float">
            <text:p>681.17</text:p>
          </table:table-cell>
        </table:table-row>
        <table:table-row table:style-name="ro1">
          <table:table-cell office:value-type="float" office:value="8046041" calcext:value-type="float">
            <text:p>8046041</text:p>
          </table:table-cell>
          <table:table-cell table:formula="of:=[.A505]/1000/(60*60*24)" office:value-type="time" office:time-value="PT02H14M06.041S" calcext:value-type="time">
            <text:p>02:14:0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49.65" calcext:value-type="float">
            <text:p>549.65</text:p>
          </table:table-cell>
          <table:table-cell office:value-type="float" office:value="682.47" calcext:value-type="float">
            <text:p>682.47</text:p>
          </table:table-cell>
        </table:table-row>
        <table:table-row table:style-name="ro1">
          <table:table-cell office:value-type="float" office:value="8062041" calcext:value-type="float">
            <text:p>8062041</text:p>
          </table:table-cell>
          <table:table-cell table:formula="of:=[.A506]/1000/(60*60*24)" office:value-type="time" office:time-value="PT02H14M22.041S" calcext:value-type="time">
            <text:p>02:14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550.72" calcext:value-type="float">
            <text:p>550.72</text:p>
          </table:table-cell>
          <table:table-cell office:value-type="float" office:value="683.77" calcext:value-type="float">
            <text:p>683.77</text:p>
          </table:table-cell>
        </table:table-row>
        <table:table-row table:style-name="ro1">
          <table:table-cell office:value-type="float" office:value="8078041" calcext:value-type="float">
            <text:p>8078041</text:p>
          </table:table-cell>
          <table:table-cell table:formula="of:=[.A507]/1000/(60*60*24)" office:value-type="time" office:time-value="PT02H14M38.041S" calcext:value-type="time">
            <text:p>02:14:3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551.79" calcext:value-type="float">
            <text:p>551.79</text:p>
          </table:table-cell>
          <table:table-cell office:value-type="float" office:value="685.07" calcext:value-type="float">
            <text:p>685.07</text:p>
          </table:table-cell>
        </table:table-row>
        <table:table-row table:style-name="ro1">
          <table:table-cell office:value-type="float" office:value="8094041" calcext:value-type="float">
            <text:p>8094041</text:p>
          </table:table-cell>
          <table:table-cell table:formula="of:=[.A508]/1000/(60*60*24)" office:value-type="time" office:time-value="PT02H14M54.041S" calcext:value-type="time">
            <text:p>02:14:5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52.86" calcext:value-type="float">
            <text:p>552.86</text:p>
          </table:table-cell>
          <table:table-cell office:value-type="float" office:value="686.37" calcext:value-type="float">
            <text:p>686.37</text:p>
          </table:table-cell>
        </table:table-row>
        <table:table-row table:style-name="ro1">
          <table:table-cell office:value-type="float" office:value="8110041" calcext:value-type="float">
            <text:p>8110041</text:p>
          </table:table-cell>
          <table:table-cell table:formula="of:=[.A509]/1000/(60*60*24)" office:value-type="time" office:time-value="PT02H15M10.041S" calcext:value-type="time">
            <text:p>02:15:1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53.93" calcext:value-type="float">
            <text:p>553.93</text:p>
          </table:table-cell>
          <table:table-cell office:value-type="float" office:value="687.67" calcext:value-type="float">
            <text:p>687.67</text:p>
          </table:table-cell>
        </table:table-row>
        <table:table-row table:style-name="ro1">
          <table:table-cell office:value-type="float" office:value="8126041" calcext:value-type="float">
            <text:p>8126041</text:p>
          </table:table-cell>
          <table:table-cell table:formula="of:=[.A510]/1000/(60*60*24)" office:value-type="time" office:time-value="PT02H15M26.041S" calcext:value-type="time">
            <text:p>02:15:2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55" calcext:value-type="float">
            <text:p>555</text:p>
          </table:table-cell>
          <table:table-cell office:value-type="float" office:value="688.98" calcext:value-type="float">
            <text:p>688.98</text:p>
          </table:table-cell>
        </table:table-row>
        <table:table-row table:style-name="ro1">
          <table:table-cell office:value-type="float" office:value="8142041" calcext:value-type="float">
            <text:p>8142041</text:p>
          </table:table-cell>
          <table:table-cell table:formula="of:=[.A511]/1000/(60*60*24)" office:value-type="time" office:time-value="PT02H15M42.041S" calcext:value-type="time">
            <text:p>02:15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56.08" calcext:value-type="float">
            <text:p>556.08</text:p>
          </table:table-cell>
          <table:table-cell office:value-type="float" office:value="690.27" calcext:value-type="float">
            <text:p>690.27</text:p>
          </table:table-cell>
        </table:table-row>
        <table:table-row table:style-name="ro1">
          <table:table-cell office:value-type="float" office:value="8158041" calcext:value-type="float">
            <text:p>8158041</text:p>
          </table:table-cell>
          <table:table-cell table:formula="of:=[.A512]/1000/(60*60*24)" office:value-type="time" office:time-value="PT02H15M58.041S" calcext:value-type="time">
            <text:p>02:15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57.15" calcext:value-type="float">
            <text:p>557.15</text:p>
          </table:table-cell>
          <table:table-cell office:value-type="float" office:value="691.57" calcext:value-type="float">
            <text:p>691.57</text:p>
          </table:table-cell>
        </table:table-row>
        <table:table-row table:style-name="ro1">
          <table:table-cell office:value-type="float" office:value="8174041" calcext:value-type="float">
            <text:p>8174041</text:p>
          </table:table-cell>
          <table:table-cell table:formula="of:=[.A513]/1000/(60*60*24)" office:value-type="time" office:time-value="PT02H16M14.041S" calcext:value-type="time">
            <text:p>02:16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58.22" calcext:value-type="float">
            <text:p>558.22</text:p>
          </table:table-cell>
          <table:table-cell office:value-type="float" office:value="692.87" calcext:value-type="float">
            <text:p>692.87</text:p>
          </table:table-cell>
        </table:table-row>
        <table:table-row table:style-name="ro1">
          <table:table-cell office:value-type="float" office:value="8190041" calcext:value-type="float">
            <text:p>8190041</text:p>
          </table:table-cell>
          <table:table-cell table:formula="of:=[.A514]/1000/(60*60*24)" office:value-type="time" office:time-value="PT02H16M30.041S" calcext:value-type="time">
            <text:p>02:16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59.29" calcext:value-type="float">
            <text:p>559.29</text:p>
          </table:table-cell>
          <table:table-cell office:value-type="float" office:value="694.17" calcext:value-type="float">
            <text:p>694.17</text:p>
          </table:table-cell>
        </table:table-row>
        <table:table-row table:style-name="ro1">
          <table:table-cell office:value-type="float" office:value="8206041" calcext:value-type="float">
            <text:p>8206041</text:p>
          </table:table-cell>
          <table:table-cell table:formula="of:=[.A515]/1000/(60*60*24)" office:value-type="time" office:time-value="PT02H16M46.041S" calcext:value-type="time">
            <text:p>02:16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60.36" calcext:value-type="float">
            <text:p>560.36</text:p>
          </table:table-cell>
          <table:table-cell office:value-type="float" office:value="695.47" calcext:value-type="float">
            <text:p>695.47</text:p>
          </table:table-cell>
        </table:table-row>
        <table:table-row table:style-name="ro1">
          <table:table-cell office:value-type="float" office:value="8222041" calcext:value-type="float">
            <text:p>8222041</text:p>
          </table:table-cell>
          <table:table-cell table:formula="of:=[.A516]/1000/(60*60*24)" office:value-type="time" office:time-value="PT02H17M02.041S" calcext:value-type="time">
            <text:p>02:17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61.43" calcext:value-type="float">
            <text:p>561.43</text:p>
          </table:table-cell>
          <table:table-cell office:value-type="float" office:value="696.77" calcext:value-type="float">
            <text:p>696.77</text:p>
          </table:table-cell>
        </table:table-row>
        <table:table-row table:style-name="ro1">
          <table:table-cell office:value-type="float" office:value="8238041" calcext:value-type="float">
            <text:p>8238041</text:p>
          </table:table-cell>
          <table:table-cell table:formula="of:=[.A517]/1000/(60*60*24)" office:value-type="time" office:time-value="PT02H17M18.041S" calcext:value-type="time">
            <text:p>02:17:1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62.5" calcext:value-type="float">
            <text:p>562.5</text:p>
          </table:table-cell>
          <table:table-cell office:value-type="float" office:value="698.07" calcext:value-type="float">
            <text:p>698.07</text:p>
          </table:table-cell>
        </table:table-row>
        <table:table-row table:style-name="ro1">
          <table:table-cell office:value-type="float" office:value="8254041" calcext:value-type="float">
            <text:p>8254041</text:p>
          </table:table-cell>
          <table:table-cell table:formula="of:=[.A518]/1000/(60*60*24)" office:value-type="time" office:time-value="PT02H17M34.041S" calcext:value-type="time">
            <text:p>02:17:3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63.57" calcext:value-type="float">
            <text:p>563.57</text:p>
          </table:table-cell>
          <table:table-cell office:value-type="float" office:value="699.37" calcext:value-type="float">
            <text:p>699.37</text:p>
          </table:table-cell>
        </table:table-row>
        <table:table-row table:style-name="ro1">
          <table:table-cell office:value-type="float" office:value="8270041" calcext:value-type="float">
            <text:p>8270041</text:p>
          </table:table-cell>
          <table:table-cell table:formula="of:=[.A519]/1000/(60*60*24)" office:value-type="time" office:time-value="PT02H17M50.041S" calcext:value-type="time">
            <text:p>02:17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64.64" calcext:value-type="float">
            <text:p>564.64</text:p>
          </table:table-cell>
          <table:table-cell office:value-type="float" office:value="700.67" calcext:value-type="float">
            <text:p>700.67</text:p>
          </table:table-cell>
        </table:table-row>
        <table:table-row table:style-name="ro1">
          <table:table-cell office:value-type="float" office:value="8286041" calcext:value-type="float">
            <text:p>8286041</text:p>
          </table:table-cell>
          <table:table-cell table:formula="of:=[.A520]/1000/(60*60*24)" office:value-type="time" office:time-value="PT02H18M06.041S" calcext:value-type="time">
            <text:p>02:18:0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65.71" calcext:value-type="float">
            <text:p>565.71</text:p>
          </table:table-cell>
          <table:table-cell office:value-type="float" office:value="701.97" calcext:value-type="float">
            <text:p>701.97</text:p>
          </table:table-cell>
        </table:table-row>
        <table:table-row table:style-name="ro1">
          <table:table-cell office:value-type="float" office:value="8302041" calcext:value-type="float">
            <text:p>8302041</text:p>
          </table:table-cell>
          <table:table-cell table:formula="of:=[.A521]/1000/(60*60*24)" office:value-type="time" office:time-value="PT02H18M22.041S" calcext:value-type="time">
            <text:p>02:18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66.78" calcext:value-type="float">
            <text:p>566.78</text:p>
          </table:table-cell>
          <table:table-cell office:value-type="float" office:value="703.27" calcext:value-type="float">
            <text:p>703.27</text:p>
          </table:table-cell>
        </table:table-row>
        <table:table-row table:style-name="ro1">
          <table:table-cell office:value-type="float" office:value="8318041" calcext:value-type="float">
            <text:p>8318041</text:p>
          </table:table-cell>
          <table:table-cell table:formula="of:=[.A522]/1000/(60*60*24)" office:value-type="time" office:time-value="PT02H18M38.041S" calcext:value-type="time">
            <text:p>02:18:38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67.85" calcext:value-type="float">
            <text:p>567.85</text:p>
          </table:table-cell>
          <table:table-cell office:value-type="float" office:value="704.57" calcext:value-type="float">
            <text:p>704.57</text:p>
          </table:table-cell>
        </table:table-row>
        <table:table-row table:style-name="ro1">
          <table:table-cell office:value-type="float" office:value="8334041" calcext:value-type="float">
            <text:p>8334041</text:p>
          </table:table-cell>
          <table:table-cell table:formula="of:=[.A523]/1000/(60*60*24)" office:value-type="time" office:time-value="PT02H18M54.041S" calcext:value-type="time">
            <text:p>02:18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68.91" calcext:value-type="float">
            <text:p>568.91</text:p>
          </table:table-cell>
          <table:table-cell office:value-type="float" office:value="705.86" calcext:value-type="float">
            <text:p>705.86</text:p>
          </table:table-cell>
        </table:table-row>
        <table:table-row table:style-name="ro1">
          <table:table-cell office:value-type="float" office:value="8350041" calcext:value-type="float">
            <text:p>8350041</text:p>
          </table:table-cell>
          <table:table-cell table:formula="of:=[.A524]/1000/(60*60*24)" office:value-type="time" office:time-value="PT02H19M10.041S" calcext:value-type="time">
            <text:p>02:19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69.98" calcext:value-type="float">
            <text:p>569.98</text:p>
          </table:table-cell>
          <table:table-cell office:value-type="float" office:value="707.16" calcext:value-type="float">
            <text:p>707.16</text:p>
          </table:table-cell>
        </table:table-row>
        <table:table-row table:style-name="ro1">
          <table:table-cell office:value-type="float" office:value="8366041" calcext:value-type="float">
            <text:p>8366041</text:p>
          </table:table-cell>
          <table:table-cell table:formula="of:=[.A525]/1000/(60*60*24)" office:value-type="time" office:time-value="PT02H19M26.041S" calcext:value-type="time">
            <text:p>02:19:2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71.05" calcext:value-type="float">
            <text:p>571.05</text:p>
          </table:table-cell>
          <table:table-cell office:value-type="float" office:value="708.46" calcext:value-type="float">
            <text:p>708.46</text:p>
          </table:table-cell>
        </table:table-row>
        <table:table-row table:style-name="ro1">
          <table:table-cell office:value-type="float" office:value="8382041" calcext:value-type="float">
            <text:p>8382041</text:p>
          </table:table-cell>
          <table:table-cell table:formula="of:=[.A526]/1000/(60*60*24)" office:value-type="time" office:time-value="PT02H19M42.041S" calcext:value-type="time">
            <text:p>02:19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72.12" calcext:value-type="float">
            <text:p>572.12</text:p>
          </table:table-cell>
          <table:table-cell office:value-type="float" office:value="709.76" calcext:value-type="float">
            <text:p>709.76</text:p>
          </table:table-cell>
        </table:table-row>
        <table:table-row table:style-name="ro1">
          <table:table-cell office:value-type="float" office:value="8398041" calcext:value-type="float">
            <text:p>8398041</text:p>
          </table:table-cell>
          <table:table-cell table:formula="of:=[.A527]/1000/(60*60*24)" office:value-type="time" office:time-value="PT02H19M58.041S" calcext:value-type="time">
            <text:p>02:19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73.19" calcext:value-type="float">
            <text:p>573.19</text:p>
          </table:table-cell>
          <table:table-cell office:value-type="float" office:value="711.06" calcext:value-type="float">
            <text:p>711.06</text:p>
          </table:table-cell>
        </table:table-row>
        <table:table-row table:style-name="ro1">
          <table:table-cell office:value-type="float" office:value="8414041" calcext:value-type="float">
            <text:p>8414041</text:p>
          </table:table-cell>
          <table:table-cell table:formula="of:=[.A528]/1000/(60*60*24)" office:value-type="time" office:time-value="PT02H20M14.041S" calcext:value-type="time">
            <text:p>02:20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74.26" calcext:value-type="float">
            <text:p>574.26</text:p>
          </table:table-cell>
          <table:table-cell office:value-type="float" office:value="712.36" calcext:value-type="float">
            <text:p>712.36</text:p>
          </table:table-cell>
        </table:table-row>
        <table:table-row table:style-name="ro1">
          <table:table-cell office:value-type="float" office:value="8430041" calcext:value-type="float">
            <text:p>8430041</text:p>
          </table:table-cell>
          <table:table-cell table:formula="of:=[.A529]/1000/(60*60*24)" office:value-type="time" office:time-value="PT02H20M30.041S" calcext:value-type="time">
            <text:p>02:20:30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75.33" calcext:value-type="float">
            <text:p>575.33</text:p>
          </table:table-cell>
          <table:table-cell office:value-type="float" office:value="713.65" calcext:value-type="float">
            <text:p>713.65</text:p>
          </table:table-cell>
        </table:table-row>
        <table:table-row table:style-name="ro1">
          <table:table-cell office:value-type="float" office:value="8446041" calcext:value-type="float">
            <text:p>8446041</text:p>
          </table:table-cell>
          <table:table-cell table:formula="of:=[.A530]/1000/(60*60*24)" office:value-type="time" office:time-value="PT02H20M46.041S" calcext:value-type="time">
            <text:p>02:20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76.4" calcext:value-type="float">
            <text:p>576.4</text:p>
          </table:table-cell>
          <table:table-cell office:value-type="float" office:value="714.95" calcext:value-type="float">
            <text:p>714.95</text:p>
          </table:table-cell>
        </table:table-row>
        <table:table-row table:style-name="ro1">
          <table:table-cell office:value-type="float" office:value="8462041" calcext:value-type="float">
            <text:p>8462041</text:p>
          </table:table-cell>
          <table:table-cell table:formula="of:=[.A531]/1000/(60*60*24)" office:value-type="time" office:time-value="PT02H21M02.041S" calcext:value-type="time">
            <text:p>02:21:02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77.47" calcext:value-type="float">
            <text:p>577.47</text:p>
          </table:table-cell>
          <table:table-cell office:value-type="float" office:value="716.25" calcext:value-type="float">
            <text:p>716.25</text:p>
          </table:table-cell>
        </table:table-row>
        <table:table-row table:style-name="ro1">
          <table:table-cell office:value-type="float" office:value="8478041" calcext:value-type="float">
            <text:p>8478041</text:p>
          </table:table-cell>
          <table:table-cell table:formula="of:=[.A532]/1000/(60*60*24)" office:value-type="time" office:time-value="PT02H21M18.041S" calcext:value-type="time">
            <text:p>02:21:1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578.54" calcext:value-type="float">
            <text:p>578.54</text:p>
          </table:table-cell>
          <table:table-cell office:value-type="float" office:value="717.55" calcext:value-type="float">
            <text:p>717.55</text:p>
          </table:table-cell>
        </table:table-row>
        <table:table-row table:style-name="ro1">
          <table:table-cell office:value-type="float" office:value="8494041" calcext:value-type="float">
            <text:p>8494041</text:p>
          </table:table-cell>
          <table:table-cell table:formula="of:=[.A533]/1000/(60*60*24)" office:value-type="time" office:time-value="PT02H21M34.041S" calcext:value-type="time">
            <text:p>02:21:34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79.61" calcext:value-type="float">
            <text:p>579.61</text:p>
          </table:table-cell>
          <table:table-cell office:value-type="float" office:value="718.85" calcext:value-type="float">
            <text:p>718.85</text:p>
          </table:table-cell>
        </table:table-row>
        <table:table-row table:style-name="ro1">
          <table:table-cell office:value-type="float" office:value="8510041" calcext:value-type="float">
            <text:p>8510041</text:p>
          </table:table-cell>
          <table:table-cell table:formula="of:=[.A534]/1000/(60*60*24)" office:value-type="time" office:time-value="PT02H21M50.041S" calcext:value-type="time">
            <text:p>02:21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80.68" calcext:value-type="float">
            <text:p>580.68</text:p>
          </table:table-cell>
          <table:table-cell office:value-type="float" office:value="720.15" calcext:value-type="float">
            <text:p>720.15</text:p>
          </table:table-cell>
        </table:table-row>
        <table:table-row table:style-name="ro1">
          <table:table-cell office:value-type="float" office:value="8526041" calcext:value-type="float">
            <text:p>8526041</text:p>
          </table:table-cell>
          <table:table-cell table:formula="of:=[.A535]/1000/(60*60*24)" office:value-type="time" office:time-value="PT02H22M06.041S" calcext:value-type="time">
            <text:p>02:22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581.75" calcext:value-type="float">
            <text:p>581.75</text:p>
          </table:table-cell>
          <table:table-cell office:value-type="float" office:value="721.44" calcext:value-type="float">
            <text:p>721.44</text:p>
          </table:table-cell>
        </table:table-row>
        <table:table-row table:style-name="ro1">
          <table:table-cell office:value-type="float" office:value="8542041" calcext:value-type="float">
            <text:p>8542041</text:p>
          </table:table-cell>
          <table:table-cell table:formula="of:=[.A536]/1000/(60*60*24)" office:value-type="time" office:time-value="PT02H22M22.041S" calcext:value-type="time">
            <text:p>02:22:22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82.82" calcext:value-type="float">
            <text:p>582.82</text:p>
          </table:table-cell>
          <table:table-cell office:value-type="float" office:value="722.74" calcext:value-type="float">
            <text:p>722.74</text:p>
          </table:table-cell>
        </table:table-row>
        <table:table-row table:style-name="ro1">
          <table:table-cell office:value-type="float" office:value="8558041" calcext:value-type="float">
            <text:p>8558041</text:p>
          </table:table-cell>
          <table:table-cell table:formula="of:=[.A537]/1000/(60*60*24)" office:value-type="time" office:time-value="PT02H22M38.041S" calcext:value-type="time">
            <text:p>02:22:3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83.89" calcext:value-type="float">
            <text:p>583.89</text:p>
          </table:table-cell>
          <table:table-cell office:value-type="float" office:value="724.04" calcext:value-type="float">
            <text:p>724.04</text:p>
          </table:table-cell>
        </table:table-row>
        <table:table-row table:style-name="ro1">
          <table:table-cell office:value-type="float" office:value="8574041" calcext:value-type="float">
            <text:p>8574041</text:p>
          </table:table-cell>
          <table:table-cell table:formula="of:=[.A538]/1000/(60*60*24)" office:value-type="time" office:time-value="PT02H22M54.041S" calcext:value-type="time">
            <text:p>02:22:54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584.96" calcext:value-type="float">
            <text:p>584.96</text:p>
          </table:table-cell>
          <table:table-cell office:value-type="float" office:value="725.34" calcext:value-type="float">
            <text:p>725.34</text:p>
          </table:table-cell>
        </table:table-row>
        <table:table-row table:style-name="ro1">
          <table:table-cell office:value-type="float" office:value="8590041" calcext:value-type="float">
            <text:p>8590041</text:p>
          </table:table-cell>
          <table:table-cell table:formula="of:=[.A539]/1000/(60*60*24)" office:value-type="time" office:time-value="PT02H23M10.041S" calcext:value-type="time">
            <text:p>02:23:10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586.03" calcext:value-type="float">
            <text:p>586.03</text:p>
          </table:table-cell>
          <table:table-cell office:value-type="float" office:value="726.64" calcext:value-type="float">
            <text:p>726.64</text:p>
          </table:table-cell>
        </table:table-row>
        <table:table-row table:style-name="ro1">
          <table:table-cell office:value-type="float" office:value="8606040" calcext:value-type="float">
            <text:p>8606040</text:p>
          </table:table-cell>
          <table:table-cell table:formula="of:=[.A540]/1000/(60*60*24)" office:value-type="time" office:time-value="PT02H23M26.04S" calcext:value-type="time">
            <text:p>02:23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87.09" calcext:value-type="float">
            <text:p>587.09</text:p>
          </table:table-cell>
          <table:table-cell office:value-type="float" office:value="727.93" calcext:value-type="float">
            <text:p>727.93</text:p>
          </table:table-cell>
        </table:table-row>
        <table:table-row table:style-name="ro1">
          <table:table-cell office:value-type="float" office:value="8622041" calcext:value-type="float">
            <text:p>8622041</text:p>
          </table:table-cell>
          <table:table-cell table:formula="of:=[.A541]/1000/(60*60*24)" office:value-type="time" office:time-value="PT02H23M42.041S" calcext:value-type="time">
            <text:p>02:23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88.16" calcext:value-type="float">
            <text:p>588.16</text:p>
          </table:table-cell>
          <table:table-cell office:value-type="float" office:value="729.23" calcext:value-type="float">
            <text:p>729.23</text:p>
          </table:table-cell>
        </table:table-row>
        <table:table-row table:style-name="ro1">
          <table:table-cell office:value-type="float" office:value="8638041" calcext:value-type="float">
            <text:p>8638041</text:p>
          </table:table-cell>
          <table:table-cell table:formula="of:=[.A542]/1000/(60*60*24)" office:value-type="time" office:time-value="PT02H23M58.041S" calcext:value-type="time">
            <text:p>02:23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89.23" calcext:value-type="float">
            <text:p>589.23</text:p>
          </table:table-cell>
          <table:table-cell office:value-type="float" office:value="730.53" calcext:value-type="float">
            <text:p>730.53</text:p>
          </table:table-cell>
        </table:table-row>
        <table:table-row table:style-name="ro1">
          <table:table-cell office:value-type="float" office:value="8654041" calcext:value-type="float">
            <text:p>8654041</text:p>
          </table:table-cell>
          <table:table-cell table:formula="of:=[.A543]/1000/(60*60*24)" office:value-type="time" office:time-value="PT02H24M14.041S" calcext:value-type="time">
            <text:p>02:24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0.3" calcext:value-type="float">
            <text:p>590.3</text:p>
          </table:table-cell>
          <table:table-cell office:value-type="float" office:value="731.82" calcext:value-type="float">
            <text:p>731.82</text:p>
          </table:table-cell>
        </table:table-row>
        <table:table-row table:style-name="ro1">
          <table:table-cell office:value-type="float" office:value="8670041" calcext:value-type="float">
            <text:p>8670041</text:p>
          </table:table-cell>
          <table:table-cell table:formula="of:=[.A544]/1000/(60*60*24)" office:value-type="time" office:time-value="PT02H24M30.041S" calcext:value-type="time">
            <text:p>02:24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1.37" calcext:value-type="float">
            <text:p>591.37</text:p>
          </table:table-cell>
          <table:table-cell office:value-type="float" office:value="733.12" calcext:value-type="float">
            <text:p>733.12</text:p>
          </table:table-cell>
        </table:table-row>
        <table:table-row table:style-name="ro1">
          <table:table-cell office:value-type="float" office:value="8686041" calcext:value-type="float">
            <text:p>8686041</text:p>
          </table:table-cell>
          <table:table-cell table:formula="of:=[.A545]/1000/(60*60*24)" office:value-type="time" office:time-value="PT02H24M46.041S" calcext:value-type="time">
            <text:p>02:24:46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592.44" calcext:value-type="float">
            <text:p>592.44</text:p>
          </table:table-cell>
          <table:table-cell office:value-type="float" office:value="734.42" calcext:value-type="float">
            <text:p>734.42</text:p>
          </table:table-cell>
        </table:table-row>
        <table:table-row table:style-name="ro1">
          <table:table-cell office:value-type="float" office:value="8702041" calcext:value-type="float">
            <text:p>8702041</text:p>
          </table:table-cell>
          <table:table-cell table:formula="of:=[.A546]/1000/(60*60*24)" office:value-type="time" office:time-value="PT02H25M02.041S" calcext:value-type="time">
            <text:p>02:25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3.51" calcext:value-type="float">
            <text:p>593.51</text:p>
          </table:table-cell>
          <table:table-cell office:value-type="float" office:value="735.71" calcext:value-type="float">
            <text:p>735.71</text:p>
          </table:table-cell>
        </table:table-row>
        <table:table-row table:style-name="ro1">
          <table:table-cell office:value-type="float" office:value="8718041" calcext:value-type="float">
            <text:p>8718041</text:p>
          </table:table-cell>
          <table:table-cell table:formula="of:=[.A547]/1000/(60*60*24)" office:value-type="time" office:time-value="PT02H25M18.041S" calcext:value-type="time">
            <text:p>02:25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4.58" calcext:value-type="float">
            <text:p>594.58</text:p>
          </table:table-cell>
          <table:table-cell office:value-type="float" office:value="737.01" calcext:value-type="float">
            <text:p>737.01</text:p>
          </table:table-cell>
        </table:table-row>
        <table:table-row table:style-name="ro1">
          <table:table-cell office:value-type="float" office:value="8734041" calcext:value-type="float">
            <text:p>8734041</text:p>
          </table:table-cell>
          <table:table-cell table:formula="of:=[.A548]/1000/(60*60*24)" office:value-type="time" office:time-value="PT02H25M34.041S" calcext:value-type="time">
            <text:p>02:25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5.65" calcext:value-type="float">
            <text:p>595.65</text:p>
          </table:table-cell>
          <table:table-cell office:value-type="float" office:value="738.31" calcext:value-type="float">
            <text:p>738.31</text:p>
          </table:table-cell>
        </table:table-row>
        <table:table-row table:style-name="ro1">
          <table:table-cell office:value-type="float" office:value="8750041" calcext:value-type="float">
            <text:p>8750041</text:p>
          </table:table-cell>
          <table:table-cell table:formula="of:=[.A549]/1000/(60*60*24)" office:value-type="time" office:time-value="PT02H25M50.041S" calcext:value-type="time">
            <text:p>02:25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6.72" calcext:value-type="float">
            <text:p>596.72</text:p>
          </table:table-cell>
          <table:table-cell office:value-type="float" office:value="739.61" calcext:value-type="float">
            <text:p>739.61</text:p>
          </table:table-cell>
        </table:table-row>
        <table:table-row table:style-name="ro1">
          <table:table-cell office:value-type="float" office:value="8766041" calcext:value-type="float">
            <text:p>8766041</text:p>
          </table:table-cell>
          <table:table-cell table:formula="of:=[.A550]/1000/(60*60*24)" office:value-type="time" office:time-value="PT02H26M06.041S" calcext:value-type="time">
            <text:p>02:26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7.79" calcext:value-type="float">
            <text:p>597.79</text:p>
          </table:table-cell>
          <table:table-cell office:value-type="float" office:value="740.9" calcext:value-type="float">
            <text:p>740.9</text:p>
          </table:table-cell>
        </table:table-row>
        <table:table-row table:style-name="ro1">
          <table:table-cell office:value-type="float" office:value="8782041" calcext:value-type="float">
            <text:p>8782041</text:p>
          </table:table-cell>
          <table:table-cell table:formula="of:=[.A551]/1000/(60*60*24)" office:value-type="time" office:time-value="PT02H26M22.041S" calcext:value-type="time">
            <text:p>02:26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8.86" calcext:value-type="float">
            <text:p>598.86</text:p>
          </table:table-cell>
          <table:table-cell office:value-type="float" office:value="742.2" calcext:value-type="float">
            <text:p>742.2</text:p>
          </table:table-cell>
        </table:table-row>
        <table:table-row table:style-name="ro1">
          <table:table-cell office:value-type="float" office:value="8798041" calcext:value-type="float">
            <text:p>8798041</text:p>
          </table:table-cell>
          <table:table-cell table:formula="of:=[.A552]/1000/(60*60*24)" office:value-type="time" office:time-value="PT02H26M38.041S" calcext:value-type="time">
            <text:p>02:26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99.93" calcext:value-type="float">
            <text:p>599.93</text:p>
          </table:table-cell>
          <table:table-cell office:value-type="float" office:value="743.49" calcext:value-type="float">
            <text:p>743.49</text:p>
          </table:table-cell>
        </table:table-row>
        <table:table-row table:style-name="ro1">
          <table:table-cell office:value-type="float" office:value="8814041" calcext:value-type="float">
            <text:p>8814041</text:p>
          </table:table-cell>
          <table:table-cell table:formula="of:=[.A553]/1000/(60*60*24)" office:value-type="time" office:time-value="PT02H26M54.041S" calcext:value-type="time">
            <text:p>02:26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600.99" calcext:value-type="float">
            <text:p>600.99</text:p>
          </table:table-cell>
          <table:table-cell office:value-type="float" office:value="744.79" calcext:value-type="float">
            <text:p>744.79</text:p>
          </table:table-cell>
        </table:table-row>
        <table:table-row table:style-name="ro1">
          <table:table-cell office:value-type="float" office:value="8830041" calcext:value-type="float">
            <text:p>8830041</text:p>
          </table:table-cell>
          <table:table-cell table:formula="of:=[.A554]/1000/(60*60*24)" office:value-type="time" office:time-value="PT02H27M10.041S" calcext:value-type="time">
            <text:p>02:27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602.06" calcext:value-type="float">
            <text:p>602.06</text:p>
          </table:table-cell>
          <table:table-cell office:value-type="float" office:value="746.09" calcext:value-type="float">
            <text:p>746.09</text:p>
          </table:table-cell>
        </table:table-row>
        <table:table-row table:style-name="ro1">
          <table:table-cell office:value-type="float" office:value="8846041" calcext:value-type="float">
            <text:p>8846041</text:p>
          </table:table-cell>
          <table:table-cell table:formula="of:=[.A555]/1000/(60*60*24)" office:value-type="time" office:time-value="PT02H27M26.041S" calcext:value-type="time">
            <text:p>02:27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603.13" calcext:value-type="float">
            <text:p>603.13</text:p>
          </table:table-cell>
          <table:table-cell office:value-type="float" office:value="747.38" calcext:value-type="float">
            <text:p>747.38</text:p>
          </table:table-cell>
        </table:table-row>
        <table:table-row table:style-name="ro1">
          <table:table-cell office:value-type="float" office:value="8862041" calcext:value-type="float">
            <text:p>8862041</text:p>
          </table:table-cell>
          <table:table-cell table:formula="of:=[.A556]/1000/(60*60*24)" office:value-type="time" office:time-value="PT02H27M42.041S" calcext:value-type="time">
            <text:p>02:27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4.2" calcext:value-type="float">
            <text:p>604.2</text:p>
          </table:table-cell>
          <table:table-cell office:value-type="float" office:value="748.68" calcext:value-type="float">
            <text:p>748.68</text:p>
          </table:table-cell>
        </table:table-row>
        <table:table-row table:style-name="ro1">
          <table:table-cell office:value-type="float" office:value="8878041" calcext:value-type="float">
            <text:p>8878041</text:p>
          </table:table-cell>
          <table:table-cell table:formula="of:=[.A557]/1000/(60*60*24)" office:value-type="time" office:time-value="PT02H27M58.041S" calcext:value-type="time">
            <text:p>02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5.27" calcext:value-type="float">
            <text:p>605.27</text:p>
          </table:table-cell>
          <table:table-cell office:value-type="float" office:value="749.97" calcext:value-type="float">
            <text:p>749.97</text:p>
          </table:table-cell>
        </table:table-row>
        <table:table-row table:style-name="ro1">
          <table:table-cell office:value-type="float" office:value="8894041" calcext:value-type="float">
            <text:p>8894041</text:p>
          </table:table-cell>
          <table:table-cell table:formula="of:=[.A558]/1000/(60*60*24)" office:value-type="time" office:time-value="PT02H28M14.041S" calcext:value-type="time">
            <text:p>02:28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6.34" calcext:value-type="float">
            <text:p>606.34</text:p>
          </table:table-cell>
          <table:table-cell office:value-type="float" office:value="751.27" calcext:value-type="float">
            <text:p>751.27</text:p>
          </table:table-cell>
        </table:table-row>
        <table:table-row table:style-name="ro1">
          <table:table-cell office:value-type="float" office:value="8910041" calcext:value-type="float">
            <text:p>8910041</text:p>
          </table:table-cell>
          <table:table-cell table:formula="of:=[.A559]/1000/(60*60*24)" office:value-type="time" office:time-value="PT02H28M30.041S" calcext:value-type="time">
            <text:p>02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7.41" calcext:value-type="float">
            <text:p>607.41</text:p>
          </table:table-cell>
          <table:table-cell office:value-type="float" office:value="752.57" calcext:value-type="float">
            <text:p>752.57</text:p>
          </table:table-cell>
        </table:table-row>
        <table:table-row table:style-name="ro1">
          <table:table-cell office:value-type="float" office:value="8926041" calcext:value-type="float">
            <text:p>8926041</text:p>
          </table:table-cell>
          <table:table-cell table:formula="of:=[.A560]/1000/(60*60*24)" office:value-type="time" office:time-value="PT02H28M46.041S" calcext:value-type="time">
            <text:p>02:28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08.48" calcext:value-type="float">
            <text:p>608.48</text:p>
          </table:table-cell>
          <table:table-cell office:value-type="float" office:value="753.86" calcext:value-type="float">
            <text:p>753.86</text:p>
          </table:table-cell>
        </table:table-row>
        <table:table-row table:style-name="ro1">
          <table:table-cell office:value-type="float" office:value="8942041" calcext:value-type="float">
            <text:p>8942041</text:p>
          </table:table-cell>
          <table:table-cell table:formula="of:=[.A561]/1000/(60*60*24)" office:value-type="time" office:time-value="PT02H29M02.041S" calcext:value-type="time">
            <text:p>02:29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609.54" calcext:value-type="float">
            <text:p>609.54</text:p>
          </table:table-cell>
          <table:table-cell office:value-type="float" office:value="755.16" calcext:value-type="float">
            <text:p>755.16</text:p>
          </table:table-cell>
        </table:table-row>
        <table:table-row table:style-name="ro1">
          <table:table-cell office:value-type="float" office:value="8958041" calcext:value-type="float">
            <text:p>8958041</text:p>
          </table:table-cell>
          <table:table-cell table:formula="of:=[.A562]/1000/(60*60*24)" office:value-type="time" office:time-value="PT02H29M18.041S" calcext:value-type="time">
            <text:p>02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0.61" calcext:value-type="float">
            <text:p>610.61</text:p>
          </table:table-cell>
          <table:table-cell office:value-type="float" office:value="756.45" calcext:value-type="float">
            <text:p>756.45</text:p>
          </table:table-cell>
        </table:table-row>
        <table:table-row table:style-name="ro1">
          <table:table-cell office:value-type="float" office:value="8974041" calcext:value-type="float">
            <text:p>8974041</text:p>
          </table:table-cell>
          <table:table-cell table:formula="of:=[.A563]/1000/(60*60*24)" office:value-type="time" office:time-value="PT02H29M34.041S" calcext:value-type="time">
            <text:p>02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1.68" calcext:value-type="float">
            <text:p>611.68</text:p>
          </table:table-cell>
          <table:table-cell office:value-type="float" office:value="757.75" calcext:value-type="float">
            <text:p>757.75</text:p>
          </table:table-cell>
        </table:table-row>
        <table:table-row table:style-name="ro1">
          <table:table-cell office:value-type="float" office:value="8990041" calcext:value-type="float">
            <text:p>8990041</text:p>
          </table:table-cell>
          <table:table-cell table:formula="of:=[.A564]/1000/(60*60*24)" office:value-type="time" office:time-value="PT02H29M50.041S" calcext:value-type="time">
            <text:p>02:29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2.75" calcext:value-type="float">
            <text:p>612.75</text:p>
          </table:table-cell>
          <table:table-cell office:value-type="float" office:value="759.04" calcext:value-type="float">
            <text:p>759.04</text:p>
          </table:table-cell>
        </table:table-row>
        <table:table-row table:style-name="ro1">
          <table:table-cell office:value-type="float" office:value="9006040" calcext:value-type="float">
            <text:p>9006040</text:p>
          </table:table-cell>
          <table:table-cell table:formula="of:=[.A565]/1000/(60*60*24)" office:value-type="time" office:time-value="PT02H30M06.04S" calcext:value-type="time">
            <text:p>02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3.82" calcext:value-type="float">
            <text:p>613.82</text:p>
          </table:table-cell>
          <table:table-cell office:value-type="float" office:value="760.34" calcext:value-type="float">
            <text:p>760.34</text:p>
          </table:table-cell>
        </table:table-row>
        <table:table-row table:style-name="ro1">
          <table:table-cell office:value-type="float" office:value="9022041" calcext:value-type="float">
            <text:p>9022041</text:p>
          </table:table-cell>
          <table:table-cell table:formula="of:=[.A566]/1000/(60*60*24)" office:value-type="time" office:time-value="PT02H30M22.041S" calcext:value-type="time">
            <text:p>02:30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4.89" calcext:value-type="float">
            <text:p>614.89</text:p>
          </table:table-cell>
          <table:table-cell office:value-type="float" office:value="761.63" calcext:value-type="float">
            <text:p>761.63</text:p>
          </table:table-cell>
        </table:table-row>
        <table:table-row table:style-name="ro1">
          <table:table-cell office:value-type="float" office:value="9038041" calcext:value-type="float">
            <text:p>9038041</text:p>
          </table:table-cell>
          <table:table-cell table:formula="of:=[.A567]/1000/(60*60*24)" office:value-type="time" office:time-value="PT02H30M38.041S" calcext:value-type="time">
            <text:p>02:30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5.95" calcext:value-type="float">
            <text:p>615.95</text:p>
          </table:table-cell>
          <table:table-cell office:value-type="float" office:value="762.93" calcext:value-type="float">
            <text:p>762.93</text:p>
          </table:table-cell>
        </table:table-row>
        <table:table-row table:style-name="ro1">
          <table:table-cell office:value-type="float" office:value="9054041" calcext:value-type="float">
            <text:p>9054041</text:p>
          </table:table-cell>
          <table:table-cell table:formula="of:=[.A568]/1000/(60*60*24)" office:value-type="time" office:time-value="PT02H30M54.041S" calcext:value-type="time">
            <text:p>02:30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17.02" calcext:value-type="float">
            <text:p>617.02</text:p>
          </table:table-cell>
          <table:table-cell office:value-type="float" office:value="764.22" calcext:value-type="float">
            <text:p>764.22</text:p>
          </table:table-cell>
        </table:table-row>
        <table:table-row table:style-name="ro1">
          <table:table-cell office:value-type="float" office:value="9070041" calcext:value-type="float">
            <text:p>9070041</text:p>
          </table:table-cell>
          <table:table-cell table:formula="of:=[.A569]/1000/(60*60*24)" office:value-type="time" office:time-value="PT02H31M10.041S" calcext:value-type="time">
            <text:p>02:31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8.09" calcext:value-type="float">
            <text:p>618.09</text:p>
          </table:table-cell>
          <table:table-cell office:value-type="float" office:value="765.52" calcext:value-type="float">
            <text:p>765.52</text:p>
          </table:table-cell>
        </table:table-row>
        <table:table-row table:style-name="ro1">
          <table:table-cell office:value-type="float" office:value="9086041" calcext:value-type="float">
            <text:p>9086041</text:p>
          </table:table-cell>
          <table:table-cell table:formula="of:=[.A570]/1000/(60*60*24)" office:value-type="time" office:time-value="PT02H31M26.041S" calcext:value-type="time">
            <text:p>02:31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19.16" calcext:value-type="float">
            <text:p>619.16</text:p>
          </table:table-cell>
          <table:table-cell office:value-type="float" office:value="766.81" calcext:value-type="float">
            <text:p>766.81</text:p>
          </table:table-cell>
        </table:table-row>
        <table:table-row table:style-name="ro1">
          <table:table-cell office:value-type="float" office:value="9102041" calcext:value-type="float">
            <text:p>9102041</text:p>
          </table:table-cell>
          <table:table-cell table:formula="of:=[.A571]/1000/(60*60*24)" office:value-type="time" office:time-value="PT02H31M42.041S" calcext:value-type="time">
            <text:p>02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0.23" calcext:value-type="float">
            <text:p>620.23</text:p>
          </table:table-cell>
          <table:table-cell office:value-type="float" office:value="768.11" calcext:value-type="float">
            <text:p>768.11</text:p>
          </table:table-cell>
        </table:table-row>
        <table:table-row table:style-name="ro1">
          <table:table-cell office:value-type="float" office:value="9118041" calcext:value-type="float">
            <text:p>9118041</text:p>
          </table:table-cell>
          <table:table-cell table:formula="of:=[.A572]/1000/(60*60*24)" office:value-type="time" office:time-value="PT02H31M58.041S" calcext:value-type="time">
            <text:p>02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1.3" calcext:value-type="float">
            <text:p>621.3</text:p>
          </table:table-cell>
          <table:table-cell office:value-type="float" office:value="769.4" calcext:value-type="float">
            <text:p>769.4</text:p>
          </table:table-cell>
        </table:table-row>
        <table:table-row table:style-name="ro1">
          <table:table-cell office:value-type="float" office:value="9134040" calcext:value-type="float">
            <text:p>9134040</text:p>
          </table:table-cell>
          <table:table-cell table:formula="of:=[.A573]/1000/(60*60*24)" office:value-type="time" office:time-value="PT02H32M14.04S" calcext:value-type="time">
            <text:p>02:32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2.36" calcext:value-type="float">
            <text:p>622.36</text:p>
          </table:table-cell>
          <table:table-cell office:value-type="float" office:value="770.7" calcext:value-type="float">
            <text:p>770.7</text:p>
          </table:table-cell>
        </table:table-row>
        <table:table-row table:style-name="ro1">
          <table:table-cell office:value-type="float" office:value="9150041" calcext:value-type="float">
            <text:p>9150041</text:p>
          </table:table-cell>
          <table:table-cell table:formula="of:=[.A574]/1000/(60*60*24)" office:value-type="time" office:time-value="PT02H32M30.041S" calcext:value-type="time">
            <text:p>02:32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3.43" calcext:value-type="float">
            <text:p>623.43</text:p>
          </table:table-cell>
          <table:table-cell office:value-type="float" office:value="771.99" calcext:value-type="float">
            <text:p>771.99</text:p>
          </table:table-cell>
        </table:table-row>
        <table:table-row table:style-name="ro1">
          <table:table-cell office:value-type="float" office:value="9166041" calcext:value-type="float">
            <text:p>9166041</text:p>
          </table:table-cell>
          <table:table-cell table:formula="of:=[.A575]/1000/(60*60*24)" office:value-type="time" office:time-value="PT02H32M46.041S" calcext:value-type="time">
            <text:p>02:32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624.5" calcext:value-type="float">
            <text:p>624.5</text:p>
          </table:table-cell>
          <table:table-cell office:value-type="float" office:value="773.29" calcext:value-type="float">
            <text:p>773.29</text:p>
          </table:table-cell>
        </table:table-row>
        <table:table-row table:style-name="ro1">
          <table:table-cell office:value-type="float" office:value="9182041" calcext:value-type="float">
            <text:p>9182041</text:p>
          </table:table-cell>
          <table:table-cell table:formula="of:=[.A576]/1000/(60*60*24)" office:value-type="time" office:time-value="PT02H33M02.041S" calcext:value-type="time">
            <text:p>02:33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5.57" calcext:value-type="float">
            <text:p>625.57</text:p>
          </table:table-cell>
          <table:table-cell office:value-type="float" office:value="774.58" calcext:value-type="float">
            <text:p>774.58</text:p>
          </table:table-cell>
        </table:table-row>
        <table:table-row table:style-name="ro1">
          <table:table-cell office:value-type="float" office:value="9198041" calcext:value-type="float">
            <text:p>9198041</text:p>
          </table:table-cell>
          <table:table-cell table:formula="of:=[.A577]/1000/(60*60*24)" office:value-type="time" office:time-value="PT02H33M18.041S" calcext:value-type="time">
            <text:p>02:33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6.64" calcext:value-type="float">
            <text:p>626.64</text:p>
          </table:table-cell>
          <table:table-cell office:value-type="float" office:value="775.88" calcext:value-type="float">
            <text:p>775.88</text:p>
          </table:table-cell>
        </table:table-row>
        <table:table-row table:style-name="ro1">
          <table:table-cell office:value-type="float" office:value="9214041" calcext:value-type="float">
            <text:p>9214041</text:p>
          </table:table-cell>
          <table:table-cell table:formula="of:=[.A578]/1000/(60*60*24)" office:value-type="time" office:time-value="PT02H33M34.041S" calcext:value-type="time">
            <text:p>02:33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7.71" calcext:value-type="float">
            <text:p>627.71</text:p>
          </table:table-cell>
          <table:table-cell office:value-type="float" office:value="777.17" calcext:value-type="float">
            <text:p>777.17</text:p>
          </table:table-cell>
        </table:table-row>
        <table:table-row table:style-name="ro1">
          <table:table-cell office:value-type="float" office:value="9230041" calcext:value-type="float">
            <text:p>9230041</text:p>
          </table:table-cell>
          <table:table-cell table:formula="of:=[.A579]/1000/(60*60*24)" office:value-type="time" office:time-value="PT02H33M50.041S" calcext:value-type="time">
            <text:p>02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8.77" calcext:value-type="float">
            <text:p>628.77</text:p>
          </table:table-cell>
          <table:table-cell office:value-type="float" office:value="778.46" calcext:value-type="float">
            <text:p>778.46</text:p>
          </table:table-cell>
        </table:table-row>
        <table:table-row table:style-name="ro1">
          <table:table-cell office:value-type="float" office:value="9246041" calcext:value-type="float">
            <text:p>9246041</text:p>
          </table:table-cell>
          <table:table-cell table:formula="of:=[.A580]/1000/(60*60*24)" office:value-type="time" office:time-value="PT02H34M06.041S" calcext:value-type="time">
            <text:p>02:34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29.84" calcext:value-type="float">
            <text:p>629.84</text:p>
          </table:table-cell>
          <table:table-cell office:value-type="float" office:value="779.76" calcext:value-type="float">
            <text:p>779.76</text:p>
          </table:table-cell>
        </table:table-row>
        <table:table-row table:style-name="ro1">
          <table:table-cell office:value-type="float" office:value="9262041" calcext:value-type="float">
            <text:p>9262041</text:p>
          </table:table-cell>
          <table:table-cell table:formula="of:=[.A581]/1000/(60*60*24)" office:value-type="time" office:time-value="PT02H34M22.041S" calcext:value-type="time">
            <text:p>02:34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0.91" calcext:value-type="float">
            <text:p>630.91</text:p>
          </table:table-cell>
          <table:table-cell office:value-type="float" office:value="781.05" calcext:value-type="float">
            <text:p>781.05</text:p>
          </table:table-cell>
        </table:table-row>
        <table:table-row table:style-name="ro1">
          <table:table-cell office:value-type="float" office:value="9278041" calcext:value-type="float">
            <text:p>9278041</text:p>
          </table:table-cell>
          <table:table-cell table:formula="of:=[.A582]/1000/(60*60*24)" office:value-type="time" office:time-value="PT02H34M38.041S" calcext:value-type="time">
            <text:p>02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1.98" calcext:value-type="float">
            <text:p>631.98</text:p>
          </table:table-cell>
          <table:table-cell office:value-type="float" office:value="782.35" calcext:value-type="float">
            <text:p>782.35</text:p>
          </table:table-cell>
        </table:table-row>
        <table:table-row table:style-name="ro1">
          <table:table-cell office:value-type="float" office:value="9294041" calcext:value-type="float">
            <text:p>9294041</text:p>
          </table:table-cell>
          <table:table-cell table:formula="of:=[.A583]/1000/(60*60*24)" office:value-type="time" office:time-value="PT02H34M54.041S" calcext:value-type="time">
            <text:p>02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3.05" calcext:value-type="float">
            <text:p>633.05</text:p>
          </table:table-cell>
          <table:table-cell office:value-type="float" office:value="783.64" calcext:value-type="float">
            <text:p>783.64</text:p>
          </table:table-cell>
        </table:table-row>
        <table:table-row table:style-name="ro1">
          <table:table-cell office:value-type="float" office:value="9310040" calcext:value-type="float">
            <text:p>9310040</text:p>
          </table:table-cell>
          <table:table-cell table:formula="of:=[.A584]/1000/(60*60*24)" office:value-type="time" office:time-value="PT02H35M10.04S" calcext:value-type="time">
            <text:p>02:35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4.11" calcext:value-type="float">
            <text:p>634.11</text:p>
          </table:table-cell>
          <table:table-cell office:value-type="float" office:value="784.94" calcext:value-type="float">
            <text:p>784.94</text:p>
          </table:table-cell>
        </table:table-row>
        <table:table-row table:style-name="ro1">
          <table:table-cell office:value-type="float" office:value="9326041" calcext:value-type="float">
            <text:p>9326041</text:p>
          </table:table-cell>
          <table:table-cell table:formula="of:=[.A585]/1000/(60*60*24)" office:value-type="time" office:time-value="PT02H35M26.041S" calcext:value-type="time">
            <text:p>02:35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5.18" calcext:value-type="float">
            <text:p>635.18</text:p>
          </table:table-cell>
          <table:table-cell office:value-type="float" office:value="786.23" calcext:value-type="float">
            <text:p>786.23</text:p>
          </table:table-cell>
        </table:table-row>
        <table:table-row table:style-name="ro1">
          <table:table-cell office:value-type="float" office:value="9342041" calcext:value-type="float">
            <text:p>9342041</text:p>
          </table:table-cell>
          <table:table-cell table:formula="of:=[.A586]/1000/(60*60*24)" office:value-type="time" office:time-value="PT02H35M42.041S" calcext:value-type="time">
            <text:p>02:35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6.25" calcext:value-type="float">
            <text:p>636.25</text:p>
          </table:table-cell>
          <table:table-cell office:value-type="float" office:value="787.53" calcext:value-type="float">
            <text:p>787.53</text:p>
          </table:table-cell>
        </table:table-row>
        <table:table-row table:style-name="ro1">
          <table:table-cell office:value-type="float" office:value="9358041" calcext:value-type="float">
            <text:p>9358041</text:p>
          </table:table-cell>
          <table:table-cell table:formula="of:=[.A587]/1000/(60*60*24)" office:value-type="time" office:time-value="PT02H35M58.041S" calcext:value-type="time">
            <text:p>02:35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37.32" calcext:value-type="float">
            <text:p>637.32</text:p>
          </table:table-cell>
          <table:table-cell office:value-type="float" office:value="788.82" calcext:value-type="float">
            <text:p>788.82</text:p>
          </table:table-cell>
        </table:table-row>
        <table:table-row table:style-name="ro1">
          <table:table-cell office:value-type="float" office:value="9374041" calcext:value-type="float">
            <text:p>9374041</text:p>
          </table:table-cell>
          <table:table-cell table:formula="of:=[.A588]/1000/(60*60*24)" office:value-type="time" office:time-value="PT02H36M14.041S" calcext:value-type="time">
            <text:p>02:36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8.39" calcext:value-type="float">
            <text:p>638.39</text:p>
          </table:table-cell>
          <table:table-cell office:value-type="float" office:value="790.11" calcext:value-type="float">
            <text:p>790.11</text:p>
          </table:table-cell>
        </table:table-row>
        <table:table-row table:style-name="ro1">
          <table:table-cell office:value-type="float" office:value="9390041" calcext:value-type="float">
            <text:p>9390041</text:p>
          </table:table-cell>
          <table:table-cell table:formula="of:=[.A589]/1000/(60*60*24)" office:value-type="time" office:time-value="PT02H36M30.041S" calcext:value-type="time">
            <text:p>02:36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39.45" calcext:value-type="float">
            <text:p>639.45</text:p>
          </table:table-cell>
          <table:table-cell office:value-type="float" office:value="791.41" calcext:value-type="float">
            <text:p>791.41</text:p>
          </table:table-cell>
        </table:table-row>
        <table:table-row table:style-name="ro1">
          <table:table-cell office:value-type="float" office:value="9406041" calcext:value-type="float">
            <text:p>9406041</text:p>
          </table:table-cell>
          <table:table-cell table:formula="of:=[.A590]/1000/(60*60*24)" office:value-type="time" office:time-value="PT02H36M46.041S" calcext:value-type="time">
            <text:p>02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0.52" calcext:value-type="float">
            <text:p>640.52</text:p>
          </table:table-cell>
          <table:table-cell office:value-type="float" office:value="792.7" calcext:value-type="float">
            <text:p>792.7</text:p>
          </table:table-cell>
        </table:table-row>
        <table:table-row table:style-name="ro1">
          <table:table-cell office:value-type="float" office:value="9422041" calcext:value-type="float">
            <text:p>9422041</text:p>
          </table:table-cell>
          <table:table-cell table:formula="of:=[.A591]/1000/(60*60*24)" office:value-type="time" office:time-value="PT02H37M02.041S" calcext:value-type="time">
            <text:p>02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1.59" calcext:value-type="float">
            <text:p>641.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438041" calcext:value-type="float">
            <text:p>9438041</text:p>
          </table:table-cell>
          <table:table-cell table:formula="of:=[.A592]/1000/(60*60*24)" office:value-type="time" office:time-value="PT02H37M18.041S" calcext:value-type="time">
            <text:p>02:37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2.66" calcext:value-type="float">
            <text:p>642.66</text:p>
          </table:table-cell>
          <table:table-cell office:value-type="float" office:value="795.29" calcext:value-type="float">
            <text:p>795.29</text:p>
          </table:table-cell>
        </table:table-row>
        <table:table-row table:style-name="ro1">
          <table:table-cell office:value-type="float" office:value="9454041" calcext:value-type="float">
            <text:p>9454041</text:p>
          </table:table-cell>
          <table:table-cell table:formula="of:=[.A593]/1000/(60*60*24)" office:value-type="time" office:time-value="PT02H37M34.041S" calcext:value-type="time">
            <text:p>02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3.72" calcext:value-type="float">
            <text:p>643.72</text:p>
          </table:table-cell>
          <table:table-cell office:value-type="float" office:value="796.58" calcext:value-type="float">
            <text:p>796.58</text:p>
          </table:table-cell>
        </table:table-row>
        <table:table-row table:style-name="ro1">
          <table:table-cell office:value-type="float" office:value="9470041" calcext:value-type="float">
            <text:p>9470041</text:p>
          </table:table-cell>
          <table:table-cell table:formula="of:=[.A594]/1000/(60*60*24)" office:value-type="time" office:time-value="PT02H37M50.041S" calcext:value-type="time">
            <text:p>02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4.79" calcext:value-type="float">
            <text:p>644.79</text:p>
          </table:table-cell>
          <table:table-cell office:value-type="float" office:value="797.88" calcext:value-type="float">
            <text:p>797.88</text:p>
          </table:table-cell>
        </table:table-row>
        <table:table-row table:style-name="ro1">
          <table:table-cell office:value-type="float" office:value="9486041" calcext:value-type="float">
            <text:p>9486041</text:p>
          </table:table-cell>
          <table:table-cell table:formula="of:=[.A595]/1000/(60*60*24)" office:value-type="time" office:time-value="PT02H38M06.041S" calcext:value-type="time">
            <text:p>02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5.86" calcext:value-type="float">
            <text:p>645.86</text:p>
          </table:table-cell>
          <table:table-cell office:value-type="float" office:value="799.17" calcext:value-type="float">
            <text:p>799.17</text:p>
          </table:table-cell>
        </table:table-row>
        <table:table-row table:style-name="ro1">
          <table:table-cell office:value-type="float" office:value="9502041" calcext:value-type="float">
            <text:p>9502041</text:p>
          </table:table-cell>
          <table:table-cell table:formula="of:=[.A596]/1000/(60*60*24)" office:value-type="time" office:time-value="PT02H38M22.041S" calcext:value-type="time">
            <text:p>02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646.93" calcext:value-type="float">
            <text:p>646.93</text:p>
          </table:table-cell>
          <table:table-cell office:value-type="float" office:value="800.47" calcext:value-type="float">
            <text:p>800.47</text:p>
          </table:table-cell>
        </table:table-row>
        <table:table-row table:style-name="ro1">
          <table:table-cell office:value-type="float" office:value="9518041" calcext:value-type="float">
            <text:p>9518041</text:p>
          </table:table-cell>
          <table:table-cell table:formula="of:=[.A597]/1000/(60*60*24)" office:value-type="time" office:time-value="PT02H38M38.041S" calcext:value-type="time">
            <text:p>02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7.99" calcext:value-type="float">
            <text:p>647.99</text:p>
          </table:table-cell>
          <table:table-cell office:value-type="float" office:value="801.76" calcext:value-type="float">
            <text:p>801.76</text:p>
          </table:table-cell>
        </table:table-row>
        <table:table-row table:style-name="ro1">
          <table:table-cell office:value-type="float" office:value="9534040" calcext:value-type="float">
            <text:p>9534040</text:p>
          </table:table-cell>
          <table:table-cell table:formula="of:=[.A598]/1000/(60*60*24)" office:value-type="time" office:time-value="PT02H38M54.04S" calcext:value-type="time">
            <text:p>02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49.06" calcext:value-type="float">
            <text:p>649.06</text:p>
          </table:table-cell>
          <table:table-cell office:value-type="float" office:value="803.05" calcext:value-type="float">
            <text:p>803.05</text:p>
          </table:table-cell>
        </table:table-row>
        <table:table-row table:style-name="ro1">
          <table:table-cell office:value-type="float" office:value="9550041" calcext:value-type="float">
            <text:p>9550041</text:p>
          </table:table-cell>
          <table:table-cell table:formula="of:=[.A599]/1000/(60*60*24)" office:value-type="time" office:time-value="PT02H39M10.041S" calcext:value-type="time">
            <text:p>02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50.13" calcext:value-type="float">
            <text:p>650.13</text:p>
          </table:table-cell>
          <table:table-cell office:value-type="float" office:value="804.35" calcext:value-type="float">
            <text:p>804.35</text:p>
          </table:table-cell>
        </table:table-row>
        <table:table-row table:style-name="ro1">
          <table:table-cell office:value-type="float" office:value="9566041" calcext:value-type="float">
            <text:p>9566041</text:p>
          </table:table-cell>
          <table:table-cell table:formula="of:=[.A600]/1000/(60*60*24)" office:value-type="time" office:time-value="PT02H39M26.041S" calcext:value-type="time">
            <text:p>02:39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1.2" calcext:value-type="float">
            <text:p>651.2</text:p>
          </table:table-cell>
          <table:table-cell office:value-type="float" office:value="805.64" calcext:value-type="float">
            <text:p>805.64</text:p>
          </table:table-cell>
        </table:table-row>
        <table:table-row table:style-name="ro1">
          <table:table-cell office:value-type="float" office:value="9582041" calcext:value-type="float">
            <text:p>9582041</text:p>
          </table:table-cell>
          <table:table-cell table:formula="of:=[.A601]/1000/(60*60*24)" office:value-type="time" office:time-value="PT02H39M42.041S" calcext:value-type="time">
            <text:p>02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2.26" calcext:value-type="float">
            <text:p>652.26</text:p>
          </table:table-cell>
          <table:table-cell office:value-type="float" office:value="806.93" calcext:value-type="float">
            <text:p>806.93</text:p>
          </table:table-cell>
        </table:table-row>
        <table:table-row table:style-name="ro1">
          <table:table-cell office:value-type="float" office:value="9598041" calcext:value-type="float">
            <text:p>9598041</text:p>
          </table:table-cell>
          <table:table-cell table:formula="of:=[.A602]/1000/(60*60*24)" office:value-type="time" office:time-value="PT02H39M58.041S" calcext:value-type="time">
            <text:p>02:39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3.33" calcext:value-type="float">
            <text:p>653.33</text:p>
          </table:table-cell>
          <table:table-cell office:value-type="float" office:value="808.23" calcext:value-type="float">
            <text:p>808.23</text:p>
          </table:table-cell>
        </table:table-row>
        <table:table-row table:style-name="ro1">
          <table:table-cell office:value-type="float" office:value="9614041" calcext:value-type="float">
            <text:p>9614041</text:p>
          </table:table-cell>
          <table:table-cell table:formula="of:=[.A603]/1000/(60*60*24)" office:value-type="time" office:time-value="PT02H40M14.041S" calcext:value-type="time">
            <text:p>02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54.4" calcext:value-type="float">
            <text:p>654.4</text:p>
          </table:table-cell>
          <table:table-cell office:value-type="float" office:value="809.52" calcext:value-type="float">
            <text:p>809.52</text:p>
          </table:table-cell>
        </table:table-row>
        <table:table-row table:style-name="ro1">
          <table:table-cell office:value-type="float" office:value="9630041" calcext:value-type="float">
            <text:p>9630041</text:p>
          </table:table-cell>
          <table:table-cell table:formula="of:=[.A604]/1000/(60*60*24)" office:value-type="time" office:time-value="PT02H40M30.041S" calcext:value-type="time">
            <text:p>02:40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55.47" calcext:value-type="float">
            <text:p>655.47</text:p>
          </table:table-cell>
          <table:table-cell office:value-type="float" office:value="810.81" calcext:value-type="float">
            <text:p>810.81</text:p>
          </table:table-cell>
        </table:table-row>
        <table:table-row table:style-name="ro1">
          <table:table-cell office:value-type="float" office:value="9646041" calcext:value-type="float">
            <text:p>9646041</text:p>
          </table:table-cell>
          <table:table-cell table:formula="of:=[.A605]/1000/(60*60*24)" office:value-type="time" office:time-value="PT02H40M46.041S" calcext:value-type="time">
            <text:p>02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56.53" calcext:value-type="float">
            <text:p>656.53</text:p>
          </table:table-cell>
          <table:table-cell office:value-type="float" office:value="812.11" calcext:value-type="float">
            <text:p>812.11</text:p>
          </table:table-cell>
        </table:table-row>
        <table:table-row table:style-name="ro1">
          <table:table-cell office:value-type="float" office:value="9662041" calcext:value-type="float">
            <text:p>9662041</text:p>
          </table:table-cell>
          <table:table-cell table:formula="of:=[.A606]/1000/(60*60*24)" office:value-type="time" office:time-value="PT02H41M02.041S" calcext:value-type="time">
            <text:p>02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657.6" calcext:value-type="float">
            <text:p>657.6</text:p>
          </table:table-cell>
          <table:table-cell office:value-type="float" office:value="813.4" calcext:value-type="float">
            <text:p>813.4</text:p>
          </table:table-cell>
        </table:table-row>
        <table:table-row table:style-name="ro1">
          <table:table-cell office:value-type="float" office:value="9678041" calcext:value-type="float">
            <text:p>9678041</text:p>
          </table:table-cell>
          <table:table-cell table:formula="of:=[.A607]/1000/(60*60*24)" office:value-type="time" office:time-value="PT02H41M18.041S" calcext:value-type="time">
            <text:p>02:41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58.67" calcext:value-type="float">
            <text:p>658.67</text:p>
          </table:table-cell>
          <table:table-cell office:value-type="float" office:value="814.69" calcext:value-type="float">
            <text:p>814.69</text:p>
          </table:table-cell>
        </table:table-row>
        <table:table-row table:style-name="ro1">
          <table:table-cell office:value-type="float" office:value="9694041" calcext:value-type="float">
            <text:p>9694041</text:p>
          </table:table-cell>
          <table:table-cell table:formula="of:=[.A608]/1000/(60*60*24)" office:value-type="time" office:time-value="PT02H41M34.041S" calcext:value-type="time">
            <text:p>02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59.74" calcext:value-type="float">
            <text:p>659.74</text:p>
          </table:table-cell>
          <table:table-cell office:value-type="float" office:value="815.99" calcext:value-type="float">
            <text:p>815.99</text:p>
          </table:table-cell>
        </table:table-row>
        <table:table-row table:style-name="ro1">
          <table:table-cell office:value-type="float" office:value="9710041" calcext:value-type="float">
            <text:p>9710041</text:p>
          </table:table-cell>
          <table:table-cell table:formula="of:=[.A609]/1000/(60*60*24)" office:value-type="time" office:time-value="PT02H41M50.041S" calcext:value-type="time">
            <text:p>02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60.8" calcext:value-type="float">
            <text:p>660.8</text:p>
          </table:table-cell>
          <table:table-cell office:value-type="float" office:value="817.28" calcext:value-type="float">
            <text:p>817.28</text:p>
          </table:table-cell>
        </table:table-row>
        <table:table-row table:style-name="ro1">
          <table:table-cell office:value-type="float" office:value="9726041" calcext:value-type="float">
            <text:p>9726041</text:p>
          </table:table-cell>
          <table:table-cell table:formula="of:=[.A610]/1000/(60*60*24)" office:value-type="time" office:time-value="PT02H42M06.041S" calcext:value-type="time">
            <text:p>02:42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61.87" calcext:value-type="float">
            <text:p>661.87</text:p>
          </table:table-cell>
          <table:table-cell office:value-type="float" office:value="818.57" calcext:value-type="float">
            <text:p>818.57</text:p>
          </table:table-cell>
        </table:table-row>
        <table:table-row table:style-name="ro1">
          <table:table-cell office:value-type="float" office:value="9742041" calcext:value-type="float">
            <text:p>9742041</text:p>
          </table:table-cell>
          <table:table-cell table:formula="of:=[.A611]/1000/(60*60*24)" office:value-type="time" office:time-value="PT02H42M22.041S" calcext:value-type="time">
            <text:p>02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62.94" calcext:value-type="float">
            <text:p>662.94</text:p>
          </table:table-cell>
          <table:table-cell office:value-type="float" office:value="819.87" calcext:value-type="float">
            <text:p>819.87</text:p>
          </table:table-cell>
        </table:table-row>
        <table:table-row table:style-name="ro1">
          <table:table-cell office:value-type="float" office:value="9758041" calcext:value-type="float">
            <text:p>9758041</text:p>
          </table:table-cell>
          <table:table-cell table:formula="of:=[.A612]/1000/(60*60*24)" office:value-type="time" office:time-value="PT02H42M38.041S" calcext:value-type="time">
            <text:p>02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64" calcext:value-type="float">
            <text:p>664</text:p>
          </table:table-cell>
          <table:table-cell office:value-type="float" office:value="821.16" calcext:value-type="float">
            <text:p>821.16</text:p>
          </table:table-cell>
        </table:table-row>
        <table:table-row table:style-name="ro1">
          <table:table-cell office:value-type="float" office:value="9774041" calcext:value-type="float">
            <text:p>9774041</text:p>
          </table:table-cell>
          <table:table-cell table:formula="of:=[.A613]/1000/(60*60*24)" office:value-type="time" office:time-value="PT02H42M54.041S" calcext:value-type="time">
            <text:p>02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65.07" calcext:value-type="float">
            <text:p>665.07</text:p>
          </table:table-cell>
          <table:table-cell office:value-type="float" office:value="822.45" calcext:value-type="float">
            <text:p>822.45</text:p>
          </table:table-cell>
        </table:table-row>
        <table:table-row table:style-name="ro1">
          <table:table-cell office:value-type="float" office:value="9790041" calcext:value-type="float">
            <text:p>9790041</text:p>
          </table:table-cell>
          <table:table-cell table:formula="of:=[.A614]/1000/(60*60*24)" office:value-type="time" office:time-value="PT02H43M10.041S" calcext:value-type="time">
            <text:p>02:43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66.14" calcext:value-type="float">
            <text:p>666.14</text:p>
          </table:table-cell>
          <table:table-cell office:value-type="float" office:value="823.74" calcext:value-type="float">
            <text:p>823.74</text:p>
          </table:table-cell>
        </table:table-row>
        <table:table-row table:style-name="ro1">
          <table:table-cell office:value-type="float" office:value="9806041" calcext:value-type="float">
            <text:p>9806041</text:p>
          </table:table-cell>
          <table:table-cell table:formula="of:=[.A615]/1000/(60*60*24)" office:value-type="time" office:time-value="PT02H43M26.041S" calcext:value-type="time">
            <text:p>02:43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67.21" calcext:value-type="float">
            <text:p>667.21</text:p>
          </table:table-cell>
          <table:table-cell office:value-type="float" office:value="825.04" calcext:value-type="float">
            <text:p>825.04</text:p>
          </table:table-cell>
        </table:table-row>
        <table:table-row table:style-name="ro1">
          <table:table-cell office:value-type="float" office:value="9822041" calcext:value-type="float">
            <text:p>9822041</text:p>
          </table:table-cell>
          <table:table-cell table:formula="of:=[.A616]/1000/(60*60*24)" office:value-type="time" office:time-value="PT02H43M42.041S" calcext:value-type="time">
            <text:p>02:43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68.27" calcext:value-type="float">
            <text:p>668.27</text:p>
          </table:table-cell>
          <table:table-cell office:value-type="float" office:value="826.33" calcext:value-type="float">
            <text:p>826.33</text:p>
          </table:table-cell>
        </table:table-row>
        <table:table-row table:style-name="ro1">
          <table:table-cell office:value-type="float" office:value="9838041" calcext:value-type="float">
            <text:p>9838041</text:p>
          </table:table-cell>
          <table:table-cell table:formula="of:=[.A617]/1000/(60*60*24)" office:value-type="time" office:time-value="PT02H43M58.041S" calcext:value-type="time">
            <text:p>02:43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69.34" calcext:value-type="float">
            <text:p>669.34</text:p>
          </table:table-cell>
          <table:table-cell office:value-type="float" office:value="827.62" calcext:value-type="float">
            <text:p>827.62</text:p>
          </table:table-cell>
        </table:table-row>
        <table:table-row table:style-name="ro1">
          <table:table-cell office:value-type="float" office:value="9854041" calcext:value-type="float">
            <text:p>9854041</text:p>
          </table:table-cell>
          <table:table-cell table:formula="of:=[.A618]/1000/(60*60*24)" office:value-type="time" office:time-value="PT02H44M14.041S" calcext:value-type="time">
            <text:p>02:44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0.41" calcext:value-type="float">
            <text:p>670.41</text:p>
          </table:table-cell>
          <table:table-cell office:value-type="float" office:value="828.91" calcext:value-type="float">
            <text:p>828.91</text:p>
          </table:table-cell>
        </table:table-row>
        <table:table-row table:style-name="ro1">
          <table:table-cell office:value-type="float" office:value="9870041" calcext:value-type="float">
            <text:p>9870041</text:p>
          </table:table-cell>
          <table:table-cell table:formula="of:=[.A619]/1000/(60*60*24)" office:value-type="time" office:time-value="PT02H44M30.041S" calcext:value-type="time">
            <text:p>02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71.48" calcext:value-type="float">
            <text:p>671.48</text:p>
          </table:table-cell>
          <table:table-cell office:value-type="float" office:value="830.2" calcext:value-type="float">
            <text:p>830.2</text:p>
          </table:table-cell>
        </table:table-row>
        <table:table-row table:style-name="ro1">
          <table:table-cell office:value-type="float" office:value="9886041" calcext:value-type="float">
            <text:p>9886041</text:p>
          </table:table-cell>
          <table:table-cell table:formula="of:=[.A620]/1000/(60*60*24)" office:value-type="time" office:time-value="PT02H44M46.041S" calcext:value-type="time">
            <text:p>02:44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72.54" calcext:value-type="float">
            <text:p>672.54</text:p>
          </table:table-cell>
          <table:table-cell office:value-type="float" office:value="831.5" calcext:value-type="float">
            <text:p>831.5</text:p>
          </table:table-cell>
        </table:table-row>
        <table:table-row table:style-name="ro1">
          <table:table-cell office:value-type="float" office:value="9902041" calcext:value-type="float">
            <text:p>9902041</text:p>
          </table:table-cell>
          <table:table-cell table:formula="of:=[.A621]/1000/(60*60*24)" office:value-type="time" office:time-value="PT02H45M02.041S" calcext:value-type="time">
            <text:p>02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3.61" calcext:value-type="float">
            <text:p>673.61</text:p>
          </table:table-cell>
          <table:table-cell office:value-type="float" office:value="832.79" calcext:value-type="float">
            <text:p>832.79</text:p>
          </table:table-cell>
        </table:table-row>
        <table:table-row table:style-name="ro1">
          <table:table-cell office:value-type="float" office:value="9918041" calcext:value-type="float">
            <text:p>9918041</text:p>
          </table:table-cell>
          <table:table-cell table:formula="of:=[.A622]/1000/(60*60*24)" office:value-type="time" office:time-value="PT02H45M18.041S" calcext:value-type="time">
            <text:p>02:45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74.68" calcext:value-type="float">
            <text:p>674.68</text:p>
          </table:table-cell>
          <table:table-cell office:value-type="float" office:value="834.08" calcext:value-type="float">
            <text:p>834.08</text:p>
          </table:table-cell>
        </table:table-row>
        <table:table-row table:style-name="ro1">
          <table:table-cell office:value-type="float" office:value="9934041" calcext:value-type="float">
            <text:p>9934041</text:p>
          </table:table-cell>
          <table:table-cell table:formula="of:=[.A623]/1000/(60*60*24)" office:value-type="time" office:time-value="PT02H45M34.041S" calcext:value-type="time">
            <text:p>02:45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75.74" calcext:value-type="float">
            <text:p>675.74</text:p>
          </table:table-cell>
          <table:table-cell office:value-type="float" office:value="835.37" calcext:value-type="float">
            <text:p>835.37</text:p>
          </table:table-cell>
        </table:table-row>
        <table:table-row table:style-name="ro1">
          <table:table-cell office:value-type="float" office:value="9950041" calcext:value-type="float">
            <text:p>9950041</text:p>
          </table:table-cell>
          <table:table-cell table:formula="of:=[.A624]/1000/(60*60*24)" office:value-type="time" office:time-value="PT02H45M50.041S" calcext:value-type="time">
            <text:p>02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76.81" calcext:value-type="float">
            <text:p>676.81</text:p>
          </table:table-cell>
          <table:table-cell office:value-type="float" office:value="836.67" calcext:value-type="float">
            <text:p>836.67</text:p>
          </table:table-cell>
        </table:table-row>
        <table:table-row table:style-name="ro1">
          <table:table-cell office:value-type="float" office:value="9966041" calcext:value-type="float">
            <text:p>9966041</text:p>
          </table:table-cell>
          <table:table-cell table:formula="of:=[.A625]/1000/(60*60*24)" office:value-type="time" office:time-value="PT02H46M06.041S" calcext:value-type="time">
            <text:p>02:46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77.88" calcext:value-type="float">
            <text:p>677.88</text:p>
          </table:table-cell>
          <table:table-cell office:value-type="float" office:value="837.96" calcext:value-type="float">
            <text:p>837.96</text:p>
          </table:table-cell>
        </table:table-row>
        <table:table-row table:style-name="ro1">
          <table:table-cell office:value-type="float" office:value="9982041" calcext:value-type="float">
            <text:p>9982041</text:p>
          </table:table-cell>
          <table:table-cell table:formula="of:=[.A626]/1000/(60*60*24)" office:value-type="time" office:time-value="PT02H46M22.041S" calcext:value-type="time">
            <text:p>02:46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78.94" calcext:value-type="float">
            <text:p>678.94</text:p>
          </table:table-cell>
          <table:table-cell office:value-type="float" office:value="839.25" calcext:value-type="float">
            <text:p>839.25</text:p>
          </table:table-cell>
        </table:table-row>
        <table:table-row table:style-name="ro1">
          <table:table-cell office:value-type="float" office:value="9998041" calcext:value-type="float">
            <text:p>9998041</text:p>
          </table:table-cell>
          <table:table-cell table:formula="of:=[.A627]/1000/(60*60*24)" office:value-type="time" office:time-value="PT02H46M38.041S" calcext:value-type="time">
            <text:p>02:46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80.01" calcext:value-type="float">
            <text:p>680.01</text:p>
          </table:table-cell>
          <table:table-cell office:value-type="float" office:value="840.54" calcext:value-type="float">
            <text:p>840.54</text:p>
          </table:table-cell>
        </table:table-row>
        <table:table-row table:style-name="ro1">
          <table:table-cell office:value-type="float" office:value="10014041" calcext:value-type="float">
            <text:p>10014041</text:p>
          </table:table-cell>
          <table:table-cell table:formula="of:=[.A628]/1000/(60*60*24)" office:value-type="time" office:time-value="PT02H46M54.041S" calcext:value-type="time">
            <text:p>02:46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81.08" calcext:value-type="float">
            <text:p>681.08</text:p>
          </table:table-cell>
          <table:table-cell office:value-type="float" office:value="841.83" calcext:value-type="float">
            <text:p>841.83</text:p>
          </table:table-cell>
        </table:table-row>
        <table:table-row table:style-name="ro1">
          <table:table-cell office:value-type="float" office:value="10030041" calcext:value-type="float">
            <text:p>10030041</text:p>
          </table:table-cell>
          <table:table-cell table:formula="of:=[.A629]/1000/(60*60*24)" office:value-type="time" office:time-value="PT02H47M10.041S" calcext:value-type="time">
            <text:p>02:47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82.14" calcext:value-type="float">
            <text:p>682.14</text:p>
          </table:table-cell>
          <table:table-cell office:value-type="float" office:value="843.12" calcext:value-type="float">
            <text:p>843.12</text:p>
          </table:table-cell>
        </table:table-row>
        <table:table-row table:style-name="ro1">
          <table:table-cell office:value-type="float" office:value="10046041" calcext:value-type="float">
            <text:p>10046041</text:p>
          </table:table-cell>
          <table:table-cell table:formula="of:=[.A630]/1000/(60*60*24)" office:value-type="time" office:time-value="PT02H47M26.041S" calcext:value-type="time">
            <text:p>02:47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83.21" calcext:value-type="float">
            <text:p>683.21</text:p>
          </table:table-cell>
          <table:table-cell office:value-type="float" office:value="844.42" calcext:value-type="float">
            <text:p>844.42</text:p>
          </table:table-cell>
        </table:table-row>
        <table:table-row table:style-name="ro1">
          <table:table-cell office:value-type="float" office:value="10062041" calcext:value-type="float">
            <text:p>10062041</text:p>
          </table:table-cell>
          <table:table-cell table:formula="of:=[.A631]/1000/(60*60*24)" office:value-type="time" office:time-value="PT02H47M42.041S" calcext:value-type="time">
            <text:p>02:47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84.28" calcext:value-type="float">
            <text:p>684.28</text:p>
          </table:table-cell>
          <table:table-cell office:value-type="float" office:value="845.71" calcext:value-type="float">
            <text:p>845.71</text:p>
          </table:table-cell>
        </table:table-row>
        <table:table-row table:style-name="ro1">
          <table:table-cell office:value-type="float" office:value="10078041" calcext:value-type="float">
            <text:p>10078041</text:p>
          </table:table-cell>
          <table:table-cell table:formula="of:=[.A632]/1000/(60*60*24)" office:value-type="time" office:time-value="PT02H47M58.041S" calcext:value-type="time">
            <text:p>02:47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85.34" calcext:value-type="float">
            <text:p>685.3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0094041" calcext:value-type="float">
            <text:p>10094041</text:p>
          </table:table-cell>
          <table:table-cell table:formula="of:=[.A633]/1000/(60*60*24)" office:value-type="time" office:time-value="PT02H48M14.041S" calcext:value-type="time">
            <text:p>02:48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86.41" calcext:value-type="float">
            <text:p>686.41</text:p>
          </table:table-cell>
          <table:table-cell office:value-type="float" office:value="848.29" calcext:value-type="float">
            <text:p>848.29</text:p>
          </table:table-cell>
        </table:table-row>
        <table:table-row table:style-name="ro1">
          <table:table-cell office:value-type="float" office:value="10110041" calcext:value-type="float">
            <text:p>10110041</text:p>
          </table:table-cell>
          <table:table-cell table:formula="of:=[.A634]/1000/(60*60*24)" office:value-type="time" office:time-value="PT02H48M30.041S" calcext:value-type="time">
            <text:p>02:48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87.48" calcext:value-type="float">
            <text:p>687.48</text:p>
          </table:table-cell>
          <table:table-cell office:value-type="float" office:value="849.58" calcext:value-type="float">
            <text:p>849.58</text:p>
          </table:table-cell>
        </table:table-row>
        <table:table-row table:style-name="ro1">
          <table:table-cell office:value-type="float" office:value="10126041" calcext:value-type="float">
            <text:p>10126041</text:p>
          </table:table-cell>
          <table:table-cell table:formula="of:=[.A635]/1000/(60*60*24)" office:value-type="time" office:time-value="PT02H48M46.041S" calcext:value-type="time">
            <text:p>02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88.54" calcext:value-type="float">
            <text:p>688.54</text:p>
          </table:table-cell>
          <table:table-cell office:value-type="float" office:value="850.87" calcext:value-type="float">
            <text:p>850.87</text:p>
          </table:table-cell>
        </table:table-row>
        <table:table-row table:style-name="ro1">
          <table:table-cell office:value-type="float" office:value="10142041" calcext:value-type="float">
            <text:p>10142041</text:p>
          </table:table-cell>
          <table:table-cell table:formula="of:=[.A636]/1000/(60*60*24)" office:value-type="time" office:time-value="PT02H49M02.041S" calcext:value-type="time">
            <text:p>02:4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89.61" calcext:value-type="float">
            <text:p>689.61</text:p>
          </table:table-cell>
          <table:table-cell office:value-type="float" office:value="852.16" calcext:value-type="float">
            <text:p>852.16</text:p>
          </table:table-cell>
        </table:table-row>
        <table:table-row table:style-name="ro1">
          <table:table-cell office:value-type="float" office:value="10158041" calcext:value-type="float">
            <text:p>10158041</text:p>
          </table:table-cell>
          <table:table-cell table:formula="of:=[.A637]/1000/(60*60*24)" office:value-type="time" office:time-value="PT02H49M18.041S" calcext:value-type="time">
            <text:p>02:4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90.68" calcext:value-type="float">
            <text:p>690.68</text:p>
          </table:table-cell>
          <table:table-cell office:value-type="float" office:value="853.45" calcext:value-type="float">
            <text:p>853.45</text:p>
          </table:table-cell>
        </table:table-row>
        <table:table-row table:style-name="ro1">
          <table:table-cell office:value-type="float" office:value="10174041" calcext:value-type="float">
            <text:p>10174041</text:p>
          </table:table-cell>
          <table:table-cell table:formula="of:=[.A638]/1000/(60*60*24)" office:value-type="time" office:time-value="PT02H49M34.041S" calcext:value-type="time">
            <text:p>02:49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91.74" calcext:value-type="float">
            <text:p>691.74</text:p>
          </table:table-cell>
          <table:table-cell office:value-type="float" office:value="854.74" calcext:value-type="float">
            <text:p>854.74</text:p>
          </table:table-cell>
        </table:table-row>
        <table:table-row table:style-name="ro1">
          <table:table-cell office:value-type="float" office:value="10190041" calcext:value-type="float">
            <text:p>10190041</text:p>
          </table:table-cell>
          <table:table-cell table:formula="of:=[.A639]/1000/(60*60*24)" office:value-type="time" office:time-value="PT02H49M50.041S" calcext:value-type="time">
            <text:p>02:49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92.81" calcext:value-type="float">
            <text:p>692.81</text:p>
          </table:table-cell>
          <table:table-cell office:value-type="float" office:value="856.03" calcext:value-type="float">
            <text:p>856.03</text:p>
          </table:table-cell>
        </table:table-row>
        <table:table-row table:style-name="ro1">
          <table:table-cell office:value-type="float" office:value="10206041" calcext:value-type="float">
            <text:p>10206041</text:p>
          </table:table-cell>
          <table:table-cell table:formula="of:=[.A640]/1000/(60*60*24)" office:value-type="time" office:time-value="PT02H50M06.041S" calcext:value-type="time">
            <text:p>02:50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93.88" calcext:value-type="float">
            <text:p>693.88</text:p>
          </table:table-cell>
          <table:table-cell office:value-type="float" office:value="857.33" calcext:value-type="float">
            <text:p>857.33</text:p>
          </table:table-cell>
        </table:table-row>
        <table:table-row table:style-name="ro1">
          <table:table-cell office:value-type="float" office:value="10222041" calcext:value-type="float">
            <text:p>10222041</text:p>
          </table:table-cell>
          <table:table-cell table:formula="of:=[.A641]/1000/(60*60*24)" office:value-type="time" office:time-value="PT02H50M22.041S" calcext:value-type="time">
            <text:p>02:50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94.94" calcext:value-type="float">
            <text:p>694.94</text:p>
          </table:table-cell>
          <table:table-cell office:value-type="float" office:value="858.62" calcext:value-type="float">
            <text:p>858.62</text:p>
          </table:table-cell>
        </table:table-row>
        <table:table-row table:style-name="ro1">
          <table:table-cell office:value-type="float" office:value="10238041" calcext:value-type="float">
            <text:p>10238041</text:p>
          </table:table-cell>
          <table:table-cell table:formula="of:=[.A642]/1000/(60*60*24)" office:value-type="time" office:time-value="PT02H50M38.041S" calcext:value-type="time">
            <text:p>02:50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96.01" calcext:value-type="float">
            <text:p>696.01</text:p>
          </table:table-cell>
          <table:table-cell office:value-type="float" office:value="859.91" calcext:value-type="float">
            <text:p>859.91</text:p>
          </table:table-cell>
        </table:table-row>
        <table:table-row table:style-name="ro1">
          <table:table-cell office:value-type="float" office:value="10254041" calcext:value-type="float">
            <text:p>10254041</text:p>
          </table:table-cell>
          <table:table-cell table:formula="of:=[.A643]/1000/(60*60*24)" office:value-type="time" office:time-value="PT02H50M54.041S" calcext:value-type="time">
            <text:p>02:5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97.07" calcext:value-type="float">
            <text:p>697.07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10270041" calcext:value-type="float">
            <text:p>10270041</text:p>
          </table:table-cell>
          <table:table-cell table:formula="of:=[.A644]/1000/(60*60*24)" office:value-type="time" office:time-value="PT02H51M10.041S" calcext:value-type="time">
            <text:p>02:51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98.14" calcext:value-type="float">
            <text:p>698.14</text:p>
          </table:table-cell>
          <table:table-cell office:value-type="float" office:value="862.49" calcext:value-type="float">
            <text:p>862.49</text:p>
          </table:table-cell>
        </table:table-row>
        <table:table-row table:style-name="ro1">
          <table:table-cell office:value-type="float" office:value="10286041" calcext:value-type="float">
            <text:p>10286041</text:p>
          </table:table-cell>
          <table:table-cell table:formula="of:=[.A645]/1000/(60*60*24)" office:value-type="time" office:time-value="PT02H51M26.041S" calcext:value-type="time">
            <text:p>02:51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99.21" calcext:value-type="float">
            <text:p>699.21</text:p>
          </table:table-cell>
          <table:table-cell office:value-type="float" office:value="863.78" calcext:value-type="float">
            <text:p>863.78</text:p>
          </table:table-cell>
        </table:table-row>
        <table:table-row table:style-name="ro1">
          <table:table-cell office:value-type="float" office:value="10302041" calcext:value-type="float">
            <text:p>10302041</text:p>
          </table:table-cell>
          <table:table-cell table:formula="of:=[.A646]/1000/(60*60*24)" office:value-type="time" office:time-value="PT02H51M42.041S" calcext:value-type="time">
            <text:p>02:5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00.27" calcext:value-type="float">
            <text:p>700.27</text:p>
          </table:table-cell>
          <table:table-cell office:value-type="float" office:value="865.07" calcext:value-type="float">
            <text:p>865.07</text:p>
          </table:table-cell>
        </table:table-row>
        <table:table-row table:style-name="ro1">
          <table:table-cell office:value-type="float" office:value="10318041" calcext:value-type="float">
            <text:p>10318041</text:p>
          </table:table-cell>
          <table:table-cell table:formula="of:=[.A647]/1000/(60*60*24)" office:value-type="time" office:time-value="PT02H51M58.041S" calcext:value-type="time">
            <text:p>02:51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01.34" calcext:value-type="float">
            <text:p>701.34</text:p>
          </table:table-cell>
          <table:table-cell office:value-type="float" office:value="866.37" calcext:value-type="float">
            <text:p>866.37</text:p>
          </table:table-cell>
        </table:table-row>
        <table:table-row table:style-name="ro1">
          <table:table-cell office:value-type="float" office:value="10334041" calcext:value-type="float">
            <text:p>10334041</text:p>
          </table:table-cell>
          <table:table-cell table:formula="of:=[.A648]/1000/(60*60*24)" office:value-type="time" office:time-value="PT02H52M14.041S" calcext:value-type="time">
            <text:p>02:52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02.41" calcext:value-type="float">
            <text:p>702.41</text:p>
          </table:table-cell>
          <table:table-cell office:value-type="float" office:value="867.66" calcext:value-type="float">
            <text:p>867.66</text:p>
          </table:table-cell>
        </table:table-row>
        <table:table-row table:style-name="ro1">
          <table:table-cell office:value-type="float" office:value="10350041" calcext:value-type="float">
            <text:p>10350041</text:p>
          </table:table-cell>
          <table:table-cell table:formula="of:=[.A649]/1000/(60*60*24)" office:value-type="time" office:time-value="PT02H52M30.041S" calcext:value-type="time">
            <text:p>02:52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03.47" calcext:value-type="float">
            <text:p>703.47</text:p>
          </table:table-cell>
          <table:table-cell office:value-type="float" office:value="868.95" calcext:value-type="float">
            <text:p>868.95</text:p>
          </table:table-cell>
        </table:table-row>
        <table:table-row table:style-name="ro1">
          <table:table-cell office:value-type="float" office:value="10366041" calcext:value-type="float">
            <text:p>10366041</text:p>
          </table:table-cell>
          <table:table-cell table:formula="of:=[.A650]/1000/(60*60*24)" office:value-type="time" office:time-value="PT02H52M46.041S" calcext:value-type="time">
            <text:p>02:52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04.54" calcext:value-type="float">
            <text:p>704.54</text:p>
          </table:table-cell>
          <table:table-cell office:value-type="float" office:value="870.24" calcext:value-type="float">
            <text:p>870.24</text:p>
          </table:table-cell>
        </table:table-row>
        <table:table-row table:style-name="ro1">
          <table:table-cell office:value-type="float" office:value="10382041" calcext:value-type="float">
            <text:p>10382041</text:p>
          </table:table-cell>
          <table:table-cell table:formula="of:=[.A651]/1000/(60*60*24)" office:value-type="time" office:time-value="PT02H53M02.041S" calcext:value-type="time">
            <text:p>02:53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05.61" calcext:value-type="float">
            <text:p>705.61</text:p>
          </table:table-cell>
          <table:table-cell office:value-type="float" office:value="871.53" calcext:value-type="float">
            <text:p>871.53</text:p>
          </table:table-cell>
        </table:table-row>
        <table:table-row table:style-name="ro1">
          <table:table-cell office:value-type="float" office:value="10398041" calcext:value-type="float">
            <text:p>10398041</text:p>
          </table:table-cell>
          <table:table-cell table:formula="of:=[.A652]/1000/(60*60*24)" office:value-type="time" office:time-value="PT02H53M18.041S" calcext:value-type="time">
            <text:p>02:53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06.67" calcext:value-type="float">
            <text:p>706.67</text:p>
          </table:table-cell>
          <table:table-cell office:value-type="float" office:value="872.82" calcext:value-type="float">
            <text:p>872.82</text:p>
          </table:table-cell>
        </table:table-row>
        <table:table-row table:style-name="ro1">
          <table:table-cell office:value-type="float" office:value="10414041" calcext:value-type="float">
            <text:p>10414041</text:p>
          </table:table-cell>
          <table:table-cell table:formula="of:=[.A653]/1000/(60*60*24)" office:value-type="time" office:time-value="PT02H53M34.041S" calcext:value-type="time">
            <text:p>02:53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07.74" calcext:value-type="float">
            <text:p>707.74</text:p>
          </table:table-cell>
          <table:table-cell office:value-type="float" office:value="874.11" calcext:value-type="float">
            <text:p>874.11</text:p>
          </table:table-cell>
        </table:table-row>
        <table:table-row table:style-name="ro1">
          <table:table-cell office:value-type="float" office:value="10430041" calcext:value-type="float">
            <text:p>10430041</text:p>
          </table:table-cell>
          <table:table-cell table:formula="of:=[.A654]/1000/(60*60*24)" office:value-type="time" office:time-value="PT02H53M50.041S" calcext:value-type="time">
            <text:p>02:53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708.8" calcext:value-type="float">
            <text:p>708.8</text:p>
          </table:table-cell>
          <table:table-cell office:value-type="float" office:value="875.4" calcext:value-type="float">
            <text:p>875.4</text:p>
          </table:table-cell>
        </table:table-row>
        <table:table-row table:style-name="ro1">
          <table:table-cell office:value-type="float" office:value="10446041" calcext:value-type="float">
            <text:p>10446041</text:p>
          </table:table-cell>
          <table:table-cell table:formula="of:=[.A655]/1000/(60*60*24)" office:value-type="time" office:time-value="PT02H54M06.041S" calcext:value-type="time">
            <text:p>02:54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709.87" calcext:value-type="float">
            <text:p>709.87</text:p>
          </table:table-cell>
          <table:table-cell office:value-type="float" office:value="876.69" calcext:value-type="float">
            <text:p>876.69</text:p>
          </table:table-cell>
        </table:table-row>
        <table:table-row table:style-name="ro1">
          <table:table-cell office:value-type="float" office:value="10462041" calcext:value-type="float">
            <text:p>10462041</text:p>
          </table:table-cell>
          <table:table-cell table:formula="of:=[.A656]/1000/(60*60*24)" office:value-type="time" office:time-value="PT02H54M22.041S" calcext:value-type="time">
            <text:p>02:54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710.94" calcext:value-type="float">
            <text:p>710.94</text:p>
          </table:table-cell>
          <table:table-cell office:value-type="float" office:value="877.98" calcext:value-type="float">
            <text:p>877.98</text:p>
          </table:table-cell>
        </table:table-row>
        <table:table-row table:style-name="ro1">
          <table:table-cell office:value-type="float" office:value="10478041" calcext:value-type="float">
            <text:p>10478041</text:p>
          </table:table-cell>
          <table:table-cell table:formula="of:=[.A657]/1000/(60*60*24)" office:value-type="time" office:time-value="PT02H54M38.041S" calcext:value-type="time">
            <text:p>02:54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12" calcext:value-type="float">
            <text:p>712</text:p>
          </table:table-cell>
          <table:table-cell office:value-type="float" office:value="879.27" calcext:value-type="float">
            <text:p>879.27</text:p>
          </table:table-cell>
        </table:table-row>
        <table:table-row table:style-name="ro1">
          <table:table-cell office:value-type="float" office:value="10494041" calcext:value-type="float">
            <text:p>10494041</text:p>
          </table:table-cell>
          <table:table-cell table:formula="of:=[.A658]/1000/(60*60*24)" office:value-type="time" office:time-value="PT02H54M54.041S" calcext:value-type="time">
            <text:p>02:54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713.07" calcext:value-type="float">
            <text:p>713.07</text:p>
          </table:table-cell>
          <table:table-cell office:value-type="float" office:value="880.56" calcext:value-type="float">
            <text:p>880.56</text:p>
          </table:table-cell>
        </table:table-row>
        <table:table-row table:style-name="ro1">
          <table:table-cell office:value-type="float" office:value="10510041" calcext:value-type="float">
            <text:p>10510041</text:p>
          </table:table-cell>
          <table:table-cell table:formula="of:=[.A659]/1000/(60*60*24)" office:value-type="time" office:time-value="PT02H55M10.041S" calcext:value-type="time">
            <text:p>02:55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14.14" calcext:value-type="float">
            <text:p>714.14</text:p>
          </table:table-cell>
          <table:table-cell office:value-type="float" office:value="881.85" calcext:value-type="float">
            <text:p>881.85</text:p>
          </table:table-cell>
        </table:table-row>
        <table:table-row table:style-name="ro1">
          <table:table-cell office:value-type="float" office:value="10526041" calcext:value-type="float">
            <text:p>10526041</text:p>
          </table:table-cell>
          <table:table-cell table:formula="of:=[.A660]/1000/(60*60*24)" office:value-type="time" office:time-value="PT02H55M26.041S" calcext:value-type="time">
            <text:p>02:55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715.2" calcext:value-type="float">
            <text:p>715.2</text:p>
          </table:table-cell>
          <table:table-cell office:value-type="float" office:value="883.14" calcext:value-type="float">
            <text:p>883.14</text:p>
          </table:table-cell>
        </table:table-row>
        <table:table-row table:style-name="ro1">
          <table:table-cell office:value-type="float" office:value="10542041" calcext:value-type="float">
            <text:p>10542041</text:p>
          </table:table-cell>
          <table:table-cell table:formula="of:=[.A661]/1000/(60*60*24)" office:value-type="time" office:time-value="PT02H55M42.041S" calcext:value-type="time">
            <text:p>02:55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716.27" calcext:value-type="float">
            <text:p>716.27</text:p>
          </table:table-cell>
          <table:table-cell office:value-type="float" office:value="884.43" calcext:value-type="float">
            <text:p>884.43</text:p>
          </table:table-cell>
        </table:table-row>
        <table:table-row table:style-name="ro1">
          <table:table-cell office:value-type="float" office:value="10558041" calcext:value-type="float">
            <text:p>10558041</text:p>
          </table:table-cell>
          <table:table-cell table:formula="of:=[.A662]/1000/(60*60*24)" office:value-type="time" office:time-value="PT02H55M58.041S" calcext:value-type="time">
            <text:p>02:55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717.33" calcext:value-type="float">
            <text:p>717.33</text:p>
          </table:table-cell>
          <table:table-cell office:value-type="float" office:value="885.72" calcext:value-type="float">
            <text:p>885.72</text:p>
          </table:table-cell>
        </table:table-row>
        <table:table-row table:style-name="ro1">
          <table:table-cell office:value-type="float" office:value="10574041" calcext:value-type="float">
            <text:p>10574041</text:p>
          </table:table-cell>
          <table:table-cell table:formula="of:=[.A663]/1000/(60*60*24)" office:value-type="time" office:time-value="PT02H56M14.041S" calcext:value-type="time">
            <text:p>02:56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18.4" calcext:value-type="float">
            <text:p>718.4</text:p>
          </table:table-cell>
          <table:table-cell office:value-type="float" office:value="887.01" calcext:value-type="float">
            <text:p>887.01</text:p>
          </table:table-cell>
        </table:table-row>
        <table:table-row table:style-name="ro1">
          <table:table-cell office:value-type="float" office:value="10590041" calcext:value-type="float">
            <text:p>10590041</text:p>
          </table:table-cell>
          <table:table-cell table:formula="of:=[.A664]/1000/(60*60*24)" office:value-type="time" office:time-value="PT02H56M30.041S" calcext:value-type="time">
            <text:p>02:56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19.46" calcext:value-type="float">
            <text:p>719.46</text:p>
          </table:table-cell>
          <table:table-cell office:value-type="float" office:value="888.3" calcext:value-type="float">
            <text:p>888.3</text:p>
          </table:table-cell>
        </table:table-row>
        <table:table-row table:style-name="ro1">
          <table:table-cell office:value-type="float" office:value="10606041" calcext:value-type="float">
            <text:p>10606041</text:p>
          </table:table-cell>
          <table:table-cell table:formula="of:=[.A665]/1000/(60*60*24)" office:value-type="time" office:time-value="PT02H56M46.041S" calcext:value-type="time">
            <text:p>02:56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0.53" calcext:value-type="float">
            <text:p>720.53</text:p>
          </table:table-cell>
          <table:table-cell office:value-type="float" office:value="889.59" calcext:value-type="float">
            <text:p>889.59</text:p>
          </table:table-cell>
        </table:table-row>
        <table:table-row table:style-name="ro1">
          <table:table-cell office:value-type="float" office:value="10622041" calcext:value-type="float">
            <text:p>10622041</text:p>
          </table:table-cell>
          <table:table-cell table:formula="of:=[.A666]/1000/(60*60*24)" office:value-type="time" office:time-value="PT02H57M02.041S" calcext:value-type="time">
            <text:p>02:57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1.6" calcext:value-type="float">
            <text:p>721.6</text:p>
          </table:table-cell>
          <table:table-cell office:value-type="float" office:value="890.87" calcext:value-type="float">
            <text:p>890.87</text:p>
          </table:table-cell>
        </table:table-row>
        <table:table-row table:style-name="ro1">
          <table:table-cell office:value-type="float" office:value="10638041" calcext:value-type="float">
            <text:p>10638041</text:p>
          </table:table-cell>
          <table:table-cell table:formula="of:=[.A667]/1000/(60*60*24)" office:value-type="time" office:time-value="PT02H57M18.041S" calcext:value-type="time">
            <text:p>02:57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22.66" calcext:value-type="float">
            <text:p>722.66</text:p>
          </table:table-cell>
          <table:table-cell office:value-type="float" office:value="892.16" calcext:value-type="float">
            <text:p>892.16</text:p>
          </table:table-cell>
        </table:table-row>
        <table:table-row table:style-name="ro1">
          <table:table-cell office:value-type="float" office:value="10654041" calcext:value-type="float">
            <text:p>10654041</text:p>
          </table:table-cell>
          <table:table-cell table:formula="of:=[.A668]/1000/(60*60*24)" office:value-type="time" office:time-value="PT02H57M34.041S" calcext:value-type="time">
            <text:p>02:57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23.73" calcext:value-type="float">
            <text:p>723.73</text:p>
          </table:table-cell>
          <table:table-cell office:value-type="float" office:value="893.45" calcext:value-type="float">
            <text:p>893.45</text:p>
          </table:table-cell>
        </table:table-row>
        <table:table-row table:style-name="ro1">
          <table:table-cell office:value-type="float" office:value="10670041" calcext:value-type="float">
            <text:p>10670041</text:p>
          </table:table-cell>
          <table:table-cell table:formula="of:=[.A669]/1000/(60*60*24)" office:value-type="time" office:time-value="PT02H57M50.041S" calcext:value-type="time">
            <text:p>02:57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724.79" calcext:value-type="float">
            <text:p>724.79</text:p>
          </table:table-cell>
          <table:table-cell office:value-type="float" office:value="894.74" calcext:value-type="float">
            <text:p>894.74</text:p>
          </table:table-cell>
        </table:table-row>
        <table:table-row table:style-name="ro1">
          <table:table-cell office:value-type="float" office:value="10686041" calcext:value-type="float">
            <text:p>10686041</text:p>
          </table:table-cell>
          <table:table-cell table:formula="of:=[.A670]/1000/(60*60*24)" office:value-type="time" office:time-value="PT02H58M06.041S" calcext:value-type="time">
            <text:p>02:58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5.86" calcext:value-type="float">
            <text:p>725.86</text:p>
          </table:table-cell>
          <table:table-cell office:value-type="float" office:value="896.03" calcext:value-type="float">
            <text:p>896.03</text:p>
          </table:table-cell>
        </table:table-row>
        <table:table-row table:style-name="ro1">
          <table:table-cell office:value-type="float" office:value="10702041" calcext:value-type="float">
            <text:p>10702041</text:p>
          </table:table-cell>
          <table:table-cell table:formula="of:=[.A671]/1000/(60*60*24)" office:value-type="time" office:time-value="PT02H58M22.041S" calcext:value-type="time">
            <text:p>02:58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6.92" calcext:value-type="float">
            <text:p>726.92</text:p>
          </table:table-cell>
          <table:table-cell office:value-type="float" office:value="897.32" calcext:value-type="float">
            <text:p>897.32</text:p>
          </table:table-cell>
        </table:table-row>
        <table:table-row table:style-name="ro1">
          <table:table-cell office:value-type="float" office:value="10718041" calcext:value-type="float">
            <text:p>10718041</text:p>
          </table:table-cell>
          <table:table-cell table:formula="of:=[.A672]/1000/(60*60*24)" office:value-type="time" office:time-value="PT02H58M38.041S" calcext:value-type="time">
            <text:p>02:58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7.99" calcext:value-type="float">
            <text:p>727.99</text:p>
          </table:table-cell>
          <table:table-cell office:value-type="float" office:value="898.61" calcext:value-type="float">
            <text:p>898.61</text:p>
          </table:table-cell>
        </table:table-row>
        <table:table-row table:style-name="ro1">
          <table:table-cell office:value-type="float" office:value="10734041" calcext:value-type="float">
            <text:p>10734041</text:p>
          </table:table-cell>
          <table:table-cell table:formula="of:=[.A673]/1000/(60*60*24)" office:value-type="time" office:time-value="PT02H58M54.041S" calcext:value-type="time">
            <text:p>02:58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729.05" calcext:value-type="float">
            <text:p>729.05</text:p>
          </table:table-cell>
          <table:table-cell office:value-type="float" office:value="899.9" calcext:value-type="float">
            <text:p>899.9</text:p>
          </table:table-cell>
        </table:table-row>
        <table:table-row table:style-name="ro1">
          <table:table-cell office:value-type="float" office:value="10750041" calcext:value-type="float">
            <text:p>10750041</text:p>
          </table:table-cell>
          <table:table-cell table:formula="of:=[.A674]/1000/(60*60*24)" office:value-type="time" office:time-value="PT02H59M10.041S" calcext:value-type="time">
            <text:p>02:59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730.12" calcext:value-type="float">
            <text:p>730.12</text:p>
          </table:table-cell>
          <table:table-cell office:value-type="float" office:value="901.18" calcext:value-type="float">
            <text:p>901.18</text:p>
          </table:table-cell>
        </table:table-row>
        <table:table-row table:style-name="ro1">
          <table:table-cell office:value-type="float" office:value="10766041" calcext:value-type="float">
            <text:p>10766041</text:p>
          </table:table-cell>
          <table:table-cell table:formula="of:=[.A675]/1000/(60*60*24)" office:value-type="time" office:time-value="PT02H59M26.041S" calcext:value-type="time">
            <text:p>02:59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1.18" calcext:value-type="float">
            <text:p>731.18</text:p>
          </table:table-cell>
          <table:table-cell office:value-type="float" office:value="902.47" calcext:value-type="float">
            <text:p>902.47</text:p>
          </table:table-cell>
        </table:table-row>
        <table:table-row table:style-name="ro1">
          <table:table-cell office:value-type="float" office:value="10782041" calcext:value-type="float">
            <text:p>10782041</text:p>
          </table:table-cell>
          <table:table-cell table:formula="of:=[.A676]/1000/(60*60*24)" office:value-type="time" office:time-value="PT02H59M42.041S" calcext:value-type="time">
            <text:p>02:5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32.25" calcext:value-type="float">
            <text:p>732.25</text:p>
          </table:table-cell>
          <table:table-cell office:value-type="float" office:value="903.76" calcext:value-type="float">
            <text:p>903.76</text:p>
          </table:table-cell>
        </table:table-row>
        <table:table-row table:style-name="ro1">
          <table:table-cell office:value-type="float" office:value="10798041" calcext:value-type="float">
            <text:p>10798041</text:p>
          </table:table-cell>
          <table:table-cell table:formula="of:=[.A677]/1000/(60*60*24)" office:value-type="time" office:time-value="PT02H59M58.041S" calcext:value-type="time">
            <text:p>02:59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33.32" calcext:value-type="float">
            <text:p>733.32</text:p>
          </table:table-cell>
          <table:table-cell office:value-type="float" office:value="905.05" calcext:value-type="float">
            <text:p>905.05</text:p>
          </table:table-cell>
        </table:table-row>
        <table:table-row table:style-name="ro1">
          <table:table-cell office:value-type="float" office:value="10814041" calcext:value-type="float">
            <text:p>10814041</text:p>
          </table:table-cell>
          <table:table-cell table:formula="of:=[.A678]/1000/(60*60*24)" office:value-type="time" office:time-value="PT03H00M14.041S" calcext:value-type="time">
            <text:p>03:00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34.38" calcext:value-type="float">
            <text:p>734.38</text:p>
          </table:table-cell>
          <table:table-cell office:value-type="float" office:value="906.34" calcext:value-type="float">
            <text:p>906.34</text:p>
          </table:table-cell>
        </table:table-row>
        <table:table-row table:style-name="ro1">
          <table:table-cell office:value-type="float" office:value="10830041" calcext:value-type="float">
            <text:p>10830041</text:p>
          </table:table-cell>
          <table:table-cell table:formula="of:=[.A679]/1000/(60*60*24)" office:value-type="time" office:time-value="PT03H00M30.041S" calcext:value-type="time">
            <text:p>03:00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35.45" calcext:value-type="float">
            <text:p>735.45</text:p>
          </table:table-cell>
          <table:table-cell office:value-type="float" office:value="907.63" calcext:value-type="float">
            <text:p>907.63</text:p>
          </table:table-cell>
        </table:table-row>
        <table:table-row table:style-name="ro1">
          <table:table-cell office:value-type="float" office:value="10846041" calcext:value-type="float">
            <text:p>10846041</text:p>
          </table:table-cell>
          <table:table-cell table:formula="of:=[.A680]/1000/(60*60*24)" office:value-type="time" office:time-value="PT03H00M46.041S" calcext:value-type="time">
            <text:p>03:0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36.51" calcext:value-type="float">
            <text:p>736.51</text:p>
          </table:table-cell>
          <table:table-cell office:value-type="float" office:value="908.92" calcext:value-type="float">
            <text:p>908.92</text:p>
          </table:table-cell>
        </table:table-row>
        <table:table-row table:style-name="ro1">
          <table:table-cell office:value-type="float" office:value="10862041" calcext:value-type="float">
            <text:p>10862041</text:p>
          </table:table-cell>
          <table:table-cell table:formula="of:=[.A681]/1000/(60*60*24)" office:value-type="time" office:time-value="PT03H01M02.041S" calcext:value-type="time">
            <text:p>03:01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737.58" calcext:value-type="float">
            <text:p>737.58</text:p>
          </table:table-cell>
          <table:table-cell office:value-type="float" office:value="910.21" calcext:value-type="float">
            <text:p>910.21</text:p>
          </table:table-cell>
        </table:table-row>
        <table:table-row table:style-name="ro1">
          <table:table-cell office:value-type="float" office:value="10878041" calcext:value-type="float">
            <text:p>10878041</text:p>
          </table:table-cell>
          <table:table-cell table:formula="of:=[.A682]/1000/(60*60*24)" office:value-type="time" office:time-value="PT03H01M18.041S" calcext:value-type="time">
            <text:p>03:01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8.64" calcext:value-type="float">
            <text:p>738.64</text:p>
          </table:table-cell>
          <table:table-cell office:value-type="float" office:value="911.49" calcext:value-type="float">
            <text:p>911.49</text:p>
          </table:table-cell>
        </table:table-row>
        <table:table-row table:style-name="ro1">
          <table:table-cell office:value-type="float" office:value="10894041" calcext:value-type="float">
            <text:p>10894041</text:p>
          </table:table-cell>
          <table:table-cell table:formula="of:=[.A683]/1000/(60*60*24)" office:value-type="time" office:time-value="PT03H01M34.041S" calcext:value-type="time">
            <text:p>03:01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9.71" calcext:value-type="float">
            <text:p>739.71</text:p>
          </table:table-cell>
          <table:table-cell office:value-type="float" office:value="912.78" calcext:value-type="float">
            <text:p>912.78</text:p>
          </table:table-cell>
        </table:table-row>
        <table:table-row table:style-name="ro1">
          <table:table-cell office:value-type="float" office:value="10910041" calcext:value-type="float">
            <text:p>10910041</text:p>
          </table:table-cell>
          <table:table-cell table:formula="of:=[.A684]/1000/(60*60*24)" office:value-type="time" office:time-value="PT03H01M50.041S" calcext:value-type="time">
            <text:p>03:01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40.77" calcext:value-type="float">
            <text:p>740.77</text:p>
          </table:table-cell>
          <table:table-cell office:value-type="float" office:value="914.07" calcext:value-type="float">
            <text:p>914.07</text:p>
          </table:table-cell>
        </table:table-row>
        <table:table-row table:style-name="ro1">
          <table:table-cell office:value-type="float" office:value="10926041" calcext:value-type="float">
            <text:p>10926041</text:p>
          </table:table-cell>
          <table:table-cell table:formula="of:=[.A685]/1000/(60*60*24)" office:value-type="time" office:time-value="PT03H02M06.041S" calcext:value-type="time">
            <text:p>03:02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1.84" calcext:value-type="float">
            <text:p>741.84</text:p>
          </table:table-cell>
          <table:table-cell office:value-type="float" office:value="915.36" calcext:value-type="float">
            <text:p>915.36</text:p>
          </table:table-cell>
        </table:table-row>
        <table:table-row table:style-name="ro1">
          <table:table-cell office:value-type="float" office:value="10942041" calcext:value-type="float">
            <text:p>10942041</text:p>
          </table:table-cell>
          <table:table-cell table:formula="of:=[.A686]/1000/(60*60*24)" office:value-type="time" office:time-value="PT03H02M22.041S" calcext:value-type="time">
            <text:p>03:02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2.9" calcext:value-type="float">
            <text:p>742.9</text:p>
          </table:table-cell>
          <table:table-cell office:value-type="float" office:value="916.64" calcext:value-type="float">
            <text:p>916.64</text:p>
          </table:table-cell>
        </table:table-row>
        <table:table-row table:style-name="ro1">
          <table:table-cell office:value-type="float" office:value="10958041" calcext:value-type="float">
            <text:p>10958041</text:p>
          </table:table-cell>
          <table:table-cell table:formula="of:=[.A687]/1000/(60*60*24)" office:value-type="time" office:time-value="PT03H02M38.041S" calcext:value-type="time">
            <text:p>03:0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743.97" calcext:value-type="float">
            <text:p>743.97</text:p>
          </table:table-cell>
          <table:table-cell office:value-type="float" office:value="917.93" calcext:value-type="float">
            <text:p>917.93</text:p>
          </table:table-cell>
        </table:table-row>
        <table:table-row table:style-name="ro1">
          <table:table-cell office:value-type="float" office:value="10974041" calcext:value-type="float">
            <text:p>10974041</text:p>
          </table:table-cell>
          <table:table-cell table:formula="of:=[.A688]/1000/(60*60*24)" office:value-type="time" office:time-value="PT03H02M54.041S" calcext:value-type="time">
            <text:p>03:02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5.04" calcext:value-type="float">
            <text:p>745.04</text:p>
          </table:table-cell>
          <table:table-cell office:value-type="float" office:value="919.22" calcext:value-type="float">
            <text:p>919.22</text:p>
          </table:table-cell>
        </table:table-row>
        <table:table-row table:style-name="ro1">
          <table:table-cell office:value-type="float" office:value="10990041" calcext:value-type="float">
            <text:p>10990041</text:p>
          </table:table-cell>
          <table:table-cell table:formula="of:=[.A689]/1000/(60*60*24)" office:value-type="time" office:time-value="PT03H03M10.041S" calcext:value-type="time">
            <text:p>03:03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6.1" calcext:value-type="float">
            <text:p>746.1</text:p>
          </table:table-cell>
          <table:table-cell office:value-type="float" office:value="920.51" calcext:value-type="float">
            <text:p>920.51</text:p>
          </table:table-cell>
        </table:table-row>
        <table:table-row table:style-name="ro1">
          <table:table-cell office:value-type="float" office:value="11006041" calcext:value-type="float">
            <text:p>11006041</text:p>
          </table:table-cell>
          <table:table-cell table:formula="of:=[.A690]/1000/(60*60*24)" office:value-type="time" office:time-value="PT03H03M26.041S" calcext:value-type="time">
            <text:p>03:03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7.17" calcext:value-type="float">
            <text:p>747.17</text:p>
          </table:table-cell>
          <table:table-cell office:value-type="float" office:value="921.8" calcext:value-type="float">
            <text:p>921.8</text:p>
          </table:table-cell>
        </table:table-row>
        <table:table-row table:style-name="ro1">
          <table:table-cell office:value-type="float" office:value="11022041" calcext:value-type="float">
            <text:p>11022041</text:p>
          </table:table-cell>
          <table:table-cell table:formula="of:=[.A691]/1000/(60*60*24)" office:value-type="time" office:time-value="PT03H03M42.041S" calcext:value-type="time">
            <text:p>03:03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8.23" calcext:value-type="float">
            <text:p>748.23</text:p>
          </table:table-cell>
          <table:table-cell office:value-type="float" office:value="923.08" calcext:value-type="float">
            <text:p>923.08</text:p>
          </table:table-cell>
        </table:table-row>
        <table:table-row table:style-name="ro1">
          <table:table-cell office:value-type="float" office:value="11038041" calcext:value-type="float">
            <text:p>11038041</text:p>
          </table:table-cell>
          <table:table-cell table:formula="of:=[.A692]/1000/(60*60*24)" office:value-type="time" office:time-value="PT03H03M58.041S" calcext:value-type="time">
            <text:p>03:03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9.3" calcext:value-type="float">
            <text:p>749.3</text:p>
          </table:table-cell>
          <table:table-cell office:value-type="float" office:value="924.37" calcext:value-type="float">
            <text:p>924.37</text:p>
          </table:table-cell>
        </table:table-row>
        <table:table-row table:style-name="ro1">
          <table:table-cell office:value-type="float" office:value="11054041" calcext:value-type="float">
            <text:p>11054041</text:p>
          </table:table-cell>
          <table:table-cell table:formula="of:=[.A693]/1000/(60*60*24)" office:value-type="time" office:time-value="PT03H04M14.041S" calcext:value-type="time">
            <text:p>03:04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9" calcext:value-type="float">
            <text:p>290.39</text:p>
          </table:table-cell>
          <table:table-cell office:value-type="float" office:value="750.36" calcext:value-type="float">
            <text:p>750.36</text:p>
          </table:table-cell>
          <table:table-cell office:value-type="float" office:value="925.66" calcext:value-type="float">
            <text:p>925.66</text:p>
          </table:table-cell>
        </table:table-row>
        <table:table-row table:style-name="ro1">
          <table:table-cell office:value-type="float" office:value="11070041" calcext:value-type="float">
            <text:p>11070041</text:p>
          </table:table-cell>
          <table:table-cell table:formula="of:=[.A694]/1000/(60*60*24)" office:value-type="time" office:time-value="PT03H04M30.041S" calcext:value-type="time">
            <text:p>03:0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51.43" calcext:value-type="float">
            <text:p>751.43</text:p>
          </table:table-cell>
          <table:table-cell office:value-type="float" office:value="926.94" calcext:value-type="float">
            <text:p>926.94</text:p>
          </table:table-cell>
        </table:table-row>
        <table:table-row table:style-name="ro1">
          <table:table-cell office:value-type="float" office:value="11086041" calcext:value-type="float">
            <text:p>11086041</text:p>
          </table:table-cell>
          <table:table-cell table:formula="of:=[.A695]/1000/(60*60*24)" office:value-type="time" office:time-value="PT03H04M46.041S" calcext:value-type="time">
            <text:p>03:04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2.49" calcext:value-type="float">
            <text:p>752.49</text:p>
          </table:table-cell>
          <table:table-cell office:value-type="float" office:value="928.23" calcext:value-type="float">
            <text:p>928.23</text:p>
          </table:table-cell>
        </table:table-row>
        <table:table-row table:style-name="ro1">
          <table:table-cell office:value-type="float" office:value="11102041" calcext:value-type="float">
            <text:p>11102041</text:p>
          </table:table-cell>
          <table:table-cell table:formula="of:=[.A696]/1000/(60*60*24)" office:value-type="time" office:time-value="PT03H05M02.041S" calcext:value-type="time">
            <text:p>03:05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53.56" calcext:value-type="float">
            <text:p>753.56</text:p>
          </table:table-cell>
          <table:table-cell office:value-type="float" office:value="929.52" calcext:value-type="float">
            <text:p>929.52</text:p>
          </table:table-cell>
        </table:table-row>
        <table:table-row table:style-name="ro1">
          <table:table-cell office:value-type="float" office:value="11118041" calcext:value-type="float">
            <text:p>11118041</text:p>
          </table:table-cell>
          <table:table-cell table:formula="of:=[.A697]/1000/(60*60*24)" office:value-type="time" office:time-value="PT03H05M18.041S" calcext:value-type="time">
            <text:p>03:05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4.62" calcext:value-type="float">
            <text:p>754.62</text:p>
          </table:table-cell>
          <table:table-cell office:value-type="float" office:value="930.81" calcext:value-type="float">
            <text:p>930.81</text:p>
          </table:table-cell>
        </table:table-row>
        <table:table-row table:style-name="ro1">
          <table:table-cell office:value-type="float" office:value="11134041" calcext:value-type="float">
            <text:p>11134041</text:p>
          </table:table-cell>
          <table:table-cell table:formula="of:=[.A698]/1000/(60*60*24)" office:value-type="time" office:time-value="PT03H05M34.041S" calcext:value-type="time">
            <text:p>03:05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55.69" calcext:value-type="float">
            <text:p>755.69</text:p>
          </table:table-cell>
          <table:table-cell office:value-type="float" office:value="932.09" calcext:value-type="float">
            <text:p>932.09</text:p>
          </table:table-cell>
        </table:table-row>
        <table:table-row table:style-name="ro1">
          <table:table-cell office:value-type="float" office:value="11150041" calcext:value-type="float">
            <text:p>11150041</text:p>
          </table:table-cell>
          <table:table-cell table:formula="of:=[.A699]/1000/(60*60*24)" office:value-type="time" office:time-value="PT03H05M50.041S" calcext:value-type="time">
            <text:p>03:05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56.75" calcext:value-type="float">
            <text:p>756.75</text:p>
          </table:table-cell>
          <table:table-cell office:value-type="float" office:value="933.38" calcext:value-type="float">
            <text:p>933.38</text:p>
          </table:table-cell>
        </table:table-row>
        <table:table-row table:style-name="ro1">
          <table:table-cell office:value-type="float" office:value="11166041" calcext:value-type="float">
            <text:p>11166041</text:p>
          </table:table-cell>
          <table:table-cell table:formula="of:=[.A700]/1000/(60*60*24)" office:value-type="time" office:time-value="PT03H06M06.041S" calcext:value-type="time">
            <text:p>03:06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57.82" calcext:value-type="float">
            <text:p>757.82</text:p>
          </table:table-cell>
          <table:table-cell office:value-type="float" office:value="934.67" calcext:value-type="float">
            <text:p>934.67</text:p>
          </table:table-cell>
        </table:table-row>
        <table:table-row table:style-name="ro1">
          <table:table-cell office:value-type="float" office:value="11182041" calcext:value-type="float">
            <text:p>11182041</text:p>
          </table:table-cell>
          <table:table-cell table:formula="of:=[.A701]/1000/(60*60*24)" office:value-type="time" office:time-value="PT03H06M22.041S" calcext:value-type="time">
            <text:p>03:06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8.88" calcext:value-type="float">
            <text:p>758.88</text:p>
          </table:table-cell>
          <table:table-cell office:value-type="float" office:value="935.96" calcext:value-type="float">
            <text:p>935.96</text:p>
          </table:table-cell>
        </table:table-row>
        <table:table-row table:style-name="ro1">
          <table:table-cell office:value-type="float" office:value="11198041" calcext:value-type="float">
            <text:p>11198041</text:p>
          </table:table-cell>
          <table:table-cell table:formula="of:=[.A702]/1000/(60*60*24)" office:value-type="time" office:time-value="PT03H06M38.041S" calcext:value-type="time">
            <text:p>03:06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9.95" calcext:value-type="float">
            <text:p>759.95</text:p>
          </table:table-cell>
          <table:table-cell office:value-type="float" office:value="937.24" calcext:value-type="float">
            <text:p>937.24</text:p>
          </table:table-cell>
        </table:table-row>
        <table:table-row table:style-name="ro1">
          <table:table-cell office:value-type="float" office:value="11214041" calcext:value-type="float">
            <text:p>11214041</text:p>
          </table:table-cell>
          <table:table-cell table:formula="of:=[.A703]/1000/(60*60*24)" office:value-type="time" office:time-value="PT03H06M54.041S" calcext:value-type="time">
            <text:p>03:06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1.01" calcext:value-type="float">
            <text:p>761.01</text:p>
          </table:table-cell>
          <table:table-cell office:value-type="float" office:value="938.53" calcext:value-type="float">
            <text:p>938.53</text:p>
          </table:table-cell>
        </table:table-row>
        <table:table-row table:style-name="ro1">
          <table:table-cell office:value-type="float" office:value="11230041" calcext:value-type="float">
            <text:p>11230041</text:p>
          </table:table-cell>
          <table:table-cell table:formula="of:=[.A704]/1000/(60*60*24)" office:value-type="time" office:time-value="PT03H07M10.041S" calcext:value-type="time">
            <text:p>03:07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62.08" calcext:value-type="float">
            <text:p>762.08</text:p>
          </table:table-cell>
          <table:table-cell office:value-type="float" office:value="939.82" calcext:value-type="float">
            <text:p>939.82</text:p>
          </table:table-cell>
        </table:table-row>
        <table:table-row table:style-name="ro1">
          <table:table-cell office:value-type="float" office:value="11246041" calcext:value-type="float">
            <text:p>11246041</text:p>
          </table:table-cell>
          <table:table-cell table:formula="of:=[.A705]/1000/(60*60*24)" office:value-type="time" office:time-value="PT03H07M26.041S" calcext:value-type="time">
            <text:p>03:07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3.14" calcext:value-type="float">
            <text:p>763.14</text:p>
          </table:table-cell>
          <table:table-cell office:value-type="float" office:value="941.1" calcext:value-type="float">
            <text:p>941.1</text:p>
          </table:table-cell>
        </table:table-row>
        <table:table-row table:style-name="ro1">
          <table:table-cell office:value-type="float" office:value="11262041" calcext:value-type="float">
            <text:p>11262041</text:p>
          </table:table-cell>
          <table:table-cell table:formula="of:=[.A706]/1000/(60*60*24)" office:value-type="time" office:time-value="PT03H07M42.041S" calcext:value-type="time">
            <text:p>03:07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4.21" calcext:value-type="float">
            <text:p>764.21</text:p>
          </table:table-cell>
          <table:table-cell office:value-type="float" office:value="942.39" calcext:value-type="float">
            <text:p>942.39</text:p>
          </table:table-cell>
        </table:table-row>
        <table:table-row table:style-name="ro1">
          <table:table-cell office:value-type="float" office:value="11278040" calcext:value-type="float">
            <text:p>11278040</text:p>
          </table:table-cell>
          <table:table-cell table:formula="of:=[.A707]/1000/(60*60*24)" office:value-type="time" office:time-value="PT03H07M58.04S" calcext:value-type="time">
            <text:p>03:07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5.27" calcext:value-type="float">
            <text:p>765.27</text:p>
          </table:table-cell>
          <table:table-cell office:value-type="float" office:value="943.67" calcext:value-type="float">
            <text:p>943.67</text:p>
          </table:table-cell>
        </table:table-row>
        <table:table-row table:style-name="ro1">
          <table:table-cell office:value-type="float" office:value="11294041" calcext:value-type="float">
            <text:p>11294041</text:p>
          </table:table-cell>
          <table:table-cell table:formula="of:=[.A708]/1000/(60*60*24)" office:value-type="time" office:time-value="PT03H08M14.041S" calcext:value-type="time">
            <text:p>03:08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6.34" calcext:value-type="float">
            <text:p>766.34</text:p>
          </table:table-cell>
          <table:table-cell office:value-type="float" office:value="944.96" calcext:value-type="float">
            <text:p>944.96</text:p>
          </table:table-cell>
        </table:table-row>
        <table:table-row table:style-name="ro1">
          <table:table-cell office:value-type="float" office:value="11310041" calcext:value-type="float">
            <text:p>11310041</text:p>
          </table:table-cell>
          <table:table-cell table:formula="of:=[.A709]/1000/(60*60*24)" office:value-type="time" office:time-value="PT03H08M30.041S" calcext:value-type="time">
            <text:p>03:08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7.4" calcext:value-type="float">
            <text:p>767.4</text:p>
          </table:table-cell>
          <table:table-cell office:value-type="float" office:value="946.25" calcext:value-type="float">
            <text:p>946.25</text:p>
          </table:table-cell>
        </table:table-row>
        <table:table-row table:style-name="ro1">
          <table:table-cell office:value-type="float" office:value="11326041" calcext:value-type="float">
            <text:p>11326041</text:p>
          </table:table-cell>
          <table:table-cell table:formula="of:=[.A710]/1000/(60*60*24)" office:value-type="time" office:time-value="PT03H08M46.041S" calcext:value-type="time">
            <text:p>03:08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8.47" calcext:value-type="float">
            <text:p>768.47</text:p>
          </table:table-cell>
          <table:table-cell office:value-type="float" office:value="947.53" calcext:value-type="float">
            <text:p>947.53</text:p>
          </table:table-cell>
        </table:table-row>
        <table:table-row table:style-name="ro1">
          <table:table-cell office:value-type="float" office:value="11342041" calcext:value-type="float">
            <text:p>11342041</text:p>
          </table:table-cell>
          <table:table-cell table:formula="of:=[.A711]/1000/(60*60*24)" office:value-type="time" office:time-value="PT03H09M02.041S" calcext:value-type="time">
            <text:p>03:0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69.53" calcext:value-type="float">
            <text:p>769.53</text:p>
          </table:table-cell>
          <table:table-cell office:value-type="float" office:value="948.82" calcext:value-type="float">
            <text:p>948.82</text:p>
          </table:table-cell>
        </table:table-row>
        <table:table-row table:style-name="ro1">
          <table:table-cell office:value-type="float" office:value="11358041" calcext:value-type="float">
            <text:p>11358041</text:p>
          </table:table-cell>
          <table:table-cell table:formula="of:=[.A712]/1000/(60*60*24)" office:value-type="time" office:time-value="PT03H09M18.041S" calcext:value-type="time">
            <text:p>03:0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70.6" calcext:value-type="float">
            <text:p>770.6</text:p>
          </table:table-cell>
          <table:table-cell office:value-type="float" office:value="950.11" calcext:value-type="float">
            <text:p>950.11</text:p>
          </table:table-cell>
        </table:table-row>
        <table:table-row table:style-name="ro1">
          <table:table-cell office:value-type="float" office:value="11374041" calcext:value-type="float">
            <text:p>11374041</text:p>
          </table:table-cell>
          <table:table-cell table:formula="of:=[.A713]/1000/(60*60*24)" office:value-type="time" office:time-value="PT03H09M34.041S" calcext:value-type="time">
            <text:p>03:09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71.66" calcext:value-type="float">
            <text:p>771.66</text:p>
          </table:table-cell>
          <table:table-cell office:value-type="float" office:value="951.39" calcext:value-type="float">
            <text:p>951.39</text:p>
          </table:table-cell>
        </table:table-row>
        <table:table-row table:style-name="ro1">
          <table:table-cell office:value-type="float" office:value="11390041" calcext:value-type="float">
            <text:p>11390041</text:p>
          </table:table-cell>
          <table:table-cell table:formula="of:=[.A714]/1000/(60*60*24)" office:value-type="time" office:time-value="PT03H09M50.041S" calcext:value-type="time">
            <text:p>03:09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72.73" calcext:value-type="float">
            <text:p>772.73</text:p>
          </table:table-cell>
          <table:table-cell office:value-type="float" office:value="952.68" calcext:value-type="float">
            <text:p>952.68</text:p>
          </table:table-cell>
        </table:table-row>
        <table:table-row table:style-name="ro1">
          <table:table-cell office:value-type="float" office:value="11406041" calcext:value-type="float">
            <text:p>11406041</text:p>
          </table:table-cell>
          <table:table-cell table:formula="of:=[.A715]/1000/(60*60*24)" office:value-type="time" office:time-value="PT03H10M06.041S" calcext:value-type="time">
            <text:p>03:10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3.79" calcext:value-type="float">
            <text:p>773.79</text:p>
          </table:table-cell>
          <table:table-cell office:value-type="float" office:value="953.96" calcext:value-type="float">
            <text:p>953.96</text:p>
          </table:table-cell>
        </table:table-row>
        <table:table-row table:style-name="ro1">
          <table:table-cell office:value-type="float" office:value="11422041" calcext:value-type="float">
            <text:p>11422041</text:p>
          </table:table-cell>
          <table:table-cell table:formula="of:=[.A716]/1000/(60*60*24)" office:value-type="time" office:time-value="PT03H10M22.041S" calcext:value-type="time">
            <text:p>03:10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4.85" calcext:value-type="float">
            <text:p>774.85</text:p>
          </table:table-cell>
          <table:table-cell office:value-type="float" office:value="955.25" calcext:value-type="float">
            <text:p>955.25</text:p>
          </table:table-cell>
        </table:table-row>
        <table:table-row table:style-name="ro1">
          <table:table-cell office:value-type="float" office:value="11438041" calcext:value-type="float">
            <text:p>11438041</text:p>
          </table:table-cell>
          <table:table-cell table:formula="of:=[.A717]/1000/(60*60*24)" office:value-type="time" office:time-value="PT03H10M38.041S" calcext:value-type="time">
            <text:p>03:10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5.92" calcext:value-type="float">
            <text:p>775.92</text:p>
          </table:table-cell>
          <table:table-cell office:value-type="float" office:value="956.54" calcext:value-type="float">
            <text:p>956.54</text:p>
          </table:table-cell>
        </table:table-row>
        <table:table-row table:style-name="ro1">
          <table:table-cell office:value-type="float" office:value="11454041" calcext:value-type="float">
            <text:p>11454041</text:p>
          </table:table-cell>
          <table:table-cell table:formula="of:=[.A718]/1000/(60*60*24)" office:value-type="time" office:time-value="PT03H10M54.041S" calcext:value-type="time">
            <text:p>03:1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6.98" calcext:value-type="float">
            <text:p>776.98</text:p>
          </table:table-cell>
          <table:table-cell office:value-type="float" office:value="957.82" calcext:value-type="float">
            <text:p>957.82</text:p>
          </table:table-cell>
        </table:table-row>
        <table:table-row table:style-name="ro1">
          <table:table-cell office:value-type="float" office:value="11470041" calcext:value-type="float">
            <text:p>11470041</text:p>
          </table:table-cell>
          <table:table-cell table:formula="of:=[.A719]/1000/(60*60*24)" office:value-type="time" office:time-value="PT03H11M10.041S" calcext:value-type="time">
            <text:p>03:11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8.05" calcext:value-type="float">
            <text:p>778.05</text:p>
          </table:table-cell>
          <table:table-cell office:value-type="float" office:value="959.11" calcext:value-type="float">
            <text:p>959.11</text:p>
          </table:table-cell>
        </table:table-row>
        <table:table-row table:style-name="ro1">
          <table:table-cell office:value-type="float" office:value="11486041" calcext:value-type="float">
            <text:p>11486041</text:p>
          </table:table-cell>
          <table:table-cell table:formula="of:=[.A720]/1000/(60*60*24)" office:value-type="time" office:time-value="PT03H11M26.041S" calcext:value-type="time">
            <text:p>03:11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79.11" calcext:value-type="float">
            <text:p>779.11</text:p>
          </table:table-cell>
          <table:table-cell office:value-type="float" office:value="960.4" calcext:value-type="float">
            <text:p>960.4</text:p>
          </table:table-cell>
        </table:table-row>
        <table:table-row table:style-name="ro1">
          <table:table-cell office:value-type="float" office:value="11502041" calcext:value-type="float">
            <text:p>11502041</text:p>
          </table:table-cell>
          <table:table-cell table:formula="of:=[.A721]/1000/(60*60*24)" office:value-type="time" office:time-value="PT03H11M42.041S" calcext:value-type="time">
            <text:p>03:1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80.18" calcext:value-type="float">
            <text:p>780.18</text:p>
          </table:table-cell>
          <table:table-cell office:value-type="float" office:value="961.68" calcext:value-type="float">
            <text:p>961.68</text:p>
          </table:table-cell>
        </table:table-row>
        <table:table-row table:style-name="ro1">
          <table:table-cell office:value-type="float" office:value="11518041" calcext:value-type="float">
            <text:p>11518041</text:p>
          </table:table-cell>
          <table:table-cell table:formula="of:=[.A722]/1000/(60*60*24)" office:value-type="time" office:time-value="PT03H11M58.041S" calcext:value-type="time">
            <text:p>03:11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1.24" calcext:value-type="float">
            <text:p>781.24</text:p>
          </table:table-cell>
          <table:table-cell office:value-type="float" office:value="962.97" calcext:value-type="float">
            <text:p>962.97</text:p>
          </table:table-cell>
        </table:table-row>
        <table:table-row table:style-name="ro1">
          <table:table-cell office:value-type="float" office:value="11534041" calcext:value-type="float">
            <text:p>11534041</text:p>
          </table:table-cell>
          <table:table-cell table:formula="of:=[.A723]/1000/(60*60*24)" office:value-type="time" office:time-value="PT03H12M14.041S" calcext:value-type="time">
            <text:p>03:12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2.31" calcext:value-type="float">
            <text:p>782.31</text:p>
          </table:table-cell>
          <table:table-cell office:value-type="float" office:value="964.25" calcext:value-type="float">
            <text:p>964.25</text:p>
          </table:table-cell>
        </table:table-row>
        <table:table-row table:style-name="ro1">
          <table:table-cell office:value-type="float" office:value="11550041" calcext:value-type="float">
            <text:p>11550041</text:p>
          </table:table-cell>
          <table:table-cell table:formula="of:=[.A724]/1000/(60*60*24)" office:value-type="time" office:time-value="PT03H12M30.041S" calcext:value-type="time">
            <text:p>03:12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83.37" calcext:value-type="float">
            <text:p>783.37</text:p>
          </table:table-cell>
          <table:table-cell office:value-type="float" office:value="965.54" calcext:value-type="float">
            <text:p>965.54</text:p>
          </table:table-cell>
        </table:table-row>
        <table:table-row table:style-name="ro1">
          <table:table-cell office:value-type="float" office:value="11566041" calcext:value-type="float">
            <text:p>11566041</text:p>
          </table:table-cell>
          <table:table-cell table:formula="of:=[.A725]/1000/(60*60*24)" office:value-type="time" office:time-value="PT03H12M46.041S" calcext:value-type="time">
            <text:p>03:12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4.44" calcext:value-type="float">
            <text:p>784.44</text:p>
          </table:table-cell>
          <table:table-cell office:value-type="float" office:value="966.83" calcext:value-type="float">
            <text:p>966.83</text:p>
          </table:table-cell>
        </table:table-row>
        <table:table-row table:style-name="ro1">
          <table:table-cell office:value-type="float" office:value="11582041" calcext:value-type="float">
            <text:p>11582041</text:p>
          </table:table-cell>
          <table:table-cell table:formula="of:=[.A726]/1000/(60*60*24)" office:value-type="time" office:time-value="PT03H13M02.041S" calcext:value-type="time">
            <text:p>03:13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5.5" calcext:value-type="float">
            <text:p>785.5</text:p>
          </table:table-cell>
          <table:table-cell office:value-type="float" office:value="968.11" calcext:value-type="float">
            <text:p>968.11</text:p>
          </table:table-cell>
        </table:table-row>
        <table:table-row table:style-name="ro1">
          <table:table-cell office:value-type="float" office:value="11598041" calcext:value-type="float">
            <text:p>11598041</text:p>
          </table:table-cell>
          <table:table-cell table:formula="of:=[.A727]/1000/(60*60*24)" office:value-type="time" office:time-value="PT03H13M18.041S" calcext:value-type="time">
            <text:p>03:13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6.56" calcext:value-type="float">
            <text:p>786.56</text:p>
          </table:table-cell>
          <table:table-cell office:value-type="float" office:value="969.4" calcext:value-type="float">
            <text:p>969.4</text:p>
          </table:table-cell>
        </table:table-row>
        <table:table-row table:style-name="ro1">
          <table:table-cell office:value-type="float" office:value="11614041" calcext:value-type="float">
            <text:p>11614041</text:p>
          </table:table-cell>
          <table:table-cell table:formula="of:=[.A728]/1000/(60*60*24)" office:value-type="time" office:time-value="PT03H13M34.041S" calcext:value-type="time">
            <text:p>03:13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7.63" calcext:value-type="float">
            <text:p>787.63</text:p>
          </table:table-cell>
          <table:table-cell office:value-type="float" office:value="970.68" calcext:value-type="float">
            <text:p>970.68</text:p>
          </table:table-cell>
        </table:table-row>
        <table:table-row table:style-name="ro1">
          <table:table-cell office:value-type="float" office:value="11630041" calcext:value-type="float">
            <text:p>11630041</text:p>
          </table:table-cell>
          <table:table-cell table:formula="of:=[.A729]/1000/(60*60*24)" office:value-type="time" office:time-value="PT03H13M50.041S" calcext:value-type="time">
            <text:p>03:13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8.69" calcext:value-type="float">
            <text:p>788.69</text:p>
          </table:table-cell>
          <table:table-cell office:value-type="float" office:value="971.97" calcext:value-type="float">
            <text:p>971.97</text:p>
          </table:table-cell>
        </table:table-row>
        <table:table-row table:style-name="ro1">
          <table:table-cell office:value-type="float" office:value="11646041" calcext:value-type="float">
            <text:p>11646041</text:p>
          </table:table-cell>
          <table:table-cell table:formula="of:=[.A730]/1000/(60*60*24)" office:value-type="time" office:time-value="PT03H14M06.041S" calcext:value-type="time">
            <text:p>03:14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9.76" calcext:value-type="float">
            <text:p>789.76</text:p>
          </table:table-cell>
          <table:table-cell office:value-type="float" office:value="973.26" calcext:value-type="float">
            <text:p>973.26</text:p>
          </table:table-cell>
        </table:table-row>
        <table:table-row table:style-name="ro1">
          <table:table-cell office:value-type="float" office:value="11662041" calcext:value-type="float">
            <text:p>11662041</text:p>
          </table:table-cell>
          <table:table-cell table:formula="of:=[.A731]/1000/(60*60*24)" office:value-type="time" office:time-value="PT03H14M22.041S" calcext:value-type="time">
            <text:p>03:14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0.82" calcext:value-type="float">
            <text:p>790.82</text:p>
          </table:table-cell>
          <table:table-cell office:value-type="float" office:value="974.54" calcext:value-type="float">
            <text:p>974.54</text:p>
          </table:table-cell>
        </table:table-row>
        <table:table-row table:style-name="ro1">
          <table:table-cell office:value-type="float" office:value="11678041" calcext:value-type="float">
            <text:p>11678041</text:p>
          </table:table-cell>
          <table:table-cell table:formula="of:=[.A732]/1000/(60*60*24)" office:value-type="time" office:time-value="PT03H14M38.041S" calcext:value-type="time">
            <text:p>03:14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1.89" calcext:value-type="float">
            <text:p>791.89</text:p>
          </table:table-cell>
          <table:table-cell office:value-type="float" office:value="975.83" calcext:value-type="float">
            <text:p>975.83</text:p>
          </table:table-cell>
        </table:table-row>
        <table:table-row table:style-name="ro1">
          <table:table-cell office:value-type="float" office:value="11694041" calcext:value-type="float">
            <text:p>11694041</text:p>
          </table:table-cell>
          <table:table-cell table:formula="of:=[.A733]/1000/(60*60*24)" office:value-type="time" office:time-value="PT03H14M54.041S" calcext:value-type="time">
            <text:p>03:14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2.95" calcext:value-type="float">
            <text:p>792.95</text:p>
          </table:table-cell>
          <table:table-cell office:value-type="float" office:value="977.11" calcext:value-type="float">
            <text:p>977.11</text:p>
          </table:table-cell>
        </table:table-row>
        <table:table-row table:style-name="ro1">
          <table:table-cell office:value-type="float" office:value="11710041" calcext:value-type="float">
            <text:p>11710041</text:p>
          </table:table-cell>
          <table:table-cell table:formula="of:=[.A734]/1000/(60*60*24)" office:value-type="time" office:time-value="PT03H15M10.041S" calcext:value-type="time">
            <text:p>03:15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4.01" calcext:value-type="float">
            <text:p>794.01</text:p>
          </table:table-cell>
          <table:table-cell office:value-type="float" office:value="978.4" calcext:value-type="float">
            <text:p>978.4</text:p>
          </table:table-cell>
        </table:table-row>
        <table:table-row table:style-name="ro1">
          <table:table-cell office:value-type="float" office:value="11726041" calcext:value-type="float">
            <text:p>11726041</text:p>
          </table:table-cell>
          <table:table-cell table:formula="of:=[.A735]/1000/(60*60*24)" office:value-type="time" office:time-value="PT03H15M26.041S" calcext:value-type="time">
            <text:p>03:15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95.08" calcext:value-type="float">
            <text:p>795.08</text:p>
          </table:table-cell>
          <table:table-cell office:value-type="float" office:value="979.69" calcext:value-type="float">
            <text:p>979.69</text:p>
          </table:table-cell>
        </table:table-row>
        <table:table-row table:style-name="ro1">
          <table:table-cell office:value-type="float" office:value="11742041" calcext:value-type="float">
            <text:p>11742041</text:p>
          </table:table-cell>
          <table:table-cell table:formula="of:=[.A736]/1000/(60*60*24)" office:value-type="time" office:time-value="PT03H15M42.041S" calcext:value-type="time">
            <text:p>03:15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96.14" calcext:value-type="float">
            <text:p>796.14</text:p>
          </table:table-cell>
          <table:table-cell office:value-type="float" office:value="980.97" calcext:value-type="float">
            <text:p>980.97</text:p>
          </table:table-cell>
        </table:table-row>
        <table:table-row table:style-name="ro1">
          <table:table-cell office:value-type="float" office:value="11758041" calcext:value-type="float">
            <text:p>11758041</text:p>
          </table:table-cell>
          <table:table-cell table:formula="of:=[.A737]/1000/(60*60*24)" office:value-type="time" office:time-value="PT03H15M58.041S" calcext:value-type="time">
            <text:p>03:15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7.21" calcext:value-type="float">
            <text:p>797.21</text:p>
          </table:table-cell>
          <table:table-cell office:value-type="float" office:value="982.26" calcext:value-type="float">
            <text:p>982.26</text:p>
          </table:table-cell>
        </table:table-row>
        <table:table-row table:style-name="ro1">
          <table:table-cell office:value-type="float" office:value="11774041" calcext:value-type="float">
            <text:p>11774041</text:p>
          </table:table-cell>
          <table:table-cell table:formula="of:=[.A738]/1000/(60*60*24)" office:value-type="time" office:time-value="PT03H16M14.041S" calcext:value-type="time">
            <text:p>03:16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8.27" calcext:value-type="float">
            <text:p>798.27</text:p>
          </table:table-cell>
          <table:table-cell office:value-type="float" office:value="983.54" calcext:value-type="float">
            <text:p>983.54</text:p>
          </table:table-cell>
        </table:table-row>
        <table:table-row table:style-name="ro1">
          <table:table-cell office:value-type="float" office:value="11790041" calcext:value-type="float">
            <text:p>11790041</text:p>
          </table:table-cell>
          <table:table-cell table:formula="of:=[.A739]/1000/(60*60*24)" office:value-type="time" office:time-value="PT03H16M30.041S" calcext:value-type="time">
            <text:p>03:16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9.34" calcext:value-type="float">
            <text:p>799.34</text:p>
          </table:table-cell>
          <table:table-cell office:value-type="float" office:value="984.83" calcext:value-type="float">
            <text:p>984.83</text:p>
          </table:table-cell>
        </table:table-row>
        <table:table-row table:style-name="ro1">
          <table:table-cell office:value-type="float" office:value="11806041" calcext:value-type="float">
            <text:p>11806041</text:p>
          </table:table-cell>
          <table:table-cell table:formula="of:=[.A740]/1000/(60*60*24)" office:value-type="time" office:time-value="PT03H16M46.041S" calcext:value-type="time">
            <text:p>03:16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0.4" calcext:value-type="float">
            <text:p>800.4</text:p>
          </table:table-cell>
          <table:table-cell office:value-type="float" office:value="986.11" calcext:value-type="float">
            <text:p>986.11</text:p>
          </table:table-cell>
        </table:table-row>
        <table:table-row table:style-name="ro1">
          <table:table-cell office:value-type="float" office:value="11822041" calcext:value-type="float">
            <text:p>11822041</text:p>
          </table:table-cell>
          <table:table-cell table:formula="of:=[.A741]/1000/(60*60*24)" office:value-type="time" office:time-value="PT03H17M02.041S" calcext:value-type="time">
            <text:p>03:17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1.47" calcext:value-type="float">
            <text:p>801.47</text:p>
          </table:table-cell>
          <table:table-cell office:value-type="float" office:value="987.4" calcext:value-type="float">
            <text:p>987.4</text:p>
          </table:table-cell>
        </table:table-row>
        <table:table-row table:style-name="ro1">
          <table:table-cell office:value-type="float" office:value="11838041" calcext:value-type="float">
            <text:p>11838041</text:p>
          </table:table-cell>
          <table:table-cell table:formula="of:=[.A742]/1000/(60*60*24)" office:value-type="time" office:time-value="PT03H17M18.041S" calcext:value-type="time">
            <text:p>03:17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2.53" calcext:value-type="float">
            <text:p>802.53</text:p>
          </table:table-cell>
          <table:table-cell office:value-type="float" office:value="988.68" calcext:value-type="float">
            <text:p>988.68</text:p>
          </table:table-cell>
        </table:table-row>
        <table:table-row table:style-name="ro1">
          <table:table-cell office:value-type="float" office:value="11854041" calcext:value-type="float">
            <text:p>11854041</text:p>
          </table:table-cell>
          <table:table-cell table:formula="of:=[.A743]/1000/(60*60*24)" office:value-type="time" office:time-value="PT03H17M34.041S" calcext:value-type="time">
            <text:p>03:17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3.59" calcext:value-type="float">
            <text:p>803.59</text:p>
          </table:table-cell>
          <table:table-cell office:value-type="float" office:value="989.97" calcext:value-type="float">
            <text:p>989.97</text:p>
          </table:table-cell>
        </table:table-row>
        <table:table-row table:style-name="ro1">
          <table:table-cell office:value-type="float" office:value="11870041" calcext:value-type="float">
            <text:p>11870041</text:p>
          </table:table-cell>
          <table:table-cell table:formula="of:=[.A744]/1000/(60*60*24)" office:value-type="time" office:time-value="PT03H17M50.041S" calcext:value-type="time">
            <text:p>03:17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4.66" calcext:value-type="float">
            <text:p>804.66</text:p>
          </table:table-cell>
          <table:table-cell office:value-type="float" office:value="991.26" calcext:value-type="float">
            <text:p>991.26</text:p>
          </table:table-cell>
        </table:table-row>
        <table:table-row table:style-name="ro1">
          <table:table-cell office:value-type="float" office:value="11886041" calcext:value-type="float">
            <text:p>11886041</text:p>
          </table:table-cell>
          <table:table-cell table:formula="of:=[.A745]/1000/(60*60*24)" office:value-type="time" office:time-value="PT03H18M06.041S" calcext:value-type="time">
            <text:p>03:18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5.72" calcext:value-type="float">
            <text:p>805.72</text:p>
          </table:table-cell>
          <table:table-cell office:value-type="float" office:value="992.54" calcext:value-type="float">
            <text:p>992.54</text:p>
          </table:table-cell>
        </table:table-row>
        <table:table-row table:style-name="ro1">
          <table:table-cell office:value-type="float" office:value="11902041" calcext:value-type="float">
            <text:p>11902041</text:p>
          </table:table-cell>
          <table:table-cell table:formula="of:=[.A746]/1000/(60*60*24)" office:value-type="time" office:time-value="PT03H18M22.041S" calcext:value-type="time">
            <text:p>03:18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6.79" calcext:value-type="float">
            <text:p>806.79</text:p>
          </table:table-cell>
          <table:table-cell office:value-type="float" office:value="993.83" calcext:value-type="float">
            <text:p>993.83</text:p>
          </table:table-cell>
        </table:table-row>
        <table:table-row table:style-name="ro1">
          <table:table-cell office:value-type="float" office:value="11918041" calcext:value-type="float">
            <text:p>11918041</text:p>
          </table:table-cell>
          <table:table-cell table:formula="of:=[.A747]/1000/(60*60*24)" office:value-type="time" office:time-value="PT03H18M38.041S" calcext:value-type="time">
            <text:p>03:18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7.85" calcext:value-type="float">
            <text:p>807.85</text:p>
          </table:table-cell>
          <table:table-cell office:value-type="float" office:value="995.11" calcext:value-type="float">
            <text:p>995.11</text:p>
          </table:table-cell>
        </table:table-row>
        <table:table-row table:style-name="ro1">
          <table:table-cell office:value-type="float" office:value="11934041" calcext:value-type="float">
            <text:p>11934041</text:p>
          </table:table-cell>
          <table:table-cell table:formula="of:=[.A748]/1000/(60*60*24)" office:value-type="time" office:time-value="PT03H18M54.041S" calcext:value-type="time">
            <text:p>03:18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8.92" calcext:value-type="float">
            <text:p>808.92</text:p>
          </table:table-cell>
          <table:table-cell office:value-type="float" office:value="996.4" calcext:value-type="float">
            <text:p>996.4</text:p>
          </table:table-cell>
        </table:table-row>
        <table:table-row table:style-name="ro1">
          <table:table-cell office:value-type="float" office:value="11950041" calcext:value-type="float">
            <text:p>11950041</text:p>
          </table:table-cell>
          <table:table-cell table:formula="of:=[.A749]/1000/(60*60*24)" office:value-type="time" office:time-value="PT03H19M10.041S" calcext:value-type="time">
            <text:p>03:19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9.98" calcext:value-type="float">
            <text:p>809.98</text:p>
          </table:table-cell>
          <table:table-cell office:value-type="float" office:value="997.68" calcext:value-type="float">
            <text:p>997.68</text:p>
          </table:table-cell>
        </table:table-row>
        <table:table-row table:style-name="ro1">
          <table:table-cell office:value-type="float" office:value="11966041" calcext:value-type="float">
            <text:p>11966041</text:p>
          </table:table-cell>
          <table:table-cell table:formula="of:=[.A750]/1000/(60*60*24)" office:value-type="time" office:time-value="PT03H19M26.041S" calcext:value-type="time">
            <text:p>03:19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1.04" calcext:value-type="float">
            <text:p>811.04</text:p>
          </table:table-cell>
          <table:table-cell office:value-type="float" office:value="998.97" calcext:value-type="float">
            <text:p>998.97</text:p>
          </table:table-cell>
        </table:table-row>
        <table:table-row table:style-name="ro1">
          <table:table-cell office:value-type="float" office:value="11982041" calcext:value-type="float">
            <text:p>11982041</text:p>
          </table:table-cell>
          <table:table-cell table:formula="of:=[.A751]/1000/(60*60*24)" office:value-type="time" office:time-value="PT03H19M42.041S" calcext:value-type="time">
            <text:p>03:1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12.11" calcext:value-type="float">
            <text:p>812.11</text:p>
          </table:table-cell>
          <table:table-cell office:value-type="float" office:value="1000.25" calcext:value-type="float">
            <text:p>1000.25</text:p>
          </table:table-cell>
        </table:table-row>
        <table:table-row table:style-name="ro1">
          <table:table-cell office:value-type="float" office:value="11998041" calcext:value-type="float">
            <text:p>11998041</text:p>
          </table:table-cell>
          <table:table-cell table:formula="of:=[.A752]/1000/(60*60*24)" office:value-type="time" office:time-value="PT03H19M58.041S" calcext:value-type="time">
            <text:p>03:19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3.17" calcext:value-type="float">
            <text:p>813.17</text:p>
          </table:table-cell>
          <table:table-cell office:value-type="float" office:value="1001.54" calcext:value-type="float">
            <text:p>1001.54</text:p>
          </table:table-cell>
        </table:table-row>
        <table:table-row table:style-name="ro1">
          <table:table-cell office:value-type="float" office:value="12014041" calcext:value-type="float">
            <text:p>12014041</text:p>
          </table:table-cell>
          <table:table-cell table:formula="of:=[.A753]/1000/(60*60*24)" office:value-type="time" office:time-value="PT03H20M14.041S" calcext:value-type="time">
            <text:p>03:20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4.24" calcext:value-type="float">
            <text:p>814.24</text:p>
          </table:table-cell>
          <table:table-cell office:value-type="float" office:value="1002.82" calcext:value-type="float">
            <text:p>1002.82</text:p>
          </table:table-cell>
        </table:table-row>
        <table:table-row table:style-name="ro1">
          <table:table-cell office:value-type="float" office:value="12030041" calcext:value-type="float">
            <text:p>12030041</text:p>
          </table:table-cell>
          <table:table-cell table:formula="of:=[.A754]/1000/(60*60*24)" office:value-type="time" office:time-value="PT03H20M30.041S" calcext:value-type="time">
            <text:p>03:20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15.3" calcext:value-type="float">
            <text:p>815.3</text:p>
          </table:table-cell>
          <table:table-cell office:value-type="float" office:value="1004.11" calcext:value-type="float">
            <text:p>1004.11</text:p>
          </table:table-cell>
        </table:table-row>
        <table:table-row table:style-name="ro1">
          <table:table-cell office:value-type="float" office:value="12046041" calcext:value-type="float">
            <text:p>12046041</text:p>
          </table:table-cell>
          <table:table-cell table:formula="of:=[.A755]/1000/(60*60*24)" office:value-type="time" office:time-value="PT03H20M46.041S" calcext:value-type="time">
            <text:p>03:2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6.37" calcext:value-type="float">
            <text:p>816.37</text:p>
          </table:table-cell>
          <table:table-cell office:value-type="float" office:value="1005.39" calcext:value-type="float">
            <text:p>1005.39</text:p>
          </table:table-cell>
        </table:table-row>
        <table:table-row table:style-name="ro1">
          <table:table-cell office:value-type="float" office:value="12062041" calcext:value-type="float">
            <text:p>12062041</text:p>
          </table:table-cell>
          <table:table-cell table:formula="of:=[.A756]/1000/(60*60*24)" office:value-type="time" office:time-value="PT03H21M02.041S" calcext:value-type="time">
            <text:p>03:21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7.43" calcext:value-type="float">
            <text:p>817.43</text:p>
          </table:table-cell>
          <table:table-cell office:value-type="float" office:value="1006.68" calcext:value-type="float">
            <text:p>1006.68</text:p>
          </table:table-cell>
        </table:table-row>
        <table:table-row table:style-name="ro1">
          <table:table-cell office:value-type="float" office:value="12078041" calcext:value-type="float">
            <text:p>12078041</text:p>
          </table:table-cell>
          <table:table-cell table:formula="of:=[.A757]/1000/(60*60*24)" office:value-type="time" office:time-value="PT03H21M18.041S" calcext:value-type="time">
            <text:p>03:21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8.49" calcext:value-type="float">
            <text:p>818.49</text:p>
          </table:table-cell>
          <table:table-cell office:value-type="float" office:value="1007.96" calcext:value-type="float">
            <text:p>1007.96</text:p>
          </table:table-cell>
        </table:table-row>
        <table:table-row table:style-name="ro1">
          <table:table-cell office:value-type="float" office:value="12094041" calcext:value-type="float">
            <text:p>12094041</text:p>
          </table:table-cell>
          <table:table-cell table:formula="of:=[.A758]/1000/(60*60*24)" office:value-type="time" office:time-value="PT03H21M34.041S" calcext:value-type="time">
            <text:p>03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19.56" calcext:value-type="float">
            <text:p>819.56</text:p>
          </table:table-cell>
          <table:table-cell office:value-type="float" office:value="1009.24" calcext:value-type="float">
            <text:p>1009.24</text:p>
          </table:table-cell>
        </table:table-row>
        <table:table-row table:style-name="ro1">
          <table:table-cell office:value-type="float" office:value="12110041" calcext:value-type="float">
            <text:p>12110041</text:p>
          </table:table-cell>
          <table:table-cell table:formula="of:=[.A759]/1000/(60*60*24)" office:value-type="time" office:time-value="PT03H21M50.041S" calcext:value-type="time">
            <text:p>03:21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0.62" calcext:value-type="float">
            <text:p>820.62</text:p>
          </table:table-cell>
          <table:table-cell office:value-type="float" office:value="1010.53" calcext:value-type="float">
            <text:p>1010.53</text:p>
          </table:table-cell>
        </table:table-row>
        <table:table-row table:style-name="ro1">
          <table:table-cell office:value-type="float" office:value="12126041" calcext:value-type="float">
            <text:p>12126041</text:p>
          </table:table-cell>
          <table:table-cell table:formula="of:=[.A760]/1000/(60*60*24)" office:value-type="time" office:time-value="PT03H22M06.041S" calcext:value-type="time">
            <text:p>03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21.68" calcext:value-type="float">
            <text:p>821.68</text:p>
          </table:table-cell>
          <table:table-cell office:value-type="float" office:value="1011.81" calcext:value-type="float">
            <text:p>1011.81</text:p>
          </table:table-cell>
        </table:table-row>
        <table:table-row table:style-name="ro1">
          <table:table-cell office:value-type="float" office:value="12142041" calcext:value-type="float">
            <text:p>12142041</text:p>
          </table:table-cell>
          <table:table-cell table:formula="of:=[.A761]/1000/(60*60*24)" office:value-type="time" office:time-value="PT03H22M22.041S" calcext:value-type="time">
            <text:p>03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22.75" calcext:value-type="float">
            <text:p>822.75</text:p>
          </table:table-cell>
          <table:table-cell office:value-type="float" office:value="1013.1" calcext:value-type="float">
            <text:p>1013.1</text:p>
          </table:table-cell>
        </table:table-row>
        <table:table-row table:style-name="ro1">
          <table:table-cell office:value-type="float" office:value="12158041" calcext:value-type="float">
            <text:p>12158041</text:p>
          </table:table-cell>
          <table:table-cell table:formula="of:=[.A762]/1000/(60*60*24)" office:value-type="time" office:time-value="PT03H22M38.041S" calcext:value-type="time">
            <text:p>03:2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3.81" calcext:value-type="float">
            <text:p>823.81</text:p>
          </table:table-cell>
          <table:table-cell office:value-type="float" office:value="1014.38" calcext:value-type="float">
            <text:p>1014.38</text:p>
          </table:table-cell>
        </table:table-row>
        <table:table-row table:style-name="ro1">
          <table:table-cell office:value-type="float" office:value="12174040" calcext:value-type="float">
            <text:p>12174040</text:p>
          </table:table-cell>
          <table:table-cell table:formula="of:=[.A763]/1000/(60*60*24)" office:value-type="time" office:time-value="PT03H22M54.04S" calcext:value-type="time">
            <text:p>03:22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4.87" calcext:value-type="float">
            <text:p>824.87</text:p>
          </table:table-cell>
          <table:table-cell office:value-type="float" office:value="1015.67" calcext:value-type="float">
            <text:p>1015.67</text:p>
          </table:table-cell>
        </table:table-row>
        <table:table-row table:style-name="ro1">
          <table:table-cell office:value-type="float" office:value="12190041" calcext:value-type="float">
            <text:p>12190041</text:p>
          </table:table-cell>
          <table:table-cell table:formula="of:=[.A764]/1000/(60*60*24)" office:value-type="time" office:time-value="PT03H23M10.041S" calcext:value-type="time">
            <text:p>03:23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5.94" calcext:value-type="float">
            <text:p>825.94</text:p>
          </table:table-cell>
          <table:table-cell office:value-type="float" office:value="1016.95" calcext:value-type="float">
            <text:p>1016.95</text:p>
          </table:table-cell>
        </table:table-row>
        <table:table-row table:style-name="ro1">
          <table:table-cell office:value-type="float" office:value="12206041" calcext:value-type="float">
            <text:p>12206041</text:p>
          </table:table-cell>
          <table:table-cell table:formula="of:=[.A765]/1000/(60*60*24)" office:value-type="time" office:time-value="PT03H23M26.041S" calcext:value-type="time">
            <text:p>03:23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7" calcext:value-type="float">
            <text:p>827</text:p>
          </table:table-cell>
          <table:table-cell office:value-type="float" office:value="1018.24" calcext:value-type="float">
            <text:p>1018.24</text:p>
          </table:table-cell>
        </table:table-row>
        <table:table-row table:style-name="ro1">
          <table:table-cell office:value-type="float" office:value="12222041" calcext:value-type="float">
            <text:p>12222041</text:p>
          </table:table-cell>
          <table:table-cell table:formula="of:=[.A766]/1000/(60*60*24)" office:value-type="time" office:time-value="PT03H23M42.041S" calcext:value-type="time">
            <text:p>03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28.07" calcext:value-type="float">
            <text:p>828.07</text:p>
          </table:table-cell>
          <table:table-cell office:value-type="float" office:value="1019.52" calcext:value-type="float">
            <text:p>1019.52</text:p>
          </table:table-cell>
        </table:table-row>
        <table:table-row table:style-name="ro1">
          <table:table-cell office:value-type="float" office:value="12238041" calcext:value-type="float">
            <text:p>12238041</text:p>
          </table:table-cell>
          <table:table-cell table:formula="of:=[.A767]/1000/(60*60*24)" office:value-type="time" office:time-value="PT03H23M58.041S" calcext:value-type="time">
            <text:p>03:23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29.13" calcext:value-type="float">
            <text:p>829.13</text:p>
          </table:table-cell>
          <table:table-cell office:value-type="float" office:value="1020.81" calcext:value-type="float">
            <text:p>1020.81</text:p>
          </table:table-cell>
        </table:table-row>
        <table:table-row table:style-name="ro1">
          <table:table-cell office:value-type="float" office:value="12254041" calcext:value-type="float">
            <text:p>12254041</text:p>
          </table:table-cell>
          <table:table-cell table:formula="of:=[.A768]/1000/(60*60*24)" office:value-type="time" office:time-value="PT03H24M14.041S" calcext:value-type="time">
            <text:p>03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30.19" calcext:value-type="float">
            <text:p>830.19</text:p>
          </table:table-cell>
          <table:table-cell office:value-type="float" office:value="1022.09" calcext:value-type="float">
            <text:p>1022.09</text:p>
          </table:table-cell>
        </table:table-row>
        <table:table-row table:style-name="ro1">
          <table:table-cell office:value-type="float" office:value="12270041" calcext:value-type="float">
            <text:p>12270041</text:p>
          </table:table-cell>
          <table:table-cell table:formula="of:=[.A769]/1000/(60*60*24)" office:value-type="time" office:time-value="PT03H24M30.041S" calcext:value-type="time">
            <text:p>03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31.26" calcext:value-type="float">
            <text:p>831.26</text:p>
          </table:table-cell>
          <table:table-cell office:value-type="float" office:value="1023.37" calcext:value-type="float">
            <text:p>1023.37</text:p>
          </table:table-cell>
        </table:table-row>
        <table:table-row table:style-name="ro1">
          <table:table-cell office:value-type="float" office:value="12286041" calcext:value-type="float">
            <text:p>12286041</text:p>
          </table:table-cell>
          <table:table-cell table:formula="of:=[.A770]/1000/(60*60*24)" office:value-type="time" office:time-value="PT03H24M46.041S" calcext:value-type="time">
            <text:p>03:24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2.32" calcext:value-type="float">
            <text:p>832.32</text:p>
          </table:table-cell>
          <table:table-cell office:value-type="float" office:value="1024.66" calcext:value-type="float">
            <text:p>1024.66</text:p>
          </table:table-cell>
        </table:table-row>
        <table:table-row table:style-name="ro1">
          <table:table-cell office:value-type="float" office:value="12302041" calcext:value-type="float">
            <text:p>12302041</text:p>
          </table:table-cell>
          <table:table-cell table:formula="of:=[.A771]/1000/(60*60*24)" office:value-type="time" office:time-value="PT03H25M02.041S" calcext:value-type="time">
            <text:p>03:25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3.38" calcext:value-type="float">
            <text:p>833.38</text:p>
          </table:table-cell>
          <table:table-cell office:value-type="float" office:value="1025.94" calcext:value-type="float">
            <text:p>1025.94</text:p>
          </table:table-cell>
        </table:table-row>
        <table:table-row table:style-name="ro1">
          <table:table-cell office:value-type="float" office:value="12318041" calcext:value-type="float">
            <text:p>12318041</text:p>
          </table:table-cell>
          <table:table-cell table:formula="of:=[.A772]/1000/(60*60*24)" office:value-type="time" office:time-value="PT03H25M18.041S" calcext:value-type="time">
            <text:p>03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34.45" calcext:value-type="float">
            <text:p>834.45</text:p>
          </table:table-cell>
          <table:table-cell office:value-type="float" office:value="1027.23" calcext:value-type="float">
            <text:p>1027.23</text:p>
          </table:table-cell>
        </table:table-row>
        <table:table-row table:style-name="ro1">
          <table:table-cell office:value-type="float" office:value="12334041" calcext:value-type="float">
            <text:p>12334041</text:p>
          </table:table-cell>
          <table:table-cell table:formula="of:=[.A773]/1000/(60*60*24)" office:value-type="time" office:time-value="PT03H25M34.041S" calcext:value-type="time">
            <text:p>03:25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5.51" calcext:value-type="float">
            <text:p>835.51</text:p>
          </table:table-cell>
          <table:table-cell office:value-type="float" office:value="1028.51" calcext:value-type="float">
            <text:p>1028.51</text:p>
          </table:table-cell>
        </table:table-row>
        <table:table-row table:style-name="ro1">
          <table:table-cell office:value-type="float" office:value="12350041" calcext:value-type="float">
            <text:p>12350041</text:p>
          </table:table-cell>
          <table:table-cell table:formula="of:=[.A774]/1000/(60*60*24)" office:value-type="time" office:time-value="PT03H25M50.041S" calcext:value-type="time">
            <text:p>03:25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6.57" calcext:value-type="float">
            <text:p>836.57</text:p>
          </table:table-cell>
          <table:table-cell office:value-type="float" office:value="1029.79" calcext:value-type="float">
            <text:p>1029.79</text:p>
          </table:table-cell>
        </table:table-row>
        <table:table-row table:style-name="ro1">
          <table:table-cell office:value-type="float" office:value="12366041" calcext:value-type="float">
            <text:p>12366041</text:p>
          </table:table-cell>
          <table:table-cell table:formula="of:=[.A775]/1000/(60*60*24)" office:value-type="time" office:time-value="PT03H26M06.041S" calcext:value-type="time">
            <text:p>03:26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7.64" calcext:value-type="float">
            <text:p>837.64</text:p>
          </table:table-cell>
          <table:table-cell office:value-type="float" office:value="1031.08" calcext:value-type="float">
            <text:p>1031.08</text:p>
          </table:table-cell>
        </table:table-row>
        <table:table-row table:style-name="ro1">
          <table:table-cell office:value-type="float" office:value="12382041" calcext:value-type="float">
            <text:p>12382041</text:p>
          </table:table-cell>
          <table:table-cell table:formula="of:=[.A776]/1000/(60*60*24)" office:value-type="time" office:time-value="PT03H26M22.041S" calcext:value-type="time">
            <text:p>03:26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8.7" calcext:value-type="float">
            <text:p>838.7</text:p>
          </table:table-cell>
          <table:table-cell office:value-type="float" office:value="1032.36" calcext:value-type="float">
            <text:p>1032.36</text:p>
          </table:table-cell>
        </table:table-row>
        <table:table-row table:style-name="ro1">
          <table:table-cell office:value-type="float" office:value="12398041" calcext:value-type="float">
            <text:p>12398041</text:p>
          </table:table-cell>
          <table:table-cell table:formula="of:=[.A777]/1000/(60*60*24)" office:value-type="time" office:time-value="PT03H26M38.041S" calcext:value-type="time">
            <text:p>03:26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9.76" calcext:value-type="float">
            <text:p>839.76</text:p>
          </table:table-cell>
          <table:table-cell office:value-type="float" office:value="1033.65" calcext:value-type="float">
            <text:p>1033.65</text:p>
          </table:table-cell>
        </table:table-row>
        <table:table-row table:style-name="ro1">
          <table:table-cell office:value-type="float" office:value="12414041" calcext:value-type="float">
            <text:p>12414041</text:p>
          </table:table-cell>
          <table:table-cell table:formula="of:=[.A778]/1000/(60*60*24)" office:value-type="time" office:time-value="PT03H26M54.041S" calcext:value-type="time">
            <text:p>03:26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40.83" calcext:value-type="float">
            <text:p>840.83</text:p>
          </table:table-cell>
          <table:table-cell office:value-type="float" office:value="1034.93" calcext:value-type="float">
            <text:p>1034.93</text:p>
          </table:table-cell>
        </table:table-row>
        <table:table-row table:style-name="ro1">
          <table:table-cell office:value-type="float" office:value="12430041" calcext:value-type="float">
            <text:p>12430041</text:p>
          </table:table-cell>
          <table:table-cell table:formula="of:=[.A779]/1000/(60*60*24)" office:value-type="time" office:time-value="PT03H27M10.041S" calcext:value-type="time">
            <text:p>03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41.89" calcext:value-type="float">
            <text:p>841.89</text:p>
          </table:table-cell>
          <table:table-cell office:value-type="float" office:value="1036.21" calcext:value-type="float">
            <text:p>1036.21</text:p>
          </table:table-cell>
        </table:table-row>
        <table:table-row table:style-name="ro1">
          <table:table-cell office:value-type="float" office:value="12446041" calcext:value-type="float">
            <text:p>12446041</text:p>
          </table:table-cell>
          <table:table-cell table:formula="of:=[.A780]/1000/(60*60*24)" office:value-type="time" office:time-value="PT03H27M26.041S" calcext:value-type="time">
            <text:p>03:27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42.95" calcext:value-type="float">
            <text:p>842.95</text:p>
          </table:table-cell>
          <table:table-cell office:value-type="float" office:value="1037.49" calcext:value-type="float">
            <text:p>1037.49</text:p>
          </table:table-cell>
        </table:table-row>
        <table:table-row table:style-name="ro1">
          <table:table-cell office:value-type="float" office:value="12462041" calcext:value-type="float">
            <text:p>12462041</text:p>
          </table:table-cell>
          <table:table-cell table:formula="of:=[.A781]/1000/(60*60*24)" office:value-type="time" office:time-value="PT03H27M42.041S" calcext:value-type="time">
            <text:p>03:27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44.02" calcext:value-type="float">
            <text:p>844.02</text:p>
          </table:table-cell>
          <table:table-cell office:value-type="float" office:value="1038.77" calcext:value-type="float">
            <text:p>1038.77</text:p>
          </table:table-cell>
        </table:table-row>
        <table:table-row table:style-name="ro1">
          <table:table-cell office:value-type="float" office:value="12478041" calcext:value-type="float">
            <text:p>12478041</text:p>
          </table:table-cell>
          <table:table-cell table:formula="of:=[.A782]/1000/(60*60*24)" office:value-type="time" office:time-value="PT03H27M58.041S" calcext:value-type="time">
            <text:p>03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45.08" calcext:value-type="float">
            <text:p>845.08</text:p>
          </table:table-cell>
          <table:table-cell office:value-type="float" office:value="1040.06" calcext:value-type="float">
            <text:p>1040.06</text:p>
          </table:table-cell>
        </table:table-row>
        <table:table-row table:style-name="ro1">
          <table:table-cell office:value-type="float" office:value="12494041" calcext:value-type="float">
            <text:p>12494041</text:p>
          </table:table-cell>
          <table:table-cell table:formula="of:=[.A783]/1000/(60*60*24)" office:value-type="time" office:time-value="PT03H28M14.041S" calcext:value-type="time">
            <text:p>03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46.14" calcext:value-type="float">
            <text:p>846.14</text:p>
          </table:table-cell>
          <table:table-cell office:value-type="float" office:value="1041.34" calcext:value-type="float">
            <text:p>1041.34</text:p>
          </table:table-cell>
        </table:table-row>
        <table:table-row table:style-name="ro1">
          <table:table-cell office:value-type="float" office:value="12510041" calcext:value-type="float">
            <text:p>12510041</text:p>
          </table:table-cell>
          <table:table-cell table:formula="of:=[.A784]/1000/(60*60*24)" office:value-type="time" office:time-value="PT03H28M30.041S" calcext:value-type="time">
            <text:p>03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47.21" calcext:value-type="float">
            <text:p>847.21</text:p>
          </table:table-cell>
          <table:table-cell office:value-type="float" office:value="1042.62" calcext:value-type="float">
            <text:p>1042.62</text:p>
          </table:table-cell>
        </table:table-row>
        <table:table-row table:style-name="ro1">
          <table:table-cell office:value-type="float" office:value="12526041" calcext:value-type="float">
            <text:p>12526041</text:p>
          </table:table-cell>
          <table:table-cell table:formula="of:=[.A785]/1000/(60*60*24)" office:value-type="time" office:time-value="PT03H28M46.041S" calcext:value-type="time">
            <text:p>03:28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48.27" calcext:value-type="float">
            <text:p>848.27</text:p>
          </table:table-cell>
          <table:table-cell office:value-type="float" office:value="1043.91" calcext:value-type="float">
            <text:p>1043.91</text:p>
          </table:table-cell>
        </table:table-row>
        <table:table-row table:style-name="ro1">
          <table:table-cell office:value-type="float" office:value="12542041" calcext:value-type="float">
            <text:p>12542041</text:p>
          </table:table-cell>
          <table:table-cell table:formula="of:=[.A786]/1000/(60*60*24)" office:value-type="time" office:time-value="PT03H29M02.041S" calcext:value-type="time">
            <text:p>03:2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49.33" calcext:value-type="float">
            <text:p>849.33</text:p>
          </table:table-cell>
          <table:table-cell office:value-type="float" office:value="1045.19" calcext:value-type="float">
            <text:p>1045.19</text:p>
          </table:table-cell>
        </table:table-row>
        <table:table-row table:style-name="ro1">
          <table:table-cell office:value-type="float" office:value="12558041" calcext:value-type="float">
            <text:p>12558041</text:p>
          </table:table-cell>
          <table:table-cell table:formula="of:=[.A787]/1000/(60*60*24)" office:value-type="time" office:time-value="PT03H29M18.041S" calcext:value-type="time">
            <text:p>03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50.4" calcext:value-type="float">
            <text:p>850.4</text:p>
          </table:table-cell>
          <table:table-cell office:value-type="float" office:value="1046.47" calcext:value-type="float">
            <text:p>1046.47</text:p>
          </table:table-cell>
        </table:table-row>
        <table:table-row table:style-name="ro1">
          <table:table-cell office:value-type="float" office:value="12574041" calcext:value-type="float">
            <text:p>12574041</text:p>
          </table:table-cell>
          <table:table-cell table:formula="of:=[.A788]/1000/(60*60*24)" office:value-type="time" office:time-value="PT03H29M34.041S" calcext:value-type="time">
            <text:p>03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1.46" calcext:value-type="float">
            <text:p>851.46</text:p>
          </table:table-cell>
          <table:table-cell office:value-type="float" office:value="1047.75" calcext:value-type="float">
            <text:p>1047.75</text:p>
          </table:table-cell>
        </table:table-row>
        <table:table-row table:style-name="ro1">
          <table:table-cell office:value-type="float" office:value="12590041" calcext:value-type="float">
            <text:p>12590041</text:p>
          </table:table-cell>
          <table:table-cell table:formula="of:=[.A789]/1000/(60*60*24)" office:value-type="time" office:time-value="PT03H29M50.041S" calcext:value-type="time">
            <text:p>03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2.52" calcext:value-type="float">
            <text:p>852.52</text:p>
          </table:table-cell>
          <table:table-cell office:value-type="float" office:value="1049.03" calcext:value-type="float">
            <text:p>1049.03</text:p>
          </table:table-cell>
        </table:table-row>
        <table:table-row table:style-name="ro1">
          <table:table-cell office:value-type="float" office:value="12606041" calcext:value-type="float">
            <text:p>12606041</text:p>
          </table:table-cell>
          <table:table-cell table:formula="of:=[.A790]/1000/(60*60*24)" office:value-type="time" office:time-value="PT03H30M06.041S" calcext:value-type="time">
            <text:p>03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3.59" calcext:value-type="float">
            <text:p>853.59</text:p>
          </table:table-cell>
          <table:table-cell office:value-type="float" office:value="1050.31" calcext:value-type="float">
            <text:p>1050.31</text:p>
          </table:table-cell>
        </table:table-row>
        <table:table-row table:style-name="ro1">
          <table:table-cell office:value-type="float" office:value="12622041" calcext:value-type="float">
            <text:p>12622041</text:p>
          </table:table-cell>
          <table:table-cell table:formula="of:=[.A791]/1000/(60*60*24)" office:value-type="time" office:time-value="PT03H30M22.041S" calcext:value-type="time">
            <text:p>03:30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54.65" calcext:value-type="float">
            <text:p>854.65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>
          <table:table-cell office:value-type="float" office:value="12638041" calcext:value-type="float">
            <text:p>12638041</text:p>
          </table:table-cell>
          <table:table-cell table:formula="of:=[.A792]/1000/(60*60*24)" office:value-type="time" office:time-value="PT03H30M38.041S" calcext:value-type="time">
            <text:p>03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5.71" calcext:value-type="float">
            <text:p>855.71</text:p>
          </table:table-cell>
          <table:table-cell office:value-type="float" office:value="1052.87" calcext:value-type="float">
            <text:p>1052.87</text:p>
          </table:table-cell>
        </table:table-row>
        <table:table-row table:style-name="ro1">
          <table:table-cell office:value-type="float" office:value="12654041" calcext:value-type="float">
            <text:p>12654041</text:p>
          </table:table-cell>
          <table:table-cell table:formula="of:=[.A793]/1000/(60*60*24)" office:value-type="time" office:time-value="PT03H30M54.041S" calcext:value-type="time">
            <text:p>03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6.78" calcext:value-type="float">
            <text:p>856.78</text:p>
          </table:table-cell>
          <table:table-cell office:value-type="float" office:value="1054.16" calcext:value-type="float">
            <text:p>1054.16</text:p>
          </table:table-cell>
        </table:table-row>
        <table:table-row table:style-name="ro1">
          <table:table-cell office:value-type="float" office:value="12670041" calcext:value-type="float">
            <text:p>12670041</text:p>
          </table:table-cell>
          <table:table-cell table:formula="of:=[.A794]/1000/(60*60*24)" office:value-type="time" office:time-value="PT03H31M10.041S" calcext:value-type="time">
            <text:p>03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7.84" calcext:value-type="float">
            <text:p>857.84</text:p>
          </table:table-cell>
          <table:table-cell office:value-type="float" office:value="1055.44" calcext:value-type="float">
            <text:p>1055.44</text:p>
          </table:table-cell>
        </table:table-row>
        <table:table-row table:style-name="ro1">
          <table:table-cell office:value-type="float" office:value="12686041" calcext:value-type="float">
            <text:p>12686041</text:p>
          </table:table-cell>
          <table:table-cell table:formula="of:=[.A795]/1000/(60*60*24)" office:value-type="time" office:time-value="PT03H31M26.041S" calcext:value-type="time">
            <text:p>03:31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58.9" calcext:value-type="float">
            <text:p>858.9</text:p>
          </table:table-cell>
          <table:table-cell office:value-type="float" office:value="1056.72" calcext:value-type="float">
            <text:p>1056.72</text:p>
          </table:table-cell>
        </table:table-row>
        <table:table-row table:style-name="ro1">
          <table:table-cell office:value-type="float" office:value="12702041" calcext:value-type="float">
            <text:p>12702041</text:p>
          </table:table-cell>
          <table:table-cell table:formula="of:=[.A796]/1000/(60*60*24)" office:value-type="time" office:time-value="PT03H31M42.041S" calcext:value-type="time">
            <text:p>03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59.97" calcext:value-type="float">
            <text:p>859.9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2718041" calcext:value-type="float">
            <text:p>12718041</text:p>
          </table:table-cell>
          <table:table-cell table:formula="of:=[.A797]/1000/(60*60*24)" office:value-type="time" office:time-value="PT03H31M58.041S" calcext:value-type="time">
            <text:p>03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1.03" calcext:value-type="float">
            <text:p>861.03</text:p>
          </table:table-cell>
          <table:table-cell office:value-type="float" office:value="1059.28" calcext:value-type="float">
            <text:p>1059.28</text:p>
          </table:table-cell>
        </table:table-row>
        <table:table-row table:style-name="ro1">
          <table:table-cell office:value-type="float" office:value="12734041" calcext:value-type="float">
            <text:p>12734041</text:p>
          </table:table-cell>
          <table:table-cell table:formula="of:=[.A798]/1000/(60*60*24)" office:value-type="time" office:time-value="PT03H32M14.041S" calcext:value-type="time">
            <text:p>03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2.09" calcext:value-type="float">
            <text:p>862.09</text:p>
          </table:table-cell>
          <table:table-cell office:value-type="float" office:value="1060.56" calcext:value-type="float">
            <text:p>1060.56</text:p>
          </table:table-cell>
        </table:table-row>
        <table:table-row table:style-name="ro1">
          <table:table-cell office:value-type="float" office:value="12750041" calcext:value-type="float">
            <text:p>12750041</text:p>
          </table:table-cell>
          <table:table-cell table:formula="of:=[.A799]/1000/(60*60*24)" office:value-type="time" office:time-value="PT03H32M30.041S" calcext:value-type="time">
            <text:p>03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3.16" calcext:value-type="float">
            <text:p>863.16</text:p>
          </table:table-cell>
          <table:table-cell office:value-type="float" office:value="1061.84" calcext:value-type="float">
            <text:p>1061.84</text:p>
          </table:table-cell>
        </table:table-row>
        <table:table-row table:style-name="ro1">
          <table:table-cell office:value-type="float" office:value="12766041" calcext:value-type="float">
            <text:p>12766041</text:p>
          </table:table-cell>
          <table:table-cell table:formula="of:=[.A800]/1000/(60*60*24)" office:value-type="time" office:time-value="PT03H32M46.041S" calcext:value-type="time">
            <text:p>03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4.22" calcext:value-type="float">
            <text:p>864.22</text:p>
          </table:table-cell>
          <table:table-cell office:value-type="float" office:value="1063.12" calcext:value-type="float">
            <text:p>1063.12</text:p>
          </table:table-cell>
        </table:table-row>
        <table:table-row table:style-name="ro1">
          <table:table-cell office:value-type="float" office:value="12782041" calcext:value-type="float">
            <text:p>12782041</text:p>
          </table:table-cell>
          <table:table-cell table:formula="of:=[.A801]/1000/(60*60*24)" office:value-type="time" office:time-value="PT03H33M02.041S" calcext:value-type="time">
            <text:p>03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5.28" calcext:value-type="float">
            <text:p>865.28</text:p>
          </table:table-cell>
          <table:table-cell office:value-type="float" office:value="1064.41" calcext:value-type="float">
            <text:p>1064.41</text:p>
          </table:table-cell>
        </table:table-row>
        <table:table-row table:style-name="ro1">
          <table:table-cell office:value-type="float" office:value="12798040" calcext:value-type="float">
            <text:p>12798040</text:p>
          </table:table-cell>
          <table:table-cell table:formula="of:=[.A802]/1000/(60*60*24)" office:value-type="time" office:time-value="PT03H33M18.04S" calcext:value-type="time">
            <text:p>03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6.34" calcext:value-type="float">
            <text:p>866.34</text:p>
          </table:table-cell>
          <table:table-cell office:value-type="float" office:value="1065.69" calcext:value-type="float">
            <text:p>1065.69</text:p>
          </table:table-cell>
        </table:table-row>
        <table:table-row table:style-name="ro1">
          <table:table-cell office:value-type="float" office:value="12814041" calcext:value-type="float">
            <text:p>12814041</text:p>
          </table:table-cell>
          <table:table-cell table:formula="of:=[.A803]/1000/(60*60*24)" office:value-type="time" office:time-value="PT03H33M34.041S" calcext:value-type="time">
            <text:p>03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7.41" calcext:value-type="float">
            <text:p>867.41</text:p>
          </table:table-cell>
          <table:table-cell office:value-type="float" office:value="1066.97" calcext:value-type="float">
            <text:p>1066.97</text:p>
          </table:table-cell>
        </table:table-row>
        <table:table-row table:style-name="ro1">
          <table:table-cell office:value-type="float" office:value="12830041" calcext:value-type="float">
            <text:p>12830041</text:p>
          </table:table-cell>
          <table:table-cell table:formula="of:=[.A804]/1000/(60*60*24)" office:value-type="time" office:time-value="PT03H33M50.041S" calcext:value-type="time">
            <text:p>03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8.47" calcext:value-type="float">
            <text:p>868.47</text:p>
          </table:table-cell>
          <table:table-cell office:value-type="float" office:value="1068.25" calcext:value-type="float">
            <text:p>1068.25</text:p>
          </table:table-cell>
        </table:table-row>
        <table:table-row table:style-name="ro1">
          <table:table-cell office:value-type="float" office:value="12846041" calcext:value-type="float">
            <text:p>12846041</text:p>
          </table:table-cell>
          <table:table-cell table:formula="of:=[.A805]/1000/(60*60*24)" office:value-type="time" office:time-value="PT03H34M06.041S" calcext:value-type="time">
            <text:p>03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69.53" calcext:value-type="float">
            <text:p>869.53</text:p>
          </table:table-cell>
          <table:table-cell office:value-type="float" office:value="1069.53" calcext:value-type="float">
            <text:p>1069.53</text:p>
          </table:table-cell>
        </table:table-row>
        <table:table-row table:style-name="ro1">
          <table:table-cell office:value-type="float" office:value="12862040" calcext:value-type="float">
            <text:p>12862040</text:p>
          </table:table-cell>
          <table:table-cell table:formula="of:=[.A806]/1000/(60*60*24)" office:value-type="time" office:time-value="PT03H34M22.04S" calcext:value-type="time">
            <text:p>03:34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70.59" calcext:value-type="float">
            <text:p>870.59</text:p>
          </table:table-cell>
          <table:table-cell office:value-type="float" office:value="1070.81" calcext:value-type="float">
            <text:p>1070.81</text:p>
          </table:table-cell>
        </table:table-row>
        <table:table-row table:style-name="ro1">
          <table:table-cell office:value-type="float" office:value="12878041" calcext:value-type="float">
            <text:p>12878041</text:p>
          </table:table-cell>
          <table:table-cell table:formula="of:=[.A807]/1000/(60*60*24)" office:value-type="time" office:time-value="PT03H34M38.041S" calcext:value-type="time">
            <text:p>03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1.66" calcext:value-type="float">
            <text:p>871.66</text:p>
          </table:table-cell>
          <table:table-cell office:value-type="float" office:value="1072.09" calcext:value-type="float">
            <text:p>1072.09</text:p>
          </table:table-cell>
        </table:table-row>
        <table:table-row table:style-name="ro1">
          <table:table-cell office:value-type="float" office:value="12894041" calcext:value-type="float">
            <text:p>12894041</text:p>
          </table:table-cell>
          <table:table-cell table:formula="of:=[.A808]/1000/(60*60*24)" office:value-type="time" office:time-value="PT03H34M54.041S" calcext:value-type="time">
            <text:p>03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2.72" calcext:value-type="float">
            <text:p>872.72</text:p>
          </table:table-cell>
          <table:table-cell office:value-type="float" office:value="1073.37" calcext:value-type="float">
            <text:p>1073.37</text:p>
          </table:table-cell>
        </table:table-row>
        <table:table-row table:style-name="ro1">
          <table:table-cell office:value-type="float" office:value="12910041" calcext:value-type="float">
            <text:p>12910041</text:p>
          </table:table-cell>
          <table:table-cell table:formula="of:=[.A809]/1000/(60*60*24)" office:value-type="time" office:time-value="PT03H35M10.041S" calcext:value-type="time">
            <text:p>03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3.78" calcext:value-type="float">
            <text:p>873.78</text:p>
          </table:table-cell>
          <table:table-cell office:value-type="float" office:value="1074.65" calcext:value-type="float">
            <text:p>1074.65</text:p>
          </table:table-cell>
        </table:table-row>
        <table:table-row table:style-name="ro1">
          <table:table-cell office:value-type="float" office:value="12926041" calcext:value-type="float">
            <text:p>12926041</text:p>
          </table:table-cell>
          <table:table-cell table:formula="of:=[.A810]/1000/(60*60*24)" office:value-type="time" office:time-value="PT03H35M26.041S" calcext:value-type="time">
            <text:p>03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4.84" calcext:value-type="float">
            <text:p>874.84</text:p>
          </table:table-cell>
          <table:table-cell office:value-type="float" office:value="1075.93" calcext:value-type="float">
            <text:p>1075.93</text:p>
          </table:table-cell>
        </table:table-row>
        <table:table-row table:style-name="ro1">
          <table:table-cell office:value-type="float" office:value="12942041" calcext:value-type="float">
            <text:p>12942041</text:p>
          </table:table-cell>
          <table:table-cell table:formula="of:=[.A811]/1000/(60*60*24)" office:value-type="time" office:time-value="PT03H35M42.041S" calcext:value-type="time">
            <text:p>03:35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75.91" calcext:value-type="float">
            <text:p>875.91</text:p>
          </table:table-cell>
          <table:table-cell office:value-type="float" office:value="1077.21" calcext:value-type="float">
            <text:p>1077.21</text:p>
          </table:table-cell>
        </table:table-row>
        <table:table-row table:style-name="ro1">
          <table:table-cell office:value-type="float" office:value="12958041" calcext:value-type="float">
            <text:p>12958041</text:p>
          </table:table-cell>
          <table:table-cell table:formula="of:=[.A812]/1000/(60*60*24)" office:value-type="time" office:time-value="PT03H35M58.041S" calcext:value-type="time">
            <text:p>03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6.97" calcext:value-type="float">
            <text:p>876.97</text:p>
          </table:table-cell>
          <table:table-cell office:value-type="float" office:value="1078.49" calcext:value-type="float">
            <text:p>1078.49</text:p>
          </table:table-cell>
        </table:table-row>
        <table:table-row table:style-name="ro1">
          <table:table-cell office:value-type="float" office:value="12974041" calcext:value-type="float">
            <text:p>12974041</text:p>
          </table:table-cell>
          <table:table-cell table:formula="of:=[.A813]/1000/(60*60*24)" office:value-type="time" office:time-value="PT03H36M14.041S" calcext:value-type="time">
            <text:p>03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8.03" calcext:value-type="float">
            <text:p>878.03</text:p>
          </table:table-cell>
          <table:table-cell office:value-type="float" office:value="1079.77" calcext:value-type="float">
            <text:p>1079.77</text:p>
          </table:table-cell>
        </table:table-row>
        <table:table-row table:style-name="ro1">
          <table:table-cell office:value-type="float" office:value="12990041" calcext:value-type="float">
            <text:p>12990041</text:p>
          </table:table-cell>
          <table:table-cell table:formula="of:=[.A814]/1000/(60*60*24)" office:value-type="time" office:time-value="PT03H36M30.041S" calcext:value-type="time">
            <text:p>03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9.09" calcext:value-type="float">
            <text:p>879.09</text:p>
          </table:table-cell>
          <table:table-cell office:value-type="float" office:value="1081.05" calcext:value-type="float">
            <text:p>1081.05</text:p>
          </table:table-cell>
        </table:table-row>
        <table:table-row table:style-name="ro1">
          <table:table-cell office:value-type="float" office:value="13006041" calcext:value-type="float">
            <text:p>13006041</text:p>
          </table:table-cell>
          <table:table-cell table:formula="of:=[.A815]/1000/(60*60*24)" office:value-type="time" office:time-value="PT03H36M46.041S" calcext:value-type="time">
            <text:p>03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80.16" calcext:value-type="float">
            <text:p>880.16</text:p>
          </table:table-cell>
          <table:table-cell office:value-type="float" office:value="1082.33" calcext:value-type="float">
            <text:p>1082.33</text:p>
          </table:table-cell>
        </table:table-row>
        <table:table-row table:style-name="ro1">
          <table:table-cell office:value-type="float" office:value="13022041" calcext:value-type="float">
            <text:p>13022041</text:p>
          </table:table-cell>
          <table:table-cell table:formula="of:=[.A816]/1000/(60*60*24)" office:value-type="time" office:time-value="PT03H37M02.041S" calcext:value-type="time">
            <text:p>03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81.22" calcext:value-type="float">
            <text:p>881.22</text:p>
          </table:table-cell>
          <table:table-cell office:value-type="float" office:value="1083.61" calcext:value-type="float">
            <text:p>1083.61</text:p>
          </table:table-cell>
        </table:table-row>
        <table:table-row table:style-name="ro1">
          <table:table-cell office:value-type="float" office:value="13038041" calcext:value-type="float">
            <text:p>13038041</text:p>
          </table:table-cell>
          <table:table-cell table:formula="of:=[.A817]/1000/(60*60*24)" office:value-type="time" office:time-value="PT03H37M18.041S" calcext:value-type="time">
            <text:p>03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82.28" calcext:value-type="float">
            <text:p>882.28</text:p>
          </table:table-cell>
          <table:table-cell office:value-type="float" office:value="1084.89" calcext:value-type="float">
            <text:p>1084.89</text:p>
          </table:table-cell>
        </table:table-row>
        <table:table-row table:style-name="ro1">
          <table:table-cell office:value-type="float" office:value="13054041" calcext:value-type="float">
            <text:p>13054041</text:p>
          </table:table-cell>
          <table:table-cell table:formula="of:=[.A818]/1000/(60*60*24)" office:value-type="time" office:time-value="PT03H37M34.041S" calcext:value-type="time">
            <text:p>03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83.34" calcext:value-type="float">
            <text:p>883.34</text:p>
          </table:table-cell>
          <table:table-cell office:value-type="float" office:value="1086.17" calcext:value-type="float">
            <text:p>1086.17</text:p>
          </table:table-cell>
        </table:table-row>
        <table:table-row table:style-name="ro1">
          <table:table-cell office:value-type="float" office:value="13070041" calcext:value-type="float">
            <text:p>13070041</text:p>
          </table:table-cell>
          <table:table-cell table:formula="of:=[.A819]/1000/(60*60*24)" office:value-type="time" office:time-value="PT03H37M50.041S" calcext:value-type="time">
            <text:p>03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84.41" calcext:value-type="float">
            <text:p>884.41</text:p>
          </table:table-cell>
          <table:table-cell office:value-type="float" office:value="1087.45" calcext:value-type="float">
            <text:p>1087.45</text:p>
          </table:table-cell>
        </table:table-row>
        <table:table-row table:style-name="ro1">
          <table:table-cell office:value-type="float" office:value="13086041" calcext:value-type="float">
            <text:p>13086041</text:p>
          </table:table-cell>
          <table:table-cell table:formula="of:=[.A820]/1000/(60*60*24)" office:value-type="time" office:time-value="PT03H38M06.041S" calcext:value-type="time">
            <text:p>03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85.47" calcext:value-type="float">
            <text:p>885.47</text:p>
          </table:table-cell>
          <table:table-cell office:value-type="float" office:value="1088.74" calcext:value-type="float">
            <text:p>1088.74</text:p>
          </table:table-cell>
        </table:table-row>
        <table:table-row table:style-name="ro1">
          <table:table-cell office:value-type="float" office:value="13102041" calcext:value-type="float">
            <text:p>13102041</text:p>
          </table:table-cell>
          <table:table-cell table:formula="of:=[.A821]/1000/(60*60*24)" office:value-type="time" office:time-value="PT03H38M22.041S" calcext:value-type="time">
            <text:p>03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86.53" calcext:value-type="float">
            <text:p>886.53</text:p>
          </table:table-cell>
          <table:table-cell office:value-type="float" office:value="1090.02" calcext:value-type="float">
            <text:p>1090.02</text:p>
          </table:table-cell>
        </table:table-row>
        <table:table-row table:style-name="ro1">
          <table:table-cell office:value-type="float" office:value="13118041" calcext:value-type="float">
            <text:p>13118041</text:p>
          </table:table-cell>
          <table:table-cell table:formula="of:=[.A822]/1000/(60*60*24)" office:value-type="time" office:time-value="PT03H38M38.041S" calcext:value-type="time">
            <text:p>03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87.59" calcext:value-type="float">
            <text:p>887.59</text:p>
          </table:table-cell>
          <table:table-cell office:value-type="float" office:value="1091.3" calcext:value-type="float">
            <text:p>1091.3</text:p>
          </table:table-cell>
        </table:table-row>
        <table:table-row table:style-name="ro1">
          <table:table-cell office:value-type="float" office:value="13134041" calcext:value-type="float">
            <text:p>13134041</text:p>
          </table:table-cell>
          <table:table-cell table:formula="of:=[.A823]/1000/(60*60*24)" office:value-type="time" office:time-value="PT03H38M54.041S" calcext:value-type="time">
            <text:p>03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88.66" calcext:value-type="float">
            <text:p>888.66</text:p>
          </table:table-cell>
          <table:table-cell office:value-type="float" office:value="1092.58" calcext:value-type="float">
            <text:p>1092.58</text:p>
          </table:table-cell>
        </table:table-row>
        <table:table-row table:style-name="ro1">
          <table:table-cell office:value-type="float" office:value="13150041" calcext:value-type="float">
            <text:p>13150041</text:p>
          </table:table-cell>
          <table:table-cell table:formula="of:=[.A824]/1000/(60*60*24)" office:value-type="time" office:time-value="PT03H39M10.041S" calcext:value-type="time">
            <text:p>03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89.72" calcext:value-type="float">
            <text:p>889.72</text:p>
          </table:table-cell>
          <table:table-cell office:value-type="float" office:value="1093.86" calcext:value-type="float">
            <text:p>1093.86</text:p>
          </table:table-cell>
        </table:table-row>
        <table:table-row table:style-name="ro1">
          <table:table-cell office:value-type="float" office:value="13166041" calcext:value-type="float">
            <text:p>13166041</text:p>
          </table:table-cell>
          <table:table-cell table:formula="of:=[.A825]/1000/(60*60*24)" office:value-type="time" office:time-value="PT03H39M26.041S" calcext:value-type="time">
            <text:p>03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0.78" calcext:value-type="float">
            <text:p>890.78</text:p>
          </table:table-cell>
          <table:table-cell office:value-type="float" office:value="1095.14" calcext:value-type="float">
            <text:p>1095.14</text:p>
          </table:table-cell>
        </table:table-row>
        <table:table-row table:style-name="ro1">
          <table:table-cell office:value-type="float" office:value="13182041" calcext:value-type="float">
            <text:p>13182041</text:p>
          </table:table-cell>
          <table:table-cell table:formula="of:=[.A826]/1000/(60*60*24)" office:value-type="time" office:time-value="PT03H39M42.041S" calcext:value-type="time">
            <text:p>03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91.84" calcext:value-type="float">
            <text:p>891.84</text:p>
          </table:table-cell>
          <table:table-cell office:value-type="float" office:value="1096.42" calcext:value-type="float">
            <text:p>1096.42</text:p>
          </table:table-cell>
        </table:table-row>
        <table:table-row table:style-name="ro1">
          <table:table-cell office:value-type="float" office:value="13198041" calcext:value-type="float">
            <text:p>13198041</text:p>
          </table:table-cell>
          <table:table-cell table:formula="of:=[.A827]/1000/(60*60*24)" office:value-type="time" office:time-value="PT03H39M58.041S" calcext:value-type="time">
            <text:p>03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92.91" calcext:value-type="float">
            <text:p>892.91</text:p>
          </table:table-cell>
          <table:table-cell office:value-type="float" office:value="1097.7" calcext:value-type="float">
            <text:p>1097.7</text:p>
          </table:table-cell>
        </table:table-row>
        <table:table-row table:style-name="ro1">
          <table:table-cell office:value-type="float" office:value="13214041" calcext:value-type="float">
            <text:p>13214041</text:p>
          </table:table-cell>
          <table:table-cell table:formula="of:=[.A828]/1000/(60*60*24)" office:value-type="time" office:time-value="PT03H40M14.041S" calcext:value-type="time">
            <text:p>03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93.97" calcext:value-type="float">
            <text:p>893.97</text:p>
          </table:table-cell>
          <table:table-cell office:value-type="float" office:value="1098.98" calcext:value-type="float">
            <text:p>1098.98</text:p>
          </table:table-cell>
        </table:table-row>
        <table:table-row table:style-name="ro1">
          <table:table-cell office:value-type="float" office:value="13230041" calcext:value-type="float">
            <text:p>13230041</text:p>
          </table:table-cell>
          <table:table-cell table:formula="of:=[.A829]/1000/(60*60*24)" office:value-type="time" office:time-value="PT03H40M30.041S" calcext:value-type="time">
            <text:p>03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95.03" calcext:value-type="float">
            <text:p>895.03</text:p>
          </table:table-cell>
          <table:table-cell office:value-type="float" office:value="1100.26" calcext:value-type="float">
            <text:p>1100.26</text:p>
          </table:table-cell>
        </table:table-row>
        <table:table-row table:style-name="ro1">
          <table:table-cell office:value-type="float" office:value="13246041" calcext:value-type="float">
            <text:p>13246041</text:p>
          </table:table-cell>
          <table:table-cell table:formula="of:=[.A830]/1000/(60*60*24)" office:value-type="time" office:time-value="PT03H40M46.041S" calcext:value-type="time">
            <text:p>03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96.09" calcext:value-type="float">
            <text:p>896.09</text:p>
          </table:table-cell>
          <table:table-cell office:value-type="float" office:value="1101.54" calcext:value-type="float">
            <text:p>1101.54</text:p>
          </table:table-cell>
        </table:table-row>
        <table:table-row table:style-name="ro1">
          <table:table-cell office:value-type="float" office:value="13262041" calcext:value-type="float">
            <text:p>13262041</text:p>
          </table:table-cell>
          <table:table-cell table:formula="of:=[.A831]/1000/(60*60*24)" office:value-type="time" office:time-value="PT03H41M02.041S" calcext:value-type="time">
            <text:p>03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97.16" calcext:value-type="float">
            <text:p>897.16</text:p>
          </table:table-cell>
          <table:table-cell office:value-type="float" office:value="1102.82" calcext:value-type="float">
            <text:p>1102.82</text:p>
          </table:table-cell>
        </table:table-row>
        <table:table-row table:style-name="ro1">
          <table:table-cell office:value-type="float" office:value="13278041" calcext:value-type="float">
            <text:p>13278041</text:p>
          </table:table-cell>
          <table:table-cell table:formula="of:=[.A832]/1000/(60*60*24)" office:value-type="time" office:time-value="PT03H41M18.041S" calcext:value-type="time">
            <text:p>03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98.22" calcext:value-type="float">
            <text:p>898.22</text:p>
          </table:table-cell>
          <table:table-cell office:value-type="float" office:value="1104.1" calcext:value-type="float">
            <text:p>1104.1</text:p>
          </table:table-cell>
        </table:table-row>
        <table:table-row table:style-name="ro1">
          <table:table-cell office:value-type="float" office:value="13294041" calcext:value-type="float">
            <text:p>13294041</text:p>
          </table:table-cell>
          <table:table-cell table:formula="of:=[.A833]/1000/(60*60*24)" office:value-type="time" office:time-value="PT03H41M34.041S" calcext:value-type="time">
            <text:p>03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99.28" calcext:value-type="float">
            <text:p>899.28</text:p>
          </table:table-cell>
          <table:table-cell office:value-type="float" office:value="1105.38" calcext:value-type="float">
            <text:p>1105.38</text:p>
          </table:table-cell>
        </table:table-row>
        <table:table-row table:style-name="ro1">
          <table:table-cell office:value-type="float" office:value="13310041" calcext:value-type="float">
            <text:p>13310041</text:p>
          </table:table-cell>
          <table:table-cell table:formula="of:=[.A834]/1000/(60*60*24)" office:value-type="time" office:time-value="PT03H41M50.041S" calcext:value-type="time">
            <text:p>03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00.34" calcext:value-type="float">
            <text:p>900.34</text:p>
          </table:table-cell>
          <table:table-cell office:value-type="float" office:value="1106.66" calcext:value-type="float">
            <text:p>1106.66</text:p>
          </table:table-cell>
        </table:table-row>
        <table:table-row table:style-name="ro1">
          <table:table-cell office:value-type="float" office:value="13326041" calcext:value-type="float">
            <text:p>13326041</text:p>
          </table:table-cell>
          <table:table-cell table:formula="of:=[.A835]/1000/(60*60*24)" office:value-type="time" office:time-value="PT03H42M06.041S" calcext:value-type="time">
            <text:p>03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01.41" calcext:value-type="float">
            <text:p>901.41</text:p>
          </table:table-cell>
          <table:table-cell office:value-type="float" office:value="1107.94" calcext:value-type="float">
            <text:p>1107.94</text:p>
          </table:table-cell>
        </table:table-row>
        <table:table-row table:style-name="ro1">
          <table:table-cell office:value-type="float" office:value="13342041" calcext:value-type="float">
            <text:p>13342041</text:p>
          </table:table-cell>
          <table:table-cell table:formula="of:=[.A836]/1000/(60*60*24)" office:value-type="time" office:time-value="PT03H42M22.041S" calcext:value-type="time">
            <text:p>03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7" calcext:value-type="float">
            <text:p>288.57</text:p>
          </table:table-cell>
          <table:table-cell office:value-type="float" office:value="902.47" calcext:value-type="float">
            <text:p>902.47</text:p>
          </table:table-cell>
          <table:table-cell office:value-type="float" office:value="1109.22" calcext:value-type="float">
            <text:p>1109.22</text:p>
          </table:table-cell>
        </table:table-row>
        <table:table-row table:style-name="ro1">
          <table:table-cell office:value-type="float" office:value="13358041" calcext:value-type="float">
            <text:p>13358041</text:p>
          </table:table-cell>
          <table:table-cell table:formula="of:=[.A837]/1000/(60*60*24)" office:value-type="time" office:time-value="PT03H42M38.041S" calcext:value-type="time">
            <text:p>03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03.53" calcext:value-type="float">
            <text:p>903.53</text:p>
          </table:table-cell>
          <table:table-cell office:value-type="float" office:value="1110.5" calcext:value-type="float">
            <text:p>1110.5</text:p>
          </table:table-cell>
        </table:table-row>
        <table:table-row table:style-name="ro1">
          <table:table-cell office:value-type="float" office:value="13374041" calcext:value-type="float">
            <text:p>13374041</text:p>
          </table:table-cell>
          <table:table-cell table:formula="of:=[.A838]/1000/(60*60*24)" office:value-type="time" office:time-value="PT03H42M54.041S" calcext:value-type="time">
            <text:p>03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904.59" calcext:value-type="float">
            <text:p>904.59</text:p>
          </table:table-cell>
          <table:table-cell office:value-type="float" office:value="1111.78" calcext:value-type="float">
            <text:p>1111.78</text:p>
          </table:table-cell>
        </table:table-row>
        <table:table-row table:style-name="ro1">
          <table:table-cell office:value-type="float" office:value="13390041" calcext:value-type="float">
            <text:p>13390041</text:p>
          </table:table-cell>
          <table:table-cell table:formula="of:=[.A839]/1000/(60*60*24)" office:value-type="time" office:time-value="PT03H43M10.041S" calcext:value-type="time">
            <text:p>03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05.65" calcext:value-type="float">
            <text:p>905.65</text:p>
          </table:table-cell>
          <table:table-cell office:value-type="float" office:value="1113.06" calcext:value-type="float">
            <text:p>1113.06</text:p>
          </table:table-cell>
        </table:table-row>
        <table:table-row table:style-name="ro1">
          <table:table-cell office:value-type="float" office:value="13406041" calcext:value-type="float">
            <text:p>13406041</text:p>
          </table:table-cell>
          <table:table-cell table:formula="of:=[.A840]/1000/(60*60*24)" office:value-type="time" office:time-value="PT03H43M26.041S" calcext:value-type="time">
            <text:p>03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06.71" calcext:value-type="float">
            <text:p>906.71</text:p>
          </table:table-cell>
          <table:table-cell office:value-type="float" office:value="1114.33" calcext:value-type="float">
            <text:p>1114.33</text:p>
          </table:table-cell>
        </table:table-row>
        <table:table-row table:style-name="ro1">
          <table:table-cell office:value-type="float" office:value="13422041" calcext:value-type="float">
            <text:p>13422041</text:p>
          </table:table-cell>
          <table:table-cell table:formula="of:=[.A841]/1000/(60*60*24)" office:value-type="time" office:time-value="PT03H43M42.041S" calcext:value-type="time">
            <text:p>03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07.78" calcext:value-type="float">
            <text:p>907.78</text:p>
          </table:table-cell>
          <table:table-cell office:value-type="float" office:value="1115.61" calcext:value-type="float">
            <text:p>1115.61</text:p>
          </table:table-cell>
        </table:table-row>
        <table:table-row table:style-name="ro1">
          <table:table-cell office:value-type="float" office:value="13438041" calcext:value-type="float">
            <text:p>13438041</text:p>
          </table:table-cell>
          <table:table-cell table:formula="of:=[.A842]/1000/(60*60*24)" office:value-type="time" office:time-value="PT03H43M58.041S" calcext:value-type="time">
            <text:p>03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08.84" calcext:value-type="float">
            <text:p>908.84</text:p>
          </table:table-cell>
          <table:table-cell office:value-type="float" office:value="1116.89" calcext:value-type="float">
            <text:p>1116.89</text:p>
          </table:table-cell>
        </table:table-row>
        <table:table-row table:style-name="ro1">
          <table:table-cell office:value-type="float" office:value="13454041" calcext:value-type="float">
            <text:p>13454041</text:p>
          </table:table-cell>
          <table:table-cell table:formula="of:=[.A843]/1000/(60*60*24)" office:value-type="time" office:time-value="PT03H44M14.041S" calcext:value-type="time">
            <text:p>03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09.9" calcext:value-type="float">
            <text:p>909.9</text:p>
          </table:table-cell>
          <table:table-cell office:value-type="float" office:value="1118.17" calcext:value-type="float">
            <text:p>1118.17</text:p>
          </table:table-cell>
        </table:table-row>
        <table:table-row table:style-name="ro1">
          <table:table-cell office:value-type="float" office:value="13470041" calcext:value-type="float">
            <text:p>13470041</text:p>
          </table:table-cell>
          <table:table-cell table:formula="of:=[.A844]/1000/(60*60*24)" office:value-type="time" office:time-value="PT03H44M30.041S" calcext:value-type="time">
            <text:p>03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910.96" calcext:value-type="float">
            <text:p>910.96</text:p>
          </table:table-cell>
          <table:table-cell office:value-type="float" office:value="1119.45" calcext:value-type="float">
            <text:p>1119.45</text:p>
          </table:table-cell>
        </table:table-row>
        <table:table-row table:style-name="ro1">
          <table:table-cell office:value-type="float" office:value="13486041" calcext:value-type="float">
            <text:p>13486041</text:p>
          </table:table-cell>
          <table:table-cell table:formula="of:=[.A845]/1000/(60*60*24)" office:value-type="time" office:time-value="PT03H44M46.041S" calcext:value-type="time">
            <text:p>03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2.02" calcext:value-type="float">
            <text:p>912.02</text:p>
          </table:table-cell>
          <table:table-cell office:value-type="float" office:value="1120.73" calcext:value-type="float">
            <text:p>1120.73</text:p>
          </table:table-cell>
        </table:table-row>
        <table:table-row table:style-name="ro1">
          <table:table-cell office:value-type="float" office:value="13502041" calcext:value-type="float">
            <text:p>13502041</text:p>
          </table:table-cell>
          <table:table-cell table:formula="of:=[.A846]/1000/(60*60*24)" office:value-type="time" office:time-value="PT03H45M02.041S" calcext:value-type="time">
            <text:p>03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3.08" calcext:value-type="float">
            <text:p>913.08</text:p>
          </table:table-cell>
          <table:table-cell office:value-type="float" office:value="1122.01" calcext:value-type="float">
            <text:p>1122.01</text:p>
          </table:table-cell>
        </table:table-row>
        <table:table-row table:style-name="ro1">
          <table:table-cell office:value-type="float" office:value="13518041" calcext:value-type="float">
            <text:p>13518041</text:p>
          </table:table-cell>
          <table:table-cell table:formula="of:=[.A847]/1000/(60*60*24)" office:value-type="time" office:time-value="PT03H45M18.041S" calcext:value-type="time">
            <text:p>03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4.15" calcext:value-type="float">
            <text:p>914.15</text:p>
          </table:table-cell>
          <table:table-cell office:value-type="float" office:value="1123.28" calcext:value-type="float">
            <text:p>1123.28</text:p>
          </table:table-cell>
        </table:table-row>
        <table:table-row table:style-name="ro1">
          <table:table-cell office:value-type="float" office:value="13534041" calcext:value-type="float">
            <text:p>13534041</text:p>
          </table:table-cell>
          <table:table-cell table:formula="of:=[.A848]/1000/(60*60*24)" office:value-type="time" office:time-value="PT03H45M34.041S" calcext:value-type="time">
            <text:p>03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5.21" calcext:value-type="float">
            <text:p>915.21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float" office:value="13550041" calcext:value-type="float">
            <text:p>13550041</text:p>
          </table:table-cell>
          <table:table-cell table:formula="of:=[.A849]/1000/(60*60*24)" office:value-type="time" office:time-value="PT03H45M50.041S" calcext:value-type="time">
            <text:p>03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6.27" calcext:value-type="float">
            <text:p>916.27</text:p>
          </table:table-cell>
          <table:table-cell office:value-type="float" office:value="1125.84" calcext:value-type="float">
            <text:p>1125.84</text:p>
          </table:table-cell>
        </table:table-row>
        <table:table-row table:style-name="ro1">
          <table:table-cell office:value-type="float" office:value="13566041" calcext:value-type="float">
            <text:p>13566041</text:p>
          </table:table-cell>
          <table:table-cell table:formula="of:=[.A850]/1000/(60*60*24)" office:value-type="time" office:time-value="PT03H46M06.041S" calcext:value-type="time">
            <text:p>03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7.33" calcext:value-type="float">
            <text:p>917.33</text:p>
          </table:table-cell>
          <table:table-cell office:value-type="float" office:value="1127.12" calcext:value-type="float">
            <text:p>1127.12</text:p>
          </table:table-cell>
        </table:table-row>
        <table:table-row table:style-name="ro1">
          <table:table-cell office:value-type="float" office:value="13582041" calcext:value-type="float">
            <text:p>13582041</text:p>
          </table:table-cell>
          <table:table-cell table:formula="of:=[.A851]/1000/(60*60*24)" office:value-type="time" office:time-value="PT03H46M22.041S" calcext:value-type="time">
            <text:p>03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8.39" calcext:value-type="float">
            <text:p>918.39</text:p>
          </table:table-cell>
          <table:table-cell office:value-type="float" office:value="1128.4" calcext:value-type="float">
            <text:p>1128.4</text:p>
          </table:table-cell>
        </table:table-row>
        <table:table-row table:style-name="ro1">
          <table:table-cell office:value-type="float" office:value="13598041" calcext:value-type="float">
            <text:p>13598041</text:p>
          </table:table-cell>
          <table:table-cell table:formula="of:=[.A852]/1000/(60*60*24)" office:value-type="time" office:time-value="PT03H46M38.041S" calcext:value-type="time">
            <text:p>03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9.45" calcext:value-type="float">
            <text:p>919.45</text:p>
          </table:table-cell>
          <table:table-cell office:value-type="float" office:value="1129.67" calcext:value-type="float">
            <text:p>1129.67</text:p>
          </table:table-cell>
        </table:table-row>
        <table:table-row table:style-name="ro1">
          <table:table-cell office:value-type="float" office:value="13614041" calcext:value-type="float">
            <text:p>13614041</text:p>
          </table:table-cell>
          <table:table-cell table:formula="of:=[.A853]/1000/(60*60*24)" office:value-type="time" office:time-value="PT03H46M54.041S" calcext:value-type="time">
            <text:p>03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0.51" calcext:value-type="float">
            <text:p>920.51</text:p>
          </table:table-cell>
          <table:table-cell office:value-type="float" office:value="1130.95" calcext:value-type="float">
            <text:p>1130.95</text:p>
          </table:table-cell>
        </table:table-row>
        <table:table-row table:style-name="ro1">
          <table:table-cell office:value-type="float" office:value="13630041" calcext:value-type="float">
            <text:p>13630041</text:p>
          </table:table-cell>
          <table:table-cell table:formula="of:=[.A854]/1000/(60*60*24)" office:value-type="time" office:time-value="PT03H47M10.041S" calcext:value-type="time">
            <text:p>03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1.58" calcext:value-type="float">
            <text:p>921.58</text:p>
          </table:table-cell>
          <table:table-cell office:value-type="float" office:value="1132.23" calcext:value-type="float">
            <text:p>1132.23</text:p>
          </table:table-cell>
        </table:table-row>
        <table:table-row table:style-name="ro1">
          <table:table-cell office:value-type="float" office:value="13646041" calcext:value-type="float">
            <text:p>13646041</text:p>
          </table:table-cell>
          <table:table-cell table:formula="of:=[.A855]/1000/(60*60*24)" office:value-type="time" office:time-value="PT03H47M26.041S" calcext:value-type="time">
            <text:p>03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22.64" calcext:value-type="float">
            <text:p>922.64</text:p>
          </table:table-cell>
          <table:table-cell office:value-type="float" office:value="1133.51" calcext:value-type="float">
            <text:p>1133.51</text:p>
          </table:table-cell>
        </table:table-row>
        <table:table-row table:style-name="ro1">
          <table:table-cell office:value-type="float" office:value="13662041" calcext:value-type="float">
            <text:p>13662041</text:p>
          </table:table-cell>
          <table:table-cell table:formula="of:=[.A856]/1000/(60*60*24)" office:value-type="time" office:time-value="PT03H47M42.041S" calcext:value-type="time">
            <text:p>03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3.7" calcext:value-type="float">
            <text:p>923.7</text:p>
          </table:table-cell>
          <table:table-cell office:value-type="float" office:value="1134.78" calcext:value-type="float">
            <text:p>1134.78</text:p>
          </table:table-cell>
        </table:table-row>
        <table:table-row table:style-name="ro1">
          <table:table-cell office:value-type="float" office:value="13678041" calcext:value-type="float">
            <text:p>13678041</text:p>
          </table:table-cell>
          <table:table-cell table:formula="of:=[.A857]/1000/(60*60*24)" office:value-type="time" office:time-value="PT03H47M58.041S" calcext:value-type="time">
            <text:p>03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24.76" calcext:value-type="float">
            <text:p>924.76</text:p>
          </table:table-cell>
          <table:table-cell office:value-type="float" office:value="1136.06" calcext:value-type="float">
            <text:p>1136.06</text:p>
          </table:table-cell>
        </table:table-row>
        <table:table-row table:style-name="ro1">
          <table:table-cell office:value-type="float" office:value="13694041" calcext:value-type="float">
            <text:p>13694041</text:p>
          </table:table-cell>
          <table:table-cell table:formula="of:=[.A858]/1000/(60*60*24)" office:value-type="time" office:time-value="PT03H48M14.041S" calcext:value-type="time">
            <text:p>03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5.82" calcext:value-type="float">
            <text:p>925.82</text:p>
          </table:table-cell>
          <table:table-cell office:value-type="float" office:value="1137.34" calcext:value-type="float">
            <text:p>1137.34</text:p>
          </table:table-cell>
        </table:table-row>
        <table:table-row table:style-name="ro1">
          <table:table-cell office:value-type="float" office:value="13710041" calcext:value-type="float">
            <text:p>13710041</text:p>
          </table:table-cell>
          <table:table-cell table:formula="of:=[.A859]/1000/(60*60*24)" office:value-type="time" office:time-value="PT03H48M30.041S" calcext:value-type="time">
            <text:p>03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26.88" calcext:value-type="float">
            <text:p>926.88</text:p>
          </table:table-cell>
          <table:table-cell office:value-type="float" office:value="1138.62" calcext:value-type="float">
            <text:p>1138.62</text:p>
          </table:table-cell>
        </table:table-row>
        <table:table-row table:style-name="ro1">
          <table:table-cell office:value-type="float" office:value="13726041" calcext:value-type="float">
            <text:p>13726041</text:p>
          </table:table-cell>
          <table:table-cell table:formula="of:=[.A860]/1000/(60*60*24)" office:value-type="time" office:time-value="PT03H48M46.041S" calcext:value-type="time">
            <text:p>03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27.95" calcext:value-type="float">
            <text:p>927.95</text:p>
          </table:table-cell>
          <table:table-cell office:value-type="float" office:value="1139.9" calcext:value-type="float">
            <text:p>1139.9</text:p>
          </table:table-cell>
        </table:table-row>
        <table:table-row table:style-name="ro1">
          <table:table-cell office:value-type="float" office:value="13742041" calcext:value-type="float">
            <text:p>13742041</text:p>
          </table:table-cell>
          <table:table-cell table:formula="of:=[.A861]/1000/(60*60*24)" office:value-type="time" office:time-value="PT03H49M02.041S" calcext:value-type="time">
            <text:p>03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29.01" calcext:value-type="float">
            <text:p>929.01</text:p>
          </table:table-cell>
          <table:table-cell office:value-type="float" office:value="1141.17" calcext:value-type="float">
            <text:p>1141.17</text:p>
          </table:table-cell>
        </table:table-row>
        <table:table-row table:style-name="ro1">
          <table:table-cell office:value-type="float" office:value="13758041" calcext:value-type="float">
            <text:p>13758041</text:p>
          </table:table-cell>
          <table:table-cell table:formula="of:=[.A862]/1000/(60*60*24)" office:value-type="time" office:time-value="PT03H49M18.041S" calcext:value-type="time">
            <text:p>03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0.07" calcext:value-type="float">
            <text:p>930.07</text:p>
          </table:table-cell>
          <table:table-cell office:value-type="float" office:value="1142.45" calcext:value-type="float">
            <text:p>1142.45</text:p>
          </table:table-cell>
        </table:table-row>
        <table:table-row table:style-name="ro1">
          <table:table-cell office:value-type="float" office:value="13774041" calcext:value-type="float">
            <text:p>13774041</text:p>
          </table:table-cell>
          <table:table-cell table:formula="of:=[.A863]/1000/(60*60*24)" office:value-type="time" office:time-value="PT03H49M34.041S" calcext:value-type="time">
            <text:p>03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1.13" calcext:value-type="float">
            <text:p>931.13</text:p>
          </table:table-cell>
          <table:table-cell office:value-type="float" office:value="1143.73" calcext:value-type="float">
            <text:p>1143.73</text:p>
          </table:table-cell>
        </table:table-row>
        <table:table-row table:style-name="ro1">
          <table:table-cell office:value-type="float" office:value="13790041" calcext:value-type="float">
            <text:p>13790041</text:p>
          </table:table-cell>
          <table:table-cell table:formula="of:=[.A864]/1000/(60*60*24)" office:value-type="time" office:time-value="PT03H49M50.041S" calcext:value-type="time">
            <text:p>03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2.19" calcext:value-type="float">
            <text:p>932.19</text:p>
          </table:table-cell>
          <table:table-cell office:value-type="float" office:value="1145.01" calcext:value-type="float">
            <text:p>1145.01</text:p>
          </table:table-cell>
        </table:table-row>
        <table:table-row table:style-name="ro1">
          <table:table-cell office:value-type="float" office:value="13806041" calcext:value-type="float">
            <text:p>13806041</text:p>
          </table:table-cell>
          <table:table-cell table:formula="of:=[.A865]/1000/(60*60*24)" office:value-type="time" office:time-value="PT03H50M06.041S" calcext:value-type="time">
            <text:p>03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3.25" calcext:value-type="float">
            <text:p>933.25</text:p>
          </table:table-cell>
          <table:table-cell office:value-type="float" office:value="1146.28" calcext:value-type="float">
            <text:p>1146.28</text:p>
          </table:table-cell>
        </table:table-row>
        <table:table-row table:style-name="ro1">
          <table:table-cell office:value-type="float" office:value="13822041" calcext:value-type="float">
            <text:p>13822041</text:p>
          </table:table-cell>
          <table:table-cell table:formula="of:=[.A866]/1000/(60*60*24)" office:value-type="time" office:time-value="PT03H50M22.041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4.31" calcext:value-type="float">
            <text:p>934.31</text:p>
          </table:table-cell>
          <table:table-cell office:value-type="float" office:value="1147.56" calcext:value-type="float">
            <text:p>1147.56</text:p>
          </table:table-cell>
        </table:table-row>
        <table:table-row table:style-name="ro1">
          <table:table-cell office:value-type="float" office:value="13838041" calcext:value-type="float">
            <text:p>13838041</text:p>
          </table:table-cell>
          <table:table-cell table:formula="of:=[.A867]/1000/(60*60*24)" office:value-type="time" office:time-value="PT03H50M38.041S" calcext:value-type="time">
            <text:p>03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5.38" calcext:value-type="float">
            <text:p>935.38</text:p>
          </table:table-cell>
          <table:table-cell office:value-type="float" office:value="1148.84" calcext:value-type="float">
            <text:p>1148.84</text:p>
          </table:table-cell>
        </table:table-row>
        <table:table-row table:style-name="ro1">
          <table:table-cell office:value-type="float" office:value="13854041" calcext:value-type="float">
            <text:p>13854041</text:p>
          </table:table-cell>
          <table:table-cell table:formula="of:=[.A868]/1000/(60*60*24)" office:value-type="time" office:time-value="PT03H50M54.041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6.44" calcext:value-type="float">
            <text:p>936.44</text:p>
          </table:table-cell>
          <table:table-cell office:value-type="float" office:value="1150.12" calcext:value-type="float">
            <text:p>1150.12</text:p>
          </table:table-cell>
        </table:table-row>
        <table:table-row table:style-name="ro1">
          <table:table-cell office:value-type="float" office:value="13870041" calcext:value-type="float">
            <text:p>13870041</text:p>
          </table:table-cell>
          <table:table-cell table:formula="of:=[.A869]/1000/(60*60*24)" office:value-type="time" office:time-value="PT03H51M10.041S" calcext:value-type="time">
            <text:p>03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37.5" calcext:value-type="float">
            <text:p>937.5</text:p>
          </table:table-cell>
          <table:table-cell office:value-type="float" office:value="1151.4" calcext:value-type="float">
            <text:p>1151.4</text:p>
          </table:table-cell>
        </table:table-row>
        <table:table-row table:style-name="ro1">
          <table:table-cell office:value-type="float" office:value="13886041" calcext:value-type="float">
            <text:p>13886041</text:p>
          </table:table-cell>
          <table:table-cell table:formula="of:=[.A870]/1000/(60*60*24)" office:value-type="time" office:time-value="PT03H51M26.041S" calcext:value-type="time">
            <text:p>03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38.56" calcext:value-type="float">
            <text:p>938.56</text:p>
          </table:table-cell>
          <table:table-cell office:value-type="float" office:value="1152.67" calcext:value-type="float">
            <text:p>1152.67</text:p>
          </table:table-cell>
        </table:table-row>
        <table:table-row table:style-name="ro1">
          <table:table-cell office:value-type="float" office:value="13902041" calcext:value-type="float">
            <text:p>13902041</text:p>
          </table:table-cell>
          <table:table-cell table:formula="of:=[.A871]/1000/(60*60*24)" office:value-type="time" office:time-value="PT03H51M42.041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39.62" calcext:value-type="float">
            <text:p>939.62</text:p>
          </table:table-cell>
          <table:table-cell office:value-type="float" office:value="1153.95" calcext:value-type="float">
            <text:p>1153.95</text:p>
          </table:table-cell>
        </table:table-row>
        <table:table-row table:style-name="ro1">
          <table:table-cell office:value-type="float" office:value="13918041" calcext:value-type="float">
            <text:p>13918041</text:p>
          </table:table-cell>
          <table:table-cell table:formula="of:=[.A872]/1000/(60*60*24)" office:value-type="time" office:time-value="PT03H51M58.041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0.68" calcext:value-type="float">
            <text:p>940.68</text:p>
          </table:table-cell>
          <table:table-cell office:value-type="float" office:value="1155.23" calcext:value-type="float">
            <text:p>1155.23</text:p>
          </table:table-cell>
        </table:table-row>
        <table:table-row table:style-name="ro1">
          <table:table-cell office:value-type="float" office:value="13934041" calcext:value-type="float">
            <text:p>13934041</text:p>
          </table:table-cell>
          <table:table-cell table:formula="of:=[.A873]/1000/(60*60*24)" office:value-type="time" office:time-value="PT03H52M14.041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941.74" calcext:value-type="float">
            <text:p>941.74</text:p>
          </table:table-cell>
          <table:table-cell office:value-type="float" office:value="1156.51" calcext:value-type="float">
            <text:p>1156.51</text:p>
          </table:table-cell>
        </table:table-row>
        <table:table-row table:style-name="ro1">
          <table:table-cell office:value-type="float" office:value="13950041" calcext:value-type="float">
            <text:p>13950041</text:p>
          </table:table-cell>
          <table:table-cell table:formula="of:=[.A874]/1000/(60*60*24)" office:value-type="time" office:time-value="PT03H52M30.041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942.8" calcext:value-type="float">
            <text:p>942.8</text:p>
          </table:table-cell>
          <table:table-cell office:value-type="float" office:value="1157.78" calcext:value-type="float">
            <text:p>1157.78</text:p>
          </table:table-cell>
        </table:table-row>
        <table:table-row table:style-name="ro1">
          <table:table-cell office:value-type="float" office:value="13966041" calcext:value-type="float">
            <text:p>13966041</text:p>
          </table:table-cell>
          <table:table-cell table:formula="of:=[.A875]/1000/(60*60*24)" office:value-type="time" office:time-value="PT03H52M46.041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3.87" calcext:value-type="float">
            <text:p>943.87</text:p>
          </table:table-cell>
          <table:table-cell office:value-type="float" office:value="1159.06" calcext:value-type="float">
            <text:p>1159.06</text:p>
          </table:table-cell>
        </table:table-row>
        <table:table-row table:style-name="ro1">
          <table:table-cell office:value-type="float" office:value="13982041" calcext:value-type="float">
            <text:p>13982041</text:p>
          </table:table-cell>
          <table:table-cell table:formula="of:=[.A876]/1000/(60*60*24)" office:value-type="time" office:time-value="PT03H53M02.041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44.93" calcext:value-type="float">
            <text:p>944.93</text:p>
          </table:table-cell>
          <table:table-cell office:value-type="float" office:value="1160.34" calcext:value-type="float">
            <text:p>1160.34</text:p>
          </table:table-cell>
        </table:table-row>
        <table:table-row table:style-name="ro1">
          <table:table-cell office:value-type="float" office:value="13998041" calcext:value-type="float">
            <text:p>13998041</text:p>
          </table:table-cell>
          <table:table-cell table:formula="of:=[.A877]/1000/(60*60*24)" office:value-type="time" office:time-value="PT03H53M18.041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5.99" calcext:value-type="float">
            <text:p>945.99</text:p>
          </table:table-cell>
          <table:table-cell office:value-type="float" office:value="1161.62" calcext:value-type="float">
            <text:p>1161.62</text:p>
          </table:table-cell>
        </table:table-row>
        <table:table-row table:style-name="ro1">
          <table:table-cell office:value-type="float" office:value="14014041" calcext:value-type="float">
            <text:p>14014041</text:p>
          </table:table-cell>
          <table:table-cell table:formula="of:=[.A878]/1000/(60*60*24)" office:value-type="time" office:time-value="PT03H53M34.041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47.05" calcext:value-type="float">
            <text:p>947.05</text:p>
          </table:table-cell>
          <table:table-cell office:value-type="float" office:value="1162.89" calcext:value-type="float">
            <text:p>1162.89</text:p>
          </table:table-cell>
        </table:table-row>
        <table:table-row table:style-name="ro1">
          <table:table-cell office:value-type="float" office:value="14030041" calcext:value-type="float">
            <text:p>14030041</text:p>
          </table:table-cell>
          <table:table-cell table:formula="of:=[.A879]/1000/(60*60*24)" office:value-type="time" office:time-value="PT03H53M50.041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48.11" calcext:value-type="float">
            <text:p>948.11</text:p>
          </table:table-cell>
          <table:table-cell office:value-type="float" office:value="1164.17" calcext:value-type="float">
            <text:p>1164.17</text:p>
          </table:table-cell>
        </table:table-row>
        <table:table-row table:style-name="ro1">
          <table:table-cell office:value-type="float" office:value="14046041" calcext:value-type="float">
            <text:p>14046041</text:p>
          </table:table-cell>
          <table:table-cell table:formula="of:=[.A880]/1000/(60*60*24)" office:value-type="time" office:time-value="PT03H54M06.041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49.17" calcext:value-type="float">
            <text:p>949.17</text:p>
          </table:table-cell>
          <table:table-cell office:value-type="float" office:value="1165.45" calcext:value-type="float">
            <text:p>1165.45</text:p>
          </table:table-cell>
        </table:table-row>
        <table:table-row table:style-name="ro1">
          <table:table-cell office:value-type="float" office:value="14062041" calcext:value-type="float">
            <text:p>14062041</text:p>
          </table:table-cell>
          <table:table-cell table:formula="of:=[.A881]/1000/(60*60*24)" office:value-type="time" office:time-value="PT03H54M22.041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0.23" calcext:value-type="float">
            <text:p>950.23</text:p>
          </table:table-cell>
          <table:table-cell office:value-type="float" office:value="1166.73" calcext:value-type="float">
            <text:p>1166.73</text:p>
          </table:table-cell>
        </table:table-row>
        <table:table-row table:style-name="ro1">
          <table:table-cell office:value-type="float" office:value="14078041" calcext:value-type="float">
            <text:p>14078041</text:p>
          </table:table-cell>
          <table:table-cell table:formula="of:=[.A882]/1000/(60*60*24)" office:value-type="time" office:time-value="PT03H54M38.041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1.29" calcext:value-type="float">
            <text:p>951.29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4094041" calcext:value-type="float">
            <text:p>14094041</text:p>
          </table:table-cell>
          <table:table-cell table:formula="of:=[.A883]/1000/(60*60*24)" office:value-type="time" office:time-value="PT03H54M54.041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2.35" calcext:value-type="float">
            <text:p>952.35</text:p>
          </table:table-cell>
          <table:table-cell office:value-type="float" office:value="1169.28" calcext:value-type="float">
            <text:p>1169.28</text:p>
          </table:table-cell>
        </table:table-row>
        <table:table-row table:style-name="ro1">
          <table:table-cell office:value-type="float" office:value="14110041" calcext:value-type="float">
            <text:p>14110041</text:p>
          </table:table-cell>
          <table:table-cell table:formula="of:=[.A884]/1000/(60*60*24)" office:value-type="time" office:time-value="PT03H55M10.041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3.41" calcext:value-type="float">
            <text:p>953.41</text:p>
          </table:table-cell>
          <table:table-cell office:value-type="float" office:value="1170.56" calcext:value-type="float">
            <text:p>1170.56</text:p>
          </table:table-cell>
        </table:table-row>
        <table:table-row table:style-name="ro1">
          <table:table-cell office:value-type="float" office:value="14126041" calcext:value-type="float">
            <text:p>14126041</text:p>
          </table:table-cell>
          <table:table-cell table:formula="of:=[.A885]/1000/(60*60*24)" office:value-type="time" office:time-value="PT03H55M26.041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4.47" calcext:value-type="float">
            <text:p>954.47</text:p>
          </table:table-cell>
          <table:table-cell office:value-type="float" office:value="1171.83" calcext:value-type="float">
            <text:p>1171.83</text:p>
          </table:table-cell>
        </table:table-row>
        <table:table-row table:style-name="ro1">
          <table:table-cell office:value-type="float" office:value="14142041" calcext:value-type="float">
            <text:p>14142041</text:p>
          </table:table-cell>
          <table:table-cell table:formula="of:=[.A886]/1000/(60*60*24)" office:value-type="time" office:time-value="PT03H55M42.041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5.53" calcext:value-type="float">
            <text:p>955.53</text:p>
          </table:table-cell>
          <table:table-cell office:value-type="float" office:value="1173.11" calcext:value-type="float">
            <text:p>1173.11</text:p>
          </table:table-cell>
        </table:table-row>
        <table:table-row table:style-name="ro1">
          <table:table-cell office:value-type="float" office:value="14158041" calcext:value-type="float">
            <text:p>14158041</text:p>
          </table:table-cell>
          <table:table-cell table:formula="of:=[.A887]/1000/(60*60*24)" office:value-type="time" office:time-value="PT03H55M58.041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6.59" calcext:value-type="float">
            <text:p>956.59</text:p>
          </table:table-cell>
          <table:table-cell office:value-type="float" office:value="1174.39" calcext:value-type="float">
            <text:p>1174.39</text:p>
          </table:table-cell>
        </table:table-row>
        <table:table-row table:style-name="ro1">
          <table:table-cell office:value-type="float" office:value="14174041" calcext:value-type="float">
            <text:p>14174041</text:p>
          </table:table-cell>
          <table:table-cell table:formula="of:=[.A888]/1000/(60*60*24)" office:value-type="time" office:time-value="PT03H56M14.041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7.65" calcext:value-type="float">
            <text:p>957.65</text:p>
          </table:table-cell>
          <table:table-cell office:value-type="float" office:value="1175.67" calcext:value-type="float">
            <text:p>1175.67</text:p>
          </table:table-cell>
        </table:table-row>
        <table:table-row table:style-name="ro1">
          <table:table-cell office:value-type="float" office:value="14190041" calcext:value-type="float">
            <text:p>14190041</text:p>
          </table:table-cell>
          <table:table-cell table:formula="of:=[.A889]/1000/(60*60*24)" office:value-type="time" office:time-value="PT03H56M30.041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8.72" calcext:value-type="float">
            <text:p>958.72</text:p>
          </table:table-cell>
          <table:table-cell office:value-type="float" office:value="1176.94" calcext:value-type="float">
            <text:p>1176.94</text:p>
          </table:table-cell>
        </table:table-row>
        <table:table-row table:style-name="ro1">
          <table:table-cell office:value-type="float" office:value="14206041" calcext:value-type="float">
            <text:p>14206041</text:p>
          </table:table-cell>
          <table:table-cell table:formula="of:=[.A890]/1000/(60*60*24)" office:value-type="time" office:time-value="PT03H56M46.041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59.78" calcext:value-type="float">
            <text:p>959.78</text:p>
          </table:table-cell>
          <table:table-cell office:value-type="float" office:value="1178.22" calcext:value-type="float">
            <text:p>1178.22</text:p>
          </table:table-cell>
        </table:table-row>
        <table:table-row table:style-name="ro1">
          <table:table-cell office:value-type="float" office:value="14222041" calcext:value-type="float">
            <text:p>14222041</text:p>
          </table:table-cell>
          <table:table-cell table:formula="of:=[.A891]/1000/(60*60*24)" office:value-type="time" office:time-value="PT03H57M02.041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0.84" calcext:value-type="float">
            <text:p>960.84</text:p>
          </table:table-cell>
          <table:table-cell office:value-type="float" office:value="1179.5" calcext:value-type="float">
            <text:p>1179.5</text:p>
          </table:table-cell>
        </table:table-row>
        <table:table-row table:style-name="ro1">
          <table:table-cell office:value-type="float" office:value="14238041" calcext:value-type="float">
            <text:p>14238041</text:p>
          </table:table-cell>
          <table:table-cell table:formula="of:=[.A892]/1000/(60*60*24)" office:value-type="time" office:time-value="PT03H57M18.041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61.9" calcext:value-type="float">
            <text:p>961.9</text:p>
          </table:table-cell>
          <table:table-cell office:value-type="float" office:value="1180.78" calcext:value-type="float">
            <text:p>1180.78</text:p>
          </table:table-cell>
        </table:table-row>
        <table:table-row table:style-name="ro1">
          <table:table-cell office:value-type="float" office:value="14254041" calcext:value-type="float">
            <text:p>14254041</text:p>
          </table:table-cell>
          <table:table-cell table:formula="of:=[.A893]/1000/(60*60*24)" office:value-type="time" office:time-value="PT03H57M34.041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62.96" calcext:value-type="float">
            <text:p>962.96</text:p>
          </table:table-cell>
          <table:table-cell office:value-type="float" office:value="1182.05" calcext:value-type="float">
            <text:p>1182.05</text:p>
          </table:table-cell>
        </table:table-row>
        <table:table-row table:style-name="ro1">
          <table:table-cell office:value-type="float" office:value="14270041" calcext:value-type="float">
            <text:p>14270041</text:p>
          </table:table-cell>
          <table:table-cell table:formula="of:=[.A894]/1000/(60*60*24)" office:value-type="time" office:time-value="PT03H57M50.041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4.02" calcext:value-type="float">
            <text:p>964.02</text:p>
          </table:table-cell>
          <table:table-cell office:value-type="float" office:value="1183.33" calcext:value-type="float">
            <text:p>1183.33</text:p>
          </table:table-cell>
        </table:table-row>
        <table:table-row table:style-name="ro1">
          <table:table-cell office:value-type="float" office:value="14286041" calcext:value-type="float">
            <text:p>14286041</text:p>
          </table:table-cell>
          <table:table-cell table:formula="of:=[.A895]/1000/(60*60*24)" office:value-type="time" office:time-value="PT03H58M06.041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5.08" calcext:value-type="float">
            <text:p>965.08</text:p>
          </table:table-cell>
          <table:table-cell office:value-type="float" office:value="1184.61" calcext:value-type="float">
            <text:p>1184.61</text:p>
          </table:table-cell>
        </table:table-row>
        <table:table-row table:style-name="ro1">
          <table:table-cell office:value-type="float" office:value="14302041" calcext:value-type="float">
            <text:p>14302041</text:p>
          </table:table-cell>
          <table:table-cell table:formula="of:=[.A896]/1000/(60*60*24)" office:value-type="time" office:time-value="PT03H58M22.041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966.14" calcext:value-type="float">
            <text:p>966.14</text:p>
          </table:table-cell>
          <table:table-cell office:value-type="float" office:value="1185.88" calcext:value-type="float">
            <text:p>1185.88</text:p>
          </table:table-cell>
        </table:table-row>
        <table:table-row table:style-name="ro1">
          <table:table-cell office:value-type="float" office:value="14318041" calcext:value-type="float">
            <text:p>14318041</text:p>
          </table:table-cell>
          <table:table-cell table:formula="of:=[.A897]/1000/(60*60*24)" office:value-type="time" office:time-value="PT03H58M38.041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7.2" calcext:value-type="float">
            <text:p>967.2</text:p>
          </table:table-cell>
          <table:table-cell office:value-type="float" office:value="1187.16" calcext:value-type="float">
            <text:p>1187.16</text:p>
          </table:table-cell>
        </table:table-row>
        <table:table-row table:style-name="ro1">
          <table:table-cell office:value-type="float" office:value="14334041" calcext:value-type="float">
            <text:p>14334041</text:p>
          </table:table-cell>
          <table:table-cell table:formula="of:=[.A898]/1000/(60*60*24)" office:value-type="time" office:time-value="PT03H58M54.041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68.26" calcext:value-type="float">
            <text:p>968.26</text:p>
          </table:table-cell>
          <table:table-cell office:value-type="float" office:value="1188.44" calcext:value-type="float">
            <text:p>1188.44</text:p>
          </table:table-cell>
        </table:table-row>
        <table:table-row table:style-name="ro1">
          <table:table-cell office:value-type="float" office:value="14350041" calcext:value-type="float">
            <text:p>14350041</text:p>
          </table:table-cell>
          <table:table-cell table:formula="of:=[.A899]/1000/(60*60*24)" office:value-type="time" office:time-value="PT03H59M10.041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69.32" calcext:value-type="float">
            <text:p>969.32</text:p>
          </table:table-cell>
          <table:table-cell office:value-type="float" office:value="1189.71" calcext:value-type="float">
            <text:p>1189.71</text:p>
          </table:table-cell>
        </table:table-row>
        <table:table-row table:style-name="ro1">
          <table:table-cell office:value-type="float" office:value="14366041" calcext:value-type="float">
            <text:p>14366041</text:p>
          </table:table-cell>
          <table:table-cell table:formula="of:=[.A900]/1000/(60*60*24)" office:value-type="time" office:time-value="PT03H59M26.041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0.38" calcext:value-type="float">
            <text:p>970.38</text:p>
          </table:table-cell>
          <table:table-cell office:value-type="float" office:value="1190.99" calcext:value-type="float">
            <text:p>1190.99</text:p>
          </table:table-cell>
        </table:table-row>
        <table:table-row table:style-name="ro1">
          <table:table-cell office:value-type="float" office:value="14382041" calcext:value-type="float">
            <text:p>14382041</text:p>
          </table:table-cell>
          <table:table-cell table:formula="of:=[.A901]/1000/(60*60*24)" office:value-type="time" office:time-value="PT03H59M42.041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1.44" calcext:value-type="float">
            <text:p>971.44</text:p>
          </table:table-cell>
          <table:table-cell office:value-type="float" office:value="1192.27" calcext:value-type="float">
            <text:p>1192.27</text:p>
          </table:table-cell>
        </table:table-row>
        <table:table-row table:style-name="ro1">
          <table:table-cell office:value-type="float" office:value="14398041" calcext:value-type="float">
            <text:p>14398041</text:p>
          </table:table-cell>
          <table:table-cell table:formula="of:=[.A902]/1000/(60*60*24)" office:value-type="time" office:time-value="PT03H59M58.041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2.5" calcext:value-type="float">
            <text:p>972.5</text:p>
          </table:table-cell>
          <table:table-cell office:value-type="float" office:value="1193.55" calcext:value-type="float">
            <text:p>1193.55</text:p>
          </table:table-cell>
        </table:table-row>
        <table:table-row table:style-name="ro1">
          <table:table-cell office:value-type="float" office:value="14414041" calcext:value-type="float">
            <text:p>14414041</text:p>
          </table:table-cell>
          <table:table-cell table:formula="of:=[.A903]/1000/(60*60*24)" office:value-type="time" office:time-value="PT04H00M14.041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3.56" calcext:value-type="float">
            <text:p>973.56</text:p>
          </table:table-cell>
          <table:table-cell office:value-type="float" office:value="1194.82" calcext:value-type="float">
            <text:p>1194.82</text:p>
          </table:table-cell>
        </table:table-row>
        <table:table-row table:style-name="ro1">
          <table:table-cell office:value-type="float" office:value="14430041" calcext:value-type="float">
            <text:p>14430041</text:p>
          </table:table-cell>
          <table:table-cell table:formula="of:=[.A904]/1000/(60*60*24)" office:value-type="time" office:time-value="PT04H00M30.041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4.62" calcext:value-type="float">
            <text:p>974.62</text:p>
          </table:table-cell>
          <table:table-cell office:value-type="float" office:value="1196.1" calcext:value-type="float">
            <text:p>1196.1</text:p>
          </table:table-cell>
        </table:table-row>
        <table:table-row table:style-name="ro1">
          <table:table-cell office:value-type="float" office:value="14446041" calcext:value-type="float">
            <text:p>14446041</text:p>
          </table:table-cell>
          <table:table-cell table:formula="of:=[.A905]/1000/(60*60*24)" office:value-type="time" office:time-value="PT04H00M46.041S" calcext:value-type="time">
            <text:p>04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5.68" calcext:value-type="float">
            <text:p>975.68</text:p>
          </table:table-cell>
          <table:table-cell office:value-type="float" office:value="1197.38" calcext:value-type="float">
            <text:p>1197.38</text:p>
          </table:table-cell>
        </table:table-row>
        <table:table-row table:style-name="ro1">
          <table:table-cell office:value-type="float" office:value="14462041" calcext:value-type="float">
            <text:p>14462041</text:p>
          </table:table-cell>
          <table:table-cell table:formula="of:=[.A906]/1000/(60*60*24)" office:value-type="time" office:time-value="PT04H01M02.041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6.74" calcext:value-type="float">
            <text:p>976.74</text:p>
          </table:table-cell>
          <table:table-cell office:value-type="float" office:value="1198.65" calcext:value-type="float">
            <text:p>1198.65</text:p>
          </table:table-cell>
        </table:table-row>
        <table:table-row table:style-name="ro1">
          <table:table-cell office:value-type="float" office:value="14478041" calcext:value-type="float">
            <text:p>14478041</text:p>
          </table:table-cell>
          <table:table-cell table:formula="of:=[.A907]/1000/(60*60*24)" office:value-type="time" office:time-value="PT04H01M18.041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7.8" calcext:value-type="float">
            <text:p>977.8</text:p>
          </table:table-cell>
          <table:table-cell office:value-type="float" office:value="1199.93" calcext:value-type="float">
            <text:p>1199.93</text:p>
          </table:table-cell>
        </table:table-row>
        <table:table-row table:style-name="ro1">
          <table:table-cell office:value-type="float" office:value="14494041" calcext:value-type="float">
            <text:p>14494041</text:p>
          </table:table-cell>
          <table:table-cell table:formula="of:=[.A908]/1000/(60*60*24)" office:value-type="time" office:time-value="PT04H01M34.041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8.87" calcext:value-type="float">
            <text:p>978.87</text:p>
          </table:table-cell>
          <table:table-cell office:value-type="float" office:value="1201.21" calcext:value-type="float">
            <text:p>1201.21</text:p>
          </table:table-cell>
        </table:table-row>
        <table:table-row table:style-name="ro1">
          <table:table-cell office:value-type="float" office:value="14510041" calcext:value-type="float">
            <text:p>14510041</text:p>
          </table:table-cell>
          <table:table-cell table:formula="of:=[.A909]/1000/(60*60*24)" office:value-type="time" office:time-value="PT04H01M50.041S" calcext:value-type="time">
            <text:p>04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79.93" calcext:value-type="float">
            <text:p>979.93</text:p>
          </table:table-cell>
          <table:table-cell office:value-type="float" office:value="1202.48" calcext:value-type="float">
            <text:p>1202.48</text:p>
          </table:table-cell>
        </table:table-row>
        <table:table-row table:style-name="ro1">
          <table:table-cell office:value-type="float" office:value="14526041" calcext:value-type="float">
            <text:p>14526041</text:p>
          </table:table-cell>
          <table:table-cell table:formula="of:=[.A910]/1000/(60*60*24)" office:value-type="time" office:time-value="PT04H02M06.041S" calcext:value-type="time">
            <text:p>04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0.99" calcext:value-type="float">
            <text:p>980.99</text:p>
          </table:table-cell>
          <table:table-cell office:value-type="float" office:value="1203.76" calcext:value-type="float">
            <text:p>1203.76</text:p>
          </table:table-cell>
        </table:table-row>
        <table:table-row table:style-name="ro1">
          <table:table-cell office:value-type="float" office:value="14542041" calcext:value-type="float">
            <text:p>14542041</text:p>
          </table:table-cell>
          <table:table-cell table:formula="of:=[.A911]/1000/(60*60*24)" office:value-type="time" office:time-value="PT04H02M22.041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82.05" calcext:value-type="float">
            <text:p>982.05</text:p>
          </table:table-cell>
          <table:table-cell office:value-type="float" office:value="1205.04" calcext:value-type="float">
            <text:p>1205.04</text:p>
          </table:table-cell>
        </table:table-row>
        <table:table-row table:style-name="ro1">
          <table:table-cell office:value-type="float" office:value="14558041" calcext:value-type="float">
            <text:p>14558041</text:p>
          </table:table-cell>
          <table:table-cell table:formula="of:=[.A912]/1000/(60*60*24)" office:value-type="time" office:time-value="PT04H02M38.041S" calcext:value-type="time">
            <text:p>04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3.11" calcext:value-type="float">
            <text:p>983.11</text:p>
          </table:table-cell>
          <table:table-cell office:value-type="float" office:value="1206.31" calcext:value-type="float">
            <text:p>1206.31</text:p>
          </table:table-cell>
        </table:table-row>
        <table:table-row table:style-name="ro1">
          <table:table-cell office:value-type="float" office:value="14574041" calcext:value-type="float">
            <text:p>14574041</text:p>
          </table:table-cell>
          <table:table-cell table:formula="of:=[.A913]/1000/(60*60*24)" office:value-type="time" office:time-value="PT04H02M54.041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4.17" calcext:value-type="float">
            <text:p>984.17</text:p>
          </table:table-cell>
          <table:table-cell office:value-type="float" office:value="1207.59" calcext:value-type="float">
            <text:p>1207.59</text:p>
          </table:table-cell>
        </table:table-row>
        <table:table-row table:style-name="ro1">
          <table:table-cell office:value-type="float" office:value="14590041" calcext:value-type="float">
            <text:p>14590041</text:p>
          </table:table-cell>
          <table:table-cell table:formula="of:=[.A914]/1000/(60*60*24)" office:value-type="time" office:time-value="PT04H03M10.041S" calcext:value-type="time">
            <text:p>04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85.23" calcext:value-type="float">
            <text:p>985.23</text:p>
          </table:table-cell>
          <table:table-cell office:value-type="float" office:value="1208.87" calcext:value-type="float">
            <text:p>1208.87</text:p>
          </table:table-cell>
        </table:table-row>
        <table:table-row table:style-name="ro1">
          <table:table-cell office:value-type="float" office:value="14606041" calcext:value-type="float">
            <text:p>14606041</text:p>
          </table:table-cell>
          <table:table-cell table:formula="of:=[.A915]/1000/(60*60*24)" office:value-type="time" office:time-value="PT04H03M26.041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6.29" calcext:value-type="float">
            <text:p>986.29</text:p>
          </table:table-cell>
          <table:table-cell office:value-type="float" office:value="1210.14" calcext:value-type="float">
            <text:p>1210.14</text:p>
          </table:table-cell>
        </table:table-row>
        <table:table-row table:style-name="ro1">
          <table:table-cell office:value-type="float" office:value="14622041" calcext:value-type="float">
            <text:p>14622041</text:p>
          </table:table-cell>
          <table:table-cell table:formula="of:=[.A916]/1000/(60*60*24)" office:value-type="time" office:time-value="PT04H03M42.041S" calcext:value-type="time">
            <text:p>04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87.35" calcext:value-type="float">
            <text:p>987.35</text:p>
          </table:table-cell>
          <table:table-cell office:value-type="float" office:value="1211.42" calcext:value-type="float">
            <text:p>1211.42</text:p>
          </table:table-cell>
        </table:table-row>
        <table:table-row table:style-name="ro1">
          <table:table-cell office:value-type="float" office:value="14638041" calcext:value-type="float">
            <text:p>14638041</text:p>
          </table:table-cell>
          <table:table-cell table:formula="of:=[.A917]/1000/(60*60*24)" office:value-type="time" office:time-value="PT04H03M58.041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88.41" calcext:value-type="float">
            <text:p>988.41</text:p>
          </table:table-cell>
          <table:table-cell office:value-type="float" office:value="1212.7" calcext:value-type="float">
            <text:p>1212.7</text:p>
          </table:table-cell>
        </table:table-row>
        <table:table-row table:style-name="ro1">
          <table:table-cell office:value-type="float" office:value="14654041" calcext:value-type="float">
            <text:p>14654041</text:p>
          </table:table-cell>
          <table:table-cell table:formula="of:=[.A918]/1000/(60*60*24)" office:value-type="time" office:time-value="PT04H04M14.041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89.47" calcext:value-type="float">
            <text:p>989.47</text:p>
          </table:table-cell>
          <table:table-cell office:value-type="float" office:value="1213.97" calcext:value-type="float">
            <text:p>1213.97</text:p>
          </table:table-cell>
        </table:table-row>
        <table:table-row table:style-name="ro1">
          <table:table-cell office:value-type="float" office:value="14670041" calcext:value-type="float">
            <text:p>14670041</text:p>
          </table:table-cell>
          <table:table-cell table:formula="of:=[.A919]/1000/(60*60*24)" office:value-type="time" office:time-value="PT04H04M30.041S" calcext:value-type="time">
            <text:p>04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0.53" calcext:value-type="float">
            <text:p>990.53</text:p>
          </table:table-cell>
          <table:table-cell office:value-type="float" office:value="1215.25" calcext:value-type="float">
            <text:p>1215.25</text:p>
          </table:table-cell>
        </table:table-row>
        <table:table-row table:style-name="ro1">
          <table:table-cell office:value-type="float" office:value="14686041" calcext:value-type="float">
            <text:p>14686041</text:p>
          </table:table-cell>
          <table:table-cell table:formula="of:=[.A920]/1000/(60*60*24)" office:value-type="time" office:time-value="PT04H04M46.041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91.59" calcext:value-type="float">
            <text:p>991.59</text:p>
          </table:table-cell>
          <table:table-cell office:value-type="float" office:value="1216.52" calcext:value-type="float">
            <text:p>1216.52</text:p>
          </table:table-cell>
        </table:table-row>
        <table:table-row table:style-name="ro1">
          <table:table-cell office:value-type="float" office:value="14702041" calcext:value-type="float">
            <text:p>14702041</text:p>
          </table:table-cell>
          <table:table-cell table:formula="of:=[.A921]/1000/(60*60*24)" office:value-type="time" office:time-value="PT04H05M02.041S" calcext:value-type="time">
            <text:p>04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2.65" calcext:value-type="float">
            <text:p>992.65</text:p>
          </table:table-cell>
          <table:table-cell office:value-type="float" office:value="1217.8" calcext:value-type="float">
            <text:p>1217.8</text:p>
          </table:table-cell>
        </table:table-row>
        <table:table-row table:style-name="ro1">
          <table:table-cell office:value-type="float" office:value="14718041" calcext:value-type="float">
            <text:p>14718041</text:p>
          </table:table-cell>
          <table:table-cell table:formula="of:=[.A922]/1000/(60*60*24)" office:value-type="time" office:time-value="PT04H05M18.041S" calcext:value-type="time">
            <text:p>04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3.71" calcext:value-type="float">
            <text:p>993.71</text:p>
          </table:table-cell>
          <table:table-cell office:value-type="float" office:value="1219.07" calcext:value-type="float">
            <text:p>1219.07</text:p>
          </table:table-cell>
        </table:table-row>
        <table:table-row table:style-name="ro1">
          <table:table-cell office:value-type="float" office:value="14734041" calcext:value-type="float">
            <text:p>14734041</text:p>
          </table:table-cell>
          <table:table-cell table:formula="of:=[.A923]/1000/(60*60*24)" office:value-type="time" office:time-value="PT04H05M34.041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4.77" calcext:value-type="float">
            <text:p>994.77</text:p>
          </table:table-cell>
          <table:table-cell office:value-type="float" office:value="1220.35" calcext:value-type="float">
            <text:p>1220.35</text:p>
          </table:table-cell>
        </table:table-row>
        <table:table-row table:style-name="ro1">
          <table:table-cell office:value-type="float" office:value="14750041" calcext:value-type="float">
            <text:p>14750041</text:p>
          </table:table-cell>
          <table:table-cell table:formula="of:=[.A924]/1000/(60*60*24)" office:value-type="time" office:time-value="PT04H05M50.041S" calcext:value-type="time">
            <text:p>04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5.82" calcext:value-type="float">
            <text:p>995.82</text:p>
          </table:table-cell>
          <table:table-cell office:value-type="float" office:value="1221.62" calcext:value-type="float">
            <text:p>1221.62</text:p>
          </table:table-cell>
        </table:table-row>
        <table:table-row table:style-name="ro1">
          <table:table-cell office:value-type="float" office:value="14766041" calcext:value-type="float">
            <text:p>14766041</text:p>
          </table:table-cell>
          <table:table-cell table:formula="of:=[.A925]/1000/(60*60*24)" office:value-type="time" office:time-value="PT04H06M06.041S" calcext:value-type="time">
            <text:p>04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6.88" calcext:value-type="float">
            <text:p>996.88</text:p>
          </table:table-cell>
          <table:table-cell office:value-type="float" office:value="1222.9" calcext:value-type="float">
            <text:p>1222.9</text:p>
          </table:table-cell>
        </table:table-row>
        <table:table-row table:style-name="ro1">
          <table:table-cell office:value-type="float" office:value="14782041" calcext:value-type="float">
            <text:p>14782041</text:p>
          </table:table-cell>
          <table:table-cell table:formula="of:=[.A926]/1000/(60*60*24)" office:value-type="time" office:time-value="PT04H06M22.041S" calcext:value-type="time">
            <text:p>04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7.94" calcext:value-type="float">
            <text:p>997.94</text:p>
          </table:table-cell>
          <table:table-cell office:value-type="float" office:value="1224.17" calcext:value-type="float">
            <text:p>1224.17</text:p>
          </table:table-cell>
        </table:table-row>
        <table:table-row table:style-name="ro1">
          <table:table-cell office:value-type="float" office:value="14798041" calcext:value-type="float">
            <text:p>14798041</text:p>
          </table:table-cell>
          <table:table-cell table:formula="of:=[.A927]/1000/(60*60*24)" office:value-type="time" office:time-value="PT04H06M38.041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99" calcext:value-type="float">
            <text:p>999</text:p>
          </table:table-cell>
          <table:table-cell office:value-type="float" office:value="1225.45" calcext:value-type="float">
            <text:p>1225.45</text:p>
          </table:table-cell>
        </table:table-row>
        <table:table-row table:style-name="ro1">
          <table:table-cell office:value-type="float" office:value="14814041" calcext:value-type="float">
            <text:p>14814041</text:p>
          </table:table-cell>
          <table:table-cell table:formula="of:=[.A928]/1000/(60*60*24)" office:value-type="time" office:time-value="PT04H06M54.041S" calcext:value-type="time">
            <text:p>04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0.06" calcext:value-type="float">
            <text:p>1000.06</text:p>
          </table:table-cell>
          <table:table-cell office:value-type="float" office:value="1226.73" calcext:value-type="float">
            <text:p>1226.73</text:p>
          </table:table-cell>
        </table:table-row>
        <table:table-row table:style-name="ro1">
          <table:table-cell office:value-type="float" office:value="14830041" calcext:value-type="float">
            <text:p>14830041</text:p>
          </table:table-cell>
          <table:table-cell table:formula="of:=[.A929]/1000/(60*60*24)" office:value-type="time" office:time-value="PT04H07M10.041S" calcext:value-type="time">
            <text:p>04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01.12" calcext:value-type="float">
            <text:p>1001.1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4846041" calcext:value-type="float">
            <text:p>14846041</text:p>
          </table:table-cell>
          <table:table-cell table:formula="of:=[.A930]/1000/(60*60*24)" office:value-type="time" office:time-value="PT04H07M26.041S" calcext:value-type="time">
            <text:p>04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2.18" calcext:value-type="float">
            <text:p>1002.18</text:p>
          </table:table-cell>
          <table:table-cell office:value-type="float" office:value="1229.28" calcext:value-type="float">
            <text:p>1229.28</text:p>
          </table:table-cell>
        </table:table-row>
        <table:table-row table:style-name="ro1">
          <table:table-cell office:value-type="float" office:value="14862041" calcext:value-type="float">
            <text:p>14862041</text:p>
          </table:table-cell>
          <table:table-cell table:formula="of:=[.A931]/1000/(60*60*24)" office:value-type="time" office:time-value="PT04H07M42.041S" calcext:value-type="time">
            <text:p>04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3.24" calcext:value-type="float">
            <text:p>1003.24</text:p>
          </table:table-cell>
          <table:table-cell office:value-type="float" office:value="1230.55" calcext:value-type="float">
            <text:p>1230.55</text:p>
          </table:table-cell>
        </table:table-row>
        <table:table-row table:style-name="ro1">
          <table:table-cell office:value-type="float" office:value="14878041" calcext:value-type="float">
            <text:p>14878041</text:p>
          </table:table-cell>
          <table:table-cell table:formula="of:=[.A932]/1000/(60*60*24)" office:value-type="time" office:time-value="PT04H07M58.041S" calcext:value-type="time">
            <text:p>04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4.3" calcext:value-type="float">
            <text:p>1004.3</text:p>
          </table:table-cell>
          <table:table-cell office:value-type="float" office:value="1231.83" calcext:value-type="float">
            <text:p>1231.83</text:p>
          </table:table-cell>
        </table:table-row>
        <table:table-row table:style-name="ro1">
          <table:table-cell office:value-type="float" office:value="14894041" calcext:value-type="float">
            <text:p>14894041</text:p>
          </table:table-cell>
          <table:table-cell table:formula="of:=[.A933]/1000/(60*60*24)" office:value-type="time" office:time-value="PT04H08M14.041S" calcext:value-type="time">
            <text:p>04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5.36" calcext:value-type="float">
            <text:p>1005.36</text:p>
          </table:table-cell>
          <table:table-cell office:value-type="float" office:value="1233.1" calcext:value-type="float">
            <text:p>1233.1</text:p>
          </table:table-cell>
        </table:table-row>
        <table:table-row table:style-name="ro1">
          <table:table-cell office:value-type="float" office:value="14910041" calcext:value-type="float">
            <text:p>14910041</text:p>
          </table:table-cell>
          <table:table-cell table:formula="of:=[.A934]/1000/(60*60*24)" office:value-type="time" office:time-value="PT04H08M30.041S" calcext:value-type="time">
            <text:p>04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1234.38" calcext:value-type="float">
            <text:p>1234.38</text:p>
          </table:table-cell>
        </table:table-row>
        <table:table-row table:style-name="ro1">
          <table:table-cell office:value-type="float" office:value="14926041" calcext:value-type="float">
            <text:p>14926041</text:p>
          </table:table-cell>
          <table:table-cell table:formula="of:=[.A935]/1000/(60*60*24)" office:value-type="time" office:time-value="PT04H08M46.041S" calcext:value-type="time">
            <text:p>04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1235.65" calcext:value-type="float">
            <text:p>1235.65</text:p>
          </table:table-cell>
        </table:table-row>
        <table:table-row table:style-name="ro1">
          <table:table-cell office:value-type="float" office:value="14942041" calcext:value-type="float">
            <text:p>14942041</text:p>
          </table:table-cell>
          <table:table-cell table:formula="of:=[.A936]/1000/(60*60*24)" office:value-type="time" office:time-value="PT04H09M02.041S" calcext:value-type="time">
            <text:p>04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8.54" calcext:value-type="float">
            <text:p>1008.54</text:p>
          </table:table-cell>
          <table:table-cell office:value-type="float" office:value="1236.92" calcext:value-type="float">
            <text:p>1236.92</text:p>
          </table:table-cell>
        </table:table-row>
        <table:table-row table:style-name="ro1">
          <table:table-cell office:value-type="float" office:value="14958041" calcext:value-type="float">
            <text:p>14958041</text:p>
          </table:table-cell>
          <table:table-cell table:formula="of:=[.A937]/1000/(60*60*24)" office:value-type="time" office:time-value="PT04H09M18.041S" calcext:value-type="time">
            <text:p>04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09.6" calcext:value-type="float">
            <text:p>1009.6</text:p>
          </table:table-cell>
          <table:table-cell office:value-type="float" office:value="1238.2" calcext:value-type="float">
            <text:p>1238.2</text:p>
          </table:table-cell>
        </table:table-row>
        <table:table-row table:style-name="ro1">
          <table:table-cell office:value-type="float" office:value="14974041" calcext:value-type="float">
            <text:p>14974041</text:p>
          </table:table-cell>
          <table:table-cell table:formula="of:=[.A938]/1000/(60*60*24)" office:value-type="time" office:time-value="PT04H09M34.041S" calcext:value-type="time">
            <text:p>04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10.66" calcext:value-type="float">
            <text:p>1010.66</text:p>
          </table:table-cell>
          <table:table-cell office:value-type="float" office:value="1239.47" calcext:value-type="float">
            <text:p>1239.47</text:p>
          </table:table-cell>
        </table:table-row>
        <table:table-row table:style-name="ro1">
          <table:table-cell office:value-type="float" office:value="14990041" calcext:value-type="float">
            <text:p>14990041</text:p>
          </table:table-cell>
          <table:table-cell table:formula="of:=[.A939]/1000/(60*60*24)" office:value-type="time" office:time-value="PT04H09M50.041S" calcext:value-type="time">
            <text:p>04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11.72" calcext:value-type="float">
            <text:p>1011.72</text:p>
          </table:table-cell>
          <table:table-cell office:value-type="float" office:value="1240.75" calcext:value-type="float">
            <text:p>1240.75</text:p>
          </table:table-cell>
        </table:table-row>
        <table:table-row table:style-name="ro1">
          <table:table-cell office:value-type="float" office:value="15006041" calcext:value-type="float">
            <text:p>15006041</text:p>
          </table:table-cell>
          <table:table-cell table:formula="of:=[.A940]/1000/(60*60*24)" office:value-type="time" office:time-value="PT04H10M06.041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12.78" calcext:value-type="float">
            <text:p>1012.78</text:p>
          </table:table-cell>
          <table:table-cell office:value-type="float" office:value="1242.02" calcext:value-type="float">
            <text:p>1242.02</text:p>
          </table:table-cell>
        </table:table-row>
        <table:table-row table:style-name="ro1">
          <table:table-cell office:value-type="float" office:value="15022041" calcext:value-type="float">
            <text:p>15022041</text:p>
          </table:table-cell>
          <table:table-cell table:formula="of:=[.A941]/1000/(60*60*24)" office:value-type="time" office:time-value="PT04H10M22.041S" calcext:value-type="time">
            <text:p>04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13.84" calcext:value-type="float">
            <text:p>1013.84</text:p>
          </table:table-cell>
          <table:table-cell office:value-type="float" office:value="1243.3" calcext:value-type="float">
            <text:p>1243.3</text:p>
          </table:table-cell>
        </table:table-row>
        <table:table-row table:style-name="ro1">
          <table:table-cell office:value-type="float" office:value="15038041" calcext:value-type="float">
            <text:p>15038041</text:p>
          </table:table-cell>
          <table:table-cell table:formula="of:=[.A942]/1000/(60*60*24)" office:value-type="time" office:time-value="PT04H10M38.041S" calcext:value-type="time">
            <text:p>04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14.9" calcext:value-type="float">
            <text:p>1014.9</text:p>
          </table:table-cell>
          <table:table-cell office:value-type="float" office:value="1244.57" calcext:value-type="float">
            <text:p>1244.57</text:p>
          </table:table-cell>
        </table:table-row>
        <table:table-row table:style-name="ro1">
          <table:table-cell office:value-type="float" office:value="15054041" calcext:value-type="float">
            <text:p>15054041</text:p>
          </table:table-cell>
          <table:table-cell table:formula="of:=[.A943]/1000/(60*60*24)" office:value-type="time" office:time-value="PT04H10M54.041S" calcext:value-type="time">
            <text:p>04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15.96" calcext:value-type="float">
            <text:p>1015.96</text:p>
          </table:table-cell>
          <table:table-cell office:value-type="float" office:value="1245.85" calcext:value-type="float">
            <text:p>1245.85</text:p>
          </table:table-cell>
        </table:table-row>
        <table:table-row table:style-name="ro1">
          <table:table-cell office:value-type="float" office:value="15070041" calcext:value-type="float">
            <text:p>15070041</text:p>
          </table:table-cell>
          <table:table-cell table:formula="of:=[.A944]/1000/(60*60*24)" office:value-type="time" office:time-value="PT04H11M10.041S" calcext:value-type="time">
            <text:p>04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17.02" calcext:value-type="float">
            <text:p>1017.02</text:p>
          </table:table-cell>
          <table:table-cell office:value-type="float" office:value="1247.12" calcext:value-type="float">
            <text:p>1247.12</text:p>
          </table:table-cell>
        </table:table-row>
        <table:table-row table:style-name="ro1">
          <table:table-cell office:value-type="float" office:value="15086041" calcext:value-type="float">
            <text:p>15086041</text:p>
          </table:table-cell>
          <table:table-cell table:formula="of:=[.A945]/1000/(60*60*24)" office:value-type="time" office:time-value="PT04H11M26.041S" calcext:value-type="time">
            <text:p>04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1248.4" calcext:value-type="float">
            <text:p>1248.4</text:p>
          </table:table-cell>
        </table:table-row>
        <table:table-row table:style-name="ro1">
          <table:table-cell office:value-type="float" office:value="15102041" calcext:value-type="float">
            <text:p>15102041</text:p>
          </table:table-cell>
          <table:table-cell table:formula="of:=[.A946]/1000/(60*60*24)" office:value-type="time" office:time-value="PT04H11M42.041S" calcext:value-type="time">
            <text:p>04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19.14" calcext:value-type="float">
            <text:p>1019.14</text:p>
          </table:table-cell>
          <table:table-cell office:value-type="float" office:value="1249.67" calcext:value-type="float">
            <text:p>1249.67</text:p>
          </table:table-cell>
        </table:table-row>
        <table:table-row table:style-name="ro1">
          <table:table-cell office:value-type="float" office:value="15118041" calcext:value-type="float">
            <text:p>15118041</text:p>
          </table:table-cell>
          <table:table-cell table:formula="of:=[.A947]/1000/(60*60*24)" office:value-type="time" office:time-value="PT04H11M58.041S" calcext:value-type="time">
            <text:p>04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20.2" calcext:value-type="float">
            <text:p>1020.2</text:p>
          </table:table-cell>
          <table:table-cell office:value-type="float" office:value="1250.94" calcext:value-type="float">
            <text:p>1250.94</text:p>
          </table:table-cell>
        </table:table-row>
        <table:table-row table:style-name="ro1">
          <table:table-cell office:value-type="float" office:value="15134041" calcext:value-type="float">
            <text:p>15134041</text:p>
          </table:table-cell>
          <table:table-cell table:formula="of:=[.A948]/1000/(60*60*24)" office:value-type="time" office:time-value="PT04H12M14.041S" calcext:value-type="time">
            <text:p>04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21.26" calcext:value-type="float">
            <text:p>1021.26</text:p>
          </table:table-cell>
          <table:table-cell office:value-type="float" office:value="1252.22" calcext:value-type="float">
            <text:p>1252.22</text:p>
          </table:table-cell>
        </table:table-row>
        <table:table-row table:style-name="ro1">
          <table:table-cell office:value-type="float" office:value="15150041" calcext:value-type="float">
            <text:p>15150041</text:p>
          </table:table-cell>
          <table:table-cell table:formula="of:=[.A949]/1000/(60*60*24)" office:value-type="time" office:time-value="PT04H12M30.041S" calcext:value-type="time">
            <text:p>04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22.32" calcext:value-type="float">
            <text:p>1022.32</text:p>
          </table:table-cell>
          <table:table-cell office:value-type="float" office:value="1253.49" calcext:value-type="float">
            <text:p>1253.49</text:p>
          </table:table-cell>
        </table:table-row>
        <table:table-row table:style-name="ro1">
          <table:table-cell office:value-type="float" office:value="15166041" calcext:value-type="float">
            <text:p>15166041</text:p>
          </table:table-cell>
          <table:table-cell table:formula="of:=[.A950]/1000/(60*60*24)" office:value-type="time" office:time-value="PT04H12M46.041S" calcext:value-type="time">
            <text:p>04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023.37" calcext:value-type="float">
            <text:p>1023.37</text:p>
          </table:table-cell>
          <table:table-cell office:value-type="float" office:value="1254.76" calcext:value-type="float">
            <text:p>1254.76</text:p>
          </table:table-cell>
        </table:table-row>
        <table:table-row table:style-name="ro1">
          <table:table-cell office:value-type="float" office:value="15182041" calcext:value-type="float">
            <text:p>15182041</text:p>
          </table:table-cell>
          <table:table-cell table:formula="of:=[.A951]/1000/(60*60*24)" office:value-type="time" office:time-value="PT04H13M02.041S" calcext:value-type="time">
            <text:p>04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24.43" calcext:value-type="float">
            <text:p>1024.43</text:p>
          </table:table-cell>
          <table:table-cell office:value-type="float" office:value="1256.04" calcext:value-type="float">
            <text:p>1256.04</text:p>
          </table:table-cell>
        </table:table-row>
        <table:table-row table:style-name="ro1">
          <table:table-cell office:value-type="float" office:value="15198041" calcext:value-type="float">
            <text:p>15198041</text:p>
          </table:table-cell>
          <table:table-cell table:formula="of:=[.A952]/1000/(60*60*24)" office:value-type="time" office:time-value="PT04H13M18.041S" calcext:value-type="time">
            <text:p>04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25.49" calcext:value-type="float">
            <text:p>1025.49</text:p>
          </table:table-cell>
          <table:table-cell office:value-type="float" office:value="1257.31" calcext:value-type="float">
            <text:p>1257.31</text:p>
          </table:table-cell>
        </table:table-row>
        <table:table-row table:style-name="ro1">
          <table:table-cell office:value-type="float" office:value="15214041" calcext:value-type="float">
            <text:p>15214041</text:p>
          </table:table-cell>
          <table:table-cell table:formula="of:=[.A953]/1000/(60*60*24)" office:value-type="time" office:time-value="PT04H13M34.041S" calcext:value-type="time">
            <text:p>04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026.55" calcext:value-type="float">
            <text:p>1026.55</text:p>
          </table:table-cell>
          <table:table-cell office:value-type="float" office:value="1258.59" calcext:value-type="float">
            <text:p>1258.59</text:p>
          </table:table-cell>
        </table:table-row>
        <table:table-row table:style-name="ro1">
          <table:table-cell office:value-type="float" office:value="15230041" calcext:value-type="float">
            <text:p>15230041</text:p>
          </table:table-cell>
          <table:table-cell table:formula="of:=[.A954]/1000/(60*60*24)" office:value-type="time" office:time-value="PT04H13M50.041S" calcext:value-type="time">
            <text:p>04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27.61" calcext:value-type="float">
            <text:p>1027.61</text:p>
          </table:table-cell>
          <table:table-cell office:value-type="float" office:value="1259.86" calcext:value-type="float">
            <text:p>1259.86</text:p>
          </table:table-cell>
        </table:table-row>
        <table:table-row table:style-name="ro1">
          <table:table-cell office:value-type="float" office:value="15246041" calcext:value-type="float">
            <text:p>15246041</text:p>
          </table:table-cell>
          <table:table-cell table:formula="of:=[.A955]/1000/(60*60*24)" office:value-type="time" office:time-value="PT04H14M06.041S" calcext:value-type="time">
            <text:p>04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028.67" calcext:value-type="float">
            <text:p>1028.67</text:p>
          </table:table-cell>
          <table:table-cell office:value-type="float" office:value="1261.13" calcext:value-type="float">
            <text:p>1261.13</text:p>
          </table:table-cell>
        </table:table-row>
        <table:table-row table:style-name="ro1">
          <table:table-cell office:value-type="float" office:value="15262041" calcext:value-type="float">
            <text:p>15262041</text:p>
          </table:table-cell>
          <table:table-cell table:formula="of:=[.A956]/1000/(60*60*24)" office:value-type="time" office:time-value="PT04H14M22.041S" calcext:value-type="time">
            <text:p>04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29.73" calcext:value-type="float">
            <text:p>1029.73</text:p>
          </table:table-cell>
          <table:table-cell office:value-type="float" office:value="1262.4" calcext:value-type="float">
            <text:p>1262.4</text:p>
          </table:table-cell>
        </table:table-row>
        <table:table-row table:style-name="ro1">
          <table:table-cell office:value-type="float" office:value="15278041" calcext:value-type="float">
            <text:p>15278041</text:p>
          </table:table-cell>
          <table:table-cell table:formula="of:=[.A957]/1000/(60*60*24)" office:value-type="time" office:time-value="PT04H14M38.041S" calcext:value-type="time">
            <text:p>04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30.79" calcext:value-type="float">
            <text:p>1030.79</text:p>
          </table:table-cell>
          <table:table-cell office:value-type="float" office:value="1263.68" calcext:value-type="float">
            <text:p>1263.68</text:p>
          </table:table-cell>
        </table:table-row>
        <table:table-row table:style-name="ro1">
          <table:table-cell office:value-type="float" office:value="15294041" calcext:value-type="float">
            <text:p>15294041</text:p>
          </table:table-cell>
          <table:table-cell table:formula="of:=[.A958]/1000/(60*60*24)" office:value-type="time" office:time-value="PT04H14M54.041S" calcext:value-type="time">
            <text:p>04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31.85" calcext:value-type="float">
            <text:p>1031.85</text:p>
          </table:table-cell>
          <table:table-cell office:value-type="float" office:value="1264.95" calcext:value-type="float">
            <text:p>1264.95</text:p>
          </table:table-cell>
        </table:table-row>
        <table:table-row table:style-name="ro1">
          <table:table-cell office:value-type="float" office:value="15310041" calcext:value-type="float">
            <text:p>15310041</text:p>
          </table:table-cell>
          <table:table-cell table:formula="of:=[.A959]/1000/(60*60*24)" office:value-type="time" office:time-value="PT04H15M10.041S" calcext:value-type="time">
            <text:p>04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32.9" calcext:value-type="float">
            <text:p>1032.9</text:p>
          </table:table-cell>
          <table:table-cell office:value-type="float" office:value="1266.22" calcext:value-type="float">
            <text:p>1266.22</text:p>
          </table:table-cell>
        </table:table-row>
        <table:table-row table:style-name="ro1">
          <table:table-cell office:value-type="float" office:value="15326041" calcext:value-type="float">
            <text:p>15326041</text:p>
          </table:table-cell>
          <table:table-cell table:formula="of:=[.A960]/1000/(60*60*24)" office:value-type="time" office:time-value="PT04H15M26.041S" calcext:value-type="time">
            <text:p>04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33.96" calcext:value-type="float">
            <text:p>1033.96</text:p>
          </table:table-cell>
          <table:table-cell office:value-type="float" office:value="1267.49" calcext:value-type="float">
            <text:p>1267.49</text:p>
          </table:table-cell>
        </table:table-row>
        <table:table-row table:style-name="ro1">
          <table:table-cell office:value-type="float" office:value="15342041" calcext:value-type="float">
            <text:p>15342041</text:p>
          </table:table-cell>
          <table:table-cell table:formula="of:=[.A961]/1000/(60*60*24)" office:value-type="time" office:time-value="PT04H15M42.041S" calcext:value-type="time">
            <text:p>04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35.02" calcext:value-type="float">
            <text:p>1035.02</text:p>
          </table:table-cell>
          <table:table-cell office:value-type="float" office:value="1268.77" calcext:value-type="float">
            <text:p>1268.77</text:p>
          </table:table-cell>
        </table:table-row>
        <table:table-row table:style-name="ro1">
          <table:table-cell office:value-type="float" office:value="15358041" calcext:value-type="float">
            <text:p>15358041</text:p>
          </table:table-cell>
          <table:table-cell table:formula="of:=[.A962]/1000/(60*60*24)" office:value-type="time" office:time-value="PT04H15M58.041S" calcext:value-type="time">
            <text:p>04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36.08" calcext:value-type="float">
            <text:p>1036.08</text:p>
          </table:table-cell>
          <table:table-cell office:value-type="float" office:value="1270.04" calcext:value-type="float">
            <text:p>1270.04</text:p>
          </table:table-cell>
        </table:table-row>
        <table:table-row table:style-name="ro1">
          <table:table-cell office:value-type="float" office:value="15374041" calcext:value-type="float">
            <text:p>15374041</text:p>
          </table:table-cell>
          <table:table-cell table:formula="of:=[.A963]/1000/(60*60*24)" office:value-type="time" office:time-value="PT04H16M14.041S" calcext:value-type="time">
            <text:p>04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37.14" calcext:value-type="float">
            <text:p>1037.14</text:p>
          </table:table-cell>
          <table:table-cell office:value-type="float" office:value="1271.31" calcext:value-type="float">
            <text:p>1271.31</text:p>
          </table:table-cell>
        </table:table-row>
        <table:table-row table:style-name="ro1">
          <table:table-cell office:value-type="float" office:value="15390041" calcext:value-type="float">
            <text:p>15390041</text:p>
          </table:table-cell>
          <table:table-cell table:formula="of:=[.A964]/1000/(60*60*24)" office:value-type="time" office:time-value="PT04H16M30.041S" calcext:value-type="time">
            <text:p>04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38.2" calcext:value-type="float">
            <text:p>1038.2</text:p>
          </table:table-cell>
          <table:table-cell office:value-type="float" office:value="1272.59" calcext:value-type="float">
            <text:p>1272.59</text:p>
          </table:table-cell>
        </table:table-row>
        <table:table-row table:style-name="ro1">
          <table:table-cell office:value-type="float" office:value="15406041" calcext:value-type="float">
            <text:p>15406041</text:p>
          </table:table-cell>
          <table:table-cell table:formula="of:=[.A965]/1000/(60*60*24)" office:value-type="time" office:time-value="PT04H16M46.041S" calcext:value-type="time">
            <text:p>04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39.26" calcext:value-type="float">
            <text:p>1039.26</text:p>
          </table:table-cell>
          <table:table-cell office:value-type="float" office:value="1273.86" calcext:value-type="float">
            <text:p>1273.86</text:p>
          </table:table-cell>
        </table:table-row>
        <table:table-row table:style-name="ro1">
          <table:table-cell office:value-type="float" office:value="15422041" calcext:value-type="float">
            <text:p>15422041</text:p>
          </table:table-cell>
          <table:table-cell table:formula="of:=[.A966]/1000/(60*60*24)" office:value-type="time" office:time-value="PT04H17M02.041S" calcext:value-type="time">
            <text:p>04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40.32" calcext:value-type="float">
            <text:p>1040.32</text:p>
          </table:table-cell>
          <table:table-cell office:value-type="float" office:value="1275.13" calcext:value-type="float">
            <text:p>1275.13</text:p>
          </table:table-cell>
        </table:table-row>
        <table:table-row table:style-name="ro1">
          <table:table-cell office:value-type="float" office:value="15438041" calcext:value-type="float">
            <text:p>15438041</text:p>
          </table:table-cell>
          <table:table-cell table:formula="of:=[.A967]/1000/(60*60*24)" office:value-type="time" office:time-value="PT04H17M18.041S" calcext:value-type="time">
            <text:p>04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1.37" calcext:value-type="float">
            <text:p>1041.37</text:p>
          </table:table-cell>
          <table:table-cell office:value-type="float" office:value="1276.4" calcext:value-type="float">
            <text:p>1276.4</text:p>
          </table:table-cell>
        </table:table-row>
        <table:table-row table:style-name="ro1">
          <table:table-cell office:value-type="float" office:value="15454041" calcext:value-type="float">
            <text:p>15454041</text:p>
          </table:table-cell>
          <table:table-cell table:formula="of:=[.A968]/1000/(60*60*24)" office:value-type="time" office:time-value="PT04H17M34.041S" calcext:value-type="time">
            <text:p>04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42.43" calcext:value-type="float">
            <text:p>1042.43</text:p>
          </table:table-cell>
          <table:table-cell office:value-type="float" office:value="1277.68" calcext:value-type="float">
            <text:p>1277.68</text:p>
          </table:table-cell>
        </table:table-row>
        <table:table-row table:style-name="ro1">
          <table:table-cell office:value-type="float" office:value="15470041" calcext:value-type="float">
            <text:p>15470041</text:p>
          </table:table-cell>
          <table:table-cell table:formula="of:=[.A969]/1000/(60*60*24)" office:value-type="time" office:time-value="PT04H17M50.041S" calcext:value-type="time">
            <text:p>04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43.49" calcext:value-type="float">
            <text:p>1043.49</text:p>
          </table:table-cell>
          <table:table-cell office:value-type="float" office:value="1278.95" calcext:value-type="float">
            <text:p>1278.95</text:p>
          </table:table-cell>
        </table:table-row>
        <table:table-row table:style-name="ro1">
          <table:table-cell office:value-type="float" office:value="15486041" calcext:value-type="float">
            <text:p>15486041</text:p>
          </table:table-cell>
          <table:table-cell table:formula="of:=[.A970]/1000/(60*60*24)" office:value-type="time" office:time-value="PT04H18M06.041S" calcext:value-type="time">
            <text:p>04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4.55" calcext:value-type="float">
            <text:p>1044.55</text:p>
          </table:table-cell>
          <table:table-cell office:value-type="float" office:value="1280.22" calcext:value-type="float">
            <text:p>1280.22</text:p>
          </table:table-cell>
        </table:table-row>
        <table:table-row table:style-name="ro1">
          <table:table-cell office:value-type="float" office:value="15502041" calcext:value-type="float">
            <text:p>15502041</text:p>
          </table:table-cell>
          <table:table-cell table:formula="of:=[.A971]/1000/(60*60*24)" office:value-type="time" office:time-value="PT04H18M22.041S" calcext:value-type="time">
            <text:p>04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45.61" calcext:value-type="float">
            <text:p>1045.61</text:p>
          </table:table-cell>
          <table:table-cell office:value-type="float" office:value="1281.49" calcext:value-type="float">
            <text:p>1281.49</text:p>
          </table:table-cell>
        </table:table-row>
        <table:table-row table:style-name="ro1">
          <table:table-cell office:value-type="float" office:value="15518041" calcext:value-type="float">
            <text:p>15518041</text:p>
          </table:table-cell>
          <table:table-cell table:formula="of:=[.A972]/1000/(60*60*24)" office:value-type="time" office:time-value="PT04H18M38.041S" calcext:value-type="time">
            <text:p>04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046.67" calcext:value-type="float">
            <text:p>1046.67</text:p>
          </table:table-cell>
          <table:table-cell office:value-type="float" office:value="1282.76" calcext:value-type="float">
            <text:p>1282.76</text:p>
          </table:table-cell>
        </table:table-row>
        <table:table-row table:style-name="ro1">
          <table:table-cell office:value-type="float" office:value="15534041" calcext:value-type="float">
            <text:p>15534041</text:p>
          </table:table-cell>
          <table:table-cell table:formula="of:=[.A973]/1000/(60*60*24)" office:value-type="time" office:time-value="PT04H18M54.041S" calcext:value-type="time">
            <text:p>04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7.73" calcext:value-type="float">
            <text:p>1047.73</text:p>
          </table:table-cell>
          <table:table-cell office:value-type="float" office:value="1284.03" calcext:value-type="float">
            <text:p>1284.03</text:p>
          </table:table-cell>
        </table:table-row>
        <table:table-row table:style-name="ro1">
          <table:table-cell office:value-type="float" office:value="15550041" calcext:value-type="float">
            <text:p>15550041</text:p>
          </table:table-cell>
          <table:table-cell table:formula="of:=[.A974]/1000/(60*60*24)" office:value-type="time" office:time-value="PT04H19M10.041S" calcext:value-type="time">
            <text:p>04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8.79" calcext:value-type="float">
            <text:p>1048.79</text:p>
          </table:table-cell>
          <table:table-cell office:value-type="float" office:value="1285.3" calcext:value-type="float">
            <text:p>1285.3</text:p>
          </table:table-cell>
        </table:table-row>
        <table:table-row table:style-name="ro1">
          <table:table-cell office:value-type="float" office:value="15566041" calcext:value-type="float">
            <text:p>15566041</text:p>
          </table:table-cell>
          <table:table-cell table:formula="of:=[.A975]/1000/(60*60*24)" office:value-type="time" office:time-value="PT04H19M26.041S" calcext:value-type="time">
            <text:p>04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49.84" calcext:value-type="float">
            <text:p>1049.84</text:p>
          </table:table-cell>
          <table:table-cell office:value-type="float" office:value="1286.58" calcext:value-type="float">
            <text:p>1286.58</text:p>
          </table:table-cell>
        </table:table-row>
        <table:table-row table:style-name="ro1">
          <table:table-cell office:value-type="float" office:value="15582041" calcext:value-type="float">
            <text:p>15582041</text:p>
          </table:table-cell>
          <table:table-cell table:formula="of:=[.A976]/1000/(60*60*24)" office:value-type="time" office:time-value="PT04H19M42.041S" calcext:value-type="time">
            <text:p>04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50.9" calcext:value-type="float">
            <text:p>1050.9</text:p>
          </table:table-cell>
          <table:table-cell office:value-type="float" office:value="1287.85" calcext:value-type="float">
            <text:p>1287.85</text:p>
          </table:table-cell>
        </table:table-row>
        <table:table-row table:style-name="ro1">
          <table:table-cell office:value-type="float" office:value="15598041" calcext:value-type="float">
            <text:p>15598041</text:p>
          </table:table-cell>
          <table:table-cell table:formula="of:=[.A977]/1000/(60*60*24)" office:value-type="time" office:time-value="PT04H19M58.041S" calcext:value-type="time">
            <text:p>04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51.96" calcext:value-type="float">
            <text:p>1051.96</text:p>
          </table:table-cell>
          <table:table-cell office:value-type="float" office:value="1289.12" calcext:value-type="float">
            <text:p>1289.12</text:p>
          </table:table-cell>
        </table:table-row>
        <table:table-row table:style-name="ro1">
          <table:table-cell office:value-type="float" office:value="15614041" calcext:value-type="float">
            <text:p>15614041</text:p>
          </table:table-cell>
          <table:table-cell table:formula="of:=[.A978]/1000/(60*60*24)" office:value-type="time" office:time-value="PT04H20M14.041S" calcext:value-type="time">
            <text:p>04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53.02" calcext:value-type="float">
            <text:p>1053.02</text:p>
          </table:table-cell>
          <table:table-cell office:value-type="float" office:value="1290.4" calcext:value-type="float">
            <text:p>1290.4</text:p>
          </table:table-cell>
        </table:table-row>
        <table:table-row table:style-name="ro1">
          <table:table-cell office:value-type="float" office:value="15630041" calcext:value-type="float">
            <text:p>15630041</text:p>
          </table:table-cell>
          <table:table-cell table:formula="of:=[.A979]/1000/(60*60*24)" office:value-type="time" office:time-value="PT04H20M30.041S" calcext:value-type="time">
            <text:p>04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54.08" calcext:value-type="float">
            <text:p>1054.08</text:p>
          </table:table-cell>
          <table:table-cell office:value-type="float" office:value="1291.67" calcext:value-type="float">
            <text:p>1291.67</text:p>
          </table:table-cell>
        </table:table-row>
        <table:table-row table:style-name="ro1">
          <table:table-cell office:value-type="float" office:value="15646041" calcext:value-type="float">
            <text:p>15646041</text:p>
          </table:table-cell>
          <table:table-cell table:formula="of:=[.A980]/1000/(60*60*24)" office:value-type="time" office:time-value="PT04H20M46.041S" calcext:value-type="time">
            <text:p>04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55.14" calcext:value-type="float">
            <text:p>1055.14</text:p>
          </table:table-cell>
          <table:table-cell office:value-type="float" office:value="1292.94" calcext:value-type="float">
            <text:p>1292.94</text:p>
          </table:table-cell>
        </table:table-row>
        <table:table-row table:style-name="ro1">
          <table:table-cell office:value-type="float" office:value="15662041" calcext:value-type="float">
            <text:p>15662041</text:p>
          </table:table-cell>
          <table:table-cell table:formula="of:=[.A981]/1000/(60*60*24)" office:value-type="time" office:time-value="PT04H21M02.041S" calcext:value-type="time">
            <text:p>04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56.2" calcext:value-type="float">
            <text:p>1056.2</text:p>
          </table:table-cell>
          <table:table-cell office:value-type="float" office:value="1294.21" calcext:value-type="float">
            <text:p>1294.21</text:p>
          </table:table-cell>
        </table:table-row>
        <table:table-row table:style-name="ro1">
          <table:table-cell office:value-type="float" office:value="15678041" calcext:value-type="float">
            <text:p>15678041</text:p>
          </table:table-cell>
          <table:table-cell table:formula="of:=[.A982]/1000/(60*60*24)" office:value-type="time" office:time-value="PT04H21M18.041S" calcext:value-type="time">
            <text:p>04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057.25" calcext:value-type="float">
            <text:p>1057.25</text:p>
          </table:table-cell>
          <table:table-cell office:value-type="float" office:value="1295.48" calcext:value-type="float">
            <text:p>1295.48</text:p>
          </table:table-cell>
        </table:table-row>
        <table:table-row table:style-name="ro1">
          <table:table-cell office:value-type="float" office:value="15694041" calcext:value-type="float">
            <text:p>15694041</text:p>
          </table:table-cell>
          <table:table-cell table:formula="of:=[.A983]/1000/(60*60*24)" office:value-type="time" office:time-value="PT04H21M34.041S" calcext:value-type="time">
            <text:p>04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058.31" calcext:value-type="float">
            <text:p>1058.31</text:p>
          </table:table-cell>
          <table:table-cell office:value-type="float" office:value="1296.76" calcext:value-type="float">
            <text:p>1296.76</text:p>
          </table:table-cell>
        </table:table-row>
        <table:table-row table:style-name="ro1">
          <table:table-cell office:value-type="float" office:value="15710041" calcext:value-type="float">
            <text:p>15710041</text:p>
          </table:table-cell>
          <table:table-cell table:formula="of:=[.A984]/1000/(60*60*24)" office:value-type="time" office:time-value="PT04H21M50.041S" calcext:value-type="time">
            <text:p>04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59.37" calcext:value-type="float">
            <text:p>1059.37</text:p>
          </table:table-cell>
          <table:table-cell office:value-type="float" office:value="1298.03" calcext:value-type="float">
            <text:p>1298.03</text:p>
          </table:table-cell>
        </table:table-row>
        <table:table-row table:style-name="ro1">
          <table:table-cell office:value-type="float" office:value="15726041" calcext:value-type="float">
            <text:p>15726041</text:p>
          </table:table-cell>
          <table:table-cell table:formula="of:=[.A985]/1000/(60*60*24)" office:value-type="time" office:time-value="PT04H22M06.041S" calcext:value-type="time">
            <text:p>04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0.43" calcext:value-type="float">
            <text:p>1060.43</text:p>
          </table:table-cell>
          <table:table-cell office:value-type="float" office:value="1299.3" calcext:value-type="float">
            <text:p>1299.3</text:p>
          </table:table-cell>
        </table:table-row>
        <table:table-row table:style-name="ro1">
          <table:table-cell office:value-type="float" office:value="15742041" calcext:value-type="float">
            <text:p>15742041</text:p>
          </table:table-cell>
          <table:table-cell table:formula="of:=[.A986]/1000/(60*60*24)" office:value-type="time" office:time-value="PT04H22M22.041S" calcext:value-type="time">
            <text:p>04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061.49" calcext:value-type="float">
            <text:p>1061.49</text:p>
          </table:table-cell>
          <table:table-cell office:value-type="float" office:value="1300.57" calcext:value-type="float">
            <text:p>1300.57</text:p>
          </table:table-cell>
        </table:table-row>
        <table:table-row table:style-name="ro1">
          <table:table-cell office:value-type="float" office:value="15758041" calcext:value-type="float">
            <text:p>15758041</text:p>
          </table:table-cell>
          <table:table-cell table:formula="of:=[.A987]/1000/(60*60*24)" office:value-type="time" office:time-value="PT04H22M38.041S" calcext:value-type="time">
            <text:p>04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062.55" calcext:value-type="float">
            <text:p>1062.55</text:p>
          </table:table-cell>
          <table:table-cell office:value-type="float" office:value="1301.84" calcext:value-type="float">
            <text:p>1301.84</text:p>
          </table:table-cell>
        </table:table-row>
        <table:table-row table:style-name="ro1">
          <table:table-cell office:value-type="float" office:value="15774041" calcext:value-type="float">
            <text:p>15774041</text:p>
          </table:table-cell>
          <table:table-cell table:formula="of:=[.A988]/1000/(60*60*24)" office:value-type="time" office:time-value="PT04H22M54.041S" calcext:value-type="time">
            <text:p>04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063.61" calcext:value-type="float">
            <text:p>1063.61</text:p>
          </table:table-cell>
          <table:table-cell office:value-type="float" office:value="1303.11" calcext:value-type="float">
            <text:p>1303.11</text:p>
          </table:table-cell>
        </table:table-row>
        <table:table-row table:style-name="ro1">
          <table:table-cell office:value-type="float" office:value="15790041" calcext:value-type="float">
            <text:p>15790041</text:p>
          </table:table-cell>
          <table:table-cell table:formula="of:=[.A989]/1000/(60*60*24)" office:value-type="time" office:time-value="PT04H23M10.041S" calcext:value-type="time">
            <text:p>04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064.66" calcext:value-type="float">
            <text:p>1064.66</text:p>
          </table:table-cell>
          <table:table-cell office:value-type="float" office:value="1304.38" calcext:value-type="float">
            <text:p>1304.38</text:p>
          </table:table-cell>
        </table:table-row>
        <table:table-row table:style-name="ro1">
          <table:table-cell office:value-type="float" office:value="15806041" calcext:value-type="float">
            <text:p>15806041</text:p>
          </table:table-cell>
          <table:table-cell table:formula="of:=[.A990]/1000/(60*60*24)" office:value-type="time" office:time-value="PT04H23M26.041S" calcext:value-type="time">
            <text:p>04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065.72" calcext:value-type="float">
            <text:p>1065.72</text:p>
          </table:table-cell>
          <table:table-cell office:value-type="float" office:value="1305.65" calcext:value-type="float">
            <text:p>1305.65</text:p>
          </table:table-cell>
        </table:table-row>
        <table:table-row table:style-name="ro1">
          <table:table-cell office:value-type="float" office:value="15822041" calcext:value-type="float">
            <text:p>15822041</text:p>
          </table:table-cell>
          <table:table-cell table:formula="of:=[.A991]/1000/(60*60*24)" office:value-type="time" office:time-value="PT04H23M42.041S" calcext:value-type="time">
            <text:p>04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66.78" calcext:value-type="float">
            <text:p>1066.78</text:p>
          </table:table-cell>
          <table:table-cell office:value-type="float" office:value="1306.92" calcext:value-type="float">
            <text:p>1306.92</text:p>
          </table:table-cell>
        </table:table-row>
        <table:table-row table:style-name="ro1">
          <table:table-cell office:value-type="float" office:value="15838041" calcext:value-type="float">
            <text:p>15838041</text:p>
          </table:table-cell>
          <table:table-cell table:formula="of:=[.A992]/1000/(60*60*24)" office:value-type="time" office:time-value="PT04H23M58.041S" calcext:value-type="time">
            <text:p>04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067.84" calcext:value-type="float">
            <text:p>1067.84</text:p>
          </table:table-cell>
          <table:table-cell office:value-type="float" office:value="1308.2" calcext:value-type="float">
            <text:p>1308.2</text:p>
          </table:table-cell>
        </table:table-row>
        <table:table-row table:style-name="ro1">
          <table:table-cell office:value-type="float" office:value="15854041" calcext:value-type="float">
            <text:p>15854041</text:p>
          </table:table-cell>
          <table:table-cell table:formula="of:=[.A993]/1000/(60*60*24)" office:value-type="time" office:time-value="PT04H24M14.041S" calcext:value-type="time">
            <text:p>04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068.9" calcext:value-type="float">
            <text:p>1068.9</text:p>
          </table:table-cell>
          <table:table-cell office:value-type="float" office:value="1309.47" calcext:value-type="float">
            <text:p>1309.47</text:p>
          </table:table-cell>
        </table:table-row>
        <table:table-row table:style-name="ro1">
          <table:table-cell office:value-type="float" office:value="15870041" calcext:value-type="float">
            <text:p>15870041</text:p>
          </table:table-cell>
          <table:table-cell table:formula="of:=[.A994]/1000/(60*60*24)" office:value-type="time" office:time-value="PT04H24M30.041S" calcext:value-type="time">
            <text:p>04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69.96" calcext:value-type="float">
            <text:p>1069.96</text:p>
          </table:table-cell>
          <table:table-cell office:value-type="float" office:value="1310.74" calcext:value-type="float">
            <text:p>1310.74</text:p>
          </table:table-cell>
        </table:table-row>
        <table:table-row table:style-name="ro1">
          <table:table-cell office:value-type="float" office:value="15886041" calcext:value-type="float">
            <text:p>15886041</text:p>
          </table:table-cell>
          <table:table-cell table:formula="of:=[.A995]/1000/(60*60*24)" office:value-type="time" office:time-value="PT04H24M46.041S" calcext:value-type="time">
            <text:p>04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71.01" calcext:value-type="float">
            <text:p>1071.01</text:p>
          </table:table-cell>
          <table:table-cell office:value-type="float" office:value="1312.01" calcext:value-type="float">
            <text:p>1312.01</text:p>
          </table:table-cell>
        </table:table-row>
        <table:table-row table:style-name="ro1">
          <table:table-cell office:value-type="float" office:value="15902041" calcext:value-type="float">
            <text:p>15902041</text:p>
          </table:table-cell>
          <table:table-cell table:formula="of:=[.A996]/1000/(60*60*24)" office:value-type="time" office:time-value="PT04H25M02.041S" calcext:value-type="time">
            <text:p>04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72.07" calcext:value-type="float">
            <text:p>1072.07</text:p>
          </table:table-cell>
          <table:table-cell office:value-type="float" office:value="1313.28" calcext:value-type="float">
            <text:p>1313.28</text:p>
          </table:table-cell>
        </table:table-row>
        <table:table-row table:style-name="ro1">
          <table:table-cell office:value-type="float" office:value="15918041" calcext:value-type="float">
            <text:p>15918041</text:p>
          </table:table-cell>
          <table:table-cell table:formula="of:=[.A997]/1000/(60*60*24)" office:value-type="time" office:time-value="PT04H25M18.041S" calcext:value-type="time">
            <text:p>04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73.13" calcext:value-type="float">
            <text:p>1073.13</text:p>
          </table:table-cell>
          <table:table-cell office:value-type="float" office:value="1314.55" calcext:value-type="float">
            <text:p>1314.55</text:p>
          </table:table-cell>
        </table:table-row>
        <table:table-row table:style-name="ro1">
          <table:table-cell office:value-type="float" office:value="15934041" calcext:value-type="float">
            <text:p>15934041</text:p>
          </table:table-cell>
          <table:table-cell table:formula="of:=[.A998]/1000/(60*60*24)" office:value-type="time" office:time-value="PT04H25M34.041S" calcext:value-type="time">
            <text:p>04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4.19" calcext:value-type="float">
            <text:p>1074.19</text:p>
          </table:table-cell>
          <table:table-cell office:value-type="float" office:value="1315.82" calcext:value-type="float">
            <text:p>1315.82</text:p>
          </table:table-cell>
        </table:table-row>
        <table:table-row table:style-name="ro1">
          <table:table-cell office:value-type="float" office:value="15950041" calcext:value-type="float">
            <text:p>15950041</text:p>
          </table:table-cell>
          <table:table-cell table:formula="of:=[.A999]/1000/(60*60*24)" office:value-type="time" office:time-value="PT04H25M50.041S" calcext:value-type="time">
            <text:p>04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75.25" calcext:value-type="float">
            <text:p>1075.25</text:p>
          </table:table-cell>
          <table:table-cell office:value-type="float" office:value="1317.09" calcext:value-type="float">
            <text:p>1317.09</text:p>
          </table:table-cell>
        </table:table-row>
        <table:table-row table:style-name="ro1">
          <table:table-cell office:value-type="float" office:value="15966041" calcext:value-type="float">
            <text:p>15966041</text:p>
          </table:table-cell>
          <table:table-cell table:formula="of:=[.A1000]/1000/(60*60*24)" office:value-type="time" office:time-value="PT04H26M06.041S" calcext:value-type="time">
            <text:p>04:2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76.31" calcext:value-type="float">
            <text:p>1076.31</text:p>
          </table:table-cell>
          <table:table-cell office:value-type="float" office:value="1318.36" calcext:value-type="float">
            <text:p>1318.36</text:p>
          </table:table-cell>
        </table:table-row>
        <table:table-row table:style-name="ro1">
          <table:table-cell office:value-type="float" office:value="15982041" calcext:value-type="float">
            <text:p>15982041</text:p>
          </table:table-cell>
          <table:table-cell table:formula="of:=[.A1001]/1000/(60*60*24)" office:value-type="time" office:time-value="PT04H26M22.041S" calcext:value-type="time">
            <text:p>04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077.36" calcext:value-type="float">
            <text:p>1077.36</text:p>
          </table:table-cell>
          <table:table-cell office:value-type="float" office:value="1319.63" calcext:value-type="float">
            <text:p>1319.63</text:p>
          </table:table-cell>
        </table:table-row>
        <table:table-row table:style-name="ro1">
          <table:table-cell office:value-type="float" office:value="15998041" calcext:value-type="float">
            <text:p>15998041</text:p>
          </table:table-cell>
          <table:table-cell table:formula="of:=[.A1002]/1000/(60*60*24)" office:value-type="time" office:time-value="PT04H26M38.041S" calcext:value-type="time">
            <text:p>04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78.42" calcext:value-type="float">
            <text:p>1078.42</text:p>
          </table:table-cell>
          <table:table-cell office:value-type="float" office:value="1320.9" calcext:value-type="float">
            <text:p>1320.9</text:p>
          </table:table-cell>
        </table:table-row>
        <table:table-row table:style-name="ro1">
          <table:table-cell office:value-type="float" office:value="16014041" calcext:value-type="float">
            <text:p>16014041</text:p>
          </table:table-cell>
          <table:table-cell table:formula="of:=[.A1003]/1000/(60*60*24)" office:value-type="time" office:time-value="PT04H26M54.041S" calcext:value-type="time">
            <text:p>04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79.48" calcext:value-type="float">
            <text:p>1079.48</text:p>
          </table:table-cell>
          <table:table-cell office:value-type="float" office:value="1322.17" calcext:value-type="float">
            <text:p>1322.17</text:p>
          </table:table-cell>
        </table:table-row>
        <table:table-row table:style-name="ro1">
          <table:table-cell office:value-type="float" office:value="16030041" calcext:value-type="float">
            <text:p>16030041</text:p>
          </table:table-cell>
          <table:table-cell table:formula="of:=[.A1004]/1000/(60*60*24)" office:value-type="time" office:time-value="PT04H27M10.041S" calcext:value-type="time">
            <text:p>04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0.54" calcext:value-type="float">
            <text:p>1080.54</text:p>
          </table:table-cell>
          <table:table-cell office:value-type="float" office:value="1323.44" calcext:value-type="float">
            <text:p>1323.44</text:p>
          </table:table-cell>
        </table:table-row>
        <table:table-row table:style-name="ro1">
          <table:table-cell office:value-type="float" office:value="16046041" calcext:value-type="float">
            <text:p>16046041</text:p>
          </table:table-cell>
          <table:table-cell table:formula="of:=[.A1005]/1000/(60*60*24)" office:value-type="time" office:time-value="PT04H27M26.041S" calcext:value-type="time">
            <text:p>04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1.6" calcext:value-type="float">
            <text:p>1081.6</text:p>
          </table:table-cell>
          <table:table-cell office:value-type="float" office:value="1324.71" calcext:value-type="float">
            <text:p>1324.71</text:p>
          </table:table-cell>
        </table:table-row>
        <table:table-row table:style-name="ro1">
          <table:table-cell office:value-type="float" office:value="16062041" calcext:value-type="float">
            <text:p>16062041</text:p>
          </table:table-cell>
          <table:table-cell table:formula="of:=[.A1006]/1000/(60*60*24)" office:value-type="time" office:time-value="PT04H27M42.041S" calcext:value-type="time">
            <text:p>04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2.66" calcext:value-type="float">
            <text:p>1082.66</text:p>
          </table:table-cell>
          <table:table-cell office:value-type="float" office:value="1325.98" calcext:value-type="float">
            <text:p>1325.98</text:p>
          </table:table-cell>
        </table:table-row>
        <table:table-row table:style-name="ro1">
          <table:table-cell office:value-type="float" office:value="16078041" calcext:value-type="float">
            <text:p>16078041</text:p>
          </table:table-cell>
          <table:table-cell table:formula="of:=[.A1007]/1000/(60*60*24)" office:value-type="time" office:time-value="PT04H27M58.041S" calcext:value-type="time">
            <text:p>04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3.71" calcext:value-type="float">
            <text:p>1083.71</text:p>
          </table:table-cell>
          <table:table-cell office:value-type="float" office:value="1327.25" calcext:value-type="float">
            <text:p>1327.25</text:p>
          </table:table-cell>
        </table:table-row>
        <table:table-row table:style-name="ro1">
          <table:table-cell office:value-type="float" office:value="16094041" calcext:value-type="float">
            <text:p>16094041</text:p>
          </table:table-cell>
          <table:table-cell table:formula="of:=[.A1008]/1000/(60*60*24)" office:value-type="time" office:time-value="PT04H28M14.041S" calcext:value-type="time">
            <text:p>04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4.77" calcext:value-type="float">
            <text:p>1084.77</text:p>
          </table:table-cell>
          <table:table-cell office:value-type="float" office:value="1328.51" calcext:value-type="float">
            <text:p>1328.51</text:p>
          </table:table-cell>
        </table:table-row>
        <table:table-row table:style-name="ro1">
          <table:table-cell office:value-type="float" office:value="16110041" calcext:value-type="float">
            <text:p>16110041</text:p>
          </table:table-cell>
          <table:table-cell table:formula="of:=[.A1009]/1000/(60*60*24)" office:value-type="time" office:time-value="PT04H28M30.041S" calcext:value-type="time">
            <text:p>04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5.83" calcext:value-type="float">
            <text:p>1085.83</text:p>
          </table:table-cell>
          <table:table-cell office:value-type="float" office:value="1329.78" calcext:value-type="float">
            <text:p>1329.78</text:p>
          </table:table-cell>
        </table:table-row>
        <table:table-row table:style-name="ro1">
          <table:table-cell office:value-type="float" office:value="16126041" calcext:value-type="float">
            <text:p>16126041</text:p>
          </table:table-cell>
          <table:table-cell table:formula="of:=[.A1010]/1000/(60*60*24)" office:value-type="time" office:time-value="PT04H28M46.041S" calcext:value-type="time">
            <text:p>04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6.89" calcext:value-type="float">
            <text:p>1086.89</text:p>
          </table:table-cell>
          <table:table-cell office:value-type="float" office:value="1331.05" calcext:value-type="float">
            <text:p>1331.05</text:p>
          </table:table-cell>
        </table:table-row>
        <table:table-row table:style-name="ro1">
          <table:table-cell office:value-type="float" office:value="16142041" calcext:value-type="float">
            <text:p>16142041</text:p>
          </table:table-cell>
          <table:table-cell table:formula="of:=[.A1011]/1000/(60*60*24)" office:value-type="time" office:time-value="PT04H29M02.041S" calcext:value-type="time">
            <text:p>04:29:0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7.95" calcext:value-type="float">
            <text:p>1087.95</text:p>
          </table:table-cell>
          <table:table-cell office:value-type="float" office:value="1332.32" calcext:value-type="float">
            <text:p>1332.32</text:p>
          </table:table-cell>
        </table:table-row>
        <table:table-row table:style-name="ro1">
          <table:table-cell office:value-type="float" office:value="16158041" calcext:value-type="float">
            <text:p>16158041</text:p>
          </table:table-cell>
          <table:table-cell table:formula="of:=[.A1012]/1000/(60*60*24)" office:value-type="time" office:time-value="PT04H29M18.041S" calcext:value-type="time">
            <text:p>04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89.01" calcext:value-type="float">
            <text:p>1089.01</text:p>
          </table:table-cell>
          <table:table-cell office:value-type="float" office:value="1333.59" calcext:value-type="float">
            <text:p>1333.59</text:p>
          </table:table-cell>
        </table:table-row>
        <table:table-row table:style-name="ro1">
          <table:table-cell office:value-type="float" office:value="16174041" calcext:value-type="float">
            <text:p>16174041</text:p>
          </table:table-cell>
          <table:table-cell table:formula="of:=[.A1013]/1000/(60*60*24)" office:value-type="time" office:time-value="PT04H29M34.041S" calcext:value-type="time">
            <text:p>04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0.06" calcext:value-type="float">
            <text:p>1090.06</text:p>
          </table:table-cell>
          <table:table-cell office:value-type="float" office:value="1334.86" calcext:value-type="float">
            <text:p>1334.86</text:p>
          </table:table-cell>
        </table:table-row>
        <table:table-row table:style-name="ro1">
          <table:table-cell office:value-type="float" office:value="16190041" calcext:value-type="float">
            <text:p>16190041</text:p>
          </table:table-cell>
          <table:table-cell table:formula="of:=[.A1014]/1000/(60*60*24)" office:value-type="time" office:time-value="PT04H29M50.041S" calcext:value-type="time">
            <text:p>04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6.38" calcext:value-type="float">
            <text:p>286.38</text:p>
          </table:table-cell>
          <table:table-cell office:value-type="float" office:value="1091.12" calcext:value-type="float">
            <text:p>1091.12</text:p>
          </table:table-cell>
          <table:table-cell office:value-type="float" office:value="1336.13" calcext:value-type="float">
            <text:p>1336.13</text:p>
          </table:table-cell>
        </table:table-row>
        <table:table-row table:style-name="ro1">
          <table:table-cell office:value-type="float" office:value="16206041" calcext:value-type="float">
            <text:p>16206041</text:p>
          </table:table-cell>
          <table:table-cell table:formula="of:=[.A1015]/1000/(60*60*24)" office:value-type="time" office:time-value="PT04H30M06.041S" calcext:value-type="time">
            <text:p>04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2.18" calcext:value-type="float">
            <text:p>1092.18</text:p>
          </table:table-cell>
          <table:table-cell office:value-type="float" office:value="1337.4" calcext:value-type="float">
            <text:p>1337.4</text:p>
          </table:table-cell>
        </table:table-row>
        <table:table-row table:style-name="ro1">
          <table:table-cell office:value-type="float" office:value="16222041" calcext:value-type="float">
            <text:p>16222041</text:p>
          </table:table-cell>
          <table:table-cell table:formula="of:=[.A1016]/1000/(60*60*24)" office:value-type="time" office:time-value="PT04H30M22.041S" calcext:value-type="time">
            <text:p>04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3.24" calcext:value-type="float">
            <text:p>1093.24</text:p>
          </table:table-cell>
          <table:table-cell office:value-type="float" office:value="1338.67" calcext:value-type="float">
            <text:p>1338.67</text:p>
          </table:table-cell>
        </table:table-row>
        <table:table-row table:style-name="ro1">
          <table:table-cell office:value-type="float" office:value="16238041" calcext:value-type="float">
            <text:p>16238041</text:p>
          </table:table-cell>
          <table:table-cell table:formula="of:=[.A1017]/1000/(60*60*24)" office:value-type="time" office:time-value="PT04H30M38.041S" calcext:value-type="time">
            <text:p>04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94.3" calcext:value-type="float">
            <text:p>1094.3</text:p>
          </table:table-cell>
          <table:table-cell office:value-type="float" office:value="1339.94" calcext:value-type="float">
            <text:p>1339.94</text:p>
          </table:table-cell>
        </table:table-row>
        <table:table-row table:style-name="ro1">
          <table:table-cell office:value-type="float" office:value="16254041" calcext:value-type="float">
            <text:p>16254041</text:p>
          </table:table-cell>
          <table:table-cell table:formula="of:=[.A1018]/1000/(60*60*24)" office:value-type="time" office:time-value="PT04H30M54.041S" calcext:value-type="time">
            <text:p>04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5.36" calcext:value-type="float">
            <text:p>1095.36</text:p>
          </table:table-cell>
          <table:table-cell office:value-type="float" office:value="1341.21" calcext:value-type="float">
            <text:p>1341.21</text:p>
          </table:table-cell>
        </table:table-row>
        <table:table-row table:style-name="ro1">
          <table:table-cell office:value-type="float" office:value="16270041" calcext:value-type="float">
            <text:p>16270041</text:p>
          </table:table-cell>
          <table:table-cell table:formula="of:=[.A1019]/1000/(60*60*24)" office:value-type="time" office:time-value="PT04H31M10.041S" calcext:value-type="time">
            <text:p>04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96.41" calcext:value-type="float">
            <text:p>1096.41</text:p>
          </table:table-cell>
          <table:table-cell office:value-type="float" office:value="1342.48" calcext:value-type="float">
            <text:p>1342.48</text:p>
          </table:table-cell>
        </table:table-row>
        <table:table-row table:style-name="ro1">
          <table:table-cell office:value-type="float" office:value="16286041" calcext:value-type="float">
            <text:p>16286041</text:p>
          </table:table-cell>
          <table:table-cell table:formula="of:=[.A1020]/1000/(60*60*24)" office:value-type="time" office:time-value="PT04H31M26.041S" calcext:value-type="time">
            <text:p>04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7.47" calcext:value-type="float">
            <text:p>1097.47</text:p>
          </table:table-cell>
          <table:table-cell office:value-type="float" office:value="1343.75" calcext:value-type="float">
            <text:p>1343.75</text:p>
          </table:table-cell>
        </table:table-row>
        <table:table-row table:style-name="ro1">
          <table:table-cell office:value-type="float" office:value="16302041" calcext:value-type="float">
            <text:p>16302041</text:p>
          </table:table-cell>
          <table:table-cell table:formula="of:=[.A1021]/1000/(60*60*24)" office:value-type="time" office:time-value="PT04H31M42.041S" calcext:value-type="time">
            <text:p>04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98.53" calcext:value-type="float">
            <text:p>1098.53</text:p>
          </table:table-cell>
          <table:table-cell office:value-type="float" office:value="1345.02" calcext:value-type="float">
            <text:p>1345.02</text:p>
          </table:table-cell>
        </table:table-row>
        <table:table-row table:style-name="ro1">
          <table:table-cell office:value-type="float" office:value="16318041" calcext:value-type="float">
            <text:p>16318041</text:p>
          </table:table-cell>
          <table:table-cell table:formula="of:=[.A1022]/1000/(60*60*24)" office:value-type="time" office:time-value="PT04H31M58.041S" calcext:value-type="time">
            <text:p>04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99.59" calcext:value-type="float">
            <text:p>1099.59</text:p>
          </table:table-cell>
          <table:table-cell office:value-type="float" office:value="1346.29" calcext:value-type="float">
            <text:p>1346.29</text:p>
          </table:table-cell>
        </table:table-row>
        <table:table-row table:style-name="ro1">
          <table:table-cell office:value-type="float" office:value="16334041" calcext:value-type="float">
            <text:p>16334041</text:p>
          </table:table-cell>
          <table:table-cell table:formula="of:=[.A1023]/1000/(60*60*24)" office:value-type="time" office:time-value="PT04H32M14.041S" calcext:value-type="time">
            <text:p>04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0.64" calcext:value-type="float">
            <text:p>1100.64</text:p>
          </table:table-cell>
          <table:table-cell office:value-type="float" office:value="1347.56" calcext:value-type="float">
            <text:p>1347.56</text:p>
          </table:table-cell>
        </table:table-row>
        <table:table-row table:style-name="ro1">
          <table:table-cell office:value-type="float" office:value="16350041" calcext:value-type="float">
            <text:p>16350041</text:p>
          </table:table-cell>
          <table:table-cell table:formula="of:=[.A1024]/1000/(60*60*24)" office:value-type="time" office:time-value="PT04H32M30.041S" calcext:value-type="time">
            <text:p>04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1.7" calcext:value-type="float">
            <text:p>1101.7</text:p>
          </table:table-cell>
          <table:table-cell office:value-type="float" office:value="1348.83" calcext:value-type="float">
            <text:p>1348.83</text:p>
          </table:table-cell>
        </table:table-row>
        <table:table-row table:style-name="ro1">
          <table:table-cell office:value-type="float" office:value="16366041" calcext:value-type="float">
            <text:p>16366041</text:p>
          </table:table-cell>
          <table:table-cell table:formula="of:=[.A1025]/1000/(60*60*24)" office:value-type="time" office:time-value="PT04H32M46.041S" calcext:value-type="time">
            <text:p>04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02.76" calcext:value-type="float">
            <text:p>1102.76</text:p>
          </table:table-cell>
          <table:table-cell office:value-type="float" office:value="1350.1" calcext:value-type="float">
            <text:p>1350.1</text:p>
          </table:table-cell>
        </table:table-row>
        <table:table-row table:style-name="ro1">
          <table:table-cell office:value-type="float" office:value="16382041" calcext:value-type="float">
            <text:p>16382041</text:p>
          </table:table-cell>
          <table:table-cell table:formula="of:=[.A1026]/1000/(60*60*24)" office:value-type="time" office:time-value="PT04H33M02.041S" calcext:value-type="time">
            <text:p>04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3.81" calcext:value-type="float">
            <text:p>1103.81</text:p>
          </table:table-cell>
          <table:table-cell office:value-type="float" office:value="1351.36" calcext:value-type="float">
            <text:p>1351.36</text:p>
          </table:table-cell>
        </table:table-row>
        <table:table-row table:style-name="ro1">
          <table:table-cell office:value-type="float" office:value="16398041" calcext:value-type="float">
            <text:p>16398041</text:p>
          </table:table-cell>
          <table:table-cell table:formula="of:=[.A1027]/1000/(60*60*24)" office:value-type="time" office:time-value="PT04H33M18.041S" calcext:value-type="time">
            <text:p>04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4.87" calcext:value-type="float">
            <text:p>1104.87</text:p>
          </table:table-cell>
          <table:table-cell office:value-type="float" office:value="1352.63" calcext:value-type="float">
            <text:p>1352.63</text:p>
          </table:table-cell>
        </table:table-row>
        <table:table-row table:style-name="ro1">
          <table:table-cell office:value-type="float" office:value="16414041" calcext:value-type="float">
            <text:p>16414041</text:p>
          </table:table-cell>
          <table:table-cell table:formula="of:=[.A1028]/1000/(60*60*24)" office:value-type="time" office:time-value="PT04H33M34.041S" calcext:value-type="time">
            <text:p>04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5.93" calcext:value-type="float">
            <text:p>1105.93</text:p>
          </table:table-cell>
          <table:table-cell office:value-type="float" office:value="1353.9" calcext:value-type="float">
            <text:p>1353.9</text:p>
          </table:table-cell>
        </table:table-row>
        <table:table-row table:style-name="ro1">
          <table:table-cell office:value-type="float" office:value="16430041" calcext:value-type="float">
            <text:p>16430041</text:p>
          </table:table-cell>
          <table:table-cell table:formula="of:=[.A1029]/1000/(60*60*24)" office:value-type="time" office:time-value="PT04H33M50.041S" calcext:value-type="time">
            <text:p>04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6.98" calcext:value-type="float">
            <text:p>1106.98</text:p>
          </table:table-cell>
          <table:table-cell office:value-type="float" office:value="1355.17" calcext:value-type="float">
            <text:p>1355.17</text:p>
          </table:table-cell>
        </table:table-row>
        <table:table-row table:style-name="ro1">
          <table:table-cell office:value-type="float" office:value="16446041" calcext:value-type="float">
            <text:p>16446041</text:p>
          </table:table-cell>
          <table:table-cell table:formula="of:=[.A1030]/1000/(60*60*24)" office:value-type="time" office:time-value="PT04H34M06.041S" calcext:value-type="time">
            <text:p>04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8.04" calcext:value-type="float">
            <text:p>1108.04</text:p>
          </table:table-cell>
          <table:table-cell office:value-type="float" office:value="1356.44" calcext:value-type="float">
            <text:p>1356.44</text:p>
          </table:table-cell>
        </table:table-row>
        <table:table-row table:style-name="ro1">
          <table:table-cell office:value-type="float" office:value="16462041" calcext:value-type="float">
            <text:p>16462041</text:p>
          </table:table-cell>
          <table:table-cell table:formula="of:=[.A1031]/1000/(60*60*24)" office:value-type="time" office:time-value="PT04H34M22.041S" calcext:value-type="time">
            <text:p>04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09.1" calcext:value-type="float">
            <text:p>1109.1</text:p>
          </table:table-cell>
          <table:table-cell office:value-type="float" office:value="1357.71" calcext:value-type="float">
            <text:p>1357.71</text:p>
          </table:table-cell>
        </table:table-row>
        <table:table-row table:style-name="ro1">
          <table:table-cell office:value-type="float" office:value="16478041" calcext:value-type="float">
            <text:p>16478041</text:p>
          </table:table-cell>
          <table:table-cell table:formula="of:=[.A1032]/1000/(60*60*24)" office:value-type="time" office:time-value="PT04H34M38.041S" calcext:value-type="time">
            <text:p>04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0.16" calcext:value-type="float">
            <text:p>1110.16</text:p>
          </table:table-cell>
          <table:table-cell office:value-type="float" office:value="1358.98" calcext:value-type="float">
            <text:p>1358.98</text:p>
          </table:table-cell>
        </table:table-row>
        <table:table-row table:style-name="ro1">
          <table:table-cell office:value-type="float" office:value="16494041" calcext:value-type="float">
            <text:p>16494041</text:p>
          </table:table-cell>
          <table:table-cell table:formula="of:=[.A1033]/1000/(60*60*24)" office:value-type="time" office:time-value="PT04H34M54.041S" calcext:value-type="time">
            <text:p>04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1.21" calcext:value-type="float">
            <text:p>1111.21</text:p>
          </table:table-cell>
          <table:table-cell office:value-type="float" office:value="1360.25" calcext:value-type="float">
            <text:p>1360.25</text:p>
          </table:table-cell>
        </table:table-row>
        <table:table-row table:style-name="ro1">
          <table:table-cell office:value-type="float" office:value="16510041" calcext:value-type="float">
            <text:p>16510041</text:p>
          </table:table-cell>
          <table:table-cell table:formula="of:=[.A1034]/1000/(60*60*24)" office:value-type="time" office:time-value="PT04H35M10.041S" calcext:value-type="time">
            <text:p>04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2.27" calcext:value-type="float">
            <text:p>1112.27</text:p>
          </table:table-cell>
          <table:table-cell office:value-type="float" office:value="1361.52" calcext:value-type="float">
            <text:p>1361.52</text:p>
          </table:table-cell>
        </table:table-row>
        <table:table-row table:style-name="ro1">
          <table:table-cell office:value-type="float" office:value="16526041" calcext:value-type="float">
            <text:p>16526041</text:p>
          </table:table-cell>
          <table:table-cell table:formula="of:=[.A1035]/1000/(60*60*24)" office:value-type="time" office:time-value="PT04H35M26.041S" calcext:value-type="time">
            <text:p>04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3.33" calcext:value-type="float">
            <text:p>1113.33</text:p>
          </table:table-cell>
          <table:table-cell office:value-type="float" office:value="1362.79" calcext:value-type="float">
            <text:p>1362.79</text:p>
          </table:table-cell>
        </table:table-row>
        <table:table-row table:style-name="ro1">
          <table:table-cell office:value-type="float" office:value="16542041" calcext:value-type="float">
            <text:p>16542041</text:p>
          </table:table-cell>
          <table:table-cell table:formula="of:=[.A1036]/1000/(60*60*24)" office:value-type="time" office:time-value="PT04H35M42.041S" calcext:value-type="time">
            <text:p>04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4.38" calcext:value-type="float">
            <text:p>1114.38</text:p>
          </table:table-cell>
          <table:table-cell office:value-type="float" office:value="1364.05" calcext:value-type="float">
            <text:p>1364.05</text:p>
          </table:table-cell>
        </table:table-row>
        <table:table-row table:style-name="ro1">
          <table:table-cell office:value-type="float" office:value="16558041" calcext:value-type="float">
            <text:p>16558041</text:p>
          </table:table-cell>
          <table:table-cell table:formula="of:=[.A1037]/1000/(60*60*24)" office:value-type="time" office:time-value="PT04H35M58.041S" calcext:value-type="time">
            <text:p>04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5.44" calcext:value-type="float">
            <text:p>1115.44</text:p>
          </table:table-cell>
          <table:table-cell office:value-type="float" office:value="1365.32" calcext:value-type="float">
            <text:p>1365.32</text:p>
          </table:table-cell>
        </table:table-row>
        <table:table-row table:style-name="ro1">
          <table:table-cell office:value-type="float" office:value="16574041" calcext:value-type="float">
            <text:p>16574041</text:p>
          </table:table-cell>
          <table:table-cell table:formula="of:=[.A1038]/1000/(60*60*24)" office:value-type="time" office:time-value="PT04H36M14.041S" calcext:value-type="time">
            <text:p>04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6.5" calcext:value-type="float">
            <text:p>1116.5</text:p>
          </table:table-cell>
          <table:table-cell office:value-type="float" office:value="1366.59" calcext:value-type="float">
            <text:p>1366.59</text:p>
          </table:table-cell>
        </table:table-row>
        <table:table-row table:style-name="ro1">
          <table:table-cell office:value-type="float" office:value="16590041" calcext:value-type="float">
            <text:p>16590041</text:p>
          </table:table-cell>
          <table:table-cell table:formula="of:=[.A1039]/1000/(60*60*24)" office:value-type="time" office:time-value="PT04H36M30.041S" calcext:value-type="time">
            <text:p>04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7.55" calcext:value-type="float">
            <text:p>1117.55</text:p>
          </table:table-cell>
          <table:table-cell office:value-type="float" office:value="1367.86" calcext:value-type="float">
            <text:p>1367.86</text:p>
          </table:table-cell>
        </table:table-row>
        <table:table-row table:style-name="ro1">
          <table:table-cell office:value-type="float" office:value="16606041" calcext:value-type="float">
            <text:p>16606041</text:p>
          </table:table-cell>
          <table:table-cell table:formula="of:=[.A1040]/1000/(60*60*24)" office:value-type="time" office:time-value="PT04H36M46.041S" calcext:value-type="time">
            <text:p>04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8.61" calcext:value-type="float">
            <text:p>1118.61</text:p>
          </table:table-cell>
          <table:table-cell office:value-type="float" office:value="1369.13" calcext:value-type="float">
            <text:p>1369.13</text:p>
          </table:table-cell>
        </table:table-row>
        <table:table-row table:style-name="ro1">
          <table:table-cell office:value-type="float" office:value="16622041" calcext:value-type="float">
            <text:p>16622041</text:p>
          </table:table-cell>
          <table:table-cell table:formula="of:=[.A1041]/1000/(60*60*24)" office:value-type="time" office:time-value="PT04H37M02.041S" calcext:value-type="time">
            <text:p>04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370.39" calcext:value-type="float">
            <text:p>1370.39</text:p>
          </table:table-cell>
        </table:table-row>
        <table:table-row table:style-name="ro1">
          <table:table-cell office:value-type="float" office:value="16638041" calcext:value-type="float">
            <text:p>16638041</text:p>
          </table:table-cell>
          <table:table-cell table:formula="of:=[.A1042]/1000/(60*60*24)" office:value-type="time" office:time-value="PT04H37M18.041S" calcext:value-type="time">
            <text:p>04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0.72" calcext:value-type="float">
            <text:p>1120.72</text:p>
          </table:table-cell>
          <table:table-cell office:value-type="float" office:value="1371.66" calcext:value-type="float">
            <text:p>1371.66</text:p>
          </table:table-cell>
        </table:table-row>
        <table:table-row table:style-name="ro1">
          <table:table-cell office:value-type="float" office:value="16654041" calcext:value-type="float">
            <text:p>16654041</text:p>
          </table:table-cell>
          <table:table-cell table:formula="of:=[.A1043]/1000/(60*60*24)" office:value-type="time" office:time-value="PT04H37M34.041S" calcext:value-type="time">
            <text:p>04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1.78" calcext:value-type="float">
            <text:p>1121.78</text:p>
          </table:table-cell>
          <table:table-cell office:value-type="float" office:value="1372.93" calcext:value-type="float">
            <text:p>1372.93</text:p>
          </table:table-cell>
        </table:table-row>
        <table:table-row table:style-name="ro1">
          <table:table-cell office:value-type="float" office:value="16670041" calcext:value-type="float">
            <text:p>16670041</text:p>
          </table:table-cell>
          <table:table-cell table:formula="of:=[.A1044]/1000/(60*60*24)" office:value-type="time" office:time-value="PT04H37M50.041S" calcext:value-type="time">
            <text:p>04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2.84" calcext:value-type="float">
            <text:p>1122.84</text:p>
          </table:table-cell>
          <table:table-cell office:value-type="float" office:value="1374.2" calcext:value-type="float">
            <text:p>1374.2</text:p>
          </table:table-cell>
        </table:table-row>
        <table:table-row table:style-name="ro1">
          <table:table-cell office:value-type="float" office:value="16686041" calcext:value-type="float">
            <text:p>16686041</text:p>
          </table:table-cell>
          <table:table-cell table:formula="of:=[.A1045]/1000/(60*60*24)" office:value-type="time" office:time-value="PT04H38M06.041S" calcext:value-type="time">
            <text:p>04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3.89" calcext:value-type="float">
            <text:p>1123.89</text:p>
          </table:table-cell>
          <table:table-cell office:value-type="float" office:value="1375.46" calcext:value-type="float">
            <text:p>1375.46</text:p>
          </table:table-cell>
        </table:table-row>
        <table:table-row table:style-name="ro1">
          <table:table-cell office:value-type="float" office:value="16702041" calcext:value-type="float">
            <text:p>16702041</text:p>
          </table:table-cell>
          <table:table-cell table:formula="of:=[.A1046]/1000/(60*60*24)" office:value-type="time" office:time-value="PT04H38M22.041S" calcext:value-type="time">
            <text:p>04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4.95" calcext:value-type="float">
            <text:p>1124.95</text:p>
          </table:table-cell>
          <table:table-cell office:value-type="float" office:value="1376.73" calcext:value-type="float">
            <text:p>1376.73</text:p>
          </table:table-cell>
        </table:table-row>
        <table:table-row table:style-name="ro1">
          <table:table-cell office:value-type="float" office:value="16718041" calcext:value-type="float">
            <text:p>16718041</text:p>
          </table:table-cell>
          <table:table-cell table:formula="of:=[.A1047]/1000/(60*60*24)" office:value-type="time" office:time-value="PT04H38M38.041S" calcext:value-type="time">
            <text:p>04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6.01" calcext:value-type="float">
            <text:p>1126.01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6734041" calcext:value-type="float">
            <text:p>16734041</text:p>
          </table:table-cell>
          <table:table-cell table:formula="of:=[.A1048]/1000/(60*60*24)" office:value-type="time" office:time-value="PT04H38M54.041S" calcext:value-type="time">
            <text:p>04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27.06" calcext:value-type="float">
            <text:p>1127.06</text:p>
          </table:table-cell>
          <table:table-cell office:value-type="float" office:value="1379.27" calcext:value-type="float">
            <text:p>1379.27</text:p>
          </table:table-cell>
        </table:table-row>
        <table:table-row table:style-name="ro1">
          <table:table-cell office:value-type="float" office:value="16750041" calcext:value-type="float">
            <text:p>16750041</text:p>
          </table:table-cell>
          <table:table-cell table:formula="of:=[.A1049]/1000/(60*60*24)" office:value-type="time" office:time-value="PT04H39M10.041S" calcext:value-type="time">
            <text:p>04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28.12" calcext:value-type="float">
            <text:p>1128.12</text:p>
          </table:table-cell>
          <table:table-cell office:value-type="float" office:value="1380.54" calcext:value-type="float">
            <text:p>1380.54</text:p>
          </table:table-cell>
        </table:table-row>
        <table:table-row table:style-name="ro1">
          <table:table-cell office:value-type="float" office:value="16766041" calcext:value-type="float">
            <text:p>16766041</text:p>
          </table:table-cell>
          <table:table-cell table:formula="of:=[.A1050]/1000/(60*60*24)" office:value-type="time" office:time-value="PT04H39M26.041S" calcext:value-type="time">
            <text:p>04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29.18" calcext:value-type="float">
            <text:p>1129.18</text:p>
          </table:table-cell>
          <table:table-cell office:value-type="float" office:value="1381.8" calcext:value-type="float">
            <text:p>1381.8</text:p>
          </table:table-cell>
        </table:table-row>
        <table:table-row table:style-name="ro1">
          <table:table-cell office:value-type="float" office:value="16782041" calcext:value-type="float">
            <text:p>16782041</text:p>
          </table:table-cell>
          <table:table-cell table:formula="of:=[.A1051]/1000/(60*60*24)" office:value-type="time" office:time-value="PT04H39M42.041S" calcext:value-type="time">
            <text:p>04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0.24" calcext:value-type="float">
            <text:p>1130.24</text:p>
          </table:table-cell>
          <table:table-cell office:value-type="float" office:value="1383.07" calcext:value-type="float">
            <text:p>1383.07</text:p>
          </table:table-cell>
        </table:table-row>
        <table:table-row table:style-name="ro1">
          <table:table-cell office:value-type="float" office:value="16798041" calcext:value-type="float">
            <text:p>16798041</text:p>
          </table:table-cell>
          <table:table-cell table:formula="of:=[.A1052]/1000/(60*60*24)" office:value-type="time" office:time-value="PT04H39M58.041S" calcext:value-type="time">
            <text:p>04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1.29" calcext:value-type="float">
            <text:p>1131.29</text:p>
          </table:table-cell>
          <table:table-cell office:value-type="float" office:value="1384.34" calcext:value-type="float">
            <text:p>1384.34</text:p>
          </table:table-cell>
        </table:table-row>
        <table:table-row table:style-name="ro1">
          <table:table-cell office:value-type="float" office:value="16814041" calcext:value-type="float">
            <text:p>16814041</text:p>
          </table:table-cell>
          <table:table-cell table:formula="of:=[.A1053]/1000/(60*60*24)" office:value-type="time" office:time-value="PT04H40M14.041S" calcext:value-type="time">
            <text:p>04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2.35" calcext:value-type="float">
            <text:p>1132.35</text:p>
          </table:table-cell>
          <table:table-cell office:value-type="float" office:value="1385.61" calcext:value-type="float">
            <text:p>1385.61</text:p>
          </table:table-cell>
        </table:table-row>
        <table:table-row table:style-name="ro1">
          <table:table-cell office:value-type="float" office:value="16830041" calcext:value-type="float">
            <text:p>16830041</text:p>
          </table:table-cell>
          <table:table-cell table:formula="of:=[.A1054]/1000/(60*60*24)" office:value-type="time" office:time-value="PT04H40M30.041S" calcext:value-type="time">
            <text:p>04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3.4" calcext:value-type="float">
            <text:p>1133.4</text:p>
          </table:table-cell>
          <table:table-cell office:value-type="float" office:value="1386.87" calcext:value-type="float">
            <text:p>1386.87</text:p>
          </table:table-cell>
        </table:table-row>
        <table:table-row table:style-name="ro1">
          <table:table-cell office:value-type="float" office:value="16846041" calcext:value-type="float">
            <text:p>16846041</text:p>
          </table:table-cell>
          <table:table-cell table:formula="of:=[.A1055]/1000/(60*60*24)" office:value-type="time" office:time-value="PT04H40M46.041S" calcext:value-type="time">
            <text:p>04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4.46" calcext:value-type="float">
            <text:p>1134.46</text:p>
          </table:table-cell>
          <table:table-cell office:value-type="float" office:value="1388.14" calcext:value-type="float">
            <text:p>1388.14</text:p>
          </table:table-cell>
        </table:table-row>
        <table:table-row table:style-name="ro1">
          <table:table-cell office:value-type="float" office:value="16862041" calcext:value-type="float">
            <text:p>16862041</text:p>
          </table:table-cell>
          <table:table-cell table:formula="of:=[.A1056]/1000/(60*60*24)" office:value-type="time" office:time-value="PT04H41M02.041S" calcext:value-type="time">
            <text:p>04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5.52" calcext:value-type="float">
            <text:p>1135.52</text:p>
          </table:table-cell>
          <table:table-cell office:value-type="float" office:value="1389.41" calcext:value-type="float">
            <text:p>1389.41</text:p>
          </table:table-cell>
        </table:table-row>
        <table:table-row table:style-name="ro1">
          <table:table-cell office:value-type="float" office:value="16878041" calcext:value-type="float">
            <text:p>16878041</text:p>
          </table:table-cell>
          <table:table-cell table:formula="of:=[.A1057]/1000/(60*60*24)" office:value-type="time" office:time-value="PT04H41M18.041S" calcext:value-type="time">
            <text:p>04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6.57" calcext:value-type="float">
            <text:p>1136.57</text:p>
          </table:table-cell>
          <table:table-cell office:value-type="float" office:value="1390.67" calcext:value-type="float">
            <text:p>1390.67</text:p>
          </table:table-cell>
        </table:table-row>
        <table:table-row table:style-name="ro1">
          <table:table-cell office:value-type="float" office:value="16894041" calcext:value-type="float">
            <text:p>16894041</text:p>
          </table:table-cell>
          <table:table-cell table:formula="of:=[.A1058]/1000/(60*60*24)" office:value-type="time" office:time-value="PT04H41M34.041S" calcext:value-type="time">
            <text:p>04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37.63" calcext:value-type="float">
            <text:p>1137.63</text:p>
          </table:table-cell>
          <table:table-cell office:value-type="float" office:value="1391.94" calcext:value-type="float">
            <text:p>1391.94</text:p>
          </table:table-cell>
        </table:table-row>
        <table:table-row table:style-name="ro1">
          <table:table-cell office:value-type="float" office:value="16910041" calcext:value-type="float">
            <text:p>16910041</text:p>
          </table:table-cell>
          <table:table-cell table:formula="of:=[.A1059]/1000/(60*60*24)" office:value-type="time" office:time-value="PT04H41M50.041S" calcext:value-type="time">
            <text:p>04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38.69" calcext:value-type="float">
            <text:p>1138.69</text:p>
          </table:table-cell>
          <table:table-cell office:value-type="float" office:value="1393.21" calcext:value-type="float">
            <text:p>1393.21</text:p>
          </table:table-cell>
        </table:table-row>
        <table:table-row table:style-name="ro1">
          <table:table-cell office:value-type="float" office:value="16926041" calcext:value-type="float">
            <text:p>16926041</text:p>
          </table:table-cell>
          <table:table-cell table:formula="of:=[.A1060]/1000/(60*60*24)" office:value-type="time" office:time-value="PT04H42M06.041S" calcext:value-type="time">
            <text:p>04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139.74" calcext:value-type="float">
            <text:p>1139.74</text:p>
          </table:table-cell>
          <table:table-cell office:value-type="float" office:value="1394.47" calcext:value-type="float">
            <text:p>1394.47</text:p>
          </table:table-cell>
        </table:table-row>
        <table:table-row table:style-name="ro1">
          <table:table-cell office:value-type="float" office:value="16942041" calcext:value-type="float">
            <text:p>16942041</text:p>
          </table:table-cell>
          <table:table-cell table:formula="of:=[.A1061]/1000/(60*60*24)" office:value-type="time" office:time-value="PT04H42M22.041S" calcext:value-type="time">
            <text:p>04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40.8" calcext:value-type="float">
            <text:p>1140.8</text:p>
          </table:table-cell>
          <table:table-cell office:value-type="float" office:value="1395.74" calcext:value-type="float">
            <text:p>1395.74</text:p>
          </table:table-cell>
        </table:table-row>
        <table:table-row table:style-name="ro1">
          <table:table-cell office:value-type="float" office:value="16958041" calcext:value-type="float">
            <text:p>16958041</text:p>
          </table:table-cell>
          <table:table-cell table:formula="of:=[.A1062]/1000/(60*60*24)" office:value-type="time" office:time-value="PT04H42M38.041S" calcext:value-type="time">
            <text:p>04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41.86" calcext:value-type="float">
            <text:p>1141.86</text:p>
          </table:table-cell>
          <table:table-cell office:value-type="float" office:value="1397.01" calcext:value-type="float">
            <text:p>1397.01</text:p>
          </table:table-cell>
        </table:table-row>
        <table:table-row table:style-name="ro1">
          <table:table-cell office:value-type="float" office:value="16974041" calcext:value-type="float">
            <text:p>16974041</text:p>
          </table:table-cell>
          <table:table-cell table:formula="of:=[.A1063]/1000/(60*60*24)" office:value-type="time" office:time-value="PT04H42M54.041S" calcext:value-type="time">
            <text:p>04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42.91" calcext:value-type="float">
            <text:p>1142.91</text:p>
          </table:table-cell>
          <table:table-cell office:value-type="float" office:value="1398.28" calcext:value-type="float">
            <text:p>1398.28</text:p>
          </table:table-cell>
        </table:table-row>
        <table:table-row table:style-name="ro1">
          <table:table-cell office:value-type="float" office:value="16990041" calcext:value-type="float">
            <text:p>16990041</text:p>
          </table:table-cell>
          <table:table-cell table:formula="of:=[.A1064]/1000/(60*60*24)" office:value-type="time" office:time-value="PT04H43M10.041S" calcext:value-type="time">
            <text:p>04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43.97" calcext:value-type="float">
            <text:p>1143.97</text:p>
          </table:table-cell>
          <table:table-cell office:value-type="float" office:value="1399.54" calcext:value-type="float">
            <text:p>1399.54</text:p>
          </table:table-cell>
        </table:table-row>
        <table:table-row table:style-name="ro1">
          <table:table-cell office:value-type="float" office:value="17006041" calcext:value-type="float">
            <text:p>17006041</text:p>
          </table:table-cell>
          <table:table-cell table:formula="of:=[.A1065]/1000/(60*60*24)" office:value-type="time" office:time-value="PT04H43M26.041S" calcext:value-type="time">
            <text:p>04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45.03" calcext:value-type="float">
            <text:p>1145.03</text:p>
          </table:table-cell>
          <table:table-cell office:value-type="float" office:value="1400.81" calcext:value-type="float">
            <text:p>1400.81</text:p>
          </table:table-cell>
        </table:table-row>
        <table:table-row table:style-name="ro1">
          <table:table-cell office:value-type="float" office:value="17022041" calcext:value-type="float">
            <text:p>17022041</text:p>
          </table:table-cell>
          <table:table-cell table:formula="of:=[.A1066]/1000/(60*60*24)" office:value-type="time" office:time-value="PT04H43M42.041S" calcext:value-type="time">
            <text:p>04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146.08" calcext:value-type="float">
            <text:p>1146.08</text:p>
          </table:table-cell>
          <table:table-cell office:value-type="float" office:value="1402.08" calcext:value-type="float">
            <text:p>1402.08</text:p>
          </table:table-cell>
        </table:table-row>
        <table:table-row table:style-name="ro1">
          <table:table-cell office:value-type="float" office:value="17038041" calcext:value-type="float">
            <text:p>17038041</text:p>
          </table:table-cell>
          <table:table-cell table:formula="of:=[.A1067]/1000/(60*60*24)" office:value-type="time" office:time-value="PT04H43M58.041S" calcext:value-type="time">
            <text:p>04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147.14" calcext:value-type="float">
            <text:p>1147.14</text:p>
          </table:table-cell>
          <table:table-cell office:value-type="float" office:value="1403.34" calcext:value-type="float">
            <text:p>1403.34</text:p>
          </table:table-cell>
        </table:table-row>
        <table:table-row table:style-name="ro1">
          <table:table-cell office:value-type="float" office:value="17054041" calcext:value-type="float">
            <text:p>17054041</text:p>
          </table:table-cell>
          <table:table-cell table:formula="of:=[.A1068]/1000/(60*60*24)" office:value-type="time" office:time-value="PT04H44M14.041S" calcext:value-type="time">
            <text:p>04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48.19" calcext:value-type="float">
            <text:p>1148.19</text:p>
          </table:table-cell>
          <table:table-cell office:value-type="float" office:value="1404.61" calcext:value-type="float">
            <text:p>1404.61</text:p>
          </table:table-cell>
        </table:table-row>
        <table:table-row table:style-name="ro1">
          <table:table-cell office:value-type="float" office:value="17070041" calcext:value-type="float">
            <text:p>17070041</text:p>
          </table:table-cell>
          <table:table-cell table:formula="of:=[.A1069]/1000/(60*60*24)" office:value-type="time" office:time-value="PT04H44M30.041S" calcext:value-type="time">
            <text:p>04:4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49.25" calcext:value-type="float">
            <text:p>1149.25</text:p>
          </table:table-cell>
          <table:table-cell office:value-type="float" office:value="1405.88" calcext:value-type="float">
            <text:p>1405.88</text:p>
          </table:table-cell>
        </table:table-row>
        <table:table-row table:style-name="ro1">
          <table:table-cell office:value-type="float" office:value="17086041" calcext:value-type="float">
            <text:p>17086041</text:p>
          </table:table-cell>
          <table:table-cell table:formula="of:=[.A1070]/1000/(60*60*24)" office:value-type="time" office:time-value="PT04H44M46.041S" calcext:value-type="time">
            <text:p>04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50.31" calcext:value-type="float">
            <text:p>1150.31</text:p>
          </table:table-cell>
          <table:table-cell office:value-type="float" office:value="1407.14" calcext:value-type="float">
            <text:p>1407.14</text:p>
          </table:table-cell>
        </table:table-row>
        <table:table-row table:style-name="ro1">
          <table:table-cell office:value-type="float" office:value="17102041" calcext:value-type="float">
            <text:p>17102041</text:p>
          </table:table-cell>
          <table:table-cell table:formula="of:=[.A1071]/1000/(60*60*24)" office:value-type="time" office:time-value="PT04H45M02.041S" calcext:value-type="time">
            <text:p>04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51.36" calcext:value-type="float">
            <text:p>1151.36</text:p>
          </table:table-cell>
          <table:table-cell office:value-type="float" office:value="1408.41" calcext:value-type="float">
            <text:p>1408.41</text:p>
          </table:table-cell>
        </table:table-row>
        <table:table-row table:style-name="ro1">
          <table:table-cell office:value-type="float" office:value="17118041" calcext:value-type="float">
            <text:p>17118041</text:p>
          </table:table-cell>
          <table:table-cell table:formula="of:=[.A1072]/1000/(60*60*24)" office:value-type="time" office:time-value="PT04H45M18.041S" calcext:value-type="time">
            <text:p>04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52.42" calcext:value-type="float">
            <text:p>1152.42</text:p>
          </table:table-cell>
          <table:table-cell office:value-type="float" office:value="1409.68" calcext:value-type="float">
            <text:p>1409.68</text:p>
          </table:table-cell>
        </table:table-row>
        <table:table-row table:style-name="ro1">
          <table:table-cell office:value-type="float" office:value="17134041" calcext:value-type="float">
            <text:p>17134041</text:p>
          </table:table-cell>
          <table:table-cell table:formula="of:=[.A1073]/1000/(60*60*24)" office:value-type="time" office:time-value="PT04H45M34.041S" calcext:value-type="time">
            <text:p>04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3.48" calcext:value-type="float">
            <text:p>1153.48</text:p>
          </table:table-cell>
          <table:table-cell office:value-type="float" office:value="1410.94" calcext:value-type="float">
            <text:p>1410.94</text:p>
          </table:table-cell>
        </table:table-row>
        <table:table-row table:style-name="ro1">
          <table:table-cell office:value-type="float" office:value="17150041" calcext:value-type="float">
            <text:p>17150041</text:p>
          </table:table-cell>
          <table:table-cell table:formula="of:=[.A1074]/1000/(60*60*24)" office:value-type="time" office:time-value="PT04H45M50.041S" calcext:value-type="time">
            <text:p>04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4.53" calcext:value-type="float">
            <text:p>1154.53</text:p>
          </table:table-cell>
          <table:table-cell office:value-type="float" office:value="1412.21" calcext:value-type="float">
            <text:p>1412.21</text:p>
          </table:table-cell>
        </table:table-row>
        <table:table-row table:style-name="ro1">
          <table:table-cell office:value-type="float" office:value="17166041" calcext:value-type="float">
            <text:p>17166041</text:p>
          </table:table-cell>
          <table:table-cell table:formula="of:=[.A1075]/1000/(60*60*24)" office:value-type="time" office:time-value="PT04H46M06.041S" calcext:value-type="time">
            <text:p>04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5.59" calcext:value-type="float">
            <text:p>1155.59</text:p>
          </table:table-cell>
          <table:table-cell office:value-type="float" office:value="1413.48" calcext:value-type="float">
            <text:p>1413.48</text:p>
          </table:table-cell>
        </table:table-row>
        <table:table-row table:style-name="ro1">
          <table:table-cell office:value-type="float" office:value="17182041" calcext:value-type="float">
            <text:p>17182041</text:p>
          </table:table-cell>
          <table:table-cell table:formula="of:=[.A1076]/1000/(60*60*24)" office:value-type="time" office:time-value="PT04H46M22.041S" calcext:value-type="time">
            <text:p>04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56.65" calcext:value-type="float">
            <text:p>1156.65</text:p>
          </table:table-cell>
          <table:table-cell office:value-type="float" office:value="1414.74" calcext:value-type="float">
            <text:p>1414.74</text:p>
          </table:table-cell>
        </table:table-row>
        <table:table-row table:style-name="ro1">
          <table:table-cell office:value-type="float" office:value="17198041" calcext:value-type="float">
            <text:p>17198041</text:p>
          </table:table-cell>
          <table:table-cell table:formula="of:=[.A1077]/1000/(60*60*24)" office:value-type="time" office:time-value="PT04H46M38.041S" calcext:value-type="time">
            <text:p>04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7.7" calcext:value-type="float">
            <text:p>1157.7</text:p>
          </table:table-cell>
          <table:table-cell office:value-type="float" office:value="1416.01" calcext:value-type="float">
            <text:p>1416.01</text:p>
          </table:table-cell>
        </table:table-row>
        <table:table-row table:style-name="ro1">
          <table:table-cell office:value-type="float" office:value="17214041" calcext:value-type="float">
            <text:p>17214041</text:p>
          </table:table-cell>
          <table:table-cell table:formula="of:=[.A1078]/1000/(60*60*24)" office:value-type="time" office:time-value="PT04H46M54.041S" calcext:value-type="time">
            <text:p>04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58.76" calcext:value-type="float">
            <text:p>1158.76</text:p>
          </table:table-cell>
          <table:table-cell office:value-type="float" office:value="1417.27" calcext:value-type="float">
            <text:p>1417.27</text:p>
          </table:table-cell>
        </table:table-row>
        <table:table-row table:style-name="ro1">
          <table:table-cell office:value-type="float" office:value="17230041" calcext:value-type="float">
            <text:p>17230041</text:p>
          </table:table-cell>
          <table:table-cell table:formula="of:=[.A1079]/1000/(60*60*24)" office:value-type="time" office:time-value="PT04H47M10.041S" calcext:value-type="time">
            <text:p>04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59.81" calcext:value-type="float">
            <text:p>1159.81</text:p>
          </table:table-cell>
          <table:table-cell office:value-type="float" office:value="1418.54" calcext:value-type="float">
            <text:p>1418.54</text:p>
          </table:table-cell>
        </table:table-row>
        <table:table-row table:style-name="ro1">
          <table:table-cell office:value-type="float" office:value="17246041" calcext:value-type="float">
            <text:p>17246041</text:p>
          </table:table-cell>
          <table:table-cell table:formula="of:=[.A1080]/1000/(60*60*24)" office:value-type="time" office:time-value="PT04H47M26.041S" calcext:value-type="time">
            <text:p>04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60.87" calcext:value-type="float">
            <text:p>1160.87</text:p>
          </table:table-cell>
          <table:table-cell office:value-type="float" office:value="1419.81" calcext:value-type="float">
            <text:p>1419.81</text:p>
          </table:table-cell>
        </table:table-row>
        <table:table-row table:style-name="ro1">
          <table:table-cell office:value-type="float" office:value="17262041" calcext:value-type="float">
            <text:p>17262041</text:p>
          </table:table-cell>
          <table:table-cell table:formula="of:=[.A1081]/1000/(60*60*24)" office:value-type="time" office:time-value="PT04H47M42.041S" calcext:value-type="time">
            <text:p>04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61.93" calcext:value-type="float">
            <text:p>1161.93</text:p>
          </table:table-cell>
          <table:table-cell office:value-type="float" office:value="1421.07" calcext:value-type="float">
            <text:p>1421.07</text:p>
          </table:table-cell>
        </table:table-row>
        <table:table-row table:style-name="ro1">
          <table:table-cell office:value-type="float" office:value="17278041" calcext:value-type="float">
            <text:p>17278041</text:p>
          </table:table-cell>
          <table:table-cell table:formula="of:=[.A1082]/1000/(60*60*24)" office:value-type="time" office:time-value="PT04H47M58.041S" calcext:value-type="time">
            <text:p>04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2.98" calcext:value-type="float">
            <text:p>1162.98</text:p>
          </table:table-cell>
          <table:table-cell office:value-type="float" office:value="1422.33" calcext:value-type="float">
            <text:p>1422.33</text:p>
          </table:table-cell>
        </table:table-row>
        <table:table-row table:style-name="ro1">
          <table:table-cell office:value-type="float" office:value="17294041" calcext:value-type="float">
            <text:p>17294041</text:p>
          </table:table-cell>
          <table:table-cell table:formula="of:=[.A1083]/1000/(60*60*24)" office:value-type="time" office:time-value="PT04H48M14.041S" calcext:value-type="time">
            <text:p>04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64.04" calcext:value-type="float">
            <text:p>1164.04</text:p>
          </table:table-cell>
          <table:table-cell office:value-type="float" office:value="1423.6" calcext:value-type="float">
            <text:p>1423.6</text:p>
          </table:table-cell>
        </table:table-row>
        <table:table-row table:style-name="ro1">
          <table:table-cell office:value-type="float" office:value="17310041" calcext:value-type="float">
            <text:p>17310041</text:p>
          </table:table-cell>
          <table:table-cell table:formula="of:=[.A1084]/1000/(60*60*24)" office:value-type="time" office:time-value="PT04H48M30.041S" calcext:value-type="time">
            <text:p>04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65.09" calcext:value-type="float">
            <text:p>1165.09</text:p>
          </table:table-cell>
          <table:table-cell office:value-type="float" office:value="1424.87" calcext:value-type="float">
            <text:p>1424.87</text:p>
          </table:table-cell>
        </table:table-row>
        <table:table-row table:style-name="ro1">
          <table:table-cell office:value-type="float" office:value="17326041" calcext:value-type="float">
            <text:p>17326041</text:p>
          </table:table-cell>
          <table:table-cell table:formula="of:=[.A1085]/1000/(60*60*24)" office:value-type="time" office:time-value="PT04H48M46.041S" calcext:value-type="time">
            <text:p>04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66.15" calcext:value-type="float">
            <text:p>1166.15</text:p>
          </table:table-cell>
          <table:table-cell office:value-type="float" office:value="1426.13" calcext:value-type="float">
            <text:p>1426.13</text:p>
          </table:table-cell>
        </table:table-row>
        <table:table-row table:style-name="ro1">
          <table:table-cell office:value-type="float" office:value="17342041" calcext:value-type="float">
            <text:p>17342041</text:p>
          </table:table-cell>
          <table:table-cell table:formula="of:=[.A1086]/1000/(60*60*24)" office:value-type="time" office:time-value="PT04H49M02.041S" calcext:value-type="time">
            <text:p>04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67.2" calcext:value-type="float">
            <text:p>1167.2</text:p>
          </table:table-cell>
          <table:table-cell office:value-type="float" office:value="1427.4" calcext:value-type="float">
            <text:p>1427.4</text:p>
          </table:table-cell>
        </table:table-row>
        <table:table-row table:style-name="ro1">
          <table:table-cell office:value-type="float" office:value="17358041" calcext:value-type="float">
            <text:p>17358041</text:p>
          </table:table-cell>
          <table:table-cell table:formula="of:=[.A1087]/1000/(60*60*24)" office:value-type="time" office:time-value="PT04H49M18.041S" calcext:value-type="time">
            <text:p>04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68.26" calcext:value-type="float">
            <text:p>1168.26</text:p>
          </table:table-cell>
          <table:table-cell office:value-type="float" office:value="1428.66" calcext:value-type="float">
            <text:p>1428.66</text:p>
          </table:table-cell>
        </table:table-row>
        <table:table-row table:style-name="ro1">
          <table:table-cell office:value-type="float" office:value="17374041" calcext:value-type="float">
            <text:p>17374041</text:p>
          </table:table-cell>
          <table:table-cell table:formula="of:=[.A1088]/1000/(60*60*24)" office:value-type="time" office:time-value="PT04H49M34.041S" calcext:value-type="time">
            <text:p>04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69.31" calcext:value-type="float">
            <text:p>1169.31</text:p>
          </table:table-cell>
          <table:table-cell office:value-type="float" office:value="1429.93" calcext:value-type="float">
            <text:p>1429.93</text:p>
          </table:table-cell>
        </table:table-row>
        <table:table-row table:style-name="ro1">
          <table:table-cell office:value-type="float" office:value="17390041" calcext:value-type="float">
            <text:p>17390041</text:p>
          </table:table-cell>
          <table:table-cell table:formula="of:=[.A1089]/1000/(60*60*24)" office:value-type="time" office:time-value="PT04H49M50.041S" calcext:value-type="time">
            <text:p>04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70.37" calcext:value-type="float">
            <text:p>1170.37</text:p>
          </table:table-cell>
          <table:table-cell office:value-type="float" office:value="1431.19" calcext:value-type="float">
            <text:p>1431.19</text:p>
          </table:table-cell>
        </table:table-row>
        <table:table-row table:style-name="ro1">
          <table:table-cell office:value-type="float" office:value="17406041" calcext:value-type="float">
            <text:p>17406041</text:p>
          </table:table-cell>
          <table:table-cell table:formula="of:=[.A1090]/1000/(60*60*24)" office:value-type="time" office:time-value="PT04H50M06.041S" calcext:value-type="time">
            <text:p>04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171.43" calcext:value-type="float">
            <text:p>1171.43</text:p>
          </table:table-cell>
          <table:table-cell office:value-type="float" office:value="1432.45" calcext:value-type="float">
            <text:p>1432.45</text:p>
          </table:table-cell>
        </table:table-row>
        <table:table-row table:style-name="ro1">
          <table:table-cell office:value-type="float" office:value="17422041" calcext:value-type="float">
            <text:p>17422041</text:p>
          </table:table-cell>
          <table:table-cell table:formula="of:=[.A1091]/1000/(60*60*24)" office:value-type="time" office:time-value="PT04H50M22.041S" calcext:value-type="time">
            <text:p>04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2.48" calcext:value-type="float">
            <text:p>1172.48</text:p>
          </table:table-cell>
          <table:table-cell office:value-type="float" office:value="1433.72" calcext:value-type="float">
            <text:p>1433.72</text:p>
          </table:table-cell>
        </table:table-row>
        <table:table-row table:style-name="ro1">
          <table:table-cell office:value-type="float" office:value="17438041" calcext:value-type="float">
            <text:p>17438041</text:p>
          </table:table-cell>
          <table:table-cell table:formula="of:=[.A1092]/1000/(60*60*24)" office:value-type="time" office:time-value="PT04H50M38.041S" calcext:value-type="time">
            <text:p>04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3.54" calcext:value-type="float">
            <text:p>1173.54</text:p>
          </table:table-cell>
          <table:table-cell office:value-type="float" office:value="1434.98" calcext:value-type="float">
            <text:p>1434.98</text:p>
          </table:table-cell>
        </table:table-row>
        <table:table-row table:style-name="ro1">
          <table:table-cell office:value-type="float" office:value="17454040" calcext:value-type="float">
            <text:p>17454040</text:p>
          </table:table-cell>
          <table:table-cell table:formula="of:=[.A1093]/1000/(60*60*24)" office:value-type="time" office:time-value="PT04H50M54.04S" calcext:value-type="time">
            <text:p>04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4.59" calcext:value-type="float">
            <text:p>1174.59</text:p>
          </table:table-cell>
          <table:table-cell office:value-type="float" office:value="1436.24" calcext:value-type="float">
            <text:p>1436.24</text:p>
          </table:table-cell>
        </table:table-row>
        <table:table-row table:style-name="ro1">
          <table:table-cell office:value-type="float" office:value="17470041" calcext:value-type="float">
            <text:p>17470041</text:p>
          </table:table-cell>
          <table:table-cell table:formula="of:=[.A1094]/1000/(60*60*24)" office:value-type="time" office:time-value="PT04H51M10.041S" calcext:value-type="time">
            <text:p>04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5.65" calcext:value-type="float">
            <text:p>1175.65</text:p>
          </table:table-cell>
          <table:table-cell office:value-type="float" office:value="1437.51" calcext:value-type="float">
            <text:p>1437.51</text:p>
          </table:table-cell>
        </table:table-row>
        <table:table-row table:style-name="ro1">
          <table:table-cell office:value-type="float" office:value="17486041" calcext:value-type="float">
            <text:p>17486041</text:p>
          </table:table-cell>
          <table:table-cell table:formula="of:=[.A1095]/1000/(60*60*24)" office:value-type="time" office:time-value="PT04H51M26.041S" calcext:value-type="time">
            <text:p>04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6.7" calcext:value-type="float">
            <text:p>1176.7</text:p>
          </table:table-cell>
          <table:table-cell office:value-type="float" office:value="1438.77" calcext:value-type="float">
            <text:p>1438.77</text:p>
          </table:table-cell>
        </table:table-row>
        <table:table-row table:style-name="ro1">
          <table:table-cell office:value-type="float" office:value="17502041" calcext:value-type="float">
            <text:p>17502041</text:p>
          </table:table-cell>
          <table:table-cell table:formula="of:=[.A1096]/1000/(60*60*24)" office:value-type="time" office:time-value="PT04H51M42.041S" calcext:value-type="time">
            <text:p>04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7.76" calcext:value-type="float">
            <text:p>1177.76</text:p>
          </table:table-cell>
          <table:table-cell office:value-type="float" office:value="1440.03" calcext:value-type="float">
            <text:p>1440.03</text:p>
          </table:table-cell>
        </table:table-row>
        <table:table-row table:style-name="ro1">
          <table:table-cell office:value-type="float" office:value="17518041" calcext:value-type="float">
            <text:p>17518041</text:p>
          </table:table-cell>
          <table:table-cell table:formula="of:=[.A1097]/1000/(60*60*24)" office:value-type="time" office:time-value="PT04H51M58.041S" calcext:value-type="time">
            <text:p>04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8.81" calcext:value-type="float">
            <text:p>1178.81</text:p>
          </table:table-cell>
          <table:table-cell office:value-type="float" office:value="1441.3" calcext:value-type="float">
            <text:p>1441.3</text:p>
          </table:table-cell>
        </table:table-row>
        <table:table-row table:style-name="ro1">
          <table:table-cell office:value-type="float" office:value="17534041" calcext:value-type="float">
            <text:p>17534041</text:p>
          </table:table-cell>
          <table:table-cell table:formula="of:=[.A1098]/1000/(60*60*24)" office:value-type="time" office:time-value="PT04H52M14.041S" calcext:value-type="time">
            <text:p>04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79.87" calcext:value-type="float">
            <text:p>1179.87</text:p>
          </table:table-cell>
          <table:table-cell office:value-type="float" office:value="1442.56" calcext:value-type="float">
            <text:p>1442.56</text:p>
          </table:table-cell>
        </table:table-row>
        <table:table-row table:style-name="ro1">
          <table:table-cell office:value-type="float" office:value="17550041" calcext:value-type="float">
            <text:p>17550041</text:p>
          </table:table-cell>
          <table:table-cell table:formula="of:=[.A1099]/1000/(60*60*24)" office:value-type="time" office:time-value="PT04H52M30.041S" calcext:value-type="time">
            <text:p>04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80.92" calcext:value-type="float">
            <text:p>1180.92</text:p>
          </table:table-cell>
          <table:table-cell office:value-type="float" office:value="1443.82" calcext:value-type="float">
            <text:p>1443.82</text:p>
          </table:table-cell>
        </table:table-row>
        <table:table-row table:style-name="ro1">
          <table:table-cell office:value-type="float" office:value="17566041" calcext:value-type="float">
            <text:p>17566041</text:p>
          </table:table-cell>
          <table:table-cell table:formula="of:=[.A1100]/1000/(60*60*24)" office:value-type="time" office:time-value="PT04H52M46.041S" calcext:value-type="time">
            <text:p>04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81.97" calcext:value-type="float">
            <text:p>1181.97</text:p>
          </table:table-cell>
          <table:table-cell office:value-type="float" office:value="1445.09" calcext:value-type="float">
            <text:p>1445.09</text:p>
          </table:table-cell>
        </table:table-row>
        <table:table-row table:style-name="ro1">
          <table:table-cell office:value-type="float" office:value="17582041" calcext:value-type="float">
            <text:p>17582041</text:p>
          </table:table-cell>
          <table:table-cell table:formula="of:=[.A1101]/1000/(60*60*24)" office:value-type="time" office:time-value="PT04H53M02.041S" calcext:value-type="time">
            <text:p>04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83.03" calcext:value-type="float">
            <text:p>1183.03</text:p>
          </table:table-cell>
          <table:table-cell office:value-type="float" office:value="1446.35" calcext:value-type="float">
            <text:p>1446.35</text:p>
          </table:table-cell>
        </table:table-row>
        <table:table-row table:style-name="ro1">
          <table:table-cell office:value-type="float" office:value="17598041" calcext:value-type="float">
            <text:p>17598041</text:p>
          </table:table-cell>
          <table:table-cell table:formula="of:=[.A1102]/1000/(60*60*24)" office:value-type="time" office:time-value="PT04H53M18.041S" calcext:value-type="time">
            <text:p>04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84.08" calcext:value-type="float">
            <text:p>1184.08</text:p>
          </table:table-cell>
          <table:table-cell office:value-type="float" office:value="1447.61" calcext:value-type="float">
            <text:p>1447.61</text:p>
          </table:table-cell>
        </table:table-row>
        <table:table-row table:style-name="ro1">
          <table:table-cell office:value-type="float" office:value="17614041" calcext:value-type="float">
            <text:p>17614041</text:p>
          </table:table-cell>
          <table:table-cell table:formula="of:=[.A1103]/1000/(60*60*24)" office:value-type="time" office:time-value="PT04H53M34.041S" calcext:value-type="time">
            <text:p>04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85.14" calcext:value-type="float">
            <text:p>1185.14</text:p>
          </table:table-cell>
          <table:table-cell office:value-type="float" office:value="1448.87" calcext:value-type="float">
            <text:p>1448.87</text:p>
          </table:table-cell>
        </table:table-row>
        <table:table-row table:style-name="ro1">
          <table:table-cell office:value-type="float" office:value="17630041" calcext:value-type="float">
            <text:p>17630041</text:p>
          </table:table-cell>
          <table:table-cell table:formula="of:=[.A1104]/1000/(60*60*24)" office:value-type="time" office:time-value="PT04H53M50.041S" calcext:value-type="time">
            <text:p>04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86.19" calcext:value-type="float">
            <text:p>1186.19</text:p>
          </table:table-cell>
          <table:table-cell office:value-type="float" office:value="1450.14" calcext:value-type="float">
            <text:p>1450.14</text:p>
          </table:table-cell>
        </table:table-row>
        <table:table-row table:style-name="ro1">
          <table:table-cell office:value-type="float" office:value="17646041" calcext:value-type="float">
            <text:p>17646041</text:p>
          </table:table-cell>
          <table:table-cell table:formula="of:=[.A1105]/1000/(60*60*24)" office:value-type="time" office:time-value="PT04H54M06.041S" calcext:value-type="time">
            <text:p>04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87.25" calcext:value-type="float">
            <text:p>1187.25</text:p>
          </table:table-cell>
          <table:table-cell office:value-type="float" office:value="1451.4" calcext:value-type="float">
            <text:p>1451.4</text:p>
          </table:table-cell>
        </table:table-row>
        <table:table-row table:style-name="ro1">
          <table:table-cell office:value-type="float" office:value="17662041" calcext:value-type="float">
            <text:p>17662041</text:p>
          </table:table-cell>
          <table:table-cell table:formula="of:=[.A1106]/1000/(60*60*24)" office:value-type="time" office:time-value="PT04H54M22.041S" calcext:value-type="time">
            <text:p>04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88.3" calcext:value-type="float">
            <text:p>1188.3</text:p>
          </table:table-cell>
          <table:table-cell office:value-type="float" office:value="1452.66" calcext:value-type="float">
            <text:p>1452.66</text:p>
          </table:table-cell>
        </table:table-row>
        <table:table-row table:style-name="ro1">
          <table:table-cell office:value-type="float" office:value="17678041" calcext:value-type="float">
            <text:p>17678041</text:p>
          </table:table-cell>
          <table:table-cell table:formula="of:=[.A1107]/1000/(60*60*24)" office:value-type="time" office:time-value="PT04H54M38.041S" calcext:value-type="time">
            <text:p>04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89.36" calcext:value-type="float">
            <text:p>1189.36</text:p>
          </table:table-cell>
          <table:table-cell office:value-type="float" office:value="1453.92" calcext:value-type="float">
            <text:p>1453.92</text:p>
          </table:table-cell>
        </table:table-row>
        <table:table-row table:style-name="ro1">
          <table:table-cell office:value-type="float" office:value="17694041" calcext:value-type="float">
            <text:p>17694041</text:p>
          </table:table-cell>
          <table:table-cell table:formula="of:=[.A1108]/1000/(60*60*24)" office:value-type="time" office:time-value="PT04H54M54.041S" calcext:value-type="time">
            <text:p>04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0.41" calcext:value-type="float">
            <text:p>1190.41</text:p>
          </table:table-cell>
          <table:table-cell office:value-type="float" office:value="1455.18" calcext:value-type="float">
            <text:p>1455.18</text:p>
          </table:table-cell>
        </table:table-row>
        <table:table-row table:style-name="ro1">
          <table:table-cell office:value-type="float" office:value="17710041" calcext:value-type="float">
            <text:p>17710041</text:p>
          </table:table-cell>
          <table:table-cell table:formula="of:=[.A1109]/1000/(60*60*24)" office:value-type="time" office:time-value="PT04H55M10.041S" calcext:value-type="time">
            <text:p>04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1.47" calcext:value-type="float">
            <text:p>1191.47</text:p>
          </table:table-cell>
          <table:table-cell office:value-type="float" office:value="1456.45" calcext:value-type="float">
            <text:p>1456.45</text:p>
          </table:table-cell>
        </table:table-row>
        <table:table-row table:style-name="ro1">
          <table:table-cell office:value-type="float" office:value="17726041" calcext:value-type="float">
            <text:p>17726041</text:p>
          </table:table-cell>
          <table:table-cell table:formula="of:=[.A1110]/1000/(60*60*24)" office:value-type="time" office:time-value="PT04H55M26.041S" calcext:value-type="time">
            <text:p>04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2.52" calcext:value-type="float">
            <text:p>1192.52</text:p>
          </table:table-cell>
          <table:table-cell office:value-type="float" office:value="1457.71" calcext:value-type="float">
            <text:p>1457.71</text:p>
          </table:table-cell>
        </table:table-row>
        <table:table-row table:style-name="ro1">
          <table:table-cell office:value-type="float" office:value="17742041" calcext:value-type="float">
            <text:p>17742041</text:p>
          </table:table-cell>
          <table:table-cell table:formula="of:=[.A1111]/1000/(60*60*24)" office:value-type="time" office:time-value="PT04H55M42.041S" calcext:value-type="time">
            <text:p>04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3.58" calcext:value-type="float">
            <text:p>1193.58</text:p>
          </table:table-cell>
          <table:table-cell office:value-type="float" office:value="1458.97" calcext:value-type="float">
            <text:p>1458.97</text:p>
          </table:table-cell>
        </table:table-row>
        <table:table-row table:style-name="ro1">
          <table:table-cell office:value-type="float" office:value="17758041" calcext:value-type="float">
            <text:p>17758041</text:p>
          </table:table-cell>
          <table:table-cell table:formula="of:=[.A1112]/1000/(60*60*24)" office:value-type="time" office:time-value="PT04H55M58.041S" calcext:value-type="time">
            <text:p>04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4.63" calcext:value-type="float">
            <text:p>1194.63</text:p>
          </table:table-cell>
          <table:table-cell office:value-type="float" office:value="1460.23" calcext:value-type="float">
            <text:p>1460.23</text:p>
          </table:table-cell>
        </table:table-row>
        <table:table-row table:style-name="ro1">
          <table:table-cell office:value-type="float" office:value="17774041" calcext:value-type="float">
            <text:p>17774041</text:p>
          </table:table-cell>
          <table:table-cell table:formula="of:=[.A1113]/1000/(60*60*24)" office:value-type="time" office:time-value="PT04H56M14.041S" calcext:value-type="time">
            <text:p>04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5.69" calcext:value-type="float">
            <text:p>1195.69</text:p>
          </table:table-cell>
          <table:table-cell office:value-type="float" office:value="1461.5" calcext:value-type="float">
            <text:p>1461.5</text:p>
          </table:table-cell>
        </table:table-row>
        <table:table-row table:style-name="ro1">
          <table:table-cell office:value-type="float" office:value="17790041" calcext:value-type="float">
            <text:p>17790041</text:p>
          </table:table-cell>
          <table:table-cell table:formula="of:=[.A1114]/1000/(60*60*24)" office:value-type="time" office:time-value="PT04H56M30.041S" calcext:value-type="time">
            <text:p>04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96.74" calcext:value-type="float">
            <text:p>1196.74</text:p>
          </table:table-cell>
          <table:table-cell office:value-type="float" office:value="1462.76" calcext:value-type="float">
            <text:p>1462.76</text:p>
          </table:table-cell>
        </table:table-row>
        <table:table-row table:style-name="ro1">
          <table:table-cell office:value-type="float" office:value="17806041" calcext:value-type="float">
            <text:p>17806041</text:p>
          </table:table-cell>
          <table:table-cell table:formula="of:=[.A1115]/1000/(60*60*24)" office:value-type="time" office:time-value="PT04H56M46.041S" calcext:value-type="time">
            <text:p>04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97.8" calcext:value-type="float">
            <text:p>1197.8</text:p>
          </table:table-cell>
          <table:table-cell office:value-type="float" office:value="1464.02" calcext:value-type="float">
            <text:p>1464.02</text:p>
          </table:table-cell>
        </table:table-row>
        <table:table-row table:style-name="ro1">
          <table:table-cell office:value-type="float" office:value="17822041" calcext:value-type="float">
            <text:p>17822041</text:p>
          </table:table-cell>
          <table:table-cell table:formula="of:=[.A1116]/1000/(60*60*24)" office:value-type="time" office:time-value="PT04H57M02.041S" calcext:value-type="time">
            <text:p>04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98.85" calcext:value-type="float">
            <text:p>1198.85</text:p>
          </table:table-cell>
          <table:table-cell office:value-type="float" office:value="1465.28" calcext:value-type="float">
            <text:p>1465.28</text:p>
          </table:table-cell>
        </table:table-row>
        <table:table-row table:style-name="ro1">
          <table:table-cell office:value-type="float" office:value="17838041" calcext:value-type="float">
            <text:p>17838041</text:p>
          </table:table-cell>
          <table:table-cell table:formula="of:=[.A1117]/1000/(60*60*24)" office:value-type="time" office:time-value="PT04H57M18.041S" calcext:value-type="time">
            <text:p>04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99.91" calcext:value-type="float">
            <text:p>1199.91</text:p>
          </table:table-cell>
          <table:table-cell office:value-type="float" office:value="1466.54" calcext:value-type="float">
            <text:p>1466.54</text:p>
          </table:table-cell>
        </table:table-row>
        <table:table-row table:style-name="ro1">
          <table:table-cell office:value-type="float" office:value="17854041" calcext:value-type="float">
            <text:p>17854041</text:p>
          </table:table-cell>
          <table:table-cell table:formula="of:=[.A1118]/1000/(60*60*24)" office:value-type="time" office:time-value="PT04H57M34.041S" calcext:value-type="time">
            <text:p>04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00.96" calcext:value-type="float">
            <text:p>1200.96</text:p>
          </table:table-cell>
          <table:table-cell office:value-type="float" office:value="1467.81" calcext:value-type="float">
            <text:p>1467.81</text:p>
          </table:table-cell>
        </table:table-row>
        <table:table-row table:style-name="ro1">
          <table:table-cell office:value-type="float" office:value="17870041" calcext:value-type="float">
            <text:p>17870041</text:p>
          </table:table-cell>
          <table:table-cell table:formula="of:=[.A1119]/1000/(60*60*24)" office:value-type="time" office:time-value="PT04H57M50.041S" calcext:value-type="time">
            <text:p>04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02.02" calcext:value-type="float">
            <text:p>1202.02</text:p>
          </table:table-cell>
          <table:table-cell office:value-type="float" office:value="1469.07" calcext:value-type="float">
            <text:p>1469.07</text:p>
          </table:table-cell>
        </table:table-row>
        <table:table-row table:style-name="ro1">
          <table:table-cell office:value-type="float" office:value="17886041" calcext:value-type="float">
            <text:p>17886041</text:p>
          </table:table-cell>
          <table:table-cell table:formula="of:=[.A1120]/1000/(60*60*24)" office:value-type="time" office:time-value="PT04H58M06.041S" calcext:value-type="time">
            <text:p>04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03.07" calcext:value-type="float">
            <text:p>1203.07</text:p>
          </table:table-cell>
          <table:table-cell office:value-type="float" office:value="1470.33" calcext:value-type="float">
            <text:p>1470.33</text:p>
          </table:table-cell>
        </table:table-row>
        <table:table-row table:style-name="ro1">
          <table:table-cell office:value-type="float" office:value="17902041" calcext:value-type="float">
            <text:p>17902041</text:p>
          </table:table-cell>
          <table:table-cell table:formula="of:=[.A1121]/1000/(60*60*24)" office:value-type="time" office:time-value="PT04H58M22.041S" calcext:value-type="time">
            <text:p>04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04.13" calcext:value-type="float">
            <text:p>1204.13</text:p>
          </table:table-cell>
          <table:table-cell office:value-type="float" office:value="1471.59" calcext:value-type="float">
            <text:p>1471.59</text:p>
          </table:table-cell>
        </table:table-row>
        <table:table-row table:style-name="ro1">
          <table:table-cell office:value-type="float" office:value="17918041" calcext:value-type="float">
            <text:p>17918041</text:p>
          </table:table-cell>
          <table:table-cell table:formula="of:=[.A1122]/1000/(60*60*24)" office:value-type="time" office:time-value="PT04H58M38.041S" calcext:value-type="time">
            <text:p>04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05.18" calcext:value-type="float">
            <text:p>1205.18</text:p>
          </table:table-cell>
          <table:table-cell office:value-type="float" office:value="1472.86" calcext:value-type="float">
            <text:p>1472.86</text:p>
          </table:table-cell>
        </table:table-row>
        <table:table-row table:style-name="ro1">
          <table:table-cell office:value-type="float" office:value="17934041" calcext:value-type="float">
            <text:p>17934041</text:p>
          </table:table-cell>
          <table:table-cell table:formula="of:=[.A1123]/1000/(60*60*24)" office:value-type="time" office:time-value="PT04H58M54.041S" calcext:value-type="time">
            <text:p>04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06.24" calcext:value-type="float">
            <text:p>1206.24</text:p>
          </table:table-cell>
          <table:table-cell office:value-type="float" office:value="1474.12" calcext:value-type="float">
            <text:p>1474.12</text:p>
          </table:table-cell>
        </table:table-row>
        <table:table-row table:style-name="ro1">
          <table:table-cell office:value-type="float" office:value="17950041" calcext:value-type="float">
            <text:p>17950041</text:p>
          </table:table-cell>
          <table:table-cell table:formula="of:=[.A1124]/1000/(60*60*24)" office:value-type="time" office:time-value="PT04H59M10.041S" calcext:value-type="time">
            <text:p>04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07.29" calcext:value-type="float">
            <text:p>1207.29</text:p>
          </table:table-cell>
          <table:table-cell office:value-type="float" office:value="1475.38" calcext:value-type="float">
            <text:p>1475.38</text:p>
          </table:table-cell>
        </table:table-row>
        <table:table-row table:style-name="ro1">
          <table:table-cell office:value-type="float" office:value="17966041" calcext:value-type="float">
            <text:p>17966041</text:p>
          </table:table-cell>
          <table:table-cell table:formula="of:=[.A1125]/1000/(60*60*24)" office:value-type="time" office:time-value="PT04H59M26.041S" calcext:value-type="time">
            <text:p>04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208.35" calcext:value-type="float">
            <text:p>1208.35</text:p>
          </table:table-cell>
          <table:table-cell office:value-type="float" office:value="1476.64" calcext:value-type="float">
            <text:p>1476.64</text:p>
          </table:table-cell>
        </table:table-row>
        <table:table-row table:style-name="ro1">
          <table:table-cell office:value-type="float" office:value="17982041" calcext:value-type="float">
            <text:p>17982041</text:p>
          </table:table-cell>
          <table:table-cell table:formula="of:=[.A1126]/1000/(60*60*24)" office:value-type="time" office:time-value="PT04H59M42.041S" calcext:value-type="time">
            <text:p>04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77.9" calcext:value-type="float">
            <text:p>1477.9</text:p>
          </table:table-cell>
        </table:table-row>
        <table:table-row table:style-name="ro1">
          <table:table-cell office:value-type="float" office:value="17998041" calcext:value-type="float">
            <text:p>17998041</text:p>
          </table:table-cell>
          <table:table-cell table:formula="of:=[.A1127]/1000/(60*60*24)" office:value-type="time" office:time-value="PT04H59M58.041S" calcext:value-type="time">
            <text:p>04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10.46" calcext:value-type="float">
            <text:p>1210.46</text:p>
          </table:table-cell>
          <table:table-cell office:value-type="float" office:value="1479.16" calcext:value-type="float">
            <text:p>1479.16</text:p>
          </table:table-cell>
        </table:table-row>
        <table:table-row table:style-name="ro1">
          <table:table-cell office:value-type="float" office:value="18014041" calcext:value-type="float">
            <text:p>18014041</text:p>
          </table:table-cell>
          <table:table-cell table:formula="of:=[.A1128]/1000/(60*60*24)" office:value-type="time" office:time-value="PT05H00M14.041S" calcext:value-type="time">
            <text:p>05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11.51" calcext:value-type="float">
            <text:p>1211.51</text:p>
          </table:table-cell>
          <table:table-cell office:value-type="float" office:value="1480.43" calcext:value-type="float">
            <text:p>1480.43</text:p>
          </table:table-cell>
        </table:table-row>
        <table:table-row table:style-name="ro1">
          <table:table-cell office:value-type="float" office:value="18030041" calcext:value-type="float">
            <text:p>18030041</text:p>
          </table:table-cell>
          <table:table-cell table:formula="of:=[.A1129]/1000/(60*60*24)" office:value-type="time" office:time-value="PT05H00M30.041S" calcext:value-type="time">
            <text:p>05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212.56" calcext:value-type="float">
            <text:p>1212.56</text:p>
          </table:table-cell>
          <table:table-cell office:value-type="float" office:value="1481.69" calcext:value-type="float">
            <text:p>1481.69</text:p>
          </table:table-cell>
        </table:table-row>
        <table:table-row table:style-name="ro1">
          <table:table-cell office:value-type="float" office:value="18046041" calcext:value-type="float">
            <text:p>18046041</text:p>
          </table:table-cell>
          <table:table-cell table:formula="of:=[.A1130]/1000/(60*60*24)" office:value-type="time" office:time-value="PT05H00M46.041S" calcext:value-type="time">
            <text:p>05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13.62" calcext:value-type="float">
            <text:p>1213.62</text:p>
          </table:table-cell>
          <table:table-cell office:value-type="float" office:value="1482.95" calcext:value-type="float">
            <text:p>1482.95</text:p>
          </table:table-cell>
        </table:table-row>
        <table:table-row table:style-name="ro1">
          <table:table-cell office:value-type="float" office:value="18062041" calcext:value-type="float">
            <text:p>18062041</text:p>
          </table:table-cell>
          <table:table-cell table:formula="of:=[.A1131]/1000/(60*60*24)" office:value-type="time" office:time-value="PT05H01M02.041S" calcext:value-type="time">
            <text:p>05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14.67" calcext:value-type="float">
            <text:p>1214.67</text:p>
          </table:table-cell>
          <table:table-cell office:value-type="float" office:value="1484.21" calcext:value-type="float">
            <text:p>1484.21</text:p>
          </table:table-cell>
        </table:table-row>
        <table:table-row table:style-name="ro1">
          <table:table-cell office:value-type="float" office:value="18078041" calcext:value-type="float">
            <text:p>18078041</text:p>
          </table:table-cell>
          <table:table-cell table:formula="of:=[.A1132]/1000/(60*60*24)" office:value-type="time" office:time-value="PT05H01M18.041S" calcext:value-type="time">
            <text:p>05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215.73" calcext:value-type="float">
            <text:p>1215.73</text:p>
          </table:table-cell>
          <table:table-cell office:value-type="float" office:value="1485.47" calcext:value-type="float">
            <text:p>1485.47</text:p>
          </table:table-cell>
        </table:table-row>
        <table:table-row table:style-name="ro1">
          <table:table-cell office:value-type="float" office:value="18094041" calcext:value-type="float">
            <text:p>18094041</text:p>
          </table:table-cell>
          <table:table-cell table:formula="of:=[.A1133]/1000/(60*60*24)" office:value-type="time" office:time-value="PT05H01M34.041S" calcext:value-type="time">
            <text:p>05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216.78" calcext:value-type="float">
            <text:p>1216.78</text:p>
          </table:table-cell>
          <table:table-cell office:value-type="float" office:value="1486.73" calcext:value-type="float">
            <text:p>1486.73</text:p>
          </table:table-cell>
        </table:table-row>
        <table:table-row table:style-name="ro1">
          <table:table-cell office:value-type="float" office:value="18110041" calcext:value-type="float">
            <text:p>18110041</text:p>
          </table:table-cell>
          <table:table-cell table:formula="of:=[.A1134]/1000/(60*60*24)" office:value-type="time" office:time-value="PT05H01M50.041S" calcext:value-type="time">
            <text:p>05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17.84" calcext:value-type="float">
            <text:p>1217.84</text:p>
          </table:table-cell>
          <table:table-cell office:value-type="float" office:value="1487.99" calcext:value-type="float">
            <text:p>1487.99</text:p>
          </table:table-cell>
        </table:table-row>
        <table:table-row table:style-name="ro1">
          <table:table-cell office:value-type="float" office:value="18126041" calcext:value-type="float">
            <text:p>18126041</text:p>
          </table:table-cell>
          <table:table-cell table:formula="of:=[.A1135]/1000/(60*60*24)" office:value-type="time" office:time-value="PT05H02M06.041S" calcext:value-type="time">
            <text:p>05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18.89" calcext:value-type="float">
            <text:p>1218.89</text:p>
          </table:table-cell>
          <table:table-cell office:value-type="float" office:value="1489.25" calcext:value-type="float">
            <text:p>1489.25</text:p>
          </table:table-cell>
        </table:table-row>
        <table:table-row table:style-name="ro1">
          <table:table-cell office:value-type="float" office:value="18142041" calcext:value-type="float">
            <text:p>18142041</text:p>
          </table:table-cell>
          <table:table-cell table:formula="of:=[.A1136]/1000/(60*60*24)" office:value-type="time" office:time-value="PT05H02M22.041S" calcext:value-type="time">
            <text:p>05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19.95" calcext:value-type="float">
            <text:p>1219.95</text:p>
          </table:table-cell>
          <table:table-cell office:value-type="float" office:value="1490.51" calcext:value-type="float">
            <text:p>1490.51</text:p>
          </table:table-cell>
        </table:table-row>
        <table:table-row table:style-name="ro1">
          <table:table-cell office:value-type="float" office:value="18158041" calcext:value-type="float">
            <text:p>18158041</text:p>
          </table:table-cell>
          <table:table-cell table:formula="of:=[.A1137]/1000/(60*60*24)" office:value-type="time" office:time-value="PT05H02M38.041S" calcext:value-type="time">
            <text:p>05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1" calcext:value-type="float">
            <text:p>1221</text:p>
          </table:table-cell>
          <table:table-cell office:value-type="float" office:value="1491.77" calcext:value-type="float">
            <text:p>1491.77</text:p>
          </table:table-cell>
        </table:table-row>
        <table:table-row table:style-name="ro1">
          <table:table-cell office:value-type="float" office:value="18174041" calcext:value-type="float">
            <text:p>18174041</text:p>
          </table:table-cell>
          <table:table-cell table:formula="of:=[.A1138]/1000/(60*60*24)" office:value-type="time" office:time-value="PT05H02M54.041S" calcext:value-type="time">
            <text:p>05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222.05" calcext:value-type="float">
            <text:p>1222.05</text:p>
          </table:table-cell>
          <table:table-cell office:value-type="float" office:value="1493.03" calcext:value-type="float">
            <text:p>1493.03</text:p>
          </table:table-cell>
        </table:table-row>
        <table:table-row table:style-name="ro1">
          <table:table-cell office:value-type="float" office:value="18190041" calcext:value-type="float">
            <text:p>18190041</text:p>
          </table:table-cell>
          <table:table-cell table:formula="of:=[.A1139]/1000/(60*60*24)" office:value-type="time" office:time-value="PT05H03M10.041S" calcext:value-type="time">
            <text:p>05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3.11" calcext:value-type="float">
            <text:p>1223.11</text:p>
          </table:table-cell>
          <table:table-cell office:value-type="float" office:value="1494.29" calcext:value-type="float">
            <text:p>1494.29</text:p>
          </table:table-cell>
        </table:table-row>
        <table:table-row table:style-name="ro1">
          <table:table-cell office:value-type="float" office:value="18206041" calcext:value-type="float">
            <text:p>18206041</text:p>
          </table:table-cell>
          <table:table-cell table:formula="of:=[.A1140]/1000/(60*60*24)" office:value-type="time" office:time-value="PT05H03M26.041S" calcext:value-type="time">
            <text:p>05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4.16" calcext:value-type="float">
            <text:p>1224.16</text:p>
          </table:table-cell>
          <table:table-cell office:value-type="float" office:value="1495.55" calcext:value-type="float">
            <text:p>1495.55</text:p>
          </table:table-cell>
        </table:table-row>
        <table:table-row table:style-name="ro1">
          <table:table-cell office:value-type="float" office:value="18222041" calcext:value-type="float">
            <text:p>18222041</text:p>
          </table:table-cell>
          <table:table-cell table:formula="of:=[.A1141]/1000/(60*60*24)" office:value-type="time" office:time-value="PT05H03M42.041S" calcext:value-type="time">
            <text:p>05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1496.81" calcext:value-type="float">
            <text:p>1496.81</text:p>
          </table:table-cell>
        </table:table-row>
        <table:table-row table:style-name="ro1">
          <table:table-cell office:value-type="float" office:value="18238041" calcext:value-type="float">
            <text:p>18238041</text:p>
          </table:table-cell>
          <table:table-cell table:formula="of:=[.A1142]/1000/(60*60*24)" office:value-type="time" office:time-value="PT05H03M58.041S" calcext:value-type="time">
            <text:p>05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6.27" calcext:value-type="float">
            <text:p>1226.27</text:p>
          </table:table-cell>
          <table:table-cell office:value-type="float" office:value="1498.07" calcext:value-type="float">
            <text:p>1498.07</text:p>
          </table:table-cell>
        </table:table-row>
        <table:table-row table:style-name="ro1">
          <table:table-cell office:value-type="float" office:value="18254041" calcext:value-type="float">
            <text:p>18254041</text:p>
          </table:table-cell>
          <table:table-cell table:formula="of:=[.A1143]/1000/(60*60*24)" office:value-type="time" office:time-value="PT05H04M14.041S" calcext:value-type="time">
            <text:p>05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7.33" calcext:value-type="float">
            <text:p>1227.33</text:p>
          </table:table-cell>
          <table:table-cell office:value-type="float" office:value="1499.33" calcext:value-type="float">
            <text:p>1499.33</text:p>
          </table:table-cell>
        </table:table-row>
        <table:table-row table:style-name="ro1">
          <table:table-cell office:value-type="float" office:value="18270041" calcext:value-type="float">
            <text:p>18270041</text:p>
          </table:table-cell>
          <table:table-cell table:formula="of:=[.A1144]/1000/(60*60*24)" office:value-type="time" office:time-value="PT05H04M30.041S" calcext:value-type="time">
            <text:p>05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8.38" calcext:value-type="float">
            <text:p>1228.38</text:p>
          </table:table-cell>
          <table:table-cell office:value-type="float" office:value="1500.59" calcext:value-type="float">
            <text:p>1500.59</text:p>
          </table:table-cell>
        </table:table-row>
        <table:table-row table:style-name="ro1">
          <table:table-cell office:value-type="float" office:value="18286040" calcext:value-type="float">
            <text:p>18286040</text:p>
          </table:table-cell>
          <table:table-cell table:formula="of:=[.A1145]/1000/(60*60*24)" office:value-type="time" office:time-value="PT05H04M46.04S" calcext:value-type="time">
            <text:p>05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29.44" calcext:value-type="float">
            <text:p>1229.44</text:p>
          </table:table-cell>
          <table:table-cell office:value-type="float" office:value="1501.85" calcext:value-type="float">
            <text:p>1501.85</text:p>
          </table:table-cell>
        </table:table-row>
        <table:table-row table:style-name="ro1">
          <table:table-cell office:value-type="float" office:value="18302041" calcext:value-type="float">
            <text:p>18302041</text:p>
          </table:table-cell>
          <table:table-cell table:formula="of:=[.A1146]/1000/(60*60*24)" office:value-type="time" office:time-value="PT05H05M02.041S" calcext:value-type="time">
            <text:p>05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230.49" calcext:value-type="float">
            <text:p>1230.49</text:p>
          </table:table-cell>
          <table:table-cell office:value-type="float" office:value="1503.11" calcext:value-type="float">
            <text:p>1503.11</text:p>
          </table:table-cell>
        </table:table-row>
        <table:table-row table:style-name="ro1">
          <table:table-cell office:value-type="float" office:value="18318041" calcext:value-type="float">
            <text:p>18318041</text:p>
          </table:table-cell>
          <table:table-cell table:formula="of:=[.A1147]/1000/(60*60*24)" office:value-type="time" office:time-value="PT05H05M18.041S" calcext:value-type="time">
            <text:p>05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31.54" calcext:value-type="float">
            <text:p>1231.54</text:p>
          </table:table-cell>
          <table:table-cell office:value-type="float" office:value="1504.37" calcext:value-type="float">
            <text:p>1504.37</text:p>
          </table:table-cell>
        </table:table-row>
        <table:table-row table:style-name="ro1">
          <table:table-cell office:value-type="float" office:value="18334041" calcext:value-type="float">
            <text:p>18334041</text:p>
          </table:table-cell>
          <table:table-cell table:formula="of:=[.A1148]/1000/(60*60*24)" office:value-type="time" office:time-value="PT05H05M34.041S" calcext:value-type="time">
            <text:p>05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32.6" calcext:value-type="float">
            <text:p>1232.6</text:p>
          </table:table-cell>
          <table:table-cell office:value-type="float" office:value="1505.63" calcext:value-type="float">
            <text:p>1505.63</text:p>
          </table:table-cell>
        </table:table-row>
        <table:table-row table:style-name="ro1">
          <table:table-cell office:value-type="float" office:value="18350041" calcext:value-type="float">
            <text:p>18350041</text:p>
          </table:table-cell>
          <table:table-cell table:formula="of:=[.A1149]/1000/(60*60*24)" office:value-type="time" office:time-value="PT05H05M50.041S" calcext:value-type="time">
            <text:p>05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33.65" calcext:value-type="float">
            <text:p>1233.65</text:p>
          </table:table-cell>
          <table:table-cell office:value-type="float" office:value="1506.89" calcext:value-type="float">
            <text:p>1506.89</text:p>
          </table:table-cell>
        </table:table-row>
        <table:table-row table:style-name="ro1">
          <table:table-cell office:value-type="float" office:value="18366041" calcext:value-type="float">
            <text:p>18366041</text:p>
          </table:table-cell>
          <table:table-cell table:formula="of:=[.A1150]/1000/(60*60*24)" office:value-type="time" office:time-value="PT05H06M06.041S" calcext:value-type="time">
            <text:p>05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34.71" calcext:value-type="float">
            <text:p>1234.71</text:p>
          </table:table-cell>
          <table:table-cell office:value-type="float" office:value="1508.15" calcext:value-type="float">
            <text:p>1508.15</text:p>
          </table:table-cell>
        </table:table-row>
        <table:table-row table:style-name="ro1">
          <table:table-cell office:value-type="float" office:value="18382041" calcext:value-type="float">
            <text:p>18382041</text:p>
          </table:table-cell>
          <table:table-cell table:formula="of:=[.A1151]/1000/(60*60*24)" office:value-type="time" office:time-value="PT05H06M22.041S" calcext:value-type="time">
            <text:p>05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35.76" calcext:value-type="float">
            <text:p>1235.76</text:p>
          </table:table-cell>
          <table:table-cell office:value-type="float" office:value="1509.41" calcext:value-type="float">
            <text:p>1509.41</text:p>
          </table:table-cell>
        </table:table-row>
        <table:table-row table:style-name="ro1">
          <table:table-cell office:value-type="float" office:value="18398041" calcext:value-type="float">
            <text:p>18398041</text:p>
          </table:table-cell>
          <table:table-cell table:formula="of:=[.A1152]/1000/(60*60*24)" office:value-type="time" office:time-value="PT05H06M38.041S" calcext:value-type="time">
            <text:p>05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36.82" calcext:value-type="float">
            <text:p>1236.82</text:p>
          </table:table-cell>
          <table:table-cell office:value-type="float" office:value="1510.67" calcext:value-type="float">
            <text:p>1510.67</text:p>
          </table:table-cell>
        </table:table-row>
        <table:table-row table:style-name="ro1">
          <table:table-cell office:value-type="float" office:value="18414041" calcext:value-type="float">
            <text:p>18414041</text:p>
          </table:table-cell>
          <table:table-cell table:formula="of:=[.A1153]/1000/(60*60*24)" office:value-type="time" office:time-value="PT05H06M54.041S" calcext:value-type="time">
            <text:p>05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237.87" calcext:value-type="float">
            <text:p>1237.87</text:p>
          </table:table-cell>
          <table:table-cell office:value-type="float" office:value="1511.93" calcext:value-type="float">
            <text:p>1511.93</text:p>
          </table:table-cell>
        </table:table-row>
        <table:table-row table:style-name="ro1">
          <table:table-cell office:value-type="float" office:value="18430041" calcext:value-type="float">
            <text:p>18430041</text:p>
          </table:table-cell>
          <table:table-cell table:formula="of:=[.A1154]/1000/(60*60*24)" office:value-type="time" office:time-value="PT05H07M10.041S" calcext:value-type="time">
            <text:p>05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38.93" calcext:value-type="float">
            <text:p>1238.93</text:p>
          </table:table-cell>
          <table:table-cell office:value-type="float" office:value="1513.19" calcext:value-type="float">
            <text:p>1513.19</text:p>
          </table:table-cell>
        </table:table-row>
        <table:table-row table:style-name="ro1">
          <table:table-cell office:value-type="float" office:value="18446041" calcext:value-type="float">
            <text:p>18446041</text:p>
          </table:table-cell>
          <table:table-cell table:formula="of:=[.A1155]/1000/(60*60*24)" office:value-type="time" office:time-value="PT05H07M26.041S" calcext:value-type="time">
            <text:p>05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39.98" calcext:value-type="float">
            <text:p>1239.98</text:p>
          </table:table-cell>
          <table:table-cell office:value-type="float" office:value="1514.45" calcext:value-type="float">
            <text:p>1514.45</text:p>
          </table:table-cell>
        </table:table-row>
        <table:table-row table:style-name="ro1">
          <table:table-cell office:value-type="float" office:value="18462041" calcext:value-type="float">
            <text:p>18462041</text:p>
          </table:table-cell>
          <table:table-cell table:formula="of:=[.A1156]/1000/(60*60*24)" office:value-type="time" office:time-value="PT05H07M42.041S" calcext:value-type="time">
            <text:p>05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41.03" calcext:value-type="float">
            <text:p>1241.03</text:p>
          </table:table-cell>
          <table:table-cell office:value-type="float" office:value="1515.71" calcext:value-type="float">
            <text:p>1515.71</text:p>
          </table:table-cell>
        </table:table-row>
        <table:table-row table:style-name="ro1">
          <table:table-cell office:value-type="float" office:value="18478041" calcext:value-type="float">
            <text:p>18478041</text:p>
          </table:table-cell>
          <table:table-cell table:formula="of:=[.A1157]/1000/(60*60*24)" office:value-type="time" office:time-value="PT05H07M58.041S" calcext:value-type="time">
            <text:p>05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42.09" calcext:value-type="float">
            <text:p>1242.09</text:p>
          </table:table-cell>
          <table:table-cell office:value-type="float" office:value="1516.97" calcext:value-type="float">
            <text:p>1516.97</text:p>
          </table:table-cell>
        </table:table-row>
        <table:table-row table:style-name="ro1">
          <table:table-cell office:value-type="float" office:value="18494041" calcext:value-type="float">
            <text:p>18494041</text:p>
          </table:table-cell>
          <table:table-cell table:formula="of:=[.A1158]/1000/(60*60*24)" office:value-type="time" office:time-value="PT05H08M14.041S" calcext:value-type="time">
            <text:p>05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3.14" calcext:value-type="float">
            <text:p>1243.14</text:p>
          </table:table-cell>
          <table:table-cell office:value-type="float" office:value="1518.23" calcext:value-type="float">
            <text:p>1518.23</text:p>
          </table:table-cell>
        </table:table-row>
        <table:table-row table:style-name="ro1">
          <table:table-cell office:value-type="float" office:value="18510041" calcext:value-type="float">
            <text:p>18510041</text:p>
          </table:table-cell>
          <table:table-cell table:formula="of:=[.A1159]/1000/(60*60*24)" office:value-type="time" office:time-value="PT05H08M30.041S" calcext:value-type="time">
            <text:p>05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44.2" calcext:value-type="float">
            <text:p>1244.2</text:p>
          </table:table-cell>
          <table:table-cell office:value-type="float" office:value="1519.49" calcext:value-type="float">
            <text:p>1519.49</text:p>
          </table:table-cell>
        </table:table-row>
        <table:table-row table:style-name="ro1">
          <table:table-cell office:value-type="float" office:value="18526041" calcext:value-type="float">
            <text:p>18526041</text:p>
          </table:table-cell>
          <table:table-cell table:formula="of:=[.A1160]/1000/(60*60*24)" office:value-type="time" office:time-value="PT05H08M46.041S" calcext:value-type="time">
            <text:p>05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5.25" calcext:value-type="float">
            <text:p>1245.25</text:p>
          </table:table-cell>
          <table:table-cell office:value-type="float" office:value="1520.75" calcext:value-type="float">
            <text:p>1520.75</text:p>
          </table:table-cell>
        </table:table-row>
        <table:table-row table:style-name="ro1">
          <table:table-cell office:value-type="float" office:value="18542041" calcext:value-type="float">
            <text:p>18542041</text:p>
          </table:table-cell>
          <table:table-cell table:formula="of:=[.A1161]/1000/(60*60*24)" office:value-type="time" office:time-value="PT05H09M02.041S" calcext:value-type="time">
            <text:p>05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46.3" calcext:value-type="float">
            <text:p>1246.3</text:p>
          </table:table-cell>
          <table:table-cell office:value-type="float" office:value="1522.01" calcext:value-type="float">
            <text:p>1522.01</text:p>
          </table:table-cell>
        </table:table-row>
        <table:table-row table:style-name="ro1">
          <table:table-cell office:value-type="float" office:value="18558041" calcext:value-type="float">
            <text:p>18558041</text:p>
          </table:table-cell>
          <table:table-cell table:formula="of:=[.A1162]/1000/(60*60*24)" office:value-type="time" office:time-value="PT05H09M18.041S" calcext:value-type="time">
            <text:p>05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1523.27" calcext:value-type="float">
            <text:p>1523.27</text:p>
          </table:table-cell>
        </table:table-row>
        <table:table-row table:style-name="ro1">
          <table:table-cell office:value-type="float" office:value="18574041" calcext:value-type="float">
            <text:p>18574041</text:p>
          </table:table-cell>
          <table:table-cell table:formula="of:=[.A1163]/1000/(60*60*24)" office:value-type="time" office:time-value="PT05H09M34.041S" calcext:value-type="time">
            <text:p>05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48.41" calcext:value-type="float">
            <text:p>1248.41</text:p>
          </table:table-cell>
          <table:table-cell office:value-type="float" office:value="1524.53" calcext:value-type="float">
            <text:p>1524.53</text:p>
          </table:table-cell>
        </table:table-row>
        <table:table-row table:style-name="ro1">
          <table:table-cell office:value-type="float" office:value="18590041" calcext:value-type="float">
            <text:p>18590041</text:p>
          </table:table-cell>
          <table:table-cell table:formula="of:=[.A1164]/1000/(60*60*24)" office:value-type="time" office:time-value="PT05H09M50.041S" calcext:value-type="time">
            <text:p>05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49.46" calcext:value-type="float">
            <text:p>1249.46</text:p>
          </table:table-cell>
          <table:table-cell office:value-type="float" office:value="1525.79" calcext:value-type="float">
            <text:p>1525.79</text:p>
          </table:table-cell>
        </table:table-row>
        <table:table-row table:style-name="ro1">
          <table:table-cell office:value-type="float" office:value="18606041" calcext:value-type="float">
            <text:p>18606041</text:p>
          </table:table-cell>
          <table:table-cell table:formula="of:=[.A1165]/1000/(60*60*24)" office:value-type="time" office:time-value="PT05H10M06.041S" calcext:value-type="time">
            <text:p>05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250.52" calcext:value-type="float">
            <text:p>1250.52</text:p>
          </table:table-cell>
          <table:table-cell office:value-type="float" office:value="1527.05" calcext:value-type="float">
            <text:p>1527.05</text:p>
          </table:table-cell>
        </table:table-row>
        <table:table-row table:style-name="ro1">
          <table:table-cell office:value-type="float" office:value="18622041" calcext:value-type="float">
            <text:p>18622041</text:p>
          </table:table-cell>
          <table:table-cell table:formula="of:=[.A1166]/1000/(60*60*24)" office:value-type="time" office:time-value="PT05H10M22.041S" calcext:value-type="time">
            <text:p>05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1.57" calcext:value-type="float">
            <text:p>1251.57</text:p>
          </table:table-cell>
          <table:table-cell office:value-type="float" office:value="1528.31" calcext:value-type="float">
            <text:p>1528.31</text:p>
          </table:table-cell>
        </table:table-row>
        <table:table-row table:style-name="ro1">
          <table:table-cell office:value-type="float" office:value="18638041" calcext:value-type="float">
            <text:p>18638041</text:p>
          </table:table-cell>
          <table:table-cell table:formula="of:=[.A1167]/1000/(60*60*24)" office:value-type="time" office:time-value="PT05H10M38.041S" calcext:value-type="time">
            <text:p>05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2.62" calcext:value-type="float">
            <text:p>1252.62</text:p>
          </table:table-cell>
          <table:table-cell office:value-type="float" office:value="1529.57" calcext:value-type="float">
            <text:p>1529.57</text:p>
          </table:table-cell>
        </table:table-row>
        <table:table-row table:style-name="ro1">
          <table:table-cell office:value-type="float" office:value="18654041" calcext:value-type="float">
            <text:p>18654041</text:p>
          </table:table-cell>
          <table:table-cell table:formula="of:=[.A1168]/1000/(60*60*24)" office:value-type="time" office:time-value="PT05H10M54.041S" calcext:value-type="time">
            <text:p>05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3.68" calcext:value-type="float">
            <text:p>1253.68</text:p>
          </table:table-cell>
          <table:table-cell office:value-type="float" office:value="1530.83" calcext:value-type="float">
            <text:p>1530.83</text:p>
          </table:table-cell>
        </table:table-row>
        <table:table-row table:style-name="ro1">
          <table:table-cell office:value-type="float" office:value="18670041" calcext:value-type="float">
            <text:p>18670041</text:p>
          </table:table-cell>
          <table:table-cell table:formula="of:=[.A1169]/1000/(60*60*24)" office:value-type="time" office:time-value="PT05H11M10.041S" calcext:value-type="time">
            <text:p>05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4.73" calcext:value-type="float">
            <text:p>1254.73</text:p>
          </table:table-cell>
          <table:table-cell office:value-type="float" office:value="1532.09" calcext:value-type="float">
            <text:p>1532.09</text:p>
          </table:table-cell>
        </table:table-row>
        <table:table-row table:style-name="ro1">
          <table:table-cell office:value-type="float" office:value="18686041" calcext:value-type="float">
            <text:p>18686041</text:p>
          </table:table-cell>
          <table:table-cell table:formula="of:=[.A1170]/1000/(60*60*24)" office:value-type="time" office:time-value="PT05H11M26.041S" calcext:value-type="time">
            <text:p>05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5.78" calcext:value-type="float">
            <text:p>1255.78</text:p>
          </table:table-cell>
          <table:table-cell office:value-type="float" office:value="1533.35" calcext:value-type="float">
            <text:p>1533.35</text:p>
          </table:table-cell>
        </table:table-row>
        <table:table-row table:style-name="ro1">
          <table:table-cell office:value-type="float" office:value="18702041" calcext:value-type="float">
            <text:p>18702041</text:p>
          </table:table-cell>
          <table:table-cell table:formula="of:=[.A1171]/1000/(60*60*24)" office:value-type="time" office:time-value="PT05H11M42.041S" calcext:value-type="time">
            <text:p>05:1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256.84" calcext:value-type="float">
            <text:p>1256.84</text:p>
          </table:table-cell>
          <table:table-cell office:value-type="float" office:value="1534.6" calcext:value-type="float">
            <text:p>1534.6</text:p>
          </table:table-cell>
        </table:table-row>
        <table:table-row table:style-name="ro1">
          <table:table-cell office:value-type="float" office:value="18718041" calcext:value-type="float">
            <text:p>18718041</text:p>
          </table:table-cell>
          <table:table-cell table:formula="of:=[.A1172]/1000/(60*60*24)" office:value-type="time" office:time-value="PT05H11M58.041S" calcext:value-type="time">
            <text:p>05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7.89" calcext:value-type="float">
            <text:p>1257.89</text:p>
          </table:table-cell>
          <table:table-cell office:value-type="float" office:value="1535.86" calcext:value-type="float">
            <text:p>1535.86</text:p>
          </table:table-cell>
        </table:table-row>
        <table:table-row table:style-name="ro1">
          <table:table-cell office:value-type="float" office:value="18734041" calcext:value-type="float">
            <text:p>18734041</text:p>
          </table:table-cell>
          <table:table-cell table:formula="of:=[.A1173]/1000/(60*60*24)" office:value-type="time" office:time-value="PT05H12M14.041S" calcext:value-type="time">
            <text:p>05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58.94" calcext:value-type="float">
            <text:p>1258.94</text:p>
          </table:table-cell>
          <table:table-cell office:value-type="float" office:value="1537.12" calcext:value-type="float">
            <text:p>1537.12</text:p>
          </table:table-cell>
        </table:table-row>
        <table:table-row table:style-name="ro1">
          <table:table-cell office:value-type="float" office:value="18750041" calcext:value-type="float">
            <text:p>18750041</text:p>
          </table:table-cell>
          <table:table-cell table:formula="of:=[.A1174]/1000/(60*60*24)" office:value-type="time" office:time-value="PT05H12M30.041S" calcext:value-type="time">
            <text:p>05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60" calcext:value-type="float">
            <text:p>1260</text:p>
          </table:table-cell>
          <table:table-cell office:value-type="float" office:value="1538.38" calcext:value-type="float">
            <text:p>1538.38</text:p>
          </table:table-cell>
        </table:table-row>
        <table:table-row table:style-name="ro1">
          <table:table-cell office:value-type="float" office:value="18766041" calcext:value-type="float">
            <text:p>18766041</text:p>
          </table:table-cell>
          <table:table-cell table:formula="of:=[.A1175]/1000/(60*60*24)" office:value-type="time" office:time-value="PT05H12M46.041S" calcext:value-type="time">
            <text:p>05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1539.64" calcext:value-type="float">
            <text:p>1539.64</text:p>
          </table:table-cell>
        </table:table-row>
        <table:table-row table:style-name="ro1">
          <table:table-cell office:value-type="float" office:value="18782041" calcext:value-type="float">
            <text:p>18782041</text:p>
          </table:table-cell>
          <table:table-cell table:formula="of:=[.A1176]/1000/(60*60*24)" office:value-type="time" office:time-value="PT05H13M02.041S" calcext:value-type="time">
            <text:p>05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62.1" calcext:value-type="float">
            <text:p>1262.1</text:p>
          </table:table-cell>
          <table:table-cell office:value-type="float" office:value="1540.9" calcext:value-type="float">
            <text:p>1540.9</text:p>
          </table:table-cell>
        </table:table-row>
        <table:table-row table:style-name="ro1">
          <table:table-cell office:value-type="float" office:value="18798041" calcext:value-type="float">
            <text:p>18798041</text:p>
          </table:table-cell>
          <table:table-cell table:formula="of:=[.A1177]/1000/(60*60*24)" office:value-type="time" office:time-value="PT05H13M18.041S" calcext:value-type="time">
            <text:p>05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3.15" calcext:value-type="float">
            <text:p>1263.15</text:p>
          </table:table-cell>
          <table:table-cell office:value-type="float" office:value="1542.16" calcext:value-type="float">
            <text:p>1542.16</text:p>
          </table:table-cell>
        </table:table-row>
        <table:table-row table:style-name="ro1">
          <table:table-cell office:value-type="float" office:value="18814041" calcext:value-type="float">
            <text:p>18814041</text:p>
          </table:table-cell>
          <table:table-cell table:formula="of:=[.A1178]/1000/(60*60*24)" office:value-type="time" office:time-value="PT05H13M34.041S" calcext:value-type="time">
            <text:p>05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4.21" calcext:value-type="float">
            <text:p>1264.21</text:p>
          </table:table-cell>
          <table:table-cell office:value-type="float" office:value="1543.42" calcext:value-type="float">
            <text:p>1543.42</text:p>
          </table:table-cell>
        </table:table-row>
        <table:table-row table:style-name="ro1">
          <table:table-cell office:value-type="float" office:value="18830041" calcext:value-type="float">
            <text:p>18830041</text:p>
          </table:table-cell>
          <table:table-cell table:formula="of:=[.A1179]/1000/(60*60*24)" office:value-type="time" office:time-value="PT05H13M50.041S" calcext:value-type="time">
            <text:p>05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5.26" calcext:value-type="float">
            <text:p>1265.26</text:p>
          </table:table-cell>
          <table:table-cell office:value-type="float" office:value="1544.68" calcext:value-type="float">
            <text:p>1544.68</text:p>
          </table:table-cell>
        </table:table-row>
        <table:table-row table:style-name="ro1">
          <table:table-cell office:value-type="float" office:value="18846041" calcext:value-type="float">
            <text:p>18846041</text:p>
          </table:table-cell>
          <table:table-cell table:formula="of:=[.A1180]/1000/(60*60*24)" office:value-type="time" office:time-value="PT05H14M06.041S" calcext:value-type="time">
            <text:p>05:1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66.31" calcext:value-type="float">
            <text:p>1266.31</text:p>
          </table:table-cell>
          <table:table-cell office:value-type="float" office:value="1545.93" calcext:value-type="float">
            <text:p>1545.93</text:p>
          </table:table-cell>
        </table:table-row>
        <table:table-row table:style-name="ro1">
          <table:table-cell office:value-type="float" office:value="18862041" calcext:value-type="float">
            <text:p>18862041</text:p>
          </table:table-cell>
          <table:table-cell table:formula="of:=[.A1181]/1000/(60*60*24)" office:value-type="time" office:time-value="PT05H14M22.041S" calcext:value-type="time">
            <text:p>05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7.37" calcext:value-type="float">
            <text:p>1267.37</text:p>
          </table:table-cell>
          <table:table-cell office:value-type="float" office:value="1547.19" calcext:value-type="float">
            <text:p>1547.19</text:p>
          </table:table-cell>
        </table:table-row>
        <table:table-row table:style-name="ro1">
          <table:table-cell office:value-type="float" office:value="18878041" calcext:value-type="float">
            <text:p>18878041</text:p>
          </table:table-cell>
          <table:table-cell table:formula="of:=[.A1182]/1000/(60*60*24)" office:value-type="time" office:time-value="PT05H14M38.041S" calcext:value-type="time">
            <text:p>05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8.42" calcext:value-type="float">
            <text:p>1268.42</text:p>
          </table:table-cell>
          <table:table-cell office:value-type="float" office:value="1548.45" calcext:value-type="float">
            <text:p>1548.45</text:p>
          </table:table-cell>
        </table:table-row>
        <table:table-row table:style-name="ro1">
          <table:table-cell office:value-type="float" office:value="18894041" calcext:value-type="float">
            <text:p>18894041</text:p>
          </table:table-cell>
          <table:table-cell table:formula="of:=[.A1183]/1000/(60*60*24)" office:value-type="time" office:time-value="PT05H14M54.041S" calcext:value-type="time">
            <text:p>05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69.47" calcext:value-type="float">
            <text:p>1269.47</text:p>
          </table:table-cell>
          <table:table-cell office:value-type="float" office:value="1549.71" calcext:value-type="float">
            <text:p>1549.71</text:p>
          </table:table-cell>
        </table:table-row>
        <table:table-row table:style-name="ro1">
          <table:table-cell office:value-type="float" office:value="18910041" calcext:value-type="float">
            <text:p>18910041</text:p>
          </table:table-cell>
          <table:table-cell table:formula="of:=[.A1184]/1000/(60*60*24)" office:value-type="time" office:time-value="PT05H15M10.041S" calcext:value-type="time">
            <text:p>05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0.52" calcext:value-type="float">
            <text:p>1270.52</text:p>
          </table:table-cell>
          <table:table-cell office:value-type="float" office:value="1550.97" calcext:value-type="float">
            <text:p>1550.97</text:p>
          </table:table-cell>
        </table:table-row>
        <table:table-row table:style-name="ro1">
          <table:table-cell office:value-type="float" office:value="18926041" calcext:value-type="float">
            <text:p>18926041</text:p>
          </table:table-cell>
          <table:table-cell table:formula="of:=[.A1185]/1000/(60*60*24)" office:value-type="time" office:time-value="PT05H15M26.041S" calcext:value-type="time">
            <text:p>05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1.58" calcext:value-type="float">
            <text:p>1271.58</text:p>
          </table:table-cell>
          <table:table-cell office:value-type="float" office:value="1552.23" calcext:value-type="float">
            <text:p>1552.23</text:p>
          </table:table-cell>
        </table:table-row>
        <table:table-row table:style-name="ro1">
          <table:table-cell office:value-type="float" office:value="18942041" calcext:value-type="float">
            <text:p>18942041</text:p>
          </table:table-cell>
          <table:table-cell table:formula="of:=[.A1186]/1000/(60*60*24)" office:value-type="time" office:time-value="PT05H15M42.041S" calcext:value-type="time">
            <text:p>05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553.49" calcext:value-type="float">
            <text:p>1553.49</text:p>
          </table:table-cell>
        </table:table-row>
        <table:table-row table:style-name="ro1">
          <table:table-cell office:value-type="float" office:value="18958041" calcext:value-type="float">
            <text:p>18958041</text:p>
          </table:table-cell>
          <table:table-cell table:formula="of:=[.A1187]/1000/(60*60*24)" office:value-type="time" office:time-value="PT05H15M58.041S" calcext:value-type="time">
            <text:p>05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3.68" calcext:value-type="float">
            <text:p>1273.68</text:p>
          </table:table-cell>
          <table:table-cell office:value-type="float" office:value="1554.75" calcext:value-type="float">
            <text:p>1554.75</text:p>
          </table:table-cell>
        </table:table-row>
        <table:table-row table:style-name="ro1">
          <table:table-cell office:value-type="float" office:value="18974041" calcext:value-type="float">
            <text:p>18974041</text:p>
          </table:table-cell>
          <table:table-cell table:formula="of:=[.A1188]/1000/(60*60*24)" office:value-type="time" office:time-value="PT05H16M14.041S" calcext:value-type="time">
            <text:p>05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4.74" calcext:value-type="float">
            <text:p>1274.74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8990041" calcext:value-type="float">
            <text:p>18990041</text:p>
          </table:table-cell>
          <table:table-cell table:formula="of:=[.A1189]/1000/(60*60*24)" office:value-type="time" office:time-value="PT05H16M30.041S" calcext:value-type="time">
            <text:p>05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75.79" calcext:value-type="float">
            <text:p>1275.79</text:p>
          </table:table-cell>
          <table:table-cell office:value-type="float" office:value="1557.26" calcext:value-type="float">
            <text:p>1557.26</text:p>
          </table:table-cell>
        </table:table-row>
        <table:table-row table:style-name="ro1">
          <table:table-cell office:value-type="float" office:value="19006041" calcext:value-type="float">
            <text:p>19006041</text:p>
          </table:table-cell>
          <table:table-cell table:formula="of:=[.A1190]/1000/(60*60*24)" office:value-type="time" office:time-value="PT05H16M46.041S" calcext:value-type="time">
            <text:p>05:1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76.84" calcext:value-type="float">
            <text:p>1276.84</text:p>
          </table:table-cell>
          <table:table-cell office:value-type="float" office:value="1558.52" calcext:value-type="float">
            <text:p>1558.52</text:p>
          </table:table-cell>
        </table:table-row>
        <table:table-row table:style-name="ro1">
          <table:table-cell office:value-type="float" office:value="19022041" calcext:value-type="float">
            <text:p>19022041</text:p>
          </table:table-cell>
          <table:table-cell table:formula="of:=[.A1191]/1000/(60*60*24)" office:value-type="time" office:time-value="PT05H17M02.041S" calcext:value-type="time">
            <text:p>05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77.9" calcext:value-type="float">
            <text:p>1277.9</text:p>
          </table:table-cell>
          <table:table-cell office:value-type="float" office:value="1559.78" calcext:value-type="float">
            <text:p>1559.78</text:p>
          </table:table-cell>
        </table:table-row>
        <table:table-row table:style-name="ro1">
          <table:table-cell office:value-type="float" office:value="19038041" calcext:value-type="float">
            <text:p>19038041</text:p>
          </table:table-cell>
          <table:table-cell table:formula="of:=[.A1192]/1000/(60*60*24)" office:value-type="time" office:time-value="PT05H17M18.041S" calcext:value-type="time">
            <text:p>05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78.95" calcext:value-type="float">
            <text:p>1278.95</text:p>
          </table:table-cell>
          <table:table-cell office:value-type="float" office:value="1561.04" calcext:value-type="float">
            <text:p>1561.04</text:p>
          </table:table-cell>
        </table:table-row>
        <table:table-row table:style-name="ro1">
          <table:table-cell office:value-type="float" office:value="19054041" calcext:value-type="float">
            <text:p>19054041</text:p>
          </table:table-cell>
          <table:table-cell table:formula="of:=[.A1193]/1000/(60*60*24)" office:value-type="time" office:time-value="PT05H17M34.041S" calcext:value-type="time">
            <text:p>05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0" calcext:value-type="float">
            <text:p>1280</text:p>
          </table:table-cell>
          <table:table-cell office:value-type="float" office:value="1562.29" calcext:value-type="float">
            <text:p>1562.29</text:p>
          </table:table-cell>
        </table:table-row>
        <table:table-row table:style-name="ro1">
          <table:table-cell office:value-type="float" office:value="19070041" calcext:value-type="float">
            <text:p>19070041</text:p>
          </table:table-cell>
          <table:table-cell table:formula="of:=[.A1194]/1000/(60*60*24)" office:value-type="time" office:time-value="PT05H17M50.041S" calcext:value-type="time">
            <text:p>05:1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81.05" calcext:value-type="float">
            <text:p>1281.05</text:p>
          </table:table-cell>
          <table:table-cell office:value-type="float" office:value="1563.55" calcext:value-type="float">
            <text:p>1563.55</text:p>
          </table:table-cell>
        </table:table-row>
        <table:table-row table:style-name="ro1">
          <table:table-cell office:value-type="float" office:value="19086041" calcext:value-type="float">
            <text:p>19086041</text:p>
          </table:table-cell>
          <table:table-cell table:formula="of:=[.A1195]/1000/(60*60*24)" office:value-type="time" office:time-value="PT05H18M06.041S" calcext:value-type="time">
            <text:p>05:1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82.11" calcext:value-type="float">
            <text:p>1282.11</text:p>
          </table:table-cell>
          <table:table-cell office:value-type="float" office:value="1564.81" calcext:value-type="float">
            <text:p>1564.81</text:p>
          </table:table-cell>
        </table:table-row>
        <table:table-row table:style-name="ro1">
          <table:table-cell office:value-type="float" office:value="19102041" calcext:value-type="float">
            <text:p>19102041</text:p>
          </table:table-cell>
          <table:table-cell table:formula="of:=[.A1196]/1000/(60*60*24)" office:value-type="time" office:time-value="PT05H18M22.041S" calcext:value-type="time">
            <text:p>05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3.16" calcext:value-type="float">
            <text:p>1283.16</text:p>
          </table:table-cell>
          <table:table-cell office:value-type="float" office:value="1566.07" calcext:value-type="float">
            <text:p>1566.07</text:p>
          </table:table-cell>
        </table:table-row>
        <table:table-row table:style-name="ro1">
          <table:table-cell office:value-type="float" office:value="19118041" calcext:value-type="float">
            <text:p>19118041</text:p>
          </table:table-cell>
          <table:table-cell table:formula="of:=[.A1197]/1000/(60*60*24)" office:value-type="time" office:time-value="PT05H18M38.041S" calcext:value-type="time">
            <text:p>05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4.21" calcext:value-type="float">
            <text:p>1284.21</text:p>
          </table:table-cell>
          <table:table-cell office:value-type="float" office:value="1567.32" calcext:value-type="float">
            <text:p>1567.32</text:p>
          </table:table-cell>
        </table:table-row>
        <table:table-row table:style-name="ro1">
          <table:table-cell office:value-type="float" office:value="19134041" calcext:value-type="float">
            <text:p>19134041</text:p>
          </table:table-cell>
          <table:table-cell table:formula="of:=[.A1198]/1000/(60*60*24)" office:value-type="time" office:time-value="PT05H18M54.041S" calcext:value-type="time">
            <text:p>05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85.26" calcext:value-type="float">
            <text:p>1285.26</text:p>
          </table:table-cell>
          <table:table-cell office:value-type="float" office:value="1568.58" calcext:value-type="float">
            <text:p>1568.58</text:p>
          </table:table-cell>
        </table:table-row>
        <table:table-row table:style-name="ro1">
          <table:table-cell office:value-type="float" office:value="19150041" calcext:value-type="float">
            <text:p>19150041</text:p>
          </table:table-cell>
          <table:table-cell table:formula="of:=[.A1199]/1000/(60*60*24)" office:value-type="time" office:time-value="PT05H19M10.041S" calcext:value-type="time">
            <text:p>05:1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86.32" calcext:value-type="float">
            <text:p>1286.32</text:p>
          </table:table-cell>
          <table:table-cell office:value-type="float" office:value="1569.84" calcext:value-type="float">
            <text:p>1569.84</text:p>
          </table:table-cell>
        </table:table-row>
        <table:table-row table:style-name="ro1">
          <table:table-cell office:value-type="float" office:value="19166041" calcext:value-type="float">
            <text:p>19166041</text:p>
          </table:table-cell>
          <table:table-cell table:formula="of:=[.A1200]/1000/(60*60*24)" office:value-type="time" office:time-value="PT05H19M26.041S" calcext:value-type="time">
            <text:p>05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87.37" calcext:value-type="float">
            <text:p>1287.37</text:p>
          </table:table-cell>
          <table:table-cell office:value-type="float" office:value="1571.09" calcext:value-type="float">
            <text:p>1571.09</text:p>
          </table:table-cell>
        </table:table-row>
        <table:table-row table:style-name="ro1">
          <table:table-cell office:value-type="float" office:value="19182041" calcext:value-type="float">
            <text:p>19182041</text:p>
          </table:table-cell>
          <table:table-cell table:formula="of:=[.A1201]/1000/(60*60*24)" office:value-type="time" office:time-value="PT05H19M42.041S" calcext:value-type="time">
            <text:p>05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88.42" calcext:value-type="float">
            <text:p>1288.42</text:p>
          </table:table-cell>
          <table:table-cell office:value-type="float" office:value="1572.35" calcext:value-type="float">
            <text:p>1572.35</text:p>
          </table:table-cell>
        </table:table-row>
        <table:table-row table:style-name="ro1">
          <table:table-cell office:value-type="float" office:value="19198041" calcext:value-type="float">
            <text:p>19198041</text:p>
          </table:table-cell>
          <table:table-cell table:formula="of:=[.A1202]/1000/(60*60*24)" office:value-type="time" office:time-value="PT05H19M58.041S" calcext:value-type="time">
            <text:p>05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89.47" calcext:value-type="float">
            <text:p>1289.47</text:p>
          </table:table-cell>
          <table:table-cell office:value-type="float" office:value="1573.61" calcext:value-type="float">
            <text:p>1573.61</text:p>
          </table:table-cell>
        </table:table-row>
        <table:table-row table:style-name="ro1">
          <table:table-cell office:value-type="float" office:value="19214041" calcext:value-type="float">
            <text:p>19214041</text:p>
          </table:table-cell>
          <table:table-cell table:formula="of:=[.A1203]/1000/(60*60*24)" office:value-type="time" office:time-value="PT05H20M14.041S" calcext:value-type="time">
            <text:p>05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90.52" calcext:value-type="float">
            <text:p>1290.52</text:p>
          </table:table-cell>
          <table:table-cell office:value-type="float" office:value="1574.86" calcext:value-type="float">
            <text:p>1574.86</text:p>
          </table:table-cell>
        </table:table-row>
        <table:table-row table:style-name="ro1">
          <table:table-cell office:value-type="float" office:value="19230041" calcext:value-type="float">
            <text:p>19230041</text:p>
          </table:table-cell>
          <table:table-cell table:formula="of:=[.A1204]/1000/(60*60*24)" office:value-type="time" office:time-value="PT05H20M30.041S" calcext:value-type="time">
            <text:p>05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291.58" calcext:value-type="float">
            <text:p>1291.58</text:p>
          </table:table-cell>
          <table:table-cell office:value-type="float" office:value="1576.12" calcext:value-type="float">
            <text:p>1576.12</text:p>
          </table:table-cell>
        </table:table-row>
        <table:table-row table:style-name="ro1">
          <table:table-cell office:value-type="float" office:value="19246041" calcext:value-type="float">
            <text:p>19246041</text:p>
          </table:table-cell>
          <table:table-cell table:formula="of:=[.A1205]/1000/(60*60*24)" office:value-type="time" office:time-value="PT05H20M46.041S" calcext:value-type="time">
            <text:p>05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292.63" calcext:value-type="float">
            <text:p>1292.63</text:p>
          </table:table-cell>
          <table:table-cell office:value-type="float" office:value="1577.38" calcext:value-type="float">
            <text:p>1577.38</text:p>
          </table:table-cell>
        </table:table-row>
        <table:table-row table:style-name="ro1">
          <table:table-cell office:value-type="float" office:value="19262041" calcext:value-type="float">
            <text:p>19262041</text:p>
          </table:table-cell>
          <table:table-cell table:formula="of:=[.A1206]/1000/(60*60*24)" office:value-type="time" office:time-value="PT05H21M02.041S" calcext:value-type="time">
            <text:p>05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93.68" calcext:value-type="float">
            <text:p>1293.68</text:p>
          </table:table-cell>
          <table:table-cell office:value-type="float" office:value="1578.64" calcext:value-type="float">
            <text:p>1578.64</text:p>
          </table:table-cell>
        </table:table-row>
        <table:table-row table:style-name="ro1">
          <table:table-cell office:value-type="float" office:value="19278041" calcext:value-type="float">
            <text:p>19278041</text:p>
          </table:table-cell>
          <table:table-cell table:formula="of:=[.A1207]/1000/(60*60*24)" office:value-type="time" office:time-value="PT05H21M18.041S" calcext:value-type="time">
            <text:p>05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94.73" calcext:value-type="float">
            <text:p>1294.73</text:p>
          </table:table-cell>
          <table:table-cell office:value-type="float" office:value="1579.89" calcext:value-type="float">
            <text:p>1579.89</text:p>
          </table:table-cell>
        </table:table-row>
        <table:table-row table:style-name="ro1">
          <table:table-cell office:value-type="float" office:value="19294041" calcext:value-type="float">
            <text:p>19294041</text:p>
          </table:table-cell>
          <table:table-cell table:formula="of:=[.A1208]/1000/(60*60*24)" office:value-type="time" office:time-value="PT05H21M34.041S" calcext:value-type="time">
            <text:p>05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95.79" calcext:value-type="float">
            <text:p>1295.79</text:p>
          </table:table-cell>
          <table:table-cell office:value-type="float" office:value="1581.15" calcext:value-type="float">
            <text:p>1581.15</text:p>
          </table:table-cell>
        </table:table-row>
        <table:table-row table:style-name="ro1">
          <table:table-cell office:value-type="float" office:value="19310041" calcext:value-type="float">
            <text:p>19310041</text:p>
          </table:table-cell>
          <table:table-cell table:formula="of:=[.A1209]/1000/(60*60*24)" office:value-type="time" office:time-value="PT05H21M50.041S" calcext:value-type="time">
            <text:p>05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96.84" calcext:value-type="float">
            <text:p>1296.84</text:p>
          </table:table-cell>
          <table:table-cell office:value-type="float" office:value="1582.4" calcext:value-type="float">
            <text:p>1582.4</text:p>
          </table:table-cell>
        </table:table-row>
        <table:table-row table:style-name="ro1">
          <table:table-cell office:value-type="float" office:value="19326041" calcext:value-type="float">
            <text:p>19326041</text:p>
          </table:table-cell>
          <table:table-cell table:formula="of:=[.A1210]/1000/(60*60*24)" office:value-type="time" office:time-value="PT05H22M06.041S" calcext:value-type="time">
            <text:p>05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97.89" calcext:value-type="float">
            <text:p>1297.89</text:p>
          </table:table-cell>
          <table:table-cell office:value-type="float" office:value="1583.66" calcext:value-type="float">
            <text:p>1583.66</text:p>
          </table:table-cell>
        </table:table-row>
        <table:table-row table:style-name="ro1">
          <table:table-cell office:value-type="float" office:value="19342041" calcext:value-type="float">
            <text:p>19342041</text:p>
          </table:table-cell>
          <table:table-cell table:formula="of:=[.A1211]/1000/(60*60*24)" office:value-type="time" office:time-value="PT05H22M22.041S" calcext:value-type="time">
            <text:p>05:2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98.94" calcext:value-type="float">
            <text:p>1298.94</text:p>
          </table:table-cell>
          <table:table-cell office:value-type="float" office:value="1584.91" calcext:value-type="float">
            <text:p>1584.91</text:p>
          </table:table-cell>
        </table:table-row>
        <table:table-row table:style-name="ro1">
          <table:table-cell office:value-type="float" office:value="19358041" calcext:value-type="float">
            <text:p>19358041</text:p>
          </table:table-cell>
          <table:table-cell table:formula="of:=[.A1212]/1000/(60*60*24)" office:value-type="time" office:time-value="PT05H22M38.041S" calcext:value-type="time">
            <text:p>05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300" calcext:value-type="float">
            <text:p>1300</text:p>
          </table:table-cell>
          <table:table-cell office:value-type="float" office:value="1586.17" calcext:value-type="float">
            <text:p>1586.17</text:p>
          </table:table-cell>
        </table:table-row>
        <table:table-row table:style-name="ro1">
          <table:table-cell office:value-type="float" office:value="19374041" calcext:value-type="float">
            <text:p>19374041</text:p>
          </table:table-cell>
          <table:table-cell table:formula="of:=[.A1213]/1000/(60*60*24)" office:value-type="time" office:time-value="PT05H22M54.041S" calcext:value-type="time">
            <text:p>05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01.05" calcext:value-type="float">
            <text:p>1301.05</text:p>
          </table:table-cell>
          <table:table-cell office:value-type="float" office:value="1587.42" calcext:value-type="float">
            <text:p>1587.42</text:p>
          </table:table-cell>
        </table:table-row>
        <table:table-row table:style-name="ro1">
          <table:table-cell office:value-type="float" office:value="19390041" calcext:value-type="float">
            <text:p>19390041</text:p>
          </table:table-cell>
          <table:table-cell table:formula="of:=[.A1214]/1000/(60*60*24)" office:value-type="time" office:time-value="PT05H23M10.041S" calcext:value-type="time">
            <text:p>05:2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02.1" calcext:value-type="float">
            <text:p>1302.1</text:p>
          </table:table-cell>
          <table:table-cell office:value-type="float" office:value="1588.68" calcext:value-type="float">
            <text:p>1588.68</text:p>
          </table:table-cell>
        </table:table-row>
        <table:table-row table:style-name="ro1">
          <table:table-cell office:value-type="float" office:value="19406041" calcext:value-type="float">
            <text:p>19406041</text:p>
          </table:table-cell>
          <table:table-cell table:formula="of:=[.A1215]/1000/(60*60*24)" office:value-type="time" office:time-value="PT05H23M26.041S" calcext:value-type="time">
            <text:p>05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303.15" calcext:value-type="float">
            <text:p>1303.15</text:p>
          </table:table-cell>
          <table:table-cell office:value-type="float" office:value="1589.94" calcext:value-type="float">
            <text:p>1589.94</text:p>
          </table:table-cell>
        </table:table-row>
        <table:table-row table:style-name="ro1">
          <table:table-cell office:value-type="float" office:value="19422041" calcext:value-type="float">
            <text:p>19422041</text:p>
          </table:table-cell>
          <table:table-cell table:formula="of:=[.A1216]/1000/(60*60*24)" office:value-type="time" office:time-value="PT05H23M42.041S" calcext:value-type="time">
            <text:p>05:2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04.21" calcext:value-type="float">
            <text:p>1304.21</text:p>
          </table:table-cell>
          <table:table-cell office:value-type="float" office:value="1591.19" calcext:value-type="float">
            <text:p>1591.19</text:p>
          </table:table-cell>
        </table:table-row>
        <table:table-row table:style-name="ro1">
          <table:table-cell office:value-type="float" office:value="19438041" calcext:value-type="float">
            <text:p>19438041</text:p>
          </table:table-cell>
          <table:table-cell table:formula="of:=[.A1217]/1000/(60*60*24)" office:value-type="time" office:time-value="PT05H23M58.041S" calcext:value-type="time">
            <text:p>05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05.26" calcext:value-type="float">
            <text:p>1305.26</text:p>
          </table:table-cell>
          <table:table-cell office:value-type="float" office:value="1592.45" calcext:value-type="float">
            <text:p>1592.45</text:p>
          </table:table-cell>
        </table:table-row>
        <table:table-row table:style-name="ro1">
          <table:table-cell office:value-type="float" office:value="19454041" calcext:value-type="float">
            <text:p>19454041</text:p>
          </table:table-cell>
          <table:table-cell table:formula="of:=[.A1218]/1000/(60*60*24)" office:value-type="time" office:time-value="PT05H24M14.041S" calcext:value-type="time">
            <text:p>05:2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06.31" calcext:value-type="float">
            <text:p>1306.31</text:p>
          </table:table-cell>
          <table:table-cell office:value-type="float" office:value="1593.7" calcext:value-type="float">
            <text:p>1593.7</text:p>
          </table:table-cell>
        </table:table-row>
        <table:table-row table:style-name="ro1">
          <table:table-cell office:value-type="float" office:value="19470041" calcext:value-type="float">
            <text:p>19470041</text:p>
          </table:table-cell>
          <table:table-cell table:formula="of:=[.A1219]/1000/(60*60*24)" office:value-type="time" office:time-value="PT05H24M30.041S" calcext:value-type="time">
            <text:p>05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594.96" calcext:value-type="float">
            <text:p>1594.96</text:p>
          </table:table-cell>
        </table:table-row>
        <table:table-row table:style-name="ro1">
          <table:table-cell office:value-type="float" office:value="19486041" calcext:value-type="float">
            <text:p>19486041</text:p>
          </table:table-cell>
          <table:table-cell table:formula="of:=[.A1220]/1000/(60*60*24)" office:value-type="time" office:time-value="PT05H24M46.041S" calcext:value-type="time">
            <text:p>05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08.41" calcext:value-type="float">
            <text:p>1308.41</text:p>
          </table:table-cell>
          <table:table-cell office:value-type="float" office:value="1596.22" calcext:value-type="float">
            <text:p>1596.22</text:p>
          </table:table-cell>
        </table:table-row>
        <table:table-row table:style-name="ro1">
          <table:table-cell office:value-type="float" office:value="19502041" calcext:value-type="float">
            <text:p>19502041</text:p>
          </table:table-cell>
          <table:table-cell table:formula="of:=[.A1221]/1000/(60*60*24)" office:value-type="time" office:time-value="PT05H25M02.041S" calcext:value-type="time">
            <text:p>05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09.46" calcext:value-type="float">
            <text:p>1309.46</text:p>
          </table:table-cell>
          <table:table-cell office:value-type="float" office:value="1597.47" calcext:value-type="float">
            <text:p>1597.47</text:p>
          </table:table-cell>
        </table:table-row>
        <table:table-row table:style-name="ro1">
          <table:table-cell office:value-type="float" office:value="19518041" calcext:value-type="float">
            <text:p>19518041</text:p>
          </table:table-cell>
          <table:table-cell table:formula="of:=[.A1222]/1000/(60*60*24)" office:value-type="time" office:time-value="PT05H25M18.041S" calcext:value-type="time">
            <text:p>05:2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10.51" calcext:value-type="float">
            <text:p>1310.51</text:p>
          </table:table-cell>
          <table:table-cell office:value-type="float" office:value="1598.73" calcext:value-type="float">
            <text:p>1598.73</text:p>
          </table:table-cell>
        </table:table-row>
        <table:table-row table:style-name="ro1">
          <table:table-cell office:value-type="float" office:value="19534041" calcext:value-type="float">
            <text:p>19534041</text:p>
          </table:table-cell>
          <table:table-cell table:formula="of:=[.A1223]/1000/(60*60*24)" office:value-type="time" office:time-value="PT05H25M34.041S" calcext:value-type="time">
            <text:p>05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11.56" calcext:value-type="float">
            <text:p>1311.56</text:p>
          </table:table-cell>
          <table:table-cell office:value-type="float" office:value="1599.98" calcext:value-type="float">
            <text:p>1599.98</text:p>
          </table:table-cell>
        </table:table-row>
        <table:table-row table:style-name="ro1">
          <table:table-cell office:value-type="float" office:value="19550041" calcext:value-type="float">
            <text:p>19550041</text:p>
          </table:table-cell>
          <table:table-cell table:formula="of:=[.A1224]/1000/(60*60*24)" office:value-type="time" office:time-value="PT05H25M50.041S" calcext:value-type="time">
            <text:p>05:25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12.62" calcext:value-type="float">
            <text:p>1312.62</text:p>
          </table:table-cell>
          <table:table-cell office:value-type="float" office:value="1601.23" calcext:value-type="float">
            <text:p>1601.23</text:p>
          </table:table-cell>
        </table:table-row>
        <table:table-row table:style-name="ro1">
          <table:table-cell office:value-type="float" office:value="19566041" calcext:value-type="float">
            <text:p>19566041</text:p>
          </table:table-cell>
          <table:table-cell table:formula="of:=[.A1225]/1000/(60*60*24)" office:value-type="time" office:time-value="PT05H26M06.041S" calcext:value-type="time">
            <text:p>05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13.67" calcext:value-type="float">
            <text:p>1313.67</text:p>
          </table:table-cell>
          <table:table-cell office:value-type="float" office:value="1602.49" calcext:value-type="float">
            <text:p>1602.49</text:p>
          </table:table-cell>
        </table:table-row>
        <table:table-row table:style-name="ro1">
          <table:table-cell office:value-type="float" office:value="19582041" calcext:value-type="float">
            <text:p>19582041</text:p>
          </table:table-cell>
          <table:table-cell table:formula="of:=[.A1226]/1000/(60*60*24)" office:value-type="time" office:time-value="PT05H26M22.041S" calcext:value-type="time">
            <text:p>05:2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314.72" calcext:value-type="float">
            <text:p>1314.72</text:p>
          </table:table-cell>
          <table:table-cell office:value-type="float" office:value="1603.74" calcext:value-type="float">
            <text:p>1603.74</text:p>
          </table:table-cell>
        </table:table-row>
        <table:table-row table:style-name="ro1">
          <table:table-cell office:value-type="float" office:value="19598041" calcext:value-type="float">
            <text:p>19598041</text:p>
          </table:table-cell>
          <table:table-cell table:formula="of:=[.A1227]/1000/(60*60*24)" office:value-type="time" office:time-value="PT05H26M38.041S" calcext:value-type="time">
            <text:p>05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315.77" calcext:value-type="float">
            <text:p>1315.7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9614041" calcext:value-type="float">
            <text:p>19614041</text:p>
          </table:table-cell>
          <table:table-cell table:formula="of:=[.A1228]/1000/(60*60*24)" office:value-type="time" office:time-value="PT05H26M54.041S" calcext:value-type="time">
            <text:p>05:2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16.82" calcext:value-type="float">
            <text:p>1316.82</text:p>
          </table:table-cell>
          <table:table-cell office:value-type="float" office:value="1606.25" calcext:value-type="float">
            <text:p>1606.25</text:p>
          </table:table-cell>
        </table:table-row>
        <table:table-row table:style-name="ro1">
          <table:table-cell office:value-type="float" office:value="19630041" calcext:value-type="float">
            <text:p>19630041</text:p>
          </table:table-cell>
          <table:table-cell table:formula="of:=[.A1229]/1000/(60*60*24)" office:value-type="time" office:time-value="PT05H27M10.041S" calcext:value-type="time">
            <text:p>05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317.87" calcext:value-type="float">
            <text:p>1317.87</text:p>
          </table:table-cell>
          <table:table-cell office:value-type="float" office:value="1607.5" calcext:value-type="float">
            <text:p>1607.5</text:p>
          </table:table-cell>
        </table:table-row>
        <table:table-row table:style-name="ro1">
          <table:table-cell office:value-type="float" office:value="19646041" calcext:value-type="float">
            <text:p>19646041</text:p>
          </table:table-cell>
          <table:table-cell table:formula="of:=[.A1230]/1000/(60*60*24)" office:value-type="time" office:time-value="PT05H27M26.041S" calcext:value-type="time">
            <text:p>05:2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18.92" calcext:value-type="float">
            <text:p>1318.92</text:p>
          </table:table-cell>
          <table:table-cell office:value-type="float" office:value="1608.76" calcext:value-type="float">
            <text:p>1608.76</text:p>
          </table:table-cell>
        </table:table-row>
        <table:table-row table:style-name="ro1">
          <table:table-cell office:value-type="float" office:value="19662041" calcext:value-type="float">
            <text:p>19662041</text:p>
          </table:table-cell>
          <table:table-cell table:formula="of:=[.A1231]/1000/(60*60*24)" office:value-type="time" office:time-value="PT05H27M42.041S" calcext:value-type="time">
            <text:p>05:2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19.97" calcext:value-type="float">
            <text:p>1319.97</text:p>
          </table:table-cell>
          <table:table-cell office:value-type="float" office:value="1610.01" calcext:value-type="float">
            <text:p>1610.01</text:p>
          </table:table-cell>
        </table:table-row>
        <table:table-row table:style-name="ro1">
          <table:table-cell office:value-type="float" office:value="19678041" calcext:value-type="float">
            <text:p>19678041</text:p>
          </table:table-cell>
          <table:table-cell table:formula="of:=[.A1232]/1000/(60*60*24)" office:value-type="time" office:time-value="PT05H27M58.041S" calcext:value-type="time">
            <text:p>05:27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321.02" calcext:value-type="float">
            <text:p>1321.02</text:p>
          </table:table-cell>
          <table:table-cell office:value-type="float" office:value="1611.26" calcext:value-type="float">
            <text:p>1611.26</text:p>
          </table:table-cell>
        </table:table-row>
        <table:table-row table:style-name="ro1">
          <table:table-cell office:value-type="float" office:value="19694041" calcext:value-type="float">
            <text:p>19694041</text:p>
          </table:table-cell>
          <table:table-cell table:formula="of:=[.A1233]/1000/(60*60*24)" office:value-type="time" office:time-value="PT05H28M14.041S" calcext:value-type="time">
            <text:p>05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22.07" calcext:value-type="float">
            <text:p>1322.07</text:p>
          </table:table-cell>
          <table:table-cell office:value-type="float" office:value="1612.52" calcext:value-type="float">
            <text:p>1612.52</text:p>
          </table:table-cell>
        </table:table-row>
        <table:table-row table:style-name="ro1">
          <table:table-cell office:value-type="float" office:value="19710041" calcext:value-type="float">
            <text:p>19710041</text:p>
          </table:table-cell>
          <table:table-cell table:formula="of:=[.A1234]/1000/(60*60*24)" office:value-type="time" office:time-value="PT05H28M30.041S" calcext:value-type="time">
            <text:p>05:2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323.13" calcext:value-type="float">
            <text:p>1323.13</text:p>
          </table:table-cell>
          <table:table-cell office:value-type="float" office:value="1613.77" calcext:value-type="float">
            <text:p>1613.77</text:p>
          </table:table-cell>
        </table:table-row>
        <table:table-row table:style-name="ro1">
          <table:table-cell office:value-type="float" office:value="19726041" calcext:value-type="float">
            <text:p>19726041</text:p>
          </table:table-cell>
          <table:table-cell table:formula="of:=[.A1235]/1000/(60*60*24)" office:value-type="time" office:time-value="PT05H28M46.041S" calcext:value-type="time">
            <text:p>05:2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24.18" calcext:value-type="float">
            <text:p>1324.18</text:p>
          </table:table-cell>
          <table:table-cell office:value-type="float" office:value="1615.02" calcext:value-type="float">
            <text:p>1615.02</text:p>
          </table:table-cell>
        </table:table-row>
        <table:table-row table:style-name="ro1">
          <table:table-cell office:value-type="float" office:value="19742041" calcext:value-type="float">
            <text:p>19742041</text:p>
          </table:table-cell>
          <table:table-cell table:formula="of:=[.A1236]/1000/(60*60*24)" office:value-type="time" office:time-value="PT05H29M02.041S" calcext:value-type="time">
            <text:p>05:2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25.23" calcext:value-type="float">
            <text:p>1325.23</text:p>
          </table:table-cell>
          <table:table-cell office:value-type="float" office:value="1616.27" calcext:value-type="float">
            <text:p>1616.27</text:p>
          </table:table-cell>
        </table:table-row>
        <table:table-row table:style-name="ro1">
          <table:table-cell office:value-type="float" office:value="19758041" calcext:value-type="float">
            <text:p>19758041</text:p>
          </table:table-cell>
          <table:table-cell table:formula="of:=[.A1237]/1000/(60*60*24)" office:value-type="time" office:time-value="PT05H29M18.041S" calcext:value-type="time">
            <text:p>05:2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26.28" calcext:value-type="float">
            <text:p>1326.28</text:p>
          </table:table-cell>
          <table:table-cell office:value-type="float" office:value="1617.52" calcext:value-type="float">
            <text:p>1617.52</text:p>
          </table:table-cell>
        </table:table-row>
        <table:table-row table:style-name="ro1">
          <table:table-cell office:value-type="float" office:value="19774041" calcext:value-type="float">
            <text:p>19774041</text:p>
          </table:table-cell>
          <table:table-cell table:formula="of:=[.A1238]/1000/(60*60*24)" office:value-type="time" office:time-value="PT05H29M34.041S" calcext:value-type="time">
            <text:p>05:2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27.33" calcext:value-type="float">
            <text:p>1327.33</text:p>
          </table:table-cell>
          <table:table-cell office:value-type="float" office:value="1618.78" calcext:value-type="float">
            <text:p>1618.78</text:p>
          </table:table-cell>
        </table:table-row>
        <table:table-row table:style-name="ro1">
          <table:table-cell office:value-type="float" office:value="19790041" calcext:value-type="float">
            <text:p>19790041</text:p>
          </table:table-cell>
          <table:table-cell table:formula="of:=[.A1239]/1000/(60*60*24)" office:value-type="time" office:time-value="PT05H29M50.041S" calcext:value-type="time">
            <text:p>05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328.38" calcext:value-type="float">
            <text:p>1328.38</text:p>
          </table:table-cell>
          <table:table-cell office:value-type="float" office:value="1620.03" calcext:value-type="float">
            <text:p>1620.03</text:p>
          </table:table-cell>
        </table:table-row>
        <table:table-row table:style-name="ro1">
          <table:table-cell office:value-type="float" office:value="19806041" calcext:value-type="float">
            <text:p>19806041</text:p>
          </table:table-cell>
          <table:table-cell table:formula="of:=[.A1240]/1000/(60*60*24)" office:value-type="time" office:time-value="PT05H30M06.041S" calcext:value-type="time">
            <text:p>05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29.43" calcext:value-type="float">
            <text:p>1329.43</text:p>
          </table:table-cell>
          <table:table-cell office:value-type="float" office:value="1621.28" calcext:value-type="float">
            <text:p>1621.28</text:p>
          </table:table-cell>
        </table:table-row>
        <table:table-row table:style-name="ro1">
          <table:table-cell office:value-type="float" office:value="19822041" calcext:value-type="float">
            <text:p>19822041</text:p>
          </table:table-cell>
          <table:table-cell table:formula="of:=[.A1241]/1000/(60*60*24)" office:value-type="time" office:time-value="PT05H30M22.041S" calcext:value-type="time">
            <text:p>05:3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330.48" calcext:value-type="float">
            <text:p>1330.48</text:p>
          </table:table-cell>
          <table:table-cell office:value-type="float" office:value="1622.53" calcext:value-type="float">
            <text:p>1622.53</text:p>
          </table:table-cell>
        </table:table-row>
        <table:table-row table:style-name="ro1">
          <table:table-cell office:value-type="float" office:value="19838041" calcext:value-type="float">
            <text:p>19838041</text:p>
          </table:table-cell>
          <table:table-cell table:formula="of:=[.A1242]/1000/(60*60*24)" office:value-type="time" office:time-value="PT05H30M38.041S" calcext:value-type="time">
            <text:p>05:30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31.53" calcext:value-type="float">
            <text:p>1331.53</text:p>
          </table:table-cell>
          <table:table-cell office:value-type="float" office:value="1623.79" calcext:value-type="float">
            <text:p>1623.79</text:p>
          </table:table-cell>
        </table:table-row>
        <table:table-row table:style-name="ro1">
          <table:table-cell office:value-type="float" office:value="19854041" calcext:value-type="float">
            <text:p>19854041</text:p>
          </table:table-cell>
          <table:table-cell table:formula="of:=[.A1243]/1000/(60*60*24)" office:value-type="time" office:time-value="PT05H30M54.041S" calcext:value-type="time">
            <text:p>05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2.58" calcext:value-type="float">
            <text:p>1332.58</text:p>
          </table:table-cell>
          <table:table-cell office:value-type="float" office:value="1625.04" calcext:value-type="float">
            <text:p>1625.04</text:p>
          </table:table-cell>
        </table:table-row>
        <table:table-row table:style-name="ro1">
          <table:table-cell office:value-type="float" office:value="19870041" calcext:value-type="float">
            <text:p>19870041</text:p>
          </table:table-cell>
          <table:table-cell table:formula="of:=[.A1244]/1000/(60*60*24)" office:value-type="time" office:time-value="PT05H31M10.041S" calcext:value-type="time">
            <text:p>05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3.63" calcext:value-type="float">
            <text:p>1333.63</text:p>
          </table:table-cell>
          <table:table-cell office:value-type="float" office:value="1626.29" calcext:value-type="float">
            <text:p>1626.29</text:p>
          </table:table-cell>
        </table:table-row>
        <table:table-row table:style-name="ro1">
          <table:table-cell office:value-type="float" office:value="19886041" calcext:value-type="float">
            <text:p>19886041</text:p>
          </table:table-cell>
          <table:table-cell table:formula="of:=[.A1245]/1000/(60*60*24)" office:value-type="time" office:time-value="PT05H31M26.041S" calcext:value-type="time">
            <text:p>05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34.68" calcext:value-type="float">
            <text:p>1334.68</text:p>
          </table:table-cell>
          <table:table-cell office:value-type="float" office:value="1627.54" calcext:value-type="float">
            <text:p>1627.54</text:p>
          </table:table-cell>
        </table:table-row>
        <table:table-row table:style-name="ro1">
          <table:table-cell office:value-type="float" office:value="19902041" calcext:value-type="float">
            <text:p>19902041</text:p>
          </table:table-cell>
          <table:table-cell table:formula="of:=[.A1246]/1000/(60*60*24)" office:value-type="time" office:time-value="PT05H31M42.041S" calcext:value-type="time">
            <text:p>05:3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5.74" calcext:value-type="float">
            <text:p>1335.74</text:p>
          </table:table-cell>
          <table:table-cell office:value-type="float" office:value="1628.79" calcext:value-type="float">
            <text:p>1628.79</text:p>
          </table:table-cell>
        </table:table-row>
        <table:table-row table:style-name="ro1">
          <table:table-cell office:value-type="float" office:value="19918041" calcext:value-type="float">
            <text:p>19918041</text:p>
          </table:table-cell>
          <table:table-cell table:formula="of:=[.A1247]/1000/(60*60*24)" office:value-type="time" office:time-value="PT05H31M58.041S" calcext:value-type="time">
            <text:p>05:3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6.79" calcext:value-type="float">
            <text:p>1336.79</text:p>
          </table:table-cell>
          <table:table-cell office:value-type="float" office:value="1630.05" calcext:value-type="float">
            <text:p>1630.05</text:p>
          </table:table-cell>
        </table:table-row>
        <table:table-row table:style-name="ro1">
          <table:table-cell office:value-type="float" office:value="19934041" calcext:value-type="float">
            <text:p>19934041</text:p>
          </table:table-cell>
          <table:table-cell table:formula="of:=[.A1248]/1000/(60*60*24)" office:value-type="time" office:time-value="PT05H32M14.041S" calcext:value-type="time">
            <text:p>05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7.84" calcext:value-type="float">
            <text:p>1337.84</text:p>
          </table:table-cell>
          <table:table-cell office:value-type="float" office:value="1631.3" calcext:value-type="float">
            <text:p>1631.3</text:p>
          </table:table-cell>
        </table:table-row>
        <table:table-row table:style-name="ro1">
          <table:table-cell office:value-type="float" office:value="19950041" calcext:value-type="float">
            <text:p>19950041</text:p>
          </table:table-cell>
          <table:table-cell table:formula="of:=[.A1249]/1000/(60*60*24)" office:value-type="time" office:time-value="PT05H32M30.041S" calcext:value-type="time">
            <text:p>05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338.89" calcext:value-type="float">
            <text:p>1338.89</text:p>
          </table:table-cell>
          <table:table-cell office:value-type="float" office:value="1632.55" calcext:value-type="float">
            <text:p>1632.55</text:p>
          </table:table-cell>
        </table:table-row>
        <table:table-row table:style-name="ro1">
          <table:table-cell office:value-type="float" office:value="19966041" calcext:value-type="float">
            <text:p>19966041</text:p>
          </table:table-cell>
          <table:table-cell table:formula="of:=[.A1250]/1000/(60*60*24)" office:value-type="time" office:time-value="PT05H32M46.041S" calcext:value-type="time">
            <text:p>05:3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39.94" calcext:value-type="float">
            <text:p>1339.94</text:p>
          </table:table-cell>
          <table:table-cell office:value-type="float" office:value="1633.8" calcext:value-type="float">
            <text:p>1633.8</text:p>
          </table:table-cell>
        </table:table-row>
        <table:table-row table:style-name="ro1">
          <table:table-cell office:value-type="float" office:value="19982041" calcext:value-type="float">
            <text:p>19982041</text:p>
          </table:table-cell>
          <table:table-cell table:formula="of:=[.A1251]/1000/(60*60*24)" office:value-type="time" office:time-value="PT05H33M02.041S" calcext:value-type="time">
            <text:p>05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40.99" calcext:value-type="float">
            <text:p>1340.99</text:p>
          </table:table-cell>
          <table:table-cell office:value-type="float" office:value="1635.05" calcext:value-type="float">
            <text:p>1635.05</text:p>
          </table:table-cell>
        </table:table-row>
        <table:table-row table:style-name="ro1">
          <table:table-cell office:value-type="float" office:value="19998041" calcext:value-type="float">
            <text:p>19998041</text:p>
          </table:table-cell>
          <table:table-cell table:formula="of:=[.A1252]/1000/(60*60*24)" office:value-type="time" office:time-value="PT05H33M18.041S" calcext:value-type="time">
            <text:p>05:3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42.04" calcext:value-type="float">
            <text:p>1342.04</text:p>
          </table:table-cell>
          <table:table-cell office:value-type="float" office:value="1636.3" calcext:value-type="float">
            <text:p>1636.3</text:p>
          </table:table-cell>
        </table:table-row>
        <table:table-row table:style-name="ro1">
          <table:table-cell office:value-type="float" office:value="20014041" calcext:value-type="float">
            <text:p>20014041</text:p>
          </table:table-cell>
          <table:table-cell table:formula="of:=[.A1253]/1000/(60*60*24)" office:value-type="time" office:time-value="PT05H33M34.041S" calcext:value-type="time">
            <text:p>05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3.09" calcext:value-type="float">
            <text:p>1343.09</text:p>
          </table:table-cell>
          <table:table-cell office:value-type="float" office:value="1637.56" calcext:value-type="float">
            <text:p>1637.56</text:p>
          </table:table-cell>
        </table:table-row>
        <table:table-row table:style-name="ro1">
          <table:table-cell office:value-type="float" office:value="20030041" calcext:value-type="float">
            <text:p>20030041</text:p>
          </table:table-cell>
          <table:table-cell table:formula="of:=[.A1254]/1000/(60*60*24)" office:value-type="time" office:time-value="PT05H33M50.041S" calcext:value-type="time">
            <text:p>05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44.14" calcext:value-type="float">
            <text:p>1344.14</text:p>
          </table:table-cell>
          <table:table-cell office:value-type="float" office:value="1638.81" calcext:value-type="float">
            <text:p>1638.81</text:p>
          </table:table-cell>
        </table:table-row>
        <table:table-row table:style-name="ro1">
          <table:table-cell office:value-type="float" office:value="20046041" calcext:value-type="float">
            <text:p>20046041</text:p>
          </table:table-cell>
          <table:table-cell table:formula="of:=[.A1255]/1000/(60*60*24)" office:value-type="time" office:time-value="PT05H34M06.041S" calcext:value-type="time">
            <text:p>05:3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45.19" calcext:value-type="float">
            <text:p>1345.19</text:p>
          </table:table-cell>
          <table:table-cell office:value-type="float" office:value="1640.06" calcext:value-type="float">
            <text:p>1640.06</text:p>
          </table:table-cell>
        </table:table-row>
        <table:table-row table:style-name="ro1">
          <table:table-cell office:value-type="float" office:value="20062041" calcext:value-type="float">
            <text:p>20062041</text:p>
          </table:table-cell>
          <table:table-cell table:formula="of:=[.A1256]/1000/(60*60*24)" office:value-type="time" office:time-value="PT05H34M22.041S" calcext:value-type="time">
            <text:p>05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46.24" calcext:value-type="float">
            <text:p>1346.24</text:p>
          </table:table-cell>
          <table:table-cell office:value-type="float" office:value="1641.31" calcext:value-type="float">
            <text:p>1641.31</text:p>
          </table:table-cell>
        </table:table-row>
        <table:table-row table:style-name="ro1">
          <table:table-cell office:value-type="float" office:value="20078041" calcext:value-type="float">
            <text:p>20078041</text:p>
          </table:table-cell>
          <table:table-cell table:formula="of:=[.A1257]/1000/(60*60*24)" office:value-type="time" office:time-value="PT05H34M38.041S" calcext:value-type="time">
            <text:p>05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7.29" calcext:value-type="float">
            <text:p>1347.29</text:p>
          </table:table-cell>
          <table:table-cell office:value-type="float" office:value="1642.56" calcext:value-type="float">
            <text:p>1642.56</text:p>
          </table:table-cell>
        </table:table-row>
        <table:table-row table:style-name="ro1">
          <table:table-cell office:value-type="float" office:value="20094041" calcext:value-type="float">
            <text:p>20094041</text:p>
          </table:table-cell>
          <table:table-cell table:formula="of:=[.A1258]/1000/(60*60*24)" office:value-type="time" office:time-value="PT05H34M54.041S" calcext:value-type="time">
            <text:p>05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8.34" calcext:value-type="float">
            <text:p>1348.34</text:p>
          </table:table-cell>
          <table:table-cell office:value-type="float" office:value="1643.81" calcext:value-type="float">
            <text:p>1643.81</text:p>
          </table:table-cell>
        </table:table-row>
        <table:table-row table:style-name="ro1">
          <table:table-cell office:value-type="float" office:value="20110041" calcext:value-type="float">
            <text:p>20110041</text:p>
          </table:table-cell>
          <table:table-cell table:formula="of:=[.A1259]/1000/(60*60*24)" office:value-type="time" office:time-value="PT05H35M10.041S" calcext:value-type="time">
            <text:p>05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9.39" calcext:value-type="float">
            <text:p>1349.39</text:p>
          </table:table-cell>
          <table:table-cell office:value-type="float" office:value="1645.07" calcext:value-type="float">
            <text:p>1645.07</text:p>
          </table:table-cell>
        </table:table-row>
        <table:table-row table:style-name="ro1">
          <table:table-cell office:value-type="float" office:value="20126041" calcext:value-type="float">
            <text:p>20126041</text:p>
          </table:table-cell>
          <table:table-cell table:formula="of:=[.A1260]/1000/(60*60*24)" office:value-type="time" office:time-value="PT05H35M26.041S" calcext:value-type="time">
            <text:p>05:3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0.44" calcext:value-type="float">
            <text:p>1350.44</text:p>
          </table:table-cell>
          <table:table-cell office:value-type="float" office:value="1646.32" calcext:value-type="float">
            <text:p>1646.32</text:p>
          </table:table-cell>
        </table:table-row>
        <table:table-row table:style-name="ro1">
          <table:table-cell office:value-type="float" office:value="20142041" calcext:value-type="float">
            <text:p>20142041</text:p>
          </table:table-cell>
          <table:table-cell table:formula="of:=[.A1261]/1000/(60*60*24)" office:value-type="time" office:time-value="PT05H35M42.041S" calcext:value-type="time">
            <text:p>05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1.49" calcext:value-type="float">
            <text:p>1351.49</text:p>
          </table:table-cell>
          <table:table-cell office:value-type="float" office:value="1647.57" calcext:value-type="float">
            <text:p>1647.57</text:p>
          </table:table-cell>
        </table:table-row>
        <table:table-row table:style-name="ro1">
          <table:table-cell office:value-type="float" office:value="20158041" calcext:value-type="float">
            <text:p>20158041</text:p>
          </table:table-cell>
          <table:table-cell table:formula="of:=[.A1262]/1000/(60*60*24)" office:value-type="time" office:time-value="PT05H35M58.041S" calcext:value-type="time">
            <text:p>05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2.54" calcext:value-type="float">
            <text:p>1352.54</text:p>
          </table:table-cell>
          <table:table-cell office:value-type="float" office:value="1648.82" calcext:value-type="float">
            <text:p>1648.82</text:p>
          </table:table-cell>
        </table:table-row>
        <table:table-row table:style-name="ro1">
          <table:table-cell office:value-type="float" office:value="20174041" calcext:value-type="float">
            <text:p>20174041</text:p>
          </table:table-cell>
          <table:table-cell table:formula="of:=[.A1263]/1000/(60*60*24)" office:value-type="time" office:time-value="PT05H36M14.041S" calcext:value-type="time">
            <text:p>05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3.59" calcext:value-type="float">
            <text:p>1353.59</text:p>
          </table:table-cell>
          <table:table-cell office:value-type="float" office:value="1650.07" calcext:value-type="float">
            <text:p>1650.07</text:p>
          </table:table-cell>
        </table:table-row>
        <table:table-row table:style-name="ro1">
          <table:table-cell office:value-type="float" office:value="20190041" calcext:value-type="float">
            <text:p>20190041</text:p>
          </table:table-cell>
          <table:table-cell table:formula="of:=[.A1264]/1000/(60*60*24)" office:value-type="time" office:time-value="PT05H36M30.041S" calcext:value-type="time">
            <text:p>05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4.64" calcext:value-type="float">
            <text:p>1354.64</text:p>
          </table:table-cell>
          <table:table-cell office:value-type="float" office:value="1651.32" calcext:value-type="float">
            <text:p>1651.32</text:p>
          </table:table-cell>
        </table:table-row>
        <table:table-row table:style-name="ro1">
          <table:table-cell office:value-type="float" office:value="20206041" calcext:value-type="float">
            <text:p>20206041</text:p>
          </table:table-cell>
          <table:table-cell table:formula="of:=[.A1265]/1000/(60*60*24)" office:value-type="time" office:time-value="PT05H36M46.041S" calcext:value-type="time">
            <text:p>05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5.69" calcext:value-type="float">
            <text:p>1355.69</text:p>
          </table:table-cell>
          <table:table-cell office:value-type="float" office:value="1652.57" calcext:value-type="float">
            <text:p>1652.57</text:p>
          </table:table-cell>
        </table:table-row>
        <table:table-row table:style-name="ro1">
          <table:table-cell office:value-type="float" office:value="20222041" calcext:value-type="float">
            <text:p>20222041</text:p>
          </table:table-cell>
          <table:table-cell table:formula="of:=[.A1266]/1000/(60*60*24)" office:value-type="time" office:time-value="PT05H37M02.041S" calcext:value-type="time">
            <text:p>05:3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6.74" calcext:value-type="float">
            <text:p>1356.74</text:p>
          </table:table-cell>
          <table:table-cell office:value-type="float" office:value="1653.82" calcext:value-type="float">
            <text:p>1653.82</text:p>
          </table:table-cell>
        </table:table-row>
        <table:table-row table:style-name="ro1">
          <table:table-cell office:value-type="float" office:value="20238041" calcext:value-type="float">
            <text:p>20238041</text:p>
          </table:table-cell>
          <table:table-cell table:formula="of:=[.A1267]/1000/(60*60*24)" office:value-type="time" office:time-value="PT05H37M18.041S" calcext:value-type="time">
            <text:p>05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7.79" calcext:value-type="float">
            <text:p>1357.79</text:p>
          </table:table-cell>
          <table:table-cell office:value-type="float" office:value="1655.07" calcext:value-type="float">
            <text:p>1655.07</text:p>
          </table:table-cell>
        </table:table-row>
        <table:table-row table:style-name="ro1">
          <table:table-cell office:value-type="float" office:value="20254041" calcext:value-type="float">
            <text:p>20254041</text:p>
          </table:table-cell>
          <table:table-cell table:formula="of:=[.A1268]/1000/(60*60*24)" office:value-type="time" office:time-value="PT05H37M34.041S" calcext:value-type="time">
            <text:p>05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8.84" calcext:value-type="float">
            <text:p>1358.84</text:p>
          </table:table-cell>
          <table:table-cell office:value-type="float" office:value="1656.33" calcext:value-type="float">
            <text:p>1656.33</text:p>
          </table:table-cell>
        </table:table-row>
        <table:table-row table:style-name="ro1">
          <table:table-cell office:value-type="float" office:value="20270041" calcext:value-type="float">
            <text:p>20270041</text:p>
          </table:table-cell>
          <table:table-cell table:formula="of:=[.A1269]/1000/(60*60*24)" office:value-type="time" office:time-value="PT05H37M50.041S" calcext:value-type="time">
            <text:p>05:3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9.89" calcext:value-type="float">
            <text:p>1359.89</text:p>
          </table:table-cell>
          <table:table-cell office:value-type="float" office:value="1657.58" calcext:value-type="float">
            <text:p>1657.58</text:p>
          </table:table-cell>
        </table:table-row>
        <table:table-row table:style-name="ro1">
          <table:table-cell office:value-type="float" office:value="20286041" calcext:value-type="float">
            <text:p>20286041</text:p>
          </table:table-cell>
          <table:table-cell table:formula="of:=[.A1270]/1000/(60*60*24)" office:value-type="time" office:time-value="PT05H38M06.041S" calcext:value-type="time">
            <text:p>05:3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0.94" calcext:value-type="float">
            <text:p>1360.94</text:p>
          </table:table-cell>
          <table:table-cell office:value-type="float" office:value="1658.83" calcext:value-type="float">
            <text:p>1658.83</text:p>
          </table:table-cell>
        </table:table-row>
        <table:table-row table:style-name="ro1">
          <table:table-cell office:value-type="float" office:value="20302041" calcext:value-type="float">
            <text:p>20302041</text:p>
          </table:table-cell>
          <table:table-cell table:formula="of:=[.A1271]/1000/(60*60*24)" office:value-type="time" office:time-value="PT05H38M22.041S" calcext:value-type="time">
            <text:p>05:3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1.99" calcext:value-type="float">
            <text:p>1361.99</text:p>
          </table:table-cell>
          <table:table-cell office:value-type="float" office:value="1660.08" calcext:value-type="float">
            <text:p>1660.08</text:p>
          </table:table-cell>
        </table:table-row>
        <table:table-row table:style-name="ro1">
          <table:table-cell office:value-type="float" office:value="20318041" calcext:value-type="float">
            <text:p>20318041</text:p>
          </table:table-cell>
          <table:table-cell table:formula="of:=[.A1272]/1000/(60*60*24)" office:value-type="time" office:time-value="PT05H38M38.041S" calcext:value-type="time">
            <text:p>05:3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3.04" calcext:value-type="float">
            <text:p>1363.04</text:p>
          </table:table-cell>
          <table:table-cell office:value-type="float" office:value="1661.33" calcext:value-type="float">
            <text:p>1661.33</text:p>
          </table:table-cell>
        </table:table-row>
        <table:table-row table:style-name="ro1">
          <table:table-cell office:value-type="float" office:value="20334041" calcext:value-type="float">
            <text:p>20334041</text:p>
          </table:table-cell>
          <table:table-cell table:formula="of:=[.A1273]/1000/(60*60*24)" office:value-type="time" office:time-value="PT05H38M54.041S" calcext:value-type="time">
            <text:p>05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4.09" calcext:value-type="float">
            <text:p>1364.09</text:p>
          </table:table-cell>
          <table:table-cell office:value-type="float" office:value="1662.58" calcext:value-type="float">
            <text:p>1662.58</text:p>
          </table:table-cell>
        </table:table-row>
        <table:table-row table:style-name="ro1">
          <table:table-cell office:value-type="float" office:value="20350041" calcext:value-type="float">
            <text:p>20350041</text:p>
          </table:table-cell>
          <table:table-cell table:formula="of:=[.A1274]/1000/(60*60*24)" office:value-type="time" office:time-value="PT05H39M10.041S" calcext:value-type="time">
            <text:p>05:3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5.14" calcext:value-type="float">
            <text:p>1365.14</text:p>
          </table:table-cell>
          <table:table-cell office:value-type="float" office:value="1663.83" calcext:value-type="float">
            <text:p>1663.83</text:p>
          </table:table-cell>
        </table:table-row>
        <table:table-row table:style-name="ro1">
          <table:table-cell office:value-type="float" office:value="20366041" calcext:value-type="float">
            <text:p>20366041</text:p>
          </table:table-cell>
          <table:table-cell table:formula="of:=[.A1275]/1000/(60*60*24)" office:value-type="time" office:time-value="PT05H39M26.041S" calcext:value-type="time">
            <text:p>05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6.18" calcext:value-type="float">
            <text:p>1366.18</text:p>
          </table:table-cell>
          <table:table-cell office:value-type="float" office:value="1665.08" calcext:value-type="float">
            <text:p>1665.08</text:p>
          </table:table-cell>
        </table:table-row>
        <table:table-row table:style-name="ro1">
          <table:table-cell office:value-type="float" office:value="20382041" calcext:value-type="float">
            <text:p>20382041</text:p>
          </table:table-cell>
          <table:table-cell table:formula="of:=[.A1276]/1000/(60*60*24)" office:value-type="time" office:time-value="PT05H39M42.041S" calcext:value-type="time">
            <text:p>05:39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7.23" calcext:value-type="float">
            <text:p>1367.23</text:p>
          </table:table-cell>
          <table:table-cell office:value-type="float" office:value="1666.33" calcext:value-type="float">
            <text:p>1666.33</text:p>
          </table:table-cell>
        </table:table-row>
        <table:table-row table:style-name="ro1">
          <table:table-cell office:value-type="float" office:value="20398041" calcext:value-type="float">
            <text:p>20398041</text:p>
          </table:table-cell>
          <table:table-cell table:formula="of:=[.A1277]/1000/(60*60*24)" office:value-type="time" office:time-value="PT05H39M58.041S" calcext:value-type="time">
            <text:p>05:3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8.28" calcext:value-type="float">
            <text:p>1368.28</text:p>
          </table:table-cell>
          <table:table-cell office:value-type="float" office:value="1667.58" calcext:value-type="float">
            <text:p>1667.58</text:p>
          </table:table-cell>
        </table:table-row>
        <table:table-row table:style-name="ro1">
          <table:table-cell office:value-type="float" office:value="20414041" calcext:value-type="float">
            <text:p>20414041</text:p>
          </table:table-cell>
          <table:table-cell table:formula="of:=[.A1278]/1000/(60*60*24)" office:value-type="time" office:time-value="PT05H40M14.041S" calcext:value-type="time">
            <text:p>05:4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9.33" calcext:value-type="float">
            <text:p>1369.33</text:p>
          </table:table-cell>
          <table:table-cell office:value-type="float" office:value="1668.83" calcext:value-type="float">
            <text:p>1668.83</text:p>
          </table:table-cell>
        </table:table-row>
        <table:table-row table:style-name="ro1">
          <table:table-cell office:value-type="float" office:value="20430041" calcext:value-type="float">
            <text:p>20430041</text:p>
          </table:table-cell>
          <table:table-cell table:formula="of:=[.A1279]/1000/(60*60*24)" office:value-type="time" office:time-value="PT05H40M30.041S" calcext:value-type="time">
            <text:p>05:4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0.38" calcext:value-type="float">
            <text:p>1370.38</text:p>
          </table:table-cell>
          <table:table-cell office:value-type="float" office:value="1670.08" calcext:value-type="float">
            <text:p>1670.08</text:p>
          </table:table-cell>
        </table:table-row>
        <table:table-row table:style-name="ro1">
          <table:table-cell office:value-type="float" office:value="20446041" calcext:value-type="float">
            <text:p>20446041</text:p>
          </table:table-cell>
          <table:table-cell table:formula="of:=[.A1280]/1000/(60*60*24)" office:value-type="time" office:time-value="PT05H40M46.041S" calcext:value-type="time">
            <text:p>05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1.43" calcext:value-type="float">
            <text:p>1371.43</text:p>
          </table:table-cell>
          <table:table-cell office:value-type="float" office:value="1671.33" calcext:value-type="float">
            <text:p>1671.33</text:p>
          </table:table-cell>
        </table:table-row>
        <table:table-row table:style-name="ro1">
          <table:table-cell office:value-type="float" office:value="20462041" calcext:value-type="float">
            <text:p>20462041</text:p>
          </table:table-cell>
          <table:table-cell table:formula="of:=[.A1281]/1000/(60*60*24)" office:value-type="time" office:time-value="PT05H41M02.041S" calcext:value-type="time">
            <text:p>05:4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2.48" calcext:value-type="float">
            <text:p>1372.48</text:p>
          </table:table-cell>
          <table:table-cell office:value-type="float" office:value="1672.58" calcext:value-type="float">
            <text:p>1672.58</text:p>
          </table:table-cell>
        </table:table-row>
        <table:table-row table:style-name="ro1">
          <table:table-cell office:value-type="float" office:value="20478041" calcext:value-type="float">
            <text:p>20478041</text:p>
          </table:table-cell>
          <table:table-cell table:formula="of:=[.A1282]/1000/(60*60*24)" office:value-type="time" office:time-value="PT05H41M18.041S" calcext:value-type="time">
            <text:p>05:4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3.53" calcext:value-type="float">
            <text:p>1373.53</text:p>
          </table:table-cell>
          <table:table-cell office:value-type="float" office:value="1673.82" calcext:value-type="float">
            <text:p>1673.82</text:p>
          </table:table-cell>
        </table:table-row>
        <table:table-row table:style-name="ro1">
          <table:table-cell office:value-type="float" office:value="20494041" calcext:value-type="float">
            <text:p>20494041</text:p>
          </table:table-cell>
          <table:table-cell table:formula="of:=[.A1283]/1000/(60*60*24)" office:value-type="time" office:time-value="PT05H41M34.041S" calcext:value-type="time">
            <text:p>05:4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4.58" calcext:value-type="float">
            <text:p>1374.58</text:p>
          </table:table-cell>
          <table:table-cell office:value-type="float" office:value="1675.07" calcext:value-type="float">
            <text:p>1675.07</text:p>
          </table:table-cell>
        </table:table-row>
        <table:table-row table:style-name="ro1">
          <table:table-cell office:value-type="float" office:value="20510041" calcext:value-type="float">
            <text:p>20510041</text:p>
          </table:table-cell>
          <table:table-cell table:formula="of:=[.A1284]/1000/(60*60*24)" office:value-type="time" office:time-value="PT05H41M50.041S" calcext:value-type="time">
            <text:p>05:4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5.63" calcext:value-type="float">
            <text:p>1375.63</text:p>
          </table:table-cell>
          <table:table-cell office:value-type="float" office:value="1676.32" calcext:value-type="float">
            <text:p>1676.32</text:p>
          </table:table-cell>
        </table:table-row>
        <table:table-row table:style-name="ro1">
          <table:table-cell office:value-type="float" office:value="20526041" calcext:value-type="float">
            <text:p>20526041</text:p>
          </table:table-cell>
          <table:table-cell table:formula="of:=[.A1285]/1000/(60*60*24)" office:value-type="time" office:time-value="PT05H42M06.041S" calcext:value-type="time">
            <text:p>05:4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76.68" calcext:value-type="float">
            <text:p>1376.68</text:p>
          </table:table-cell>
          <table:table-cell office:value-type="float" office:value="1677.57" calcext:value-type="float">
            <text:p>1677.57</text:p>
          </table:table-cell>
        </table:table-row>
        <table:table-row table:style-name="ro1">
          <table:table-cell office:value-type="float" office:value="20542041" calcext:value-type="float">
            <text:p>20542041</text:p>
          </table:table-cell>
          <table:table-cell table:formula="of:=[.A1286]/1000/(60*60*24)" office:value-type="time" office:time-value="PT05H42M22.041S" calcext:value-type="time">
            <text:p>05:4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77.72" calcext:value-type="float">
            <text:p>1377.72</text:p>
          </table:table-cell>
          <table:table-cell office:value-type="float" office:value="1678.82" calcext:value-type="float">
            <text:p>1678.82</text:p>
          </table:table-cell>
        </table:table-row>
        <table:table-row table:style-name="ro1">
          <table:table-cell office:value-type="float" office:value="20558041" calcext:value-type="float">
            <text:p>20558041</text:p>
          </table:table-cell>
          <table:table-cell table:formula="of:=[.A1287]/1000/(60*60*24)" office:value-type="time" office:time-value="PT05H42M38.041S" calcext:value-type="time">
            <text:p>05:4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8.77" calcext:value-type="float">
            <text:p>1378.77</text:p>
          </table:table-cell>
          <table:table-cell office:value-type="float" office:value="1680.07" calcext:value-type="float">
            <text:p>1680.07</text:p>
          </table:table-cell>
        </table:table-row>
        <table:table-row table:style-name="ro1">
          <table:table-cell office:value-type="float" office:value="20574041" calcext:value-type="float">
            <text:p>20574041</text:p>
          </table:table-cell>
          <table:table-cell table:formula="of:=[.A1288]/1000/(60*60*24)" office:value-type="time" office:time-value="PT05H42M54.041S" calcext:value-type="time">
            <text:p>05:4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79.82" calcext:value-type="float">
            <text:p>1379.82</text:p>
          </table:table-cell>
          <table:table-cell office:value-type="float" office:value="1681.32" calcext:value-type="float">
            <text:p>1681.32</text:p>
          </table:table-cell>
        </table:table-row>
        <table:table-row table:style-name="ro1">
          <table:table-cell office:value-type="float" office:value="20590041" calcext:value-type="float">
            <text:p>20590041</text:p>
          </table:table-cell>
          <table:table-cell table:formula="of:=[.A1289]/1000/(60*60*24)" office:value-type="time" office:time-value="PT05H43M10.041S" calcext:value-type="time">
            <text:p>05:4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0.87" calcext:value-type="float">
            <text:p>1380.87</text:p>
          </table:table-cell>
          <table:table-cell office:value-type="float" office:value="1682.57" calcext:value-type="float">
            <text:p>1682.57</text:p>
          </table:table-cell>
        </table:table-row>
        <table:table-row table:style-name="ro1">
          <table:table-cell office:value-type="float" office:value="20606040" calcext:value-type="float">
            <text:p>20606040</text:p>
          </table:table-cell>
          <table:table-cell table:formula="of:=[.A1290]/1000/(60*60*24)" office:value-type="time" office:time-value="PT05H43M26.04S" calcext:value-type="time">
            <text:p>05:4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1.92" calcext:value-type="float">
            <text:p>1381.92</text:p>
          </table:table-cell>
          <table:table-cell office:value-type="float" office:value="1683.82" calcext:value-type="float">
            <text:p>1683.82</text:p>
          </table:table-cell>
        </table:table-row>
        <table:table-row table:style-name="ro1">
          <table:table-cell office:value-type="float" office:value="20622041" calcext:value-type="float">
            <text:p>20622041</text:p>
          </table:table-cell>
          <table:table-cell table:formula="of:=[.A1291]/1000/(60*60*24)" office:value-type="time" office:time-value="PT05H43M42.041S" calcext:value-type="time">
            <text:p>05:4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2.97" calcext:value-type="float">
            <text:p>1382.97</text:p>
          </table:table-cell>
          <table:table-cell office:value-type="float" office:value="1685.07" calcext:value-type="float">
            <text:p>1685.07</text:p>
          </table:table-cell>
        </table:table-row>
        <table:table-row table:style-name="ro1">
          <table:table-cell office:value-type="float" office:value="20638041" calcext:value-type="float">
            <text:p>20638041</text:p>
          </table:table-cell>
          <table:table-cell table:formula="of:=[.A1292]/1000/(60*60*24)" office:value-type="time" office:time-value="PT05H43M58.041S" calcext:value-type="time">
            <text:p>05:43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4.02" calcext:value-type="float">
            <text:p>1384.02</text:p>
          </table:table-cell>
          <table:table-cell office:value-type="float" office:value="1686.31" calcext:value-type="float">
            <text:p>1686.31</text:p>
          </table:table-cell>
        </table:table-row>
        <table:table-row table:style-name="ro1">
          <table:table-cell office:value-type="float" office:value="20654041" calcext:value-type="float">
            <text:p>20654041</text:p>
          </table:table-cell>
          <table:table-cell table:formula="of:=[.A1293]/1000/(60*60*24)" office:value-type="time" office:time-value="PT05H44M14.041S" calcext:value-type="time">
            <text:p>05:4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5.07" calcext:value-type="float">
            <text:p>1385.07</text:p>
          </table:table-cell>
          <table:table-cell office:value-type="float" office:value="1687.56" calcext:value-type="float">
            <text:p>1687.56</text:p>
          </table:table-cell>
        </table:table-row>
        <table:table-row table:style-name="ro1">
          <table:table-cell office:value-type="float" office:value="20670041" calcext:value-type="float">
            <text:p>20670041</text:p>
          </table:table-cell>
          <table:table-cell table:formula="of:=[.A1294]/1000/(60*60*24)" office:value-type="time" office:time-value="PT05H44M30.041S" calcext:value-type="time">
            <text:p>05:4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6.11" calcext:value-type="float">
            <text:p>1386.11</text:p>
          </table:table-cell>
          <table:table-cell office:value-type="float" office:value="1688.81" calcext:value-type="float">
            <text:p>1688.81</text:p>
          </table:table-cell>
        </table:table-row>
        <table:table-row table:style-name="ro1">
          <table:table-cell office:value-type="float" office:value="20686041" calcext:value-type="float">
            <text:p>20686041</text:p>
          </table:table-cell>
          <table:table-cell table:formula="of:=[.A1295]/1000/(60*60*24)" office:value-type="time" office:time-value="PT05H44M46.041S" calcext:value-type="time">
            <text:p>05:4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7.16" calcext:value-type="float">
            <text:p>1387.16</text:p>
          </table:table-cell>
          <table:table-cell office:value-type="float" office:value="1690.06" calcext:value-type="float">
            <text:p>1690.06</text:p>
          </table:table-cell>
        </table:table-row>
        <table:table-row table:style-name="ro1">
          <table:table-cell office:value-type="float" office:value="20702041" calcext:value-type="float">
            <text:p>20702041</text:p>
          </table:table-cell>
          <table:table-cell table:formula="of:=[.A1296]/1000/(60*60*24)" office:value-type="time" office:time-value="PT05H45M02.041S" calcext:value-type="time">
            <text:p>05:4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8.21" calcext:value-type="float">
            <text:p>1388.21</text:p>
          </table:table-cell>
          <table:table-cell office:value-type="float" office:value="1691.31" calcext:value-type="float">
            <text:p>1691.31</text:p>
          </table:table-cell>
        </table:table-row>
        <table:table-row table:style-name="ro1">
          <table:table-cell office:value-type="float" office:value="20718041" calcext:value-type="float">
            <text:p>20718041</text:p>
          </table:table-cell>
          <table:table-cell table:formula="of:=[.A1297]/1000/(60*60*24)" office:value-type="time" office:time-value="PT05H45M18.041S" calcext:value-type="time">
            <text:p>05:4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9.26" calcext:value-type="float">
            <text:p>1389.26</text:p>
          </table:table-cell>
          <table:table-cell office:value-type="float" office:value="1692.55" calcext:value-type="float">
            <text:p>1692.55</text:p>
          </table:table-cell>
        </table:table-row>
        <table:table-row table:style-name="ro1">
          <table:table-cell office:value-type="float" office:value="20734041" calcext:value-type="float">
            <text:p>20734041</text:p>
          </table:table-cell>
          <table:table-cell table:formula="of:=[.A1298]/1000/(60*60*24)" office:value-type="time" office:time-value="PT05H45M34.041S" calcext:value-type="time">
            <text:p>05:4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0.31" calcext:value-type="float">
            <text:p>1390.31</text:p>
          </table:table-cell>
          <table:table-cell office:value-type="float" office:value="1693.8" calcext:value-type="float">
            <text:p>1693.8</text:p>
          </table:table-cell>
        </table:table-row>
        <table:table-row table:style-name="ro1">
          <table:table-cell office:value-type="float" office:value="20750041" calcext:value-type="float">
            <text:p>20750041</text:p>
          </table:table-cell>
          <table:table-cell table:formula="of:=[.A1299]/1000/(60*60*24)" office:value-type="time" office:time-value="PT05H45M50.041S" calcext:value-type="time">
            <text:p>05:45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1695.05" calcext:value-type="float">
            <text:p>1695.05</text:p>
          </table:table-cell>
        </table:table-row>
        <table:table-row table:style-name="ro1">
          <table:table-cell office:value-type="float" office:value="20766041" calcext:value-type="float">
            <text:p>20766041</text:p>
          </table:table-cell>
          <table:table-cell table:formula="of:=[.A1300]/1000/(60*60*24)" office:value-type="time" office:time-value="PT05H46M06.041S" calcext:value-type="time">
            <text:p>05:4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92.41" calcext:value-type="float">
            <text:p>1392.41</text:p>
          </table:table-cell>
          <table:table-cell office:value-type="float" office:value="1696.3" calcext:value-type="float">
            <text:p>1696.3</text:p>
          </table:table-cell>
        </table:table-row>
        <table:table-row table:style-name="ro1">
          <table:table-cell office:value-type="float" office:value="20782041" calcext:value-type="float">
            <text:p>20782041</text:p>
          </table:table-cell>
          <table:table-cell table:formula="of:=[.A1301]/1000/(60*60*24)" office:value-type="time" office:time-value="PT05H46M22.041S" calcext:value-type="time">
            <text:p>05:4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93.46" calcext:value-type="float">
            <text:p>1393.46</text:p>
          </table:table-cell>
          <table:table-cell office:value-type="float" office:value="1697.55" calcext:value-type="float">
            <text:p>1697.55</text:p>
          </table:table-cell>
        </table:table-row>
        <table:table-row table:style-name="ro1">
          <table:table-cell office:value-type="float" office:value="20798041" calcext:value-type="float">
            <text:p>20798041</text:p>
          </table:table-cell>
          <table:table-cell table:formula="of:=[.A1302]/1000/(60*60*24)" office:value-type="time" office:time-value="PT05H46M38.041S" calcext:value-type="time">
            <text:p>05:4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94.5" calcext:value-type="float">
            <text:p>1394.5</text:p>
          </table:table-cell>
          <table:table-cell office:value-type="float" office:value="1698.79" calcext:value-type="float">
            <text:p>1698.79</text:p>
          </table:table-cell>
        </table:table-row>
        <table:table-row table:style-name="ro1">
          <table:table-cell office:value-type="float" office:value="20814041" calcext:value-type="float">
            <text:p>20814041</text:p>
          </table:table-cell>
          <table:table-cell table:formula="of:=[.A1303]/1000/(60*60*24)" office:value-type="time" office:time-value="PT05H46M54.041S" calcext:value-type="time">
            <text:p>05:4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95.55" calcext:value-type="float">
            <text:p>1395.55</text:p>
          </table:table-cell>
          <table:table-cell office:value-type="float" office:value="1700.04" calcext:value-type="float">
            <text:p>1700.04</text:p>
          </table:table-cell>
        </table:table-row>
        <table:table-row table:style-name="ro1">
          <table:table-cell office:value-type="float" office:value="20830041" calcext:value-type="float">
            <text:p>20830041</text:p>
          </table:table-cell>
          <table:table-cell table:formula="of:=[.A1304]/1000/(60*60*24)" office:value-type="time" office:time-value="PT05H47M10.041S" calcext:value-type="time">
            <text:p>05:4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96.6" calcext:value-type="float">
            <text:p>1396.6</text:p>
          </table:table-cell>
          <table:table-cell office:value-type="float" office:value="1701.29" calcext:value-type="float">
            <text:p>1701.29</text:p>
          </table:table-cell>
        </table:table-row>
        <table:table-row table:style-name="ro1">
          <table:table-cell office:value-type="float" office:value="20846041" calcext:value-type="float">
            <text:p>20846041</text:p>
          </table:table-cell>
          <table:table-cell table:formula="of:=[.A1305]/1000/(60*60*24)" office:value-type="time" office:time-value="PT05H47M26.041S" calcext:value-type="time">
            <text:p>05:4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97.65" calcext:value-type="float">
            <text:p>1397.65</text:p>
          </table:table-cell>
          <table:table-cell office:value-type="float" office:value="1702.53" calcext:value-type="float">
            <text:p>1702.53</text:p>
          </table:table-cell>
        </table:table-row>
        <table:table-row table:style-name="ro1">
          <table:table-cell office:value-type="float" office:value="20862041" calcext:value-type="float">
            <text:p>20862041</text:p>
          </table:table-cell>
          <table:table-cell table:formula="of:=[.A1306]/1000/(60*60*24)" office:value-type="time" office:time-value="PT05H47M42.041S" calcext:value-type="time">
            <text:p>05:4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98.7" calcext:value-type="float">
            <text:p>1398.7</text:p>
          </table:table-cell>
          <table:table-cell office:value-type="float" office:value="1703.78" calcext:value-type="float">
            <text:p>1703.78</text:p>
          </table:table-cell>
        </table:table-row>
        <table:table-row table:style-name="ro1">
          <table:table-cell office:value-type="float" office:value="20878041" calcext:value-type="float">
            <text:p>20878041</text:p>
          </table:table-cell>
          <table:table-cell table:formula="of:=[.A1307]/1000/(60*60*24)" office:value-type="time" office:time-value="PT05H47M58.041S" calcext:value-type="time">
            <text:p>05:47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1705.03" calcext:value-type="float">
            <text:p>1705.03</text:p>
          </table:table-cell>
        </table:table-row>
        <table:table-row table:style-name="ro1">
          <table:table-cell office:value-type="float" office:value="20894041" calcext:value-type="float">
            <text:p>20894041</text:p>
          </table:table-cell>
          <table:table-cell table:formula="of:=[.A1308]/1000/(60*60*24)" office:value-type="time" office:time-value="PT05H48M14.041S" calcext:value-type="time">
            <text:p>05:4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0.8" calcext:value-type="float">
            <text:p>1400.8</text:p>
          </table:table-cell>
          <table:table-cell office:value-type="float" office:value="1706.27" calcext:value-type="float">
            <text:p>1706.27</text:p>
          </table:table-cell>
        </table:table-row>
        <table:table-row table:style-name="ro1">
          <table:table-cell office:value-type="float" office:value="20910041" calcext:value-type="float">
            <text:p>20910041</text:p>
          </table:table-cell>
          <table:table-cell table:formula="of:=[.A1309]/1000/(60*60*24)" office:value-type="time" office:time-value="PT05H48M30.041S" calcext:value-type="time">
            <text:p>05:4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1.84" calcext:value-type="float">
            <text:p>1401.84</text:p>
          </table:table-cell>
          <table:table-cell office:value-type="float" office:value="1707.52" calcext:value-type="float">
            <text:p>1707.52</text:p>
          </table:table-cell>
        </table:table-row>
        <table:table-row table:style-name="ro1">
          <table:table-cell office:value-type="float" office:value="20926041" calcext:value-type="float">
            <text:p>20926041</text:p>
          </table:table-cell>
          <table:table-cell table:formula="of:=[.A1310]/1000/(60*60*24)" office:value-type="time" office:time-value="PT05H48M46.041S" calcext:value-type="time">
            <text:p>05:4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02.89" calcext:value-type="float">
            <text:p>1402.89</text:p>
          </table:table-cell>
          <table:table-cell office:value-type="float" office:value="1708.76" calcext:value-type="float">
            <text:p>1708.76</text:p>
          </table:table-cell>
        </table:table-row>
        <table:table-row table:style-name="ro1">
          <table:table-cell office:value-type="float" office:value="20942041" calcext:value-type="float">
            <text:p>20942041</text:p>
          </table:table-cell>
          <table:table-cell table:formula="of:=[.A1311]/1000/(60*60*24)" office:value-type="time" office:time-value="PT05H49M02.041S" calcext:value-type="time">
            <text:p>05:4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710.01" calcext:value-type="float">
            <text:p>1710.01</text:p>
          </table:table-cell>
        </table:table-row>
        <table:table-row table:style-name="ro1">
          <table:table-cell office:value-type="float" office:value="20958041" calcext:value-type="float">
            <text:p>20958041</text:p>
          </table:table-cell>
          <table:table-cell table:formula="of:=[.A1312]/1000/(60*60*24)" office:value-type="time" office:time-value="PT05H49M18.041S" calcext:value-type="time">
            <text:p>05:4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04.99" calcext:value-type="float">
            <text:p>1404.99</text:p>
          </table:table-cell>
          <table:table-cell office:value-type="float" office:value="1711.25" calcext:value-type="float">
            <text:p>1711.25</text:p>
          </table:table-cell>
        </table:table-row>
        <table:table-row table:style-name="ro1">
          <table:table-cell office:value-type="float" office:value="20974041" calcext:value-type="float">
            <text:p>20974041</text:p>
          </table:table-cell>
          <table:table-cell table:formula="of:=[.A1313]/1000/(60*60*24)" office:value-type="time" office:time-value="PT05H49M34.041S" calcext:value-type="time">
            <text:p>05:4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06.04" calcext:value-type="float">
            <text:p>1406.04</text:p>
          </table:table-cell>
          <table:table-cell office:value-type="float" office:value="1712.5" calcext:value-type="float">
            <text:p>1712.5</text:p>
          </table:table-cell>
        </table:table-row>
        <table:table-row table:style-name="ro1">
          <table:table-cell office:value-type="float" office:value="20990041" calcext:value-type="float">
            <text:p>20990041</text:p>
          </table:table-cell>
          <table:table-cell table:formula="of:=[.A1314]/1000/(60*60*24)" office:value-type="time" office:time-value="PT05H49M50.041S" calcext:value-type="time">
            <text:p>05:49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07.09" calcext:value-type="float">
            <text:p>1407.09</text:p>
          </table:table-cell>
          <table:table-cell office:value-type="float" office:value="1713.74" calcext:value-type="float">
            <text:p>1713.74</text:p>
          </table:table-cell>
        </table:table-row>
        <table:table-row table:style-name="ro1">
          <table:table-cell office:value-type="float" office:value="21006041" calcext:value-type="float">
            <text:p>21006041</text:p>
          </table:table-cell>
          <table:table-cell table:formula="of:=[.A1315]/1000/(60*60*24)" office:value-type="time" office:time-value="PT05H50M06.041S" calcext:value-type="time">
            <text:p>05:5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1714.99" calcext:value-type="float">
            <text:p>1714.99</text:p>
          </table:table-cell>
        </table:table-row>
        <table:table-row table:style-name="ro1">
          <table:table-cell office:value-type="float" office:value="21022041" calcext:value-type="float">
            <text:p>21022041</text:p>
          </table:table-cell>
          <table:table-cell table:formula="of:=[.A1316]/1000/(60*60*24)" office:value-type="time" office:time-value="PT05H50M22.041S" calcext:value-type="time">
            <text:p>05:5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09.18" calcext:value-type="float">
            <text:p>1409.18</text:p>
          </table:table-cell>
          <table:table-cell office:value-type="float" office:value="1716.23" calcext:value-type="float">
            <text:p>1716.23</text:p>
          </table:table-cell>
        </table:table-row>
        <table:table-row table:style-name="ro1">
          <table:table-cell office:value-type="float" office:value="21038041" calcext:value-type="float">
            <text:p>21038041</text:p>
          </table:table-cell>
          <table:table-cell table:formula="of:=[.A1317]/1000/(60*60*24)" office:value-type="time" office:time-value="PT05H50M38.041S" calcext:value-type="time">
            <text:p>05:50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80.85" calcext:value-type="float">
            <text:p>280.85</text:p>
          </table:table-cell>
          <table:table-cell office:value-type="float" office:value="1410.23" calcext:value-type="float">
            <text:p>1410.23</text:p>
          </table:table-cell>
          <table:table-cell office:value-type="float" office:value="1717.48" calcext:value-type="float">
            <text:p>1717.48</text:p>
          </table:table-cell>
        </table:table-row>
        <table:table-row table:style-name="ro1">
          <table:table-cell office:value-type="float" office:value="21054041" calcext:value-type="float">
            <text:p>21054041</text:p>
          </table:table-cell>
          <table:table-cell table:formula="of:=[.A1318]/1000/(60*60*24)" office:value-type="time" office:time-value="PT05H50M54.041S" calcext:value-type="time">
            <text:p>05:5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11.28" calcext:value-type="float">
            <text:p>1411.28</text:p>
          </table:table-cell>
          <table:table-cell office:value-type="float" office:value="1718.72" calcext:value-type="float">
            <text:p>1718.72</text:p>
          </table:table-cell>
        </table:table-row>
        <table:table-row table:style-name="ro1">
          <table:table-cell office:value-type="float" office:value="21070041" calcext:value-type="float">
            <text:p>21070041</text:p>
          </table:table-cell>
          <table:table-cell table:formula="of:=[.A1319]/1000/(60*60*24)" office:value-type="time" office:time-value="PT05H51M10.041S" calcext:value-type="time">
            <text:p>05:5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12.33" calcext:value-type="float">
            <text:p>1412.33</text:p>
          </table:table-cell>
          <table:table-cell office:value-type="float" office:value="1719.96" calcext:value-type="float">
            <text:p>1719.96</text:p>
          </table:table-cell>
        </table:table-row>
        <table:table-row table:style-name="ro1">
          <table:table-cell office:value-type="float" office:value="21086041" calcext:value-type="float">
            <text:p>21086041</text:p>
          </table:table-cell>
          <table:table-cell table:formula="of:=[.A1320]/1000/(60*60*24)" office:value-type="time" office:time-value="PT05H51M26.041S" calcext:value-type="time">
            <text:p>05:5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1721.21" calcext:value-type="float">
            <text:p>1721.21</text:p>
          </table:table-cell>
        </table:table-row>
        <table:table-row table:style-name="ro1">
          <table:table-cell office:value-type="float" office:value="21102041" calcext:value-type="float">
            <text:p>21102041</text:p>
          </table:table-cell>
          <table:table-cell table:formula="of:=[.A1321]/1000/(60*60*24)" office:value-type="time" office:time-value="PT05H51M42.041S" calcext:value-type="time">
            <text:p>05:5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14.42" calcext:value-type="float">
            <text:p>1414.42</text:p>
          </table:table-cell>
          <table:table-cell office:value-type="float" office:value="1722.45" calcext:value-type="float">
            <text:p>1722.45</text:p>
          </table:table-cell>
        </table:table-row>
        <table:table-row table:style-name="ro1">
          <table:table-cell office:value-type="float" office:value="21118041" calcext:value-type="float">
            <text:p>21118041</text:p>
          </table:table-cell>
          <table:table-cell table:formula="of:=[.A1322]/1000/(60*60*24)" office:value-type="time" office:time-value="PT05H51M58.041S" calcext:value-type="time">
            <text:p>05:5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15.47" calcext:value-type="float">
            <text:p>1415.47</text:p>
          </table:table-cell>
          <table:table-cell office:value-type="float" office:value="1723.7" calcext:value-type="float">
            <text:p>1723.7</text:p>
          </table:table-cell>
        </table:table-row>
        <table:table-row table:style-name="ro1">
          <table:table-cell office:value-type="float" office:value="21134041" calcext:value-type="float">
            <text:p>21134041</text:p>
          </table:table-cell>
          <table:table-cell table:formula="of:=[.A1323]/1000/(60*60*24)" office:value-type="time" office:time-value="PT05H52M14.041S" calcext:value-type="time">
            <text:p>05:5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16.52" calcext:value-type="float">
            <text:p>1416.52</text:p>
          </table:table-cell>
          <table:table-cell office:value-type="float" office:value="1724.94" calcext:value-type="float">
            <text:p>1724.94</text:p>
          </table:table-cell>
        </table:table-row>
        <table:table-row table:style-name="ro1">
          <table:table-cell office:value-type="float" office:value="21150041" calcext:value-type="float">
            <text:p>21150041</text:p>
          </table:table-cell>
          <table:table-cell table:formula="of:=[.A1324]/1000/(60*60*24)" office:value-type="time" office:time-value="PT05H52M30.041S" calcext:value-type="time">
            <text:p>05:5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17.56" calcext:value-type="float">
            <text:p>1417.56</text:p>
          </table:table-cell>
          <table:table-cell office:value-type="float" office:value="1726.19" calcext:value-type="float">
            <text:p>1726.19</text:p>
          </table:table-cell>
        </table:table-row>
        <table:table-row table:style-name="ro1">
          <table:table-cell office:value-type="float" office:value="21166041" calcext:value-type="float">
            <text:p>21166041</text:p>
          </table:table-cell>
          <table:table-cell table:formula="of:=[.A1325]/1000/(60*60*24)" office:value-type="time" office:time-value="PT05H52M46.041S" calcext:value-type="time">
            <text:p>05:5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18.61" calcext:value-type="float">
            <text:p>1418.61</text:p>
          </table:table-cell>
          <table:table-cell office:value-type="float" office:value="1727.43" calcext:value-type="float">
            <text:p>1727.43</text:p>
          </table:table-cell>
        </table:table-row>
        <table:table-row table:style-name="ro1">
          <table:table-cell office:value-type="float" office:value="21182041" calcext:value-type="float">
            <text:p>21182041</text:p>
          </table:table-cell>
          <table:table-cell table:formula="of:=[.A1326]/1000/(60*60*24)" office:value-type="time" office:time-value="PT05H53M02.041S" calcext:value-type="time">
            <text:p>05:5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19.66" calcext:value-type="float">
            <text:p>1419.66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>
          <table:table-cell office:value-type="float" office:value="21198041" calcext:value-type="float">
            <text:p>21198041</text:p>
          </table:table-cell>
          <table:table-cell table:formula="of:=[.A1327]/1000/(60*60*24)" office:value-type="time" office:time-value="PT05H53M18.041S" calcext:value-type="time">
            <text:p>05:5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20.7" calcext:value-type="float">
            <text:p>1420.7</text:p>
          </table:table-cell>
          <table:table-cell office:value-type="float" office:value="1729.92" calcext:value-type="float">
            <text:p>1729.92</text:p>
          </table:table-cell>
        </table:table-row>
        <table:table-row table:style-name="ro1">
          <table:table-cell office:value-type="float" office:value="21214041" calcext:value-type="float">
            <text:p>21214041</text:p>
          </table:table-cell>
          <table:table-cell table:formula="of:=[.A1328]/1000/(60*60*24)" office:value-type="time" office:time-value="PT05H53M34.041S" calcext:value-type="time">
            <text:p>05:5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21.75" calcext:value-type="float">
            <text:p>1421.75</text:p>
          </table:table-cell>
          <table:table-cell office:value-type="float" office:value="1731.16" calcext:value-type="float">
            <text:p>1731.16</text:p>
          </table:table-cell>
        </table:table-row>
        <table:table-row table:style-name="ro1">
          <table:table-cell office:value-type="float" office:value="21230041" calcext:value-type="float">
            <text:p>21230041</text:p>
          </table:table-cell>
          <table:table-cell table:formula="of:=[.A1329]/1000/(60*60*24)" office:value-type="time" office:time-value="PT05H53M50.041S" calcext:value-type="time">
            <text:p>05:5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22.8" calcext:value-type="float">
            <text:p>1422.8</text:p>
          </table:table-cell>
          <table:table-cell office:value-type="float" office:value="1732.41" calcext:value-type="float">
            <text:p>1732.41</text:p>
          </table:table-cell>
        </table:table-row>
        <table:table-row table:style-name="ro1">
          <table:table-cell office:value-type="float" office:value="21246041" calcext:value-type="float">
            <text:p>21246041</text:p>
          </table:table-cell>
          <table:table-cell table:formula="of:=[.A1330]/1000/(60*60*24)" office:value-type="time" office:time-value="PT05H54M06.041S" calcext:value-type="time">
            <text:p>05:5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80.73" calcext:value-type="float">
            <text:p>280.73</text:p>
          </table:table-cell>
          <table:table-cell office:value-type="float" office:value="1423.85" calcext:value-type="float">
            <text:p>1423.85</text:p>
          </table:table-cell>
          <table:table-cell office:value-type="float" office:value="1733.65" calcext:value-type="float">
            <text:p>1733.65</text:p>
          </table:table-cell>
        </table:table-row>
        <table:table-row table:style-name="ro1">
          <table:table-cell office:value-type="float" office:value="21262041" calcext:value-type="float">
            <text:p>21262041</text:p>
          </table:table-cell>
          <table:table-cell table:formula="of:=[.A1331]/1000/(60*60*24)" office:value-type="time" office:time-value="PT05H54M22.041S" calcext:value-type="time">
            <text:p>05:5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24.89" calcext:value-type="float">
            <text:p>1424.89</text:p>
          </table:table-cell>
          <table:table-cell office:value-type="float" office:value="1734.9" calcext:value-type="float">
            <text:p>1734.9</text:p>
          </table:table-cell>
        </table:table-row>
        <table:table-row table:style-name="ro1">
          <table:table-cell office:value-type="float" office:value="21278041" calcext:value-type="float">
            <text:p>21278041</text:p>
          </table:table-cell>
          <table:table-cell table:formula="of:=[.A1332]/1000/(60*60*24)" office:value-type="time" office:time-value="PT05H54M38.041S" calcext:value-type="time">
            <text:p>05:5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25.94" calcext:value-type="float">
            <text:p>1425.94</text:p>
          </table:table-cell>
          <table:table-cell office:value-type="float" office:value="1736.14" calcext:value-type="float">
            <text:p>1736.14</text:p>
          </table:table-cell>
        </table:table-row>
        <table:table-row table:style-name="ro1">
          <table:table-cell office:value-type="float" office:value="21294041" calcext:value-type="float">
            <text:p>21294041</text:p>
          </table:table-cell>
          <table:table-cell table:formula="of:=[.A1333]/1000/(60*60*24)" office:value-type="time" office:time-value="PT05H54M54.041S" calcext:value-type="time">
            <text:p>05:5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26.99" calcext:value-type="float">
            <text:p>1426.99</text:p>
          </table:table-cell>
          <table:table-cell office:value-type="float" office:value="1737.39" calcext:value-type="float">
            <text:p>1737.39</text:p>
          </table:table-cell>
        </table:table-row>
        <table:table-row table:style-name="ro1">
          <table:table-cell office:value-type="float" office:value="21310041" calcext:value-type="float">
            <text:p>21310041</text:p>
          </table:table-cell>
          <table:table-cell table:formula="of:=[.A1334]/1000/(60*60*24)" office:value-type="time" office:time-value="PT05H55M10.041S" calcext:value-type="time">
            <text:p>05:5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28.03" calcext:value-type="float">
            <text:p>1428.03</text:p>
          </table:table-cell>
          <table:table-cell office:value-type="float" office:value="1738.63" calcext:value-type="float">
            <text:p>1738.63</text:p>
          </table:table-cell>
        </table:table-row>
        <table:table-row table:style-name="ro1">
          <table:table-cell office:value-type="float" office:value="21326041" calcext:value-type="float">
            <text:p>21326041</text:p>
          </table:table-cell>
          <table:table-cell table:formula="of:=[.A1335]/1000/(60*60*24)" office:value-type="time" office:time-value="PT05H55M26.041S" calcext:value-type="time">
            <text:p>05:5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29.08" calcext:value-type="float">
            <text:p>1429.08</text:p>
          </table:table-cell>
          <table:table-cell office:value-type="float" office:value="1739.87" calcext:value-type="float">
            <text:p>1739.87</text:p>
          </table:table-cell>
        </table:table-row>
        <table:table-row table:style-name="ro1">
          <table:table-cell office:value-type="float" office:value="21342041" calcext:value-type="float">
            <text:p>21342041</text:p>
          </table:table-cell>
          <table:table-cell table:formula="of:=[.A1336]/1000/(60*60*24)" office:value-type="time" office:time-value="PT05H55M42.041S" calcext:value-type="time">
            <text:p>05:5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0.13" calcext:value-type="float">
            <text:p>1430.13</text:p>
          </table:table-cell>
          <table:table-cell office:value-type="float" office:value="1741.12" calcext:value-type="float">
            <text:p>1741.12</text:p>
          </table:table-cell>
        </table:table-row>
        <table:table-row table:style-name="ro1">
          <table:table-cell office:value-type="float" office:value="21358041" calcext:value-type="float">
            <text:p>21358041</text:p>
          </table:table-cell>
          <table:table-cell table:formula="of:=[.A1337]/1000/(60*60*24)" office:value-type="time" office:time-value="PT05H55M58.041S" calcext:value-type="time">
            <text:p>05:5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1.18" calcext:value-type="float">
            <text:p>1431.18</text:p>
          </table:table-cell>
          <table:table-cell office:value-type="float" office:value="1742.36" calcext:value-type="float">
            <text:p>1742.36</text:p>
          </table:table-cell>
        </table:table-row>
        <table:table-row table:style-name="ro1">
          <table:table-cell office:value-type="float" office:value="21374041" calcext:value-type="float">
            <text:p>21374041</text:p>
          </table:table-cell>
          <table:table-cell table:formula="of:=[.A1338]/1000/(60*60*24)" office:value-type="time" office:time-value="PT05H56M14.041S" calcext:value-type="time">
            <text:p>05:5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32.22" calcext:value-type="float">
            <text:p>1432.22</text:p>
          </table:table-cell>
          <table:table-cell office:value-type="float" office:value="1743.6" calcext:value-type="float">
            <text:p>1743.6</text:p>
          </table:table-cell>
        </table:table-row>
        <table:table-row table:style-name="ro1">
          <table:table-cell office:value-type="float" office:value="21390041" calcext:value-type="float">
            <text:p>21390041</text:p>
          </table:table-cell>
          <table:table-cell table:formula="of:=[.A1339]/1000/(60*60*24)" office:value-type="time" office:time-value="PT05H56M30.041S" calcext:value-type="time">
            <text:p>05:5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3.27" calcext:value-type="float">
            <text:p>1433.27</text:p>
          </table:table-cell>
          <table:table-cell office:value-type="float" office:value="1744.85" calcext:value-type="float">
            <text:p>1744.85</text:p>
          </table:table-cell>
        </table:table-row>
        <table:table-row table:style-name="ro1">
          <table:table-cell office:value-type="float" office:value="21406041" calcext:value-type="float">
            <text:p>21406041</text:p>
          </table:table-cell>
          <table:table-cell table:formula="of:=[.A1340]/1000/(60*60*24)" office:value-type="time" office:time-value="PT05H56M46.041S" calcext:value-type="time">
            <text:p>05:5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4.32" calcext:value-type="float">
            <text:p>1434.32</text:p>
          </table:table-cell>
          <table:table-cell office:value-type="float" office:value="1746.09" calcext:value-type="float">
            <text:p>1746.09</text:p>
          </table:table-cell>
        </table:table-row>
        <table:table-row table:style-name="ro1">
          <table:table-cell office:value-type="float" office:value="21422041" calcext:value-type="float">
            <text:p>21422041</text:p>
          </table:table-cell>
          <table:table-cell table:formula="of:=[.A1341]/1000/(60*60*24)" office:value-type="time" office:time-value="PT05H57M02.041S" calcext:value-type="time">
            <text:p>05:5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35.36" calcext:value-type="float">
            <text:p>1435.36</text:p>
          </table:table-cell>
          <table:table-cell office:value-type="float" office:value="1747.33" calcext:value-type="float">
            <text:p>1747.33</text:p>
          </table:table-cell>
        </table:table-row>
        <table:table-row table:style-name="ro1">
          <table:table-cell office:value-type="float" office:value="21438041" calcext:value-type="float">
            <text:p>21438041</text:p>
          </table:table-cell>
          <table:table-cell table:formula="of:=[.A1342]/1000/(60*60*24)" office:value-type="time" office:time-value="PT05H57M18.041S" calcext:value-type="time">
            <text:p>05:5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6.41" calcext:value-type="float">
            <text:p>1436.41</text:p>
          </table:table-cell>
          <table:table-cell office:value-type="float" office:value="1748.57" calcext:value-type="float">
            <text:p>1748.57</text:p>
          </table:table-cell>
        </table:table-row>
        <table:table-row table:style-name="ro1">
          <table:table-cell office:value-type="float" office:value="21454041" calcext:value-type="float">
            <text:p>21454041</text:p>
          </table:table-cell>
          <table:table-cell table:formula="of:=[.A1343]/1000/(60*60*24)" office:value-type="time" office:time-value="PT05H57M34.041S" calcext:value-type="time">
            <text:p>05:5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7.46" calcext:value-type="float">
            <text:p>1437.46</text:p>
          </table:table-cell>
          <table:table-cell office:value-type="float" office:value="1749.82" calcext:value-type="float">
            <text:p>1749.82</text:p>
          </table:table-cell>
        </table:table-row>
        <table:table-row table:style-name="ro1">
          <table:table-cell office:value-type="float" office:value="21470041" calcext:value-type="float">
            <text:p>21470041</text:p>
          </table:table-cell>
          <table:table-cell table:formula="of:=[.A1344]/1000/(60*60*24)" office:value-type="time" office:time-value="PT05H57M50.041S" calcext:value-type="time">
            <text:p>05:5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38.5" calcext:value-type="float">
            <text:p>1438.5</text:p>
          </table:table-cell>
          <table:table-cell office:value-type="float" office:value="1751.06" calcext:value-type="float">
            <text:p>1751.06</text:p>
          </table:table-cell>
        </table:table-row>
        <table:table-row table:style-name="ro1">
          <table:table-cell office:value-type="float" office:value="21486041" calcext:value-type="float">
            <text:p>21486041</text:p>
          </table:table-cell>
          <table:table-cell table:formula="of:=[.A1345]/1000/(60*60*24)" office:value-type="time" office:time-value="PT05H58M06.041S" calcext:value-type="time">
            <text:p>05:5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8" calcext:value-type="float">
            <text:p>279.78</text:p>
          </table:table-cell>
          <table:table-cell office:value-type="float" office:value="1439.55" calcext:value-type="float">
            <text:p>1439.55</text:p>
          </table:table-cell>
          <table:table-cell office:value-type="float" office:value="1752.3" calcext:value-type="float">
            <text:p>1752.3</text:p>
          </table:table-cell>
        </table:table-row>
        <table:table-row table:style-name="ro1">
          <table:table-cell office:value-type="float" office:value="21502041" calcext:value-type="float">
            <text:p>21502041</text:p>
          </table:table-cell>
          <table:table-cell table:formula="of:=[.A1346]/1000/(60*60*24)" office:value-type="time" office:time-value="PT05H58M22.041S" calcext:value-type="time">
            <text:p>05:5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440.6" calcext:value-type="float">
            <text:p>1440.6</text:p>
          </table:table-cell>
          <table:table-cell office:value-type="float" office:value="1753.54" calcext:value-type="float">
            <text:p>1753.54</text:p>
          </table:table-cell>
        </table:table-row>
        <table:table-row table:style-name="ro1">
          <table:table-cell office:value-type="float" office:value="21518041" calcext:value-type="float">
            <text:p>21518041</text:p>
          </table:table-cell>
          <table:table-cell table:formula="of:=[.A1347]/1000/(60*60*24)" office:value-type="time" office:time-value="PT05H58M38.041S" calcext:value-type="time">
            <text:p>05:5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41.64" calcext:value-type="float">
            <text:p>1441.64</text:p>
          </table:table-cell>
          <table:table-cell office:value-type="float" office:value="1754.79" calcext:value-type="float">
            <text:p>1754.79</text:p>
          </table:table-cell>
        </table:table-row>
        <table:table-row table:style-name="ro1">
          <table:table-cell office:value-type="float" office:value="21534041" calcext:value-type="float">
            <text:p>21534041</text:p>
          </table:table-cell>
          <table:table-cell table:formula="of:=[.A1348]/1000/(60*60*24)" office:value-type="time" office:time-value="PT05H58M54.041S" calcext:value-type="time">
            <text:p>05:5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2.69" calcext:value-type="float">
            <text:p>1442.69</text:p>
          </table:table-cell>
          <table:table-cell office:value-type="float" office:value="1756.03" calcext:value-type="float">
            <text:p>1756.03</text:p>
          </table:table-cell>
        </table:table-row>
        <table:table-row table:style-name="ro1">
          <table:table-cell office:value-type="float" office:value="21550041" calcext:value-type="float">
            <text:p>21550041</text:p>
          </table:table-cell>
          <table:table-cell table:formula="of:=[.A1349]/1000/(60*60*24)" office:value-type="time" office:time-value="PT05H59M10.041S" calcext:value-type="time">
            <text:p>05:5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3.74" calcext:value-type="float">
            <text:p>1443.74</text:p>
          </table:table-cell>
          <table:table-cell office:value-type="float" office:value="1757.27" calcext:value-type="float">
            <text:p>1757.27</text:p>
          </table:table-cell>
        </table:table-row>
        <table:table-row table:style-name="ro1">
          <table:table-cell office:value-type="float" office:value="21566041" calcext:value-type="float">
            <text:p>21566041</text:p>
          </table:table-cell>
          <table:table-cell table:formula="of:=[.A1350]/1000/(60*60*24)" office:value-type="time" office:time-value="PT05H59M26.041S" calcext:value-type="time">
            <text:p>05:5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4.78" calcext:value-type="float">
            <text:p>1444.78</text:p>
          </table:table-cell>
          <table:table-cell office:value-type="float" office:value="1758.51" calcext:value-type="float">
            <text:p>1758.51</text:p>
          </table:table-cell>
        </table:table-row>
        <table:table-row table:style-name="ro1">
          <table:table-cell office:value-type="float" office:value="21582041" calcext:value-type="float">
            <text:p>21582041</text:p>
          </table:table-cell>
          <table:table-cell table:formula="of:=[.A1351]/1000/(60*60*24)" office:value-type="time" office:time-value="PT05H59M42.041S" calcext:value-type="time">
            <text:p>05:59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5.83" calcext:value-type="float">
            <text:p>1445.83</text:p>
          </table:table-cell>
          <table:table-cell office:value-type="float" office:value="1759.75" calcext:value-type="float">
            <text:p>1759.75</text:p>
          </table:table-cell>
        </table:table-row>
        <table:table-row table:style-name="ro1">
          <table:table-cell office:value-type="float" office:value="21598041" calcext:value-type="float">
            <text:p>21598041</text:p>
          </table:table-cell>
          <table:table-cell table:formula="of:=[.A1352]/1000/(60*60*24)" office:value-type="time" office:time-value="PT05H59M58.041S" calcext:value-type="time">
            <text:p>05:5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6.87" calcext:value-type="float">
            <text:p>1446.87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21614041" calcext:value-type="float">
            <text:p>21614041</text:p>
          </table:table-cell>
          <table:table-cell table:formula="of:=[.A1353]/1000/(60*60*24)" office:value-type="time" office:time-value="PT06H00M14.041S" calcext:value-type="time">
            <text:p>06:0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7.92" calcext:value-type="float">
            <text:p>1447.92</text:p>
          </table:table-cell>
          <table:table-cell office:value-type="float" office:value="1762.24" calcext:value-type="float">
            <text:p>1762.24</text:p>
          </table:table-cell>
        </table:table-row>
        <table:table-row table:style-name="ro1">
          <table:table-cell office:value-type="float" office:value="21630041" calcext:value-type="float">
            <text:p>21630041</text:p>
          </table:table-cell>
          <table:table-cell table:formula="of:=[.A1354]/1000/(60*60*24)" office:value-type="time" office:time-value="PT06H00M30.041S" calcext:value-type="time">
            <text:p>06:0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48.97" calcext:value-type="float">
            <text:p>1448.97</text:p>
          </table:table-cell>
          <table:table-cell office:value-type="float" office:value="1763.48" calcext:value-type="float">
            <text:p>1763.48</text:p>
          </table:table-cell>
        </table:table-row>
        <table:table-row table:style-name="ro1">
          <table:table-cell office:value-type="float" office:value="21646041" calcext:value-type="float">
            <text:p>21646041</text:p>
          </table:table-cell>
          <table:table-cell table:formula="of:=[.A1355]/1000/(60*60*24)" office:value-type="time" office:time-value="PT06H00M46.041S" calcext:value-type="time">
            <text:p>06:0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50.01" calcext:value-type="float">
            <text:p>1450.01</text:p>
          </table:table-cell>
          <table:table-cell office:value-type="float" office:value="1764.72" calcext:value-type="float">
            <text:p>1764.72</text:p>
          </table:table-cell>
        </table:table-row>
        <table:table-row table:style-name="ro1">
          <table:table-cell office:value-type="float" office:value="21662041" calcext:value-type="float">
            <text:p>21662041</text:p>
          </table:table-cell>
          <table:table-cell table:formula="of:=[.A1356]/1000/(60*60*24)" office:value-type="time" office:time-value="PT06H01M02.041S" calcext:value-type="time">
            <text:p>06:0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51.06" calcext:value-type="float">
            <text:p>1451.06</text:p>
          </table:table-cell>
          <table:table-cell office:value-type="float" office:value="1765.96" calcext:value-type="float">
            <text:p>1765.96</text:p>
          </table:table-cell>
        </table:table-row>
        <table:table-row table:style-name="ro1">
          <table:table-cell office:value-type="float" office:value="21678041" calcext:value-type="float">
            <text:p>21678041</text:p>
          </table:table-cell>
          <table:table-cell table:formula="of:=[.A1357]/1000/(60*60*24)" office:value-type="time" office:time-value="PT06H01M18.041S" calcext:value-type="time">
            <text:p>06:0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52.11" calcext:value-type="float">
            <text:p>1452.11</text:p>
          </table:table-cell>
          <table:table-cell office:value-type="float" office:value="1767.2" calcext:value-type="float">
            <text:p>1767.2</text:p>
          </table:table-cell>
        </table:table-row>
        <table:table-row table:style-name="ro1">
          <table:table-cell office:value-type="float" office:value="21694041" calcext:value-type="float">
            <text:p>21694041</text:p>
          </table:table-cell>
          <table:table-cell table:formula="of:=[.A1358]/1000/(60*60*24)" office:value-type="time" office:time-value="PT06H01M34.041S" calcext:value-type="time">
            <text:p>06:0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453.15" calcext:value-type="float">
            <text:p>1453.15</text:p>
          </table:table-cell>
          <table:table-cell office:value-type="float" office:value="1768.45" calcext:value-type="float">
            <text:p>1768.45</text:p>
          </table:table-cell>
        </table:table-row>
        <table:table-row table:style-name="ro1">
          <table:table-cell office:value-type="float" office:value="21710041" calcext:value-type="float">
            <text:p>21710041</text:p>
          </table:table-cell>
          <table:table-cell table:formula="of:=[.A1359]/1000/(60*60*24)" office:value-type="time" office:time-value="PT06H01M50.041S" calcext:value-type="time">
            <text:p>06:0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54.2" calcext:value-type="float">
            <text:p>1454.2</text:p>
          </table:table-cell>
          <table:table-cell office:value-type="float" office:value="1769.69" calcext:value-type="float">
            <text:p>1769.69</text:p>
          </table:table-cell>
        </table:table-row>
        <table:table-row table:style-name="ro1">
          <table:table-cell office:value-type="float" office:value="21726041" calcext:value-type="float">
            <text:p>21726041</text:p>
          </table:table-cell>
          <table:table-cell table:formula="of:=[.A1360]/1000/(60*60*24)" office:value-type="time" office:time-value="PT06H02M06.041S" calcext:value-type="time">
            <text:p>06:0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455.24" calcext:value-type="float">
            <text:p>1455.24</text:p>
          </table:table-cell>
          <table:table-cell office:value-type="float" office:value="1770.93" calcext:value-type="float">
            <text:p>1770.93</text:p>
          </table:table-cell>
        </table:table-row>
        <table:table-row table:style-name="ro1">
          <table:table-cell office:value-type="float" office:value="21742041" calcext:value-type="float">
            <text:p>21742041</text:p>
          </table:table-cell>
          <table:table-cell table:formula="of:=[.A1361]/1000/(60*60*24)" office:value-type="time" office:time-value="PT06H02M22.041S" calcext:value-type="time">
            <text:p>06:0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56.29" calcext:value-type="float">
            <text:p>1456.29</text:p>
          </table:table-cell>
          <table:table-cell office:value-type="float" office:value="1772.17" calcext:value-type="float">
            <text:p>1772.17</text:p>
          </table:table-cell>
        </table:table-row>
        <table:table-row table:style-name="ro1">
          <table:table-cell office:value-type="float" office:value="21758041" calcext:value-type="float">
            <text:p>21758041</text:p>
          </table:table-cell>
          <table:table-cell table:formula="of:=[.A1362]/1000/(60*60*24)" office:value-type="time" office:time-value="PT06H02M38.041S" calcext:value-type="time">
            <text:p>06:0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57.33" calcext:value-type="float">
            <text:p>1457.33</text:p>
          </table:table-cell>
          <table:table-cell office:value-type="float" office:value="1773.41" calcext:value-type="float">
            <text:p>1773.41</text:p>
          </table:table-cell>
        </table:table-row>
        <table:table-row table:style-name="ro1">
          <table:table-cell office:value-type="float" office:value="21774041" calcext:value-type="float">
            <text:p>21774041</text:p>
          </table:table-cell>
          <table:table-cell table:formula="of:=[.A1363]/1000/(60*60*24)" office:value-type="time" office:time-value="PT06H02M54.041S" calcext:value-type="time">
            <text:p>06:0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458.38" calcext:value-type="float">
            <text:p>1458.38</text:p>
          </table:table-cell>
          <table:table-cell office:value-type="float" office:value="1774.65" calcext:value-type="float">
            <text:p>1774.65</text:p>
          </table:table-cell>
        </table:table-row>
        <table:table-row table:style-name="ro1">
          <table:table-cell office:value-type="float" office:value="21790041" calcext:value-type="float">
            <text:p>21790041</text:p>
          </table:table-cell>
          <table:table-cell table:formula="of:=[.A1364]/1000/(60*60*24)" office:value-type="time" office:time-value="PT06H03M10.041S" calcext:value-type="time">
            <text:p>06:0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59.42" calcext:value-type="float">
            <text:p>1459.42</text:p>
          </table:table-cell>
          <table:table-cell office:value-type="float" office:value="1775.9" calcext:value-type="float">
            <text:p>1775.9</text:p>
          </table:table-cell>
        </table:table-row>
        <table:table-row table:style-name="ro1">
          <table:table-cell office:value-type="float" office:value="21806041" calcext:value-type="float">
            <text:p>21806041</text:p>
          </table:table-cell>
          <table:table-cell table:formula="of:=[.A1365]/1000/(60*60*24)" office:value-type="time" office:time-value="PT06H03M26.041S" calcext:value-type="time">
            <text:p>06:0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7" calcext:value-type="float">
            <text:p>278.37</text:p>
          </table:table-cell>
          <table:table-cell office:value-type="float" office:value="1460.47" calcext:value-type="float">
            <text:p>1460.47</text:p>
          </table:table-cell>
          <table:table-cell office:value-type="float" office:value="1777.14" calcext:value-type="float">
            <text:p>1777.14</text:p>
          </table:table-cell>
        </table:table-row>
        <table:table-row table:style-name="ro1">
          <table:table-cell office:value-type="float" office:value="21822041" calcext:value-type="float">
            <text:p>21822041</text:p>
          </table:table-cell>
          <table:table-cell table:formula="of:=[.A1366]/1000/(60*60*24)" office:value-type="time" office:time-value="PT06H03M42.041S" calcext:value-type="time">
            <text:p>06:0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7" calcext:value-type="float">
            <text:p>278.37</text:p>
          </table:table-cell>
          <table:table-cell office:value-type="float" office:value="1461.51" calcext:value-type="float">
            <text:p>1461.51</text:p>
          </table:table-cell>
          <table:table-cell office:value-type="float" office:value="1778.38" calcext:value-type="float">
            <text:p>1778.38</text:p>
          </table:table-cell>
        </table:table-row>
        <table:table-row table:style-name="ro1">
          <table:table-cell office:value-type="float" office:value="21838041" calcext:value-type="float">
            <text:p>21838041</text:p>
          </table:table-cell>
          <table:table-cell table:formula="of:=[.A1367]/1000/(60*60*24)" office:value-type="time" office:time-value="PT06H03M58.041S" calcext:value-type="time">
            <text:p>06:0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62.56" calcext:value-type="float">
            <text:p>1462.56</text:p>
          </table:table-cell>
          <table:table-cell office:value-type="float" office:value="1779.62" calcext:value-type="float">
            <text:p>1779.62</text:p>
          </table:table-cell>
        </table:table-row>
        <table:table-row table:style-name="ro1">
          <table:table-cell office:value-type="float" office:value="21854041" calcext:value-type="float">
            <text:p>21854041</text:p>
          </table:table-cell>
          <table:table-cell table:formula="of:=[.A1368]/1000/(60*60*24)" office:value-type="time" office:time-value="PT06H04M14.041S" calcext:value-type="time">
            <text:p>06:0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63.6" calcext:value-type="float">
            <text:p>1463.6</text:p>
          </table:table-cell>
          <table:table-cell office:value-type="float" office:value="1780.86" calcext:value-type="float">
            <text:p>1780.86</text:p>
          </table:table-cell>
        </table:table-row>
        <table:table-row table:style-name="ro1">
          <table:table-cell office:value-type="float" office:value="21870041" calcext:value-type="float">
            <text:p>21870041</text:p>
          </table:table-cell>
          <table:table-cell table:formula="of:=[.A1369]/1000/(60*60*24)" office:value-type="time" office:time-value="PT06H04M30.041S" calcext:value-type="time">
            <text:p>06:0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64.65" calcext:value-type="float">
            <text:p>1464.65</text:p>
          </table:table-cell>
          <table:table-cell office:value-type="float" office:value="1782.1" calcext:value-type="float">
            <text:p>1782.1</text:p>
          </table:table-cell>
        </table:table-row>
        <table:table-row table:style-name="ro1">
          <table:table-cell office:value-type="float" office:value="21886041" calcext:value-type="float">
            <text:p>21886041</text:p>
          </table:table-cell>
          <table:table-cell table:formula="of:=[.A1370]/1000/(60*60*24)" office:value-type="time" office:time-value="PT06H04M46.041S" calcext:value-type="time">
            <text:p>06:0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65.69" calcext:value-type="float">
            <text:p>1465.69</text:p>
          </table:table-cell>
          <table:table-cell office:value-type="float" office:value="1783.34" calcext:value-type="float">
            <text:p>1783.34</text:p>
          </table:table-cell>
        </table:table-row>
        <table:table-row table:style-name="ro1">
          <table:table-cell office:value-type="float" office:value="21902041" calcext:value-type="float">
            <text:p>21902041</text:p>
          </table:table-cell>
          <table:table-cell table:formula="of:=[.A1371]/1000/(60*60*24)" office:value-type="time" office:time-value="PT06H05M02.041S" calcext:value-type="time">
            <text:p>06:0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66.74" calcext:value-type="float">
            <text:p>1466.74</text:p>
          </table:table-cell>
          <table:table-cell office:value-type="float" office:value="1784.58" calcext:value-type="float">
            <text:p>1784.58</text:p>
          </table:table-cell>
        </table:table-row>
        <table:table-row table:style-name="ro1">
          <table:table-cell office:value-type="float" office:value="21918041" calcext:value-type="float">
            <text:p>21918041</text:p>
          </table:table-cell>
          <table:table-cell table:formula="of:=[.A1372]/1000/(60*60*24)" office:value-type="time" office:time-value="PT06H05M18.041S" calcext:value-type="time">
            <text:p>06:0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467.79" calcext:value-type="float">
            <text:p>1467.79</text:p>
          </table:table-cell>
          <table:table-cell office:value-type="float" office:value="1785.82" calcext:value-type="float">
            <text:p>1785.82</text:p>
          </table:table-cell>
        </table:table-row>
        <table:table-row table:style-name="ro1">
          <table:table-cell office:value-type="float" office:value="21934041" calcext:value-type="float">
            <text:p>21934041</text:p>
          </table:table-cell>
          <table:table-cell table:formula="of:=[.A1373]/1000/(60*60*24)" office:value-type="time" office:time-value="PT06H05M34.041S" calcext:value-type="time">
            <text:p>06:0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68.83" calcext:value-type="float">
            <text:p>1468.83</text:p>
          </table:table-cell>
          <table:table-cell office:value-type="float" office:value="1787.06" calcext:value-type="float">
            <text:p>1787.06</text:p>
          </table:table-cell>
        </table:table-row>
        <table:table-row table:style-name="ro1">
          <table:table-cell office:value-type="float" office:value="21950041" calcext:value-type="float">
            <text:p>21950041</text:p>
          </table:table-cell>
          <table:table-cell table:formula="of:=[.A1374]/1000/(60*60*24)" office:value-type="time" office:time-value="PT06H05M50.041S" calcext:value-type="time">
            <text:p>06:0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69.88" calcext:value-type="float">
            <text:p>1469.88</text:p>
          </table:table-cell>
          <table:table-cell office:value-type="float" office:value="1788.3" calcext:value-type="float">
            <text:p>1788.3</text:p>
          </table:table-cell>
        </table:table-row>
        <table:table-row table:style-name="ro1">
          <table:table-cell office:value-type="float" office:value="21966041" calcext:value-type="float">
            <text:p>21966041</text:p>
          </table:table-cell>
          <table:table-cell table:formula="of:=[.A1375]/1000/(60*60*24)" office:value-type="time" office:time-value="PT06H06M06.041S" calcext:value-type="time">
            <text:p>06:0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70.92" calcext:value-type="float">
            <text:p>1470.92</text:p>
          </table:table-cell>
          <table:table-cell office:value-type="float" office:value="1789.54" calcext:value-type="float">
            <text:p>1789.54</text:p>
          </table:table-cell>
        </table:table-row>
        <table:table-row table:style-name="ro1">
          <table:table-cell office:value-type="float" office:value="21982041" calcext:value-type="float">
            <text:p>21982041</text:p>
          </table:table-cell>
          <table:table-cell table:formula="of:=[.A1376]/1000/(60*60*24)" office:value-type="time" office:time-value="PT06H06M22.041S" calcext:value-type="time">
            <text:p>06:0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471.97" calcext:value-type="float">
            <text:p>1471.97</text:p>
          </table:table-cell>
          <table:table-cell office:value-type="float" office:value="1790.78" calcext:value-type="float">
            <text:p>1790.78</text:p>
          </table:table-cell>
        </table:table-row>
        <table:table-row table:style-name="ro1">
          <table:table-cell office:value-type="float" office:value="21998041" calcext:value-type="float">
            <text:p>21998041</text:p>
          </table:table-cell>
          <table:table-cell table:formula="of:=[.A1377]/1000/(60*60*24)" office:value-type="time" office:time-value="PT06H06M38.041S" calcext:value-type="time">
            <text:p>06:0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473.01" calcext:value-type="float">
            <text:p>1473.01</text:p>
          </table:table-cell>
          <table:table-cell office:value-type="float" office:value="1792.01" calcext:value-type="float">
            <text:p>1792.01</text:p>
          </table:table-cell>
        </table:table-row>
        <table:table-row table:style-name="ro1">
          <table:table-cell office:value-type="float" office:value="22014041" calcext:value-type="float">
            <text:p>22014041</text:p>
          </table:table-cell>
          <table:table-cell table:formula="of:=[.A1378]/1000/(60*60*24)" office:value-type="time" office:time-value="PT06H06M54.041S" calcext:value-type="time">
            <text:p>06:0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74.06" calcext:value-type="float">
            <text:p>1474.06</text:p>
          </table:table-cell>
          <table:table-cell office:value-type="float" office:value="1793.25" calcext:value-type="float">
            <text:p>1793.25</text:p>
          </table:table-cell>
        </table:table-row>
        <table:table-row table:style-name="ro1">
          <table:table-cell office:value-type="float" office:value="22030041" calcext:value-type="float">
            <text:p>22030041</text:p>
          </table:table-cell>
          <table:table-cell table:formula="of:=[.A1379]/1000/(60*60*24)" office:value-type="time" office:time-value="PT06H07M10.041S" calcext:value-type="time">
            <text:p>06:0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75.1" calcext:value-type="float">
            <text:p>1475.1</text:p>
          </table:table-cell>
          <table:table-cell office:value-type="float" office:value="1794.49" calcext:value-type="float">
            <text:p>1794.49</text:p>
          </table:table-cell>
        </table:table-row>
        <table:table-row table:style-name="ro1">
          <table:table-cell office:value-type="float" office:value="22046041" calcext:value-type="float">
            <text:p>22046041</text:p>
          </table:table-cell>
          <table:table-cell table:formula="of:=[.A1380]/1000/(60*60*24)" office:value-type="time" office:time-value="PT06H07M26.041S" calcext:value-type="time">
            <text:p>06:0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76.15" calcext:value-type="float">
            <text:p>1476.15</text:p>
          </table:table-cell>
          <table:table-cell office:value-type="float" office:value="1795.73" calcext:value-type="float">
            <text:p>1795.73</text:p>
          </table:table-cell>
        </table:table-row>
        <table:table-row table:style-name="ro1">
          <table:table-cell office:value-type="float" office:value="22062041" calcext:value-type="float">
            <text:p>22062041</text:p>
          </table:table-cell>
          <table:table-cell table:formula="of:=[.A1381]/1000/(60*60*24)" office:value-type="time" office:time-value="PT06H07M42.041S" calcext:value-type="time">
            <text:p>06:0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77.19" calcext:value-type="float">
            <text:p>1477.19</text:p>
          </table:table-cell>
          <table:table-cell office:value-type="float" office:value="1796.97" calcext:value-type="float">
            <text:p>1796.97</text:p>
          </table:table-cell>
        </table:table-row>
        <table:table-row table:style-name="ro1">
          <table:table-cell office:value-type="float" office:value="22078041" calcext:value-type="float">
            <text:p>22078041</text:p>
          </table:table-cell>
          <table:table-cell table:formula="of:=[.A1382]/1000/(60*60*24)" office:value-type="time" office:time-value="PT06H07M58.041S" calcext:value-type="time">
            <text:p>06:0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78.24" calcext:value-type="float">
            <text:p>1478.24</text:p>
          </table:table-cell>
          <table:table-cell office:value-type="float" office:value="1798.2" calcext:value-type="float">
            <text:p>1798.2</text:p>
          </table:table-cell>
        </table:table-row>
        <table:table-row table:style-name="ro1">
          <table:table-cell office:value-type="float" office:value="22094041" calcext:value-type="float">
            <text:p>22094041</text:p>
          </table:table-cell>
          <table:table-cell table:formula="of:=[.A1383]/1000/(60*60*24)" office:value-type="time" office:time-value="PT06H08M14.041S" calcext:value-type="time">
            <text:p>06:0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79.28" calcext:value-type="float">
            <text:p>1479.28</text:p>
          </table:table-cell>
          <table:table-cell office:value-type="float" office:value="1799.44" calcext:value-type="float">
            <text:p>1799.44</text:p>
          </table:table-cell>
        </table:table-row>
        <table:table-row table:style-name="ro1">
          <table:table-cell office:value-type="float" office:value="22110041" calcext:value-type="float">
            <text:p>22110041</text:p>
          </table:table-cell>
          <table:table-cell table:formula="of:=[.A1384]/1000/(60*60*24)" office:value-type="time" office:time-value="PT06H08M30.041S" calcext:value-type="time">
            <text:p>06:0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0.33" calcext:value-type="float">
            <text:p>1480.33</text:p>
          </table:table-cell>
          <table:table-cell office:value-type="float" office:value="1800.68" calcext:value-type="float">
            <text:p>1800.68</text:p>
          </table:table-cell>
        </table:table-row>
        <table:table-row table:style-name="ro1">
          <table:table-cell office:value-type="float" office:value="22126041" calcext:value-type="float">
            <text:p>22126041</text:p>
          </table:table-cell>
          <table:table-cell table:formula="of:=[.A1385]/1000/(60*60*24)" office:value-type="time" office:time-value="PT06H08M46.041S" calcext:value-type="time">
            <text:p>06:0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81.37" calcext:value-type="float">
            <text:p>1481.37</text:p>
          </table:table-cell>
          <table:table-cell office:value-type="float" office:value="1801.92" calcext:value-type="float">
            <text:p>1801.92</text:p>
          </table:table-cell>
        </table:table-row>
        <table:table-row table:style-name="ro1">
          <table:table-cell office:value-type="float" office:value="22142041" calcext:value-type="float">
            <text:p>22142041</text:p>
          </table:table-cell>
          <table:table-cell table:formula="of:=[.A1386]/1000/(60*60*24)" office:value-type="time" office:time-value="PT06H09M02.041S" calcext:value-type="time">
            <text:p>06:0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2.41" calcext:value-type="float">
            <text:p>1482.41</text:p>
          </table:table-cell>
          <table:table-cell office:value-type="float" office:value="1803.15" calcext:value-type="float">
            <text:p>1803.15</text:p>
          </table:table-cell>
        </table:table-row>
        <table:table-row table:style-name="ro1">
          <table:table-cell office:value-type="float" office:value="22158041" calcext:value-type="float">
            <text:p>22158041</text:p>
          </table:table-cell>
          <table:table-cell table:formula="of:=[.A1387]/1000/(60*60*24)" office:value-type="time" office:time-value="PT06H09M18.041S" calcext:value-type="time">
            <text:p>06:0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3.46" calcext:value-type="float">
            <text:p>1483.46</text:p>
          </table:table-cell>
          <table:table-cell office:value-type="float" office:value="1804.39" calcext:value-type="float">
            <text:p>1804.39</text:p>
          </table:table-cell>
        </table:table-row>
        <table:table-row table:style-name="ro1">
          <table:table-cell office:value-type="float" office:value="22174041" calcext:value-type="float">
            <text:p>22174041</text:p>
          </table:table-cell>
          <table:table-cell table:formula="of:=[.A1388]/1000/(60*60*24)" office:value-type="time" office:time-value="PT06H09M34.041S" calcext:value-type="time">
            <text:p>06:0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4.5" calcext:value-type="float">
            <text:p>1484.5</text:p>
          </table:table-cell>
          <table:table-cell office:value-type="float" office:value="1805.63" calcext:value-type="float">
            <text:p>1805.63</text:p>
          </table:table-cell>
        </table:table-row>
        <table:table-row table:style-name="ro1">
          <table:table-cell office:value-type="float" office:value="22190041" calcext:value-type="float">
            <text:p>22190041</text:p>
          </table:table-cell>
          <table:table-cell table:formula="of:=[.A1389]/1000/(60*60*24)" office:value-type="time" office:time-value="PT06H09M50.041S" calcext:value-type="time">
            <text:p>06:0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5.55" calcext:value-type="float">
            <text:p>1485.55</text:p>
          </table:table-cell>
          <table:table-cell office:value-type="float" office:value="1806.86" calcext:value-type="float">
            <text:p>1806.86</text:p>
          </table:table-cell>
        </table:table-row>
        <table:table-row table:style-name="ro1">
          <table:table-cell office:value-type="float" office:value="22206041" calcext:value-type="float">
            <text:p>22206041</text:p>
          </table:table-cell>
          <table:table-cell table:formula="of:=[.A1390]/1000/(60*60*24)" office:value-type="time" office:time-value="PT06H10M06.041S" calcext:value-type="time">
            <text:p>06:1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6.59" calcext:value-type="float">
            <text:p>1486.59</text:p>
          </table:table-cell>
          <table:table-cell office:value-type="float" office:value="1808.1" calcext:value-type="float">
            <text:p>1808.1</text:p>
          </table:table-cell>
        </table:table-row>
        <table:table-row table:style-name="ro1">
          <table:table-cell office:value-type="float" office:value="22222041" calcext:value-type="float">
            <text:p>22222041</text:p>
          </table:table-cell>
          <table:table-cell table:formula="of:=[.A1391]/1000/(60*60*24)" office:value-type="time" office:time-value="PT06H10M22.041S" calcext:value-type="time">
            <text:p>06:1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7.64" calcext:value-type="float">
            <text:p>1487.64</text:p>
          </table:table-cell>
          <table:table-cell office:value-type="float" office:value="1809.34" calcext:value-type="float">
            <text:p>1809.34</text:p>
          </table:table-cell>
        </table:table-row>
        <table:table-row table:style-name="ro1">
          <table:table-cell office:value-type="float" office:value="22238041" calcext:value-type="float">
            <text:p>22238041</text:p>
          </table:table-cell>
          <table:table-cell table:formula="of:=[.A1392]/1000/(60*60*24)" office:value-type="time" office:time-value="PT06H10M38.041S" calcext:value-type="time">
            <text:p>06:1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1810.57" calcext:value-type="float">
            <text:p>1810.57</text:p>
          </table:table-cell>
        </table:table-row>
        <table:table-row table:style-name="ro1">
          <table:table-cell office:value-type="float" office:value="22254041" calcext:value-type="float">
            <text:p>22254041</text:p>
          </table:table-cell>
          <table:table-cell table:formula="of:=[.A1393]/1000/(60*60*24)" office:value-type="time" office:time-value="PT06H10M54.041S" calcext:value-type="time">
            <text:p>06:1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89.73" calcext:value-type="float">
            <text:p>1489.73</text:p>
          </table:table-cell>
          <table:table-cell office:value-type="float" office:value="1811.81" calcext:value-type="float">
            <text:p>1811.81</text:p>
          </table:table-cell>
        </table:table-row>
        <table:table-row table:style-name="ro1">
          <table:table-cell office:value-type="float" office:value="22270041" calcext:value-type="float">
            <text:p>22270041</text:p>
          </table:table-cell>
          <table:table-cell table:formula="of:=[.A1394]/1000/(60*60*24)" office:value-type="time" office:time-value="PT06H11M10.041S" calcext:value-type="time">
            <text:p>06:1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90.77" calcext:value-type="float">
            <text:p>1490.77</text:p>
          </table:table-cell>
          <table:table-cell office:value-type="float" office:value="1813.05" calcext:value-type="float">
            <text:p>1813.05</text:p>
          </table:table-cell>
        </table:table-row>
        <table:table-row table:style-name="ro1">
          <table:table-cell office:value-type="float" office:value="22286041" calcext:value-type="float">
            <text:p>22286041</text:p>
          </table:table-cell>
          <table:table-cell table:formula="of:=[.A1395]/1000/(60*60*24)" office:value-type="time" office:time-value="PT06H11M26.041S" calcext:value-type="time">
            <text:p>06:1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91.82" calcext:value-type="float">
            <text:p>1491.82</text:p>
          </table:table-cell>
          <table:table-cell office:value-type="float" office:value="1814.28" calcext:value-type="float">
            <text:p>1814.28</text:p>
          </table:table-cell>
        </table:table-row>
        <table:table-row table:style-name="ro1">
          <table:table-cell office:value-type="float" office:value="22302041" calcext:value-type="float">
            <text:p>22302041</text:p>
          </table:table-cell>
          <table:table-cell table:formula="of:=[.A1396]/1000/(60*60*24)" office:value-type="time" office:time-value="PT06H11M42.041S" calcext:value-type="time">
            <text:p>06:1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492.86" calcext:value-type="float">
            <text:p>1492.86</text:p>
          </table:table-cell>
          <table:table-cell office:value-type="float" office:value="1815.52" calcext:value-type="float">
            <text:p>1815.52</text:p>
          </table:table-cell>
        </table:table-row>
        <table:table-row table:style-name="ro1">
          <table:table-cell office:value-type="float" office:value="22318041" calcext:value-type="float">
            <text:p>22318041</text:p>
          </table:table-cell>
          <table:table-cell table:formula="of:=[.A1397]/1000/(60*60*24)" office:value-type="time" office:time-value="PT06H11M58.041S" calcext:value-type="time">
            <text:p>06:1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93.91" calcext:value-type="float">
            <text:p>1493.91</text:p>
          </table:table-cell>
          <table:table-cell office:value-type="float" office:value="1816.76" calcext:value-type="float">
            <text:p>1816.76</text:p>
          </table:table-cell>
        </table:table-row>
        <table:table-row table:style-name="ro1">
          <table:table-cell office:value-type="float" office:value="22334041" calcext:value-type="float">
            <text:p>22334041</text:p>
          </table:table-cell>
          <table:table-cell table:formula="of:=[.A1398]/1000/(60*60*24)" office:value-type="time" office:time-value="PT06H12M14.041S" calcext:value-type="time">
            <text:p>06:1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494.95" calcext:value-type="float">
            <text:p>1494.95</text:p>
          </table:table-cell>
          <table:table-cell office:value-type="float" office:value="1817.99" calcext:value-type="float">
            <text:p>1817.99</text:p>
          </table:table-cell>
        </table:table-row>
        <table:table-row table:style-name="ro1">
          <table:table-cell office:value-type="float" office:value="22350041" calcext:value-type="float">
            <text:p>22350041</text:p>
          </table:table-cell>
          <table:table-cell table:formula="of:=[.A1399]/1000/(60*60*24)" office:value-type="time" office:time-value="PT06H12M30.041S" calcext:value-type="time">
            <text:p>06:1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95.99" calcext:value-type="float">
            <text:p>1495.99</text:p>
          </table:table-cell>
          <table:table-cell office:value-type="float" office:value="1819.23" calcext:value-type="float">
            <text:p>1819.23</text:p>
          </table:table-cell>
        </table:table-row>
        <table:table-row table:style-name="ro1">
          <table:table-cell office:value-type="float" office:value="22366041" calcext:value-type="float">
            <text:p>22366041</text:p>
          </table:table-cell>
          <table:table-cell table:formula="of:=[.A1400]/1000/(60*60*24)" office:value-type="time" office:time-value="PT06H12M46.041S" calcext:value-type="time">
            <text:p>06:1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97.04" calcext:value-type="float">
            <text:p>1497.04</text:p>
          </table:table-cell>
          <table:table-cell office:value-type="float" office:value="1820.47" calcext:value-type="float">
            <text:p>1820.47</text:p>
          </table:table-cell>
        </table:table-row>
        <table:table-row table:style-name="ro1">
          <table:table-cell office:value-type="float" office:value="22382041" calcext:value-type="float">
            <text:p>22382041</text:p>
          </table:table-cell>
          <table:table-cell table:formula="of:=[.A1401]/1000/(60*60*24)" office:value-type="time" office:time-value="PT06H13M02.041S" calcext:value-type="time">
            <text:p>06:1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98.08" calcext:value-type="float">
            <text:p>1498.08</text:p>
          </table:table-cell>
          <table:table-cell office:value-type="float" office:value="1821.7" calcext:value-type="float">
            <text:p>1821.7</text:p>
          </table:table-cell>
        </table:table-row>
        <table:table-row table:style-name="ro1">
          <table:table-cell office:value-type="float" office:value="22398041" calcext:value-type="float">
            <text:p>22398041</text:p>
          </table:table-cell>
          <table:table-cell table:formula="of:=[.A1402]/1000/(60*60*24)" office:value-type="time" office:time-value="PT06H13M18.041S" calcext:value-type="time">
            <text:p>06:1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99.13" calcext:value-type="float">
            <text:p>1499.13</text:p>
          </table:table-cell>
          <table:table-cell office:value-type="float" office:value="1822.94" calcext:value-type="float">
            <text:p>1822.94</text:p>
          </table:table-cell>
        </table:table-row>
        <table:table-row table:style-name="ro1">
          <table:table-cell office:value-type="float" office:value="22414041" calcext:value-type="float">
            <text:p>22414041</text:p>
          </table:table-cell>
          <table:table-cell table:formula="of:=[.A1403]/1000/(60*60*24)" office:value-type="time" office:time-value="PT06H13M34.041S" calcext:value-type="time">
            <text:p>06:1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00.17" calcext:value-type="float">
            <text:p>1500.17</text:p>
          </table:table-cell>
          <table:table-cell office:value-type="float" office:value="1824.17" calcext:value-type="float">
            <text:p>1824.17</text:p>
          </table:table-cell>
        </table:table-row>
        <table:table-row table:style-name="ro1">
          <table:table-cell office:value-type="float" office:value="22430041" calcext:value-type="float">
            <text:p>22430041</text:p>
          </table:table-cell>
          <table:table-cell table:formula="of:=[.A1404]/1000/(60*60*24)" office:value-type="time" office:time-value="PT06H13M50.041S" calcext:value-type="time">
            <text:p>06:1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01.21" calcext:value-type="float">
            <text:p>1501.21</text:p>
          </table:table-cell>
          <table:table-cell office:value-type="float" office:value="1825.41" calcext:value-type="float">
            <text:p>1825.41</text:p>
          </table:table-cell>
        </table:table-row>
        <table:table-row table:style-name="ro1">
          <table:table-cell office:value-type="float" office:value="22446041" calcext:value-type="float">
            <text:p>22446041</text:p>
          </table:table-cell>
          <table:table-cell table:formula="of:=[.A1405]/1000/(60*60*24)" office:value-type="time" office:time-value="PT06H14M06.041S" calcext:value-type="time">
            <text:p>06:1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02.26" calcext:value-type="float">
            <text:p>1502.26</text:p>
          </table:table-cell>
          <table:table-cell office:value-type="float" office:value="1826.64" calcext:value-type="float">
            <text:p>1826.64</text:p>
          </table:table-cell>
        </table:table-row>
        <table:table-row table:style-name="ro1">
          <table:table-cell office:value-type="float" office:value="22462041" calcext:value-type="float">
            <text:p>22462041</text:p>
          </table:table-cell>
          <table:table-cell table:formula="of:=[.A1406]/1000/(60*60*24)" office:value-type="time" office:time-value="PT06H14M22.041S" calcext:value-type="time">
            <text:p>06:1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03.3" calcext:value-type="float">
            <text:p>1503.3</text:p>
          </table:table-cell>
          <table:table-cell office:value-type="float" office:value="1827.87" calcext:value-type="float">
            <text:p>1827.87</text:p>
          </table:table-cell>
        </table:table-row>
        <table:table-row table:style-name="ro1">
          <table:table-cell office:value-type="float" office:value="22478041" calcext:value-type="float">
            <text:p>22478041</text:p>
          </table:table-cell>
          <table:table-cell table:formula="of:=[.A1407]/1000/(60*60*24)" office:value-type="time" office:time-value="PT06H14M38.041S" calcext:value-type="time">
            <text:p>06:1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04.34" calcext:value-type="float">
            <text:p>1504.34</text:p>
          </table:table-cell>
          <table:table-cell office:value-type="float" office:value="1829.11" calcext:value-type="float">
            <text:p>1829.11</text:p>
          </table:table-cell>
        </table:table-row>
        <table:table-row table:style-name="ro1">
          <table:table-cell office:value-type="float" office:value="22494041" calcext:value-type="float">
            <text:p>22494041</text:p>
          </table:table-cell>
          <table:table-cell table:formula="of:=[.A1408]/1000/(60*60*24)" office:value-type="time" office:time-value="PT06H14M54.041S" calcext:value-type="time">
            <text:p>06:1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05.39" calcext:value-type="float">
            <text:p>1505.39</text:p>
          </table:table-cell>
          <table:table-cell office:value-type="float" office:value="1830.34" calcext:value-type="float">
            <text:p>1830.34</text:p>
          </table:table-cell>
        </table:table-row>
        <table:table-row table:style-name="ro1">
          <table:table-cell office:value-type="float" office:value="22510041" calcext:value-type="float">
            <text:p>22510041</text:p>
          </table:table-cell>
          <table:table-cell table:formula="of:=[.A1409]/1000/(60*60*24)" office:value-type="time" office:time-value="PT06H15M10.041S" calcext:value-type="time">
            <text:p>06:1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06.43" calcext:value-type="float">
            <text:p>1506.43</text:p>
          </table:table-cell>
          <table:table-cell office:value-type="float" office:value="1831.58" calcext:value-type="float">
            <text:p>1831.58</text:p>
          </table:table-cell>
        </table:table-row>
        <table:table-row table:style-name="ro1">
          <table:table-cell office:value-type="float" office:value="22526041" calcext:value-type="float">
            <text:p>22526041</text:p>
          </table:table-cell>
          <table:table-cell table:formula="of:=[.A1410]/1000/(60*60*24)" office:value-type="time" office:time-value="PT06H15M26.041S" calcext:value-type="time">
            <text:p>06:1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07.47" calcext:value-type="float">
            <text:p>1507.47</text:p>
          </table:table-cell>
          <table:table-cell office:value-type="float" office:value="1832.81" calcext:value-type="float">
            <text:p>1832.81</text:p>
          </table:table-cell>
        </table:table-row>
        <table:table-row table:style-name="ro1">
          <table:table-cell office:value-type="float" office:value="22542041" calcext:value-type="float">
            <text:p>22542041</text:p>
          </table:table-cell>
          <table:table-cell table:formula="of:=[.A1411]/1000/(60*60*24)" office:value-type="time" office:time-value="PT06H15M42.041S" calcext:value-type="time">
            <text:p>06:1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08.52" calcext:value-type="float">
            <text:p>1508.52</text:p>
          </table:table-cell>
          <table:table-cell office:value-type="float" office:value="1834.05" calcext:value-type="float">
            <text:p>1834.05</text:p>
          </table:table-cell>
        </table:table-row>
        <table:table-row table:style-name="ro1">
          <table:table-cell office:value-type="float" office:value="22558041" calcext:value-type="float">
            <text:p>22558041</text:p>
          </table:table-cell>
          <table:table-cell table:formula="of:=[.A1412]/1000/(60*60*24)" office:value-type="time" office:time-value="PT06H15M58.041S" calcext:value-type="time">
            <text:p>06:1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09.56" calcext:value-type="float">
            <text:p>1509.56</text:p>
          </table:table-cell>
          <table:table-cell office:value-type="float" office:value="1835.28" calcext:value-type="float">
            <text:p>1835.28</text:p>
          </table:table-cell>
        </table:table-row>
        <table:table-row table:style-name="ro1">
          <table:table-cell office:value-type="float" office:value="22574041" calcext:value-type="float">
            <text:p>22574041</text:p>
          </table:table-cell>
          <table:table-cell table:formula="of:=[.A1413]/1000/(60*60*24)" office:value-type="time" office:time-value="PT06H16M14.041S" calcext:value-type="time">
            <text:p>06:1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10.6" calcext:value-type="float">
            <text:p>1510.6</text:p>
          </table:table-cell>
          <table:table-cell office:value-type="float" office:value="1836.52" calcext:value-type="float">
            <text:p>1836.52</text:p>
          </table:table-cell>
        </table:table-row>
        <table:table-row table:style-name="ro1">
          <table:table-cell office:value-type="float" office:value="22590041" calcext:value-type="float">
            <text:p>22590041</text:p>
          </table:table-cell>
          <table:table-cell table:formula="of:=[.A1414]/1000/(60*60*24)" office:value-type="time" office:time-value="PT06H16M30.041S" calcext:value-type="time">
            <text:p>06:1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11.65" calcext:value-type="float">
            <text:p>1511.65</text:p>
          </table:table-cell>
          <table:table-cell office:value-type="float" office:value="1837.75" calcext:value-type="float">
            <text:p>1837.75</text:p>
          </table:table-cell>
        </table:table-row>
        <table:table-row table:style-name="ro1">
          <table:table-cell office:value-type="float" office:value="22606041" calcext:value-type="float">
            <text:p>22606041</text:p>
          </table:table-cell>
          <table:table-cell table:formula="of:=[.A1415]/1000/(60*60*24)" office:value-type="time" office:time-value="PT06H16M46.041S" calcext:value-type="time">
            <text:p>06:1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12.69" calcext:value-type="float">
            <text:p>1512.69</text:p>
          </table:table-cell>
          <table:table-cell office:value-type="float" office:value="1838.99" calcext:value-type="float">
            <text:p>1838.99</text:p>
          </table:table-cell>
        </table:table-row>
        <table:table-row table:style-name="ro1">
          <table:table-cell office:value-type="float" office:value="22622041" calcext:value-type="float">
            <text:p>22622041</text:p>
          </table:table-cell>
          <table:table-cell table:formula="of:=[.A1416]/1000/(60*60*24)" office:value-type="time" office:time-value="PT06H17M02.041S" calcext:value-type="time">
            <text:p>06:1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13.73" calcext:value-type="float">
            <text:p>1513.73</text:p>
          </table:table-cell>
          <table:table-cell office:value-type="float" office:value="1840.22" calcext:value-type="float">
            <text:p>1840.22</text:p>
          </table:table-cell>
        </table:table-row>
        <table:table-row table:style-name="ro1">
          <table:table-cell office:value-type="float" office:value="22638041" calcext:value-type="float">
            <text:p>22638041</text:p>
          </table:table-cell>
          <table:table-cell table:formula="of:=[.A1417]/1000/(60*60*24)" office:value-type="time" office:time-value="PT06H17M18.041S" calcext:value-type="time">
            <text:p>06:1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14.77" calcext:value-type="float">
            <text:p>1514.77</text:p>
          </table:table-cell>
          <table:table-cell office:value-type="float" office:value="1841.45" calcext:value-type="float">
            <text:p>1841.45</text:p>
          </table:table-cell>
        </table:table-row>
        <table:table-row table:style-name="ro1">
          <table:table-cell office:value-type="float" office:value="22654041" calcext:value-type="float">
            <text:p>22654041</text:p>
          </table:table-cell>
          <table:table-cell table:formula="of:=[.A1418]/1000/(60*60*24)" office:value-type="time" office:time-value="PT06H17M34.041S" calcext:value-type="time">
            <text:p>06:1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15.82" calcext:value-type="float">
            <text:p>1515.82</text:p>
          </table:table-cell>
          <table:table-cell office:value-type="float" office:value="1842.69" calcext:value-type="float">
            <text:p>1842.69</text:p>
          </table:table-cell>
        </table:table-row>
        <table:table-row table:style-name="ro1">
          <table:table-cell office:value-type="float" office:value="22670041" calcext:value-type="float">
            <text:p>22670041</text:p>
          </table:table-cell>
          <table:table-cell table:formula="of:=[.A1419]/1000/(60*60*24)" office:value-type="time" office:time-value="PT06H17M50.041S" calcext:value-type="time">
            <text:p>06:1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16.86" calcext:value-type="float">
            <text:p>1516.86</text:p>
          </table:table-cell>
          <table:table-cell office:value-type="float" office:value="1843.92" calcext:value-type="float">
            <text:p>1843.92</text:p>
          </table:table-cell>
        </table:table-row>
        <table:table-row table:style-name="ro1">
          <table:table-cell office:value-type="float" office:value="22686041" calcext:value-type="float">
            <text:p>22686041</text:p>
          </table:table-cell>
          <table:table-cell table:formula="of:=[.A1420]/1000/(60*60*24)" office:value-type="time" office:time-value="PT06H18M06.041S" calcext:value-type="time">
            <text:p>06:1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17.9" calcext:value-type="float">
            <text:p>1517.9</text:p>
          </table:table-cell>
          <table:table-cell office:value-type="float" office:value="1845.15" calcext:value-type="float">
            <text:p>1845.15</text:p>
          </table:table-cell>
        </table:table-row>
        <table:table-row table:style-name="ro1">
          <table:table-cell office:value-type="float" office:value="22702041" calcext:value-type="float">
            <text:p>22702041</text:p>
          </table:table-cell>
          <table:table-cell table:formula="of:=[.A1421]/1000/(60*60*24)" office:value-type="time" office:time-value="PT06H18M22.041S" calcext:value-type="time">
            <text:p>06:1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18.95" calcext:value-type="float">
            <text:p>1518.95</text:p>
          </table:table-cell>
          <table:table-cell office:value-type="float" office:value="1846.39" calcext:value-type="float">
            <text:p>1846.39</text:p>
          </table:table-cell>
        </table:table-row>
        <table:table-row table:style-name="ro1">
          <table:table-cell office:value-type="float" office:value="22718041" calcext:value-type="float">
            <text:p>22718041</text:p>
          </table:table-cell>
          <table:table-cell table:formula="of:=[.A1422]/1000/(60*60*24)" office:value-type="time" office:time-value="PT06H18M38.041S" calcext:value-type="time">
            <text:p>06:1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19.99" calcext:value-type="float">
            <text:p>1519.99</text:p>
          </table:table-cell>
          <table:table-cell office:value-type="float" office:value="1847.62" calcext:value-type="float">
            <text:p>1847.62</text:p>
          </table:table-cell>
        </table:table-row>
        <table:table-row table:style-name="ro1">
          <table:table-cell office:value-type="float" office:value="22734041" calcext:value-type="float">
            <text:p>22734041</text:p>
          </table:table-cell>
          <table:table-cell table:formula="of:=[.A1423]/1000/(60*60*24)" office:value-type="time" office:time-value="PT06H18M54.041S" calcext:value-type="time">
            <text:p>06:1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21.03" calcext:value-type="float">
            <text:p>1521.03</text:p>
          </table:table-cell>
          <table:table-cell office:value-type="float" office:value="1848.86" calcext:value-type="float">
            <text:p>1848.86</text:p>
          </table:table-cell>
        </table:table-row>
        <table:table-row table:style-name="ro1">
          <table:table-cell office:value-type="float" office:value="22750041" calcext:value-type="float">
            <text:p>22750041</text:p>
          </table:table-cell>
          <table:table-cell table:formula="of:=[.A1424]/1000/(60*60*24)" office:value-type="time" office:time-value="PT06H19M10.041S" calcext:value-type="time">
            <text:p>06:1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22.07" calcext:value-type="float">
            <text:p>1522.07</text:p>
          </table:table-cell>
          <table:table-cell office:value-type="float" office:value="1850.09" calcext:value-type="float">
            <text:p>1850.09</text:p>
          </table:table-cell>
        </table:table-row>
        <table:table-row table:style-name="ro1">
          <table:table-cell office:value-type="float" office:value="22766041" calcext:value-type="float">
            <text:p>22766041</text:p>
          </table:table-cell>
          <table:table-cell table:formula="of:=[.A1425]/1000/(60*60*24)" office:value-type="time" office:time-value="PT06H19M26.041S" calcext:value-type="time">
            <text:p>06:1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23.12" calcext:value-type="float">
            <text:p>1523.12</text:p>
          </table:table-cell>
          <table:table-cell office:value-type="float" office:value="1851.32" calcext:value-type="float">
            <text:p>1851.32</text:p>
          </table:table-cell>
        </table:table-row>
        <table:table-row table:style-name="ro1">
          <table:table-cell office:value-type="float" office:value="22782041" calcext:value-type="float">
            <text:p>22782041</text:p>
          </table:table-cell>
          <table:table-cell table:formula="of:=[.A1426]/1000/(60*60*24)" office:value-type="time" office:time-value="PT06H19M42.041S" calcext:value-type="time">
            <text:p>06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24.16" calcext:value-type="float">
            <text:p>1524.16</text:p>
          </table:table-cell>
          <table:table-cell office:value-type="float" office:value="1852.56" calcext:value-type="float">
            <text:p>1852.56</text:p>
          </table:table-cell>
        </table:table-row>
        <table:table-row table:style-name="ro1">
          <table:table-cell office:value-type="float" office:value="22798041" calcext:value-type="float">
            <text:p>22798041</text:p>
          </table:table-cell>
          <table:table-cell table:formula="of:=[.A1427]/1000/(60*60*24)" office:value-type="time" office:time-value="PT06H19M58.041S" calcext:value-type="time">
            <text:p>06:1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25.2" calcext:value-type="float">
            <text:p>1525.2</text:p>
          </table:table-cell>
          <table:table-cell office:value-type="float" office:value="1853.79" calcext:value-type="float">
            <text:p>1853.79</text:p>
          </table:table-cell>
        </table:table-row>
        <table:table-row table:style-name="ro1">
          <table:table-cell office:value-type="float" office:value="22814041" calcext:value-type="float">
            <text:p>22814041</text:p>
          </table:table-cell>
          <table:table-cell table:formula="of:=[.A1428]/1000/(60*60*24)" office:value-type="time" office:time-value="PT06H20M14.041S" calcext:value-type="time">
            <text:p>06:2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26.25" calcext:value-type="float">
            <text:p>1526.25</text:p>
          </table:table-cell>
          <table:table-cell office:value-type="float" office:value="1855.02" calcext:value-type="float">
            <text:p>1855.02</text:p>
          </table:table-cell>
        </table:table-row>
        <table:table-row table:style-name="ro1">
          <table:table-cell office:value-type="float" office:value="22830041" calcext:value-type="float">
            <text:p>22830041</text:p>
          </table:table-cell>
          <table:table-cell table:formula="of:=[.A1429]/1000/(60*60*24)" office:value-type="time" office:time-value="PT06H20M30.041S" calcext:value-type="time">
            <text:p>06:2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27.29" calcext:value-type="float">
            <text:p>1527.29</text:p>
          </table:table-cell>
          <table:table-cell office:value-type="float" office:value="1856.25" calcext:value-type="float">
            <text:p>1856.25</text:p>
          </table:table-cell>
        </table:table-row>
        <table:table-row table:style-name="ro1">
          <table:table-cell office:value-type="float" office:value="22846041" calcext:value-type="float">
            <text:p>22846041</text:p>
          </table:table-cell>
          <table:table-cell table:formula="of:=[.A1430]/1000/(60*60*24)" office:value-type="time" office:time-value="PT06H20M46.041S" calcext:value-type="time">
            <text:p>06:20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28.33" calcext:value-type="float">
            <text:p>1528.33</text:p>
          </table:table-cell>
          <table:table-cell office:value-type="float" office:value="1857.49" calcext:value-type="float">
            <text:p>1857.49</text:p>
          </table:table-cell>
        </table:table-row>
        <table:table-row table:style-name="ro1">
          <table:table-cell office:value-type="float" office:value="22862041" calcext:value-type="float">
            <text:p>22862041</text:p>
          </table:table-cell>
          <table:table-cell table:formula="of:=[.A1431]/1000/(60*60*24)" office:value-type="time" office:time-value="PT06H21M02.041S" calcext:value-type="time">
            <text:p>06:2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29.37" calcext:value-type="float">
            <text:p>1529.37</text:p>
          </table:table-cell>
          <table:table-cell office:value-type="float" office:value="1858.72" calcext:value-type="float">
            <text:p>1858.72</text:p>
          </table:table-cell>
        </table:table-row>
        <table:table-row table:style-name="ro1">
          <table:table-cell office:value-type="float" office:value="22878041" calcext:value-type="float">
            <text:p>22878041</text:p>
          </table:table-cell>
          <table:table-cell table:formula="of:=[.A1432]/1000/(60*60*24)" office:value-type="time" office:time-value="PT06H21M18.041S" calcext:value-type="time">
            <text:p>06:2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30.42" calcext:value-type="float">
            <text:p>1530.42</text:p>
          </table:table-cell>
          <table:table-cell office:value-type="float" office:value="1859.95" calcext:value-type="float">
            <text:p>1859.95</text:p>
          </table:table-cell>
        </table:table-row>
        <table:table-row table:style-name="ro1">
          <table:table-cell office:value-type="float" office:value="22894041" calcext:value-type="float">
            <text:p>22894041</text:p>
          </table:table-cell>
          <table:table-cell table:formula="of:=[.A1433]/1000/(60*60*24)" office:value-type="time" office:time-value="PT06H21M34.041S" calcext:value-type="time">
            <text:p>06:2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31.46" calcext:value-type="float">
            <text:p>1531.46</text:p>
          </table:table-cell>
          <table:table-cell office:value-type="float" office:value="1861.19" calcext:value-type="float">
            <text:p>1861.19</text:p>
          </table:table-cell>
        </table:table-row>
        <table:table-row table:style-name="ro1">
          <table:table-cell office:value-type="float" office:value="22910041" calcext:value-type="float">
            <text:p>22910041</text:p>
          </table:table-cell>
          <table:table-cell table:formula="of:=[.A1434]/1000/(60*60*24)" office:value-type="time" office:time-value="PT06H21M50.041S" calcext:value-type="time">
            <text:p>06:2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32.5" calcext:value-type="float">
            <text:p>1532.5</text:p>
          </table:table-cell>
          <table:table-cell office:value-type="float" office:value="1862.42" calcext:value-type="float">
            <text:p>1862.42</text:p>
          </table:table-cell>
        </table:table-row>
        <table:table-row table:style-name="ro1">
          <table:table-cell office:value-type="float" office:value="22926041" calcext:value-type="float">
            <text:p>22926041</text:p>
          </table:table-cell>
          <table:table-cell table:formula="of:=[.A1435]/1000/(60*60*24)" office:value-type="time" office:time-value="PT06H22M06.041S" calcext:value-type="time">
            <text:p>06:2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33.54" calcext:value-type="float">
            <text:p>1533.54</text:p>
          </table:table-cell>
          <table:table-cell office:value-type="float" office:value="1863.65" calcext:value-type="float">
            <text:p>1863.65</text:p>
          </table:table-cell>
        </table:table-row>
        <table:table-row table:style-name="ro1">
          <table:table-cell office:value-type="float" office:value="22942041" calcext:value-type="float">
            <text:p>22942041</text:p>
          </table:table-cell>
          <table:table-cell table:formula="of:=[.A1436]/1000/(60*60*24)" office:value-type="time" office:time-value="PT06H22M22.041S" calcext:value-type="time">
            <text:p>06:2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34.58" calcext:value-type="float">
            <text:p>1534.58</text:p>
          </table:table-cell>
          <table:table-cell office:value-type="float" office:value="1864.88" calcext:value-type="float">
            <text:p>1864.88</text:p>
          </table:table-cell>
        </table:table-row>
        <table:table-row table:style-name="ro1">
          <table:table-cell office:value-type="float" office:value="22958041" calcext:value-type="float">
            <text:p>22958041</text:p>
          </table:table-cell>
          <table:table-cell table:formula="of:=[.A1437]/1000/(60*60*24)" office:value-type="time" office:time-value="PT06H22M38.041S" calcext:value-type="time">
            <text:p>06:2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35.62" calcext:value-type="float">
            <text:p>1535.62</text:p>
          </table:table-cell>
          <table:table-cell office:value-type="float" office:value="1866.11" calcext:value-type="float">
            <text:p>1866.11</text:p>
          </table:table-cell>
        </table:table-row>
        <table:table-row table:style-name="ro1">
          <table:table-cell office:value-type="float" office:value="22974041" calcext:value-type="float">
            <text:p>22974041</text:p>
          </table:table-cell>
          <table:table-cell table:formula="of:=[.A1438]/1000/(60*60*24)" office:value-type="time" office:time-value="PT06H22M54.041S" calcext:value-type="time">
            <text:p>06:2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36.67" calcext:value-type="float">
            <text:p>1536.67</text:p>
          </table:table-cell>
          <table:table-cell office:value-type="float" office:value="1867.34" calcext:value-type="float">
            <text:p>1867.34</text:p>
          </table:table-cell>
        </table:table-row>
        <table:table-row table:style-name="ro1">
          <table:table-cell office:value-type="float" office:value="22990041" calcext:value-type="float">
            <text:p>22990041</text:p>
          </table:table-cell>
          <table:table-cell table:formula="of:=[.A1439]/1000/(60*60*24)" office:value-type="time" office:time-value="PT06H23M10.041S" calcext:value-type="time">
            <text:p>06:2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37.71" calcext:value-type="float">
            <text:p>1537.71</text:p>
          </table:table-cell>
          <table:table-cell office:value-type="float" office:value="1868.57" calcext:value-type="float">
            <text:p>1868.57</text:p>
          </table:table-cell>
        </table:table-row>
        <table:table-row table:style-name="ro1">
          <table:table-cell office:value-type="float" office:value="23006041" calcext:value-type="float">
            <text:p>23006041</text:p>
          </table:table-cell>
          <table:table-cell table:formula="of:=[.A1440]/1000/(60*60*24)" office:value-type="time" office:time-value="PT06H23M26.041S" calcext:value-type="time">
            <text:p>06:2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38.75" calcext:value-type="float">
            <text:p>1538.75</text:p>
          </table:table-cell>
          <table:table-cell office:value-type="float" office:value="1869.8" calcext:value-type="float">
            <text:p>1869.8</text:p>
          </table:table-cell>
        </table:table-row>
        <table:table-row table:style-name="ro1">
          <table:table-cell office:value-type="float" office:value="23022041" calcext:value-type="float">
            <text:p>23022041</text:p>
          </table:table-cell>
          <table:table-cell table:formula="of:=[.A1441]/1000/(60*60*24)" office:value-type="time" office:time-value="PT06H23M42.041S" calcext:value-type="time">
            <text:p>06:2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39.79" calcext:value-type="float">
            <text:p>1539.79</text:p>
          </table:table-cell>
          <table:table-cell office:value-type="float" office:value="1871.03" calcext:value-type="float">
            <text:p>1871.03</text:p>
          </table:table-cell>
        </table:table-row>
        <table:table-row table:style-name="ro1">
          <table:table-cell office:value-type="float" office:value="23038041" calcext:value-type="float">
            <text:p>23038041</text:p>
          </table:table-cell>
          <table:table-cell table:formula="of:=[.A1442]/1000/(60*60*24)" office:value-type="time" office:time-value="PT06H23M58.041S" calcext:value-type="time">
            <text:p>06:2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40.83" calcext:value-type="float">
            <text:p>1540.83</text:p>
          </table:table-cell>
          <table:table-cell office:value-type="float" office:value="1872.26" calcext:value-type="float">
            <text:p>1872.26</text:p>
          </table:table-cell>
        </table:table-row>
        <table:table-row table:style-name="ro1">
          <table:table-cell office:value-type="float" office:value="23054041" calcext:value-type="float">
            <text:p>23054041</text:p>
          </table:table-cell>
          <table:table-cell table:formula="of:=[.A1443]/1000/(60*60*24)" office:value-type="time" office:time-value="PT06H24M14.041S" calcext:value-type="time">
            <text:p>06:2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41.87" calcext:value-type="float">
            <text:p>1541.87</text:p>
          </table:table-cell>
          <table:table-cell office:value-type="float" office:value="1873.49" calcext:value-type="float">
            <text:p>1873.49</text:p>
          </table:table-cell>
        </table:table-row>
        <table:table-row table:style-name="ro1">
          <table:table-cell office:value-type="float" office:value="23070041" calcext:value-type="float">
            <text:p>23070041</text:p>
          </table:table-cell>
          <table:table-cell table:formula="of:=[.A1444]/1000/(60*60*24)" office:value-type="time" office:time-value="PT06H24M30.041S" calcext:value-type="time">
            <text:p>06:2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542.91" calcext:value-type="float">
            <text:p>1542.91</text:p>
          </table:table-cell>
          <table:table-cell office:value-type="float" office:value="1874.72" calcext:value-type="float">
            <text:p>1874.72</text:p>
          </table:table-cell>
        </table:table-row>
        <table:table-row table:style-name="ro1">
          <table:table-cell office:value-type="float" office:value="23086041" calcext:value-type="float">
            <text:p>23086041</text:p>
          </table:table-cell>
          <table:table-cell table:formula="of:=[.A1445]/1000/(60*60*24)" office:value-type="time" office:time-value="PT06H24M46.041S" calcext:value-type="time">
            <text:p>06:2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43.95" calcext:value-type="float">
            <text:p>1543.95</text:p>
          </table:table-cell>
          <table:table-cell office:value-type="float" office:value="1875.95" calcext:value-type="float">
            <text:p>1875.95</text:p>
          </table:table-cell>
        </table:table-row>
        <table:table-row table:style-name="ro1">
          <table:table-cell office:value-type="float" office:value="23102041" calcext:value-type="float">
            <text:p>23102041</text:p>
          </table:table-cell>
          <table:table-cell table:formula="of:=[.A1446]/1000/(60*60*24)" office:value-type="time" office:time-value="PT06H25M02.041S" calcext:value-type="time">
            <text:p>06:2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45" calcext:value-type="float">
            <text:p>1545</text:p>
          </table:table-cell>
          <table:table-cell office:value-type="float" office:value="1877.18" calcext:value-type="float">
            <text:p>1877.18</text:p>
          </table:table-cell>
        </table:table-row>
        <table:table-row table:style-name="ro1">
          <table:table-cell office:value-type="float" office:value="23118041" calcext:value-type="float">
            <text:p>23118041</text:p>
          </table:table-cell>
          <table:table-cell table:formula="of:=[.A1447]/1000/(60*60*24)" office:value-type="time" office:time-value="PT06H25M18.041S" calcext:value-type="time">
            <text:p>06:2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46.04" calcext:value-type="float">
            <text:p>1546.04</text:p>
          </table:table-cell>
          <table:table-cell office:value-type="float" office:value="1878.41" calcext:value-type="float">
            <text:p>1878.41</text:p>
          </table:table-cell>
        </table:table-row>
        <table:table-row table:style-name="ro1">
          <table:table-cell office:value-type="float" office:value="23134041" calcext:value-type="float">
            <text:p>23134041</text:p>
          </table:table-cell>
          <table:table-cell table:formula="of:=[.A1448]/1000/(60*60*24)" office:value-type="time" office:time-value="PT06H25M34.041S" calcext:value-type="time">
            <text:p>06:2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47.08" calcext:value-type="float">
            <text:p>1547.08</text:p>
          </table:table-cell>
          <table:table-cell office:value-type="float" office:value="1879.63" calcext:value-type="float">
            <text:p>1879.63</text:p>
          </table:table-cell>
        </table:table-row>
        <table:table-row table:style-name="ro1">
          <table:table-cell office:value-type="float" office:value="23150041" calcext:value-type="float">
            <text:p>23150041</text:p>
          </table:table-cell>
          <table:table-cell table:formula="of:=[.A1449]/1000/(60*60*24)" office:value-type="time" office:time-value="PT06H25M50.041S" calcext:value-type="time">
            <text:p>06:2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48.12" calcext:value-type="float">
            <text:p>1548.12</text:p>
          </table:table-cell>
          <table:table-cell office:value-type="float" office:value="1880.86" calcext:value-type="float">
            <text:p>1880.86</text:p>
          </table:table-cell>
        </table:table-row>
        <table:table-row table:style-name="ro1">
          <table:table-cell office:value-type="float" office:value="23166041" calcext:value-type="float">
            <text:p>23166041</text:p>
          </table:table-cell>
          <table:table-cell table:formula="of:=[.A1450]/1000/(60*60*24)" office:value-type="time" office:time-value="PT06H26M06.041S" calcext:value-type="time">
            <text:p>06:2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49.16" calcext:value-type="float">
            <text:p>1549.16</text:p>
          </table:table-cell>
          <table:table-cell office:value-type="float" office:value="1882.09" calcext:value-type="float">
            <text:p>1882.09</text:p>
          </table:table-cell>
        </table:table-row>
        <table:table-row table:style-name="ro1">
          <table:table-cell office:value-type="float" office:value="23182041" calcext:value-type="float">
            <text:p>23182041</text:p>
          </table:table-cell>
          <table:table-cell table:formula="of:=[.A1451]/1000/(60*60*24)" office:value-type="time" office:time-value="PT06H26M22.041S" calcext:value-type="time">
            <text:p>06:2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0.2" calcext:value-type="float">
            <text:p>1550.2</text:p>
          </table:table-cell>
          <table:table-cell office:value-type="float" office:value="1883.32" calcext:value-type="float">
            <text:p>1883.32</text:p>
          </table:table-cell>
        </table:table-row>
        <table:table-row table:style-name="ro1">
          <table:table-cell office:value-type="float" office:value="23198041" calcext:value-type="float">
            <text:p>23198041</text:p>
          </table:table-cell>
          <table:table-cell table:formula="of:=[.A1452]/1000/(60*60*24)" office:value-type="time" office:time-value="PT06H26M38.041S" calcext:value-type="time">
            <text:p>06:2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1.24" calcext:value-type="float">
            <text:p>1551.24</text:p>
          </table:table-cell>
          <table:table-cell office:value-type="float" office:value="1884.55" calcext:value-type="float">
            <text:p>1884.55</text:p>
          </table:table-cell>
        </table:table-row>
        <table:table-row table:style-name="ro1">
          <table:table-cell office:value-type="float" office:value="23214041" calcext:value-type="float">
            <text:p>23214041</text:p>
          </table:table-cell>
          <table:table-cell table:formula="of:=[.A1453]/1000/(60*60*24)" office:value-type="time" office:time-value="PT06H26M54.041S" calcext:value-type="time">
            <text:p>06:2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2.28" calcext:value-type="float">
            <text:p>1552.28</text:p>
          </table:table-cell>
          <table:table-cell office:value-type="float" office:value="1885.78" calcext:value-type="float">
            <text:p>1885.78</text:p>
          </table:table-cell>
        </table:table-row>
        <table:table-row table:style-name="ro1">
          <table:table-cell office:value-type="float" office:value="23230041" calcext:value-type="float">
            <text:p>23230041</text:p>
          </table:table-cell>
          <table:table-cell table:formula="of:=[.A1454]/1000/(60*60*24)" office:value-type="time" office:time-value="PT06H27M10.041S" calcext:value-type="time">
            <text:p>06:2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3.32" calcext:value-type="float">
            <text:p>1553.32</text:p>
          </table:table-cell>
          <table:table-cell office:value-type="float" office:value="1887.01" calcext:value-type="float">
            <text:p>1887.01</text:p>
          </table:table-cell>
        </table:table-row>
        <table:table-row table:style-name="ro1">
          <table:table-cell office:value-type="float" office:value="23246041" calcext:value-type="float">
            <text:p>23246041</text:p>
          </table:table-cell>
          <table:table-cell table:formula="of:=[.A1455]/1000/(60*60*24)" office:value-type="time" office:time-value="PT06H27M26.041S" calcext:value-type="time">
            <text:p>06:2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4.36" calcext:value-type="float">
            <text:p>1554.36</text:p>
          </table:table-cell>
          <table:table-cell office:value-type="float" office:value="1888.23" calcext:value-type="float">
            <text:p>1888.23</text:p>
          </table:table-cell>
        </table:table-row>
        <table:table-row table:style-name="ro1">
          <table:table-cell office:value-type="float" office:value="23262041" calcext:value-type="float">
            <text:p>23262041</text:p>
          </table:table-cell>
          <table:table-cell table:formula="of:=[.A1456]/1000/(60*60*24)" office:value-type="time" office:time-value="PT06H27M42.041S" calcext:value-type="time">
            <text:p>06:2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5.41" calcext:value-type="float">
            <text:p>1555.41</text:p>
          </table:table-cell>
          <table:table-cell office:value-type="float" office:value="1889.46" calcext:value-type="float">
            <text:p>1889.46</text:p>
          </table:table-cell>
        </table:table-row>
        <table:table-row table:style-name="ro1">
          <table:table-cell office:value-type="float" office:value="23278041" calcext:value-type="float">
            <text:p>23278041</text:p>
          </table:table-cell>
          <table:table-cell table:formula="of:=[.A1457]/1000/(60*60*24)" office:value-type="time" office:time-value="PT06H27M58.041S" calcext:value-type="time">
            <text:p>06:2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890.69" calcext:value-type="float">
            <text:p>1890.69</text:p>
          </table:table-cell>
        </table:table-row>
        <table:table-row table:style-name="ro1">
          <table:table-cell office:value-type="float" office:value="23294041" calcext:value-type="float">
            <text:p>23294041</text:p>
          </table:table-cell>
          <table:table-cell table:formula="of:=[.A1458]/1000/(60*60*24)" office:value-type="time" office:time-value="PT06H28M14.041S" calcext:value-type="time">
            <text:p>06:2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57.49" calcext:value-type="float">
            <text:p>1557.49</text:p>
          </table:table-cell>
          <table:table-cell office:value-type="float" office:value="1891.92" calcext:value-type="float">
            <text:p>1891.92</text:p>
          </table:table-cell>
        </table:table-row>
        <table:table-row table:style-name="ro1">
          <table:table-cell office:value-type="float" office:value="23310041" calcext:value-type="float">
            <text:p>23310041</text:p>
          </table:table-cell>
          <table:table-cell table:formula="of:=[.A1459]/1000/(60*60*24)" office:value-type="time" office:time-value="PT06H28M30.041S" calcext:value-type="time">
            <text:p>06:2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58.53" calcext:value-type="float">
            <text:p>1558.53</text:p>
          </table:table-cell>
          <table:table-cell office:value-type="float" office:value="1893.14" calcext:value-type="float">
            <text:p>1893.14</text:p>
          </table:table-cell>
        </table:table-row>
        <table:table-row table:style-name="ro1">
          <table:table-cell office:value-type="float" office:value="23326041" calcext:value-type="float">
            <text:p>23326041</text:p>
          </table:table-cell>
          <table:table-cell table:formula="of:=[.A1460]/1000/(60*60*24)" office:value-type="time" office:time-value="PT06H28M46.041S" calcext:value-type="time">
            <text:p>06:2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59.57" calcext:value-type="float">
            <text:p>1559.57</text:p>
          </table:table-cell>
          <table:table-cell office:value-type="float" office:value="1894.37" calcext:value-type="float">
            <text:p>1894.37</text:p>
          </table:table-cell>
        </table:table-row>
        <table:table-row table:style-name="ro1">
          <table:table-cell office:value-type="float" office:value="23342041" calcext:value-type="float">
            <text:p>23342041</text:p>
          </table:table-cell>
          <table:table-cell table:formula="of:=[.A1461]/1000/(60*60*24)" office:value-type="time" office:time-value="PT06H29M02.041S" calcext:value-type="time">
            <text:p>06:2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60.61" calcext:value-type="float">
            <text:p>1560.61</text:p>
          </table:table-cell>
          <table:table-cell office:value-type="float" office:value="1895.6" calcext:value-type="float">
            <text:p>1895.6</text:p>
          </table:table-cell>
        </table:table-row>
        <table:table-row table:style-name="ro1">
          <table:table-cell office:value-type="float" office:value="23358041" calcext:value-type="float">
            <text:p>23358041</text:p>
          </table:table-cell>
          <table:table-cell table:formula="of:=[.A1462]/1000/(60*60*24)" office:value-type="time" office:time-value="PT06H29M18.041S" calcext:value-type="time">
            <text:p>06:2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61.65" calcext:value-type="float">
            <text:p>1561.65</text:p>
          </table:table-cell>
          <table:table-cell office:value-type="float" office:value="1896.82" calcext:value-type="float">
            <text:p>1896.82</text:p>
          </table:table-cell>
        </table:table-row>
        <table:table-row table:style-name="ro1">
          <table:table-cell office:value-type="float" office:value="23374041" calcext:value-type="float">
            <text:p>23374041</text:p>
          </table:table-cell>
          <table:table-cell table:formula="of:=[.A1463]/1000/(60*60*24)" office:value-type="time" office:time-value="PT06H29M34.041S" calcext:value-type="time">
            <text:p>06:2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62.69" calcext:value-type="float">
            <text:p>1562.69</text:p>
          </table:table-cell>
          <table:table-cell office:value-type="float" office:value="1898.05" calcext:value-type="float">
            <text:p>1898.05</text:p>
          </table:table-cell>
        </table:table-row>
        <table:table-row table:style-name="ro1">
          <table:table-cell office:value-type="float" office:value="23390041" calcext:value-type="float">
            <text:p>23390041</text:p>
          </table:table-cell>
          <table:table-cell table:formula="of:=[.A1464]/1000/(60*60*24)" office:value-type="time" office:time-value="PT06H29M50.041S" calcext:value-type="time">
            <text:p>06:2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63.73" calcext:value-type="float">
            <text:p>1563.73</text:p>
          </table:table-cell>
          <table:table-cell office:value-type="float" office:value="1899.28" calcext:value-type="float">
            <text:p>1899.28</text:p>
          </table:table-cell>
        </table:table-row>
        <table:table-row table:style-name="ro1">
          <table:table-cell office:value-type="float" office:value="23406041" calcext:value-type="float">
            <text:p>23406041</text:p>
          </table:table-cell>
          <table:table-cell table:formula="of:=[.A1465]/1000/(60*60*24)" office:value-type="time" office:time-value="PT06H30M06.041S" calcext:value-type="time">
            <text:p>06:3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64.77" calcext:value-type="float">
            <text:p>1564.77</text:p>
          </table:table-cell>
          <table:table-cell office:value-type="float" office:value="1900.5" calcext:value-type="float">
            <text:p>1900.5</text:p>
          </table:table-cell>
        </table:table-row>
        <table:table-row table:style-name="ro1">
          <table:table-cell office:value-type="float" office:value="23422041" calcext:value-type="float">
            <text:p>23422041</text:p>
          </table:table-cell>
          <table:table-cell table:formula="of:=[.A1466]/1000/(60*60*24)" office:value-type="time" office:time-value="PT06H30M22.041S" calcext:value-type="time">
            <text:p>06:3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65.81" calcext:value-type="float">
            <text:p>1565.81</text:p>
          </table:table-cell>
          <table:table-cell office:value-type="float" office:value="1901.73" calcext:value-type="float">
            <text:p>1901.73</text:p>
          </table:table-cell>
        </table:table-row>
        <table:table-row table:style-name="ro1">
          <table:table-cell office:value-type="float" office:value="23438041" calcext:value-type="float">
            <text:p>23438041</text:p>
          </table:table-cell>
          <table:table-cell table:formula="of:=[.A1467]/1000/(60*60*24)" office:value-type="time" office:time-value="PT06H30M38.041S" calcext:value-type="time">
            <text:p>06:3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66.85" calcext:value-type="float">
            <text:p>1566.85</text:p>
          </table:table-cell>
          <table:table-cell office:value-type="float" office:value="1902.96" calcext:value-type="float">
            <text:p>1902.96</text:p>
          </table:table-cell>
        </table:table-row>
        <table:table-row table:style-name="ro1">
          <table:table-cell office:value-type="float" office:value="23454041" calcext:value-type="float">
            <text:p>23454041</text:p>
          </table:table-cell>
          <table:table-cell table:formula="of:=[.A1468]/1000/(60*60*24)" office:value-type="time" office:time-value="PT06H30M54.041S" calcext:value-type="time">
            <text:p>06:3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67.89" calcext:value-type="float">
            <text:p>1567.89</text:p>
          </table:table-cell>
          <table:table-cell office:value-type="float" office:value="1904.18" calcext:value-type="float">
            <text:p>1904.18</text:p>
          </table:table-cell>
        </table:table-row>
        <table:table-row table:style-name="ro1">
          <table:table-cell office:value-type="float" office:value="23470041" calcext:value-type="float">
            <text:p>23470041</text:p>
          </table:table-cell>
          <table:table-cell table:formula="of:=[.A1469]/1000/(60*60*24)" office:value-type="time" office:time-value="PT06H31M10.041S" calcext:value-type="time">
            <text:p>06:3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68.93" calcext:value-type="float">
            <text:p>1568.93</text:p>
          </table:table-cell>
          <table:table-cell office:value-type="float" office:value="1905.41" calcext:value-type="float">
            <text:p>1905.41</text:p>
          </table:table-cell>
        </table:table-row>
        <table:table-row table:style-name="ro1">
          <table:table-cell office:value-type="float" office:value="23486041" calcext:value-type="float">
            <text:p>23486041</text:p>
          </table:table-cell>
          <table:table-cell table:formula="of:=[.A1470]/1000/(60*60*24)" office:value-type="time" office:time-value="PT06H31M26.041S" calcext:value-type="time">
            <text:p>06:3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69.97" calcext:value-type="float">
            <text:p>1569.97</text:p>
          </table:table-cell>
          <table:table-cell office:value-type="float" office:value="1906.64" calcext:value-type="float">
            <text:p>1906.64</text:p>
          </table:table-cell>
        </table:table-row>
        <table:table-row table:style-name="ro1">
          <table:table-cell office:value-type="float" office:value="23502041" calcext:value-type="float">
            <text:p>23502041</text:p>
          </table:table-cell>
          <table:table-cell table:formula="of:=[.A1471]/1000/(60*60*24)" office:value-type="time" office:time-value="PT06H31M42.041S" calcext:value-type="time">
            <text:p>06:3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71.01" calcext:value-type="float">
            <text:p>1571.01</text:p>
          </table:table-cell>
          <table:table-cell office:value-type="float" office:value="1907.86" calcext:value-type="float">
            <text:p>1907.86</text:p>
          </table:table-cell>
        </table:table-row>
        <table:table-row table:style-name="ro1">
          <table:table-cell office:value-type="float" office:value="23518041" calcext:value-type="float">
            <text:p>23518041</text:p>
          </table:table-cell>
          <table:table-cell table:formula="of:=[.A1472]/1000/(60*60*24)" office:value-type="time" office:time-value="PT06H31M58.041S" calcext:value-type="time">
            <text:p>06:3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2.05" calcext:value-type="float">
            <text:p>1572.05</text:p>
          </table:table-cell>
          <table:table-cell office:value-type="float" office:value="1909.09" calcext:value-type="float">
            <text:p>1909.09</text:p>
          </table:table-cell>
        </table:table-row>
        <table:table-row table:style-name="ro1">
          <table:table-cell office:value-type="float" office:value="23534041" calcext:value-type="float">
            <text:p>23534041</text:p>
          </table:table-cell>
          <table:table-cell table:formula="of:=[.A1473]/1000/(60*60*24)" office:value-type="time" office:time-value="PT06H32M14.041S" calcext:value-type="time">
            <text:p>06:3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3.09" calcext:value-type="float">
            <text:p>1573.09</text:p>
          </table:table-cell>
          <table:table-cell office:value-type="float" office:value="1910.32" calcext:value-type="float">
            <text:p>1910.32</text:p>
          </table:table-cell>
        </table:table-row>
        <table:table-row table:style-name="ro1">
          <table:table-cell office:value-type="float" office:value="23550041" calcext:value-type="float">
            <text:p>23550041</text:p>
          </table:table-cell>
          <table:table-cell table:formula="of:=[.A1474]/1000/(60*60*24)" office:value-type="time" office:time-value="PT06H32M30.041S" calcext:value-type="time">
            <text:p>06:3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4.12" calcext:value-type="float">
            <text:p>1574.12</text:p>
          </table:table-cell>
          <table:table-cell office:value-type="float" office:value="1911.54" calcext:value-type="float">
            <text:p>1911.54</text:p>
          </table:table-cell>
        </table:table-row>
        <table:table-row table:style-name="ro1">
          <table:table-cell office:value-type="float" office:value="23566041" calcext:value-type="float">
            <text:p>23566041</text:p>
          </table:table-cell>
          <table:table-cell table:formula="of:=[.A1475]/1000/(60*60*24)" office:value-type="time" office:time-value="PT06H32M46.041S" calcext:value-type="time">
            <text:p>06:3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5.16" calcext:value-type="float">
            <text:p>1575.16</text:p>
          </table:table-cell>
          <table:table-cell office:value-type="float" office:value="1912.77" calcext:value-type="float">
            <text:p>1912.77</text:p>
          </table:table-cell>
        </table:table-row>
        <table:table-row table:style-name="ro1">
          <table:table-cell office:value-type="float" office:value="23582041" calcext:value-type="float">
            <text:p>23582041</text:p>
          </table:table-cell>
          <table:table-cell table:formula="of:=[.A1476]/1000/(60*60*24)" office:value-type="time" office:time-value="PT06H33M02.041S" calcext:value-type="time">
            <text:p>06:3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6.2" calcext:value-type="float">
            <text:p>1576.2</text:p>
          </table:table-cell>
          <table:table-cell office:value-type="float" office:value="1913.99" calcext:value-type="float">
            <text:p>1913.99</text:p>
          </table:table-cell>
        </table:table-row>
        <table:table-row table:style-name="ro1">
          <table:table-cell office:value-type="float" office:value="23598041" calcext:value-type="float">
            <text:p>23598041</text:p>
          </table:table-cell>
          <table:table-cell table:formula="of:=[.A1477]/1000/(60*60*24)" office:value-type="time" office:time-value="PT06H33M18.041S" calcext:value-type="time">
            <text:p>06:3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7.24" calcext:value-type="float">
            <text:p>1577.24</text:p>
          </table:table-cell>
          <table:table-cell office:value-type="float" office:value="1915.22" calcext:value-type="float">
            <text:p>1915.22</text:p>
          </table:table-cell>
        </table:table-row>
        <table:table-row table:style-name="ro1">
          <table:table-cell office:value-type="float" office:value="23614040" calcext:value-type="float">
            <text:p>23614040</text:p>
          </table:table-cell>
          <table:table-cell table:formula="of:=[.A1478]/1000/(60*60*24)" office:value-type="time" office:time-value="PT06H33M34.04S" calcext:value-type="time">
            <text:p>06:3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8.28" calcext:value-type="float">
            <text:p>1578.28</text:p>
          </table:table-cell>
          <table:table-cell office:value-type="float" office:value="1916.45" calcext:value-type="float">
            <text:p>1916.45</text:p>
          </table:table-cell>
        </table:table-row>
        <table:table-row table:style-name="ro1">
          <table:table-cell office:value-type="float" office:value="23630041" calcext:value-type="float">
            <text:p>23630041</text:p>
          </table:table-cell>
          <table:table-cell table:formula="of:=[.A1479]/1000/(60*60*24)" office:value-type="time" office:time-value="PT06H33M50.041S" calcext:value-type="time">
            <text:p>06:3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79.32" calcext:value-type="float">
            <text:p>1579.32</text:p>
          </table:table-cell>
          <table:table-cell office:value-type="float" office:value="1917.67" calcext:value-type="float">
            <text:p>1917.67</text:p>
          </table:table-cell>
        </table:table-row>
        <table:table-row table:style-name="ro1">
          <table:table-cell office:value-type="float" office:value="23646041" calcext:value-type="float">
            <text:p>23646041</text:p>
          </table:table-cell>
          <table:table-cell table:formula="of:=[.A1480]/1000/(60*60*24)" office:value-type="time" office:time-value="PT06H34M06.041S" calcext:value-type="time">
            <text:p>06:3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80.36" calcext:value-type="float">
            <text:p>1580.36</text:p>
          </table:table-cell>
          <table:table-cell office:value-type="float" office:value="1918.9" calcext:value-type="float">
            <text:p>1918.9</text:p>
          </table:table-cell>
        </table:table-row>
        <table:table-row table:style-name="ro1">
          <table:table-cell office:value-type="float" office:value="23662041" calcext:value-type="float">
            <text:p>23662041</text:p>
          </table:table-cell>
          <table:table-cell table:formula="of:=[.A1481]/1000/(60*60*24)" office:value-type="time" office:time-value="PT06H34M22.041S" calcext:value-type="time">
            <text:p>06:3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81.4" calcext:value-type="float">
            <text:p>1581.4</text:p>
          </table:table-cell>
          <table:table-cell office:value-type="float" office:value="1920.12" calcext:value-type="float">
            <text:p>1920.12</text:p>
          </table:table-cell>
        </table:table-row>
        <table:table-row table:style-name="ro1">
          <table:table-cell office:value-type="float" office:value="23678041" calcext:value-type="float">
            <text:p>23678041</text:p>
          </table:table-cell>
          <table:table-cell table:formula="of:=[.A1482]/1000/(60*60*24)" office:value-type="time" office:time-value="PT06H34M38.041S" calcext:value-type="time">
            <text:p>06:3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82.44" calcext:value-type="float">
            <text:p>1582.44</text:p>
          </table:table-cell>
          <table:table-cell office:value-type="float" office:value="1921.35" calcext:value-type="float">
            <text:p>1921.35</text:p>
          </table:table-cell>
        </table:table-row>
        <table:table-row table:style-name="ro1">
          <table:table-cell office:value-type="float" office:value="23694041" calcext:value-type="float">
            <text:p>23694041</text:p>
          </table:table-cell>
          <table:table-cell table:formula="of:=[.A1483]/1000/(60*60*24)" office:value-type="time" office:time-value="PT06H34M54.041S" calcext:value-type="time">
            <text:p>06:3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83.48" calcext:value-type="float">
            <text:p>1583.48</text:p>
          </table:table-cell>
          <table:table-cell office:value-type="float" office:value="1922.57" calcext:value-type="float">
            <text:p>1922.57</text:p>
          </table:table-cell>
        </table:table-row>
        <table:table-row table:style-name="ro1">
          <table:table-cell office:value-type="float" office:value="23710041" calcext:value-type="float">
            <text:p>23710041</text:p>
          </table:table-cell>
          <table:table-cell table:formula="of:=[.A1484]/1000/(60*60*24)" office:value-type="time" office:time-value="PT06H35M10.041S" calcext:value-type="time">
            <text:p>06:3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84.52" calcext:value-type="float">
            <text:p>1584.52</text:p>
          </table:table-cell>
          <table:table-cell office:value-type="float" office:value="1923.8" calcext:value-type="float">
            <text:p>1923.8</text:p>
          </table:table-cell>
        </table:table-row>
        <table:table-row table:style-name="ro1">
          <table:table-cell office:value-type="float" office:value="23726041" calcext:value-type="float">
            <text:p>23726041</text:p>
          </table:table-cell>
          <table:table-cell table:formula="of:=[.A1485]/1000/(60*60*24)" office:value-type="time" office:time-value="PT06H35M26.041S" calcext:value-type="time">
            <text:p>06:3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85.56" calcext:value-type="float">
            <text:p>1585.56</text:p>
          </table:table-cell>
          <table:table-cell office:value-type="float" office:value="1925.02" calcext:value-type="float">
            <text:p>1925.02</text:p>
          </table:table-cell>
        </table:table-row>
        <table:table-row table:style-name="ro1">
          <table:table-cell office:value-type="float" office:value="23742041" calcext:value-type="float">
            <text:p>23742041</text:p>
          </table:table-cell>
          <table:table-cell table:formula="of:=[.A1486]/1000/(60*60*24)" office:value-type="time" office:time-value="PT06H35M42.041S" calcext:value-type="time">
            <text:p>06:3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86.59" calcext:value-type="float">
            <text:p>1586.59</text:p>
          </table:table-cell>
          <table:table-cell office:value-type="float" office:value="1926.25" calcext:value-type="float">
            <text:p>1926.25</text:p>
          </table:table-cell>
        </table:table-row>
        <table:table-row table:style-name="ro1">
          <table:table-cell office:value-type="float" office:value="23758041" calcext:value-type="float">
            <text:p>23758041</text:p>
          </table:table-cell>
          <table:table-cell table:formula="of:=[.A1487]/1000/(60*60*24)" office:value-type="time" office:time-value="PT06H35M58.041S" calcext:value-type="time">
            <text:p>06:3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87.63" calcext:value-type="float">
            <text:p>1587.63</text:p>
          </table:table-cell>
          <table:table-cell office:value-type="float" office:value="1927.47" calcext:value-type="float">
            <text:p>1927.47</text:p>
          </table:table-cell>
        </table:table-row>
        <table:table-row table:style-name="ro1">
          <table:table-cell office:value-type="float" office:value="23774041" calcext:value-type="float">
            <text:p>23774041</text:p>
          </table:table-cell>
          <table:table-cell table:formula="of:=[.A1488]/1000/(60*60*24)" office:value-type="time" office:time-value="PT06H36M14.041S" calcext:value-type="time">
            <text:p>06:3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88.67" calcext:value-type="float">
            <text:p>1588.67</text:p>
          </table:table-cell>
          <table:table-cell office:value-type="float" office:value="1928.69" calcext:value-type="float">
            <text:p>1928.69</text:p>
          </table:table-cell>
        </table:table-row>
        <table:table-row table:style-name="ro1">
          <table:table-cell office:value-type="float" office:value="23790041" calcext:value-type="float">
            <text:p>23790041</text:p>
          </table:table-cell>
          <table:table-cell table:formula="of:=[.A1489]/1000/(60*60*24)" office:value-type="time" office:time-value="PT06H36M30.041S" calcext:value-type="time">
            <text:p>06:3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89.71" calcext:value-type="float">
            <text:p>1589.71</text:p>
          </table:table-cell>
          <table:table-cell office:value-type="float" office:value="1929.92" calcext:value-type="float">
            <text:p>1929.92</text:p>
          </table:table-cell>
        </table:table-row>
        <table:table-row table:style-name="ro1">
          <table:table-cell office:value-type="float" office:value="23806041" calcext:value-type="float">
            <text:p>23806041</text:p>
          </table:table-cell>
          <table:table-cell table:formula="of:=[.A1490]/1000/(60*60*24)" office:value-type="time" office:time-value="PT06H36M46.041S" calcext:value-type="time">
            <text:p>06:3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90.75" calcext:value-type="float">
            <text:p>1590.75</text:p>
          </table:table-cell>
          <table:table-cell office:value-type="float" office:value="1931.14" calcext:value-type="float">
            <text:p>1931.14</text:p>
          </table:table-cell>
        </table:table-row>
        <table:table-row table:style-name="ro1">
          <table:table-cell office:value-type="float" office:value="23822041" calcext:value-type="float">
            <text:p>23822041</text:p>
          </table:table-cell>
          <table:table-cell table:formula="of:=[.A1491]/1000/(60*60*24)" office:value-type="time" office:time-value="PT06H37M02.041S" calcext:value-type="time">
            <text:p>06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91.79" calcext:value-type="float">
            <text:p>1591.79</text:p>
          </table:table-cell>
          <table:table-cell office:value-type="float" office:value="1932.36" calcext:value-type="float">
            <text:p>1932.36</text:p>
          </table:table-cell>
        </table:table-row>
        <table:table-row table:style-name="ro1">
          <table:table-cell office:value-type="float" office:value="23838041" calcext:value-type="float">
            <text:p>23838041</text:p>
          </table:table-cell>
          <table:table-cell table:formula="of:=[.A1492]/1000/(60*60*24)" office:value-type="time" office:time-value="PT06H37M18.041S" calcext:value-type="time">
            <text:p>06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92.83" calcext:value-type="float">
            <text:p>1592.83</text:p>
          </table:table-cell>
          <table:table-cell office:value-type="float" office:value="1933.59" calcext:value-type="float">
            <text:p>1933.59</text:p>
          </table:table-cell>
        </table:table-row>
        <table:table-row table:style-name="ro1">
          <table:table-cell office:value-type="float" office:value="23854041" calcext:value-type="float">
            <text:p>23854041</text:p>
          </table:table-cell>
          <table:table-cell table:formula="of:=[.A1493]/1000/(60*60*24)" office:value-type="time" office:time-value="PT06H37M34.041S" calcext:value-type="time">
            <text:p>06:3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3.87" calcext:value-type="float">
            <text:p>1593.87</text:p>
          </table:table-cell>
          <table:table-cell office:value-type="float" office:value="1934.81" calcext:value-type="float">
            <text:p>1934.81</text:p>
          </table:table-cell>
        </table:table-row>
        <table:table-row table:style-name="ro1">
          <table:table-cell office:value-type="float" office:value="23870041" calcext:value-type="float">
            <text:p>23870041</text:p>
          </table:table-cell>
          <table:table-cell table:formula="of:=[.A1494]/1000/(60*60*24)" office:value-type="time" office:time-value="PT06H37M50.041S" calcext:value-type="time">
            <text:p>06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4.91" calcext:value-type="float">
            <text:p>1594.91</text:p>
          </table:table-cell>
          <table:table-cell office:value-type="float" office:value="1936.04" calcext:value-type="float">
            <text:p>1936.04</text:p>
          </table:table-cell>
        </table:table-row>
        <table:table-row table:style-name="ro1">
          <table:table-cell office:value-type="float" office:value="23886041" calcext:value-type="float">
            <text:p>23886041</text:p>
          </table:table-cell>
          <table:table-cell table:formula="of:=[.A1495]/1000/(60*60*24)" office:value-type="time" office:time-value="PT06H38M06.041S" calcext:value-type="time">
            <text:p>06:3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5.94" calcext:value-type="float">
            <text:p>1595.94</text:p>
          </table:table-cell>
          <table:table-cell office:value-type="float" office:value="1937.26" calcext:value-type="float">
            <text:p>1937.26</text:p>
          </table:table-cell>
        </table:table-row>
        <table:table-row table:style-name="ro1">
          <table:table-cell office:value-type="float" office:value="23902041" calcext:value-type="float">
            <text:p>23902041</text:p>
          </table:table-cell>
          <table:table-cell table:formula="of:=[.A1496]/1000/(60*60*24)" office:value-type="time" office:time-value="PT06H38M22.041S" calcext:value-type="time">
            <text:p>06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96.98" calcext:value-type="float">
            <text:p>1596.98</text:p>
          </table:table-cell>
          <table:table-cell office:value-type="float" office:value="1938.48" calcext:value-type="float">
            <text:p>1938.48</text:p>
          </table:table-cell>
        </table:table-row>
        <table:table-row table:style-name="ro1">
          <table:table-cell office:value-type="float" office:value="23918041" calcext:value-type="float">
            <text:p>23918041</text:p>
          </table:table-cell>
          <table:table-cell table:formula="of:=[.A1497]/1000/(60*60*24)" office:value-type="time" office:time-value="PT06H38M38.041S" calcext:value-type="time">
            <text:p>06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598.02" calcext:value-type="float">
            <text:p>1598.02</text:p>
          </table:table-cell>
          <table:table-cell office:value-type="float" office:value="1939.71" calcext:value-type="float">
            <text:p>1939.71</text:p>
          </table:table-cell>
        </table:table-row>
        <table:table-row table:style-name="ro1">
          <table:table-cell office:value-type="float" office:value="23934041" calcext:value-type="float">
            <text:p>23934041</text:p>
          </table:table-cell>
          <table:table-cell table:formula="of:=[.A1498]/1000/(60*60*24)" office:value-type="time" office:time-value="PT06H38M54.041S" calcext:value-type="time">
            <text:p>06:3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99.06" calcext:value-type="float">
            <text:p>1599.06</text:p>
          </table:table-cell>
          <table:table-cell office:value-type="float" office:value="1940.93" calcext:value-type="float">
            <text:p>1940.93</text:p>
          </table:table-cell>
        </table:table-row>
        <table:table-row table:style-name="ro1">
          <table:table-cell office:value-type="float" office:value="23950041" calcext:value-type="float">
            <text:p>23950041</text:p>
          </table:table-cell>
          <table:table-cell table:formula="of:=[.A1499]/1000/(60*60*24)" office:value-type="time" office:time-value="PT06H39M10.041S" calcext:value-type="time">
            <text:p>06:3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00.1" calcext:value-type="float">
            <text:p>1600.1</text:p>
          </table:table-cell>
          <table:table-cell office:value-type="float" office:value="1942.15" calcext:value-type="float">
            <text:p>1942.15</text:p>
          </table:table-cell>
        </table:table-row>
        <table:table-row table:style-name="ro1">
          <table:table-cell office:value-type="float" office:value="23966041" calcext:value-type="float">
            <text:p>23966041</text:p>
          </table:table-cell>
          <table:table-cell table:formula="of:=[.A1500]/1000/(60*60*24)" office:value-type="time" office:time-value="PT06H39M26.041S" calcext:value-type="time">
            <text:p>06:3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01.14" calcext:value-type="float">
            <text:p>1601.14</text:p>
          </table:table-cell>
          <table:table-cell office:value-type="float" office:value="1943.37" calcext:value-type="float">
            <text:p>1943.37</text:p>
          </table:table-cell>
        </table:table-row>
        <table:table-row table:style-name="ro1">
          <table:table-cell office:value-type="float" office:value="23982041" calcext:value-type="float">
            <text:p>23982041</text:p>
          </table:table-cell>
          <table:table-cell table:formula="of:=[.A1501]/1000/(60*60*24)" office:value-type="time" office:time-value="PT06H39M42.041S" calcext:value-type="time">
            <text:p>06:3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2.17" calcext:value-type="float">
            <text:p>1602.17</text:p>
          </table:table-cell>
          <table:table-cell office:value-type="float" office:value="1944.59" calcext:value-type="float">
            <text:p>1944.59</text:p>
          </table:table-cell>
        </table:table-row>
        <table:table-row table:style-name="ro1">
          <table:table-cell office:value-type="float" office:value="23998041" calcext:value-type="float">
            <text:p>23998041</text:p>
          </table:table-cell>
          <table:table-cell table:formula="of:=[.A1502]/1000/(60*60*24)" office:value-type="time" office:time-value="PT06H39M58.041S" calcext:value-type="time">
            <text:p>06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03.21" calcext:value-type="float">
            <text:p>1603.21</text:p>
          </table:table-cell>
          <table:table-cell office:value-type="float" office:value="1945.81" calcext:value-type="float">
            <text:p>1945.81</text:p>
          </table:table-cell>
        </table:table-row>
        <table:table-row table:style-name="ro1">
          <table:table-cell office:value-type="float" office:value="24014041" calcext:value-type="float">
            <text:p>24014041</text:p>
          </table:table-cell>
          <table:table-cell table:formula="of:=[.A1503]/1000/(60*60*24)" office:value-type="time" office:time-value="PT06H40M14.041S" calcext:value-type="time">
            <text:p>06:4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04.25" calcext:value-type="float">
            <text:p>1604.25</text:p>
          </table:table-cell>
          <table:table-cell office:value-type="float" office:value="1947.04" calcext:value-type="float">
            <text:p>1947.04</text:p>
          </table:table-cell>
        </table:table-row>
        <table:table-row table:style-name="ro1">
          <table:table-cell office:value-type="float" office:value="24030041" calcext:value-type="float">
            <text:p>24030041</text:p>
          </table:table-cell>
          <table:table-cell table:formula="of:=[.A1504]/1000/(60*60*24)" office:value-type="time" office:time-value="PT06H40M30.041S" calcext:value-type="time">
            <text:p>06:4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05.29" calcext:value-type="float">
            <text:p>1605.29</text:p>
          </table:table-cell>
          <table:table-cell office:value-type="float" office:value="1948.26" calcext:value-type="float">
            <text:p>1948.26</text:p>
          </table:table-cell>
        </table:table-row>
        <table:table-row table:style-name="ro1">
          <table:table-cell office:value-type="float" office:value="24046041" calcext:value-type="float">
            <text:p>24046041</text:p>
          </table:table-cell>
          <table:table-cell table:formula="of:=[.A1505]/1000/(60*60*24)" office:value-type="time" office:time-value="PT06H40M46.041S" calcext:value-type="time">
            <text:p>06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06.32" calcext:value-type="float">
            <text:p>1606.32</text:p>
          </table:table-cell>
          <table:table-cell office:value-type="float" office:value="1949.48" calcext:value-type="float">
            <text:p>1949.48</text:p>
          </table:table-cell>
        </table:table-row>
        <table:table-row table:style-name="ro1">
          <table:table-cell office:value-type="float" office:value="24062041" calcext:value-type="float">
            <text:p>24062041</text:p>
          </table:table-cell>
          <table:table-cell table:formula="of:=[.A1506]/1000/(60*60*24)" office:value-type="time" office:time-value="PT06H41M02.041S" calcext:value-type="time">
            <text:p>06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07.36" calcext:value-type="float">
            <text:p>1607.36</text:p>
          </table:table-cell>
          <table:table-cell office:value-type="float" office:value="1950.7" calcext:value-type="float">
            <text:p>1950.7</text:p>
          </table:table-cell>
        </table:table-row>
        <table:table-row table:style-name="ro1">
          <table:table-cell office:value-type="float" office:value="24078041" calcext:value-type="float">
            <text:p>24078041</text:p>
          </table:table-cell>
          <table:table-cell table:formula="of:=[.A1507]/1000/(60*60*24)" office:value-type="time" office:time-value="PT06H41M18.041S" calcext:value-type="time">
            <text:p>06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08.4" calcext:value-type="float">
            <text:p>1608.4</text:p>
          </table:table-cell>
          <table:table-cell office:value-type="float" office:value="1951.93" calcext:value-type="float">
            <text:p>1951.93</text:p>
          </table:table-cell>
        </table:table-row>
        <table:table-row table:style-name="ro1">
          <table:table-cell office:value-type="float" office:value="24094041" calcext:value-type="float">
            <text:p>24094041</text:p>
          </table:table-cell>
          <table:table-cell table:formula="of:=[.A1508]/1000/(60*60*24)" office:value-type="time" office:time-value="PT06H41M34.041S" calcext:value-type="time">
            <text:p>06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9.44" calcext:value-type="float">
            <text:p>1609.44</text:p>
          </table:table-cell>
          <table:table-cell office:value-type="float" office:value="1953.15" calcext:value-type="float">
            <text:p>1953.15</text:p>
          </table:table-cell>
        </table:table-row>
        <table:table-row table:style-name="ro1">
          <table:table-cell office:value-type="float" office:value="24110041" calcext:value-type="float">
            <text:p>24110041</text:p>
          </table:table-cell>
          <table:table-cell table:formula="of:=[.A1509]/1000/(60*60*24)" office:value-type="time" office:time-value="PT06H41M50.041S" calcext:value-type="time">
            <text:p>06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954.36" calcext:value-type="float">
            <text:p>1954.36</text:p>
          </table:table-cell>
        </table:table-row>
        <table:table-row table:style-name="ro1">
          <table:table-cell office:value-type="float" office:value="24126041" calcext:value-type="float">
            <text:p>24126041</text:p>
          </table:table-cell>
          <table:table-cell table:formula="of:=[.A1510]/1000/(60*60*24)" office:value-type="time" office:time-value="PT06H42M06.041S" calcext:value-type="time">
            <text:p>06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3" calcext:value-type="float">
            <text:p>274.33</text:p>
          </table:table-cell>
          <table:table-cell office:value-type="float" office:value="1611.51" calcext:value-type="float">
            <text:p>1611.51</text:p>
          </table:table-cell>
          <table:table-cell office:value-type="float" office:value="1955.58" calcext:value-type="float">
            <text:p>1955.58</text:p>
          </table:table-cell>
        </table:table-row>
        <table:table-row table:style-name="ro1">
          <table:table-cell office:value-type="float" office:value="24142041" calcext:value-type="float">
            <text:p>24142041</text:p>
          </table:table-cell>
          <table:table-cell table:formula="of:=[.A1511]/1000/(60*60*24)" office:value-type="time" office:time-value="PT06H42M22.041S" calcext:value-type="time">
            <text:p>06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12.55" calcext:value-type="float">
            <text:p>1612.55</text:p>
          </table:table-cell>
          <table:table-cell office:value-type="float" office:value="1956.8" calcext:value-type="float">
            <text:p>1956.8</text:p>
          </table:table-cell>
        </table:table-row>
        <table:table-row table:style-name="ro1">
          <table:table-cell office:value-type="float" office:value="24158041" calcext:value-type="float">
            <text:p>24158041</text:p>
          </table:table-cell>
          <table:table-cell table:formula="of:=[.A1512]/1000/(60*60*24)" office:value-type="time" office:time-value="PT06H42M38.041S" calcext:value-type="time">
            <text:p>06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13.59" calcext:value-type="float">
            <text:p>1613.59</text:p>
          </table:table-cell>
          <table:table-cell office:value-type="float" office:value="1958.02" calcext:value-type="float">
            <text:p>1958.02</text:p>
          </table:table-cell>
        </table:table-row>
        <table:table-row table:style-name="ro1">
          <table:table-cell office:value-type="float" office:value="24174041" calcext:value-type="float">
            <text:p>24174041</text:p>
          </table:table-cell>
          <table:table-cell table:formula="of:=[.A1513]/1000/(60*60*24)" office:value-type="time" office:time-value="PT06H42M54.041S" calcext:value-type="time">
            <text:p>06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14.62" calcext:value-type="float">
            <text:p>1614.62</text:p>
          </table:table-cell>
          <table:table-cell office:value-type="float" office:value="1959.24" calcext:value-type="float">
            <text:p>1959.24</text:p>
          </table:table-cell>
        </table:table-row>
        <table:table-row table:style-name="ro1">
          <table:table-cell office:value-type="float" office:value="24190041" calcext:value-type="float">
            <text:p>24190041</text:p>
          </table:table-cell>
          <table:table-cell table:formula="of:=[.A1514]/1000/(60*60*24)" office:value-type="time" office:time-value="PT06H43M10.041S" calcext:value-type="time">
            <text:p>06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15.66" calcext:value-type="float">
            <text:p>1615.66</text:p>
          </table:table-cell>
          <table:table-cell office:value-type="float" office:value="1960.46" calcext:value-type="float">
            <text:p>1960.46</text:p>
          </table:table-cell>
        </table:table-row>
        <table:table-row table:style-name="ro1">
          <table:table-cell office:value-type="float" office:value="24206041" calcext:value-type="float">
            <text:p>24206041</text:p>
          </table:table-cell>
          <table:table-cell table:formula="of:=[.A1515]/1000/(60*60*24)" office:value-type="time" office:time-value="PT06H43M26.041S" calcext:value-type="time">
            <text:p>06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16.7" calcext:value-type="float">
            <text:p>1616.7</text:p>
          </table:table-cell>
          <table:table-cell office:value-type="float" office:value="1961.68" calcext:value-type="float">
            <text:p>1961.68</text:p>
          </table:table-cell>
        </table:table-row>
        <table:table-row table:style-name="ro1">
          <table:table-cell office:value-type="float" office:value="24222041" calcext:value-type="float">
            <text:p>24222041</text:p>
          </table:table-cell>
          <table:table-cell table:formula="of:=[.A1516]/1000/(60*60*24)" office:value-type="time" office:time-value="PT06H43M42.041S" calcext:value-type="time">
            <text:p>06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5.14" calcext:value-type="float">
            <text:p>275.14</text:p>
          </table:table-cell>
          <table:table-cell office:value-type="float" office:value="1617.73" calcext:value-type="float">
            <text:p>1617.73</text:p>
          </table:table-cell>
          <table:table-cell office:value-type="float" office:value="1962.9" calcext:value-type="float">
            <text:p>1962.9</text:p>
          </table:table-cell>
        </table:table-row>
        <table:table-row table:style-name="ro1">
          <table:table-cell office:value-type="float" office:value="24238041" calcext:value-type="float">
            <text:p>24238041</text:p>
          </table:table-cell>
          <table:table-cell table:formula="of:=[.A1517]/1000/(60*60*24)" office:value-type="time" office:time-value="PT06H43M58.041S" calcext:value-type="time">
            <text:p>06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18.77" calcext:value-type="float">
            <text:p>1618.77</text:p>
          </table:table-cell>
          <table:table-cell office:value-type="float" office:value="1964.12" calcext:value-type="float">
            <text:p>1964.12</text:p>
          </table:table-cell>
        </table:table-row>
        <table:table-row table:style-name="ro1">
          <table:table-cell office:value-type="float" office:value="24254041" calcext:value-type="float">
            <text:p>24254041</text:p>
          </table:table-cell>
          <table:table-cell table:formula="of:=[.A1518]/1000/(60*60*24)" office:value-type="time" office:time-value="PT06H44M14.041S" calcext:value-type="time">
            <text:p>06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619.81" calcext:value-type="float">
            <text:p>1619.81</text:p>
          </table:table-cell>
          <table:table-cell office:value-type="float" office:value="1965.34" calcext:value-type="float">
            <text:p>1965.34</text:p>
          </table:table-cell>
        </table:table-row>
        <table:table-row table:style-name="ro1">
          <table:table-cell office:value-type="float" office:value="24270041" calcext:value-type="float">
            <text:p>24270041</text:p>
          </table:table-cell>
          <table:table-cell table:formula="of:=[.A1519]/1000/(60*60*24)" office:value-type="time" office:time-value="PT06H44M30.041S" calcext:value-type="time">
            <text:p>06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20.84" calcext:value-type="float">
            <text:p>1620.84</text:p>
          </table:table-cell>
          <table:table-cell office:value-type="float" office:value="1966.56" calcext:value-type="float">
            <text:p>1966.56</text:p>
          </table:table-cell>
        </table:table-row>
        <table:table-row table:style-name="ro1">
          <table:table-cell office:value-type="float" office:value="24286041" calcext:value-type="float">
            <text:p>24286041</text:p>
          </table:table-cell>
          <table:table-cell table:formula="of:=[.A1520]/1000/(60*60*24)" office:value-type="time" office:time-value="PT06H44M46.041S" calcext:value-type="time">
            <text:p>06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21.88" calcext:value-type="float">
            <text:p>1621.88</text:p>
          </table:table-cell>
          <table:table-cell office:value-type="float" office:value="1967.78" calcext:value-type="float">
            <text:p>1967.78</text:p>
          </table:table-cell>
        </table:table-row>
        <table:table-row table:style-name="ro1">
          <table:table-cell office:value-type="float" office:value="24302041" calcext:value-type="float">
            <text:p>24302041</text:p>
          </table:table-cell>
          <table:table-cell table:formula="of:=[.A1521]/1000/(60*60*24)" office:value-type="time" office:time-value="PT06H45M02.041S" calcext:value-type="time">
            <text:p>06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622.92" calcext:value-type="float">
            <text:p>1622.92</text:p>
          </table:table-cell>
          <table:table-cell office:value-type="float" office:value="1968.99" calcext:value-type="float">
            <text:p>1968.99</text:p>
          </table:table-cell>
        </table:table-row>
        <table:table-row table:style-name="ro1">
          <table:table-cell office:value-type="float" office:value="24318041" calcext:value-type="float">
            <text:p>24318041</text:p>
          </table:table-cell>
          <table:table-cell table:formula="of:=[.A1522]/1000/(60*60*24)" office:value-type="time" office:time-value="PT06H45M18.041S" calcext:value-type="time">
            <text:p>06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23.95" calcext:value-type="float">
            <text:p>1623.95</text:p>
          </table:table-cell>
          <table:table-cell office:value-type="float" office:value="1970.21" calcext:value-type="float">
            <text:p>1970.21</text:p>
          </table:table-cell>
        </table:table-row>
        <table:table-row table:style-name="ro1">
          <table:table-cell office:value-type="float" office:value="24334041" calcext:value-type="float">
            <text:p>24334041</text:p>
          </table:table-cell>
          <table:table-cell table:formula="of:=[.A1523]/1000/(60*60*24)" office:value-type="time" office:time-value="PT06H45M34.041S" calcext:value-type="time">
            <text:p>06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24.99" calcext:value-type="float">
            <text:p>1624.99</text:p>
          </table:table-cell>
          <table:table-cell office:value-type="float" office:value="1971.43" calcext:value-type="float">
            <text:p>1971.43</text:p>
          </table:table-cell>
        </table:table-row>
        <table:table-row table:style-name="ro1">
          <table:table-cell office:value-type="float" office:value="24350041" calcext:value-type="float">
            <text:p>24350041</text:p>
          </table:table-cell>
          <table:table-cell table:formula="of:=[.A1524]/1000/(60*60*24)" office:value-type="time" office:time-value="PT06H45M50.041S" calcext:value-type="time">
            <text:p>06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26.03" calcext:value-type="float">
            <text:p>1626.03</text:p>
          </table:table-cell>
          <table:table-cell office:value-type="float" office:value="1972.65" calcext:value-type="float">
            <text:p>1972.65</text:p>
          </table:table-cell>
        </table:table-row>
        <table:table-row table:style-name="ro1">
          <table:table-cell office:value-type="float" office:value="24366041" calcext:value-type="float">
            <text:p>24366041</text:p>
          </table:table-cell>
          <table:table-cell table:formula="of:=[.A1525]/1000/(60*60*24)" office:value-type="time" office:time-value="PT06H46M06.041S" calcext:value-type="time">
            <text:p>06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27.06" calcext:value-type="float">
            <text:p>1627.06</text:p>
          </table:table-cell>
          <table:table-cell office:value-type="float" office:value="1973.87" calcext:value-type="float">
            <text:p>1973.87</text:p>
          </table:table-cell>
        </table:table-row>
        <table:table-row table:style-name="ro1">
          <table:table-cell office:value-type="float" office:value="24382041" calcext:value-type="float">
            <text:p>24382041</text:p>
          </table:table-cell>
          <table:table-cell table:formula="of:=[.A1526]/1000/(60*60*24)" office:value-type="time" office:time-value="PT06H46M22.041S" calcext:value-type="time">
            <text:p>06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28.1" calcext:value-type="float">
            <text:p>1628.1</text:p>
          </table:table-cell>
          <table:table-cell office:value-type="float" office:value="1975.09" calcext:value-type="float">
            <text:p>1975.09</text:p>
          </table:table-cell>
        </table:table-row>
        <table:table-row table:style-name="ro1">
          <table:table-cell office:value-type="float" office:value="24398041" calcext:value-type="float">
            <text:p>24398041</text:p>
          </table:table-cell>
          <table:table-cell table:formula="of:=[.A1527]/1000/(60*60*24)" office:value-type="time" office:time-value="PT06H46M38.041S" calcext:value-type="time">
            <text:p>06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29.14" calcext:value-type="float">
            <text:p>1629.14</text:p>
          </table:table-cell>
          <table:table-cell office:value-type="float" office:value="1976.3" calcext:value-type="float">
            <text:p>1976.3</text:p>
          </table:table-cell>
        </table:table-row>
        <table:table-row table:style-name="ro1">
          <table:table-cell office:value-type="float" office:value="24414041" calcext:value-type="float">
            <text:p>24414041</text:p>
          </table:table-cell>
          <table:table-cell table:formula="of:=[.A1528]/1000/(60*60*24)" office:value-type="time" office:time-value="PT06H46M54.041S" calcext:value-type="time">
            <text:p>06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30.17" calcext:value-type="float">
            <text:p>1630.17</text:p>
          </table:table-cell>
          <table:table-cell office:value-type="float" office:value="1977.52" calcext:value-type="float">
            <text:p>1977.52</text:p>
          </table:table-cell>
        </table:table-row>
        <table:table-row table:style-name="ro1">
          <table:table-cell office:value-type="float" office:value="24430041" calcext:value-type="float">
            <text:p>24430041</text:p>
          </table:table-cell>
          <table:table-cell table:formula="of:=[.A1529]/1000/(60*60*24)" office:value-type="time" office:time-value="PT06H47M10.041S" calcext:value-type="time">
            <text:p>06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31.21" calcext:value-type="float">
            <text:p>1631.21</text:p>
          </table:table-cell>
          <table:table-cell office:value-type="float" office:value="1978.74" calcext:value-type="float">
            <text:p>1978.74</text:p>
          </table:table-cell>
        </table:table-row>
        <table:table-row table:style-name="ro1">
          <table:table-cell office:value-type="float" office:value="24446040" calcext:value-type="float">
            <text:p>24446040</text:p>
          </table:table-cell>
          <table:table-cell table:formula="of:=[.A1530]/1000/(60*60*24)" office:value-type="time" office:time-value="PT06H47M26.04S" calcext:value-type="time">
            <text:p>06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32.24" calcext:value-type="float">
            <text:p>1632.24</text:p>
          </table:table-cell>
          <table:table-cell office:value-type="float" office:value="1979.95" calcext:value-type="float">
            <text:p>1979.95</text:p>
          </table:table-cell>
        </table:table-row>
        <table:table-row table:style-name="ro1">
          <table:table-cell office:value-type="float" office:value="24462041" calcext:value-type="float">
            <text:p>24462041</text:p>
          </table:table-cell>
          <table:table-cell table:formula="of:=[.A1531]/1000/(60*60*24)" office:value-type="time" office:time-value="PT06H47M42.041S" calcext:value-type="time">
            <text:p>06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33.28" calcext:value-type="float">
            <text:p>1633.28</text:p>
          </table:table-cell>
          <table:table-cell office:value-type="float" office:value="1981.17" calcext:value-type="float">
            <text:p>1981.17</text:p>
          </table:table-cell>
        </table:table-row>
        <table:table-row table:style-name="ro1">
          <table:table-cell office:value-type="float" office:value="24478041" calcext:value-type="float">
            <text:p>24478041</text:p>
          </table:table-cell>
          <table:table-cell table:formula="of:=[.A1532]/1000/(60*60*24)" office:value-type="time" office:time-value="PT06H47M58.041S" calcext:value-type="time">
            <text:p>06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34.31" calcext:value-type="float">
            <text:p>1634.31</text:p>
          </table:table-cell>
          <table:table-cell office:value-type="float" office:value="1982.39" calcext:value-type="float">
            <text:p>1982.39</text:p>
          </table:table-cell>
        </table:table-row>
        <table:table-row table:style-name="ro1">
          <table:table-cell office:value-type="float" office:value="24494041" calcext:value-type="float">
            <text:p>24494041</text:p>
          </table:table-cell>
          <table:table-cell table:formula="of:=[.A1533]/1000/(60*60*24)" office:value-type="time" office:time-value="PT06H48M14.041S" calcext:value-type="time">
            <text:p>06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35.35" calcext:value-type="float">
            <text:p>1635.35</text:p>
          </table:table-cell>
          <table:table-cell office:value-type="float" office:value="1983.61" calcext:value-type="float">
            <text:p>1983.61</text:p>
          </table:table-cell>
        </table:table-row>
        <table:table-row table:style-name="ro1">
          <table:table-cell office:value-type="float" office:value="24510041" calcext:value-type="float">
            <text:p>24510041</text:p>
          </table:table-cell>
          <table:table-cell table:formula="of:=[.A1534]/1000/(60*60*24)" office:value-type="time" office:time-value="PT06H48M30.041S" calcext:value-type="time">
            <text:p>06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984.82" calcext:value-type="float">
            <text:p>1984.82</text:p>
          </table:table-cell>
        </table:table-row>
        <table:table-row table:style-name="ro1">
          <table:table-cell office:value-type="float" office:value="24526041" calcext:value-type="float">
            <text:p>24526041</text:p>
          </table:table-cell>
          <table:table-cell table:formula="of:=[.A1535]/1000/(60*60*24)" office:value-type="time" office:time-value="PT06H48M46.041S" calcext:value-type="time">
            <text:p>06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37.42" calcext:value-type="float">
            <text:p>1637.42</text:p>
          </table:table-cell>
          <table:table-cell office:value-type="float" office:value="1986.04" calcext:value-type="float">
            <text:p>1986.04</text:p>
          </table:table-cell>
        </table:table-row>
        <table:table-row table:style-name="ro1">
          <table:table-cell office:value-type="float" office:value="24542041" calcext:value-type="float">
            <text:p>24542041</text:p>
          </table:table-cell>
          <table:table-cell table:formula="of:=[.A1536]/1000/(60*60*24)" office:value-type="time" office:time-value="PT06H49M02.041S" calcext:value-type="time">
            <text:p>06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38.46" calcext:value-type="float">
            <text:p>1638.46</text:p>
          </table:table-cell>
          <table:table-cell office:value-type="float" office:value="1987.25" calcext:value-type="float">
            <text:p>1987.25</text:p>
          </table:table-cell>
        </table:table-row>
        <table:table-row table:style-name="ro1">
          <table:table-cell office:value-type="float" office:value="24558041" calcext:value-type="float">
            <text:p>24558041</text:p>
          </table:table-cell>
          <table:table-cell table:formula="of:=[.A1537]/1000/(60*60*24)" office:value-type="time" office:time-value="PT06H49M18.041S" calcext:value-type="time">
            <text:p>06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39.49" calcext:value-type="float">
            <text:p>1639.49</text:p>
          </table:table-cell>
          <table:table-cell office:value-type="float" office:value="1988.47" calcext:value-type="float">
            <text:p>1988.47</text:p>
          </table:table-cell>
        </table:table-row>
        <table:table-row table:style-name="ro1">
          <table:table-cell office:value-type="float" office:value="24574041" calcext:value-type="float">
            <text:p>24574041</text:p>
          </table:table-cell>
          <table:table-cell table:formula="of:=[.A1538]/1000/(60*60*24)" office:value-type="time" office:time-value="PT06H49M34.041S" calcext:value-type="time">
            <text:p>06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40.53" calcext:value-type="float">
            <text:p>1640.53</text:p>
          </table:table-cell>
          <table:table-cell office:value-type="float" office:value="1989.69" calcext:value-type="float">
            <text:p>1989.69</text:p>
          </table:table-cell>
        </table:table-row>
        <table:table-row table:style-name="ro1">
          <table:table-cell office:value-type="float" office:value="24590041" calcext:value-type="float">
            <text:p>24590041</text:p>
          </table:table-cell>
          <table:table-cell table:formula="of:=[.A1539]/1000/(60*60*24)" office:value-type="time" office:time-value="PT06H49M50.041S" calcext:value-type="time">
            <text:p>06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41.56" calcext:value-type="float">
            <text:p>1641.56</text:p>
          </table:table-cell>
          <table:table-cell office:value-type="float" office:value="1990.9" calcext:value-type="float">
            <text:p>1990.9</text:p>
          </table:table-cell>
        </table:table-row>
        <table:table-row table:style-name="ro1">
          <table:table-cell office:value-type="float" office:value="24606041" calcext:value-type="float">
            <text:p>24606041</text:p>
          </table:table-cell>
          <table:table-cell table:formula="of:=[.A1540]/1000/(60*60*24)" office:value-type="time" office:time-value="PT06H50M06.041S" calcext:value-type="time">
            <text:p>06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42.6" calcext:value-type="float">
            <text:p>1642.6</text:p>
          </table:table-cell>
          <table:table-cell office:value-type="float" office:value="1992.12" calcext:value-type="float">
            <text:p>1992.12</text:p>
          </table:table-cell>
        </table:table-row>
        <table:table-row table:style-name="ro1">
          <table:table-cell office:value-type="float" office:value="24622041" calcext:value-type="float">
            <text:p>24622041</text:p>
          </table:table-cell>
          <table:table-cell table:formula="of:=[.A1541]/1000/(60*60*24)" office:value-type="time" office:time-value="PT06H50M22.041S" calcext:value-type="time">
            <text:p>06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43.63" calcext:value-type="float">
            <text:p>1643.63</text:p>
          </table:table-cell>
          <table:table-cell office:value-type="float" office:value="1993.34" calcext:value-type="float">
            <text:p>1993.34</text:p>
          </table:table-cell>
        </table:table-row>
        <table:table-row table:style-name="ro1">
          <table:table-cell office:value-type="float" office:value="24638041" calcext:value-type="float">
            <text:p>24638041</text:p>
          </table:table-cell>
          <table:table-cell table:formula="of:=[.A1542]/1000/(60*60*24)" office:value-type="time" office:time-value="PT06H50M38.041S" calcext:value-type="time">
            <text:p>06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44.67" calcext:value-type="float">
            <text:p>1644.67</text:p>
          </table:table-cell>
          <table:table-cell office:value-type="float" office:value="1994.55" calcext:value-type="float">
            <text:p>1994.55</text:p>
          </table:table-cell>
        </table:table-row>
        <table:table-row table:style-name="ro1">
          <table:table-cell office:value-type="float" office:value="24654041" calcext:value-type="float">
            <text:p>24654041</text:p>
          </table:table-cell>
          <table:table-cell table:formula="of:=[.A1543]/1000/(60*60*24)" office:value-type="time" office:time-value="PT06H50M54.041S" calcext:value-type="time">
            <text:p>06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45.7" calcext:value-type="float">
            <text:p>1645.7</text:p>
          </table:table-cell>
          <table:table-cell office:value-type="float" office:value="1995.77" calcext:value-type="float">
            <text:p>1995.77</text:p>
          </table:table-cell>
        </table:table-row>
        <table:table-row table:style-name="ro1">
          <table:table-cell office:value-type="float" office:value="24670041" calcext:value-type="float">
            <text:p>24670041</text:p>
          </table:table-cell>
          <table:table-cell table:formula="of:=[.A1544]/1000/(60*60*24)" office:value-type="time" office:time-value="PT06H51M10.041S" calcext:value-type="time">
            <text:p>06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46.74" calcext:value-type="float">
            <text:p>1646.74</text:p>
          </table:table-cell>
          <table:table-cell office:value-type="float" office:value="1996.99" calcext:value-type="float">
            <text:p>1996.99</text:p>
          </table:table-cell>
        </table:table-row>
        <table:table-row table:style-name="ro1">
          <table:table-cell office:value-type="float" office:value="24686041" calcext:value-type="float">
            <text:p>24686041</text:p>
          </table:table-cell>
          <table:table-cell table:formula="of:=[.A1545]/1000/(60*60*24)" office:value-type="time" office:time-value="PT06H51M26.041S" calcext:value-type="time">
            <text:p>06:51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1647.77" calcext:value-type="float">
            <text:p>1647.77</text:p>
          </table:table-cell>
          <table:table-cell office:value-type="float" office:value="1998.2" calcext:value-type="float">
            <text:p>1998.2</text:p>
          </table:table-cell>
        </table:table-row>
        <table:table-row table:style-name="ro1">
          <table:table-cell office:value-type="float" office:value="24702041" calcext:value-type="float">
            <text:p>24702041</text:p>
          </table:table-cell>
          <table:table-cell table:formula="of:=[.A1546]/1000/(60*60*24)" office:value-type="time" office:time-value="PT06H51M42.041S" calcext:value-type="time">
            <text:p>06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48.81" calcext:value-type="float">
            <text:p>1648.81</text:p>
          </table:table-cell>
          <table:table-cell office:value-type="float" office:value="1999.42" calcext:value-type="float">
            <text:p>1999.42</text:p>
          </table:table-cell>
        </table:table-row>
        <table:table-row table:style-name="ro1">
          <table:table-cell office:value-type="float" office:value="24718041" calcext:value-type="float">
            <text:p>24718041</text:p>
          </table:table-cell>
          <table:table-cell table:formula="of:=[.A1547]/1000/(60*60*24)" office:value-type="time" office:time-value="PT06H51M58.041S" calcext:value-type="time">
            <text:p>06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49.84" calcext:value-type="float">
            <text:p>1649.84</text:p>
          </table:table-cell>
          <table:table-cell office:value-type="float" office:value="2000.63" calcext:value-type="float">
            <text:p>2000.63</text:p>
          </table:table-cell>
        </table:table-row>
        <table:table-row table:style-name="ro1">
          <table:table-cell office:value-type="float" office:value="24734041" calcext:value-type="float">
            <text:p>24734041</text:p>
          </table:table-cell>
          <table:table-cell table:formula="of:=[.A1548]/1000/(60*60*24)" office:value-type="time" office:time-value="PT06H52M14.041S" calcext:value-type="time">
            <text:p>06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50.88" calcext:value-type="float">
            <text:p>1650.88</text:p>
          </table:table-cell>
          <table:table-cell office:value-type="float" office:value="2001.85" calcext:value-type="float">
            <text:p>2001.85</text:p>
          </table:table-cell>
        </table:table-row>
        <table:table-row table:style-name="ro1">
          <table:table-cell office:value-type="float" office:value="24750041" calcext:value-type="float">
            <text:p>24750041</text:p>
          </table:table-cell>
          <table:table-cell table:formula="of:=[.A1549]/1000/(60*60*24)" office:value-type="time" office:time-value="PT06H52M30.041S" calcext:value-type="time">
            <text:p>06:5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51.91" calcext:value-type="float">
            <text:p>1651.91</text:p>
          </table:table-cell>
          <table:table-cell office:value-type="float" office:value="2003.06" calcext:value-type="float">
            <text:p>2003.06</text:p>
          </table:table-cell>
        </table:table-row>
        <table:table-row table:style-name="ro1">
          <table:table-cell office:value-type="float" office:value="24766041" calcext:value-type="float">
            <text:p>24766041</text:p>
          </table:table-cell>
          <table:table-cell table:formula="of:=[.A1550]/1000/(60*60*24)" office:value-type="time" office:time-value="PT06H52M46.041S" calcext:value-type="time">
            <text:p>06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52.95" calcext:value-type="float">
            <text:p>1652.95</text:p>
          </table:table-cell>
          <table:table-cell office:value-type="float" office:value="2004.28" calcext:value-type="float">
            <text:p>2004.28</text:p>
          </table:table-cell>
        </table:table-row>
        <table:table-row table:style-name="ro1">
          <table:table-cell office:value-type="float" office:value="24782041" calcext:value-type="float">
            <text:p>24782041</text:p>
          </table:table-cell>
          <table:table-cell table:formula="of:=[.A1551]/1000/(60*60*24)" office:value-type="time" office:time-value="PT06H53M02.041S" calcext:value-type="time">
            <text:p>06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653.98" calcext:value-type="float">
            <text:p>1653.98</text:p>
          </table:table-cell>
          <table:table-cell office:value-type="float" office:value="2005.49" calcext:value-type="float">
            <text:p>2005.49</text:p>
          </table:table-cell>
        </table:table-row>
        <table:table-row table:style-name="ro1">
          <table:table-cell office:value-type="float" office:value="24798041" calcext:value-type="float">
            <text:p>24798041</text:p>
          </table:table-cell>
          <table:table-cell table:formula="of:=[.A1552]/1000/(60*60*24)" office:value-type="time" office:time-value="PT06H53M18.041S" calcext:value-type="time">
            <text:p>06:53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1655.02" calcext:value-type="float">
            <text:p>1655.02</text:p>
          </table:table-cell>
          <table:table-cell office:value-type="float" office:value="2006.71" calcext:value-type="float">
            <text:p>2006.71</text:p>
          </table:table-cell>
        </table:table-row>
        <table:table-row table:style-name="ro1">
          <table:table-cell office:value-type="float" office:value="24814041" calcext:value-type="float">
            <text:p>24814041</text:p>
          </table:table-cell>
          <table:table-cell table:formula="of:=[.A1553]/1000/(60*60*24)" office:value-type="time" office:time-value="PT06H53M34.041S" calcext:value-type="time">
            <text:p>06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656.05" calcext:value-type="float">
            <text:p>1656.05</text:p>
          </table:table-cell>
          <table:table-cell office:value-type="float" office:value="2007.92" calcext:value-type="float">
            <text:p>2007.92</text:p>
          </table:table-cell>
        </table:table-row>
        <table:table-row table:style-name="ro1">
          <table:table-cell office:value-type="float" office:value="24830041" calcext:value-type="float">
            <text:p>24830041</text:p>
          </table:table-cell>
          <table:table-cell table:formula="of:=[.A1554]/1000/(60*60*24)" office:value-type="time" office:time-value="PT06H53M50.041S" calcext:value-type="time">
            <text:p>06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657.09" calcext:value-type="float">
            <text:p>1657.09</text:p>
          </table:table-cell>
          <table:table-cell office:value-type="float" office:value="2009.13" calcext:value-type="float">
            <text:p>2009.13</text:p>
          </table:table-cell>
        </table:table-row>
        <table:table-row table:style-name="ro1">
          <table:table-cell office:value-type="float" office:value="24846041" calcext:value-type="float">
            <text:p>24846041</text:p>
          </table:table-cell>
          <table:table-cell table:formula="of:=[.A1555]/1000/(60*60*24)" office:value-type="time" office:time-value="PT06H54M06.041S" calcext:value-type="time">
            <text:p>06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8" calcext:value-type="float">
            <text:p>273.48</text:p>
          </table:table-cell>
          <table:table-cell office:value-type="float" office:value="1658.12" calcext:value-type="float">
            <text:p>1658.12</text:p>
          </table:table-cell>
          <table:table-cell office:value-type="float" office:value="2010.35" calcext:value-type="float">
            <text:p>2010.35</text:p>
          </table:table-cell>
        </table:table-row>
        <table:table-row table:style-name="ro1">
          <table:table-cell office:value-type="float" office:value="24862041" calcext:value-type="float">
            <text:p>24862041</text:p>
          </table:table-cell>
          <table:table-cell table:formula="of:=[.A1556]/1000/(60*60*24)" office:value-type="time" office:time-value="PT06H54M22.041S" calcext:value-type="time">
            <text:p>06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659.16" calcext:value-type="float">
            <text:p>1659.16</text:p>
          </table:table-cell>
          <table:table-cell office:value-type="float" office:value="2011.56" calcext:value-type="float">
            <text:p>2011.56</text:p>
          </table:table-cell>
        </table:table-row>
        <table:table-row table:style-name="ro1">
          <table:table-cell office:value-type="float" office:value="24878041" calcext:value-type="float">
            <text:p>24878041</text:p>
          </table:table-cell>
          <table:table-cell table:formula="of:=[.A1557]/1000/(60*60*24)" office:value-type="time" office:time-value="PT06H54M38.041S" calcext:value-type="time">
            <text:p>06:5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660.19" calcext:value-type="float">
            <text:p>1660.19</text:p>
          </table:table-cell>
          <table:table-cell office:value-type="float" office:value="2012.78" calcext:value-type="float">
            <text:p>2012.78</text:p>
          </table:table-cell>
        </table:table-row>
        <table:table-row table:style-name="ro1">
          <table:table-cell office:value-type="float" office:value="24894041" calcext:value-type="float">
            <text:p>24894041</text:p>
          </table:table-cell>
          <table:table-cell table:formula="of:=[.A1558]/1000/(60*60*24)" office:value-type="time" office:time-value="PT06H54M54.041S" calcext:value-type="time">
            <text:p>06:54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61.23" calcext:value-type="float">
            <text:p>1661.23</text:p>
          </table:table-cell>
          <table:table-cell office:value-type="float" office:value="2013.99" calcext:value-type="float">
            <text:p>2013.99</text:p>
          </table:table-cell>
        </table:table-row>
        <table:table-row table:style-name="ro1">
          <table:table-cell office:value-type="float" office:value="24910041" calcext:value-type="float">
            <text:p>24910041</text:p>
          </table:table-cell>
          <table:table-cell table:formula="of:=[.A1559]/1000/(60*60*24)" office:value-type="time" office:time-value="PT06H55M10.041S" calcext:value-type="time">
            <text:p>06:5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662.26" calcext:value-type="float">
            <text:p>1662.26</text:p>
          </table:table-cell>
          <table:table-cell office:value-type="float" office:value="2015.2" calcext:value-type="float">
            <text:p>2015.2</text:p>
          </table:table-cell>
        </table:table-row>
        <table:table-row table:style-name="ro1">
          <table:table-cell office:value-type="float" office:value="24926041" calcext:value-type="float">
            <text:p>24926041</text:p>
          </table:table-cell>
          <table:table-cell table:formula="of:=[.A1560]/1000/(60*60*24)" office:value-type="time" office:time-value="PT06H55M26.041S" calcext:value-type="time">
            <text:p>06:55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63.29" calcext:value-type="float">
            <text:p>1663.29</text:p>
          </table:table-cell>
          <table:table-cell office:value-type="float" office:value="2016.41" calcext:value-type="float">
            <text:p>2016.41</text:p>
          </table:table-cell>
        </table:table-row>
        <table:table-row table:style-name="ro1">
          <table:table-cell office:value-type="float" office:value="24942041" calcext:value-type="float">
            <text:p>24942041</text:p>
          </table:table-cell>
          <table:table-cell table:formula="of:=[.A1561]/1000/(60*60*24)" office:value-type="time" office:time-value="PT06H55M42.041S" calcext:value-type="time">
            <text:p>06:55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64.33" calcext:value-type="float">
            <text:p>1664.33</text:p>
          </table:table-cell>
          <table:table-cell office:value-type="float" office:value="2017.62" calcext:value-type="float">
            <text:p>2017.62</text:p>
          </table:table-cell>
        </table:table-row>
        <table:table-row table:style-name="ro1">
          <table:table-cell office:value-type="float" office:value="24958041" calcext:value-type="float">
            <text:p>24958041</text:p>
          </table:table-cell>
          <table:table-cell table:formula="of:=[.A1562]/1000/(60*60*24)" office:value-type="time" office:time-value="PT06H55M58.041S" calcext:value-type="time">
            <text:p>06:55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65.36" calcext:value-type="float">
            <text:p>1665.36</text:p>
          </table:table-cell>
          <table:table-cell office:value-type="float" office:value="2018.83" calcext:value-type="float">
            <text:p>2018.83</text:p>
          </table:table-cell>
        </table:table-row>
        <table:table-row table:style-name="ro1">
          <table:table-cell office:value-type="float" office:value="24974041" calcext:value-type="float">
            <text:p>24974041</text:p>
          </table:table-cell>
          <table:table-cell table:formula="of:=[.A1563]/1000/(60*60*24)" office:value-type="time" office:time-value="PT06H56M14.041S" calcext:value-type="time">
            <text:p>06:56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666.39" calcext:value-type="float">
            <text:p>1666.39</text:p>
          </table:table-cell>
          <table:table-cell office:value-type="float" office:value="2020.05" calcext:value-type="float">
            <text:p>2020.05</text:p>
          </table:table-cell>
        </table:table-row>
        <table:table-row table:style-name="ro1">
          <table:table-cell office:value-type="float" office:value="24990041" calcext:value-type="float">
            <text:p>24990041</text:p>
          </table:table-cell>
          <table:table-cell table:formula="of:=[.A1564]/1000/(60*60*24)" office:value-type="time" office:time-value="PT06H56M30.041S" calcext:value-type="time">
            <text:p>06:56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67.43" calcext:value-type="float">
            <text:p>1667.43</text:p>
          </table:table-cell>
          <table:table-cell office:value-type="float" office:value="2021.26" calcext:value-type="float">
            <text:p>2021.26</text:p>
          </table:table-cell>
        </table:table-row>
        <table:table-row table:style-name="ro1">
          <table:table-cell office:value-type="float" office:value="25006041" calcext:value-type="float">
            <text:p>25006041</text:p>
          </table:table-cell>
          <table:table-cell table:formula="of:=[.A1565]/1000/(60*60*24)" office:value-type="time" office:time-value="PT06H56M46.041S" calcext:value-type="time">
            <text:p>06:56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668.46" calcext:value-type="float">
            <text:p>1668.46</text:p>
          </table:table-cell>
          <table:table-cell office:value-type="float" office:value="2022.47" calcext:value-type="float">
            <text:p>2022.47</text:p>
          </table:table-cell>
        </table:table-row>
        <table:table-row table:style-name="ro1">
          <table:table-cell office:value-type="float" office:value="25022041" calcext:value-type="float">
            <text:p>25022041</text:p>
          </table:table-cell>
          <table:table-cell table:formula="of:=[.A1566]/1000/(60*60*24)" office:value-type="time" office:time-value="PT06H57M02.041S" calcext:value-type="time">
            <text:p>06:57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69.49" calcext:value-type="float">
            <text:p>1669.49</text:p>
          </table:table-cell>
          <table:table-cell office:value-type="float" office:value="2023.68" calcext:value-type="float">
            <text:p>2023.68</text:p>
          </table:table-cell>
        </table:table-row>
        <table:table-row table:style-name="ro1">
          <table:table-cell office:value-type="float" office:value="25038041" calcext:value-type="float">
            <text:p>25038041</text:p>
          </table:table-cell>
          <table:table-cell table:formula="of:=[.A1567]/1000/(60*60*24)" office:value-type="time" office:time-value="PT06H57M18.041S" calcext:value-type="time">
            <text:p>06:5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670.53" calcext:value-type="float">
            <text:p>1670.53</text:p>
          </table:table-cell>
          <table:table-cell office:value-type="float" office:value="2024.89" calcext:value-type="float">
            <text:p>2024.89</text:p>
          </table:table-cell>
        </table:table-row>
        <table:table-row table:style-name="ro1">
          <table:table-cell office:value-type="float" office:value="25054041" calcext:value-type="float">
            <text:p>25054041</text:p>
          </table:table-cell>
          <table:table-cell table:formula="of:=[.A1568]/1000/(60*60*24)" office:value-type="time" office:time-value="PT06H57M34.041S" calcext:value-type="time">
            <text:p>06:57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71.56" calcext:value-type="float">
            <text:p>1671.56</text:p>
          </table:table-cell>
          <table:table-cell office:value-type="float" office:value="2026.1" calcext:value-type="float">
            <text:p>2026.1</text:p>
          </table:table-cell>
        </table:table-row>
        <table:table-row table:style-name="ro1">
          <table:table-cell office:value-type="float" office:value="25070041" calcext:value-type="float">
            <text:p>25070041</text:p>
          </table:table-cell>
          <table:table-cell table:formula="of:=[.A1569]/1000/(60*60*24)" office:value-type="time" office:time-value="PT06H57M50.041S" calcext:value-type="time">
            <text:p>06:57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72.59" calcext:value-type="float">
            <text:p>1672.59</text:p>
          </table:table-cell>
          <table:table-cell office:value-type="float" office:value="2027.31" calcext:value-type="float">
            <text:p>2027.31</text:p>
          </table:table-cell>
        </table:table-row>
        <table:table-row table:style-name="ro1">
          <table:table-cell office:value-type="float" office:value="25086041" calcext:value-type="float">
            <text:p>25086041</text:p>
          </table:table-cell>
          <table:table-cell table:formula="of:=[.A1570]/1000/(60*60*24)" office:value-type="time" office:time-value="PT06H58M06.041S" calcext:value-type="time">
            <text:p>06:58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73.63" calcext:value-type="float">
            <text:p>1673.63</text:p>
          </table:table-cell>
          <table:table-cell office:value-type="float" office:value="2028.52" calcext:value-type="float">
            <text:p>2028.52</text:p>
          </table:table-cell>
        </table:table-row>
        <table:table-row table:style-name="ro1">
          <table:table-cell office:value-type="float" office:value="25102041" calcext:value-type="float">
            <text:p>25102041</text:p>
          </table:table-cell>
          <table:table-cell table:formula="of:=[.A1571]/1000/(60*60*24)" office:value-type="time" office:time-value="PT06H58M22.041S" calcext:value-type="time">
            <text:p>06:58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74.66" calcext:value-type="float">
            <text:p>1674.66</text:p>
          </table:table-cell>
          <table:table-cell office:value-type="float" office:value="2029.73" calcext:value-type="float">
            <text:p>2029.73</text:p>
          </table:table-cell>
        </table:table-row>
        <table:table-row table:style-name="ro1">
          <table:table-cell office:value-type="float" office:value="25118041" calcext:value-type="float">
            <text:p>25118041</text:p>
          </table:table-cell>
          <table:table-cell table:formula="of:=[.A1572]/1000/(60*60*24)" office:value-type="time" office:time-value="PT06H58M38.041S" calcext:value-type="time">
            <text:p>06:58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75.69" calcext:value-type="float">
            <text:p>1675.69</text:p>
          </table:table-cell>
          <table:table-cell office:value-type="float" office:value="2030.94" calcext:value-type="float">
            <text:p>2030.94</text:p>
          </table:table-cell>
        </table:table-row>
        <table:table-row table:style-name="ro1">
          <table:table-cell office:value-type="float" office:value="25134041" calcext:value-type="float">
            <text:p>25134041</text:p>
          </table:table-cell>
          <table:table-cell table:formula="of:=[.A1573]/1000/(60*60*24)" office:value-type="time" office:time-value="PT06H58M54.041S" calcext:value-type="time">
            <text:p>06:58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76.73" calcext:value-type="float">
            <text:p>1676.73</text:p>
          </table:table-cell>
          <table:table-cell office:value-type="float" office:value="2032.15" calcext:value-type="float">
            <text:p>2032.15</text:p>
          </table:table-cell>
        </table:table-row>
        <table:table-row table:style-name="ro1">
          <table:table-cell office:value-type="float" office:value="25150041" calcext:value-type="float">
            <text:p>25150041</text:p>
          </table:table-cell>
          <table:table-cell table:formula="of:=[.A1574]/1000/(60*60*24)" office:value-type="time" office:time-value="PT06H59M10.041S" calcext:value-type="time">
            <text:p>06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77.76" calcext:value-type="float">
            <text:p>1677.76</text:p>
          </table:table-cell>
          <table:table-cell office:value-type="float" office:value="2033.36" calcext:value-type="float">
            <text:p>2033.36</text:p>
          </table:table-cell>
        </table:table-row>
        <table:table-row table:style-name="ro1">
          <table:table-cell office:value-type="float" office:value="25166041" calcext:value-type="float">
            <text:p>25166041</text:p>
          </table:table-cell>
          <table:table-cell table:formula="of:=[.A1575]/1000/(60*60*24)" office:value-type="time" office:time-value="PT06H59M26.041S" calcext:value-type="time">
            <text:p>06:59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678.79" calcext:value-type="float">
            <text:p>1678.79</text:p>
          </table:table-cell>
          <table:table-cell office:value-type="float" office:value="2034.57" calcext:value-type="float">
            <text:p>2034.57</text:p>
          </table:table-cell>
        </table:table-row>
        <table:table-row table:style-name="ro1">
          <table:table-cell office:value-type="float" office:value="25182041" calcext:value-type="float">
            <text:p>25182041</text:p>
          </table:table-cell>
          <table:table-cell table:formula="of:=[.A1576]/1000/(60*60*24)" office:value-type="time" office:time-value="PT06H59M42.041S" calcext:value-type="time">
            <text:p>06:59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79.83" calcext:value-type="float">
            <text:p>1679.83</text:p>
          </table:table-cell>
          <table:table-cell office:value-type="float" office:value="2035.78" calcext:value-type="float">
            <text:p>2035.78</text:p>
          </table:table-cell>
        </table:table-row>
        <table:table-row table:style-name="ro1">
          <table:table-cell office:value-type="float" office:value="25198041" calcext:value-type="float">
            <text:p>25198041</text:p>
          </table:table-cell>
          <table:table-cell table:formula="of:=[.A1577]/1000/(60*60*24)" office:value-type="time" office:time-value="PT06H59M58.041S" calcext:value-type="time">
            <text:p>06:59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80.86" calcext:value-type="float">
            <text:p>1680.86</text:p>
          </table:table-cell>
          <table:table-cell office:value-type="float" office:value="2036.99" calcext:value-type="float">
            <text:p>2036.99</text:p>
          </table:table-cell>
        </table:table-row>
        <table:table-row table:style-name="ro1">
          <table:table-cell office:value-type="float" office:value="25214041" calcext:value-type="float">
            <text:p>25214041</text:p>
          </table:table-cell>
          <table:table-cell table:formula="of:=[.A1578]/1000/(60*60*24)" office:value-type="time" office:time-value="PT07H00M14.041S" calcext:value-type="time">
            <text:p>07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81.89" calcext:value-type="float">
            <text:p>1681.89</text:p>
          </table:table-cell>
          <table:table-cell office:value-type="float" office:value="2038.2" calcext:value-type="float">
            <text:p>2038.2</text:p>
          </table:table-cell>
        </table:table-row>
        <table:table-row table:style-name="ro1">
          <table:table-cell office:value-type="float" office:value="25230041" calcext:value-type="float">
            <text:p>25230041</text:p>
          </table:table-cell>
          <table:table-cell table:formula="of:=[.A1579]/1000/(60*60*24)" office:value-type="time" office:time-value="PT07H00M30.041S" calcext:value-type="time">
            <text:p>07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82.93" calcext:value-type="float">
            <text:p>1682.93</text:p>
          </table:table-cell>
          <table:table-cell office:value-type="float" office:value="2039.41" calcext:value-type="float">
            <text:p>2039.41</text:p>
          </table:table-cell>
        </table:table-row>
        <table:table-row table:style-name="ro1">
          <table:table-cell office:value-type="float" office:value="25246041" calcext:value-type="float">
            <text:p>25246041</text:p>
          </table:table-cell>
          <table:table-cell table:formula="of:=[.A1580]/1000/(60*60*24)" office:value-type="time" office:time-value="PT07H00M46.041S" calcext:value-type="time">
            <text:p>07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683.96" calcext:value-type="float">
            <text:p>1683.96</text:p>
          </table:table-cell>
          <table:table-cell office:value-type="float" office:value="2040.62" calcext:value-type="float">
            <text:p>2040.62</text:p>
          </table:table-cell>
        </table:table-row>
        <table:table-row table:style-name="ro1">
          <table:table-cell office:value-type="float" office:value="25262041" calcext:value-type="float">
            <text:p>25262041</text:p>
          </table:table-cell>
          <table:table-cell table:formula="of:=[.A1581]/1000/(60*60*24)" office:value-type="time" office:time-value="PT07H01M02.041S" calcext:value-type="time">
            <text:p>07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84.99" calcext:value-type="float">
            <text:p>1684.99</text:p>
          </table:table-cell>
          <table:table-cell office:value-type="float" office:value="2041.83" calcext:value-type="float">
            <text:p>2041.83</text:p>
          </table:table-cell>
        </table:table-row>
        <table:table-row table:style-name="ro1">
          <table:table-cell office:value-type="float" office:value="25278041" calcext:value-type="float">
            <text:p>25278041</text:p>
          </table:table-cell>
          <table:table-cell table:formula="of:=[.A1582]/1000/(60*60*24)" office:value-type="time" office:time-value="PT07H01M18.041S" calcext:value-type="time">
            <text:p>07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86.02" calcext:value-type="float">
            <text:p>1686.02</text:p>
          </table:table-cell>
          <table:table-cell office:value-type="float" office:value="2043.04" calcext:value-type="float">
            <text:p>2043.04</text:p>
          </table:table-cell>
        </table:table-row>
        <table:table-row table:style-name="ro1">
          <table:table-cell office:value-type="float" office:value="25294041" calcext:value-type="float">
            <text:p>25294041</text:p>
          </table:table-cell>
          <table:table-cell table:formula="of:=[.A1583]/1000/(60*60*24)" office:value-type="time" office:time-value="PT07H01M34.041S" calcext:value-type="time">
            <text:p>07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87.06" calcext:value-type="float">
            <text:p>1687.06</text:p>
          </table:table-cell>
          <table:table-cell office:value-type="float" office:value="2044.24" calcext:value-type="float">
            <text:p>2044.24</text:p>
          </table:table-cell>
        </table:table-row>
        <table:table-row table:style-name="ro1">
          <table:table-cell office:value-type="float" office:value="25310041" calcext:value-type="float">
            <text:p>25310041</text:p>
          </table:table-cell>
          <table:table-cell table:formula="of:=[.A1584]/1000/(60*60*24)" office:value-type="time" office:time-value="PT07H01M50.041S" calcext:value-type="time">
            <text:p>07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688.09" calcext:value-type="float">
            <text:p>1688.09</text:p>
          </table:table-cell>
          <table:table-cell office:value-type="float" office:value="2045.45" calcext:value-type="float">
            <text:p>2045.45</text:p>
          </table:table-cell>
        </table:table-row>
        <table:table-row table:style-name="ro1">
          <table:table-cell office:value-type="float" office:value="25326041" calcext:value-type="float">
            <text:p>25326041</text:p>
          </table:table-cell>
          <table:table-cell table:formula="of:=[.A1585]/1000/(60*60*24)" office:value-type="time" office:time-value="PT07H02M06.041S" calcext:value-type="time">
            <text:p>07:02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89.12" calcext:value-type="float">
            <text:p>1689.12</text:p>
          </table:table-cell>
          <table:table-cell office:value-type="float" office:value="2046.66" calcext:value-type="float">
            <text:p>2046.66</text:p>
          </table:table-cell>
        </table:table-row>
        <table:table-row table:style-name="ro1">
          <table:table-cell office:value-type="float" office:value="25342041" calcext:value-type="float">
            <text:p>25342041</text:p>
          </table:table-cell>
          <table:table-cell table:formula="of:=[.A1586]/1000/(60*60*24)" office:value-type="time" office:time-value="PT07H02M22.041S" calcext:value-type="time">
            <text:p>07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5" calcext:value-type="float">
            <text:p>271.95</text:p>
          </table:table-cell>
          <table:table-cell office:value-type="float" office:value="1690.15" calcext:value-type="float">
            <text:p>1690.15</text:p>
          </table:table-cell>
          <table:table-cell office:value-type="float" office:value="2047.87" calcext:value-type="float">
            <text:p>2047.87</text:p>
          </table:table-cell>
        </table:table-row>
        <table:table-row table:style-name="ro1">
          <table:table-cell office:value-type="float" office:value="25358041" calcext:value-type="float">
            <text:p>25358041</text:p>
          </table:table-cell>
          <table:table-cell table:formula="of:=[.A1587]/1000/(60*60*24)" office:value-type="time" office:time-value="PT07H02M38.041S" calcext:value-type="time">
            <text:p>07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91.18" calcext:value-type="float">
            <text:p>1691.18</text:p>
          </table:table-cell>
          <table:table-cell office:value-type="float" office:value="2049.08" calcext:value-type="float">
            <text:p>2049.08</text:p>
          </table:table-cell>
        </table:table-row>
        <table:table-row table:style-name="ro1">
          <table:table-cell office:value-type="float" office:value="25374041" calcext:value-type="float">
            <text:p>25374041</text:p>
          </table:table-cell>
          <table:table-cell table:formula="of:=[.A1588]/1000/(60*60*24)" office:value-type="time" office:time-value="PT07H02M54.041S" calcext:value-type="time">
            <text:p>07:02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92.21" calcext:value-type="float">
            <text:p>1692.21</text:p>
          </table:table-cell>
          <table:table-cell office:value-type="float" office:value="2050.29" calcext:value-type="float">
            <text:p>2050.29</text:p>
          </table:table-cell>
        </table:table-row>
        <table:table-row table:style-name="ro1">
          <table:table-cell office:value-type="float" office:value="25390041" calcext:value-type="float">
            <text:p>25390041</text:p>
          </table:table-cell>
          <table:table-cell table:formula="of:=[.A1589]/1000/(60*60*24)" office:value-type="time" office:time-value="PT07H03M10.041S" calcext:value-type="time">
            <text:p>07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93.25" calcext:value-type="float">
            <text:p>1693.25</text:p>
          </table:table-cell>
          <table:table-cell office:value-type="float" office:value="2051.49" calcext:value-type="float">
            <text:p>2051.49</text:p>
          </table:table-cell>
        </table:table-row>
        <table:table-row table:style-name="ro1">
          <table:table-cell office:value-type="float" office:value="25406041" calcext:value-type="float">
            <text:p>25406041</text:p>
          </table:table-cell>
          <table:table-cell table:formula="of:=[.A1590]/1000/(60*60*24)" office:value-type="time" office:time-value="PT07H03M26.041S" calcext:value-type="time">
            <text:p>07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94.28" calcext:value-type="float">
            <text:p>1694.28</text:p>
          </table:table-cell>
          <table:table-cell office:value-type="float" office:value="2052.7" calcext:value-type="float">
            <text:p>2052.7</text:p>
          </table:table-cell>
        </table:table-row>
        <table:table-row table:style-name="ro1">
          <table:table-cell office:value-type="float" office:value="25422041" calcext:value-type="float">
            <text:p>25422041</text:p>
          </table:table-cell>
          <table:table-cell table:formula="of:=[.A1591]/1000/(60*60*24)" office:value-type="time" office:time-value="PT07H03M42.041S" calcext:value-type="time">
            <text:p>07:03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95.31" calcext:value-type="float">
            <text:p>1695.31</text:p>
          </table:table-cell>
          <table:table-cell office:value-type="float" office:value="2053.9" calcext:value-type="float">
            <text:p>2053.9</text:p>
          </table:table-cell>
        </table:table-row>
        <table:table-row table:style-name="ro1">
          <table:table-cell office:value-type="float" office:value="25438041" calcext:value-type="float">
            <text:p>25438041</text:p>
          </table:table-cell>
          <table:table-cell table:formula="of:=[.A1592]/1000/(60*60*24)" office:value-type="time" office:time-value="PT07H03M58.041S" calcext:value-type="time">
            <text:p>07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696.34" calcext:value-type="float">
            <text:p>1696.34</text:p>
          </table:table-cell>
          <table:table-cell office:value-type="float" office:value="2055.11" calcext:value-type="float">
            <text:p>2055.11</text:p>
          </table:table-cell>
        </table:table-row>
        <table:table-row table:style-name="ro1">
          <table:table-cell office:value-type="float" office:value="25454040" calcext:value-type="float">
            <text:p>25454040</text:p>
          </table:table-cell>
          <table:table-cell table:formula="of:=[.A1593]/1000/(60*60*24)" office:value-type="time" office:time-value="PT07H04M14.04S" calcext:value-type="time">
            <text:p>07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97.37" calcext:value-type="float">
            <text:p>1697.37</text:p>
          </table:table-cell>
          <table:table-cell office:value-type="float" office:value="2056.32" calcext:value-type="float">
            <text:p>2056.32</text:p>
          </table:table-cell>
        </table:table-row>
        <table:table-row table:style-name="ro1">
          <table:table-cell office:value-type="float" office:value="25470041" calcext:value-type="float">
            <text:p>25470041</text:p>
          </table:table-cell>
          <table:table-cell table:formula="of:=[.A1594]/1000/(60*60*24)" office:value-type="time" office:time-value="PT07H04M30.041S" calcext:value-type="time">
            <text:p>07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698.4" calcext:value-type="float">
            <text:p>1698.4</text:p>
          </table:table-cell>
          <table:table-cell office:value-type="float" office:value="2057.52" calcext:value-type="float">
            <text:p>2057.52</text:p>
          </table:table-cell>
        </table:table-row>
        <table:table-row table:style-name="ro1">
          <table:table-cell office:value-type="float" office:value="25486040" calcext:value-type="float">
            <text:p>25486040</text:p>
          </table:table-cell>
          <table:table-cell table:formula="of:=[.A1595]/1000/(60*60*24)" office:value-type="time" office:time-value="PT07H04M46.04S" calcext:value-type="time">
            <text:p>07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99.43" calcext:value-type="float">
            <text:p>1699.43</text:p>
          </table:table-cell>
          <table:table-cell office:value-type="float" office:value="2058.73" calcext:value-type="float">
            <text:p>2058.73</text:p>
          </table:table-cell>
        </table:table-row>
        <table:table-row table:style-name="ro1">
          <table:table-cell office:value-type="float" office:value="25502041" calcext:value-type="float">
            <text:p>25502041</text:p>
          </table:table-cell>
          <table:table-cell table:formula="of:=[.A1596]/1000/(60*60*24)" office:value-type="time" office:time-value="PT07H05M02.041S" calcext:value-type="time">
            <text:p>07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00.46" calcext:value-type="float">
            <text:p>1700.46</text:p>
          </table:table-cell>
          <table:table-cell office:value-type="float" office:value="2059.93" calcext:value-type="float">
            <text:p>2059.93</text:p>
          </table:table-cell>
        </table:table-row>
        <table:table-row table:style-name="ro1">
          <table:table-cell office:value-type="float" office:value="25518041" calcext:value-type="float">
            <text:p>25518041</text:p>
          </table:table-cell>
          <table:table-cell table:formula="of:=[.A1597]/1000/(60*60*24)" office:value-type="time" office:time-value="PT07H05M18.041S" calcext:value-type="time">
            <text:p>07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01.5" calcext:value-type="float">
            <text:p>1701.5</text:p>
          </table:table-cell>
          <table:table-cell office:value-type="float" office:value="2061.14" calcext:value-type="float">
            <text:p>2061.14</text:p>
          </table:table-cell>
        </table:table-row>
        <table:table-row table:style-name="ro1">
          <table:table-cell office:value-type="float" office:value="25534041" calcext:value-type="float">
            <text:p>25534041</text:p>
          </table:table-cell>
          <table:table-cell table:formula="of:=[.A1598]/1000/(60*60*24)" office:value-type="time" office:time-value="PT07H05M34.041S" calcext:value-type="time">
            <text:p>07:05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2.53" calcext:value-type="float">
            <text:p>1702.53</text:p>
          </table:table-cell>
          <table:table-cell office:value-type="float" office:value="2062.34" calcext:value-type="float">
            <text:p>2062.34</text:p>
          </table:table-cell>
        </table:table-row>
        <table:table-row table:style-name="ro1">
          <table:table-cell office:value-type="float" office:value="25550041" calcext:value-type="float">
            <text:p>25550041</text:p>
          </table:table-cell>
          <table:table-cell table:formula="of:=[.A1599]/1000/(60*60*24)" office:value-type="time" office:time-value="PT07H05M50.041S" calcext:value-type="time">
            <text:p>07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03.56" calcext:value-type="float">
            <text:p>1703.56</text:p>
          </table:table-cell>
          <table:table-cell office:value-type="float" office:value="2063.55" calcext:value-type="float">
            <text:p>2063.55</text:p>
          </table:table-cell>
        </table:table-row>
        <table:table-row table:style-name="ro1">
          <table:table-cell office:value-type="float" office:value="25566041" calcext:value-type="float">
            <text:p>25566041</text:p>
          </table:table-cell>
          <table:table-cell table:formula="of:=[.A1600]/1000/(60*60*24)" office:value-type="time" office:time-value="PT07H06M06.041S" calcext:value-type="time">
            <text:p>07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4.59" calcext:value-type="float">
            <text:p>1704.59</text:p>
          </table:table-cell>
          <table:table-cell office:value-type="float" office:value="2064.75" calcext:value-type="float">
            <text:p>2064.75</text:p>
          </table:table-cell>
        </table:table-row>
        <table:table-row table:style-name="ro1">
          <table:table-cell office:value-type="float" office:value="25582041" calcext:value-type="float">
            <text:p>25582041</text:p>
          </table:table-cell>
          <table:table-cell table:formula="of:=[.A1601]/1000/(60*60*24)" office:value-type="time" office:time-value="PT07H06M22.041S" calcext:value-type="time">
            <text:p>07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5.62" calcext:value-type="float">
            <text:p>1705.62</text:p>
          </table:table-cell>
          <table:table-cell office:value-type="float" office:value="2065.95" calcext:value-type="float">
            <text:p>2065.95</text:p>
          </table:table-cell>
        </table:table-row>
        <table:table-row table:style-name="ro1">
          <table:table-cell office:value-type="float" office:value="25598041" calcext:value-type="float">
            <text:p>25598041</text:p>
          </table:table-cell>
          <table:table-cell table:formula="of:=[.A1602]/1000/(60*60*24)" office:value-type="time" office:time-value="PT07H06M38.041S" calcext:value-type="time">
            <text:p>07:06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6.65" calcext:value-type="float">
            <text:p>1706.65</text:p>
          </table:table-cell>
          <table:table-cell office:value-type="float" office:value="2067.16" calcext:value-type="float">
            <text:p>2067.16</text:p>
          </table:table-cell>
        </table:table-row>
        <table:table-row table:style-name="ro1">
          <table:table-cell office:value-type="float" office:value="25614041" calcext:value-type="float">
            <text:p>25614041</text:p>
          </table:table-cell>
          <table:table-cell table:formula="of:=[.A1603]/1000/(60*60*24)" office:value-type="time" office:time-value="PT07H06M54.041S" calcext:value-type="time">
            <text:p>07:06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7.68" calcext:value-type="float">
            <text:p>1707.68</text:p>
          </table:table-cell>
          <table:table-cell office:value-type="float" office:value="2068.36" calcext:value-type="float">
            <text:p>2068.36</text:p>
          </table:table-cell>
        </table:table-row>
        <table:table-row table:style-name="ro1">
          <table:table-cell office:value-type="float" office:value="25630041" calcext:value-type="float">
            <text:p>25630041</text:p>
          </table:table-cell>
          <table:table-cell table:formula="of:=[.A1604]/1000/(60*60*24)" office:value-type="time" office:time-value="PT07H07M10.041S" calcext:value-type="time">
            <text:p>07:07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8.71" calcext:value-type="float">
            <text:p>1708.71</text:p>
          </table:table-cell>
          <table:table-cell office:value-type="float" office:value="2069.57" calcext:value-type="float">
            <text:p>2069.57</text:p>
          </table:table-cell>
        </table:table-row>
        <table:table-row table:style-name="ro1">
          <table:table-cell office:value-type="float" office:value="25646040" calcext:value-type="float">
            <text:p>25646040</text:p>
          </table:table-cell>
          <table:table-cell table:formula="of:=[.A1605]/1000/(60*60*24)" office:value-type="time" office:time-value="PT07H07M26.04S" calcext:value-type="time">
            <text:p>07:07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9.74" calcext:value-type="float">
            <text:p>1709.74</text:p>
          </table:table-cell>
          <table:table-cell office:value-type="float" office:value="2070.77" calcext:value-type="float">
            <text:p>2070.77</text:p>
          </table:table-cell>
        </table:table-row>
        <table:table-row table:style-name="ro1">
          <table:table-cell office:value-type="float" office:value="25662041" calcext:value-type="float">
            <text:p>25662041</text:p>
          </table:table-cell>
          <table:table-cell table:formula="of:=[.A1606]/1000/(60*60*24)" office:value-type="time" office:time-value="PT07H07M42.041S" calcext:value-type="time">
            <text:p>07:07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0.77" calcext:value-type="float">
            <text:p>1710.77</text:p>
          </table:table-cell>
          <table:table-cell office:value-type="float" office:value="2071.97" calcext:value-type="float">
            <text:p>2071.97</text:p>
          </table:table-cell>
        </table:table-row>
        <table:table-row table:style-name="ro1">
          <table:table-cell office:value-type="float" office:value="25678041" calcext:value-type="float">
            <text:p>25678041</text:p>
          </table:table-cell>
          <table:table-cell table:formula="of:=[.A1607]/1000/(60*60*24)" office:value-type="time" office:time-value="PT07H07M58.041S" calcext:value-type="time">
            <text:p>07:07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11.8" calcext:value-type="float">
            <text:p>1711.8</text:p>
          </table:table-cell>
          <table:table-cell office:value-type="float" office:value="2073.18" calcext:value-type="float">
            <text:p>2073.18</text:p>
          </table:table-cell>
        </table:table-row>
        <table:table-row table:style-name="ro1">
          <table:table-cell office:value-type="float" office:value="25694041" calcext:value-type="float">
            <text:p>25694041</text:p>
          </table:table-cell>
          <table:table-cell table:formula="of:=[.A1608]/1000/(60*60*24)" office:value-type="time" office:time-value="PT07H08M14.041S" calcext:value-type="time">
            <text:p>07:08:1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2.83" calcext:value-type="float">
            <text:p>1712.83</text:p>
          </table:table-cell>
          <table:table-cell office:value-type="float" office:value="2074.38" calcext:value-type="float">
            <text:p>2074.38</text:p>
          </table:table-cell>
        </table:table-row>
        <table:table-row table:style-name="ro1">
          <table:table-cell office:value-type="float" office:value="25710041" calcext:value-type="float">
            <text:p>25710041</text:p>
          </table:table-cell>
          <table:table-cell table:formula="of:=[.A1609]/1000/(60*60*24)" office:value-type="time" office:time-value="PT07H08M30.041S" calcext:value-type="time">
            <text:p>07:08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3.86" calcext:value-type="float">
            <text:p>1713.86</text:p>
          </table:table-cell>
          <table:table-cell office:value-type="float" office:value="2075.58" calcext:value-type="float">
            <text:p>2075.58</text:p>
          </table:table-cell>
        </table:table-row>
        <table:table-row table:style-name="ro1">
          <table:table-cell office:value-type="float" office:value="25726041" calcext:value-type="float">
            <text:p>25726041</text:p>
          </table:table-cell>
          <table:table-cell table:formula="of:=[.A1610]/1000/(60*60*24)" office:value-type="time" office:time-value="PT07H08M46.041S" calcext:value-type="time">
            <text:p>07:08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714.89" calcext:value-type="float">
            <text:p>1714.89</text:p>
          </table:table-cell>
          <table:table-cell office:value-type="float" office:value="2076.79" calcext:value-type="float">
            <text:p>2076.79</text:p>
          </table:table-cell>
        </table:table-row>
        <table:table-row table:style-name="ro1">
          <table:table-cell office:value-type="float" office:value="25742041" calcext:value-type="float">
            <text:p>25742041</text:p>
          </table:table-cell>
          <table:table-cell table:formula="of:=[.A1611]/1000/(60*60*24)" office:value-type="time" office:time-value="PT07H09M02.041S" calcext:value-type="time">
            <text:p>07:09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15.92" calcext:value-type="float">
            <text:p>1715.92</text:p>
          </table:table-cell>
          <table:table-cell office:value-type="float" office:value="2077.99" calcext:value-type="float">
            <text:p>2077.99</text:p>
          </table:table-cell>
        </table:table-row>
        <table:table-row table:style-name="ro1">
          <table:table-cell office:value-type="float" office:value="25758041" calcext:value-type="float">
            <text:p>25758041</text:p>
          </table:table-cell>
          <table:table-cell table:formula="of:=[.A1612]/1000/(60*60*24)" office:value-type="time" office:time-value="PT07H09M18.041S" calcext:value-type="time">
            <text:p>07:09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6.95" calcext:value-type="float">
            <text:p>1716.95</text:p>
          </table:table-cell>
          <table:table-cell office:value-type="float" office:value="2079.19" calcext:value-type="float">
            <text:p>2079.19</text:p>
          </table:table-cell>
        </table:table-row>
        <table:table-row table:style-name="ro1">
          <table:table-cell office:value-type="float" office:value="25774041" calcext:value-type="float">
            <text:p>25774041</text:p>
          </table:table-cell>
          <table:table-cell table:formula="of:=[.A1613]/1000/(60*60*24)" office:value-type="time" office:time-value="PT07H09M34.041S" calcext:value-type="time">
            <text:p>07:09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7.98" calcext:value-type="float">
            <text:p>1717.98</text:p>
          </table:table-cell>
          <table:table-cell office:value-type="float" office:value="2080.4" calcext:value-type="float">
            <text:p>2080.4</text:p>
          </table:table-cell>
        </table:table-row>
        <table:table-row table:style-name="ro1">
          <table:table-cell office:value-type="float" office:value="25790041" calcext:value-type="float">
            <text:p>25790041</text:p>
          </table:table-cell>
          <table:table-cell table:formula="of:=[.A1614]/1000/(60*60*24)" office:value-type="time" office:time-value="PT07H09M50.041S" calcext:value-type="time">
            <text:p>07:09:50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19.01" calcext:value-type="float">
            <text:p>1719.01</text:p>
          </table:table-cell>
          <table:table-cell office:value-type="float" office:value="2081.6" calcext:value-type="float">
            <text:p>2081.6</text:p>
          </table:table-cell>
        </table:table-row>
        <table:table-row table:style-name="ro1">
          <table:table-cell office:value-type="float" office:value="25806041" calcext:value-type="float">
            <text:p>25806041</text:p>
          </table:table-cell>
          <table:table-cell table:formula="of:=[.A1615]/1000/(60*60*24)" office:value-type="time" office:time-value="PT07H10M06.041S" calcext:value-type="time">
            <text:p>07:10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20.04" calcext:value-type="float">
            <text:p>1720.04</text:p>
          </table:table-cell>
          <table:table-cell office:value-type="float" office:value="2082.8" calcext:value-type="float">
            <text:p>2082.8</text:p>
          </table:table-cell>
        </table:table-row>
        <table:table-row table:style-name="ro1">
          <table:table-cell office:value-type="float" office:value="25822041" calcext:value-type="float">
            <text:p>25822041</text:p>
          </table:table-cell>
          <table:table-cell table:formula="of:=[.A1616]/1000/(60*60*24)" office:value-type="time" office:time-value="PT07H10M22.041S" calcext:value-type="time">
            <text:p>07:10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1.36" calcext:value-type="float">
            <text:p>271.36</text:p>
          </table:table-cell>
          <table:table-cell office:value-type="float" office:value="1721.07" calcext:value-type="float">
            <text:p>1721.07</text:p>
          </table:table-cell>
          <table:table-cell office:value-type="float" office:value="2084.01" calcext:value-type="float">
            <text:p>2084.01</text:p>
          </table:table-cell>
        </table:table-row>
        <table:table-row table:style-name="ro1">
          <table:table-cell office:value-type="float" office:value="25838041" calcext:value-type="float">
            <text:p>25838041</text:p>
          </table:table-cell>
          <table:table-cell table:formula="of:=[.A1617]/1000/(60*60*24)" office:value-type="time" office:time-value="PT07H10M38.041S" calcext:value-type="time">
            <text:p>07:10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2.1" calcext:value-type="float">
            <text:p>1722.1</text:p>
          </table:table-cell>
          <table:table-cell office:value-type="float" office:value="2085.21" calcext:value-type="float">
            <text:p>2085.21</text:p>
          </table:table-cell>
        </table:table-row>
        <table:table-row table:style-name="ro1">
          <table:table-cell office:value-type="float" office:value="25854041" calcext:value-type="float">
            <text:p>25854041</text:p>
          </table:table-cell>
          <table:table-cell table:formula="of:=[.A1618]/1000/(60*60*24)" office:value-type="time" office:time-value="PT07H10M54.041S" calcext:value-type="time">
            <text:p>07:10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3.13" calcext:value-type="float">
            <text:p>1723.13</text:p>
          </table:table-cell>
          <table:table-cell office:value-type="float" office:value="2086.41" calcext:value-type="float">
            <text:p>2086.41</text:p>
          </table:table-cell>
        </table:table-row>
        <table:table-row table:style-name="ro1">
          <table:table-cell office:value-type="float" office:value="25870041" calcext:value-type="float">
            <text:p>25870041</text:p>
          </table:table-cell>
          <table:table-cell table:formula="of:=[.A1619]/1000/(60*60*24)" office:value-type="time" office:time-value="PT07H11M10.041S" calcext:value-type="time">
            <text:p>07:11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4.16" calcext:value-type="float">
            <text:p>1724.16</text:p>
          </table:table-cell>
          <table:table-cell office:value-type="float" office:value="2087.62" calcext:value-type="float">
            <text:p>2087.62</text:p>
          </table:table-cell>
        </table:table-row>
        <table:table-row table:style-name="ro1">
          <table:table-cell office:value-type="float" office:value="25886041" calcext:value-type="float">
            <text:p>25886041</text:p>
          </table:table-cell>
          <table:table-cell table:formula="of:=[.A1620]/1000/(60*60*24)" office:value-type="time" office:time-value="PT07H11M26.041S" calcext:value-type="time">
            <text:p>07:11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5.19" calcext:value-type="float">
            <text:p>1725.19</text:p>
          </table:table-cell>
          <table:table-cell office:value-type="float" office:value="2088.82" calcext:value-type="float">
            <text:p>2088.82</text:p>
          </table:table-cell>
        </table:table-row>
        <table:table-row table:style-name="ro1">
          <table:table-cell office:value-type="float" office:value="25902041" calcext:value-type="float">
            <text:p>25902041</text:p>
          </table:table-cell>
          <table:table-cell table:formula="of:=[.A1621]/1000/(60*60*24)" office:value-type="time" office:time-value="PT07H11M42.041S" calcext:value-type="time">
            <text:p>07:11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6.22" calcext:value-type="float">
            <text:p>1726.22</text:p>
          </table:table-cell>
          <table:table-cell office:value-type="float" office:value="2090.02" calcext:value-type="float">
            <text:p>2090.02</text:p>
          </table:table-cell>
        </table:table-row>
        <table:table-row table:style-name="ro1">
          <table:table-cell office:value-type="float" office:value="25918041" calcext:value-type="float">
            <text:p>25918041</text:p>
          </table:table-cell>
          <table:table-cell table:formula="of:=[.A1622]/1000/(60*60*24)" office:value-type="time" office:time-value="PT07H11M58.041S" calcext:value-type="time">
            <text:p>07:11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7.25" calcext:value-type="float">
            <text:p>1727.25</text:p>
          </table:table-cell>
          <table:table-cell office:value-type="float" office:value="2091.22" calcext:value-type="float">
            <text:p>2091.22</text:p>
          </table:table-cell>
        </table:table-row>
        <table:table-row table:style-name="ro1">
          <table:table-cell office:value-type="float" office:value="25934041" calcext:value-type="float">
            <text:p>25934041</text:p>
          </table:table-cell>
          <table:table-cell table:formula="of:=[.A1623]/1000/(60*60*24)" office:value-type="time" office:time-value="PT07H12M14.041S" calcext:value-type="time">
            <text:p>07:12:1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8.27" calcext:value-type="float">
            <text:p>1728.27</text:p>
          </table:table-cell>
          <table:table-cell office:value-type="float" office:value="2092.42" calcext:value-type="float">
            <text:p>2092.42</text:p>
          </table:table-cell>
        </table:table-row>
        <table:table-row table:style-name="ro1">
          <table:table-cell office:value-type="float" office:value="25950041" calcext:value-type="float">
            <text:p>25950041</text:p>
          </table:table-cell>
          <table:table-cell table:formula="of:=[.A1624]/1000/(60*60*24)" office:value-type="time" office:time-value="PT07H12M30.041S" calcext:value-type="time">
            <text:p>07:12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9.3" calcext:value-type="float">
            <text:p>1729.3</text:p>
          </table:table-cell>
          <table:table-cell office:value-type="float" office:value="2093.62" calcext:value-type="float">
            <text:p>2093.62</text:p>
          </table:table-cell>
        </table:table-row>
        <table:table-row table:style-name="ro1">
          <table:table-cell office:value-type="float" office:value="25966041" calcext:value-type="float">
            <text:p>25966041</text:p>
          </table:table-cell>
          <table:table-cell table:formula="of:=[.A1625]/1000/(60*60*24)" office:value-type="time" office:time-value="PT07H12M46.041S" calcext:value-type="time">
            <text:p>07:12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30.33" calcext:value-type="float">
            <text:p>1730.33</text:p>
          </table:table-cell>
          <table:table-cell office:value-type="float" office:value="2094.82" calcext:value-type="float">
            <text:p>2094.82</text:p>
          </table:table-cell>
        </table:table-row>
        <table:table-row table:style-name="ro1">
          <table:table-cell office:value-type="float" office:value="25982040" calcext:value-type="float">
            <text:p>25982040</text:p>
          </table:table-cell>
          <table:table-cell table:formula="of:=[.A1626]/1000/(60*60*24)" office:value-type="time" office:time-value="PT07H13M02.04S" calcext:value-type="time">
            <text:p>07:13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31.36" calcext:value-type="float">
            <text:p>1731.36</text:p>
          </table:table-cell>
          <table:table-cell office:value-type="float" office:value="2096.02" calcext:value-type="float">
            <text:p>2096.02</text:p>
          </table:table-cell>
        </table:table-row>
        <table:table-row table:style-name="ro1">
          <table:table-cell office:value-type="float" office:value="25998041" calcext:value-type="float">
            <text:p>25998041</text:p>
          </table:table-cell>
          <table:table-cell table:formula="of:=[.A1627]/1000/(60*60*24)" office:value-type="time" office:time-value="PT07H13M18.041S" calcext:value-type="time">
            <text:p>07:13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32.39" calcext:value-type="float">
            <text:p>1732.39</text:p>
          </table:table-cell>
          <table:table-cell office:value-type="float" office:value="2097.22" calcext:value-type="float">
            <text:p>2097.22</text:p>
          </table:table-cell>
        </table:table-row>
        <table:table-row table:style-name="ro1">
          <table:table-cell office:value-type="float" office:value="26014041" calcext:value-type="float">
            <text:p>26014041</text:p>
          </table:table-cell>
          <table:table-cell table:formula="of:=[.A1628]/1000/(60*60*24)" office:value-type="time" office:time-value="PT07H13M34.041S" calcext:value-type="time">
            <text:p>07:13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33.42" calcext:value-type="float">
            <text:p>1733.42</text:p>
          </table:table-cell>
          <table:table-cell office:value-type="float" office:value="2098.42" calcext:value-type="float">
            <text:p>2098.42</text:p>
          </table:table-cell>
        </table:table-row>
        <table:table-row table:style-name="ro1">
          <table:table-cell office:value-type="float" office:value="26030041" calcext:value-type="float">
            <text:p>26030041</text:p>
          </table:table-cell>
          <table:table-cell table:formula="of:=[.A1629]/1000/(60*60*24)" office:value-type="time" office:time-value="PT07H13M50.041S" calcext:value-type="time">
            <text:p>07:13:50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34.45" calcext:value-type="float">
            <text:p>1734.45</text:p>
          </table:table-cell>
          <table:table-cell office:value-type="float" office:value="2099.62" calcext:value-type="float">
            <text:p>2099.62</text:p>
          </table:table-cell>
        </table:table-row>
        <table:table-row table:style-name="ro1">
          <table:table-cell office:value-type="float" office:value="26046041" calcext:value-type="float">
            <text:p>26046041</text:p>
          </table:table-cell>
          <table:table-cell table:formula="of:=[.A1630]/1000/(60*60*24)" office:value-type="time" office:time-value="PT07H14M06.041S" calcext:value-type="time">
            <text:p>07:14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35.48" calcext:value-type="float">
            <text:p>1735.48</text:p>
          </table:table-cell>
          <table:table-cell office:value-type="float" office:value="2100.82" calcext:value-type="float">
            <text:p>2100.82</text:p>
          </table:table-cell>
        </table:table-row>
        <table:table-row table:style-name="ro1">
          <table:table-cell office:value-type="float" office:value="26062041" calcext:value-type="float">
            <text:p>26062041</text:p>
          </table:table-cell>
          <table:table-cell table:formula="of:=[.A1631]/1000/(60*60*24)" office:value-type="time" office:time-value="PT07H14M22.041S" calcext:value-type="time">
            <text:p>07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736.51" calcext:value-type="float">
            <text:p>1736.51</text:p>
          </table:table-cell>
          <table:table-cell office:value-type="float" office:value="2102.02" calcext:value-type="float">
            <text:p>2102.02</text:p>
          </table:table-cell>
        </table:table-row>
        <table:table-row table:style-name="ro1">
          <table:table-cell office:value-type="float" office:value="26078041" calcext:value-type="float">
            <text:p>26078041</text:p>
          </table:table-cell>
          <table:table-cell table:formula="of:=[.A1632]/1000/(60*60*24)" office:value-type="time" office:time-value="PT07H14M38.041S" calcext:value-type="time">
            <text:p>07:14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37.54" calcext:value-type="float">
            <text:p>1737.54</text:p>
          </table:table-cell>
          <table:table-cell office:value-type="float" office:value="2103.22" calcext:value-type="float">
            <text:p>2103.22</text:p>
          </table:table-cell>
        </table:table-row>
        <table:table-row table:style-name="ro1">
          <table:table-cell office:value-type="float" office:value="26094041" calcext:value-type="float">
            <text:p>26094041</text:p>
          </table:table-cell>
          <table:table-cell table:formula="of:=[.A1633]/1000/(60*60*24)" office:value-type="time" office:time-value="PT07H14M54.041S" calcext:value-type="time">
            <text:p>07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738.56" calcext:value-type="float">
            <text:p>1738.56</text:p>
          </table:table-cell>
          <table:table-cell office:value-type="float" office:value="2104.42" calcext:value-type="float">
            <text:p>2104.42</text:p>
          </table:table-cell>
        </table:table-row>
        <table:table-row table:style-name="ro1">
          <table:table-cell office:value-type="float" office:value="26110041" calcext:value-type="float">
            <text:p>26110041</text:p>
          </table:table-cell>
          <table:table-cell table:formula="of:=[.A1634]/1000/(60*60*24)" office:value-type="time" office:time-value="PT07H15M10.041S" calcext:value-type="time">
            <text:p>07:15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39.59" calcext:value-type="float">
            <text:p>1739.59</text:p>
          </table:table-cell>
          <table:table-cell office:value-type="float" office:value="2105.61" calcext:value-type="float">
            <text:p>2105.61</text:p>
          </table:table-cell>
        </table:table-row>
        <table:table-row table:style-name="ro1">
          <table:table-cell office:value-type="float" office:value="26126041" calcext:value-type="float">
            <text:p>26126041</text:p>
          </table:table-cell>
          <table:table-cell table:formula="of:=[.A1635]/1000/(60*60*24)" office:value-type="time" office:time-value="PT07H15M26.041S" calcext:value-type="time">
            <text:p>07:15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40.62" calcext:value-type="float">
            <text:p>1740.62</text:p>
          </table:table-cell>
          <table:table-cell office:value-type="float" office:value="2106.81" calcext:value-type="float">
            <text:p>2106.81</text:p>
          </table:table-cell>
        </table:table-row>
        <table:table-row table:style-name="ro1">
          <table:table-cell office:value-type="float" office:value="26142041" calcext:value-type="float">
            <text:p>26142041</text:p>
          </table:table-cell>
          <table:table-cell table:formula="of:=[.A1636]/1000/(60*60*24)" office:value-type="time" office:time-value="PT07H15M42.041S" calcext:value-type="time">
            <text:p>07:15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41.65" calcext:value-type="float">
            <text:p>1741.65</text:p>
          </table:table-cell>
          <table:table-cell office:value-type="float" office:value="2108.01" calcext:value-type="float">
            <text:p>2108.01</text:p>
          </table:table-cell>
        </table:table-row>
        <table:table-row table:style-name="ro1">
          <table:table-cell office:value-type="float" office:value="26158041" calcext:value-type="float">
            <text:p>26158041</text:p>
          </table:table-cell>
          <table:table-cell table:formula="of:=[.A1637]/1000/(60*60*24)" office:value-type="time" office:time-value="PT07H15M58.041S" calcext:value-type="time">
            <text:p>07:15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42.68" calcext:value-type="float">
            <text:p>1742.68</text:p>
          </table:table-cell>
          <table:table-cell office:value-type="float" office:value="2109.21" calcext:value-type="float">
            <text:p>2109.21</text:p>
          </table:table-cell>
        </table:table-row>
        <table:table-row table:style-name="ro1">
          <table:table-cell office:value-type="float" office:value="26174041" calcext:value-type="float">
            <text:p>26174041</text:p>
          </table:table-cell>
          <table:table-cell table:formula="of:=[.A1638]/1000/(60*60*24)" office:value-type="time" office:time-value="PT07H16M14.041S" calcext:value-type="time">
            <text:p>07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743.7" calcext:value-type="float">
            <text:p>1743.7</text:p>
          </table:table-cell>
          <table:table-cell office:value-type="float" office:value="2110.41" calcext:value-type="float">
            <text:p>2110.41</text:p>
          </table:table-cell>
        </table:table-row>
        <table:table-row table:style-name="ro1">
          <table:table-cell office:value-type="float" office:value="26190041" calcext:value-type="float">
            <text:p>26190041</text:p>
          </table:table-cell>
          <table:table-cell table:formula="of:=[.A1639]/1000/(60*60*24)" office:value-type="time" office:time-value="PT07H16M30.041S" calcext:value-type="time">
            <text:p>07:16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1744.73" calcext:value-type="float">
            <text:p>1744.73</text:p>
          </table:table-cell>
          <table:table-cell office:value-type="float" office:value="2111.61" calcext:value-type="float">
            <text:p>2111.61</text:p>
          </table:table-cell>
        </table:table-row>
        <table:table-row table:style-name="ro1">
          <table:table-cell office:value-type="float" office:value="26206041" calcext:value-type="float">
            <text:p>26206041</text:p>
          </table:table-cell>
          <table:table-cell table:formula="of:=[.A1640]/1000/(60*60*24)" office:value-type="time" office:time-value="PT07H16M46.041S" calcext:value-type="time">
            <text:p>07:16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45.76" calcext:value-type="float">
            <text:p>1745.76</text:p>
          </table:table-cell>
          <table:table-cell office:value-type="float" office:value="2112.8" calcext:value-type="float">
            <text:p>2112.8</text:p>
          </table:table-cell>
        </table:table-row>
        <table:table-row table:style-name="ro1">
          <table:table-cell office:value-type="float" office:value="26222041" calcext:value-type="float">
            <text:p>26222041</text:p>
          </table:table-cell>
          <table:table-cell table:formula="of:=[.A1641]/1000/(60*60*24)" office:value-type="time" office:time-value="PT07H17M02.041S" calcext:value-type="time">
            <text:p>07:17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46.79" calcext:value-type="float">
            <text:p>1746.79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6238041" calcext:value-type="float">
            <text:p>26238041</text:p>
          </table:table-cell>
          <table:table-cell table:formula="of:=[.A1642]/1000/(60*60*24)" office:value-type="time" office:time-value="PT07H17M18.041S" calcext:value-type="time">
            <text:p>07:17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47.81" calcext:value-type="float">
            <text:p>1747.81</text:p>
          </table:table-cell>
          <table:table-cell office:value-type="float" office:value="2115.2" calcext:value-type="float">
            <text:p>2115.2</text:p>
          </table:table-cell>
        </table:table-row>
        <table:table-row table:style-name="ro1">
          <table:table-cell office:value-type="float" office:value="26254041" calcext:value-type="float">
            <text:p>26254041</text:p>
          </table:table-cell>
          <table:table-cell table:formula="of:=[.A1643]/1000/(60*60*24)" office:value-type="time" office:time-value="PT07H17M34.041S" calcext:value-type="time">
            <text:p>07:17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48.84" calcext:value-type="float">
            <text:p>1748.84</text:p>
          </table:table-cell>
          <table:table-cell office:value-type="float" office:value="2116.4" calcext:value-type="float">
            <text:p>2116.4</text:p>
          </table:table-cell>
        </table:table-row>
        <table:table-row table:style-name="ro1">
          <table:table-cell office:value-type="float" office:value="26270041" calcext:value-type="float">
            <text:p>26270041</text:p>
          </table:table-cell>
          <table:table-cell table:formula="of:=[.A1644]/1000/(60*60*24)" office:value-type="time" office:time-value="PT07H17M50.041S" calcext:value-type="time">
            <text:p>07:1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749.87" calcext:value-type="float">
            <text:p>1749.87</text:p>
          </table:table-cell>
          <table:table-cell office:value-type="float" office:value="2117.59" calcext:value-type="float">
            <text:p>2117.59</text:p>
          </table:table-cell>
        </table:table-row>
        <table:table-row table:style-name="ro1">
          <table:table-cell office:value-type="float" office:value="26286041" calcext:value-type="float">
            <text:p>26286041</text:p>
          </table:table-cell>
          <table:table-cell table:formula="of:=[.A1645]/1000/(60*60*24)" office:value-type="time" office:time-value="PT07H18M06.041S" calcext:value-type="time">
            <text:p>07:1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50.9" calcext:value-type="float">
            <text:p>1750.9</text:p>
          </table:table-cell>
          <table:table-cell office:value-type="float" office:value="2118.79" calcext:value-type="float">
            <text:p>2118.79</text:p>
          </table:table-cell>
        </table:table-row>
        <table:table-row table:style-name="ro1">
          <table:table-cell office:value-type="float" office:value="26302041" calcext:value-type="float">
            <text:p>26302041</text:p>
          </table:table-cell>
          <table:table-cell table:formula="of:=[.A1646]/1000/(60*60*24)" office:value-type="time" office:time-value="PT07H18M22.041S" calcext:value-type="time">
            <text:p>07:18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51.92" calcext:value-type="float">
            <text:p>1751.92</text:p>
          </table:table-cell>
          <table:table-cell office:value-type="float" office:value="2119.99" calcext:value-type="float">
            <text:p>2119.99</text:p>
          </table:table-cell>
        </table:table-row>
        <table:table-row table:style-name="ro1">
          <table:table-cell office:value-type="float" office:value="26318041" calcext:value-type="float">
            <text:p>26318041</text:p>
          </table:table-cell>
          <table:table-cell table:formula="of:=[.A1647]/1000/(60*60*24)" office:value-type="time" office:time-value="PT07H18M38.041S" calcext:value-type="time">
            <text:p>07:18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52.95" calcext:value-type="float">
            <text:p>1752.95</text:p>
          </table:table-cell>
          <table:table-cell office:value-type="float" office:value="2121.18" calcext:value-type="float">
            <text:p>2121.18</text:p>
          </table:table-cell>
        </table:table-row>
        <table:table-row table:style-name="ro1">
          <table:table-cell office:value-type="float" office:value="26334041" calcext:value-type="float">
            <text:p>26334041</text:p>
          </table:table-cell>
          <table:table-cell table:formula="of:=[.A1648]/1000/(60*60*24)" office:value-type="time" office:time-value="PT07H18M54.041S" calcext:value-type="time">
            <text:p>07:1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53.98" calcext:value-type="float">
            <text:p>1753.98</text:p>
          </table:table-cell>
          <table:table-cell office:value-type="float" office:value="2122.38" calcext:value-type="float">
            <text:p>2122.38</text:p>
          </table:table-cell>
        </table:table-row>
        <table:table-row table:style-name="ro1">
          <table:table-cell office:value-type="float" office:value="26350041" calcext:value-type="float">
            <text:p>26350041</text:p>
          </table:table-cell>
          <table:table-cell table:formula="of:=[.A1649]/1000/(60*60*24)" office:value-type="time" office:time-value="PT07H19M10.041S" calcext:value-type="time">
            <text:p>07:1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55" calcext:value-type="float">
            <text:p>1755</text:p>
          </table:table-cell>
          <table:table-cell office:value-type="float" office:value="2123.58" calcext:value-type="float">
            <text:p>2123.58</text:p>
          </table:table-cell>
        </table:table-row>
        <table:table-row table:style-name="ro1">
          <table:table-cell office:value-type="float" office:value="26366041" calcext:value-type="float">
            <text:p>26366041</text:p>
          </table:table-cell>
          <table:table-cell table:formula="of:=[.A1650]/1000/(60*60*24)" office:value-type="time" office:time-value="PT07H19M26.041S" calcext:value-type="time">
            <text:p>07:1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56.03" calcext:value-type="float">
            <text:p>1756.03</text:p>
          </table:table-cell>
          <table:table-cell office:value-type="float" office:value="2124.77" calcext:value-type="float">
            <text:p>2124.77</text:p>
          </table:table-cell>
        </table:table-row>
        <table:table-row table:style-name="ro1">
          <table:table-cell office:value-type="float" office:value="26382041" calcext:value-type="float">
            <text:p>26382041</text:p>
          </table:table-cell>
          <table:table-cell table:formula="of:=[.A1651]/1000/(60*60*24)" office:value-type="time" office:time-value="PT07H19M42.041S" calcext:value-type="time">
            <text:p>07:19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" calcext:value-type="float">
            <text:p>231</text:p>
          </table:table-cell>
          <table:table-cell office:value-type="float" office:value="269.6" calcext:value-type="float">
            <text:p>269.6</text:p>
          </table:table-cell>
          <table:table-cell office:value-type="float" office:value="1757.06" calcext:value-type="float">
            <text:p>1757.06</text:p>
          </table:table-cell>
          <table:table-cell office:value-type="float" office:value="2125.97" calcext:value-type="float">
            <text:p>2125.97</text:p>
          </table:table-cell>
        </table:table-row>
        <table:table-row table:style-name="ro1">
          <table:table-cell office:value-type="float" office:value="26398041" calcext:value-type="float">
            <text:p>26398041</text:p>
          </table:table-cell>
          <table:table-cell table:formula="of:=[.A1652]/1000/(60*60*24)" office:value-type="time" office:time-value="PT07H19M58.041S" calcext:value-type="time">
            <text:p>07:1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58.09" calcext:value-type="float">
            <text:p>1758.09</text:p>
          </table:table-cell>
          <table:table-cell office:value-type="float" office:value="2127.16" calcext:value-type="float">
            <text:p>2127.16</text:p>
          </table:table-cell>
        </table:table-row>
        <table:table-row table:style-name="ro1">
          <table:table-cell office:value-type="float" office:value="26414041" calcext:value-type="float">
            <text:p>26414041</text:p>
          </table:table-cell>
          <table:table-cell table:formula="of:=[.A1653]/1000/(60*60*24)" office:value-type="time" office:time-value="PT07H20M14.041S" calcext:value-type="time">
            <text:p>07:2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59.11" calcext:value-type="float">
            <text:p>1759.11</text:p>
          </table:table-cell>
          <table:table-cell office:value-type="float" office:value="2128.36" calcext:value-type="float">
            <text:p>2128.36</text:p>
          </table:table-cell>
        </table:table-row>
        <table:table-row table:style-name="ro1">
          <table:table-cell office:value-type="float" office:value="26430041" calcext:value-type="float">
            <text:p>26430041</text:p>
          </table:table-cell>
          <table:table-cell table:formula="of:=[.A1654]/1000/(60*60*24)" office:value-type="time" office:time-value="PT07H20M30.041S" calcext:value-type="time">
            <text:p>07:2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60.14" calcext:value-type="float">
            <text:p>1760.14</text:p>
          </table:table-cell>
          <table:table-cell office:value-type="float" office:value="2129.55" calcext:value-type="float">
            <text:p>2129.55</text:p>
          </table:table-cell>
        </table:table-row>
        <table:table-row table:style-name="ro1">
          <table:table-cell office:value-type="float" office:value="26446041" calcext:value-type="float">
            <text:p>26446041</text:p>
          </table:table-cell>
          <table:table-cell table:formula="of:=[.A1655]/1000/(60*60*24)" office:value-type="time" office:time-value="PT07H20M46.041S" calcext:value-type="time">
            <text:p>07:2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761.17" calcext:value-type="float">
            <text:p>1761.17</text:p>
          </table:table-cell>
          <table:table-cell office:value-type="float" office:value="2130.75" calcext:value-type="float">
            <text:p>2130.75</text:p>
          </table:table-cell>
        </table:table-row>
        <table:table-row table:style-name="ro1">
          <table:table-cell office:value-type="float" office:value="26462041" calcext:value-type="float">
            <text:p>26462041</text:p>
          </table:table-cell>
          <table:table-cell table:formula="of:=[.A1656]/1000/(60*60*24)" office:value-type="time" office:time-value="PT07H21M02.041S" calcext:value-type="time">
            <text:p>07:2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62.19" calcext:value-type="float">
            <text:p>1762.19</text:p>
          </table:table-cell>
          <table:table-cell office:value-type="float" office:value="2131.94" calcext:value-type="float">
            <text:p>2131.94</text:p>
          </table:table-cell>
        </table:table-row>
        <table:table-row table:style-name="ro1">
          <table:table-cell office:value-type="float" office:value="26478041" calcext:value-type="float">
            <text:p>26478041</text:p>
          </table:table-cell>
          <table:table-cell table:formula="of:=[.A1657]/1000/(60*60*24)" office:value-type="time" office:time-value="PT07H21M18.041S" calcext:value-type="time">
            <text:p>07:2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63.22" calcext:value-type="float">
            <text:p>1763.22</text:p>
          </table:table-cell>
          <table:table-cell office:value-type="float" office:value="2133.14" calcext:value-type="float">
            <text:p>2133.14</text:p>
          </table:table-cell>
        </table:table-row>
        <table:table-row table:style-name="ro1">
          <table:table-cell office:value-type="float" office:value="26494041" calcext:value-type="float">
            <text:p>26494041</text:p>
          </table:table-cell>
          <table:table-cell table:formula="of:=[.A1658]/1000/(60*60*24)" office:value-type="time" office:time-value="PT07H21M34.041S" calcext:value-type="time">
            <text:p>07:2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64.24" calcext:value-type="float">
            <text:p>1764.24</text:p>
          </table:table-cell>
          <table:table-cell office:value-type="float" office:value="2134.33" calcext:value-type="float">
            <text:p>2134.33</text:p>
          </table:table-cell>
        </table:table-row>
        <table:table-row table:style-name="ro1">
          <table:table-cell office:value-type="float" office:value="26510041" calcext:value-type="float">
            <text:p>26510041</text:p>
          </table:table-cell>
          <table:table-cell table:formula="of:=[.A1659]/1000/(60*60*24)" office:value-type="time" office:time-value="PT07H21M50.041S" calcext:value-type="time">
            <text:p>07:2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65.27" calcext:value-type="float">
            <text:p>1765.27</text:p>
          </table:table-cell>
          <table:table-cell office:value-type="float" office:value="2135.53" calcext:value-type="float">
            <text:p>2135.53</text:p>
          </table:table-cell>
        </table:table-row>
        <table:table-row table:style-name="ro1">
          <table:table-cell office:value-type="float" office:value="26526041" calcext:value-type="float">
            <text:p>26526041</text:p>
          </table:table-cell>
          <table:table-cell table:formula="of:=[.A1660]/1000/(60*60*24)" office:value-type="time" office:time-value="PT07H22M06.041S" calcext:value-type="time">
            <text:p>07:2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66.29" calcext:value-type="float">
            <text:p>1766.29</text:p>
          </table:table-cell>
          <table:table-cell office:value-type="float" office:value="2136.72" calcext:value-type="float">
            <text:p>2136.72</text:p>
          </table:table-cell>
        </table:table-row>
        <table:table-row table:style-name="ro1">
          <table:table-cell office:value-type="float" office:value="26542041" calcext:value-type="float">
            <text:p>26542041</text:p>
          </table:table-cell>
          <table:table-cell table:formula="of:=[.A1661]/1000/(60*60*24)" office:value-type="time" office:time-value="PT07H22M22.041S" calcext:value-type="time">
            <text:p>07:2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67.32" calcext:value-type="float">
            <text:p>1767.32</text:p>
          </table:table-cell>
          <table:table-cell office:value-type="float" office:value="2137.91" calcext:value-type="float">
            <text:p>2137.91</text:p>
          </table:table-cell>
        </table:table-row>
        <table:table-row table:style-name="ro1">
          <table:table-cell office:value-type="float" office:value="26558041" calcext:value-type="float">
            <text:p>26558041</text:p>
          </table:table-cell>
          <table:table-cell table:formula="of:=[.A1662]/1000/(60*60*24)" office:value-type="time" office:time-value="PT07H22M38.041S" calcext:value-type="time">
            <text:p>07:2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68.35" calcext:value-type="float">
            <text:p>1768.35</text:p>
          </table:table-cell>
          <table:table-cell office:value-type="float" office:value="2139.11" calcext:value-type="float">
            <text:p>2139.11</text:p>
          </table:table-cell>
        </table:table-row>
        <table:table-row table:style-name="ro1">
          <table:table-cell office:value-type="float" office:value="26574041" calcext:value-type="float">
            <text:p>26574041</text:p>
          </table:table-cell>
          <table:table-cell table:formula="of:=[.A1663]/1000/(60*60*24)" office:value-type="time" office:time-value="PT07H22M54.041S" calcext:value-type="time">
            <text:p>07:2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5" calcext:value-type="float">
            <text:p>268.55</text:p>
          </table:table-cell>
          <table:table-cell office:value-type="float" office:value="1769.37" calcext:value-type="float">
            <text:p>1769.37</text:p>
          </table:table-cell>
          <table:table-cell office:value-type="float" office:value="2140.3" calcext:value-type="float">
            <text:p>2140.3</text:p>
          </table:table-cell>
        </table:table-row>
        <table:table-row table:style-name="ro1">
          <table:table-cell office:value-type="float" office:value="26590041" calcext:value-type="float">
            <text:p>26590041</text:p>
          </table:table-cell>
          <table:table-cell table:formula="of:=[.A1664]/1000/(60*60*24)" office:value-type="time" office:time-value="PT07H23M10.041S" calcext:value-type="time">
            <text:p>07:2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70.4" calcext:value-type="float">
            <text:p>1770.4</text:p>
          </table:table-cell>
          <table:table-cell office:value-type="float" office:value="2141.49" calcext:value-type="float">
            <text:p>2141.49</text:p>
          </table:table-cell>
        </table:table-row>
        <table:table-row table:style-name="ro1">
          <table:table-cell office:value-type="float" office:value="26606041" calcext:value-type="float">
            <text:p>26606041</text:p>
          </table:table-cell>
          <table:table-cell table:formula="of:=[.A1665]/1000/(60*60*24)" office:value-type="time" office:time-value="PT07H23M26.041S" calcext:value-type="time">
            <text:p>07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71.42" calcext:value-type="float">
            <text:p>1771.42</text:p>
          </table:table-cell>
          <table:table-cell office:value-type="float" office:value="2142.68" calcext:value-type="float">
            <text:p>2142.68</text:p>
          </table:table-cell>
        </table:table-row>
        <table:table-row table:style-name="ro1">
          <table:table-cell office:value-type="float" office:value="26622041" calcext:value-type="float">
            <text:p>26622041</text:p>
          </table:table-cell>
          <table:table-cell table:formula="of:=[.A1666]/1000/(60*60*24)" office:value-type="time" office:time-value="PT07H23M42.041S" calcext:value-type="time">
            <text:p>07:2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72.45" calcext:value-type="float">
            <text:p>1772.45</text:p>
          </table:table-cell>
          <table:table-cell office:value-type="float" office:value="2143.87" calcext:value-type="float">
            <text:p>2143.87</text:p>
          </table:table-cell>
        </table:table-row>
        <table:table-row table:style-name="ro1">
          <table:table-cell office:value-type="float" office:value="26638041" calcext:value-type="float">
            <text:p>26638041</text:p>
          </table:table-cell>
          <table:table-cell table:formula="of:=[.A1667]/1000/(60*60*24)" office:value-type="time" office:time-value="PT07H23M58.041S" calcext:value-type="time">
            <text:p>07:2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73.47" calcext:value-type="float">
            <text:p>1773.47</text:p>
          </table:table-cell>
          <table:table-cell office:value-type="float" office:value="2145.07" calcext:value-type="float">
            <text:p>2145.07</text:p>
          </table:table-cell>
        </table:table-row>
        <table:table-row table:style-name="ro1">
          <table:table-cell office:value-type="float" office:value="26654041" calcext:value-type="float">
            <text:p>26654041</text:p>
          </table:table-cell>
          <table:table-cell table:formula="of:=[.A1668]/1000/(60*60*24)" office:value-type="time" office:time-value="PT07H24M14.041S" calcext:value-type="time">
            <text:p>07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74.5" calcext:value-type="float">
            <text:p>1774.5</text:p>
          </table:table-cell>
          <table:table-cell office:value-type="float" office:value="2146.26" calcext:value-type="float">
            <text:p>2146.26</text:p>
          </table:table-cell>
        </table:table-row>
        <table:table-row table:style-name="ro1">
          <table:table-cell office:value-type="float" office:value="26670041" calcext:value-type="float">
            <text:p>26670041</text:p>
          </table:table-cell>
          <table:table-cell table:formula="of:=[.A1669]/1000/(60*60*24)" office:value-type="time" office:time-value="PT07H24M30.041S" calcext:value-type="time">
            <text:p>07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75.52" calcext:value-type="float">
            <text:p>1775.52</text:p>
          </table:table-cell>
          <table:table-cell office:value-type="float" office:value="2147.45" calcext:value-type="float">
            <text:p>2147.45</text:p>
          </table:table-cell>
        </table:table-row>
        <table:table-row table:style-name="ro1">
          <table:table-cell office:value-type="float" office:value="26686041" calcext:value-type="float">
            <text:p>26686041</text:p>
          </table:table-cell>
          <table:table-cell table:formula="of:=[.A1670]/1000/(60*60*24)" office:value-type="time" office:time-value="PT07H24M46.041S" calcext:value-type="time">
            <text:p>07:2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76.55" calcext:value-type="float">
            <text:p>1776.55</text:p>
          </table:table-cell>
          <table:table-cell office:value-type="float" office:value="2148.64" calcext:value-type="float">
            <text:p>2148.64</text:p>
          </table:table-cell>
        </table:table-row>
        <table:table-row table:style-name="ro1">
          <table:table-cell office:value-type="float" office:value="26702041" calcext:value-type="float">
            <text:p>26702041</text:p>
          </table:table-cell>
          <table:table-cell table:formula="of:=[.A1671]/1000/(60*60*24)" office:value-type="time" office:time-value="PT07H25M02.041S" calcext:value-type="time">
            <text:p>07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77.57" calcext:value-type="float">
            <text:p>1777.57</text:p>
          </table:table-cell>
          <table:table-cell office:value-type="float" office:value="2149.83" calcext:value-type="float">
            <text:p>2149.83</text:p>
          </table:table-cell>
        </table:table-row>
        <table:table-row table:style-name="ro1">
          <table:table-cell office:value-type="float" office:value="26718041" calcext:value-type="float">
            <text:p>26718041</text:p>
          </table:table-cell>
          <table:table-cell table:formula="of:=[.A1672]/1000/(60*60*24)" office:value-type="time" office:time-value="PT07H25M18.041S" calcext:value-type="time">
            <text:p>07:2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78.6" calcext:value-type="float">
            <text:p>1778.6</text:p>
          </table:table-cell>
          <table:table-cell office:value-type="float" office:value="2151.02" calcext:value-type="float">
            <text:p>2151.02</text:p>
          </table:table-cell>
        </table:table-row>
        <table:table-row table:style-name="ro1">
          <table:table-cell office:value-type="float" office:value="26734041" calcext:value-type="float">
            <text:p>26734041</text:p>
          </table:table-cell>
          <table:table-cell table:formula="of:=[.A1673]/1000/(60*60*24)" office:value-type="time" office:time-value="PT07H25M34.041S" calcext:value-type="time">
            <text:p>07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79.62" calcext:value-type="float">
            <text:p>1779.62</text:p>
          </table:table-cell>
          <table:table-cell office:value-type="float" office:value="2152.21" calcext:value-type="float">
            <text:p>2152.21</text:p>
          </table:table-cell>
        </table:table-row>
        <table:table-row table:style-name="ro1">
          <table:table-cell office:value-type="float" office:value="26750041" calcext:value-type="float">
            <text:p>26750041</text:p>
          </table:table-cell>
          <table:table-cell table:formula="of:=[.A1674]/1000/(60*60*24)" office:value-type="time" office:time-value="PT07H25M50.041S" calcext:value-type="time">
            <text:p>07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80.65" calcext:value-type="float">
            <text:p>1780.65</text:p>
          </table:table-cell>
          <table:table-cell office:value-type="float" office:value="2153.41" calcext:value-type="float">
            <text:p>2153.41</text:p>
          </table:table-cell>
        </table:table-row>
        <table:table-row table:style-name="ro1">
          <table:table-cell office:value-type="float" office:value="26766041" calcext:value-type="float">
            <text:p>26766041</text:p>
          </table:table-cell>
          <table:table-cell table:formula="of:=[.A1675]/1000/(60*60*24)" office:value-type="time" office:time-value="PT07H26M06.041S" calcext:value-type="time">
            <text:p>07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81.67" calcext:value-type="float">
            <text:p>1781.67</text:p>
          </table:table-cell>
          <table:table-cell office:value-type="float" office:value="2154.6" calcext:value-type="float">
            <text:p>2154.6</text:p>
          </table:table-cell>
        </table:table-row>
        <table:table-row table:style-name="ro1">
          <table:table-cell office:value-type="float" office:value="26782041" calcext:value-type="float">
            <text:p>26782041</text:p>
          </table:table-cell>
          <table:table-cell table:formula="of:=[.A1676]/1000/(60*60*24)" office:value-type="time" office:time-value="PT07H26M22.041S" calcext:value-type="time">
            <text:p>07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782.7" calcext:value-type="float">
            <text:p>1782.7</text:p>
          </table:table-cell>
          <table:table-cell office:value-type="float" office:value="2155.79" calcext:value-type="float">
            <text:p>2155.79</text:p>
          </table:table-cell>
        </table:table-row>
        <table:table-row table:style-name="ro1">
          <table:table-cell office:value-type="float" office:value="26798041" calcext:value-type="float">
            <text:p>26798041</text:p>
          </table:table-cell>
          <table:table-cell table:formula="of:=[.A1677]/1000/(60*60*24)" office:value-type="time" office:time-value="PT07H26M38.041S" calcext:value-type="time">
            <text:p>07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783.72" calcext:value-type="float">
            <text:p>1783.72</text:p>
          </table:table-cell>
          <table:table-cell office:value-type="float" office:value="2156.98" calcext:value-type="float">
            <text:p>2156.98</text:p>
          </table:table-cell>
        </table:table-row>
        <table:table-row table:style-name="ro1">
          <table:table-cell office:value-type="float" office:value="26814041" calcext:value-type="float">
            <text:p>26814041</text:p>
          </table:table-cell>
          <table:table-cell table:formula="of:=[.A1678]/1000/(60*60*24)" office:value-type="time" office:time-value="PT07H26M54.041S" calcext:value-type="time">
            <text:p>07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784.75" calcext:value-type="float">
            <text:p>1784.75</text:p>
          </table:table-cell>
          <table:table-cell office:value-type="float" office:value="2158.17" calcext:value-type="float">
            <text:p>2158.17</text:p>
          </table:table-cell>
        </table:table-row>
        <table:table-row table:style-name="ro1">
          <table:table-cell office:value-type="float" office:value="26830041" calcext:value-type="float">
            <text:p>26830041</text:p>
          </table:table-cell>
          <table:table-cell table:formula="of:=[.A1679]/1000/(60*60*24)" office:value-type="time" office:time-value="PT07H27M10.041S" calcext:value-type="time">
            <text:p>07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7" calcext:value-type="float">
            <text:p>267.97</text:p>
          </table:table-cell>
          <table:table-cell office:value-type="float" office:value="1785.77" calcext:value-type="float">
            <text:p>1785.77</text:p>
          </table:table-cell>
          <table:table-cell office:value-type="float" office:value="2159.36" calcext:value-type="float">
            <text:p>2159.36</text:p>
          </table:table-cell>
        </table:table-row>
        <table:table-row table:style-name="ro1">
          <table:table-cell office:value-type="float" office:value="26846041" calcext:value-type="float">
            <text:p>26846041</text:p>
          </table:table-cell>
          <table:table-cell table:formula="of:=[.A1680]/1000/(60*60*24)" office:value-type="time" office:time-value="PT07H27M26.041S" calcext:value-type="time">
            <text:p>07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786.8" calcext:value-type="float">
            <text:p>1786.8</text:p>
          </table:table-cell>
          <table:table-cell office:value-type="float" office:value="2160.55" calcext:value-type="float">
            <text:p>2160.55</text:p>
          </table:table-cell>
        </table:table-row>
        <table:table-row table:style-name="ro1">
          <table:table-cell office:value-type="float" office:value="26862041" calcext:value-type="float">
            <text:p>26862041</text:p>
          </table:table-cell>
          <table:table-cell table:formula="of:=[.A1681]/1000/(60*60*24)" office:value-type="time" office:time-value="PT07H27M42.041S" calcext:value-type="time">
            <text:p>07:2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87.82" calcext:value-type="float">
            <text:p>1787.82</text:p>
          </table:table-cell>
          <table:table-cell office:value-type="float" office:value="2161.74" calcext:value-type="float">
            <text:p>2161.74</text:p>
          </table:table-cell>
        </table:table-row>
        <table:table-row table:style-name="ro1">
          <table:table-cell office:value-type="float" office:value="26878041" calcext:value-type="float">
            <text:p>26878041</text:p>
          </table:table-cell>
          <table:table-cell table:formula="of:=[.A1682]/1000/(60*60*24)" office:value-type="time" office:time-value="PT07H27M58.041S" calcext:value-type="time">
            <text:p>07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88.85" calcext:value-type="float">
            <text:p>1788.85</text:p>
          </table:table-cell>
          <table:table-cell office:value-type="float" office:value="2162.93" calcext:value-type="float">
            <text:p>2162.93</text:p>
          </table:table-cell>
        </table:table-row>
        <table:table-row table:style-name="ro1">
          <table:table-cell office:value-type="float" office:value="26894041" calcext:value-type="float">
            <text:p>26894041</text:p>
          </table:table-cell>
          <table:table-cell table:formula="of:=[.A1683]/1000/(60*60*24)" office:value-type="time" office:time-value="PT07H28M14.041S" calcext:value-type="time">
            <text:p>07:2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789.87" calcext:value-type="float">
            <text:p>1789.87</text:p>
          </table:table-cell>
          <table:table-cell office:value-type="float" office:value="2164.12" calcext:value-type="float">
            <text:p>2164.12</text:p>
          </table:table-cell>
        </table:table-row>
        <table:table-row table:style-name="ro1">
          <table:table-cell office:value-type="float" office:value="26910041" calcext:value-type="float">
            <text:p>26910041</text:p>
          </table:table-cell>
          <table:table-cell table:formula="of:=[.A1684]/1000/(60*60*24)" office:value-type="time" office:time-value="PT07H28M30.041S" calcext:value-type="time">
            <text:p>07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790.89" calcext:value-type="float">
            <text:p>1790.89</text:p>
          </table:table-cell>
          <table:table-cell office:value-type="float" office:value="2165.31" calcext:value-type="float">
            <text:p>2165.31</text:p>
          </table:table-cell>
        </table:table-row>
        <table:table-row table:style-name="ro1">
          <table:table-cell office:value-type="float" office:value="26926041" calcext:value-type="float">
            <text:p>26926041</text:p>
          </table:table-cell>
          <table:table-cell table:formula="of:=[.A1685]/1000/(60*60*24)" office:value-type="time" office:time-value="PT07H28M46.041S" calcext:value-type="time">
            <text:p>07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791.92" calcext:value-type="float">
            <text:p>1791.92</text:p>
          </table:table-cell>
          <table:table-cell office:value-type="float" office:value="2166.5" calcext:value-type="float">
            <text:p>2166.5</text:p>
          </table:table-cell>
        </table:table-row>
        <table:table-row table:style-name="ro1">
          <table:table-cell office:value-type="float" office:value="26942041" calcext:value-type="float">
            <text:p>26942041</text:p>
          </table:table-cell>
          <table:table-cell table:formula="of:=[.A1686]/1000/(60*60*24)" office:value-type="time" office:time-value="PT07H29M02.041S" calcext:value-type="time">
            <text:p>07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1792.94" calcext:value-type="float">
            <text:p>1792.94</text:p>
          </table:table-cell>
          <table:table-cell office:value-type="float" office:value="2167.69" calcext:value-type="float">
            <text:p>2167.69</text:p>
          </table:table-cell>
        </table:table-row>
        <table:table-row table:style-name="ro1">
          <table:table-cell office:value-type="float" office:value="26958041" calcext:value-type="float">
            <text:p>26958041</text:p>
          </table:table-cell>
          <table:table-cell table:formula="of:=[.A1687]/1000/(60*60*24)" office:value-type="time" office:time-value="PT07H29M18.041S" calcext:value-type="time">
            <text:p>07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793.96" calcext:value-type="float">
            <text:p>1793.96</text:p>
          </table:table-cell>
          <table:table-cell office:value-type="float" office:value="2168.88" calcext:value-type="float">
            <text:p>2168.88</text:p>
          </table:table-cell>
        </table:table-row>
        <table:table-row table:style-name="ro1">
          <table:table-cell office:value-type="float" office:value="26974041" calcext:value-type="float">
            <text:p>26974041</text:p>
          </table:table-cell>
          <table:table-cell table:formula="of:=[.A1688]/1000/(60*60*24)" office:value-type="time" office:time-value="PT07H29M34.041S" calcext:value-type="time">
            <text:p>07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794.99" calcext:value-type="float">
            <text:p>1794.99</text:p>
          </table:table-cell>
          <table:table-cell office:value-type="float" office:value="2170.07" calcext:value-type="float">
            <text:p>2170.07</text:p>
          </table:table-cell>
        </table:table-row>
        <table:table-row table:style-name="ro1">
          <table:table-cell office:value-type="float" office:value="26990041" calcext:value-type="float">
            <text:p>26990041</text:p>
          </table:table-cell>
          <table:table-cell table:formula="of:=[.A1689]/1000/(60*60*24)" office:value-type="time" office:time-value="PT07H29M50.041S" calcext:value-type="time">
            <text:p>07:2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96.01" calcext:value-type="float">
            <text:p>1796.01</text:p>
          </table:table-cell>
          <table:table-cell office:value-type="float" office:value="2171.26" calcext:value-type="float">
            <text:p>2171.26</text:p>
          </table:table-cell>
        </table:table-row>
        <table:table-row table:style-name="ro1">
          <table:table-cell office:value-type="float" office:value="27006041" calcext:value-type="float">
            <text:p>27006041</text:p>
          </table:table-cell>
          <table:table-cell table:formula="of:=[.A1690]/1000/(60*60*24)" office:value-type="time" office:time-value="PT07H30M06.041S" calcext:value-type="time">
            <text:p>07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7.73" calcext:value-type="float">
            <text:p>267.73</text:p>
          </table:table-cell>
          <table:table-cell office:value-type="float" office:value="1797.04" calcext:value-type="float">
            <text:p>1797.04</text:p>
          </table:table-cell>
          <table:table-cell office:value-type="float" office:value="2172.44" calcext:value-type="float">
            <text:p>2172.44</text:p>
          </table:table-cell>
        </table:table-row>
        <table:table-row table:style-name="ro1">
          <table:table-cell office:value-type="float" office:value="27022041" calcext:value-type="float">
            <text:p>27022041</text:p>
          </table:table-cell>
          <table:table-cell table:formula="of:=[.A1691]/1000/(60*60*24)" office:value-type="time" office:time-value="PT07H30M22.041S" calcext:value-type="time">
            <text:p>07:3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98.06" calcext:value-type="float">
            <text:p>1798.06</text:p>
          </table:table-cell>
          <table:table-cell office:value-type="float" office:value="2173.63" calcext:value-type="float">
            <text:p>2173.63</text:p>
          </table:table-cell>
        </table:table-row>
        <table:table-row table:style-name="ro1">
          <table:table-cell office:value-type="float" office:value="27038041" calcext:value-type="float">
            <text:p>27038041</text:p>
          </table:table-cell>
          <table:table-cell table:formula="of:=[.A1692]/1000/(60*60*24)" office:value-type="time" office:time-value="PT07H30M38.041S" calcext:value-type="time">
            <text:p>07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99.08" calcext:value-type="float">
            <text:p>1799.08</text:p>
          </table:table-cell>
          <table:table-cell office:value-type="float" office:value="2174.82" calcext:value-type="float">
            <text:p>2174.82</text:p>
          </table:table-cell>
        </table:table-row>
        <table:table-row table:style-name="ro1">
          <table:table-cell office:value-type="float" office:value="27054041" calcext:value-type="float">
            <text:p>27054041</text:p>
          </table:table-cell>
          <table:table-cell table:formula="of:=[.A1693]/1000/(60*60*24)" office:value-type="time" office:time-value="PT07H30M54.041S" calcext:value-type="time">
            <text:p>07:3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00.1" calcext:value-type="float">
            <text:p>1800.1</text:p>
          </table:table-cell>
          <table:table-cell office:value-type="float" office:value="2176.01" calcext:value-type="float">
            <text:p>2176.01</text:p>
          </table:table-cell>
        </table:table-row>
        <table:table-row table:style-name="ro1">
          <table:table-cell office:value-type="float" office:value="27070041" calcext:value-type="float">
            <text:p>27070041</text:p>
          </table:table-cell>
          <table:table-cell table:formula="of:=[.A1694]/1000/(60*60*24)" office:value-type="time" office:time-value="PT07H31M10.041S" calcext:value-type="time">
            <text:p>07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01.13" calcext:value-type="float">
            <text:p>1801.13</text:p>
          </table:table-cell>
          <table:table-cell office:value-type="float" office:value="2177.19" calcext:value-type="float">
            <text:p>2177.19</text:p>
          </table:table-cell>
        </table:table-row>
        <table:table-row table:style-name="ro1">
          <table:table-cell office:value-type="float" office:value="27086041" calcext:value-type="float">
            <text:p>27086041</text:p>
          </table:table-cell>
          <table:table-cell table:formula="of:=[.A1695]/1000/(60*60*24)" office:value-type="time" office:time-value="PT07H31M26.041S" calcext:value-type="time">
            <text:p>07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7.61" calcext:value-type="float">
            <text:p>267.61</text:p>
          </table:table-cell>
          <table:table-cell office:value-type="float" office:value="1802.15" calcext:value-type="float">
            <text:p>1802.15</text:p>
          </table:table-cell>
          <table:table-cell office:value-type="float" office:value="2178.38" calcext:value-type="float">
            <text:p>2178.38</text:p>
          </table:table-cell>
        </table:table-row>
        <table:table-row table:style-name="ro1">
          <table:table-cell office:value-type="float" office:value="27102041" calcext:value-type="float">
            <text:p>27102041</text:p>
          </table:table-cell>
          <table:table-cell table:formula="of:=[.A1696]/1000/(60*60*24)" office:value-type="time" office:time-value="PT07H31M42.041S" calcext:value-type="time">
            <text:p>07:3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03.17" calcext:value-type="float">
            <text:p>1803.17</text:p>
          </table:table-cell>
          <table:table-cell office:value-type="float" office:value="2179.57" calcext:value-type="float">
            <text:p>2179.57</text:p>
          </table:table-cell>
        </table:table-row>
        <table:table-row table:style-name="ro1">
          <table:table-cell office:value-type="float" office:value="27118040" calcext:value-type="float">
            <text:p>27118040</text:p>
          </table:table-cell>
          <table:table-cell table:formula="of:=[.A1697]/1000/(60*60*24)" office:value-type="time" office:time-value="PT07H31M58.04S" calcext:value-type="time">
            <text:p>07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04.2" calcext:value-type="float">
            <text:p>1804.2</text:p>
          </table:table-cell>
          <table:table-cell office:value-type="float" office:value="2180.75" calcext:value-type="float">
            <text:p>2180.75</text:p>
          </table:table-cell>
        </table:table-row>
        <table:table-row table:style-name="ro1">
          <table:table-cell office:value-type="float" office:value="27134041" calcext:value-type="float">
            <text:p>27134041</text:p>
          </table:table-cell>
          <table:table-cell table:formula="of:=[.A1698]/1000/(60*60*24)" office:value-type="time" office:time-value="PT07H32M14.041S" calcext:value-type="time">
            <text:p>07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05.22" calcext:value-type="float">
            <text:p>1805.22</text:p>
          </table:table-cell>
          <table:table-cell office:value-type="float" office:value="2181.93" calcext:value-type="float">
            <text:p>2181.93</text:p>
          </table:table-cell>
        </table:table-row>
        <table:table-row table:style-name="ro1">
          <table:table-cell office:value-type="float" office:value="27150041" calcext:value-type="float">
            <text:p>27150041</text:p>
          </table:table-cell>
          <table:table-cell table:formula="of:=[.A1699]/1000/(60*60*24)" office:value-type="time" office:time-value="PT07H32M30.041S" calcext:value-type="time">
            <text:p>07:3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06.24" calcext:value-type="float">
            <text:p>1806.24</text:p>
          </table:table-cell>
          <table:table-cell office:value-type="float" office:value="2183.12" calcext:value-type="float">
            <text:p>2183.12</text:p>
          </table:table-cell>
        </table:table-row>
        <table:table-row table:style-name="ro1">
          <table:table-cell office:value-type="float" office:value="27166041" calcext:value-type="float">
            <text:p>27166041</text:p>
          </table:table-cell>
          <table:table-cell table:formula="of:=[.A1700]/1000/(60*60*24)" office:value-type="time" office:time-value="PT07H32M46.041S" calcext:value-type="time">
            <text:p>07:3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07.27" calcext:value-type="float">
            <text:p>1807.27</text:p>
          </table:table-cell>
          <table:table-cell office:value-type="float" office:value="2184.3" calcext:value-type="float">
            <text:p>2184.3</text:p>
          </table:table-cell>
        </table:table-row>
        <table:table-row table:style-name="ro1">
          <table:table-cell office:value-type="float" office:value="27182041" calcext:value-type="float">
            <text:p>27182041</text:p>
          </table:table-cell>
          <table:table-cell table:formula="of:=[.A1701]/1000/(60*60*24)" office:value-type="time" office:time-value="PT07H33M02.041S" calcext:value-type="time">
            <text:p>07:3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08.29" calcext:value-type="float">
            <text:p>1808.29</text:p>
          </table:table-cell>
          <table:table-cell office:value-type="float" office:value="2185.49" calcext:value-type="float">
            <text:p>2185.49</text:p>
          </table:table-cell>
        </table:table-row>
        <table:table-row table:style-name="ro1">
          <table:table-cell office:value-type="float" office:value="27198041" calcext:value-type="float">
            <text:p>27198041</text:p>
          </table:table-cell>
          <table:table-cell table:formula="of:=[.A1702]/1000/(60*60*24)" office:value-type="time" office:time-value="PT07H33M18.041S" calcext:value-type="time">
            <text:p>07:3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09.31" calcext:value-type="float">
            <text:p>1809.31</text:p>
          </table:table-cell>
          <table:table-cell office:value-type="float" office:value="2186.67" calcext:value-type="float">
            <text:p>2186.67</text:p>
          </table:table-cell>
        </table:table-row>
        <table:table-row table:style-name="ro1">
          <table:table-cell office:value-type="float" office:value="27214041" calcext:value-type="float">
            <text:p>27214041</text:p>
          </table:table-cell>
          <table:table-cell table:formula="of:=[.A1703]/1000/(60*60*24)" office:value-type="time" office:time-value="PT07H33M34.041S" calcext:value-type="time">
            <text:p>07:3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10.33" calcext:value-type="float">
            <text:p>1810.33</text:p>
          </table:table-cell>
          <table:table-cell office:value-type="float" office:value="2187.86" calcext:value-type="float">
            <text:p>2187.86</text:p>
          </table:table-cell>
        </table:table-row>
        <table:table-row table:style-name="ro1">
          <table:table-cell office:value-type="float" office:value="27230041" calcext:value-type="float">
            <text:p>27230041</text:p>
          </table:table-cell>
          <table:table-cell table:formula="of:=[.A1704]/1000/(60*60*24)" office:value-type="time" office:time-value="PT07H33M50.041S" calcext:value-type="time">
            <text:p>07:3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11.35" calcext:value-type="float">
            <text:p>1811.35</text:p>
          </table:table-cell>
          <table:table-cell office:value-type="float" office:value="2189.04" calcext:value-type="float">
            <text:p>2189.04</text:p>
          </table:table-cell>
        </table:table-row>
        <table:table-row table:style-name="ro1">
          <table:table-cell office:value-type="float" office:value="27246041" calcext:value-type="float">
            <text:p>27246041</text:p>
          </table:table-cell>
          <table:table-cell table:formula="of:=[.A1705]/1000/(60*60*24)" office:value-type="time" office:time-value="PT07H34M06.041S" calcext:value-type="time">
            <text:p>07:3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12.38" calcext:value-type="float">
            <text:p>1812.38</text:p>
          </table:table-cell>
          <table:table-cell office:value-type="float" office:value="2190.22" calcext:value-type="float">
            <text:p>2190.22</text:p>
          </table:table-cell>
        </table:table-row>
        <table:table-row table:style-name="ro1">
          <table:table-cell office:value-type="float" office:value="27262041" calcext:value-type="float">
            <text:p>27262041</text:p>
          </table:table-cell>
          <table:table-cell table:formula="of:=[.A1706]/1000/(60*60*24)" office:value-type="time" office:time-value="PT07H34M22.041S" calcext:value-type="time">
            <text:p>07:34:22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13.4" calcext:value-type="float">
            <text:p>1813.4</text:p>
          </table:table-cell>
          <table:table-cell office:value-type="float" office:value="2191.41" calcext:value-type="float">
            <text:p>2191.41</text:p>
          </table:table-cell>
        </table:table-row>
        <table:table-row table:style-name="ro1">
          <table:table-cell office:value-type="float" office:value="27278041" calcext:value-type="float">
            <text:p>27278041</text:p>
          </table:table-cell>
          <table:table-cell table:formula="of:=[.A1707]/1000/(60*60*24)" office:value-type="time" office:time-value="PT07H34M38.041S" calcext:value-type="time">
            <text:p>07:34:38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14.42" calcext:value-type="float">
            <text:p>1814.42</text:p>
          </table:table-cell>
          <table:table-cell office:value-type="float" office:value="2192.59" calcext:value-type="float">
            <text:p>2192.59</text:p>
          </table:table-cell>
        </table:table-row>
        <table:table-row table:style-name="ro1">
          <table:table-cell office:value-type="float" office:value="27294041" calcext:value-type="float">
            <text:p>27294041</text:p>
          </table:table-cell>
          <table:table-cell table:formula="of:=[.A1708]/1000/(60*60*24)" office:value-type="time" office:time-value="PT07H34M54.041S" calcext:value-type="time">
            <text:p>07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15.44" calcext:value-type="float">
            <text:p>1815.44</text:p>
          </table:table-cell>
          <table:table-cell office:value-type="float" office:value="2193.77" calcext:value-type="float">
            <text:p>2193.77</text:p>
          </table:table-cell>
        </table:table-row>
        <table:table-row table:style-name="ro1">
          <table:table-cell office:value-type="float" office:value="27310041" calcext:value-type="float">
            <text:p>27310041</text:p>
          </table:table-cell>
          <table:table-cell table:formula="of:=[.A1709]/1000/(60*60*24)" office:value-type="time" office:time-value="PT07H35M10.041S" calcext:value-type="time">
            <text:p>07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16.46" calcext:value-type="float">
            <text:p>1816.46</text:p>
          </table:table-cell>
          <table:table-cell office:value-type="float" office:value="2194.96" calcext:value-type="float">
            <text:p>2194.96</text:p>
          </table:table-cell>
        </table:table-row>
        <table:table-row table:style-name="ro1">
          <table:table-cell office:value-type="float" office:value="27326041" calcext:value-type="float">
            <text:p>27326041</text:p>
          </table:table-cell>
          <table:table-cell table:formula="of:=[.A1710]/1000/(60*60*24)" office:value-type="time" office:time-value="PT07H35M26.041S" calcext:value-type="time">
            <text:p>07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17.48" calcext:value-type="float">
            <text:p>1817.48</text:p>
          </table:table-cell>
          <table:table-cell office:value-type="float" office:value="2196.14" calcext:value-type="float">
            <text:p>2196.14</text:p>
          </table:table-cell>
        </table:table-row>
        <table:table-row table:style-name="ro1">
          <table:table-cell office:value-type="float" office:value="27342041" calcext:value-type="float">
            <text:p>27342041</text:p>
          </table:table-cell>
          <table:table-cell table:formula="of:=[.A1711]/1000/(60*60*24)" office:value-type="time" office:time-value="PT07H35M42.041S" calcext:value-type="time">
            <text:p>07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4" calcext:value-type="float">
            <text:p>266.34</text:p>
          </table:table-cell>
          <table:table-cell office:value-type="float" office:value="1818.51" calcext:value-type="float">
            <text:p>1818.51</text:p>
          </table:table-cell>
          <table:table-cell office:value-type="float" office:value="2197.33" calcext:value-type="float">
            <text:p>2197.33</text:p>
          </table:table-cell>
        </table:table-row>
        <table:table-row table:style-name="ro1">
          <table:table-cell office:value-type="float" office:value="27358041" calcext:value-type="float">
            <text:p>27358041</text:p>
          </table:table-cell>
          <table:table-cell table:formula="of:=[.A1712]/1000/(60*60*24)" office:value-type="time" office:time-value="PT07H35M58.041S" calcext:value-type="time">
            <text:p>07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4" calcext:value-type="float">
            <text:p>266.34</text:p>
          </table:table-cell>
          <table:table-cell office:value-type="float" office:value="1819.53" calcext:value-type="float">
            <text:p>1819.53</text:p>
          </table:table-cell>
          <table:table-cell office:value-type="float" office:value="2198.51" calcext:value-type="float">
            <text:p>2198.51</text:p>
          </table:table-cell>
        </table:table-row>
        <table:table-row table:style-name="ro1">
          <table:table-cell office:value-type="float" office:value="27374041" calcext:value-type="float">
            <text:p>27374041</text:p>
          </table:table-cell>
          <table:table-cell table:formula="of:=[.A1713]/1000/(60*60*24)" office:value-type="time" office:time-value="PT07H36M14.041S" calcext:value-type="time">
            <text:p>07:3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820.55" calcext:value-type="float">
            <text:p>1820.55</text:p>
          </table:table-cell>
          <table:table-cell office:value-type="float" office:value="2199.69" calcext:value-type="float">
            <text:p>2199.69</text:p>
          </table:table-cell>
        </table:table-row>
        <table:table-row table:style-name="ro1">
          <table:table-cell office:value-type="float" office:value="27390041" calcext:value-type="float">
            <text:p>27390041</text:p>
          </table:table-cell>
          <table:table-cell table:formula="of:=[.A1714]/1000/(60*60*24)" office:value-type="time" office:time-value="PT07H36M30.041S" calcext:value-type="time">
            <text:p>07:3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821.57" calcext:value-type="float">
            <text:p>1821.57</text:p>
          </table:table-cell>
          <table:table-cell office:value-type="float" office:value="2200.87" calcext:value-type="float">
            <text:p>2200.87</text:p>
          </table:table-cell>
        </table:table-row>
        <table:table-row table:style-name="ro1">
          <table:table-cell office:value-type="float" office:value="27406041" calcext:value-type="float">
            <text:p>27406041</text:p>
          </table:table-cell>
          <table:table-cell table:formula="of:=[.A1715]/1000/(60*60*24)" office:value-type="time" office:time-value="PT07H36M46.041S" calcext:value-type="time">
            <text:p>07:3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822.59" calcext:value-type="float">
            <text:p>1822.59</text:p>
          </table:table-cell>
          <table:table-cell office:value-type="float" office:value="2202.06" calcext:value-type="float">
            <text:p>2202.06</text:p>
          </table:table-cell>
        </table:table-row>
        <table:table-row table:style-name="ro1">
          <table:table-cell office:value-type="float" office:value="27422041" calcext:value-type="float">
            <text:p>27422041</text:p>
          </table:table-cell>
          <table:table-cell table:formula="of:=[.A1716]/1000/(60*60*24)" office:value-type="time" office:time-value="PT07H37M02.041S" calcext:value-type="time">
            <text:p>07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23.61" calcext:value-type="float">
            <text:p>1823.61</text:p>
          </table:table-cell>
          <table:table-cell office:value-type="float" office:value="2203.24" calcext:value-type="float">
            <text:p>2203.24</text:p>
          </table:table-cell>
        </table:table-row>
        <table:table-row table:style-name="ro1">
          <table:table-cell office:value-type="float" office:value="27438041" calcext:value-type="float">
            <text:p>27438041</text:p>
          </table:table-cell>
          <table:table-cell table:formula="of:=[.A1717]/1000/(60*60*24)" office:value-type="time" office:time-value="PT07H37M18.041S" calcext:value-type="time">
            <text:p>07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824.63" calcext:value-type="float">
            <text:p>1824.63</text:p>
          </table:table-cell>
          <table:table-cell office:value-type="float" office:value="2204.42" calcext:value-type="float">
            <text:p>2204.42</text:p>
          </table:table-cell>
        </table:table-row>
        <table:table-row table:style-name="ro1">
          <table:table-cell office:value-type="float" office:value="27454041" calcext:value-type="float">
            <text:p>27454041</text:p>
          </table:table-cell>
          <table:table-cell table:formula="of:=[.A1718]/1000/(60*60*24)" office:value-type="time" office:time-value="PT07H37M34.041S" calcext:value-type="time">
            <text:p>07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825.65" calcext:value-type="float">
            <text:p>1825.65</text:p>
          </table:table-cell>
          <table:table-cell office:value-type="float" office:value="2205.6" calcext:value-type="float">
            <text:p>2205.6</text:p>
          </table:table-cell>
        </table:table-row>
        <table:table-row table:style-name="ro1">
          <table:table-cell office:value-type="float" office:value="27470041" calcext:value-type="float">
            <text:p>27470041</text:p>
          </table:table-cell>
          <table:table-cell table:formula="of:=[.A1719]/1000/(60*60*24)" office:value-type="time" office:time-value="PT07H37M50.041S" calcext:value-type="time">
            <text:p>07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826.68" calcext:value-type="float">
            <text:p>1826.68</text:p>
          </table:table-cell>
          <table:table-cell office:value-type="float" office:value="2206.78" calcext:value-type="float">
            <text:p>2206.78</text:p>
          </table:table-cell>
        </table:table-row>
        <table:table-row table:style-name="ro1">
          <table:table-cell office:value-type="float" office:value="27486041" calcext:value-type="float">
            <text:p>27486041</text:p>
          </table:table-cell>
          <table:table-cell table:formula="of:=[.A1720]/1000/(60*60*24)" office:value-type="time" office:time-value="PT07H38M06.041S" calcext:value-type="time">
            <text:p>07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827.7" calcext:value-type="float">
            <text:p>1827.7</text:p>
          </table:table-cell>
          <table:table-cell office:value-type="float" office:value="2207.97" calcext:value-type="float">
            <text:p>2207.97</text:p>
          </table:table-cell>
        </table:table-row>
        <table:table-row table:style-name="ro1">
          <table:table-cell office:value-type="float" office:value="27502041" calcext:value-type="float">
            <text:p>27502041</text:p>
          </table:table-cell>
          <table:table-cell table:formula="of:=[.A1721]/1000/(60*60*24)" office:value-type="time" office:time-value="PT07H38M22.041S" calcext:value-type="time">
            <text:p>07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828.72" calcext:value-type="float">
            <text:p>1828.72</text:p>
          </table:table-cell>
          <table:table-cell office:value-type="float" office:value="2209.15" calcext:value-type="float">
            <text:p>2209.15</text:p>
          </table:table-cell>
        </table:table-row>
        <table:table-row table:style-name="ro1">
          <table:table-cell office:value-type="float" office:value="27518041" calcext:value-type="float">
            <text:p>27518041</text:p>
          </table:table-cell>
          <table:table-cell table:formula="of:=[.A1722]/1000/(60*60*24)" office:value-type="time" office:time-value="PT07H38M38.041S" calcext:value-type="time">
            <text:p>07:3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829.74" calcext:value-type="float">
            <text:p>1829.74</text:p>
          </table:table-cell>
          <table:table-cell office:value-type="float" office:value="2210.33" calcext:value-type="float">
            <text:p>2210.33</text:p>
          </table:table-cell>
        </table:table-row>
        <table:table-row table:style-name="ro1">
          <table:table-cell office:value-type="float" office:value="27534041" calcext:value-type="float">
            <text:p>27534041</text:p>
          </table:table-cell>
          <table:table-cell table:formula="of:=[.A1723]/1000/(60*60*24)" office:value-type="time" office:time-value="PT07H38M54.041S" calcext:value-type="time">
            <text:p>07:38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830.76" calcext:value-type="float">
            <text:p>1830.76</text:p>
          </table:table-cell>
          <table:table-cell office:value-type="float" office:value="2211.51" calcext:value-type="float">
            <text:p>2211.51</text:p>
          </table:table-cell>
        </table:table-row>
        <table:table-row table:style-name="ro1">
          <table:table-cell office:value-type="float" office:value="27550041" calcext:value-type="float">
            <text:p>27550041</text:p>
          </table:table-cell>
          <table:table-cell table:formula="of:=[.A1724]/1000/(60*60*24)" office:value-type="time" office:time-value="PT07H39M10.041S" calcext:value-type="time">
            <text:p>07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1831.77" calcext:value-type="float">
            <text:p>1831.77</text:p>
          </table:table-cell>
          <table:table-cell office:value-type="float" office:value="2212.69" calcext:value-type="float">
            <text:p>2212.69</text:p>
          </table:table-cell>
        </table:table-row>
        <table:table-row table:style-name="ro1">
          <table:table-cell office:value-type="float" office:value="27566041" calcext:value-type="float">
            <text:p>27566041</text:p>
          </table:table-cell>
          <table:table-cell table:formula="of:=[.A1725]/1000/(60*60*24)" office:value-type="time" office:time-value="PT07H39M26.041S" calcext:value-type="time">
            <text:p>07:39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32.79" calcext:value-type="float">
            <text:p>1832.79</text:p>
          </table:table-cell>
          <table:table-cell office:value-type="float" office:value="2213.87" calcext:value-type="float">
            <text:p>2213.87</text:p>
          </table:table-cell>
        </table:table-row>
        <table:table-row table:style-name="ro1">
          <table:table-cell office:value-type="float" office:value="27582041" calcext:value-type="float">
            <text:p>27582041</text:p>
          </table:table-cell>
          <table:table-cell table:formula="of:=[.A1726]/1000/(60*60*24)" office:value-type="time" office:time-value="PT07H39M42.041S" calcext:value-type="time">
            <text:p>07:3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33.81" calcext:value-type="float">
            <text:p>1833.81</text:p>
          </table:table-cell>
          <table:table-cell office:value-type="float" office:value="2215.05" calcext:value-type="float">
            <text:p>2215.05</text:p>
          </table:table-cell>
        </table:table-row>
        <table:table-row table:style-name="ro1">
          <table:table-cell office:value-type="float" office:value="27598041" calcext:value-type="float">
            <text:p>27598041</text:p>
          </table:table-cell>
          <table:table-cell table:formula="of:=[.A1727]/1000/(60*60*24)" office:value-type="time" office:time-value="PT07H39M58.041S" calcext:value-type="time">
            <text:p>07:3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34.83" calcext:value-type="float">
            <text:p>1834.83</text:p>
          </table:table-cell>
          <table:table-cell office:value-type="float" office:value="2216.23" calcext:value-type="float">
            <text:p>2216.23</text:p>
          </table:table-cell>
        </table:table-row>
        <table:table-row table:style-name="ro1">
          <table:table-cell office:value-type="float" office:value="27614041" calcext:value-type="float">
            <text:p>27614041</text:p>
          </table:table-cell>
          <table:table-cell table:formula="of:=[.A1728]/1000/(60*60*24)" office:value-type="time" office:time-value="PT07H40M14.041S" calcext:value-type="time">
            <text:p>07:4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35.85" calcext:value-type="float">
            <text:p>1835.85</text:p>
          </table:table-cell>
          <table:table-cell office:value-type="float" office:value="2217.41" calcext:value-type="float">
            <text:p>2217.41</text:p>
          </table:table-cell>
        </table:table-row>
        <table:table-row table:style-name="ro1">
          <table:table-cell office:value-type="float" office:value="27630041" calcext:value-type="float">
            <text:p>27630041</text:p>
          </table:table-cell>
          <table:table-cell table:formula="of:=[.A1729]/1000/(60*60*24)" office:value-type="time" office:time-value="PT07H40M30.041S" calcext:value-type="time">
            <text:p>07:4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36.87" calcext:value-type="float">
            <text:p>1836.87</text:p>
          </table:table-cell>
          <table:table-cell office:value-type="float" office:value="2218.59" calcext:value-type="float">
            <text:p>2218.59</text:p>
          </table:table-cell>
        </table:table-row>
        <table:table-row table:style-name="ro1">
          <table:table-cell office:value-type="float" office:value="27646041" calcext:value-type="float">
            <text:p>27646041</text:p>
          </table:table-cell>
          <table:table-cell table:formula="of:=[.A1730]/1000/(60*60*24)" office:value-type="time" office:time-value="PT07H40M46.041S" calcext:value-type="time">
            <text:p>07:4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37.89" calcext:value-type="float">
            <text:p>1837.89</text:p>
          </table:table-cell>
          <table:table-cell office:value-type="float" office:value="2219.76" calcext:value-type="float">
            <text:p>2219.76</text:p>
          </table:table-cell>
        </table:table-row>
        <table:table-row table:style-name="ro1">
          <table:table-cell office:value-type="float" office:value="27662041" calcext:value-type="float">
            <text:p>27662041</text:p>
          </table:table-cell>
          <table:table-cell table:formula="of:=[.A1731]/1000/(60*60*24)" office:value-type="time" office:time-value="PT07H41M02.041S" calcext:value-type="time">
            <text:p>07:4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38.91" calcext:value-type="float">
            <text:p>1838.91</text:p>
          </table:table-cell>
          <table:table-cell office:value-type="float" office:value="2220.94" calcext:value-type="float">
            <text:p>2220.94</text:p>
          </table:table-cell>
        </table:table-row>
        <table:table-row table:style-name="ro1">
          <table:table-cell office:value-type="float" office:value="27678041" calcext:value-type="float">
            <text:p>27678041</text:p>
          </table:table-cell>
          <table:table-cell table:formula="of:=[.A1732]/1000/(60*60*24)" office:value-type="time" office:time-value="PT07H41M18.041S" calcext:value-type="time">
            <text:p>07:4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39.93" calcext:value-type="float">
            <text:p>1839.93</text:p>
          </table:table-cell>
          <table:table-cell office:value-type="float" office:value="2222.12" calcext:value-type="float">
            <text:p>2222.12</text:p>
          </table:table-cell>
        </table:table-row>
        <table:table-row table:style-name="ro1">
          <table:table-cell office:value-type="float" office:value="27694041" calcext:value-type="float">
            <text:p>27694041</text:p>
          </table:table-cell>
          <table:table-cell table:formula="of:=[.A1733]/1000/(60*60*24)" office:value-type="time" office:time-value="PT07H41M34.041S" calcext:value-type="time">
            <text:p>07:41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40.95" calcext:value-type="float">
            <text:p>1840.95</text:p>
          </table:table-cell>
          <table:table-cell office:value-type="float" office:value="2223.29" calcext:value-type="float">
            <text:p>2223.29</text:p>
          </table:table-cell>
        </table:table-row>
        <table:table-row table:style-name="ro1">
          <table:table-cell office:value-type="float" office:value="27710041" calcext:value-type="float">
            <text:p>27710041</text:p>
          </table:table-cell>
          <table:table-cell table:formula="of:=[.A1734]/1000/(60*60*24)" office:value-type="time" office:time-value="PT07H41M50.041S" calcext:value-type="time">
            <text:p>07:41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41.97" calcext:value-type="float">
            <text:p>1841.97</text:p>
          </table:table-cell>
          <table:table-cell office:value-type="float" office:value="2224.47" calcext:value-type="float">
            <text:p>2224.47</text:p>
          </table:table-cell>
        </table:table-row>
        <table:table-row table:style-name="ro1">
          <table:table-cell office:value-type="float" office:value="27726041" calcext:value-type="float">
            <text:p>27726041</text:p>
          </table:table-cell>
          <table:table-cell table:formula="of:=[.A1735]/1000/(60*60*24)" office:value-type="time" office:time-value="PT07H42M06.041S" calcext:value-type="time">
            <text:p>07:42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42.99" calcext:value-type="float">
            <text:p>1842.99</text:p>
          </table:table-cell>
          <table:table-cell office:value-type="float" office:value="2225.65" calcext:value-type="float">
            <text:p>2225.65</text:p>
          </table:table-cell>
        </table:table-row>
        <table:table-row table:style-name="ro1">
          <table:table-cell office:value-type="float" office:value="27742041" calcext:value-type="float">
            <text:p>27742041</text:p>
          </table:table-cell>
          <table:table-cell table:formula="of:=[.A1736]/1000/(60*60*24)" office:value-type="time" office:time-value="PT07H42M22.041S" calcext:value-type="time">
            <text:p>07:42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44.01" calcext:value-type="float">
            <text:p>1844.01</text:p>
          </table:table-cell>
          <table:table-cell office:value-type="float" office:value="2226.82" calcext:value-type="float">
            <text:p>2226.82</text:p>
          </table:table-cell>
        </table:table-row>
        <table:table-row table:style-name="ro1">
          <table:table-cell office:value-type="float" office:value="27758041" calcext:value-type="float">
            <text:p>27758041</text:p>
          </table:table-cell>
          <table:table-cell table:formula="of:=[.A1737]/1000/(60*60*24)" office:value-type="time" office:time-value="PT07H42M38.041S" calcext:value-type="time">
            <text:p>07:4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7774041" calcext:value-type="float">
            <text:p>27774041</text:p>
          </table:table-cell>
          <table:table-cell table:formula="of:=[.A1738]/1000/(60*60*24)" office:value-type="time" office:time-value="PT07H42M54.041S" calcext:value-type="time">
            <text:p>07:42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1846.05" calcext:value-type="float">
            <text:p>1846.05</text:p>
          </table:table-cell>
          <table:table-cell office:value-type="float" office:value="2229.17" calcext:value-type="float">
            <text:p>2229.17</text:p>
          </table:table-cell>
        </table:table-row>
        <table:table-row table:style-name="ro1">
          <table:table-cell office:value-type="float" office:value="27790041" calcext:value-type="float">
            <text:p>27790041</text:p>
          </table:table-cell>
          <table:table-cell table:formula="of:=[.A1739]/1000/(60*60*24)" office:value-type="time" office:time-value="PT07H43M10.041S" calcext:value-type="time">
            <text:p>07:43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47.07" calcext:value-type="float">
            <text:p>1847.07</text:p>
          </table:table-cell>
          <table:table-cell office:value-type="float" office:value="2230.35" calcext:value-type="float">
            <text:p>2230.35</text:p>
          </table:table-cell>
        </table:table-row>
        <table:table-row table:style-name="ro1">
          <table:table-cell office:value-type="float" office:value="27806041" calcext:value-type="float">
            <text:p>27806041</text:p>
          </table:table-cell>
          <table:table-cell table:formula="of:=[.A1740]/1000/(60*60*24)" office:value-type="time" office:time-value="PT07H43M26.041S" calcext:value-type="time">
            <text:p>07:43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48.09" calcext:value-type="float">
            <text:p>1848.09</text:p>
          </table:table-cell>
          <table:table-cell office:value-type="float" office:value="2231.53" calcext:value-type="float">
            <text:p>2231.53</text:p>
          </table:table-cell>
        </table:table-row>
        <table:table-row table:style-name="ro1">
          <table:table-cell office:value-type="float" office:value="27822041" calcext:value-type="float">
            <text:p>27822041</text:p>
          </table:table-cell>
          <table:table-cell table:formula="of:=[.A1741]/1000/(60*60*24)" office:value-type="time" office:time-value="PT07H43M42.041S" calcext:value-type="time">
            <text:p>07:4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849.11" calcext:value-type="float">
            <text:p>1849.11</text:p>
          </table:table-cell>
          <table:table-cell office:value-type="float" office:value="2232.7" calcext:value-type="float">
            <text:p>2232.7</text:p>
          </table:table-cell>
        </table:table-row>
        <table:table-row table:style-name="ro1">
          <table:table-cell office:value-type="float" office:value="27838041" calcext:value-type="float">
            <text:p>27838041</text:p>
          </table:table-cell>
          <table:table-cell table:formula="of:=[.A1742]/1000/(60*60*24)" office:value-type="time" office:time-value="PT07H43M58.041S" calcext:value-type="time">
            <text:p>07:43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50.12" calcext:value-type="float">
            <text:p>1850.12</text:p>
          </table:table-cell>
          <table:table-cell office:value-type="float" office:value="2233.88" calcext:value-type="float">
            <text:p>2233.88</text:p>
          </table:table-cell>
        </table:table-row>
        <table:table-row table:style-name="ro1">
          <table:table-cell office:value-type="float" office:value="27854041" calcext:value-type="float">
            <text:p>27854041</text:p>
          </table:table-cell>
          <table:table-cell table:formula="of:=[.A1743]/1000/(60*60*24)" office:value-type="time" office:time-value="PT07H44M14.041S" calcext:value-type="time">
            <text:p>07:44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51.14" calcext:value-type="float">
            <text:p>1851.14</text:p>
          </table:table-cell>
          <table:table-cell office:value-type="float" office:value="2235.05" calcext:value-type="float">
            <text:p>2235.05</text:p>
          </table:table-cell>
        </table:table-row>
        <table:table-row table:style-name="ro1">
          <table:table-cell office:value-type="float" office:value="27870041" calcext:value-type="float">
            <text:p>27870041</text:p>
          </table:table-cell>
          <table:table-cell table:formula="of:=[.A1744]/1000/(60*60*24)" office:value-type="time" office:time-value="PT07H44M30.041S" calcext:value-type="time">
            <text:p>07:4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52.16" calcext:value-type="float">
            <text:p>1852.16</text:p>
          </table:table-cell>
          <table:table-cell office:value-type="float" office:value="2236.23" calcext:value-type="float">
            <text:p>2236.23</text:p>
          </table:table-cell>
        </table:table-row>
        <table:table-row table:style-name="ro1">
          <table:table-cell office:value-type="float" office:value="27886041" calcext:value-type="float">
            <text:p>27886041</text:p>
          </table:table-cell>
          <table:table-cell table:formula="of:=[.A1745]/1000/(60*60*24)" office:value-type="time" office:time-value="PT07H44M46.041S" calcext:value-type="time">
            <text:p>07:4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53.18" calcext:value-type="float">
            <text:p>1853.18</text:p>
          </table:table-cell>
          <table:table-cell office:value-type="float" office:value="2237.4" calcext:value-type="float">
            <text:p>2237.4</text:p>
          </table:table-cell>
        </table:table-row>
        <table:table-row table:style-name="ro1">
          <table:table-cell office:value-type="float" office:value="27902041" calcext:value-type="float">
            <text:p>27902041</text:p>
          </table:table-cell>
          <table:table-cell table:formula="of:=[.A1746]/1000/(60*60*24)" office:value-type="time" office:time-value="PT07H45M02.041S" calcext:value-type="time">
            <text:p>07:4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54.2" calcext:value-type="float">
            <text:p>1854.2</text:p>
          </table:table-cell>
          <table:table-cell office:value-type="float" office:value="2238.58" calcext:value-type="float">
            <text:p>2238.58</text:p>
          </table:table-cell>
        </table:table-row>
        <table:table-row table:style-name="ro1">
          <table:table-cell office:value-type="float" office:value="27918041" calcext:value-type="float">
            <text:p>27918041</text:p>
          </table:table-cell>
          <table:table-cell table:formula="of:=[.A1747]/1000/(60*60*24)" office:value-type="time" office:time-value="PT07H45M18.041S" calcext:value-type="time">
            <text:p>07:4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55.21" calcext:value-type="float">
            <text:p>1855.21</text:p>
          </table:table-cell>
          <table:table-cell office:value-type="float" office:value="2239.76" calcext:value-type="float">
            <text:p>2239.76</text:p>
          </table:table-cell>
        </table:table-row>
        <table:table-row table:style-name="ro1">
          <table:table-cell office:value-type="float" office:value="27934041" calcext:value-type="float">
            <text:p>27934041</text:p>
          </table:table-cell>
          <table:table-cell table:formula="of:=[.A1748]/1000/(60*60*24)" office:value-type="time" office:time-value="PT07H45M34.041S" calcext:value-type="time">
            <text:p>07:45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56.23" calcext:value-type="float">
            <text:p>1856.23</text:p>
          </table:table-cell>
          <table:table-cell office:value-type="float" office:value="2240.93" calcext:value-type="float">
            <text:p>2240.93</text:p>
          </table:table-cell>
        </table:table-row>
        <table:table-row table:style-name="ro1">
          <table:table-cell office:value-type="float" office:value="27950041" calcext:value-type="float">
            <text:p>27950041</text:p>
          </table:table-cell>
          <table:table-cell table:formula="of:=[.A1749]/1000/(60*60*24)" office:value-type="time" office:time-value="PT07H45M50.041S" calcext:value-type="time">
            <text:p>07:4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57.25" calcext:value-type="float">
            <text:p>1857.25</text:p>
          </table:table-cell>
          <table:table-cell office:value-type="float" office:value="2242.11" calcext:value-type="float">
            <text:p>2242.11</text:p>
          </table:table-cell>
        </table:table-row>
        <table:table-row table:style-name="ro1">
          <table:table-cell office:value-type="float" office:value="27966041" calcext:value-type="float">
            <text:p>27966041</text:p>
          </table:table-cell>
          <table:table-cell table:formula="of:=[.A1750]/1000/(60*60*24)" office:value-type="time" office:time-value="PT07H46M06.041S" calcext:value-type="time">
            <text:p>07:4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858.27" calcext:value-type="float">
            <text:p>1858.27</text:p>
          </table:table-cell>
          <table:table-cell office:value-type="float" office:value="2243.28" calcext:value-type="float">
            <text:p>2243.28</text:p>
          </table:table-cell>
        </table:table-row>
        <table:table-row table:style-name="ro1">
          <table:table-cell office:value-type="float" office:value="27982041" calcext:value-type="float">
            <text:p>27982041</text:p>
          </table:table-cell>
          <table:table-cell table:formula="of:=[.A1751]/1000/(60*60*24)" office:value-type="time" office:time-value="PT07H46M22.041S" calcext:value-type="time">
            <text:p>07:4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859.28" calcext:value-type="float">
            <text:p>1859.28</text:p>
          </table:table-cell>
          <table:table-cell office:value-type="float" office:value="2244.46" calcext:value-type="float">
            <text:p>2244.46</text:p>
          </table:table-cell>
        </table:table-row>
        <table:table-row table:style-name="ro1">
          <table:table-cell office:value-type="float" office:value="27998041" calcext:value-type="float">
            <text:p>27998041</text:p>
          </table:table-cell>
          <table:table-cell table:formula="of:=[.A1752]/1000/(60*60*24)" office:value-type="time" office:time-value="PT07H46M38.041S" calcext:value-type="time">
            <text:p>07:46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60.3" calcext:value-type="float">
            <text:p>1860.3</text:p>
          </table:table-cell>
          <table:table-cell office:value-type="float" office:value="2245.63" calcext:value-type="float">
            <text:p>2245.63</text:p>
          </table:table-cell>
        </table:table-row>
        <table:table-row table:style-name="ro1">
          <table:table-cell office:value-type="float" office:value="28014041" calcext:value-type="float">
            <text:p>28014041</text:p>
          </table:table-cell>
          <table:table-cell table:formula="of:=[.A1753]/1000/(60*60*24)" office:value-type="time" office:time-value="PT07H46M54.041S" calcext:value-type="time">
            <text:p>07:4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61.32" calcext:value-type="float">
            <text:p>1861.32</text:p>
          </table:table-cell>
          <table:table-cell office:value-type="float" office:value="2246.8" calcext:value-type="float">
            <text:p>2246.8</text:p>
          </table:table-cell>
        </table:table-row>
        <table:table-row table:style-name="ro1">
          <table:table-cell office:value-type="float" office:value="28030041" calcext:value-type="float">
            <text:p>28030041</text:p>
          </table:table-cell>
          <table:table-cell table:formula="of:=[.A1754]/1000/(60*60*24)" office:value-type="time" office:time-value="PT07H47M10.041S" calcext:value-type="time">
            <text:p>07:47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62.33" calcext:value-type="float">
            <text:p>1862.33</text:p>
          </table:table-cell>
          <table:table-cell office:value-type="float" office:value="2247.97" calcext:value-type="float">
            <text:p>2247.97</text:p>
          </table:table-cell>
        </table:table-row>
        <table:table-row table:style-name="ro1">
          <table:table-cell office:value-type="float" office:value="28046041" calcext:value-type="float">
            <text:p>28046041</text:p>
          </table:table-cell>
          <table:table-cell table:formula="of:=[.A1755]/1000/(60*60*24)" office:value-type="time" office:time-value="PT07H47M26.041S" calcext:value-type="time">
            <text:p>07:47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863.35" calcext:value-type="float">
            <text:p>1863.35</text:p>
          </table:table-cell>
          <table:table-cell office:value-type="float" office:value="2249.15" calcext:value-type="float">
            <text:p>2249.15</text:p>
          </table:table-cell>
        </table:table-row>
        <table:table-row table:style-name="ro1">
          <table:table-cell office:value-type="float" office:value="28062041" calcext:value-type="float">
            <text:p>28062041</text:p>
          </table:table-cell>
          <table:table-cell table:formula="of:=[.A1756]/1000/(60*60*24)" office:value-type="time" office:time-value="PT07H47M42.041S" calcext:value-type="time">
            <text:p>07:47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64.37" calcext:value-type="float">
            <text:p>1864.37</text:p>
          </table:table-cell>
          <table:table-cell office:value-type="float" office:value="2250.32" calcext:value-type="float">
            <text:p>2250.32</text:p>
          </table:table-cell>
        </table:table-row>
        <table:table-row table:style-name="ro1">
          <table:table-cell office:value-type="float" office:value="28078041" calcext:value-type="float">
            <text:p>28078041</text:p>
          </table:table-cell>
          <table:table-cell table:formula="of:=[.A1757]/1000/(60*60*24)" office:value-type="time" office:time-value="PT07H47M58.041S" calcext:value-type="time">
            <text:p>07:47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65.39" calcext:value-type="float">
            <text:p>1865.39</text:p>
          </table:table-cell>
          <table:table-cell office:value-type="float" office:value="2251.5" calcext:value-type="float">
            <text:p>2251.5</text:p>
          </table:table-cell>
        </table:table-row>
        <table:table-row table:style-name="ro1">
          <table:table-cell office:value-type="float" office:value="28094041" calcext:value-type="float">
            <text:p>28094041</text:p>
          </table:table-cell>
          <table:table-cell table:formula="of:=[.A1758]/1000/(60*60*24)" office:value-type="time" office:time-value="PT07H48M14.041S" calcext:value-type="time">
            <text:p>07:48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66.4" calcext:value-type="float">
            <text:p>1866.4</text:p>
          </table:table-cell>
          <table:table-cell office:value-type="float" office:value="2252.67" calcext:value-type="float">
            <text:p>2252.67</text:p>
          </table:table-cell>
        </table:table-row>
        <table:table-row table:style-name="ro1">
          <table:table-cell office:value-type="float" office:value="28110041" calcext:value-type="float">
            <text:p>28110041</text:p>
          </table:table-cell>
          <table:table-cell table:formula="of:=[.A1759]/1000/(60*60*24)" office:value-type="time" office:time-value="PT07H48M30.041S" calcext:value-type="time">
            <text:p>07:48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67.42" calcext:value-type="float">
            <text:p>1867.42</text:p>
          </table:table-cell>
          <table:table-cell office:value-type="float" office:value="2253.84" calcext:value-type="float">
            <text:p>2253.84</text:p>
          </table:table-cell>
        </table:table-row>
        <table:table-row table:style-name="ro1">
          <table:table-cell office:value-type="float" office:value="28126041" calcext:value-type="float">
            <text:p>28126041</text:p>
          </table:table-cell>
          <table:table-cell table:formula="of:=[.A1760]/1000/(60*60*24)" office:value-type="time" office:time-value="PT07H48M46.041S" calcext:value-type="time">
            <text:p>07:48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1868.44" calcext:value-type="float">
            <text:p>1868.44</text:p>
          </table:table-cell>
          <table:table-cell office:value-type="float" office:value="2255.01" calcext:value-type="float">
            <text:p>2255.01</text:p>
          </table:table-cell>
        </table:table-row>
        <table:table-row table:style-name="ro1">
          <table:table-cell office:value-type="float" office:value="28142041" calcext:value-type="float">
            <text:p>28142041</text:p>
          </table:table-cell>
          <table:table-cell table:formula="of:=[.A1761]/1000/(60*60*24)" office:value-type="time" office:time-value="PT07H49M02.041S" calcext:value-type="time">
            <text:p>07:49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69.45" calcext:value-type="float">
            <text:p>1869.45</text:p>
          </table:table-cell>
          <table:table-cell office:value-type="float" office:value="2256.18" calcext:value-type="float">
            <text:p>2256.18</text:p>
          </table:table-cell>
        </table:table-row>
        <table:table-row table:style-name="ro1">
          <table:table-cell office:value-type="float" office:value="28158041" calcext:value-type="float">
            <text:p>28158041</text:p>
          </table:table-cell>
          <table:table-cell table:formula="of:=[.A1762]/1000/(60*60*24)" office:value-type="time" office:time-value="PT07H49M18.041S" calcext:value-type="time">
            <text:p>07:49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70.47" calcext:value-type="float">
            <text:p>1870.47</text:p>
          </table:table-cell>
          <table:table-cell office:value-type="float" office:value="2257.35" calcext:value-type="float">
            <text:p>2257.35</text:p>
          </table:table-cell>
        </table:table-row>
        <table:table-row table:style-name="ro1">
          <table:table-cell office:value-type="float" office:value="28174041" calcext:value-type="float">
            <text:p>28174041</text:p>
          </table:table-cell>
          <table:table-cell table:formula="of:=[.A1763]/1000/(60*60*24)" office:value-type="time" office:time-value="PT07H49M34.041S" calcext:value-type="time">
            <text:p>07:49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71.48" calcext:value-type="float">
            <text:p>1871.48</text:p>
          </table:table-cell>
          <table:table-cell office:value-type="float" office:value="2258.52" calcext:value-type="float">
            <text:p>2258.52</text:p>
          </table:table-cell>
        </table:table-row>
        <table:table-row table:style-name="ro1">
          <table:table-cell office:value-type="float" office:value="28190041" calcext:value-type="float">
            <text:p>28190041</text:p>
          </table:table-cell>
          <table:table-cell table:formula="of:=[.A1764]/1000/(60*60*24)" office:value-type="time" office:time-value="PT07H49M50.041S" calcext:value-type="time">
            <text:p>07:49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72.5" calcext:value-type="float">
            <text:p>1872.5</text:p>
          </table:table-cell>
          <table:table-cell office:value-type="float" office:value="2259.69" calcext:value-type="float">
            <text:p>2259.69</text:p>
          </table:table-cell>
        </table:table-row>
        <table:table-row table:style-name="ro1">
          <table:table-cell office:value-type="float" office:value="28206041" calcext:value-type="float">
            <text:p>28206041</text:p>
          </table:table-cell>
          <table:table-cell table:formula="of:=[.A1765]/1000/(60*60*24)" office:value-type="time" office:time-value="PT07H50M06.041S" calcext:value-type="time">
            <text:p>07:50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73.51" calcext:value-type="float">
            <text:p>1873.51</text:p>
          </table:table-cell>
          <table:table-cell office:value-type="float" office:value="2260.86" calcext:value-type="float">
            <text:p>2260.86</text:p>
          </table:table-cell>
        </table:table-row>
        <table:table-row table:style-name="ro1">
          <table:table-cell office:value-type="float" office:value="28222041" calcext:value-type="float">
            <text:p>28222041</text:p>
          </table:table-cell>
          <table:table-cell table:formula="of:=[.A1766]/1000/(60*60*24)" office:value-type="time" office:time-value="PT07H50M22.041S" calcext:value-type="time">
            <text:p>07:50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74.53" calcext:value-type="float">
            <text:p>1874.53</text:p>
          </table:table-cell>
          <table:table-cell office:value-type="float" office:value="2262.02" calcext:value-type="float">
            <text:p>2262.02</text:p>
          </table:table-cell>
        </table:table-row>
        <table:table-row table:style-name="ro1">
          <table:table-cell office:value-type="float" office:value="28238041" calcext:value-type="float">
            <text:p>28238041</text:p>
          </table:table-cell>
          <table:table-cell table:formula="of:=[.A1767]/1000/(60*60*24)" office:value-type="time" office:time-value="PT07H50M38.041S" calcext:value-type="time">
            <text:p>07:50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75.55" calcext:value-type="float">
            <text:p>1875.55</text:p>
          </table:table-cell>
          <table:table-cell office:value-type="float" office:value="2263.19" calcext:value-type="float">
            <text:p>2263.19</text:p>
          </table:table-cell>
        </table:table-row>
        <table:table-row table:style-name="ro1">
          <table:table-cell office:value-type="float" office:value="28254041" calcext:value-type="float">
            <text:p>28254041</text:p>
          </table:table-cell>
          <table:table-cell table:formula="of:=[.A1768]/1000/(60*60*24)" office:value-type="time" office:time-value="PT07H50M54.041S" calcext:value-type="time">
            <text:p>07:50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76.56" calcext:value-type="float">
            <text:p>1876.56</text:p>
          </table:table-cell>
          <table:table-cell office:value-type="float" office:value="2264.36" calcext:value-type="float">
            <text:p>2264.36</text:p>
          </table:table-cell>
        </table:table-row>
        <table:table-row table:style-name="ro1">
          <table:table-cell office:value-type="float" office:value="28270041" calcext:value-type="float">
            <text:p>28270041</text:p>
          </table:table-cell>
          <table:table-cell table:formula="of:=[.A1769]/1000/(60*60*24)" office:value-type="time" office:time-value="PT07H51M10.041S" calcext:value-type="time">
            <text:p>07:51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77.58" calcext:value-type="float">
            <text:p>1877.58</text:p>
          </table:table-cell>
          <table:table-cell office:value-type="float" office:value="2265.53" calcext:value-type="float">
            <text:p>2265.53</text:p>
          </table:table-cell>
        </table:table-row>
        <table:table-row table:style-name="ro1">
          <table:table-cell office:value-type="float" office:value="28286041" calcext:value-type="float">
            <text:p>28286041</text:p>
          </table:table-cell>
          <table:table-cell table:formula="of:=[.A1770]/1000/(60*60*24)" office:value-type="time" office:time-value="PT07H51M26.041S" calcext:value-type="time">
            <text:p>07:51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78.59" calcext:value-type="float">
            <text:p>1878.59</text:p>
          </table:table-cell>
          <table:table-cell office:value-type="float" office:value="2266.7" calcext:value-type="float">
            <text:p>2266.7</text:p>
          </table:table-cell>
        </table:table-row>
        <table:table-row table:style-name="ro1">
          <table:table-cell office:value-type="float" office:value="28302041" calcext:value-type="float">
            <text:p>28302041</text:p>
          </table:table-cell>
          <table:table-cell table:formula="of:=[.A1771]/1000/(60*60*24)" office:value-type="time" office:time-value="PT07H51M42.041S" calcext:value-type="time">
            <text:p>07:51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79.61" calcext:value-type="float">
            <text:p>1879.61</text:p>
          </table:table-cell>
          <table:table-cell office:value-type="float" office:value="2267.87" calcext:value-type="float">
            <text:p>2267.87</text:p>
          </table:table-cell>
        </table:table-row>
        <table:table-row table:style-name="ro1">
          <table:table-cell office:value-type="float" office:value="28318041" calcext:value-type="float">
            <text:p>28318041</text:p>
          </table:table-cell>
          <table:table-cell table:formula="of:=[.A1772]/1000/(60*60*24)" office:value-type="time" office:time-value="PT07H51M58.041S" calcext:value-type="time">
            <text:p>07:51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0.62" calcext:value-type="float">
            <text:p>1880.62</text:p>
          </table:table-cell>
          <table:table-cell office:value-type="float" office:value="2269.03" calcext:value-type="float">
            <text:p>2269.03</text:p>
          </table:table-cell>
        </table:table-row>
        <table:table-row table:style-name="ro1">
          <table:table-cell office:value-type="float" office:value="28334041" calcext:value-type="float">
            <text:p>28334041</text:p>
          </table:table-cell>
          <table:table-cell table:formula="of:=[.A1773]/1000/(60*60*24)" office:value-type="time" office:time-value="PT07H52M14.041S" calcext:value-type="time">
            <text:p>07:52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1.64" calcext:value-type="float">
            <text:p>1881.64</text:p>
          </table:table-cell>
          <table:table-cell office:value-type="float" office:value="2270.2" calcext:value-type="float">
            <text:p>2270.2</text:p>
          </table:table-cell>
        </table:table-row>
        <table:table-row table:style-name="ro1">
          <table:table-cell office:value-type="float" office:value="28350041" calcext:value-type="float">
            <text:p>28350041</text:p>
          </table:table-cell>
          <table:table-cell table:formula="of:=[.A1774]/1000/(60*60*24)" office:value-type="time" office:time-value="PT07H52M30.041S" calcext:value-type="time">
            <text:p>07:52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82.65" calcext:value-type="float">
            <text:p>1882.65</text:p>
          </table:table-cell>
          <table:table-cell office:value-type="float" office:value="2271.37" calcext:value-type="float">
            <text:p>2271.37</text:p>
          </table:table-cell>
        </table:table-row>
        <table:table-row table:style-name="ro1">
          <table:table-cell office:value-type="float" office:value="28366041" calcext:value-type="float">
            <text:p>28366041</text:p>
          </table:table-cell>
          <table:table-cell table:formula="of:=[.A1775]/1000/(60*60*24)" office:value-type="time" office:time-value="PT07H52M46.041S" calcext:value-type="time">
            <text:p>07:52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83.67" calcext:value-type="float">
            <text:p>1883.67</text:p>
          </table:table-cell>
          <table:table-cell office:value-type="float" office:value="2272.54" calcext:value-type="float">
            <text:p>2272.54</text:p>
          </table:table-cell>
        </table:table-row>
        <table:table-row table:style-name="ro1">
          <table:table-cell office:value-type="float" office:value="28382041" calcext:value-type="float">
            <text:p>28382041</text:p>
          </table:table-cell>
          <table:table-cell table:formula="of:=[.A1776]/1000/(60*60*24)" office:value-type="time" office:time-value="PT07H53M02.041S" calcext:value-type="time">
            <text:p>07:53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84.68" calcext:value-type="float">
            <text:p>1884.68</text:p>
          </table:table-cell>
          <table:table-cell office:value-type="float" office:value="2273.71" calcext:value-type="float">
            <text:p>2273.71</text:p>
          </table:table-cell>
        </table:table-row>
        <table:table-row table:style-name="ro1">
          <table:table-cell office:value-type="float" office:value="28398041" calcext:value-type="float">
            <text:p>28398041</text:p>
          </table:table-cell>
          <table:table-cell table:formula="of:=[.A1777]/1000/(60*60*24)" office:value-type="time" office:time-value="PT07H53M18.041S" calcext:value-type="time">
            <text:p>07:53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885.7" calcext:value-type="float">
            <text:p>1885.7</text:p>
          </table:table-cell>
          <table:table-cell office:value-type="float" office:value="2274.87" calcext:value-type="float">
            <text:p>2274.87</text:p>
          </table:table-cell>
        </table:table-row>
        <table:table-row table:style-name="ro1">
          <table:table-cell office:value-type="float" office:value="28414041" calcext:value-type="float">
            <text:p>28414041</text:p>
          </table:table-cell>
          <table:table-cell table:formula="of:=[.A1778]/1000/(60*60*24)" office:value-type="time" office:time-value="PT07H53M34.041S" calcext:value-type="time">
            <text:p>07:53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86.71" calcext:value-type="float">
            <text:p>1886.71</text:p>
          </table:table-cell>
          <table:table-cell office:value-type="float" office:value="2276.04" calcext:value-type="float">
            <text:p>2276.04</text:p>
          </table:table-cell>
        </table:table-row>
        <table:table-row table:style-name="ro1">
          <table:table-cell office:value-type="float" office:value="28430041" calcext:value-type="float">
            <text:p>28430041</text:p>
          </table:table-cell>
          <table:table-cell table:formula="of:=[.A1779]/1000/(60*60*24)" office:value-type="time" office:time-value="PT07H53M50.041S" calcext:value-type="time">
            <text:p>07:53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87.73" calcext:value-type="float">
            <text:p>1887.73</text:p>
          </table:table-cell>
          <table:table-cell office:value-type="float" office:value="2277.21" calcext:value-type="float">
            <text:p>2277.21</text:p>
          </table:table-cell>
        </table:table-row>
        <table:table-row table:style-name="ro1">
          <table:table-cell office:value-type="float" office:value="28446041" calcext:value-type="float">
            <text:p>28446041</text:p>
          </table:table-cell>
          <table:table-cell table:formula="of:=[.A1780]/1000/(60*60*24)" office:value-type="time" office:time-value="PT07H54M06.041S" calcext:value-type="time">
            <text:p>07:54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88.74" calcext:value-type="float">
            <text:p>1888.74</text:p>
          </table:table-cell>
          <table:table-cell office:value-type="float" office:value="2278.38" calcext:value-type="float">
            <text:p>2278.38</text:p>
          </table:table-cell>
        </table:table-row>
        <table:table-row table:style-name="ro1">
          <table:table-cell office:value-type="float" office:value="28462041" calcext:value-type="float">
            <text:p>28462041</text:p>
          </table:table-cell>
          <table:table-cell table:formula="of:=[.A1781]/1000/(60*60*24)" office:value-type="time" office:time-value="PT07H54M22.041S" calcext:value-type="time">
            <text:p>07:54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89.76" calcext:value-type="float">
            <text:p>1889.76</text:p>
          </table:table-cell>
          <table:table-cell office:value-type="float" office:value="2279.54" calcext:value-type="float">
            <text:p>2279.54</text:p>
          </table:table-cell>
        </table:table-row>
        <table:table-row table:style-name="ro1">
          <table:table-cell office:value-type="float" office:value="28478041" calcext:value-type="float">
            <text:p>28478041</text:p>
          </table:table-cell>
          <table:table-cell table:formula="of:=[.A1782]/1000/(60*60*24)" office:value-type="time" office:time-value="PT07H54M38.041S" calcext:value-type="time">
            <text:p>07:54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90.77" calcext:value-type="float">
            <text:p>1890.77</text:p>
          </table:table-cell>
          <table:table-cell office:value-type="float" office:value="2280.71" calcext:value-type="float">
            <text:p>2280.71</text:p>
          </table:table-cell>
        </table:table-row>
        <table:table-row table:style-name="ro1">
          <table:table-cell office:value-type="float" office:value="28494041" calcext:value-type="float">
            <text:p>28494041</text:p>
          </table:table-cell>
          <table:table-cell table:formula="of:=[.A1783]/1000/(60*60*24)" office:value-type="time" office:time-value="PT07H54M54.041S" calcext:value-type="time">
            <text:p>07:54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891.78" calcext:value-type="float">
            <text:p>1891.78</text:p>
          </table:table-cell>
          <table:table-cell office:value-type="float" office:value="2281.88" calcext:value-type="float">
            <text:p>2281.88</text:p>
          </table:table-cell>
        </table:table-row>
        <table:table-row table:style-name="ro1">
          <table:table-cell office:value-type="float" office:value="28510041" calcext:value-type="float">
            <text:p>28510041</text:p>
          </table:table-cell>
          <table:table-cell table:formula="of:=[.A1784]/1000/(60*60*24)" office:value-type="time" office:time-value="PT07H55M10.041S" calcext:value-type="time">
            <text:p>07:55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92.8" calcext:value-type="float">
            <text:p>1892.8</text:p>
          </table:table-cell>
          <table:table-cell office:value-type="float" office:value="2283.04" calcext:value-type="float">
            <text:p>2283.04</text:p>
          </table:table-cell>
        </table:table-row>
        <table:table-row table:style-name="ro1">
          <table:table-cell office:value-type="float" office:value="28526041" calcext:value-type="float">
            <text:p>28526041</text:p>
          </table:table-cell>
          <table:table-cell table:formula="of:=[.A1785]/1000/(60*60*24)" office:value-type="time" office:time-value="PT07H55M26.041S" calcext:value-type="time">
            <text:p>07:55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2284.21" calcext:value-type="float">
            <text:p>2284.21</text:p>
          </table:table-cell>
        </table:table-row>
        <table:table-row table:style-name="ro1">
          <table:table-cell office:value-type="float" office:value="28542041" calcext:value-type="float">
            <text:p>28542041</text:p>
          </table:table-cell>
          <table:table-cell table:formula="of:=[.A1786]/1000/(60*60*24)" office:value-type="time" office:time-value="PT07H55M42.041S" calcext:value-type="time">
            <text:p>07:55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894.82" calcext:value-type="float">
            <text:p>1894.82</text:p>
          </table:table-cell>
          <table:table-cell office:value-type="float" office:value="2285.38" calcext:value-type="float">
            <text:p>2285.38</text:p>
          </table:table-cell>
        </table:table-row>
        <table:table-row table:style-name="ro1">
          <table:table-cell office:value-type="float" office:value="28558041" calcext:value-type="float">
            <text:p>28558041</text:p>
          </table:table-cell>
          <table:table-cell table:formula="of:=[.A1787]/1000/(60*60*24)" office:value-type="time" office:time-value="PT07H55M58.041S" calcext:value-type="time">
            <text:p>07:55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95.84" calcext:value-type="float">
            <text:p>1895.84</text:p>
          </table:table-cell>
          <table:table-cell office:value-type="float" office:value="2286.54" calcext:value-type="float">
            <text:p>2286.54</text:p>
          </table:table-cell>
        </table:table-row>
        <table:table-row table:style-name="ro1">
          <table:table-cell office:value-type="float" office:value="28574041" calcext:value-type="float">
            <text:p>28574041</text:p>
          </table:table-cell>
          <table:table-cell table:formula="of:=[.A1788]/1000/(60*60*24)" office:value-type="time" office:time-value="PT07H56M14.041S" calcext:value-type="time">
            <text:p>07:5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96.85" calcext:value-type="float">
            <text:p>1896.85</text:p>
          </table:table-cell>
          <table:table-cell office:value-type="float" office:value="2287.7" calcext:value-type="float">
            <text:p>2287.7</text:p>
          </table:table-cell>
        </table:table-row>
        <table:table-row table:style-name="ro1">
          <table:table-cell office:value-type="float" office:value="28590041" calcext:value-type="float">
            <text:p>28590041</text:p>
          </table:table-cell>
          <table:table-cell table:formula="of:=[.A1789]/1000/(60*60*24)" office:value-type="time" office:time-value="PT07H56M30.041S" calcext:value-type="time">
            <text:p>07:5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97.87" calcext:value-type="float">
            <text:p>1897.87</text:p>
          </table:table-cell>
          <table:table-cell office:value-type="float" office:value="2288.87" calcext:value-type="float">
            <text:p>2288.87</text:p>
          </table:table-cell>
        </table:table-row>
        <table:table-row table:style-name="ro1">
          <table:table-cell office:value-type="float" office:value="28606041" calcext:value-type="float">
            <text:p>28606041</text:p>
          </table:table-cell>
          <table:table-cell table:formula="of:=[.A1790]/1000/(60*60*24)" office:value-type="time" office:time-value="PT07H56M46.041S" calcext:value-type="time">
            <text:p>07:5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98.88" calcext:value-type="float">
            <text:p>1898.88</text:p>
          </table:table-cell>
          <table:table-cell office:value-type="float" office:value="2290.03" calcext:value-type="float">
            <text:p>2290.03</text:p>
          </table:table-cell>
        </table:table-row>
        <table:table-row table:style-name="ro1">
          <table:table-cell office:value-type="float" office:value="28622041" calcext:value-type="float">
            <text:p>28622041</text:p>
          </table:table-cell>
          <table:table-cell table:formula="of:=[.A1791]/1000/(60*60*24)" office:value-type="time" office:time-value="PT07H57M02.041S" calcext:value-type="time">
            <text:p>07:57:02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99.89" calcext:value-type="float">
            <text:p>1899.89</text:p>
          </table:table-cell>
          <table:table-cell office:value-type="float" office:value="2291.19" calcext:value-type="float">
            <text:p>2291.19</text:p>
          </table:table-cell>
        </table:table-row>
        <table:table-row table:style-name="ro1">
          <table:table-cell office:value-type="float" office:value="28638041" calcext:value-type="float">
            <text:p>28638041</text:p>
          </table:table-cell>
          <table:table-cell table:formula="of:=[.A1792]/1000/(60*60*24)" office:value-type="time" office:time-value="PT07H57M18.041S" calcext:value-type="time">
            <text:p>07:57:18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00.91" calcext:value-type="float">
            <text:p>1900.91</text:p>
          </table:table-cell>
          <table:table-cell office:value-type="float" office:value="2292.35" calcext:value-type="float">
            <text:p>2292.35</text:p>
          </table:table-cell>
        </table:table-row>
        <table:table-row table:style-name="ro1">
          <table:table-cell office:value-type="float" office:value="28654041" calcext:value-type="float">
            <text:p>28654041</text:p>
          </table:table-cell>
          <table:table-cell table:formula="of:=[.A1793]/1000/(60*60*24)" office:value-type="time" office:time-value="PT07H57M34.041S" calcext:value-type="time">
            <text:p>07:57:34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01.92" calcext:value-type="float">
            <text:p>1901.92</text:p>
          </table:table-cell>
          <table:table-cell office:value-type="float" office:value="2293.51" calcext:value-type="float">
            <text:p>2293.51</text:p>
          </table:table-cell>
        </table:table-row>
        <table:table-row table:style-name="ro1">
          <table:table-cell office:value-type="float" office:value="28670041" calcext:value-type="float">
            <text:p>28670041</text:p>
          </table:table-cell>
          <table:table-cell table:formula="of:=[.A1794]/1000/(60*60*24)" office:value-type="time" office:time-value="PT07H57M50.041S" calcext:value-type="time">
            <text:p>07:57:50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02.93" calcext:value-type="float">
            <text:p>1902.93</text:p>
          </table:table-cell>
          <table:table-cell office:value-type="float" office:value="2294.68" calcext:value-type="float">
            <text:p>2294.68</text:p>
          </table:table-cell>
        </table:table-row>
        <table:table-row table:style-name="ro1">
          <table:table-cell office:value-type="float" office:value="28686041" calcext:value-type="float">
            <text:p>28686041</text:p>
          </table:table-cell>
          <table:table-cell table:formula="of:=[.A1795]/1000/(60*60*24)" office:value-type="time" office:time-value="PT07H58M06.041S" calcext:value-type="time">
            <text:p>07:58:0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03.94" calcext:value-type="float">
            <text:p>1903.94</text:p>
          </table:table-cell>
          <table:table-cell office:value-type="float" office:value="2295.84" calcext:value-type="float">
            <text:p>2295.84</text:p>
          </table:table-cell>
        </table:table-row>
        <table:table-row table:style-name="ro1">
          <table:table-cell office:value-type="float" office:value="28702041" calcext:value-type="float">
            <text:p>28702041</text:p>
          </table:table-cell>
          <table:table-cell table:formula="of:=[.A1796]/1000/(60*60*24)" office:value-type="time" office:time-value="PT07H58M22.041S" calcext:value-type="time">
            <text:p>07:58:22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4.96" calcext:value-type="float">
            <text:p>1904.96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28718041" calcext:value-type="float">
            <text:p>28718041</text:p>
          </table:table-cell>
          <table:table-cell table:formula="of:=[.A1797]/1000/(60*60*24)" office:value-type="time" office:time-value="PT07H58M38.041S" calcext:value-type="time">
            <text:p>07:5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05.97" calcext:value-type="float">
            <text:p>1905.97</text:p>
          </table:table-cell>
          <table:table-cell office:value-type="float" office:value="2298.16" calcext:value-type="float">
            <text:p>2298.16</text:p>
          </table:table-cell>
        </table:table-row>
        <table:table-row table:style-name="ro1">
          <table:table-cell office:value-type="float" office:value="28734041" calcext:value-type="float">
            <text:p>28734041</text:p>
          </table:table-cell>
          <table:table-cell table:formula="of:=[.A1798]/1000/(60*60*24)" office:value-type="time" office:time-value="PT07H58M54.041S" calcext:value-type="time">
            <text:p>07:58:54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3" calcext:value-type="float">
            <text:p>261.23</text:p>
          </table:table-cell>
          <table:table-cell office:value-type="float" office:value="1906.98" calcext:value-type="float">
            <text:p>1906.98</text:p>
          </table:table-cell>
          <table:table-cell office:value-type="float" office:value="2299.32" calcext:value-type="float">
            <text:p>2299.32</text:p>
          </table:table-cell>
        </table:table-row>
        <table:table-row table:style-name="ro1">
          <table:table-cell office:value-type="float" office:value="28750041" calcext:value-type="float">
            <text:p>28750041</text:p>
          </table:table-cell>
          <table:table-cell table:formula="of:=[.A1799]/1000/(60*60*24)" office:value-type="time" office:time-value="PT07H59M10.041S" calcext:value-type="time">
            <text:p>07:59:10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07.99" calcext:value-type="float">
            <text:p>1907.99</text:p>
          </table:table-cell>
          <table:table-cell office:value-type="float" office:value="2300.48" calcext:value-type="float">
            <text:p>2300.48</text:p>
          </table:table-cell>
        </table:table-row>
        <table:table-row table:style-name="ro1">
          <table:table-cell office:value-type="float" office:value="28766041" calcext:value-type="float">
            <text:p>28766041</text:p>
          </table:table-cell>
          <table:table-cell table:formula="of:=[.A1800]/1000/(60*60*24)" office:value-type="time" office:time-value="PT07H59M26.041S" calcext:value-type="time">
            <text:p>07:59:26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09.01" calcext:value-type="float">
            <text:p>1909.01</text:p>
          </table:table-cell>
          <table:table-cell office:value-type="float" office:value="2301.64" calcext:value-type="float">
            <text:p>2301.64</text:p>
          </table:table-cell>
        </table:table-row>
        <table:table-row table:style-name="ro1">
          <table:table-cell office:value-type="float" office:value="28782041" calcext:value-type="float">
            <text:p>28782041</text:p>
          </table:table-cell>
          <table:table-cell table:formula="of:=[.A1801]/1000/(60*60*24)" office:value-type="time" office:time-value="PT07H59M42.041S" calcext:value-type="time">
            <text:p>07:5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10.02" calcext:value-type="float">
            <text:p>1910.02</text:p>
          </table:table-cell>
          <table:table-cell office:value-type="float" office:value="2302.8" calcext:value-type="float">
            <text:p>2302.8</text:p>
          </table:table-cell>
        </table:table-row>
        <table:table-row table:style-name="ro1">
          <table:table-cell office:value-type="float" office:value="28798041" calcext:value-type="float">
            <text:p>28798041</text:p>
          </table:table-cell>
          <table:table-cell table:formula="of:=[.A1802]/1000/(60*60*24)" office:value-type="time" office:time-value="PT07H59M58.041S" calcext:value-type="time">
            <text:p>07:5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11.03" calcext:value-type="float">
            <text:p>1911.03</text:p>
          </table:table-cell>
          <table:table-cell office:value-type="float" office:value="2303.96" calcext:value-type="float">
            <text:p>2303.96</text:p>
          </table:table-cell>
        </table:table-row>
        <table:table-row table:style-name="ro1">
          <table:table-cell office:value-type="float" office:value="28814041" calcext:value-type="float">
            <text:p>28814041</text:p>
          </table:table-cell>
          <table:table-cell table:formula="of:=[.A1803]/1000/(60*60*24)" office:value-type="time" office:time-value="PT08H00M14.041S" calcext:value-type="time">
            <text:p>08:0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305.12" calcext:value-type="float">
            <text:p>2305.12</text:p>
          </table:table-cell>
        </table:table-row>
        <table:table-row table:style-name="ro1">
          <table:table-cell office:value-type="float" office:value="28830041" calcext:value-type="float">
            <text:p>28830041</text:p>
          </table:table-cell>
          <table:table-cell table:formula="of:=[.A1804]/1000/(60*60*24)" office:value-type="time" office:time-value="PT08H00M30.041S" calcext:value-type="time">
            <text:p>08:0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13.05" calcext:value-type="float">
            <text:p>1913.05</text:p>
          </table:table-cell>
          <table:table-cell office:value-type="float" office:value="2306.28" calcext:value-type="float">
            <text:p>2306.28</text:p>
          </table:table-cell>
        </table:table-row>
        <table:table-row table:style-name="ro1">
          <table:table-cell office:value-type="float" office:value="28846041" calcext:value-type="float">
            <text:p>28846041</text:p>
          </table:table-cell>
          <table:table-cell table:formula="of:=[.A1805]/1000/(60*60*24)" office:value-type="time" office:time-value="PT08H00M46.041S" calcext:value-type="time">
            <text:p>08:0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14.06" calcext:value-type="float">
            <text:p>1914.06</text:p>
          </table:table-cell>
          <table:table-cell office:value-type="float" office:value="2307.44" calcext:value-type="float">
            <text:p>2307.44</text:p>
          </table:table-cell>
        </table:table-row>
        <table:table-row table:style-name="ro1">
          <table:table-cell office:value-type="float" office:value="28862041" calcext:value-type="float">
            <text:p>28862041</text:p>
          </table:table-cell>
          <table:table-cell table:formula="of:=[.A1806]/1000/(60*60*24)" office:value-type="time" office:time-value="PT08H01M02.041S" calcext:value-type="time">
            <text:p>08:0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15.08" calcext:value-type="float">
            <text:p>1915.08</text:p>
          </table:table-cell>
          <table:table-cell office:value-type="float" office:value="2308.6" calcext:value-type="float">
            <text:p>2308.6</text:p>
          </table:table-cell>
        </table:table-row>
        <table:table-row table:style-name="ro1">
          <table:table-cell office:value-type="float" office:value="28878041" calcext:value-type="float">
            <text:p>28878041</text:p>
          </table:table-cell>
          <table:table-cell table:formula="of:=[.A1807]/1000/(60*60*24)" office:value-type="time" office:time-value="PT08H01M18.041S" calcext:value-type="time">
            <text:p>08:0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916.09" calcext:value-type="float">
            <text:p>1916.09</text:p>
          </table:table-cell>
          <table:table-cell office:value-type="float" office:value="2309.76" calcext:value-type="float">
            <text:p>2309.76</text:p>
          </table:table-cell>
        </table:table-row>
        <table:table-row table:style-name="ro1">
          <table:table-cell office:value-type="float" office:value="28894041" calcext:value-type="float">
            <text:p>28894041</text:p>
          </table:table-cell>
          <table:table-cell table:formula="of:=[.A1808]/1000/(60*60*24)" office:value-type="time" office:time-value="PT08H01M34.041S" calcext:value-type="time">
            <text:p>08:01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917.1" calcext:value-type="float">
            <text:p>1917.1</text:p>
          </table:table-cell>
          <table:table-cell office:value-type="float" office:value="2310.92" calcext:value-type="float">
            <text:p>2310.92</text:p>
          </table:table-cell>
        </table:table-row>
        <table:table-row table:style-name="ro1">
          <table:table-cell office:value-type="float" office:value="28910041" calcext:value-type="float">
            <text:p>28910041</text:p>
          </table:table-cell>
          <table:table-cell table:formula="of:=[.A1809]/1000/(60*60*24)" office:value-type="time" office:time-value="PT08H01M50.041S" calcext:value-type="time">
            <text:p>08:01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918.11" calcext:value-type="float">
            <text:p>1918.11</text:p>
          </table:table-cell>
          <table:table-cell office:value-type="float" office:value="2312.08" calcext:value-type="float">
            <text:p>2312.08</text:p>
          </table:table-cell>
        </table:table-row>
        <table:table-row table:style-name="ro1">
          <table:table-cell office:value-type="float" office:value="28926041" calcext:value-type="float">
            <text:p>28926041</text:p>
          </table:table-cell>
          <table:table-cell table:formula="of:=[.A1810]/1000/(60*60*24)" office:value-type="time" office:time-value="PT08H02M06.041S" calcext:value-type="time">
            <text:p>08:02:06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8" calcext:value-type="float">
            <text:p>260.88</text:p>
          </table:table-cell>
          <table:table-cell office:value-type="float" office:value="1919.12" calcext:value-type="float">
            <text:p>1919.12</text:p>
          </table:table-cell>
          <table:table-cell office:value-type="float" office:value="2313.24" calcext:value-type="float">
            <text:p>2313.24</text:p>
          </table:table-cell>
        </table:table-row>
        <table:table-row table:style-name="ro1">
          <table:table-cell office:value-type="float" office:value="28942041" calcext:value-type="float">
            <text:p>28942041</text:p>
          </table:table-cell>
          <table:table-cell table:formula="of:=[.A1811]/1000/(60*60*24)" office:value-type="time" office:time-value="PT08H02M22.041S" calcext:value-type="time">
            <text:p>08:02:22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20.13" calcext:value-type="float">
            <text:p>1920.13</text:p>
          </table:table-cell>
          <table:table-cell office:value-type="float" office:value="2314.4" calcext:value-type="float">
            <text:p>2314.4</text:p>
          </table:table-cell>
        </table:table-row>
        <table:table-row table:style-name="ro1">
          <table:table-cell office:value-type="float" office:value="28958041" calcext:value-type="float">
            <text:p>28958041</text:p>
          </table:table-cell>
          <table:table-cell table:formula="of:=[.A1812]/1000/(60*60*24)" office:value-type="time" office:time-value="PT08H02M38.041S" calcext:value-type="time">
            <text:p>08:0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21.14" calcext:value-type="float">
            <text:p>1921.14</text:p>
          </table:table-cell>
          <table:table-cell office:value-type="float" office:value="2315.55" calcext:value-type="float">
            <text:p>2315.55</text:p>
          </table:table-cell>
        </table:table-row>
        <table:table-row table:style-name="ro1">
          <table:table-cell office:value-type="float" office:value="28974041" calcext:value-type="float">
            <text:p>28974041</text:p>
          </table:table-cell>
          <table:table-cell table:formula="of:=[.A1813]/1000/(60*60*24)" office:value-type="time" office:time-value="PT08H02M54.041S" calcext:value-type="time">
            <text:p>08:02:54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922.15" calcext:value-type="float">
            <text:p>1922.15</text:p>
          </table:table-cell>
          <table:table-cell office:value-type="float" office:value="2316.71" calcext:value-type="float">
            <text:p>2316.71</text:p>
          </table:table-cell>
        </table:table-row>
        <table:table-row table:style-name="ro1">
          <table:table-cell office:value-type="float" office:value="28990041" calcext:value-type="float">
            <text:p>28990041</text:p>
          </table:table-cell>
          <table:table-cell table:formula="of:=[.A1814]/1000/(60*60*24)" office:value-type="time" office:time-value="PT08H03M10.041S" calcext:value-type="time">
            <text:p>08:03:10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23.16" calcext:value-type="float">
            <text:p>1923.16</text:p>
          </table:table-cell>
          <table:table-cell office:value-type="float" office:value="2317.87" calcext:value-type="float">
            <text:p>2317.87</text:p>
          </table:table-cell>
        </table:table-row>
        <table:table-row table:style-name="ro1">
          <table:table-cell office:value-type="float" office:value="29006041" calcext:value-type="float">
            <text:p>29006041</text:p>
          </table:table-cell>
          <table:table-cell table:formula="of:=[.A1815]/1000/(60*60*24)" office:value-type="time" office:time-value="PT08H03M26.041S" calcext:value-type="time">
            <text:p>08:03:26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24.17" calcext:value-type="float">
            <text:p>1924.17</text:p>
          </table:table-cell>
          <table:table-cell office:value-type="float" office:value="2319.03" calcext:value-type="float">
            <text:p>2319.03</text:p>
          </table:table-cell>
        </table:table-row>
        <table:table-row table:style-name="ro1">
          <table:table-cell office:value-type="float" office:value="29022041" calcext:value-type="float">
            <text:p>29022041</text:p>
          </table:table-cell>
          <table:table-cell table:formula="of:=[.A1816]/1000/(60*60*24)" office:value-type="time" office:time-value="PT08H03M42.041S" calcext:value-type="time">
            <text:p>08:0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925.18" calcext:value-type="float">
            <text:p>1925.18</text:p>
          </table:table-cell>
          <table:table-cell office:value-type="float" office:value="2320.19" calcext:value-type="float">
            <text:p>2320.19</text:p>
          </table:table-cell>
        </table:table-row>
        <table:table-row table:style-name="ro1">
          <table:table-cell office:value-type="float" office:value="29038041" calcext:value-type="float">
            <text:p>29038041</text:p>
          </table:table-cell>
          <table:table-cell table:formula="of:=[.A1817]/1000/(60*60*24)" office:value-type="time" office:time-value="PT08H03M58.041S" calcext:value-type="time">
            <text:p>08:03:58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926.19" calcext:value-type="float">
            <text:p>1926.19</text:p>
          </table:table-cell>
          <table:table-cell office:value-type="float" office:value="2321.34" calcext:value-type="float">
            <text:p>2321.34</text:p>
          </table:table-cell>
        </table:table-row>
        <table:table-row table:style-name="ro1">
          <table:table-cell office:value-type="float" office:value="29054041" calcext:value-type="float">
            <text:p>29054041</text:p>
          </table:table-cell>
          <table:table-cell table:formula="of:=[.A1818]/1000/(60*60*24)" office:value-type="time" office:time-value="PT08H04M14.041S" calcext:value-type="time">
            <text:p>08:04:14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927.2" calcext:value-type="float">
            <text:p>1927.2</text:p>
          </table:table-cell>
          <table:table-cell office:value-type="float" office:value="2322.5" calcext:value-type="float">
            <text:p>2322.5</text:p>
          </table:table-cell>
        </table:table-row>
        <table:table-row table:style-name="ro1">
          <table:table-cell office:value-type="float" office:value="29070041" calcext:value-type="float">
            <text:p>29070041</text:p>
          </table:table-cell>
          <table:table-cell table:formula="of:=[.A1819]/1000/(60*60*24)" office:value-type="time" office:time-value="PT08H04M30.041S" calcext:value-type="time">
            <text:p>08:04:30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928.21" calcext:value-type="float">
            <text:p>1928.21</text:p>
          </table:table-cell>
          <table:table-cell office:value-type="float" office:value="2323.66" calcext:value-type="float">
            <text:p>2323.66</text:p>
          </table:table-cell>
        </table:table-row>
        <table:table-row table:style-name="ro1">
          <table:table-cell office:value-type="float" office:value="29086041" calcext:value-type="float">
            <text:p>29086041</text:p>
          </table:table-cell>
          <table:table-cell table:formula="of:=[.A1820]/1000/(60*60*24)" office:value-type="time" office:time-value="PT08H04M46.041S" calcext:value-type="time">
            <text:p>08:04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929.22" calcext:value-type="float">
            <text:p>1929.22</text:p>
          </table:table-cell>
          <table:table-cell office:value-type="float" office:value="2324.81" calcext:value-type="float">
            <text:p>2324.81</text:p>
          </table:table-cell>
        </table:table-row>
        <table:table-row table:style-name="ro1">
          <table:table-cell office:value-type="float" office:value="29102041" calcext:value-type="float">
            <text:p>29102041</text:p>
          </table:table-cell>
          <table:table-cell table:formula="of:=[.A1821]/1000/(60*60*24)" office:value-type="time" office:time-value="PT08H05M02.041S" calcext:value-type="time">
            <text:p>08:0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7.1" calcext:value-type="float">
            <text:p>227.1</text:p>
          </table:table-cell>
          <table:table-cell office:value-type="float" office:value="260.42" calcext:value-type="float">
            <text:p>260.42</text:p>
          </table:table-cell>
          <table:table-cell office:value-type="float" office:value="1930.23" calcext:value-type="float">
            <text:p>1930.23</text:p>
          </table:table-cell>
          <table:table-cell office:value-type="float" office:value="2325.97" calcext:value-type="float">
            <text:p>2325.97</text:p>
          </table:table-cell>
        </table:table-row>
        <table:table-row table:style-name="ro1">
          <table:table-cell office:value-type="float" office:value="29118041" calcext:value-type="float">
            <text:p>29118041</text:p>
          </table:table-cell>
          <table:table-cell table:formula="of:=[.A1822]/1000/(60*60*24)" office:value-type="time" office:time-value="PT08H05M18.041S" calcext:value-type="time">
            <text:p>08:0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7.1" calcext:value-type="float">
            <text:p>227.1</text:p>
          </table:table-cell>
          <table:table-cell office:value-type="float" office:value="260.42" calcext:value-type="float">
            <text:p>260.42</text:p>
          </table:table-cell>
          <table:table-cell office:value-type="float" office:value="1931.24" calcext:value-type="float">
            <text:p>1931.24</text:p>
          </table:table-cell>
          <table:table-cell office:value-type="float" office:value="2327.12" calcext:value-type="float">
            <text:p>2327.12</text:p>
          </table:table-cell>
        </table:table-row>
        <table:table-row table:style-name="ro1">
          <table:table-cell office:value-type="float" office:value="29134041" calcext:value-type="float">
            <text:p>29134041</text:p>
          </table:table-cell>
          <table:table-cell table:formula="of:=[.A1823]/1000/(60*60*24)" office:value-type="time" office:time-value="PT08H05M34.041S" calcext:value-type="time">
            <text:p>08:05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32.25" calcext:value-type="float">
            <text:p>1932.25</text:p>
          </table:table-cell>
          <table:table-cell office:value-type="float" office:value="2328.28" calcext:value-type="float">
            <text:p>2328.28</text:p>
          </table:table-cell>
        </table:table-row>
        <table:table-row table:style-name="ro1">
          <table:table-cell office:value-type="float" office:value="29150041" calcext:value-type="float">
            <text:p>29150041</text:p>
          </table:table-cell>
          <table:table-cell table:formula="of:=[.A1824]/1000/(60*60*24)" office:value-type="time" office:time-value="PT08H05M50.041S" calcext:value-type="time">
            <text:p>08:05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33.26" calcext:value-type="float">
            <text:p>1933.26</text:p>
          </table:table-cell>
          <table:table-cell office:value-type="float" office:value="2329.43" calcext:value-type="float">
            <text:p>2329.43</text:p>
          </table:table-cell>
        </table:table-row>
        <table:table-row table:style-name="ro1">
          <table:table-cell office:value-type="float" office:value="29166041" calcext:value-type="float">
            <text:p>29166041</text:p>
          </table:table-cell>
          <table:table-cell table:formula="of:=[.A1825]/1000/(60*60*24)" office:value-type="time" office:time-value="PT08H06M06.041S" calcext:value-type="time">
            <text:p>08:0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7.1" calcext:value-type="float">
            <text:p>227.1</text:p>
          </table:table-cell>
          <table:table-cell office:value-type="float" office:value="260.42" calcext:value-type="float">
            <text:p>260.42</text:p>
          </table:table-cell>
          <table:table-cell office:value-type="float" office:value="1934.27" calcext:value-type="float">
            <text:p>1934.27</text:p>
          </table:table-cell>
          <table:table-cell office:value-type="float" office:value="2330.58" calcext:value-type="float">
            <text:p>2330.58</text:p>
          </table:table-cell>
        </table:table-row>
        <table:table-row table:style-name="ro1">
          <table:table-cell office:value-type="float" office:value="29182041" calcext:value-type="float">
            <text:p>29182041</text:p>
          </table:table-cell>
          <table:table-cell table:formula="of:=[.A1826]/1000/(60*60*24)" office:value-type="time" office:time-value="PT08H06M22.041S" calcext:value-type="time">
            <text:p>08:06:22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35.28" calcext:value-type="float">
            <text:p>1935.28</text:p>
          </table:table-cell>
          <table:table-cell office:value-type="float" office:value="2331.74" calcext:value-type="float">
            <text:p>2331.74</text:p>
          </table:table-cell>
        </table:table-row>
        <table:table-row table:style-name="ro1">
          <table:table-cell office:value-type="float" office:value="29198041" calcext:value-type="float">
            <text:p>29198041</text:p>
          </table:table-cell>
          <table:table-cell table:formula="of:=[.A1827]/1000/(60*60*24)" office:value-type="time" office:time-value="PT08H06M38.041S" calcext:value-type="time">
            <text:p>08:06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36.29" calcext:value-type="float">
            <text:p>1936.29</text:p>
          </table:table-cell>
          <table:table-cell office:value-type="float" office:value="2332.89" calcext:value-type="float">
            <text:p>2332.89</text:p>
          </table:table-cell>
        </table:table-row>
        <table:table-row table:style-name="ro1">
          <table:table-cell office:value-type="float" office:value="29214041" calcext:value-type="float">
            <text:p>29214041</text:p>
          </table:table-cell>
          <table:table-cell table:formula="of:=[.A1828]/1000/(60*60*24)" office:value-type="time" office:time-value="PT08H06M54.041S" calcext:value-type="time">
            <text:p>08:0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7" calcext:value-type="float">
            <text:p>227</text:p>
          </table:table-cell>
          <table:table-cell office:value-type="float" office:value="260.3" calcext:value-type="float">
            <text:p>260.3</text:p>
          </table:table-cell>
          <table:table-cell office:value-type="float" office:value="1937.3" calcext:value-type="float">
            <text:p>1937.3</text:p>
          </table:table-cell>
          <table:table-cell office:value-type="float" office:value="2334.04" calcext:value-type="float">
            <text:p>2334.04</text:p>
          </table:table-cell>
        </table:table-row>
        <table:table-row table:style-name="ro1">
          <table:table-cell office:value-type="float" office:value="29230041" calcext:value-type="float">
            <text:p>29230041</text:p>
          </table:table-cell>
          <table:table-cell table:formula="of:=[.A1829]/1000/(60*60*24)" office:value-type="time" office:time-value="PT08H07M10.041S" calcext:value-type="time">
            <text:p>08:07:10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38.31" calcext:value-type="float">
            <text:p>1938.31</text:p>
          </table:table-cell>
          <table:table-cell office:value-type="float" office:value="2335.19" calcext:value-type="float">
            <text:p>2335.19</text:p>
          </table:table-cell>
        </table:table-row>
        <table:table-row table:style-name="ro1">
          <table:table-cell office:value-type="float" office:value="29246041" calcext:value-type="float">
            <text:p>29246041</text:p>
          </table:table-cell>
          <table:table-cell table:formula="of:=[.A1830]/1000/(60*60*24)" office:value-type="time" office:time-value="PT08H07M26.041S" calcext:value-type="time">
            <text:p>08:07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39.31" calcext:value-type="float">
            <text:p>1939.31</text:p>
          </table:table-cell>
          <table:table-cell office:value-type="float" office:value="2336.35" calcext:value-type="float">
            <text:p>2336.35</text:p>
          </table:table-cell>
        </table:table-row>
        <table:table-row table:style-name="ro1">
          <table:table-cell office:value-type="float" office:value="29262041" calcext:value-type="float">
            <text:p>29262041</text:p>
          </table:table-cell>
          <table:table-cell table:formula="of:=[.A1831]/1000/(60*60*24)" office:value-type="time" office:time-value="PT08H07M42.041S" calcext:value-type="time">
            <text:p>08:07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40.32" calcext:value-type="float">
            <text:p>1940.32</text:p>
          </table:table-cell>
          <table:table-cell office:value-type="float" office:value="2337.5" calcext:value-type="float">
            <text:p>2337.5</text:p>
          </table:table-cell>
        </table:table-row>
        <table:table-row table:style-name="ro1">
          <table:table-cell office:value-type="float" office:value="29278041" calcext:value-type="float">
            <text:p>29278041</text:p>
          </table:table-cell>
          <table:table-cell table:formula="of:=[.A1832]/1000/(60*60*24)" office:value-type="time" office:time-value="PT08H07M58.041S" calcext:value-type="time">
            <text:p>08:07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41.33" calcext:value-type="float">
            <text:p>1941.33</text:p>
          </table:table-cell>
          <table:table-cell office:value-type="float" office:value="2338.65" calcext:value-type="float">
            <text:p>2338.65</text:p>
          </table:table-cell>
        </table:table-row>
        <table:table-row table:style-name="ro1">
          <table:table-cell office:value-type="float" office:value="29294041" calcext:value-type="float">
            <text:p>29294041</text:p>
          </table:table-cell>
          <table:table-cell table:formula="of:=[.A1833]/1000/(60*60*24)" office:value-type="time" office:time-value="PT08H08M14.041S" calcext:value-type="time">
            <text:p>08:08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42.34" calcext:value-type="float">
            <text:p>1942.34</text:p>
          </table:table-cell>
          <table:table-cell office:value-type="float" office:value="2339.8" calcext:value-type="float">
            <text:p>2339.8</text:p>
          </table:table-cell>
        </table:table-row>
        <table:table-row table:style-name="ro1">
          <table:table-cell office:value-type="float" office:value="29310041" calcext:value-type="float">
            <text:p>29310041</text:p>
          </table:table-cell>
          <table:table-cell table:formula="of:=[.A1834]/1000/(60*60*24)" office:value-type="time" office:time-value="PT08H08M30.041S" calcext:value-type="time">
            <text:p>08:08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43.35" calcext:value-type="float">
            <text:p>1943.35</text:p>
          </table:table-cell>
          <table:table-cell office:value-type="float" office:value="2340.95" calcext:value-type="float">
            <text:p>2340.95</text:p>
          </table:table-cell>
        </table:table-row>
        <table:table-row table:style-name="ro1">
          <table:table-cell office:value-type="float" office:value="29326041" calcext:value-type="float">
            <text:p>29326041</text:p>
          </table:table-cell>
          <table:table-cell table:formula="of:=[.A1835]/1000/(60*60*24)" office:value-type="time" office:time-value="PT08H08M46.041S" calcext:value-type="time">
            <text:p>08:08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44.35" calcext:value-type="float">
            <text:p>1944.35</text:p>
          </table:table-cell>
          <table:table-cell office:value-type="float" office:value="2342.11" calcext:value-type="float">
            <text:p>2342.11</text:p>
          </table:table-cell>
        </table:table-row>
        <table:table-row table:style-name="ro1">
          <table:table-cell office:value-type="float" office:value="29342041" calcext:value-type="float">
            <text:p>29342041</text:p>
          </table:table-cell>
          <table:table-cell table:formula="of:=[.A1836]/1000/(60*60*24)" office:value-type="time" office:time-value="PT08H09M02.041S" calcext:value-type="time">
            <text:p>08:09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45.36" calcext:value-type="float">
            <text:p>1945.36</text:p>
          </table:table-cell>
          <table:table-cell office:value-type="float" office:value="2343.26" calcext:value-type="float">
            <text:p>2343.26</text:p>
          </table:table-cell>
        </table:table-row>
        <table:table-row table:style-name="ro1">
          <table:table-cell office:value-type="float" office:value="29358041" calcext:value-type="float">
            <text:p>29358041</text:p>
          </table:table-cell>
          <table:table-cell table:formula="of:=[.A1837]/1000/(60*60*24)" office:value-type="time" office:time-value="PT08H09M18.041S" calcext:value-type="time">
            <text:p>08:09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46.37" calcext:value-type="float">
            <text:p>1946.37</text:p>
          </table:table-cell>
          <table:table-cell office:value-type="float" office:value="2344.41" calcext:value-type="float">
            <text:p>2344.41</text:p>
          </table:table-cell>
        </table:table-row>
        <table:table-row table:style-name="ro1">
          <table:table-cell office:value-type="float" office:value="29374041" calcext:value-type="float">
            <text:p>29374041</text:p>
          </table:table-cell>
          <table:table-cell table:formula="of:=[.A1838]/1000/(60*60*24)" office:value-type="time" office:time-value="PT08H09M34.041S" calcext:value-type="time">
            <text:p>08:09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47.38" calcext:value-type="float">
            <text:p>1947.38</text:p>
          </table:table-cell>
          <table:table-cell office:value-type="float" office:value="2345.56" calcext:value-type="float">
            <text:p>2345.56</text:p>
          </table:table-cell>
        </table:table-row>
        <table:table-row table:style-name="ro1">
          <table:table-cell office:value-type="float" office:value="29390041" calcext:value-type="float">
            <text:p>29390041</text:p>
          </table:table-cell>
          <table:table-cell table:formula="of:=[.A1839]/1000/(60*60*24)" office:value-type="time" office:time-value="PT08H09M50.041S" calcext:value-type="time">
            <text:p>08:09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48.39" calcext:value-type="float">
            <text:p>1948.39</text:p>
          </table:table-cell>
          <table:table-cell office:value-type="float" office:value="2346.71" calcext:value-type="float">
            <text:p>2346.71</text:p>
          </table:table-cell>
        </table:table-row>
        <table:table-row table:style-name="ro1">
          <table:table-cell office:value-type="float" office:value="29406041" calcext:value-type="float">
            <text:p>29406041</text:p>
          </table:table-cell>
          <table:table-cell table:formula="of:=[.A1840]/1000/(60*60*24)" office:value-type="time" office:time-value="PT08H10M06.041S" calcext:value-type="time">
            <text:p>08:10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49.39" calcext:value-type="float">
            <text:p>1949.39</text:p>
          </table:table-cell>
          <table:table-cell office:value-type="float" office:value="2347.87" calcext:value-type="float">
            <text:p>2347.87</text:p>
          </table:table-cell>
        </table:table-row>
        <table:table-row table:style-name="ro1">
          <table:table-cell office:value-type="float" office:value="29422041" calcext:value-type="float">
            <text:p>29422041</text:p>
          </table:table-cell>
          <table:table-cell table:formula="of:=[.A1841]/1000/(60*60*24)" office:value-type="time" office:time-value="PT08H10M22.041S" calcext:value-type="time">
            <text:p>08:10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950.4" calcext:value-type="float">
            <text:p>1950.4</text:p>
          </table:table-cell>
          <table:table-cell office:value-type="float" office:value="2349.02" calcext:value-type="float">
            <text:p>2349.02</text:p>
          </table:table-cell>
        </table:table-row>
        <table:table-row table:style-name="ro1">
          <table:table-cell office:value-type="float" office:value="29438041" calcext:value-type="float">
            <text:p>29438041</text:p>
          </table:table-cell>
          <table:table-cell table:formula="of:=[.A1842]/1000/(60*60*24)" office:value-type="time" office:time-value="PT08H10M38.041S" calcext:value-type="time">
            <text:p>08:10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951.41" calcext:value-type="float">
            <text:p>1951.41</text:p>
          </table:table-cell>
          <table:table-cell office:value-type="float" office:value="2350.17" calcext:value-type="float">
            <text:p>2350.17</text:p>
          </table:table-cell>
        </table:table-row>
        <table:table-row table:style-name="ro1">
          <table:table-cell office:value-type="float" office:value="29454041" calcext:value-type="float">
            <text:p>29454041</text:p>
          </table:table-cell>
          <table:table-cell table:formula="of:=[.A1843]/1000/(60*60*24)" office:value-type="time" office:time-value="PT08H10M54.041S" calcext:value-type="time">
            <text:p>08:10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952.42" calcext:value-type="float">
            <text:p>1952.42</text:p>
          </table:table-cell>
          <table:table-cell office:value-type="float" office:value="2351.32" calcext:value-type="float">
            <text:p>2351.32</text:p>
          </table:table-cell>
        </table:table-row>
        <table:table-row table:style-name="ro1">
          <table:table-cell office:value-type="float" office:value="29470041" calcext:value-type="float">
            <text:p>29470041</text:p>
          </table:table-cell>
          <table:table-cell table:formula="of:=[.A1844]/1000/(60*60*24)" office:value-type="time" office:time-value="PT08H11M10.041S" calcext:value-type="time">
            <text:p>08:11:10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2" calcext:value-type="float">
            <text:p>258.92</text:p>
          </table:table-cell>
          <table:table-cell office:value-type="float" office:value="1953.42" calcext:value-type="float">
            <text:p>1953.42</text:p>
          </table:table-cell>
          <table:table-cell office:value-type="float" office:value="2352.47" calcext:value-type="float">
            <text:p>2352.47</text:p>
          </table:table-cell>
        </table:table-row>
        <table:table-row table:style-name="ro1">
          <table:table-cell office:value-type="float" office:value="29486041" calcext:value-type="float">
            <text:p>29486041</text:p>
          </table:table-cell>
          <table:table-cell table:formula="of:=[.A1845]/1000/(60*60*24)" office:value-type="time" office:time-value="PT08H11M26.041S" calcext:value-type="time">
            <text:p>08:11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954.43" calcext:value-type="float">
            <text:p>1954.43</text:p>
          </table:table-cell>
          <table:table-cell office:value-type="float" office:value="2353.62" calcext:value-type="float">
            <text:p>2353.62</text:p>
          </table:table-cell>
        </table:table-row>
        <table:table-row table:style-name="ro1">
          <table:table-cell office:value-type="float" office:value="29502041" calcext:value-type="float">
            <text:p>29502041</text:p>
          </table:table-cell>
          <table:table-cell table:formula="of:=[.A1846]/1000/(60*60*24)" office:value-type="time" office:time-value="PT08H11M42.041S" calcext:value-type="time">
            <text:p>08:11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955.44" calcext:value-type="float">
            <text:p>1955.44</text:p>
          </table:table-cell>
          <table:table-cell office:value-type="float" office:value="2354.76" calcext:value-type="float">
            <text:p>2354.76</text:p>
          </table:table-cell>
        </table:table-row>
        <table:table-row table:style-name="ro1">
          <table:table-cell office:value-type="float" office:value="29518041" calcext:value-type="float">
            <text:p>29518041</text:p>
          </table:table-cell>
          <table:table-cell table:formula="of:=[.A1847]/1000/(60*60*24)" office:value-type="time" office:time-value="PT08H11M58.041S" calcext:value-type="time">
            <text:p>08:11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956.44" calcext:value-type="float">
            <text:p>1956.44</text:p>
          </table:table-cell>
          <table:table-cell office:value-type="float" office:value="2355.91" calcext:value-type="float">
            <text:p>2355.91</text:p>
          </table:table-cell>
        </table:table-row>
        <table:table-row table:style-name="ro1">
          <table:table-cell office:value-type="float" office:value="29534041" calcext:value-type="float">
            <text:p>29534041</text:p>
          </table:table-cell>
          <table:table-cell table:formula="of:=[.A1848]/1000/(60*60*24)" office:value-type="time" office:time-value="PT08H12M14.041S" calcext:value-type="time">
            <text:p>08:12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57.45" calcext:value-type="float">
            <text:p>1957.45</text:p>
          </table:table-cell>
          <table:table-cell office:value-type="float" office:value="2357.06" calcext:value-type="float">
            <text:p>2357.06</text:p>
          </table:table-cell>
        </table:table-row>
        <table:table-row table:style-name="ro1">
          <table:table-cell office:value-type="float" office:value="29550041" calcext:value-type="float">
            <text:p>29550041</text:p>
          </table:table-cell>
          <table:table-cell table:formula="of:=[.A1849]/1000/(60*60*24)" office:value-type="time" office:time-value="PT08H12M30.041S" calcext:value-type="time">
            <text:p>08:12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58.45" calcext:value-type="float">
            <text:p>1958.45</text:p>
          </table:table-cell>
          <table:table-cell office:value-type="float" office:value="2358.2" calcext:value-type="float">
            <text:p>2358.2</text:p>
          </table:table-cell>
        </table:table-row>
        <table:table-row table:style-name="ro1">
          <table:table-cell office:value-type="float" office:value="29566041" calcext:value-type="float">
            <text:p>29566041</text:p>
          </table:table-cell>
          <table:table-cell table:formula="of:=[.A1850]/1000/(60*60*24)" office:value-type="time" office:time-value="PT08H12M46.041S" calcext:value-type="time">
            <text:p>08:12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59.46" calcext:value-type="float">
            <text:p>1959.46</text:p>
          </table:table-cell>
          <table:table-cell office:value-type="float" office:value="2359.35" calcext:value-type="float">
            <text:p>2359.35</text:p>
          </table:table-cell>
        </table:table-row>
        <table:table-row table:style-name="ro1">
          <table:table-cell office:value-type="float" office:value="29582041" calcext:value-type="float">
            <text:p>29582041</text:p>
          </table:table-cell>
          <table:table-cell table:formula="of:=[.A1851]/1000/(60*60*24)" office:value-type="time" office:time-value="PT08H13M02.041S" calcext:value-type="time">
            <text:p>08:13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69" calcext:value-type="float">
            <text:p>258.69</text:p>
          </table:table-cell>
          <table:table-cell office:value-type="float" office:value="1960.47" calcext:value-type="float">
            <text:p>1960.47</text:p>
          </table:table-cell>
          <table:table-cell office:value-type="float" office:value="2360.49" calcext:value-type="float">
            <text:p>2360.49</text:p>
          </table:table-cell>
        </table:table-row>
        <table:table-row table:style-name="ro1">
          <table:table-cell office:value-type="float" office:value="29598041" calcext:value-type="float">
            <text:p>29598041</text:p>
          </table:table-cell>
          <table:table-cell table:formula="of:=[.A1852]/1000/(60*60*24)" office:value-type="time" office:time-value="PT08H13M18.041S" calcext:value-type="time">
            <text:p>08:13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61.47" calcext:value-type="float">
            <text:p>1961.47</text:p>
          </table:table-cell>
          <table:table-cell office:value-type="float" office:value="2361.64" calcext:value-type="float">
            <text:p>2361.64</text:p>
          </table:table-cell>
        </table:table-row>
        <table:table-row table:style-name="ro1">
          <table:table-cell office:value-type="float" office:value="29614041" calcext:value-type="float">
            <text:p>29614041</text:p>
          </table:table-cell>
          <table:table-cell table:formula="of:=[.A1853]/1000/(60*60*24)" office:value-type="time" office:time-value="PT08H13M34.041S" calcext:value-type="time">
            <text:p>08:13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62.48" calcext:value-type="float">
            <text:p>1962.48</text:p>
          </table:table-cell>
          <table:table-cell office:value-type="float" office:value="2362.79" calcext:value-type="float">
            <text:p>2362.79</text:p>
          </table:table-cell>
        </table:table-row>
        <table:table-row table:style-name="ro1">
          <table:table-cell office:value-type="float" office:value="29630041" calcext:value-type="float">
            <text:p>29630041</text:p>
          </table:table-cell>
          <table:table-cell table:formula="of:=[.A1854]/1000/(60*60*24)" office:value-type="time" office:time-value="PT08H13M50.041S" calcext:value-type="time">
            <text:p>08:13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63.48" calcext:value-type="float">
            <text:p>1963.48</text:p>
          </table:table-cell>
          <table:table-cell office:value-type="float" office:value="2363.93" calcext:value-type="float">
            <text:p>2363.93</text:p>
          </table:table-cell>
        </table:table-row>
        <table:table-row table:style-name="ro1">
          <table:table-cell office:value-type="float" office:value="29646041" calcext:value-type="float">
            <text:p>29646041</text:p>
          </table:table-cell>
          <table:table-cell table:formula="of:=[.A1855]/1000/(60*60*24)" office:value-type="time" office:time-value="PT08H14M06.041S" calcext:value-type="time">
            <text:p>08:14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2365.08" calcext:value-type="float">
            <text:p>2365.08</text:p>
          </table:table-cell>
        </table:table-row>
        <table:table-row table:style-name="ro1">
          <table:table-cell office:value-type="float" office:value="29662041" calcext:value-type="float">
            <text:p>29662041</text:p>
          </table:table-cell>
          <table:table-cell table:formula="of:=[.A1856]/1000/(60*60*24)" office:value-type="time" office:time-value="PT08H14M22.041S" calcext:value-type="time">
            <text:p>08:14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65.49" calcext:value-type="float">
            <text:p>1965.49</text:p>
          </table:table-cell>
          <table:table-cell office:value-type="float" office:value="2366.22" calcext:value-type="float">
            <text:p>2366.22</text:p>
          </table:table-cell>
        </table:table-row>
        <table:table-row table:style-name="ro1">
          <table:table-cell office:value-type="float" office:value="29678041" calcext:value-type="float">
            <text:p>29678041</text:p>
          </table:table-cell>
          <table:table-cell table:formula="of:=[.A1857]/1000/(60*60*24)" office:value-type="time" office:time-value="PT08H14M38.041S" calcext:value-type="time">
            <text:p>08:14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5" calcext:value-type="float">
            <text:p>257.55</text:p>
          </table:table-cell>
          <table:table-cell office:value-type="float" office:value="1966.5" calcext:value-type="float">
            <text:p>1966.5</text:p>
          </table:table-cell>
          <table:table-cell office:value-type="float" office:value="2367.37" calcext:value-type="float">
            <text:p>2367.37</text:p>
          </table:table-cell>
        </table:table-row>
        <table:table-row table:style-name="ro1">
          <table:table-cell office:value-type="float" office:value="29694041" calcext:value-type="float">
            <text:p>29694041</text:p>
          </table:table-cell>
          <table:table-cell table:formula="of:=[.A1858]/1000/(60*60*24)" office:value-type="time" office:time-value="PT08H14M54.041S" calcext:value-type="time">
            <text:p>08:14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67.51" calcext:value-type="float">
            <text:p>1967.51</text:p>
          </table:table-cell>
          <table:table-cell office:value-type="float" office:value="2368.51" calcext:value-type="float">
            <text:p>2368.51</text:p>
          </table:table-cell>
        </table:table-row>
        <table:table-row table:style-name="ro1">
          <table:table-cell office:value-type="float" office:value="29710041" calcext:value-type="float">
            <text:p>29710041</text:p>
          </table:table-cell>
          <table:table-cell table:formula="of:=[.A1859]/1000/(60*60*24)" office:value-type="time" office:time-value="PT08H15M10.041S" calcext:value-type="time">
            <text:p>08:15:1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68.51" calcext:value-type="float">
            <text:p>1968.51</text:p>
          </table:table-cell>
          <table:table-cell office:value-type="float" office:value="2369.66" calcext:value-type="float">
            <text:p>2369.66</text:p>
          </table:table-cell>
        </table:table-row>
        <table:table-row table:style-name="ro1">
          <table:table-cell office:value-type="float" office:value="29726041" calcext:value-type="float">
            <text:p>29726041</text:p>
          </table:table-cell>
          <table:table-cell table:formula="of:=[.A1860]/1000/(60*60*24)" office:value-type="time" office:time-value="PT08H15M26.041S" calcext:value-type="time">
            <text:p>08:15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69.52" calcext:value-type="float">
            <text:p>1969.52</text:p>
          </table:table-cell>
          <table:table-cell office:value-type="float" office:value="2370.8" calcext:value-type="float">
            <text:p>2370.8</text:p>
          </table:table-cell>
        </table:table-row>
        <table:table-row table:style-name="ro1">
          <table:table-cell office:value-type="float" office:value="29742041" calcext:value-type="float">
            <text:p>29742041</text:p>
          </table:table-cell>
          <table:table-cell table:formula="of:=[.A1861]/1000/(60*60*24)" office:value-type="time" office:time-value="PT08H15M42.041S" calcext:value-type="time">
            <text:p>08:15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70.52" calcext:value-type="float">
            <text:p>1970.52</text:p>
          </table:table-cell>
          <table:table-cell office:value-type="float" office:value="2371.94" calcext:value-type="float">
            <text:p>2371.94</text:p>
          </table:table-cell>
        </table:table-row>
        <table:table-row table:style-name="ro1">
          <table:table-cell office:value-type="float" office:value="29758041" calcext:value-type="float">
            <text:p>29758041</text:p>
          </table:table-cell>
          <table:table-cell table:formula="of:=[.A1862]/1000/(60*60*24)" office:value-type="time" office:time-value="PT08H15M58.041S" calcext:value-type="time">
            <text:p>08:15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71.53" calcext:value-type="float">
            <text:p>1971.53</text:p>
          </table:table-cell>
          <table:table-cell office:value-type="float" office:value="2373.09" calcext:value-type="float">
            <text:p>2373.09</text:p>
          </table:table-cell>
        </table:table-row>
        <table:table-row table:style-name="ro1">
          <table:table-cell office:value-type="float" office:value="29774041" calcext:value-type="float">
            <text:p>29774041</text:p>
          </table:table-cell>
          <table:table-cell table:formula="of:=[.A1863]/1000/(60*60*24)" office:value-type="time" office:time-value="PT08H16M14.041S" calcext:value-type="time">
            <text:p>08:16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72.53" calcext:value-type="float">
            <text:p>1972.53</text:p>
          </table:table-cell>
          <table:table-cell office:value-type="float" office:value="2374.23" calcext:value-type="float">
            <text:p>2374.23</text:p>
          </table:table-cell>
        </table:table-row>
        <table:table-row table:style-name="ro1">
          <table:table-cell office:value-type="float" office:value="29790041" calcext:value-type="float">
            <text:p>29790041</text:p>
          </table:table-cell>
          <table:table-cell table:formula="of:=[.A1864]/1000/(60*60*24)" office:value-type="time" office:time-value="PT08H16M30.041S" calcext:value-type="time">
            <text:p>08:16:30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973.54" calcext:value-type="float">
            <text:p>1973.54</text:p>
          </table:table-cell>
          <table:table-cell office:value-type="float" office:value="2375.38" calcext:value-type="float">
            <text:p>2375.38</text:p>
          </table:table-cell>
        </table:table-row>
        <table:table-row table:style-name="ro1">
          <table:table-cell office:value-type="float" office:value="29806041" calcext:value-type="float">
            <text:p>29806041</text:p>
          </table:table-cell>
          <table:table-cell table:formula="of:=[.A1865]/1000/(60*60*24)" office:value-type="time" office:time-value="PT08H16M46.041S" calcext:value-type="time">
            <text:p>08:16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74.54" calcext:value-type="float">
            <text:p>1974.54</text:p>
          </table:table-cell>
          <table:table-cell office:value-type="float" office:value="2376.52" calcext:value-type="float">
            <text:p>2376.52</text:p>
          </table:table-cell>
        </table:table-row>
        <table:table-row table:style-name="ro1">
          <table:table-cell office:value-type="float" office:value="29822041" calcext:value-type="float">
            <text:p>29822041</text:p>
          </table:table-cell>
          <table:table-cell table:formula="of:=[.A1866]/1000/(60*60*24)" office:value-type="time" office:time-value="PT08H17M02.041S" calcext:value-type="time">
            <text:p>08:17:02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975.54" calcext:value-type="float">
            <text:p>1975.54</text:p>
          </table:table-cell>
          <table:table-cell office:value-type="float" office:value="2377.66" calcext:value-type="float">
            <text:p>2377.66</text:p>
          </table:table-cell>
        </table:table-row>
        <table:table-row table:style-name="ro1">
          <table:table-cell office:value-type="float" office:value="29838041" calcext:value-type="float">
            <text:p>29838041</text:p>
          </table:table-cell>
          <table:table-cell table:formula="of:=[.A1867]/1000/(60*60*24)" office:value-type="time" office:time-value="PT08H17M18.041S" calcext:value-type="time">
            <text:p>08:17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76.55" calcext:value-type="float">
            <text:p>1976.55</text:p>
          </table:table-cell>
          <table:table-cell office:value-type="float" office:value="2378.81" calcext:value-type="float">
            <text:p>2378.81</text:p>
          </table:table-cell>
        </table:table-row>
        <table:table-row table:style-name="ro1">
          <table:table-cell office:value-type="float" office:value="29854040" calcext:value-type="float">
            <text:p>29854040</text:p>
          </table:table-cell>
          <table:table-cell table:formula="of:=[.A1868]/1000/(60*60*24)" office:value-type="time" office:time-value="PT08H17M34.04S" calcext:value-type="time">
            <text:p>08:17:34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77.55" calcext:value-type="float">
            <text:p>1977.55</text:p>
          </table:table-cell>
          <table:table-cell office:value-type="float" office:value="2379.95" calcext:value-type="float">
            <text:p>2379.95</text:p>
          </table:table-cell>
        </table:table-row>
        <table:table-row table:style-name="ro1">
          <table:table-cell office:value-type="float" office:value="29870041" calcext:value-type="float">
            <text:p>29870041</text:p>
          </table:table-cell>
          <table:table-cell table:formula="of:=[.A1869]/1000/(60*60*24)" office:value-type="time" office:time-value="PT08H17M50.041S" calcext:value-type="time">
            <text:p>08:17:50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978.56" calcext:value-type="float">
            <text:p>1978.56</text:p>
          </table:table-cell>
          <table:table-cell office:value-type="float" office:value="2381.09" calcext:value-type="float">
            <text:p>2381.09</text:p>
          </table:table-cell>
        </table:table-row>
        <table:table-row table:style-name="ro1">
          <table:table-cell office:value-type="float" office:value="29886041" calcext:value-type="float">
            <text:p>29886041</text:p>
          </table:table-cell>
          <table:table-cell table:formula="of:=[.A1870]/1000/(60*60*24)" office:value-type="time" office:time-value="PT08H18M06.041S" calcext:value-type="time">
            <text:p>08:18:06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979.56" calcext:value-type="float">
            <text:p>1979.56</text:p>
          </table:table-cell>
          <table:table-cell office:value-type="float" office:value="2382.23" calcext:value-type="float">
            <text:p>2382.23</text:p>
          </table:table-cell>
        </table:table-row>
        <table:table-row table:style-name="ro1">
          <table:table-cell office:value-type="float" office:value="29902041" calcext:value-type="float">
            <text:p>29902041</text:p>
          </table:table-cell>
          <table:table-cell table:formula="of:=[.A1871]/1000/(60*60*24)" office:value-type="time" office:time-value="PT08H18M22.041S" calcext:value-type="time">
            <text:p>08:18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980.56" calcext:value-type="float">
            <text:p>1980.56</text:p>
          </table:table-cell>
          <table:table-cell office:value-type="float" office:value="2383.37" calcext:value-type="float">
            <text:p>2383.37</text:p>
          </table:table-cell>
        </table:table-row>
        <table:table-row table:style-name="ro1">
          <table:table-cell office:value-type="float" office:value="29918041" calcext:value-type="float">
            <text:p>29918041</text:p>
          </table:table-cell>
          <table:table-cell table:formula="of:=[.A1872]/1000/(60*60*24)" office:value-type="time" office:time-value="PT08H18M38.041S" calcext:value-type="time">
            <text:p>08:18:38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81.57" calcext:value-type="float">
            <text:p>1981.57</text:p>
          </table:table-cell>
          <table:table-cell office:value-type="float" office:value="2384.51" calcext:value-type="float">
            <text:p>2384.51</text:p>
          </table:table-cell>
        </table:table-row>
        <table:table-row table:style-name="ro1">
          <table:table-cell office:value-type="float" office:value="29934041" calcext:value-type="float">
            <text:p>29934041</text:p>
          </table:table-cell>
          <table:table-cell table:formula="of:=[.A1873]/1000/(60*60*24)" office:value-type="time" office:time-value="PT08H18M54.041S" calcext:value-type="time">
            <text:p>08:18:54</text:p>
          </table:table-cell>
          <table:table-cell office:value-type="float" office:value="1.14" calcext:value-type="float">
            <text:p>1.14</text:p>
          </table:table-cell>
          <table:table-cell office:value-type="float" office:value="225.6" calcext:value-type="float">
            <text:p>225.6</text:p>
          </table:table-cell>
          <table:table-cell office:value-type="float" office:value="256.86" calcext:value-type="float">
            <text:p>256.86</text:p>
          </table:table-cell>
          <table:table-cell office:value-type="float" office:value="1982.57" calcext:value-type="float">
            <text:p>1982.57</text:p>
          </table:table-cell>
          <table:table-cell office:value-type="float" office:value="2385.65" calcext:value-type="float">
            <text:p>2385.65</text:p>
          </table:table-cell>
        </table:table-row>
        <table:table-row table:style-name="ro1">
          <table:table-cell office:value-type="float" office:value="29950041" calcext:value-type="float">
            <text:p>29950041</text:p>
          </table:table-cell>
          <table:table-cell table:formula="of:=[.A1874]/1000/(60*60*24)" office:value-type="time" office:time-value="PT08H19M10.041S" calcext:value-type="time">
            <text:p>08:19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83.57" calcext:value-type="float">
            <text:p>1983.57</text:p>
          </table:table-cell>
          <table:table-cell office:value-type="float" office:value="2386.79" calcext:value-type="float">
            <text:p>2386.79</text:p>
          </table:table-cell>
        </table:table-row>
        <table:table-row table:style-name="ro1">
          <table:table-cell office:value-type="float" office:value="29966041" calcext:value-type="float">
            <text:p>29966041</text:p>
          </table:table-cell>
          <table:table-cell table:formula="of:=[.A1875]/1000/(60*60*24)" office:value-type="time" office:time-value="PT08H19M26.041S" calcext:value-type="time">
            <text:p>08:19:26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84.58" calcext:value-type="float">
            <text:p>1984.58</text:p>
          </table:table-cell>
          <table:table-cell office:value-type="float" office:value="2387.93" calcext:value-type="float">
            <text:p>2387.93</text:p>
          </table:table-cell>
        </table:table-row>
        <table:table-row table:style-name="ro1">
          <table:table-cell office:value-type="float" office:value="29982041" calcext:value-type="float">
            <text:p>29982041</text:p>
          </table:table-cell>
          <table:table-cell table:formula="of:=[.A1876]/1000/(60*60*24)" office:value-type="time" office:time-value="PT08H19M42.041S" calcext:value-type="time">
            <text:p>08:19:42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85.58" calcext:value-type="float">
            <text:p>1985.58</text:p>
          </table:table-cell>
          <table:table-cell office:value-type="float" office:value="2389.07" calcext:value-type="float">
            <text:p>2389.07</text:p>
          </table:table-cell>
        </table:table-row>
        <table:table-row table:style-name="ro1">
          <table:table-cell office:value-type="float" office:value="29998041" calcext:value-type="float">
            <text:p>29998041</text:p>
          </table:table-cell>
          <table:table-cell table:formula="of:=[.A1877]/1000/(60*60*24)" office:value-type="time" office:time-value="PT08H19M58.041S" calcext:value-type="time">
            <text:p>08:19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86.58" calcext:value-type="float">
            <text:p>1986.58</text:p>
          </table:table-cell>
          <table:table-cell office:value-type="float" office:value="2390.21" calcext:value-type="float">
            <text:p>2390.21</text:p>
          </table:table-cell>
        </table:table-row>
        <table:table-row table:style-name="ro1">
          <table:table-cell office:value-type="float" office:value="30014041" calcext:value-type="float">
            <text:p>30014041</text:p>
          </table:table-cell>
          <table:table-cell table:formula="of:=[.A1878]/1000/(60*60*24)" office:value-type="time" office:time-value="PT08H20M14.041S" calcext:value-type="time">
            <text:p>08:20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87.58" calcext:value-type="float">
            <text:p>1987.58</text:p>
          </table:table-cell>
          <table:table-cell office:value-type="float" office:value="2391.34" calcext:value-type="float">
            <text:p>2391.34</text:p>
          </table:table-cell>
        </table:table-row>
        <table:table-row table:style-name="ro1">
          <table:table-cell office:value-type="float" office:value="30030041" calcext:value-type="float">
            <text:p>30030041</text:p>
          </table:table-cell>
          <table:table-cell table:formula="of:=[.A1879]/1000/(60*60*24)" office:value-type="time" office:time-value="PT08H20M30.041S" calcext:value-type="time">
            <text:p>08:20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88.58" calcext:value-type="float">
            <text:p>1988.58</text:p>
          </table:table-cell>
          <table:table-cell office:value-type="float" office:value="2392.48" calcext:value-type="float">
            <text:p>2392.48</text:p>
          </table:table-cell>
        </table:table-row>
        <table:table-row table:style-name="ro1">
          <table:table-cell office:value-type="float" office:value="30046041" calcext:value-type="float">
            <text:p>30046041</text:p>
          </table:table-cell>
          <table:table-cell table:formula="of:=[.A1880]/1000/(60*60*24)" office:value-type="time" office:time-value="PT08H20M46.041S" calcext:value-type="time">
            <text:p>08:20:4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89.59" calcext:value-type="float">
            <text:p>1989.59</text:p>
          </table:table-cell>
          <table:table-cell office:value-type="float" office:value="2393.62" calcext:value-type="float">
            <text:p>2393.62</text:p>
          </table:table-cell>
        </table:table-row>
        <table:table-row table:style-name="ro1">
          <table:table-cell office:value-type="float" office:value="30062041" calcext:value-type="float">
            <text:p>30062041</text:p>
          </table:table-cell>
          <table:table-cell table:formula="of:=[.A1881]/1000/(60*60*24)" office:value-type="time" office:time-value="PT08H21M02.041S" calcext:value-type="time">
            <text:p>08:21:02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90.59" calcext:value-type="float">
            <text:p>1990.59</text:p>
          </table:table-cell>
          <table:table-cell office:value-type="float" office:value="2394.75" calcext:value-type="float">
            <text:p>2394.75</text:p>
          </table:table-cell>
        </table:table-row>
        <table:table-row table:style-name="ro1">
          <table:table-cell office:value-type="float" office:value="30078041" calcext:value-type="float">
            <text:p>30078041</text:p>
          </table:table-cell>
          <table:table-cell table:formula="of:=[.A1882]/1000/(60*60*24)" office:value-type="time" office:time-value="PT08H21M18.041S" calcext:value-type="time">
            <text:p>08:21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91.59" calcext:value-type="float">
            <text:p>1991.59</text:p>
          </table:table-cell>
          <table:table-cell office:value-type="float" office:value="2395.89" calcext:value-type="float">
            <text:p>2395.89</text:p>
          </table:table-cell>
        </table:table-row>
        <table:table-row table:style-name="ro1">
          <table:table-cell office:value-type="float" office:value="30094041" calcext:value-type="float">
            <text:p>30094041</text:p>
          </table:table-cell>
          <table:table-cell table:formula="of:=[.A1883]/1000/(60*60*24)" office:value-type="time" office:time-value="PT08H21M34.041S" calcext:value-type="time">
            <text:p>08:21:3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92.59" calcext:value-type="float">
            <text:p>1992.59</text:p>
          </table:table-cell>
          <table:table-cell office:value-type="float" office:value="2397.03" calcext:value-type="float">
            <text:p>2397.03</text:p>
          </table:table-cell>
        </table:table-row>
        <table:table-row table:style-name="ro1">
          <table:table-cell office:value-type="float" office:value="30110041" calcext:value-type="float">
            <text:p>30110041</text:p>
          </table:table-cell>
          <table:table-cell table:formula="of:=[.A1884]/1000/(60*60*24)" office:value-type="time" office:time-value="PT08H21M50.041S" calcext:value-type="time">
            <text:p>08:21:50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93.59" calcext:value-type="float">
            <text:p>1993.59</text:p>
          </table:table-cell>
          <table:table-cell office:value-type="float" office:value="2398.16" calcext:value-type="float">
            <text:p>2398.16</text:p>
          </table:table-cell>
        </table:table-row>
        <table:table-row table:style-name="ro1">
          <table:table-cell office:value-type="float" office:value="30126041" calcext:value-type="float">
            <text:p>30126041</text:p>
          </table:table-cell>
          <table:table-cell table:formula="of:=[.A1885]/1000/(60*60*24)" office:value-type="time" office:time-value="PT08H22M06.041S" calcext:value-type="time">
            <text:p>08:22:06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94.6" calcext:value-type="float">
            <text:p>1994.6</text:p>
          </table:table-cell>
          <table:table-cell office:value-type="float" office:value="2399.3" calcext:value-type="float">
            <text:p>2399.3</text:p>
          </table:table-cell>
        </table:table-row>
        <table:table-row table:style-name="ro1">
          <table:table-cell office:value-type="float" office:value="30142041" calcext:value-type="float">
            <text:p>30142041</text:p>
          </table:table-cell>
          <table:table-cell table:formula="of:=[.A1886]/1000/(60*60*24)" office:value-type="time" office:time-value="PT08H22M22.041S" calcext:value-type="time">
            <text:p>08:22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95.6" calcext:value-type="float">
            <text:p>1995.6</text:p>
          </table:table-cell>
          <table:table-cell office:value-type="float" office:value="2400.44" calcext:value-type="float">
            <text:p>2400.44</text:p>
          </table:table-cell>
        </table:table-row>
        <table:table-row table:style-name="ro1">
          <table:table-cell office:value-type="float" office:value="30158041" calcext:value-type="float">
            <text:p>30158041</text:p>
          </table:table-cell>
          <table:table-cell table:formula="of:=[.A1887]/1000/(60*60*24)" office:value-type="time" office:time-value="PT08H22M38.041S" calcext:value-type="time">
            <text:p>08:22:3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96.6" calcext:value-type="float">
            <text:p>1996.6</text:p>
          </table:table-cell>
          <table:table-cell office:value-type="float" office:value="2401.57" calcext:value-type="float">
            <text:p>2401.57</text:p>
          </table:table-cell>
        </table:table-row>
        <table:table-row table:style-name="ro1">
          <table:table-cell office:value-type="float" office:value="30174041" calcext:value-type="float">
            <text:p>30174041</text:p>
          </table:table-cell>
          <table:table-cell table:formula="of:=[.A1888]/1000/(60*60*24)" office:value-type="time" office:time-value="PT08H22M54.041S" calcext:value-type="time">
            <text:p>08:22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97.6" calcext:value-type="float">
            <text:p>1997.6</text:p>
          </table:table-cell>
          <table:table-cell office:value-type="float" office:value="2402.71" calcext:value-type="float">
            <text:p>2402.71</text:p>
          </table:table-cell>
        </table:table-row>
        <table:table-row table:style-name="ro1">
          <table:table-cell office:value-type="float" office:value="30190041" calcext:value-type="float">
            <text:p>30190041</text:p>
          </table:table-cell>
          <table:table-cell table:formula="of:=[.A1889]/1000/(60*60*24)" office:value-type="time" office:time-value="PT08H23M10.041S" calcext:value-type="time">
            <text:p>08:23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98.6" calcext:value-type="float">
            <text:p>1998.6</text:p>
          </table:table-cell>
          <table:table-cell office:value-type="float" office:value="2403.85" calcext:value-type="float">
            <text:p>2403.85</text:p>
          </table:table-cell>
        </table:table-row>
        <table:table-row table:style-name="ro1">
          <table:table-cell office:value-type="float" office:value="30206041" calcext:value-type="float">
            <text:p>30206041</text:p>
          </table:table-cell>
          <table:table-cell table:formula="of:=[.A1890]/1000/(60*60*24)" office:value-type="time" office:time-value="PT08H23M26.041S" calcext:value-type="time">
            <text:p>08:23:26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99.6" calcext:value-type="float">
            <text:p>1999.6</text:p>
          </table:table-cell>
          <table:table-cell office:value-type="float" office:value="2404.98" calcext:value-type="float">
            <text:p>2404.98</text:p>
          </table:table-cell>
        </table:table-row>
        <table:table-row table:style-name="ro1">
          <table:table-cell office:value-type="float" office:value="30222041" calcext:value-type="float">
            <text:p>30222041</text:p>
          </table:table-cell>
          <table:table-cell table:formula="of:=[.A1891]/1000/(60*60*24)" office:value-type="time" office:time-value="PT08H23M42.041S" calcext:value-type="time">
            <text:p>08:23:42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000.6" calcext:value-type="float">
            <text:p>2000.6</text:p>
          </table:table-cell>
          <table:table-cell office:value-type="float" office:value="2406.12" calcext:value-type="float">
            <text:p>2406.12</text:p>
          </table:table-cell>
        </table:table-row>
        <table:table-row table:style-name="ro1">
          <table:table-cell office:value-type="float" office:value="30238041" calcext:value-type="float">
            <text:p>30238041</text:p>
          </table:table-cell>
          <table:table-cell table:formula="of:=[.A1892]/1000/(60*60*24)" office:value-type="time" office:time-value="PT08H23M58.041S" calcext:value-type="time">
            <text:p>08:23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001.6" calcext:value-type="float">
            <text:p>2001.6</text:p>
          </table:table-cell>
          <table:table-cell office:value-type="float" office:value="2407.25" calcext:value-type="float">
            <text:p>2407.25</text:p>
          </table:table-cell>
        </table:table-row>
        <table:table-row table:style-name="ro1">
          <table:table-cell office:value-type="float" office:value="30254041" calcext:value-type="float">
            <text:p>30254041</text:p>
          </table:table-cell>
          <table:table-cell table:formula="of:=[.A1893]/1000/(60*60*24)" office:value-type="time" office:time-value="PT08H24M14.041S" calcext:value-type="time">
            <text:p>08:24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002.6" calcext:value-type="float">
            <text:p>2002.6</text:p>
          </table:table-cell>
          <table:table-cell office:value-type="float" office:value="2408.39" calcext:value-type="float">
            <text:p>2408.39</text:p>
          </table:table-cell>
        </table:table-row>
        <table:table-row table:style-name="ro1">
          <table:table-cell office:value-type="float" office:value="30270041" calcext:value-type="float">
            <text:p>30270041</text:p>
          </table:table-cell>
          <table:table-cell table:formula="of:=[.A1894]/1000/(60*60*24)" office:value-type="time" office:time-value="PT08H24M30.041S" calcext:value-type="time">
            <text:p>08:24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003.6" calcext:value-type="float">
            <text:p>2003.6</text:p>
          </table:table-cell>
          <table:table-cell office:value-type="float" office:value="2409.52" calcext:value-type="float">
            <text:p>2409.52</text:p>
          </table:table-cell>
        </table:table-row>
        <table:table-row table:style-name="ro1">
          <table:table-cell office:value-type="float" office:value="30286041" calcext:value-type="float">
            <text:p>30286041</text:p>
          </table:table-cell>
          <table:table-cell table:formula="of:=[.A1895]/1000/(60*60*24)" office:value-type="time" office:time-value="PT08H24M46.041S" calcext:value-type="time">
            <text:p>08:24:4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004.6" calcext:value-type="float">
            <text:p>2004.6</text:p>
          </table:table-cell>
          <table:table-cell office:value-type="float" office:value="2410.65" calcext:value-type="float">
            <text:p>2410.65</text:p>
          </table:table-cell>
        </table:table-row>
        <table:table-row table:style-name="ro1">
          <table:table-cell office:value-type="float" office:value="30302041" calcext:value-type="float">
            <text:p>30302041</text:p>
          </table:table-cell>
          <table:table-cell table:formula="of:=[.A1896]/1000/(60*60*24)" office:value-type="time" office:time-value="PT08H25M02.041S" calcext:value-type="time">
            <text:p>08:25:02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005.6" calcext:value-type="float">
            <text:p>2005.6</text:p>
          </table:table-cell>
          <table:table-cell office:value-type="float" office:value="2411.78" calcext:value-type="float">
            <text:p>2411.78</text:p>
          </table:table-cell>
        </table:table-row>
        <table:table-row table:style-name="ro1">
          <table:table-cell office:value-type="float" office:value="30318041" calcext:value-type="float">
            <text:p>30318041</text:p>
          </table:table-cell>
          <table:table-cell table:formula="of:=[.A1897]/1000/(60*60*24)" office:value-type="time" office:time-value="PT08H25M18.041S" calcext:value-type="time">
            <text:p>08:25:18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4" calcext:value-type="float">
            <text:p>255.14</text:p>
          </table:table-cell>
          <table:table-cell office:value-type="float" office:value="2006.6" calcext:value-type="float">
            <text:p>2006.6</text:p>
          </table:table-cell>
          <table:table-cell office:value-type="float" office:value="2412.91" calcext:value-type="float">
            <text:p>2412.91</text:p>
          </table:table-cell>
        </table:table-row>
        <table:table-row table:style-name="ro1">
          <table:table-cell office:value-type="float" office:value="30334041" calcext:value-type="float">
            <text:p>30334041</text:p>
          </table:table-cell>
          <table:table-cell table:formula="of:=[.A1898]/1000/(60*60*24)" office:value-type="time" office:time-value="PT08H25M34.041S" calcext:value-type="time">
            <text:p>08:25:3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007.6" calcext:value-type="float">
            <text:p>2007.6</text:p>
          </table:table-cell>
          <table:table-cell office:value-type="float" office:value="2414.05" calcext:value-type="float">
            <text:p>2414.05</text:p>
          </table:table-cell>
        </table:table-row>
        <table:table-row table:style-name="ro1">
          <table:table-cell office:value-type="float" office:value="30350041" calcext:value-type="float">
            <text:p>30350041</text:p>
          </table:table-cell>
          <table:table-cell table:formula="of:=[.A1899]/1000/(60*60*24)" office:value-type="time" office:time-value="PT08H25M50.041S" calcext:value-type="time">
            <text:p>08:25:50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008.6" calcext:value-type="float">
            <text:p>2008.6</text:p>
          </table:table-cell>
          <table:table-cell office:value-type="float" office:value="2415.18" calcext:value-type="float">
            <text:p>2415.18</text:p>
          </table:table-cell>
        </table:table-row>
        <table:table-row table:style-name="ro1">
          <table:table-cell office:value-type="float" office:value="30366041" calcext:value-type="float">
            <text:p>30366041</text:p>
          </table:table-cell>
          <table:table-cell table:formula="of:=[.A1900]/1000/(60*60*24)" office:value-type="time" office:time-value="PT08H26M06.041S" calcext:value-type="time">
            <text:p>08:26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92" calcext:value-type="float">
            <text:p>254.92</text:p>
          </table:table-cell>
          <table:table-cell office:value-type="float" office:value="2009.6" calcext:value-type="float">
            <text:p>2009.6</text:p>
          </table:table-cell>
          <table:table-cell office:value-type="float" office:value="2416.31" calcext:value-type="float">
            <text:p>2416.31</text:p>
          </table:table-cell>
        </table:table-row>
        <table:table-row table:style-name="ro1">
          <table:table-cell office:value-type="float" office:value="30382041" calcext:value-type="float">
            <text:p>30382041</text:p>
          </table:table-cell>
          <table:table-cell table:formula="of:=[.A1901]/1000/(60*60*24)" office:value-type="time" office:time-value="PT08H26M22.041S" calcext:value-type="time">
            <text:p>08:26:2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92" calcext:value-type="float">
            <text:p>254.92</text:p>
          </table:table-cell>
          <table:table-cell office:value-type="float" office:value="2010.6" calcext:value-type="float">
            <text:p>2010.6</text:p>
          </table:table-cell>
          <table:table-cell office:value-type="float" office:value="2417.44" calcext:value-type="float">
            <text:p>2417.44</text:p>
          </table:table-cell>
        </table:table-row>
        <table:table-row table:style-name="ro1">
          <table:table-cell office:value-type="float" office:value="30398041" calcext:value-type="float">
            <text:p>30398041</text:p>
          </table:table-cell>
          <table:table-cell table:formula="of:=[.A1902]/1000/(60*60*24)" office:value-type="time" office:time-value="PT08H26M38.041S" calcext:value-type="time">
            <text:p>08:26:3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011.59" calcext:value-type="float">
            <text:p>2011.59</text:p>
          </table:table-cell>
          <table:table-cell office:value-type="float" office:value="2418.57" calcext:value-type="float">
            <text:p>2418.57</text:p>
          </table:table-cell>
        </table:table-row>
        <table:table-row table:style-name="ro1">
          <table:table-cell office:value-type="float" office:value="30414041" calcext:value-type="float">
            <text:p>30414041</text:p>
          </table:table-cell>
          <table:table-cell table:formula="of:=[.A1903]/1000/(60*60*24)" office:value-type="time" office:time-value="PT08H26M54.041S" calcext:value-type="time">
            <text:p>08:26:5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91" calcext:value-type="float">
            <text:p>254.91</text:p>
          </table:table-cell>
          <table:table-cell office:value-type="float" office:value="2012.59" calcext:value-type="float">
            <text:p>2012.59</text:p>
          </table:table-cell>
          <table:table-cell office:value-type="float" office:value="2419.7" calcext:value-type="float">
            <text:p>2419.7</text:p>
          </table:table-cell>
        </table:table-row>
        <table:table-row table:style-name="ro1">
          <table:table-cell office:value-type="float" office:value="30430041" calcext:value-type="float">
            <text:p>30430041</text:p>
          </table:table-cell>
          <table:table-cell table:formula="of:=[.A1904]/1000/(60*60*24)" office:value-type="time" office:time-value="PT08H27M10.041S" calcext:value-type="time">
            <text:p>08:27:1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2013.59" calcext:value-type="float">
            <text:p>2013.59</text:p>
          </table:table-cell>
          <table:table-cell office:value-type="float" office:value="2420.83" calcext:value-type="float">
            <text:p>2420.83</text:p>
          </table:table-cell>
        </table:table-row>
        <table:table-row table:style-name="ro1">
          <table:table-cell office:value-type="float" office:value="30446041" calcext:value-type="float">
            <text:p>30446041</text:p>
          </table:table-cell>
          <table:table-cell table:formula="of:=[.A1905]/1000/(60*60*24)" office:value-type="time" office:time-value="PT08H27M26.041S" calcext:value-type="time">
            <text:p>08:27:26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014.59" calcext:value-type="float">
            <text:p>2014.59</text:p>
          </table:table-cell>
          <table:table-cell office:value-type="float" office:value="2421.96" calcext:value-type="float">
            <text:p>2421.96</text:p>
          </table:table-cell>
        </table:table-row>
        <table:table-row table:style-name="ro1">
          <table:table-cell office:value-type="float" office:value="30462041" calcext:value-type="float">
            <text:p>30462041</text:p>
          </table:table-cell>
          <table:table-cell table:formula="of:=[.A1906]/1000/(60*60*24)" office:value-type="time" office:time-value="PT08H27M42.041S" calcext:value-type="time">
            <text:p>08:27:42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015.59" calcext:value-type="float">
            <text:p>2015.59</text:p>
          </table:table-cell>
          <table:table-cell office:value-type="float" office:value="2423.09" calcext:value-type="float">
            <text:p>2423.09</text:p>
          </table:table-cell>
        </table:table-row>
        <table:table-row table:style-name="ro1">
          <table:table-cell office:value-type="float" office:value="30478041" calcext:value-type="float">
            <text:p>30478041</text:p>
          </table:table-cell>
          <table:table-cell table:formula="of:=[.A1907]/1000/(60*60*24)" office:value-type="time" office:time-value="PT08H27M58.041S" calcext:value-type="time">
            <text:p>08:27:58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016.58" calcext:value-type="float">
            <text:p>2016.58</text:p>
          </table:table-cell>
          <table:table-cell office:value-type="float" office:value="2424.21" calcext:value-type="float">
            <text:p>2424.21</text:p>
          </table:table-cell>
        </table:table-row>
        <table:table-row table:style-name="ro1">
          <table:table-cell office:value-type="float" office:value="30494041" calcext:value-type="float">
            <text:p>30494041</text:p>
          </table:table-cell>
          <table:table-cell table:formula="of:=[.A1908]/1000/(60*60*24)" office:value-type="time" office:time-value="PT08H28M14.041S" calcext:value-type="time">
            <text:p>08:28:14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8" calcext:value-type="float">
            <text:p>253.78</text:p>
          </table:table-cell>
          <table:table-cell office:value-type="float" office:value="2017.58" calcext:value-type="float">
            <text:p>2017.58</text:p>
          </table:table-cell>
          <table:table-cell office:value-type="float" office:value="2425.34" calcext:value-type="float">
            <text:p>2425.34</text:p>
          </table:table-cell>
        </table:table-row>
        <table:table-row table:style-name="ro1">
          <table:table-cell office:value-type="float" office:value="30510041" calcext:value-type="float">
            <text:p>30510041</text:p>
          </table:table-cell>
          <table:table-cell table:formula="of:=[.A1909]/1000/(60*60*24)" office:value-type="time" office:time-value="PT08H28M30.041S" calcext:value-type="time">
            <text:p>08:28:30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018.58" calcext:value-type="float">
            <text:p>2018.58</text:p>
          </table:table-cell>
          <table:table-cell office:value-type="float" office:value="2426.47" calcext:value-type="float">
            <text:p>2426.47</text:p>
          </table:table-cell>
        </table:table-row>
        <table:table-row table:style-name="ro1">
          <table:table-cell office:value-type="float" office:value="30526041" calcext:value-type="float">
            <text:p>30526041</text:p>
          </table:table-cell>
          <table:table-cell table:formula="of:=[.A1910]/1000/(60*60*24)" office:value-type="time" office:time-value="PT08H28M46.041S" calcext:value-type="time">
            <text:p>08:28:46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019.58" calcext:value-type="float">
            <text:p>2019.58</text:p>
          </table:table-cell>
          <table:table-cell office:value-type="float" office:value="2427.6" calcext:value-type="float">
            <text:p>2427.6</text:p>
          </table:table-cell>
        </table:table-row>
        <table:table-row table:style-name="ro1">
          <table:table-cell office:value-type="float" office:value="30542041" calcext:value-type="float">
            <text:p>30542041</text:p>
          </table:table-cell>
          <table:table-cell table:formula="of:=[.A1911]/1000/(60*60*24)" office:value-type="time" office:time-value="PT08H29M02.041S" calcext:value-type="time">
            <text:p>08:29:02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020.58" calcext:value-type="float">
            <text:p>2020.58</text:p>
          </table:table-cell>
          <table:table-cell office:value-type="float" office:value="2428.72" calcext:value-type="float">
            <text:p>2428.72</text:p>
          </table:table-cell>
        </table:table-row>
        <table:table-row table:style-name="ro1">
          <table:table-cell office:value-type="float" office:value="30558041" calcext:value-type="float">
            <text:p>30558041</text:p>
          </table:table-cell>
          <table:table-cell table:formula="of:=[.A1912]/1000/(60*60*24)" office:value-type="time" office:time-value="PT08H29M18.041S" calcext:value-type="time">
            <text:p>08:29:1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5" calcext:value-type="float">
            <text:p>253.55</text:p>
          </table:table-cell>
          <table:table-cell office:value-type="float" office:value="2021.57" calcext:value-type="float">
            <text:p>2021.57</text:p>
          </table:table-cell>
          <table:table-cell office:value-type="float" office:value="2429.85" calcext:value-type="float">
            <text:p>2429.85</text:p>
          </table:table-cell>
        </table:table-row>
        <table:table-row table:style-name="ro1">
          <table:table-cell office:value-type="float" office:value="30574041" calcext:value-type="float">
            <text:p>30574041</text:p>
          </table:table-cell>
          <table:table-cell table:formula="of:=[.A1913]/1000/(60*60*24)" office:value-type="time" office:time-value="PT08H29M34.041S" calcext:value-type="time">
            <text:p>08:29:34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022.57" calcext:value-type="float">
            <text:p>2022.57</text:p>
          </table:table-cell>
          <table:table-cell office:value-type="float" office:value="2430.98" calcext:value-type="float">
            <text:p>2430.98</text:p>
          </table:table-cell>
        </table:table-row>
        <table:table-row table:style-name="ro1">
          <table:table-cell office:value-type="float" office:value="30590041" calcext:value-type="float">
            <text:p>30590041</text:p>
          </table:table-cell>
          <table:table-cell table:formula="of:=[.A1914]/1000/(60*60*24)" office:value-type="time" office:time-value="PT08H29M50.041S" calcext:value-type="time">
            <text:p>08:29:50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023.56" calcext:value-type="float">
            <text:p>2023.56</text:p>
          </table:table-cell>
          <table:table-cell office:value-type="float" office:value="2432.1" calcext:value-type="float">
            <text:p>2432.1</text:p>
          </table:table-cell>
        </table:table-row>
        <table:table-row table:style-name="ro1">
          <table:table-cell office:value-type="float" office:value="30606041" calcext:value-type="float">
            <text:p>30606041</text:p>
          </table:table-cell>
          <table:table-cell table:formula="of:=[.A1915]/1000/(60*60*24)" office:value-type="time" office:time-value="PT08H30M06.041S" calcext:value-type="time">
            <text:p>08:30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024.56" calcext:value-type="float">
            <text:p>2024.56</text:p>
          </table:table-cell>
          <table:table-cell office:value-type="float" office:value="2433.23" calcext:value-type="float">
            <text:p>2433.23</text:p>
          </table:table-cell>
        </table:table-row>
        <table:table-row table:style-name="ro1">
          <table:table-cell office:value-type="float" office:value="30622041" calcext:value-type="float">
            <text:p>30622041</text:p>
          </table:table-cell>
          <table:table-cell table:formula="of:=[.A1916]/1000/(60*60*24)" office:value-type="time" office:time-value="PT08H30M22.041S" calcext:value-type="time">
            <text:p>08:30:22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025.56" calcext:value-type="float">
            <text:p>2025.56</text:p>
          </table:table-cell>
          <table:table-cell office:value-type="float" office:value="2434.35" calcext:value-type="float">
            <text:p>2434.35</text:p>
          </table:table-cell>
        </table:table-row>
        <table:table-row table:style-name="ro1">
          <table:table-cell office:value-type="float" office:value="30638041" calcext:value-type="float">
            <text:p>30638041</text:p>
          </table:table-cell>
          <table:table-cell table:formula="of:=[.A1917]/1000/(60*60*24)" office:value-type="time" office:time-value="PT08H30M38.041S" calcext:value-type="time">
            <text:p>08:30:38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026.55" calcext:value-type="float">
            <text:p>2026.55</text:p>
          </table:table-cell>
          <table:table-cell office:value-type="float" office:value="2435.47" calcext:value-type="float">
            <text:p>2435.47</text:p>
          </table:table-cell>
        </table:table-row>
        <table:table-row table:style-name="ro1">
          <table:table-cell office:value-type="float" office:value="30654041" calcext:value-type="float">
            <text:p>30654041</text:p>
          </table:table-cell>
          <table:table-cell table:formula="of:=[.A1918]/1000/(60*60*24)" office:value-type="time" office:time-value="PT08H30M54.041S" calcext:value-type="time">
            <text:p>08:30:54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027.55" calcext:value-type="float">
            <text:p>2027.55</text:p>
          </table:table-cell>
          <table:table-cell office:value-type="float" office:value="2436.6" calcext:value-type="float">
            <text:p>2436.6</text:p>
          </table:table-cell>
        </table:table-row>
        <table:table-row table:style-name="ro1">
          <table:table-cell office:value-type="float" office:value="30670041" calcext:value-type="float">
            <text:p>30670041</text:p>
          </table:table-cell>
          <table:table-cell table:formula="of:=[.A1919]/1000/(60*60*24)" office:value-type="time" office:time-value="PT08H31M10.041S" calcext:value-type="time">
            <text:p>08:31:10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028.54" calcext:value-type="float">
            <text:p>2028.54</text:p>
          </table:table-cell>
          <table:table-cell office:value-type="float" office:value="2437.72" calcext:value-type="float">
            <text:p>2437.72</text:p>
          </table:table-cell>
        </table:table-row>
        <table:table-row table:style-name="ro1">
          <table:table-cell office:value-type="float" office:value="30686041" calcext:value-type="float">
            <text:p>30686041</text:p>
          </table:table-cell>
          <table:table-cell table:formula="of:=[.A1920]/1000/(60*60*24)" office:value-type="time" office:time-value="PT08H31M26.041S" calcext:value-type="time">
            <text:p>08:31:26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029.54" calcext:value-type="float">
            <text:p>2029.54</text:p>
          </table:table-cell>
          <table:table-cell office:value-type="float" office:value="2438.84" calcext:value-type="float">
            <text:p>2438.84</text:p>
          </table:table-cell>
        </table:table-row>
        <table:table-row table:style-name="ro1">
          <table:table-cell office:value-type="float" office:value="30702041" calcext:value-type="float">
            <text:p>30702041</text:p>
          </table:table-cell>
          <table:table-cell table:formula="of:=[.A1921]/1000/(60*60*24)" office:value-type="time" office:time-value="PT08H31M42.041S" calcext:value-type="time">
            <text:p>08:31:42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030.53" calcext:value-type="float">
            <text:p>2030.53</text:p>
          </table:table-cell>
          <table:table-cell office:value-type="float" office:value="2439.96" calcext:value-type="float">
            <text:p>2439.96</text:p>
          </table:table-cell>
        </table:table-row>
        <table:table-row table:style-name="ro1">
          <table:table-cell office:value-type="float" office:value="30718041" calcext:value-type="float">
            <text:p>30718041</text:p>
          </table:table-cell>
          <table:table-cell table:formula="of:=[.A1922]/1000/(60*60*24)" office:value-type="time" office:time-value="PT08H31M58.041S" calcext:value-type="time">
            <text:p>08:31:58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9" calcext:value-type="float">
            <text:p>252.09</text:p>
          </table:table-cell>
          <table:table-cell office:value-type="float" office:value="2031.53" calcext:value-type="float">
            <text:p>2031.53</text:p>
          </table:table-cell>
          <table:table-cell office:value-type="float" office:value="2441.09" calcext:value-type="float">
            <text:p>2441.09</text:p>
          </table:table-cell>
        </table:table-row>
        <table:table-row table:style-name="ro1">
          <table:table-cell office:value-type="float" office:value="30734041" calcext:value-type="float">
            <text:p>30734041</text:p>
          </table:table-cell>
          <table:table-cell table:formula="of:=[.A1923]/1000/(60*60*24)" office:value-type="time" office:time-value="PT08H32M14.041S" calcext:value-type="time">
            <text:p>08:32:14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032.52" calcext:value-type="float">
            <text:p>2032.52</text:p>
          </table:table-cell>
          <table:table-cell office:value-type="float" office:value="2442.21" calcext:value-type="float">
            <text:p>2442.21</text:p>
          </table:table-cell>
        </table:table-row>
        <table:table-row table:style-name="ro1">
          <table:table-cell office:value-type="float" office:value="30750041" calcext:value-type="float">
            <text:p>30750041</text:p>
          </table:table-cell>
          <table:table-cell table:formula="of:=[.A1924]/1000/(60*60*24)" office:value-type="time" office:time-value="PT08H32M30.041S" calcext:value-type="time">
            <text:p>08:32:30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033.52" calcext:value-type="float">
            <text:p>2033.52</text:p>
          </table:table-cell>
          <table:table-cell office:value-type="float" office:value="2443.33" calcext:value-type="float">
            <text:p>2443.33</text:p>
          </table:table-cell>
        </table:table-row>
        <table:table-row table:style-name="ro1">
          <table:table-cell office:value-type="float" office:value="30766041" calcext:value-type="float">
            <text:p>30766041</text:p>
          </table:table-cell>
          <table:table-cell table:formula="of:=[.A1925]/1000/(60*60*24)" office:value-type="time" office:time-value="PT08H32M46.041S" calcext:value-type="time">
            <text:p>08:32:46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034.51" calcext:value-type="float">
            <text:p>2034.51</text:p>
          </table:table-cell>
          <table:table-cell office:value-type="float" office:value="2444.45" calcext:value-type="float">
            <text:p>2444.45</text:p>
          </table:table-cell>
        </table:table-row>
        <table:table-row table:style-name="ro1">
          <table:table-cell office:value-type="float" office:value="30782041" calcext:value-type="float">
            <text:p>30782041</text:p>
          </table:table-cell>
          <table:table-cell table:formula="of:=[.A1926]/1000/(60*60*24)" office:value-type="time" office:time-value="PT08H33M02.041S" calcext:value-type="time">
            <text:p>08:33:02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035.51" calcext:value-type="float">
            <text:p>2035.51</text:p>
          </table:table-cell>
          <table:table-cell office:value-type="float" office:value="2445.57" calcext:value-type="float">
            <text:p>2445.57</text:p>
          </table:table-cell>
        </table:table-row>
        <table:table-row table:style-name="ro1">
          <table:table-cell office:value-type="float" office:value="30798041" calcext:value-type="float">
            <text:p>30798041</text:p>
          </table:table-cell>
          <table:table-cell table:formula="of:=[.A1927]/1000/(60*60*24)" office:value-type="time" office:time-value="PT08H33M18.041S" calcext:value-type="time">
            <text:p>08:33:18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036.5" calcext:value-type="float">
            <text:p>2036.5</text:p>
          </table:table-cell>
          <table:table-cell office:value-type="float" office:value="2446.69" calcext:value-type="float">
            <text:p>2446.69</text:p>
          </table:table-cell>
        </table:table-row>
        <table:table-row table:style-name="ro1">
          <table:table-cell office:value-type="float" office:value="30814041" calcext:value-type="float">
            <text:p>30814041</text:p>
          </table:table-cell>
          <table:table-cell table:formula="of:=[.A1928]/1000/(60*60*24)" office:value-type="time" office:time-value="PT08H33M34.041S" calcext:value-type="time">
            <text:p>08:33:34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037.49" calcext:value-type="float">
            <text:p>2037.49</text:p>
          </table:table-cell>
          <table:table-cell office:value-type="float" office:value="2447.81" calcext:value-type="float">
            <text:p>2447.81</text:p>
          </table:table-cell>
        </table:table-row>
        <table:table-row table:style-name="ro1">
          <table:table-cell office:value-type="float" office:value="30830041" calcext:value-type="float">
            <text:p>30830041</text:p>
          </table:table-cell>
          <table:table-cell table:formula="of:=[.A1929]/1000/(60*60*24)" office:value-type="time" office:time-value="PT08H33M50.041S" calcext:value-type="time">
            <text:p>08:33:50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038.49" calcext:value-type="float">
            <text:p>2038.49</text:p>
          </table:table-cell>
          <table:table-cell office:value-type="float" office:value="2448.93" calcext:value-type="float">
            <text:p>2448.93</text:p>
          </table:table-cell>
        </table:table-row>
        <table:table-row table:style-name="ro1">
          <table:table-cell office:value-type="float" office:value="30846041" calcext:value-type="float">
            <text:p>30846041</text:p>
          </table:table-cell>
          <table:table-cell table:formula="of:=[.A1930]/1000/(60*60*24)" office:value-type="time" office:time-value="PT08H34M06.041S" calcext:value-type="time">
            <text:p>08:34:06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039.48" calcext:value-type="float">
            <text:p>2039.48</text:p>
          </table:table-cell>
          <table:table-cell office:value-type="float" office:value="2450.04" calcext:value-type="float">
            <text:p>2450.04</text:p>
          </table:table-cell>
        </table:table-row>
        <table:table-row table:style-name="ro1">
          <table:table-cell office:value-type="float" office:value="30862041" calcext:value-type="float">
            <text:p>30862041</text:p>
          </table:table-cell>
          <table:table-cell table:formula="of:=[.A1931]/1000/(60*60*24)" office:value-type="time" office:time-value="PT08H34M22.041S" calcext:value-type="time">
            <text:p>08:34:22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040.47" calcext:value-type="float">
            <text:p>2040.47</text:p>
          </table:table-cell>
          <table:table-cell office:value-type="float" office:value="2451.16" calcext:value-type="float">
            <text:p>2451.16</text:p>
          </table:table-cell>
        </table:table-row>
        <table:table-row table:style-name="ro1">
          <table:table-cell office:value-type="float" office:value="30878041" calcext:value-type="float">
            <text:p>30878041</text:p>
          </table:table-cell>
          <table:table-cell table:formula="of:=[.A1932]/1000/(60*60*24)" office:value-type="time" office:time-value="PT08H34M38.041S" calcext:value-type="time">
            <text:p>08:34:38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041.47" calcext:value-type="float">
            <text:p>2041.47</text:p>
          </table:table-cell>
          <table:table-cell office:value-type="float" office:value="2452.28" calcext:value-type="float">
            <text:p>2452.28</text:p>
          </table:table-cell>
        </table:table-row>
        <table:table-row table:style-name="ro1">
          <table:table-cell office:value-type="float" office:value="30894041" calcext:value-type="float">
            <text:p>30894041</text:p>
          </table:table-cell>
          <table:table-cell table:formula="of:=[.A1933]/1000/(60*60*24)" office:value-type="time" office:time-value="PT08H34M54.041S" calcext:value-type="time">
            <text:p>08:34:54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042.46" calcext:value-type="float">
            <text:p>2042.46</text:p>
          </table:table-cell>
          <table:table-cell office:value-type="float" office:value="2453.39" calcext:value-type="float">
            <text:p>2453.39</text:p>
          </table:table-cell>
        </table:table-row>
        <table:table-row table:style-name="ro1">
          <table:table-cell office:value-type="float" office:value="30910041" calcext:value-type="float">
            <text:p>30910041</text:p>
          </table:table-cell>
          <table:table-cell table:formula="of:=[.A1934]/1000/(60*60*24)" office:value-type="time" office:time-value="PT08H35M10.041S" calcext:value-type="time">
            <text:p>08:35:10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043.45" calcext:value-type="float">
            <text:p>2043.45</text:p>
          </table:table-cell>
          <table:table-cell office:value-type="float" office:value="2454.5" calcext:value-type="float">
            <text:p>2454.5</text:p>
          </table:table-cell>
        </table:table-row>
        <table:table-row table:style-name="ro1">
          <table:table-cell office:value-type="float" office:value="30926041" calcext:value-type="float">
            <text:p>30926041</text:p>
          </table:table-cell>
          <table:table-cell table:formula="of:=[.A1935]/1000/(60*60*24)" office:value-type="time" office:time-value="PT08H35M26.041S" calcext:value-type="time">
            <text:p>08:35:26</text:p>
          </table:table-cell>
          <table:table-cell office:value-type="float" office:value="1.13" calcext:value-type="float">
            <text:p>1.13</text:p>
          </table:table-cell>
          <table:table-cell office:value-type="float" office:value="223.1" calcext:value-type="float">
            <text:p>223.1</text:p>
          </table:table-cell>
          <table:table-cell office:value-type="float" office:value="251.28" calcext:value-type="float">
            <text:p>251.28</text:p>
          </table:table-cell>
          <table:table-cell office:value-type="float" office:value="2044.44" calcext:value-type="float">
            <text:p>2044.44</text:p>
          </table:table-cell>
          <table:table-cell office:value-type="float" office:value="2455.62" calcext:value-type="float">
            <text:p>2455.62</text:p>
          </table:table-cell>
        </table:table-row>
        <table:table-row table:style-name="ro1">
          <table:table-cell office:value-type="float" office:value="30942041" calcext:value-type="float">
            <text:p>30942041</text:p>
          </table:table-cell>
          <table:table-cell table:formula="of:=[.A1936]/1000/(60*60*24)" office:value-type="time" office:time-value="PT08H35M42.041S" calcext:value-type="time">
            <text:p>08:35:42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045.43" calcext:value-type="float">
            <text:p>2045.43</text:p>
          </table:table-cell>
          <table:table-cell office:value-type="float" office:value="2456.73" calcext:value-type="float">
            <text:p>2456.73</text:p>
          </table:table-cell>
        </table:table-row>
        <table:table-row table:style-name="ro1">
          <table:table-cell office:value-type="float" office:value="30958041" calcext:value-type="float">
            <text:p>30958041</text:p>
          </table:table-cell>
          <table:table-cell table:formula="of:=[.A1937]/1000/(60*60*24)" office:value-type="time" office:time-value="PT08H35M58.041S" calcext:value-type="time">
            <text:p>08:35:58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046.42" calcext:value-type="float">
            <text:p>2046.42</text:p>
          </table:table-cell>
          <table:table-cell office:value-type="float" office:value="2457.85" calcext:value-type="float">
            <text:p>2457.85</text:p>
          </table:table-cell>
        </table:table-row>
        <table:table-row table:style-name="ro1">
          <table:table-cell office:value-type="float" office:value="30974041" calcext:value-type="float">
            <text:p>30974041</text:p>
          </table:table-cell>
          <table:table-cell table:formula="of:=[.A1938]/1000/(60*60*24)" office:value-type="time" office:time-value="PT08H36M14.041S" calcext:value-type="time">
            <text:p>08:36:14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47.41" calcext:value-type="float">
            <text:p>2047.41</text:p>
          </table:table-cell>
          <table:table-cell office:value-type="float" office:value="2458.96" calcext:value-type="float">
            <text:p>2458.96</text:p>
          </table:table-cell>
        </table:table-row>
        <table:table-row table:style-name="ro1">
          <table:table-cell office:value-type="float" office:value="30990041" calcext:value-type="float">
            <text:p>30990041</text:p>
          </table:table-cell>
          <table:table-cell table:formula="of:=[.A1939]/1000/(60*60*24)" office:value-type="time" office:time-value="PT08H36M30.041S" calcext:value-type="time">
            <text:p>08:36:30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2048.41" calcext:value-type="float">
            <text:p>2048.41</text:p>
          </table:table-cell>
          <table:table-cell office:value-type="float" office:value="2460.07" calcext:value-type="float">
            <text:p>2460.07</text:p>
          </table:table-cell>
        </table:table-row>
        <table:table-row table:style-name="ro1">
          <table:table-cell office:value-type="float" office:value="31006041" calcext:value-type="float">
            <text:p>31006041</text:p>
          </table:table-cell>
          <table:table-cell table:formula="of:=[.A1940]/1000/(60*60*24)" office:value-type="time" office:time-value="PT08H36M46.041S" calcext:value-type="time">
            <text:p>08:36:46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049.39" calcext:value-type="float">
            <text:p>2049.39</text:p>
          </table:table-cell>
          <table:table-cell office:value-type="float" office:value="2461.18" calcext:value-type="float">
            <text:p>2461.18</text:p>
          </table:table-cell>
        </table:table-row>
        <table:table-row table:style-name="ro1">
          <table:table-cell office:value-type="float" office:value="31022041" calcext:value-type="float">
            <text:p>31022041</text:p>
          </table:table-cell>
          <table:table-cell table:formula="of:=[.A1941]/1000/(60*60*24)" office:value-type="time" office:time-value="PT08H37M02.041S" calcext:value-type="time">
            <text:p>08:37:02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050.38" calcext:value-type="float">
            <text:p>2050.38</text:p>
          </table:table-cell>
          <table:table-cell office:value-type="float" office:value="2462.29" calcext:value-type="float">
            <text:p>2462.29</text:p>
          </table:table-cell>
        </table:table-row>
        <table:table-row table:style-name="ro1">
          <table:table-cell office:value-type="float" office:value="31038041" calcext:value-type="float">
            <text:p>31038041</text:p>
          </table:table-cell>
          <table:table-cell table:formula="of:=[.A1942]/1000/(60*60*24)" office:value-type="time" office:time-value="PT08H37M18.041S" calcext:value-type="time">
            <text:p>08:37:18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051.37" calcext:value-type="float">
            <text:p>2051.37</text:p>
          </table:table-cell>
          <table:table-cell office:value-type="float" office:value="2463.4" calcext:value-type="float">
            <text:p>2463.4</text:p>
          </table:table-cell>
        </table:table-row>
        <table:table-row table:style-name="ro1">
          <table:table-cell office:value-type="float" office:value="31054041" calcext:value-type="float">
            <text:p>31054041</text:p>
          </table:table-cell>
          <table:table-cell table:formula="of:=[.A1943]/1000/(60*60*24)" office:value-type="time" office:time-value="PT08H37M34.041S" calcext:value-type="time">
            <text:p>08:37:34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052.36" calcext:value-type="float">
            <text:p>2052.36</text:p>
          </table:table-cell>
          <table:table-cell office:value-type="float" office:value="2464.51" calcext:value-type="float">
            <text:p>2464.51</text:p>
          </table:table-cell>
        </table:table-row>
        <table:table-row table:style-name="ro1">
          <table:table-cell office:value-type="float" office:value="31070041" calcext:value-type="float">
            <text:p>31070041</text:p>
          </table:table-cell>
          <table:table-cell table:formula="of:=[.A1944]/1000/(60*60*24)" office:value-type="time" office:time-value="PT08H37M50.041S" calcext:value-type="time">
            <text:p>08:37:50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9.59" calcext:value-type="float">
            <text:p>249.59</text:p>
          </table:table-cell>
          <table:table-cell office:value-type="float" office:value="2053.35" calcext:value-type="float">
            <text:p>2053.35</text:p>
          </table:table-cell>
          <table:table-cell office:value-type="float" office:value="2465.62" calcext:value-type="float">
            <text:p>2465.62</text:p>
          </table:table-cell>
        </table:table-row>
        <table:table-row table:style-name="ro1">
          <table:table-cell office:value-type="float" office:value="31086041" calcext:value-type="float">
            <text:p>31086041</text:p>
          </table:table-cell>
          <table:table-cell table:formula="of:=[.A1945]/1000/(60*60*24)" office:value-type="time" office:time-value="PT08H38M06.041S" calcext:value-type="time">
            <text:p>08:38:06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054.34" calcext:value-type="float">
            <text:p>2054.34</text:p>
          </table:table-cell>
          <table:table-cell office:value-type="float" office:value="2466.72" calcext:value-type="float">
            <text:p>2466.72</text:p>
          </table:table-cell>
        </table:table-row>
        <table:table-row table:style-name="ro1">
          <table:table-cell office:value-type="float" office:value="31102041" calcext:value-type="float">
            <text:p>31102041</text:p>
          </table:table-cell>
          <table:table-cell table:formula="of:=[.A1946]/1000/(60*60*24)" office:value-type="time" office:time-value="PT08H38M22.041S" calcext:value-type="time">
            <text:p>08:38:22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9.47" calcext:value-type="float">
            <text:p>249.47</text:p>
          </table:table-cell>
          <table:table-cell office:value-type="float" office:value="2055.33" calcext:value-type="float">
            <text:p>2055.33</text:p>
          </table:table-cell>
          <table:table-cell office:value-type="float" office:value="2467.83" calcext:value-type="float">
            <text:p>2467.83</text:p>
          </table:table-cell>
        </table:table-row>
        <table:table-row table:style-name="ro1">
          <table:table-cell office:value-type="float" office:value="31118041" calcext:value-type="float">
            <text:p>31118041</text:p>
          </table:table-cell>
          <table:table-cell table:formula="of:=[.A1947]/1000/(60*60*24)" office:value-type="time" office:time-value="PT08H38M38.041S" calcext:value-type="time">
            <text:p>08:38:38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056.31" calcext:value-type="float">
            <text:p>2056.31</text:p>
          </table:table-cell>
          <table:table-cell office:value-type="float" office:value="2468.93" calcext:value-type="float">
            <text:p>2468.93</text:p>
          </table:table-cell>
        </table:table-row>
        <table:table-row table:style-name="ro1">
          <table:table-cell office:value-type="float" office:value="31134041" calcext:value-type="float">
            <text:p>31134041</text:p>
          </table:table-cell>
          <table:table-cell table:formula="of:=[.A1948]/1000/(60*60*24)" office:value-type="time" office:time-value="PT08H38M54.041S" calcext:value-type="time">
            <text:p>08:38:54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057.3" calcext:value-type="float">
            <text:p>2057.3</text:p>
          </table:table-cell>
          <table:table-cell office:value-type="float" office:value="2470.04" calcext:value-type="float">
            <text:p>2470.04</text:p>
          </table:table-cell>
        </table:table-row>
        <table:table-row table:style-name="ro1">
          <table:table-cell office:value-type="float" office:value="31150041" calcext:value-type="float">
            <text:p>31150041</text:p>
          </table:table-cell>
          <table:table-cell table:formula="of:=[.A1949]/1000/(60*60*24)" office:value-type="time" office:time-value="PT08H39M10.041S" calcext:value-type="time">
            <text:p>08:39:10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058.29" calcext:value-type="float">
            <text:p>2058.29</text:p>
          </table:table-cell>
          <table:table-cell office:value-type="float" office:value="2471.14" calcext:value-type="float">
            <text:p>2471.14</text:p>
          </table:table-cell>
        </table:table-row>
        <table:table-row table:style-name="ro1">
          <table:table-cell office:value-type="float" office:value="31166041" calcext:value-type="float">
            <text:p>31166041</text:p>
          </table:table-cell>
          <table:table-cell table:formula="of:=[.A1950]/1000/(60*60*24)" office:value-type="time" office:time-value="PT08H39M26.041S" calcext:value-type="time">
            <text:p>08:39:26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059.28" calcext:value-type="float">
            <text:p>2059.28</text:p>
          </table:table-cell>
          <table:table-cell office:value-type="float" office:value="2472.25" calcext:value-type="float">
            <text:p>2472.25</text:p>
          </table:table-cell>
        </table:table-row>
        <table:table-row table:style-name="ro1">
          <table:table-cell office:value-type="float" office:value="31182041" calcext:value-type="float">
            <text:p>31182041</text:p>
          </table:table-cell>
          <table:table-cell table:formula="of:=[.A1951]/1000/(60*60*24)" office:value-type="time" office:time-value="PT08H39M42.041S" calcext:value-type="time">
            <text:p>08:39:42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060.26" calcext:value-type="float">
            <text:p>2060.26</text:p>
          </table:table-cell>
          <table:table-cell office:value-type="float" office:value="2473.35" calcext:value-type="float">
            <text:p>2473.35</text:p>
          </table:table-cell>
        </table:table-row>
        <table:table-row table:style-name="ro1">
          <table:table-cell office:value-type="float" office:value="31198041" calcext:value-type="float">
            <text:p>31198041</text:p>
          </table:table-cell>
          <table:table-cell table:formula="of:=[.A1952]/1000/(60*60*24)" office:value-type="time" office:time-value="PT08H39M58.041S" calcext:value-type="time">
            <text:p>08:39:58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061.25" calcext:value-type="float">
            <text:p>2061.25</text:p>
          </table:table-cell>
          <table:table-cell office:value-type="float" office:value="2474.45" calcext:value-type="float">
            <text:p>2474.45</text:p>
          </table:table-cell>
        </table:table-row>
        <table:table-row table:style-name="ro1">
          <table:table-cell office:value-type="float" office:value="31214041" calcext:value-type="float">
            <text:p>31214041</text:p>
          </table:table-cell>
          <table:table-cell table:formula="of:=[.A1953]/1000/(60*60*24)" office:value-type="time" office:time-value="PT08H40M14.041S" calcext:value-type="time">
            <text:p>08:40:14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062.23" calcext:value-type="float">
            <text:p>2062.23</text:p>
          </table:table-cell>
          <table:table-cell office:value-type="float" office:value="2475.55" calcext:value-type="float">
            <text:p>2475.55</text:p>
          </table:table-cell>
        </table:table-row>
        <table:table-row table:style-name="ro1">
          <table:table-cell office:value-type="float" office:value="31230041" calcext:value-type="float">
            <text:p>31230041</text:p>
          </table:table-cell>
          <table:table-cell table:formula="of:=[.A1954]/1000/(60*60*24)" office:value-type="time" office:time-value="PT08H40M30.041S" calcext:value-type="time">
            <text:p>08:40:30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063.22" calcext:value-type="float">
            <text:p>2063.22</text:p>
          </table:table-cell>
          <table:table-cell office:value-type="float" office:value="2476.64" calcext:value-type="float">
            <text:p>2476.64</text:p>
          </table:table-cell>
        </table:table-row>
        <table:table-row table:style-name="ro1">
          <table:table-cell office:value-type="float" office:value="31246041" calcext:value-type="float">
            <text:p>31246041</text:p>
          </table:table-cell>
          <table:table-cell table:formula="of:=[.A1955]/1000/(60*60*24)" office:value-type="time" office:time-value="PT08H40M46.041S" calcext:value-type="time">
            <text:p>08:40:46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064.2" calcext:value-type="float">
            <text:p>2064.2</text:p>
          </table:table-cell>
          <table:table-cell office:value-type="float" office:value="2477.74" calcext:value-type="float">
            <text:p>2477.74</text:p>
          </table:table-cell>
        </table:table-row>
        <table:table-row table:style-name="ro1">
          <table:table-cell office:value-type="float" office:value="31262041" calcext:value-type="float">
            <text:p>31262041</text:p>
          </table:table-cell>
          <table:table-cell table:formula="of:=[.A1956]/1000/(60*60*24)" office:value-type="time" office:time-value="PT08H41M02.041S" calcext:value-type="time">
            <text:p>08:41:02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065.18" calcext:value-type="float">
            <text:p>2065.18</text:p>
          </table:table-cell>
          <table:table-cell office:value-type="float" office:value="2478.84" calcext:value-type="float">
            <text:p>2478.84</text:p>
          </table:table-cell>
        </table:table-row>
        <table:table-row table:style-name="ro1">
          <table:table-cell office:value-type="float" office:value="31278041" calcext:value-type="float">
            <text:p>31278041</text:p>
          </table:table-cell>
          <table:table-cell table:formula="of:=[.A1957]/1000/(60*60*24)" office:value-type="time" office:time-value="PT08H41M18.041S" calcext:value-type="time">
            <text:p>08:41:18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066.17" calcext:value-type="float">
            <text:p>2066.17</text:p>
          </table:table-cell>
          <table:table-cell office:value-type="float" office:value="2479.93" calcext:value-type="float">
            <text:p>2479.93</text:p>
          </table:table-cell>
        </table:table-row>
        <table:table-row table:style-name="ro1">
          <table:table-cell office:value-type="float" office:value="31294041" calcext:value-type="float">
            <text:p>31294041</text:p>
          </table:table-cell>
          <table:table-cell table:formula="of:=[.A1958]/1000/(60*60*24)" office:value-type="time" office:time-value="PT08H41M34.041S" calcext:value-type="time">
            <text:p>08:41:34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2067.15" calcext:value-type="float">
            <text:p>2067.15</text:p>
          </table:table-cell>
          <table:table-cell office:value-type="float" office:value="2481.03" calcext:value-type="float">
            <text:p>2481.03</text:p>
          </table:table-cell>
        </table:table-row>
        <table:table-row table:style-name="ro1">
          <table:table-cell office:value-type="float" office:value="31310041" calcext:value-type="float">
            <text:p>31310041</text:p>
          </table:table-cell>
          <table:table-cell table:formula="of:=[.A1959]/1000/(60*60*24)" office:value-type="time" office:time-value="PT08H41M50.041S" calcext:value-type="time">
            <text:p>08:41:50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068.13" calcext:value-type="float">
            <text:p>2068.13</text:p>
          </table:table-cell>
          <table:table-cell office:value-type="float" office:value="2482.12" calcext:value-type="float">
            <text:p>2482.12</text:p>
          </table:table-cell>
        </table:table-row>
        <table:table-row table:style-name="ro1">
          <table:table-cell office:value-type="float" office:value="31326041" calcext:value-type="float">
            <text:p>31326041</text:p>
          </table:table-cell>
          <table:table-cell table:formula="of:=[.A1960]/1000/(60*60*24)" office:value-type="time" office:time-value="PT08H42M06.041S" calcext:value-type="time">
            <text:p>08:42:06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5.87" calcext:value-type="float">
            <text:p>245.87</text:p>
          </table:table-cell>
          <table:table-cell office:value-type="float" office:value="2069.11" calcext:value-type="float">
            <text:p>2069.11</text:p>
          </table:table-cell>
          <table:table-cell office:value-type="float" office:value="2483.21" calcext:value-type="float">
            <text:p>2483.21</text:p>
          </table:table-cell>
        </table:table-row>
        <table:table-row table:style-name="ro1">
          <table:table-cell office:value-type="float" office:value="31342041" calcext:value-type="float">
            <text:p>31342041</text:p>
          </table:table-cell>
          <table:table-cell table:formula="of:=[.A1961]/1000/(60*60*24)" office:value-type="time" office:time-value="PT08H42M22.041S" calcext:value-type="time">
            <text:p>08:42:22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5.76" calcext:value-type="float">
            <text:p>245.76</text:p>
          </table:table-cell>
          <table:table-cell office:value-type="float" office:value="2070.09" calcext:value-type="float">
            <text:p>2070.09</text:p>
          </table:table-cell>
          <table:table-cell office:value-type="float" office:value="2484.3" calcext:value-type="float">
            <text:p>2484.3</text:p>
          </table:table-cell>
        </table:table-row>
        <table:table-row table:style-name="ro1">
          <table:table-cell office:value-type="float" office:value="31358041" calcext:value-type="float">
            <text:p>31358041</text:p>
          </table:table-cell>
          <table:table-cell table:formula="of:=[.A1962]/1000/(60*60*24)" office:value-type="time" office:time-value="PT08H42M38.041S" calcext:value-type="time">
            <text:p>08:42:38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071.07" calcext:value-type="float">
            <text:p>2071.07</text:p>
          </table:table-cell>
          <table:table-cell office:value-type="float" office:value="2485.38" calcext:value-type="float">
            <text:p>2485.38</text:p>
          </table:table-cell>
        </table:table-row>
        <table:table-row table:style-name="ro1">
          <table:table-cell office:value-type="float" office:value="31374041" calcext:value-type="float">
            <text:p>31374041</text:p>
          </table:table-cell>
          <table:table-cell table:formula="of:=[.A1963]/1000/(60*60*24)" office:value-type="time" office:time-value="PT08H42M54.041S" calcext:value-type="time">
            <text:p>08:42:54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2072.05" calcext:value-type="float">
            <text:p>2072.05</text:p>
          </table:table-cell>
          <table:table-cell office:value-type="float" office:value="2486.47" calcext:value-type="float">
            <text:p>2486.47</text:p>
          </table:table-cell>
        </table:table-row>
        <table:table-row table:style-name="ro1">
          <table:table-cell office:value-type="float" office:value="31390041" calcext:value-type="float">
            <text:p>31390041</text:p>
          </table:table-cell>
          <table:table-cell table:formula="of:=[.A1964]/1000/(60*60*24)" office:value-type="time" office:time-value="PT08H43M10.041S" calcext:value-type="time">
            <text:p>08:43:10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4.09" calcext:value-type="float">
            <text:p>244.09</text:p>
          </table:table-cell>
          <table:table-cell office:value-type="float" office:value="2073.03" calcext:value-type="float">
            <text:p>2073.03</text:p>
          </table:table-cell>
          <table:table-cell office:value-type="float" office:value="2487.55" calcext:value-type="float">
            <text:p>2487.55</text:p>
          </table:table-cell>
        </table:table-row>
        <table:table-row table:style-name="ro1">
          <table:table-cell office:value-type="float" office:value="31406041" calcext:value-type="float">
            <text:p>31406041</text:p>
          </table:table-cell>
          <table:table-cell table:formula="of:=[.A1965]/1000/(60*60*24)" office:value-type="time" office:time-value="PT08H43M26.041S" calcext:value-type="time">
            <text:p>08:43:26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074.01" calcext:value-type="float">
            <text:p>2074.01</text:p>
          </table:table-cell>
          <table:table-cell office:value-type="float" office:value="2488.64" calcext:value-type="float">
            <text:p>2488.64</text:p>
          </table:table-cell>
        </table:table-row>
        <table:table-row table:style-name="ro1">
          <table:table-cell office:value-type="float" office:value="31422041" calcext:value-type="float">
            <text:p>31422041</text:p>
          </table:table-cell>
          <table:table-cell table:formula="of:=[.A1966]/1000/(60*60*24)" office:value-type="time" office:time-value="PT08H43M42.041S" calcext:value-type="time">
            <text:p>08:43:42</text:p>
          </table:table-cell>
          <table:table-cell office:value-type="float" office:value="1.11" calcext:value-type="float">
            <text:p>1.11</text:p>
          </table:table-cell>
          <table:table-cell office:value-type="float" office:value="219.4" calcext:value-type="float">
            <text:p>219.4</text:p>
          </table:table-cell>
          <table:table-cell office:value-type="float" office:value="242.65" calcext:value-type="float">
            <text:p>242.65</text:p>
          </table:table-cell>
          <table:table-cell office:value-type="float" office:value="2074.98" calcext:value-type="float">
            <text:p>2074.98</text:p>
          </table:table-cell>
          <table:table-cell office:value-type="float" office:value="2489.71" calcext:value-type="float">
            <text:p>2489.71</text:p>
          </table:table-cell>
        </table:table-row>
        <table:table-row table:style-name="ro1">
          <table:table-cell office:value-type="float" office:value="31438041" calcext:value-type="float">
            <text:p>31438041</text:p>
          </table:table-cell>
          <table:table-cell table:formula="of:=[.A1967]/1000/(60*60*24)" office:value-type="time" office:time-value="PT08H43M58.041S" calcext:value-type="time">
            <text:p>08:43:58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075.96" calcext:value-type="float">
            <text:p>2075.96</text:p>
          </table:table-cell>
          <table:table-cell office:value-type="float" office:value="2490.79" calcext:value-type="float">
            <text:p>2490.79</text:p>
          </table:table-cell>
        </table:table-row>
        <table:table-row table:style-name="ro1">
          <table:table-cell office:value-type="float" office:value="31454041" calcext:value-type="float">
            <text:p>31454041</text:p>
          </table:table-cell>
          <table:table-cell table:formula="of:=[.A1968]/1000/(60*60*24)" office:value-type="time" office:time-value="PT08H44M14.041S" calcext:value-type="time">
            <text:p>08:44:14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076.93" calcext:value-type="float">
            <text:p>2076.93</text:p>
          </table:table-cell>
          <table:table-cell office:value-type="float" office:value="2491.86" calcext:value-type="float">
            <text:p>2491.86</text:p>
          </table:table-cell>
        </table:table-row>
        <table:table-row table:style-name="ro1">
          <table:table-cell office:value-type="float" office:value="31470041" calcext:value-type="float">
            <text:p>31470041</text:p>
          </table:table-cell>
          <table:table-cell table:formula="of:=[.A1969]/1000/(60*60*24)" office:value-type="time" office:time-value="PT08H44M30.041S" calcext:value-type="time">
            <text:p>08:44:30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40.76" calcext:value-type="float">
            <text:p>240.76</text:p>
          </table:table-cell>
          <table:table-cell office:value-type="float" office:value="2077.9" calcext:value-type="float">
            <text:p>2077.9</text:p>
          </table:table-cell>
          <table:table-cell office:value-type="float" office:value="2492.93" calcext:value-type="float">
            <text:p>2492.93</text:p>
          </table:table-cell>
        </table:table-row>
        <table:table-row table:style-name="ro1">
          <table:table-cell office:value-type="float" office:value="31486041" calcext:value-type="float">
            <text:p>31486041</text:p>
          </table:table-cell>
          <table:table-cell table:formula="of:=[.A1970]/1000/(60*60*24)" office:value-type="time" office:time-value="PT08H44M46.041S" calcext:value-type="time">
            <text:p>08:44:46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078.87" calcext:value-type="float">
            <text:p>2078.87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31502041" calcext:value-type="float">
            <text:p>31502041</text:p>
          </table:table-cell>
          <table:table-cell table:formula="of:=[.A1971]/1000/(60*60*24)" office:value-type="time" office:time-value="PT08H45M02.041S" calcext:value-type="time">
            <text:p>08:45:02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079.84" calcext:value-type="float">
            <text:p>2079.84</text:p>
          </table:table-cell>
          <table:table-cell office:value-type="float" office:value="2495.06" calcext:value-type="float">
            <text:p>2495.06</text:p>
          </table:table-cell>
        </table:table-row>
        <table:table-row table:style-name="ro1">
          <table:table-cell office:value-type="float" office:value="31518041" calcext:value-type="float">
            <text:p>31518041</text:p>
          </table:table-cell>
          <table:table-cell table:formula="of:=[.A1972]/1000/(60*60*24)" office:value-type="time" office:time-value="PT08H45M18.041S" calcext:value-type="time">
            <text:p>08:45:18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080.81" calcext:value-type="float">
            <text:p>2080.81</text:p>
          </table:table-cell>
          <table:table-cell office:value-type="float" office:value="2496.12" calcext:value-type="float">
            <text:p>2496.12</text:p>
          </table:table-cell>
        </table:table-row>
        <table:table-row table:style-name="ro1">
          <table:table-cell office:value-type="float" office:value="31534041" calcext:value-type="float">
            <text:p>31534041</text:p>
          </table:table-cell>
          <table:table-cell table:formula="of:=[.A1973]/1000/(60*60*24)" office:value-type="time" office:time-value="PT08H45M34.041S" calcext:value-type="time">
            <text:p>08:45:34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081.77" calcext:value-type="float">
            <text:p>2081.77</text:p>
          </table:table-cell>
          <table:table-cell office:value-type="float" office:value="2497.18" calcext:value-type="float">
            <text:p>2497.18</text:p>
          </table:table-cell>
        </table:table-row>
        <table:table-row table:style-name="ro1">
          <table:table-cell office:value-type="float" office:value="31550041" calcext:value-type="float">
            <text:p>31550041</text:p>
          </table:table-cell>
          <table:table-cell table:formula="of:=[.A1974]/1000/(60*60*24)" office:value-type="time" office:time-value="PT08H45M50.041S" calcext:value-type="time">
            <text:p>08:45:50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082.74" calcext:value-type="float">
            <text:p>2082.74</text:p>
          </table:table-cell>
          <table:table-cell office:value-type="float" office:value="2498.23" calcext:value-type="float">
            <text:p>2498.23</text:p>
          </table:table-cell>
        </table:table-row>
        <table:table-row table:style-name="ro1">
          <table:table-cell office:value-type="float" office:value="31566041" calcext:value-type="float">
            <text:p>31566041</text:p>
          </table:table-cell>
          <table:table-cell table:formula="of:=[.A1975]/1000/(60*60*24)" office:value-type="time" office:time-value="PT08H46M06.041S" calcext:value-type="time">
            <text:p>08:46:06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4" calcext:value-type="float">
            <text:p>232.74</text:p>
          </table:table-cell>
          <table:table-cell office:value-type="float" office:value="2083.69" calcext:value-type="float">
            <text:p>2083.69</text:p>
          </table:table-cell>
          <table:table-cell office:value-type="float" office:value="2499.27" calcext:value-type="float">
            <text:p>2499.27</text:p>
          </table:table-cell>
        </table:table-row>
        <table:table-row table:style-name="ro1">
          <table:table-cell office:value-type="float" office:value="31582041" calcext:value-type="float">
            <text:p>31582041</text:p>
          </table:table-cell>
          <table:table-cell table:formula="of:=[.A1976]/1000/(60*60*24)" office:value-type="time" office:time-value="PT08H46M22.041S" calcext:value-type="time">
            <text:p>08:46:22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8" calcext:value-type="float">
            <text:p>230.68</text:p>
          </table:table-cell>
          <table:table-cell office:value-type="float" office:value="2084.65" calcext:value-type="float">
            <text:p>2084.65</text:p>
          </table:table-cell>
          <table:table-cell office:value-type="float" office:value="2500.3" calcext:value-type="float">
            <text:p>2500.3</text:p>
          </table:table-cell>
        </table:table-row>
        <table:table-row table:style-name="ro1">
          <table:table-cell office:value-type="float" office:value="31598041" calcext:value-type="float">
            <text:p>31598041</text:p>
          </table:table-cell>
          <table:table-cell table:formula="of:=[.A1977]/1000/(60*60*24)" office:value-type="time" office:time-value="PT08H46M38.041S" calcext:value-type="time">
            <text:p>08:46:38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7.43" calcext:value-type="float">
            <text:p>227.43</text:p>
          </table:table-cell>
          <table:table-cell office:value-type="float" office:value="2085.6" calcext:value-type="float">
            <text:p>2085.6</text:p>
          </table:table-cell>
          <table:table-cell office:value-type="float" office:value="2501.31" calcext:value-type="float">
            <text:p>2501.31</text:p>
          </table:table-cell>
        </table:table-row>
        <table:table-row table:style-name="ro1">
          <table:table-cell office:value-type="float" office:value="31614041" calcext:value-type="float">
            <text:p>31614041</text:p>
          </table:table-cell>
          <table:table-cell table:formula="of:=[.A1978]/1000/(60*60*24)" office:value-type="time" office:time-value="PT08H46M54.041S" calcext:value-type="time">
            <text:p>08:46:54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3.46" calcext:value-type="float">
            <text:p>223.46</text:p>
          </table:table-cell>
          <table:table-cell office:value-type="float" office:value="2086.54" calcext:value-type="float">
            <text:p>2086.54</text:p>
          </table:table-cell>
          <table:table-cell office:value-type="float" office:value="2502.32" calcext:value-type="float">
            <text:p>2502.32</text:p>
          </table:table-cell>
        </table:table-row>
        <table:table-row table:style-name="ro1">
          <table:table-cell office:value-type="float" office:value="31630041" calcext:value-type="float">
            <text:p>31630041</text:p>
          </table:table-cell>
          <table:table-cell table:formula="of:=[.A1979]/1000/(60*60*24)" office:value-type="time" office:time-value="PT08H47M10.041S" calcext:value-type="time">
            <text:p>08:47:10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85" calcext:value-type="float">
            <text:p>215.85</text:p>
          </table:table-cell>
          <table:table-cell office:value-type="float" office:value="2087.47" calcext:value-type="float">
            <text:p>2087.47</text:p>
          </table:table-cell>
          <table:table-cell office:value-type="float" office:value="2503.29" calcext:value-type="float">
            <text:p>2503.29</text:p>
          </table:table-cell>
        </table:table-row>
        <table:table-row table:style-name="ro1">
          <table:table-cell office:value-type="float" office:value="31646041" calcext:value-type="float">
            <text:p>31646041</text:p>
          </table:table-cell>
          <table:table-cell table:formula="of:=[.A1980]/1000/(60*60*24)" office:value-type="time" office:time-value="PT08H47M26.041S" calcext:value-type="time">
            <text:p>08:47:26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7.02" calcext:value-type="float">
            <text:p>207.02</text:p>
          </table:table-cell>
          <table:table-cell office:value-type="float" office:value="2088.38" calcext:value-type="float">
            <text:p>2088.38</text:p>
          </table:table-cell>
          <table:table-cell office:value-type="float" office:value="2504.23" calcext:value-type="float">
            <text:p>2504.23</text:p>
          </table:table-cell>
        </table:table-row>
        <table:table-row table:style-name="ro1">
          <table:table-cell office:value-type="float" office:value="31656041" calcext:value-type="float">
            <text:p>31656041</text:p>
          </table:table-cell>
          <table:table-cell table:formula="of:=[.A1981]/1000/(60*60*24)" office:value-type="time" office:time-value="PT08H47M36.041S" calcext:value-type="time">
            <text:p>08:47:36</text:p>
          </table:table-cell>
          <table:table-cell office:value-type="float" office:value="1" calcext:value-type="float">
            <text:p>1</text:p>
          </table:table-cell>
          <table:table-cell office:value-type="float" office:value="199.5" calcext:value-type="float">
            <text:p>199.5</text:p>
          </table:table-cell>
          <table:table-cell office:value-type="float" office:value="199.49" calcext:value-type="float">
            <text:p>199.49</text:p>
          </table:table-cell>
          <table:table-cell office:value-type="float" office:value="2088.94" calcext:value-type="float">
            <text:p>2088.94</text:p>
          </table:table-cell>
          <table:table-cell office:value-type="float" office:value="2504.8" calcext:value-type="float">
            <text:p>250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1:53:57.9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23:26.118000000</dc:date>
    <meta:editing-duration>PT22M27S</meta:editing-duration>
    <meta:editing-cycles>4</meta:editing-cycles>
    <meta:generator>LibreOffice/6.3.4.2$Windows_X86_64 LibreOffice_project/60da17e045e08f1793c57c00ba83cdfce946d0aa</meta:generator>
    <meta:document-statistic meta:table-count="1" meta:cell-count="1386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1cm" svg:height="15.169cm" xlink:href=".." xlink:type="simple" chart:class="chart:line" chart:style-name="ch1">
        <chart:title svg:x="11.384cm" svg:y="0.439cm" chart:style-name="ch2">
          <text:p>Conrad @ 5 Ohm #1</text:p>
        </chart:title>
        <chart:legend chart:legend-position="end" svg:x="24.556cm" svg:y="7.285cm" style:legend-expansion="high" chart:style-name="ch3"/>
        <chart:plot-area chart:style-name="ch4" table:cell-range-address="LOGGER00.B1:LOGGER00.C1981" chart:data-source-has-labels="both" svg:x="0.54cm" svg:y="1.521cm" svg:width="23.476cm" svg:height="13.345cm">
          <chartooo:coordinate-region svg:x="1.452cm" svg:y="1.521cm" svg:width="22.423cm" svg:height="12.017cm"/>
          <chart:axis chart:dimension="x" chart:name="primary-x" chart:style-name="ch5" chartooo:axis-type="auto">
            <chartooo:date-scale/>
            <chart:categories table:cell-range-address="LOGGER00.B2:LOGGER00.B19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981" chart:label-cell-address="LOGGER00.C1:LOGGER00.C1" chart:class="chart:line">
            <chart:data-point chart:repeated="19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981</svg:desc>
                </draw:g>
              </table:table-cell>
              <table:table-cell office:value-type="float" office:value="1.32">
                <text:p>1.32</text:p>
                <draw:g>
                  <svg:desc>LOGGER00.C2:LOGGER00.C1981</svg:desc>
                </draw:g>
              </table:table-cell>
            </table:table-row>
            <table:table-row>
              <table:table-cell office:value-type="float" office:value="0.000174085648148148">
                <text:p>0.0001740856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359270833333333">
                <text:p>0.0003592708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544456018518518">
                <text:p>0.000544456018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729641203703704">
                <text:p>0.000729641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914826388888889">
                <text:p>0.0009148263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10001157407407">
                <text:p>0.001100011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28519675925926">
                <text:p>0.001285196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47038194444444">
                <text:p>0.001470381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65556712962963">
                <text:p>0.001655567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84075231481481">
                <text:p>0.00184075231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0259375">
                <text:p>0.00202593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21112268518518">
                <text:p>0.002211122685185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39630787037037">
                <text:p>0.002396307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58149305555556">
                <text:p>0.00258149305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76667824074074">
                <text:p>0.0027666782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95186342592593">
                <text:p>0.0029518634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13704861111111">
                <text:p>0.0031370486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3222337962963">
                <text:p>0.00332223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50741898148148">
                <text:p>0.003507418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69260416666667">
                <text:p>0.0036926041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87778935185185">
                <text:p>0.0038777893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06297453703704">
                <text:p>0.0040629745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24815972222222">
                <text:p>0.004248159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43334490740741">
                <text:p>0.0044333449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61853009259259">
                <text:p>0.0046185300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80371527777778">
                <text:p>0.004803715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98890046296296">
                <text:p>0.0049889004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17408564814815">
                <text:p>0.0051740856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35927083333333">
                <text:p>0.005359270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54445601851852">
                <text:p>0.005544456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7296412037037">
                <text:p>0.00572964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91482638888889">
                <text:p>0.005914826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10001157407408">
                <text:p>0.0061000115740740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8519675925926">
                <text:p>0.006285196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038194444445">
                <text:p>0.006470381944444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5556712962963">
                <text:p>0.006655567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4075231481482">
                <text:p>0.0068407523148148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259375">
                <text:p>0.0070259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1112268518519">
                <text:p>0.0072111226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39630787037037">
                <text:p>0.00739630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8149305555556">
                <text:p>0.0075814930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6667824074074">
                <text:p>0.0077666782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95186342592593">
                <text:p>0.007951863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3704861111111">
                <text:p>0.008137048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3222337962963">
                <text:p>0.00832223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50741898148148">
                <text:p>0.008507418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69260416666667">
                <text:p>0.008692604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7778935185185">
                <text:p>0.008877789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6297453703704">
                <text:p>0.009062974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4815972222222">
                <text:p>0.009248159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3334490740741">
                <text:p>0.009433344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1853009259259">
                <text:p>0.009618530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0371527777778">
                <text:p>0.0098037152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8890046296296">
                <text:p>0.0099889004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740856481481">
                <text:p>0.01017408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592708333333">
                <text:p>0.01035927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444560185185">
                <text:p>0.01054445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296412037037">
                <text:p>0.010729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9148263888889">
                <text:p>0.01091482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00115740741">
                <text:p>0.011100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2851967592593">
                <text:p>0.011285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4703819444444">
                <text:p>0.01147038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6555671296296">
                <text:p>0.011655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8407523148148">
                <text:p>0.011840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0259375">
                <text:p>0.0120259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2111226851852">
                <text:p>0.012211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3963078703704">
                <text:p>0.012396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814930555556">
                <text:p>0.01258149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666782407407">
                <text:p>0.01276667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518634259259">
                <text:p>0.012951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370486111111">
                <text:p>0.013137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22337962963">
                <text:p>0.013322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074189814815">
                <text:p>0.013507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6926041666667">
                <text:p>0.013692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777893518519">
                <text:p>0.01387778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62974537037">
                <text:p>0.014062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481597222222">
                <text:p>0.01424815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333449074074">
                <text:p>0.014433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185300925926">
                <text:p>0.01461853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037152777778">
                <text:p>0.01480371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988900462963">
                <text:p>0.01498890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1740856481481">
                <text:p>0.01517408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3592708333333">
                <text:p>0.01535927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5444560185185">
                <text:p>0.01554445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7296412037037">
                <text:p>0.015729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9148263888889">
                <text:p>0.01591482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1000115740741">
                <text:p>0.016100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2851967592593">
                <text:p>0.016285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4703819444444">
                <text:p>0.01647038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6555671296296">
                <text:p>0.016655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8407523148148">
                <text:p>0.016840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0259375">
                <text:p>0.0170259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2111226851852">
                <text:p>0.017211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3963078703704">
                <text:p>0.017396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5814930555556">
                <text:p>0.01758149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7666782407407">
                <text:p>0.017766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18634259259">
                <text:p>0.017951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1370486111111">
                <text:p>0.018137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222337962963">
                <text:p>0.018322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074189814815">
                <text:p>0.018507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6926041666667">
                <text:p>0.018692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777893518519">
                <text:p>0.018877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062974537037">
                <text:p>0.019062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2481597222222">
                <text:p>0.019248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4333449074074">
                <text:p>0.019433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6185300925926">
                <text:p>0.019618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8037152777778">
                <text:p>0.019803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988900462963">
                <text:p>0.019988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1740856481481">
                <text:p>0.02017408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3592708333333">
                <text:p>0.020359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5444560185185">
                <text:p>0.020544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7296412037037">
                <text:p>0.020729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9148263888889">
                <text:p>0.020914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1000115740741">
                <text:p>0.021100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2851967592593">
                <text:p>0.021285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4703819444444">
                <text:p>0.021470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6555671296296">
                <text:p>0.021655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8407523148148">
                <text:p>0.02184075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0259375">
                <text:p>0.022025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2111226851852">
                <text:p>0.022211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3963078703704">
                <text:p>0.022396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5814930555556">
                <text:p>0.022581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7666782407407">
                <text:p>0.022766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9518634259259">
                <text:p>0.022951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1370486111111">
                <text:p>0.023137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3222337962963">
                <text:p>0.023322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074189814815">
                <text:p>0.023507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6926041666667">
                <text:p>0.023692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8777893518519">
                <text:p>0.023877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62974537037">
                <text:p>0.024062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2481597222222">
                <text:p>0.024248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4333449074074">
                <text:p>0.024433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6185300925926">
                <text:p>0.024618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8037152777778">
                <text:p>0.024803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988900462963">
                <text:p>0.024988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1740856481481">
                <text:p>0.025174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3592708333333">
                <text:p>0.025359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5444560185185">
                <text:p>0.025544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7296412037037">
                <text:p>0.025729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9148263888889">
                <text:p>0.025914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1000115740741">
                <text:p>0.026100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2851967592593">
                <text:p>0.026285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4703819444444">
                <text:p>0.026470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6555671296296">
                <text:p>0.026655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8407523148148">
                <text:p>0.026840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0259375">
                <text:p>0.027025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2111226851852">
                <text:p>0.027211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3963078703704">
                <text:p>0.027396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5814930555556">
                <text:p>0.027581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7666782407407">
                <text:p>0.027766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9518634259259">
                <text:p>0.027951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1370486111111">
                <text:p>0.028137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3222337962963">
                <text:p>0.028322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5074189814815">
                <text:p>0.028507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6926041666667">
                <text:p>0.028692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8777893518519">
                <text:p>0.028877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062974537037">
                <text:p>0.029062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2481597222222">
                <text:p>0.029248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4333449074074">
                <text:p>0.029433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185300925926">
                <text:p>0.029618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8037152777778">
                <text:p>0.029803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988900462963">
                <text:p>0.029988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1740856481481">
                <text:p>0.030174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3592708333333">
                <text:p>0.030359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444560185185">
                <text:p>0.030544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296412037037">
                <text:p>0.030729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148263888889">
                <text:p>0.030914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00115740741">
                <text:p>0.031100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851967592593">
                <text:p>0.031285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03819444444">
                <text:p>0.031470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555671296296">
                <text:p>0.031655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07523148148">
                <text:p>0.031840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259375">
                <text:p>0.032025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11226851852">
                <text:p>0.032211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3963078703704">
                <text:p>0.032396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14930555556">
                <text:p>0.032581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666782407407">
                <text:p>0.032766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518634259259">
                <text:p>0.032951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370486111111">
                <text:p>0.033137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222337962963">
                <text:p>0.033322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074189814815">
                <text:p>0.033507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6926041666667">
                <text:p>0.033692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777893518519">
                <text:p>0.03387778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62974537037">
                <text:p>0.034062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481597222222">
                <text:p>0.034248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333449074074">
                <text:p>0.034433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185300925926">
                <text:p>0.034618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037152777778">
                <text:p>0.034803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88900462963">
                <text:p>0.034988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740856481481">
                <text:p>0.03517408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3592708333333">
                <text:p>0.035359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5444560185185">
                <text:p>0.035544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7296412037037">
                <text:p>0.035729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9148263888889">
                <text:p>0.035914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1000115740741">
                <text:p>0.036100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2851967592593">
                <text:p>0.036285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4703819444444">
                <text:p>0.036470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6555671296296">
                <text:p>0.036655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8407523148148">
                <text:p>0.036840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0259375">
                <text:p>0.037025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2111226851852">
                <text:p>0.037211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3963078703704">
                <text:p>0.037396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5814930555556">
                <text:p>0.037581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7666782407407">
                <text:p>0.037766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9518634259259">
                <text:p>0.037951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1370486111111">
                <text:p>0.038137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3222337962963">
                <text:p>0.038322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5074189814815">
                <text:p>0.038507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6926041666667">
                <text:p>0.038692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8777893518519">
                <text:p>0.03887778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062974537037">
                <text:p>0.039062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2481597222222">
                <text:p>0.039248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4333449074074">
                <text:p>0.039433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6185300925926">
                <text:p>0.039618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8037152777778">
                <text:p>0.039803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988900462963">
                <text:p>0.039988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1740856481482">
                <text:p>0.040174085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3592708333333">
                <text:p>0.040359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5444560185185">
                <text:p>0.040544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7296412037037">
                <text:p>0.040729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9148263888889">
                <text:p>0.040914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1000115740741">
                <text:p>0.041100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2851967592593">
                <text:p>0.041285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4703819444445">
                <text:p>0.041470381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6555671296296">
                <text:p>0.041655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8407523148148">
                <text:p>0.041840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259375">
                <text:p>0.042025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111226851852">
                <text:p>0.042211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3963078703704">
                <text:p>0.042396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814930555556">
                <text:p>0.042581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7666782407407">
                <text:p>0.042766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518634259259">
                <text:p>0.042951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370486111111">
                <text:p>0.043137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222337962963">
                <text:p>0.043322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5074189814815">
                <text:p>0.043507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6926041666667">
                <text:p>0.043692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8777893518519">
                <text:p>0.04387778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62974537037">
                <text:p>0.044062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2481597222222">
                <text:p>0.044248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4333449074074">
                <text:p>0.044433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6185300925926">
                <text:p>0.044618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037152777778">
                <text:p>0.044803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988900462963">
                <text:p>0.044988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1740856481482">
                <text:p>0.04517408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3592708333333">
                <text:p>0.045359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5444560185185">
                <text:p>0.045544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7296412037037">
                <text:p>0.045729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9148263888889">
                <text:p>0.045914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1000115740741">
                <text:p>0.046100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2851967592593">
                <text:p>0.046285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4703819444445">
                <text:p>0.04647038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6555671296296">
                <text:p>0.046655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8407523148148">
                <text:p>0.046840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0259375">
                <text:p>0.047025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2111226851852">
                <text:p>0.047211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3963078703704">
                <text:p>0.047396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5814930555556">
                <text:p>0.047581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666782407407">
                <text:p>0.047766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9518634259259">
                <text:p>0.047951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1370486111111">
                <text:p>0.048137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3222337962963">
                <text:p>0.048322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5074189814815">
                <text:p>0.048507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6926041666667">
                <text:p>0.048692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8777893518519">
                <text:p>0.0488777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062974537037">
                <text:p>0.049062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2481597222222">
                <text:p>0.049248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4333449074074">
                <text:p>0.049433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6185300925926">
                <text:p>0.049618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8037152777778">
                <text:p>0.049803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988900462963">
                <text:p>0.049988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1740856481482">
                <text:p>0.05017408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3592708333333">
                <text:p>0.050359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5444560185185">
                <text:p>0.050544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7296412037037">
                <text:p>0.050729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9148263888889">
                <text:p>0.050914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1000115740741">
                <text:p>0.051100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2851967592593">
                <text:p>0.051285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4703819444445">
                <text:p>0.05147038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6555671296296">
                <text:p>0.051655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8407523148148">
                <text:p>0.051840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0259375">
                <text:p>0.052025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2111226851852">
                <text:p>0.052211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3963078703704">
                <text:p>0.052396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5814930555556">
                <text:p>0.05258149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7666782407407">
                <text:p>0.052766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9518634259259">
                <text:p>0.052951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1370486111111">
                <text:p>0.053137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3222337962963">
                <text:p>0.053322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5074189814815">
                <text:p>0.053507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6926041666667">
                <text:p>0.053692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8777893518519">
                <text:p>0.0538777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062974537037">
                <text:p>0.054062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2481597222222">
                <text:p>0.054248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4333449074074">
                <text:p>0.054433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6185300925926">
                <text:p>0.054618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8037152777778">
                <text:p>0.054803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988900462963">
                <text:p>0.054988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1740856481482">
                <text:p>0.05517408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3592708333333">
                <text:p>0.055359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5444560185185">
                <text:p>0.055544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7296412037037">
                <text:p>0.055729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9148263888889">
                <text:p>0.055914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1000115740741">
                <text:p>0.056100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2851967592593">
                <text:p>0.056285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4703819444445">
                <text:p>0.05647038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6555671296296">
                <text:p>0.056655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8407523148148">
                <text:p>0.056840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0259375">
                <text:p>0.057025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2111226851852">
                <text:p>0.057211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3963078703704">
                <text:p>0.057396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5814930555556">
                <text:p>0.05758149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7666782407407">
                <text:p>0.057766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18634259259">
                <text:p>0.057951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1370486111111">
                <text:p>0.058137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3222337962963">
                <text:p>0.058322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5074189814815">
                <text:p>0.058507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6926041666667">
                <text:p>0.058692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777893518519">
                <text:p>0.0588777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062974537037">
                <text:p>0.059062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481597222222">
                <text:p>0.059248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333449074074">
                <text:p>0.059433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6185300925926">
                <text:p>0.059618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037152777778">
                <text:p>0.059803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88900462963">
                <text:p>0.059988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40856481482">
                <text:p>0.06017408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3592708333333">
                <text:p>0.060359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5444560185185">
                <text:p>0.060544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296412037037">
                <text:p>0.060729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148263888889">
                <text:p>0.060914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1000115740741">
                <text:p>0.061100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851967592593">
                <text:p>0.061285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03819444444">
                <text:p>0.061470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555671296296">
                <text:p>0.061655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8407523148148">
                <text:p>0.061840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259375">
                <text:p>0.062025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11226851852">
                <text:p>0.062211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3963078703704">
                <text:p>0.062396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14930555556">
                <text:p>0.062581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666782407407">
                <text:p>0.062766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518634259259">
                <text:p>0.062951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370486111111">
                <text:p>0.063137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222337962963">
                <text:p>0.063322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074189814815">
                <text:p>0.063507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810300925926">
                <text:p>0.063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662152777778">
                <text:p>0.063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51400462963">
                <text:p>0.064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365856481481">
                <text:p>0.0642365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217708333333">
                <text:p>0.064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069560185185">
                <text:p>0.064606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7921412037037">
                <text:p>0.06479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773263888889">
                <text:p>0.06497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625115740741">
                <text:p>0.0651625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476967592593">
                <text:p>0.06534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328819444444">
                <text:p>0.0655328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180671296296">
                <text:p>0.0657180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032523148148">
                <text:p>0.065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0884375">
                <text:p>0.06608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736226851852">
                <text:p>0.066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588078703704">
                <text:p>0.06645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439930555556">
                <text:p>0.0666439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291782407407">
                <text:p>0.066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143518518519">
                <text:p>0.06701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1995486111111">
                <text:p>0.06719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3847337962963">
                <text:p>0.06738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699074074074">
                <text:p>0.06756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551041666667">
                <text:p>0.067755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402893518519">
                <text:p>0.0679402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25474537037">
                <text:p>0.06812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106597222222">
                <text:p>0.06831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4958449074074">
                <text:p>0.06849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810300925926">
                <text:p>0.068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662152777778">
                <text:p>0.068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51400462963">
                <text:p>0.069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365856481482">
                <text:p>0.0692365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217708333333">
                <text:p>0.069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069560185185">
                <text:p>0.069606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7921412037037">
                <text:p>0.06979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773263888889">
                <text:p>0.06997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625115740741">
                <text:p>0.0701625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476967592593">
                <text:p>0.07034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328819444445">
                <text:p>0.07053288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180671296296">
                <text:p>0.0707180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032523148148">
                <text:p>0.070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0884375">
                <text:p>0.07108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736226851852">
                <text:p>0.071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588078703704">
                <text:p>0.07145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439930555556">
                <text:p>0.0716439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291782407407">
                <text:p>0.071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143634259259">
                <text:p>0.0720143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1995486111111">
                <text:p>0.07219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3847337962963">
                <text:p>0.07238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699189814815">
                <text:p>0.07256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551041666667">
                <text:p>0.072755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402893518519">
                <text:p>0.0729402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25474537037">
                <text:p>0.07312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106597222222">
                <text:p>0.07331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4958449074074">
                <text:p>0.07349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810300925926">
                <text:p>0.073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662152777778">
                <text:p>0.073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51400462963">
                <text:p>0.074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365856481482">
                <text:p>0.0742365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217708333333">
                <text:p>0.074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069560185185">
                <text:p>0.074606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7921412037037">
                <text:p>0.07479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773263888889">
                <text:p>0.07497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625115740741">
                <text:p>0.0751625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476967592593">
                <text:p>0.07534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328819444445">
                <text:p>0.07553288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180671296296">
                <text:p>0.0757180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032523148148">
                <text:p>0.075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0884375">
                <text:p>0.07608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736226851852">
                <text:p>0.076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588078703704">
                <text:p>0.07645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439930555556">
                <text:p>0.0766439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291782407407">
                <text:p>0.076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143634259259">
                <text:p>0.0770143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1995486111111">
                <text:p>0.07719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3847337962963">
                <text:p>0.07738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699189814815">
                <text:p>0.07756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551041666667">
                <text:p>0.077755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402893518518">
                <text:p>0.0779402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25474537037">
                <text:p>0.07812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106597222222">
                <text:p>0.07831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4958449074074">
                <text:p>0.07849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810300925926">
                <text:p>0.078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662152777778">
                <text:p>0.078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51400462963">
                <text:p>0.079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365856481481">
                <text:p>0.0792365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217708333333">
                <text:p>0.079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069560185185">
                <text:p>0.079606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7921412037037">
                <text:p>0.07979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773263888889">
                <text:p>0.07997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625115740741">
                <text:p>0.0801625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476967592593">
                <text:p>0.08034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328819444444">
                <text:p>0.0805328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180671296296">
                <text:p>0.0807180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032523148148">
                <text:p>0.080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0884375">
                <text:p>0.08108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736226851852">
                <text:p>0.081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588078703704">
                <text:p>0.08145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439930555556">
                <text:p>0.0816439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8291782407407">
                <text:p>0.081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143634259259">
                <text:p>0.0820143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1995486111111">
                <text:p>0.08219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3847337962963">
                <text:p>0.08238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699189814815">
                <text:p>0.08256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551041666667">
                <text:p>0.082755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402893518519">
                <text:p>0.0829402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25474537037">
                <text:p>0.08312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106597222222">
                <text:p>0.08331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4958449074074">
                <text:p>0.08349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6810300925926">
                <text:p>0.083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662152777778">
                <text:p>0.083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51400462963">
                <text:p>0.084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365856481482">
                <text:p>0.0842365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217708333333">
                <text:p>0.084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069560185185">
                <text:p>0.084606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7921412037037">
                <text:p>0.08479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773263888889">
                <text:p>0.08497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625">
                <text:p>0.0851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476967592593">
                <text:p>0.08534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328819444445">
                <text:p>0.08553288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180671296296">
                <text:p>0.0857180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032523148148">
                <text:p>0.085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0884375">
                <text:p>0.08608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736226851852">
                <text:p>0.086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588078703704">
                <text:p>0.08645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439930555556">
                <text:p>0.0866439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8291782407407">
                <text:p>0.086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143634259259">
                <text:p>0.0870143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1995486111111">
                <text:p>0.08719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3847337962963">
                <text:p>0.08738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5699189814815">
                <text:p>0.08756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551041666667">
                <text:p>0.087755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402893518519">
                <text:p>0.0879402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125462962963">
                <text:p>0.08812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106597222222">
                <text:p>0.08831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4958449074074">
                <text:p>0.08849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6810300925926">
                <text:p>0.088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662152777778">
                <text:p>0.088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51400462963">
                <text:p>0.089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2365740740741">
                <text:p>0.08923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4217708333333">
                <text:p>0.089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069560185185">
                <text:p>0.089606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7921412037037">
                <text:p>0.089792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773263888889">
                <text:p>0.08997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625115740741">
                <text:p>0.0901625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3476967592593">
                <text:p>0.0903476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328819444445">
                <text:p>0.09053288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7180671296296">
                <text:p>0.0907180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032523148148">
                <text:p>0.090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0884375">
                <text:p>0.091088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736226851852">
                <text:p>0.091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588078703704">
                <text:p>0.09145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6439930555556">
                <text:p>0.0916439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291782407407">
                <text:p>0.091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143634259259">
                <text:p>0.0920143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1995486111111">
                <text:p>0.09219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3847337962963">
                <text:p>0.09238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699189814815">
                <text:p>0.09256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550925925926">
                <text:p>0.09275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402893518519">
                <text:p>0.0929402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25474537037">
                <text:p>0.09312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3106597222222">
                <text:p>0.0933106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4958449074074">
                <text:p>0.093495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6810300925926">
                <text:p>0.093681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8662152777778">
                <text:p>0.093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051400462963">
                <text:p>0.094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365856481482">
                <text:p>0.0942365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217708333333">
                <text:p>0.0944217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069560185185">
                <text:p>0.0946069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7921412037037">
                <text:p>0.0947921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773263888889">
                <text:p>0.0949773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625115740741">
                <text:p>0.0951625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476967592592">
                <text:p>0.095347696759259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328819444444">
                <text:p>0.0955328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180671296296">
                <text:p>0.0957180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032523148148">
                <text:p>0.0959032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0884375">
                <text:p>0.096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736226851852">
                <text:p>0.096273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588078703704">
                <text:p>0.0964588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439930555555">
                <text:p>0.0966439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291782407407">
                <text:p>0.09682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143634259259">
                <text:p>0.0970143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1995486111111">
                <text:p>0.0971995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847337962963">
                <text:p>0.0973847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699189814815">
                <text:p>0.09756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7551041666667">
                <text:p>0.0977551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02893518518">
                <text:p>0.0979402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25474537037">
                <text:p>0.09812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106597222222">
                <text:p>0.09831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4958449074074">
                <text:p>0.0984958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810300925926">
                <text:p>0.0986810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662152777778">
                <text:p>0.098866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51400462963">
                <text:p>0.09905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365856481481">
                <text:p>0.0992365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217708333333">
                <text:p>0.099421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069444444445">
                <text:p>0.0996069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7921412037037">
                <text:p>0.0997921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773263888889">
                <text:p>0.0999773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62511574074">
                <text:p>0.100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47696759259">
                <text:p>0.100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32881944444">
                <text:p>0.100532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1806712963">
                <text:p>0.10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03252314815">
                <text:p>0.100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884375">
                <text:p>0.101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73622685185">
                <text:p>0.101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5880787037">
                <text:p>0.101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43993055556">
                <text:p>0.101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29178240741">
                <text:p>0.101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14363425926">
                <text:p>0.102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199548611111">
                <text:p>0.102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84733796296">
                <text:p>0.102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69918981481">
                <text:p>0.102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55104166667">
                <text:p>0.102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0289351852">
                <text:p>0.102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25474537037">
                <text:p>0.103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0659722222">
                <text:p>0.103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495844907407">
                <text:p>0.103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81030092593">
                <text:p>0.103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66215277778">
                <text:p>0.103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51400462963">
                <text:p>0.104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36574074074">
                <text:p>0.10423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21770833333">
                <text:p>0.104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06956018519">
                <text:p>0.104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792141203704">
                <text:p>0.10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77326388889">
                <text:p>0.104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62511574074">
                <text:p>0.105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47696759259">
                <text:p>0.105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32881944444">
                <text:p>0.105532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18055555556">
                <text:p>0.10571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03252314815">
                <text:p>0.105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0884375">
                <text:p>0.106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73622685185">
                <text:p>0.106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5880787037">
                <text:p>0.106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43993055556">
                <text:p>0.106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29178240741">
                <text:p>0.106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14363425926">
                <text:p>0.107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199548611111">
                <text:p>0.107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384733796296">
                <text:p>0.107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69918981481">
                <text:p>0.107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55092592593">
                <text:p>0.10775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40289351852">
                <text:p>0.107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25474537037">
                <text:p>0.108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10659722222">
                <text:p>0.108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495844907407">
                <text:p>0.108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81030092593">
                <text:p>0.108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66215277778">
                <text:p>0.108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51400462963">
                <text:p>0.109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36585648148">
                <text:p>0.109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21770833333">
                <text:p>0.109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06956018519">
                <text:p>0.109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792141203704">
                <text:p>0.109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77326388889">
                <text:p>0.109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62511574074">
                <text:p>0.110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47685185185">
                <text:p>0.11034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32881944444">
                <text:p>0.110532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1806712963">
                <text:p>0.11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03252314815">
                <text:p>0.110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0884375">
                <text:p>0.111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73622685185">
                <text:p>0.111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5880787037">
                <text:p>0.111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43993055556">
                <text:p>0.111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29178240741">
                <text:p>0.111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14363425926">
                <text:p>0.112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199548611111">
                <text:p>0.112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84733796296">
                <text:p>0.112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69918981481">
                <text:p>0.112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755104166667">
                <text:p>0.112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940289351852">
                <text:p>0.112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25474537037">
                <text:p>0.113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10659722222">
                <text:p>0.113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495844907407">
                <text:p>0.113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81030092593">
                <text:p>0.113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66215277778">
                <text:p>0.113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51400462963">
                <text:p>0.114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36585648148">
                <text:p>0.114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21770833333">
                <text:p>0.114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06956018519">
                <text:p>0.114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792141203704">
                <text:p>0.11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77326388889">
                <text:p>0.114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62511574074">
                <text:p>0.115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47696759259">
                <text:p>0.115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32881944444">
                <text:p>0.115532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1806712963">
                <text:p>0.115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03252314815">
                <text:p>0.115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0884375">
                <text:p>0.116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73622685185">
                <text:p>0.116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5880787037">
                <text:p>0.116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43993055556">
                <text:p>0.116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29178240741">
                <text:p>0.116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14363425926">
                <text:p>0.117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199548611111">
                <text:p>0.117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384733796296">
                <text:p>0.117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569918981481">
                <text:p>0.117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55104166667">
                <text:p>0.117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40289351852">
                <text:p>0.117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25474537037">
                <text:p>0.118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10659722222">
                <text:p>0.118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495844907407">
                <text:p>0.118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81030092593">
                <text:p>0.118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66215277778">
                <text:p>0.118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51400462963">
                <text:p>0.119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36585648148">
                <text:p>0.119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21770833333">
                <text:p>0.119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06956018519">
                <text:p>0.119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792141203704">
                <text:p>0.119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77326388889">
                <text:p>0.119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62511574074">
                <text:p>0.120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47696759259">
                <text:p>0.120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32881944444">
                <text:p>0.120532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1806712963">
                <text:p>0.12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03252314815">
                <text:p>0.120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0884375">
                <text:p>0.121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73622685185">
                <text:p>0.121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5880787037">
                <text:p>0.121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43993055556">
                <text:p>0.121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29178240741">
                <text:p>0.121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14363425926">
                <text:p>0.122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199548611111">
                <text:p>0.122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384733796296">
                <text:p>0.122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69918981481">
                <text:p>0.122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55104166667">
                <text:p>0.122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40289351852">
                <text:p>0.122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25474537037">
                <text:p>0.123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10659722222">
                <text:p>0.123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495844907407">
                <text:p>0.123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81030092593">
                <text:p>0.123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66215277778">
                <text:p>0.123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51400462963">
                <text:p>0.124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236585648148">
                <text:p>0.124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21770833333">
                <text:p>0.124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06956018519">
                <text:p>0.124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792141203704">
                <text:p>0.12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77326388889">
                <text:p>0.124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62511574074">
                <text:p>0.125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47696759259">
                <text:p>0.125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32881944444">
                <text:p>0.125532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1806712963">
                <text:p>0.125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03252314815">
                <text:p>0.125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0884375">
                <text:p>0.126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73622685185">
                <text:p>0.126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5880787037">
                <text:p>0.126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643993055556">
                <text:p>0.126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29178240741">
                <text:p>0.126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014363425926">
                <text:p>0.127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199548611111">
                <text:p>0.127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384733796296">
                <text:p>0.127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69918981481">
                <text:p>0.127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755104166667">
                <text:p>0.127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40289351852">
                <text:p>0.127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25474537037">
                <text:p>0.128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10659722222">
                <text:p>0.128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495844907407">
                <text:p>0.128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681030092593">
                <text:p>0.128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66215277778">
                <text:p>0.128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051400462963">
                <text:p>0.129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36585648148">
                <text:p>0.129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21770833333">
                <text:p>0.129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06956018519">
                <text:p>0.129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792141203704">
                <text:p>0.129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77326388889">
                <text:p>0.129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62511574074">
                <text:p>0.130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347696759259">
                <text:p>0.130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53287037037">
                <text:p>0.13053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1806712963">
                <text:p>0.13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03252314815">
                <text:p>0.130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0884375">
                <text:p>0.131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73622685185">
                <text:p>0.131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5880787037">
                <text:p>0.131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43993055556">
                <text:p>0.131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829178240741">
                <text:p>0.131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14363425926">
                <text:p>0.132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199548611111">
                <text:p>0.132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384733796296">
                <text:p>0.132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569918981481">
                <text:p>0.132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755104166667">
                <text:p>0.132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940289351852">
                <text:p>0.132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25474537037">
                <text:p>0.133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310659722222">
                <text:p>0.133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495844907407">
                <text:p>0.133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81030092593">
                <text:p>0.133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66215277778">
                <text:p>0.133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051400462963">
                <text:p>0.134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236585648148">
                <text:p>0.134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21770833333">
                <text:p>0.134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606956018519">
                <text:p>0.134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792141203704">
                <text:p>0.13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977326388889">
                <text:p>0.134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162511574074">
                <text:p>0.135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347696759259">
                <text:p>0.135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532881944444">
                <text:p>0.135532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71806712963">
                <text:p>0.135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903252314815">
                <text:p>0.135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0884375">
                <text:p>0.136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73622685185">
                <text:p>0.136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5880787037">
                <text:p>0.136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643993055556">
                <text:p>0.136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829178240741">
                <text:p>0.136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14363425926">
                <text:p>0.137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199548611111">
                <text:p>0.137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384733796296">
                <text:p>0.137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569918981481">
                <text:p>0.137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55104166667">
                <text:p>0.137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940289351852">
                <text:p>0.137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125474537037">
                <text:p>0.138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10659722222">
                <text:p>0.138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495844907407">
                <text:p>0.138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81030092593">
                <text:p>0.138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66215277778">
                <text:p>0.138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051400462963">
                <text:p>0.139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236585648148">
                <text:p>0.139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21770833333">
                <text:p>0.139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06956018519">
                <text:p>0.139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792141203704">
                <text:p>0.139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977326388889">
                <text:p>0.13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62511574074">
                <text:p>0.140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347696759259">
                <text:p>0.14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32881944444">
                <text:p>0.14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1806712963">
                <text:p>0.14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903240740741">
                <text:p>0.14090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0884375">
                <text:p>0.141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273622685185">
                <text:p>0.141273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5880787037">
                <text:p>0.14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43993055556">
                <text:p>0.141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29178240741">
                <text:p>0.14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14363425926">
                <text:p>0.14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199548611111">
                <text:p>0.142199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384733796296">
                <text:p>0.142384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569918981481">
                <text:p>0.14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55104166667">
                <text:p>0.142755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940289351852">
                <text:p>0.142940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125474537037">
                <text:p>0.14312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10659722222">
                <text:p>0.143310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495844907407">
                <text:p>0.143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681030092593">
                <text:p>0.143681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866215277778">
                <text:p>0.14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51400462963">
                <text:p>0.144051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36585648148">
                <text:p>0.144236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421770833333">
                <text:p>0.144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606956018519">
                <text:p>0.14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792141203704">
                <text:p>0.14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977326388889">
                <text:p>0.144977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162511574074">
                <text:p>0.145162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47696759259">
                <text:p>0.145347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32881944444">
                <text:p>0.14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1806712963">
                <text:p>0.14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03252314815">
                <text:p>0.14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884375">
                <text:p>0.14608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73622685185">
                <text:p>0.14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5880787037">
                <text:p>0.14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43993055556">
                <text:p>0.14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29178240741">
                <text:p>0.146829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014363425926">
                <text:p>0.147014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199548611111">
                <text:p>0.14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84733796296">
                <text:p>0.14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69918981481">
                <text:p>0.14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55104166667">
                <text:p>0.14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0289351852">
                <text:p>0.14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25462962963">
                <text:p>0.14812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0659722222">
                <text:p>0.14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495844907407">
                <text:p>0.14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81030092593">
                <text:p>0.14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66203703704">
                <text:p>0.14886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51400462963">
                <text:p>0.14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36585648148">
                <text:p>0.14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21770833333">
                <text:p>0.14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06956018519">
                <text:p>0.14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792141203704">
                <text:p>0.149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977326388889">
                <text:p>0.14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62511574074">
                <text:p>0.15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47696759259">
                <text:p>0.15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32881944444">
                <text:p>0.15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1806712963">
                <text:p>0.15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03252314815">
                <text:p>0.15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884375">
                <text:p>0.15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73622685185">
                <text:p>0.15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5880787037">
                <text:p>0.151458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43993055556">
                <text:p>0.151643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29178240741">
                <text:p>0.15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14363425926">
                <text:p>0.15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199548611111">
                <text:p>0.15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84733796296">
                <text:p>0.15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69918981481">
                <text:p>0.152569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55104166667">
                <text:p>0.15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0289351852">
                <text:p>0.15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25474537037">
                <text:p>0.15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0659722222">
                <text:p>0.15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495844907407">
                <text:p>0.153495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81030092593">
                <text:p>0.15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66215277778">
                <text:p>0.153866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51400462963">
                <text:p>0.15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36585648148">
                <text:p>0.15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21770833333">
                <text:p>0.154421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06956018519">
                <text:p>0.154606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792141203704">
                <text:p>0.15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77326388889">
                <text:p>0.15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62511574074">
                <text:p>0.15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47696759259">
                <text:p>0.15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32881944444">
                <text:p>0.15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1806712963">
                <text:p>0.15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03252314815">
                <text:p>0.155903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884375">
                <text:p>0.15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73622685185">
                <text:p>0.15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5880787037">
                <text:p>0.15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43993055556">
                <text:p>0.15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29178240741">
                <text:p>0.15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14363425926">
                <text:p>0.15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199548611111">
                <text:p>0.15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84733796296">
                <text:p>0.15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69918981481">
                <text:p>0.15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55104166667">
                <text:p>0.15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0289351852">
                <text:p>0.15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25474537037">
                <text:p>0.158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0659722222">
                <text:p>0.15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495844907407">
                <text:p>0.15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81030092593">
                <text:p>0.15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66215277778">
                <text:p>0.15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1400462963">
                <text:p>0.15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36585648148">
                <text:p>0.15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1770833333">
                <text:p>0.15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06956018519">
                <text:p>0.15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792141203704">
                <text:p>0.15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77326388889">
                <text:p>0.15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2511574074">
                <text:p>0.16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47696759259">
                <text:p>0.16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2881944444">
                <text:p>0.16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1806712963">
                <text:p>0.160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03252314815">
                <text:p>0.16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884375">
                <text:p>0.16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3622685185">
                <text:p>0.16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5880787037">
                <text:p>0.16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3993055556">
                <text:p>0.161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29178240741">
                <text:p>0.16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4363425926">
                <text:p>0.16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199548611111">
                <text:p>0.16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4733796296">
                <text:p>0.16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69918981481">
                <text:p>0.16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55104166667">
                <text:p>0.16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0289351852">
                <text:p>0.16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25474537037">
                <text:p>0.16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0659722222">
                <text:p>0.16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495844907407">
                <text:p>0.16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1030092593">
                <text:p>0.16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66215277778">
                <text:p>0.16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1400462963">
                <text:p>0.16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36585648148">
                <text:p>0.16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1770833333">
                <text:p>0.16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06956018519">
                <text:p>0.16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2141203704">
                <text:p>0.164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77326388889">
                <text:p>0.16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2511574074">
                <text:p>0.16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47696759259">
                <text:p>0.16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2881944444">
                <text:p>0.16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1806712963">
                <text:p>0.16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3252314815">
                <text:p>0.16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884375">
                <text:p>0.16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3622685185">
                <text:p>0.16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5880787037">
                <text:p>0.16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3993055556">
                <text:p>0.16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29178240741">
                <text:p>0.16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4363425926">
                <text:p>0.16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199548611111">
                <text:p>0.16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84733796296">
                <text:p>0.16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69918981481">
                <text:p>0.16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55104166667">
                <text:p>0.16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0289351852">
                <text:p>0.16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25474537037">
                <text:p>0.168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0659722222">
                <text:p>0.16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495844907407">
                <text:p>0.16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1030092593">
                <text:p>0.16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66215277778">
                <text:p>0.16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1400462963">
                <text:p>0.16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36585648148">
                <text:p>0.16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1770833333">
                <text:p>0.16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06956018519">
                <text:p>0.16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2141203704">
                <text:p>0.16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77326388889">
                <text:p>0.16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2511574074">
                <text:p>0.17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47696759259">
                <text:p>0.17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32881944444">
                <text:p>0.17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1806712963">
                <text:p>0.170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03252314815">
                <text:p>0.17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884375">
                <text:p>0.17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73622685185">
                <text:p>0.17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5880787037">
                <text:p>0.17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43993055556">
                <text:p>0.171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29178240741">
                <text:p>0.17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14363425926">
                <text:p>0.17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199548611111">
                <text:p>0.17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84733796296">
                <text:p>0.17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69918981481">
                <text:p>0.17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55104166667">
                <text:p>0.17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0289351852">
                <text:p>0.17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25474537037">
                <text:p>0.17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0659722222">
                <text:p>0.17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495844907407">
                <text:p>0.17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1030092593">
                <text:p>0.17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66215277778">
                <text:p>0.17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1400462963">
                <text:p>0.17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36585648148">
                <text:p>0.17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1770833333">
                <text:p>0.17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06956018519">
                <text:p>0.17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2141203704">
                <text:p>0.174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77326388889">
                <text:p>0.17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62511574074">
                <text:p>0.17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47696759259">
                <text:p>0.17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32881944444">
                <text:p>0.17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1806712963">
                <text:p>0.17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03252314815">
                <text:p>0.17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884375">
                <text:p>0.17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73622685185">
                <text:p>0.17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5880787037">
                <text:p>0.17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43993055556">
                <text:p>0.17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29178240741">
                <text:p>0.17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14363425926">
                <text:p>0.17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199548611111">
                <text:p>0.17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84733796296">
                <text:p>0.17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69918981481">
                <text:p>0.17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55104166667">
                <text:p>0.17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0289351852">
                <text:p>0.17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25474537037">
                <text:p>0.178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0659722222">
                <text:p>0.17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495844907407">
                <text:p>0.17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1030092593">
                <text:p>0.17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66215277778">
                <text:p>0.17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1400462963">
                <text:p>0.17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36585648148">
                <text:p>0.17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1770833333">
                <text:p>0.17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06956018519">
                <text:p>0.17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2141203704">
                <text:p>0.17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77326388889">
                <text:p>0.17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62511574074">
                <text:p>0.18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47696759259">
                <text:p>0.18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32881944444">
                <text:p>0.18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1806712963">
                <text:p>0.180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03252314815">
                <text:p>0.18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884375">
                <text:p>0.18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73622685185">
                <text:p>0.18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5880787037">
                <text:p>0.18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43993055556">
                <text:p>0.181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29178240741">
                <text:p>0.18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14363425926">
                <text:p>0.18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199548611111">
                <text:p>0.18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84733796296">
                <text:p>0.18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69918981481">
                <text:p>0.18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55104166667">
                <text:p>0.18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0289351852">
                <text:p>0.18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25474537037">
                <text:p>0.18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0659722222">
                <text:p>0.18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495844907407">
                <text:p>0.18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1030092593">
                <text:p>0.18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66215277778">
                <text:p>0.18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1400462963">
                <text:p>0.18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36585648148">
                <text:p>0.18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1770833333">
                <text:p>0.18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06956018519">
                <text:p>0.18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2141203704">
                <text:p>0.184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77326388889">
                <text:p>0.18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62511574074">
                <text:p>0.18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47696759259">
                <text:p>0.18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32881944444">
                <text:p>0.18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1806712963">
                <text:p>0.18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03252314815">
                <text:p>0.18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884375">
                <text:p>0.18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73622685185">
                <text:p>0.18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5880787037">
                <text:p>0.18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43993055556">
                <text:p>0.18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29178240741">
                <text:p>0.18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14363425926">
                <text:p>0.18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199548611111">
                <text:p>0.18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84733796296">
                <text:p>0.18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69918981481">
                <text:p>0.18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55104166667">
                <text:p>0.18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0289351852">
                <text:p>0.18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25474537037">
                <text:p>0.188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10659722222">
                <text:p>0.18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495844907407">
                <text:p>0.18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81030092593">
                <text:p>0.18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66215277778">
                <text:p>0.18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1400462963">
                <text:p>0.18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36585648148">
                <text:p>0.18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21770833333">
                <text:p>0.18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06956018519">
                <text:p>0.18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792141203704">
                <text:p>0.18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77326388889">
                <text:p>0.18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62511574074">
                <text:p>0.19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47696759259">
                <text:p>0.19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32881944444">
                <text:p>0.19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1806712963">
                <text:p>0.190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03252314815">
                <text:p>0.19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884375">
                <text:p>0.19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73622685185">
                <text:p>0.19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5880787037">
                <text:p>0.19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43993055556">
                <text:p>0.191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29178240741">
                <text:p>0.19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14363425926">
                <text:p>0.19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199548611111">
                <text:p>0.19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84733796296">
                <text:p>0.19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69918981481">
                <text:p>0.19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55104166667">
                <text:p>0.19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40289351852">
                <text:p>0.19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25474537037">
                <text:p>0.19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10659722222">
                <text:p>0.19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495844907407">
                <text:p>0.19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81030092593">
                <text:p>0.19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66215277778">
                <text:p>0.19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51400462963">
                <text:p>0.19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36585648148">
                <text:p>0.19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21770833333">
                <text:p>0.19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06956018519">
                <text:p>0.19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792141203704">
                <text:p>0.194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77326388889">
                <text:p>0.19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62511574074">
                <text:p>0.19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47696759259">
                <text:p>0.19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32881944444">
                <text:p>0.19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1806712963">
                <text:p>0.19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03252314815">
                <text:p>0.19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884375">
                <text:p>0.19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73622685185">
                <text:p>0.19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5880787037">
                <text:p>0.19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43993055556">
                <text:p>0.19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29178240741">
                <text:p>0.19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14363425926">
                <text:p>0.19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199548611111">
                <text:p>0.19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84733796296">
                <text:p>0.19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69918981482">
                <text:p>0.19756991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55104166667">
                <text:p>0.19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40289351852">
                <text:p>0.19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25474537037">
                <text:p>0.198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10659722222">
                <text:p>0.19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495844907407">
                <text:p>0.19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81030092593">
                <text:p>0.19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66215277778">
                <text:p>0.19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51400462963">
                <text:p>0.19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36585648148">
                <text:p>0.19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21770833333">
                <text:p>0.19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06956018519">
                <text:p>0.19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792141203704">
                <text:p>0.19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77326388889">
                <text:p>0.19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62511574074">
                <text:p>0.20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47696759259">
                <text:p>0.20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32881944444">
                <text:p>0.20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1806712963">
                <text:p>0.200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03252314815">
                <text:p>0.20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0884375">
                <text:p>0.20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73622685185">
                <text:p>0.20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5880787037">
                <text:p>0.20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43993055556">
                <text:p>0.201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29178240741">
                <text:p>0.20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14351851852">
                <text:p>0.20201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199548611111">
                <text:p>0.20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84733796296">
                <text:p>0.20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69918981481">
                <text:p>0.20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55104166667">
                <text:p>0.20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40289351852">
                <text:p>0.20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25474537037">
                <text:p>0.20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10659722222">
                <text:p>0.20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495844907407">
                <text:p>0.20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81030092593">
                <text:p>0.20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66215277778">
                <text:p>0.20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51400462963">
                <text:p>0.20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36585648148">
                <text:p>0.20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21770833333">
                <text:p>0.20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06956018518">
                <text:p>0.2046069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792141203704">
                <text:p>0.204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77326388889">
                <text:p>0.20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62511574074">
                <text:p>0.20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47696759259">
                <text:p>0.20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32881944444">
                <text:p>0.20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1806712963">
                <text:p>0.20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03252314815">
                <text:p>0.20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0884375">
                <text:p>0.20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73622685185">
                <text:p>0.20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5880787037">
                <text:p>0.206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43993055556">
                <text:p>0.20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29178240741">
                <text:p>0.20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14363425926">
                <text:p>0.20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199548611111">
                <text:p>0.20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84733796296">
                <text:p>0.20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69918981481">
                <text:p>0.20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55104166667">
                <text:p>0.20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40289351852">
                <text:p>0.20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25474537037">
                <text:p>0.208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10659722222">
                <text:p>0.20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495844907407">
                <text:p>0.20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81030092593">
                <text:p>0.20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66215277778">
                <text:p>0.20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51400462963">
                <text:p>0.20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36585648148">
                <text:p>0.20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21770833333">
                <text:p>0.20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06956018519">
                <text:p>0.20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792141203704">
                <text:p>0.20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77326388889">
                <text:p>0.209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62511574074">
                <text:p>0.21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47696759259">
                <text:p>0.21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32881944444">
                <text:p>0.21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1806712963">
                <text:p>0.210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03252314815">
                <text:p>0.210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0884375">
                <text:p>0.21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73622685185">
                <text:p>0.21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5880787037">
                <text:p>0.21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43981481481">
                <text:p>0.21164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29178240741">
                <text:p>0.21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14363425926">
                <text:p>0.21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199548611111">
                <text:p>0.21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84733796296">
                <text:p>0.21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69918981481">
                <text:p>0.21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55104166667">
                <text:p>0.21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40289351852">
                <text:p>0.21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25474537037">
                <text:p>0.21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10659722222">
                <text:p>0.21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495844907407">
                <text:p>0.21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681030092593">
                <text:p>0.21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66215277778">
                <text:p>0.213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51400462963">
                <text:p>0.214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36585648148">
                <text:p>0.21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21770833333">
                <text:p>0.21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06956018519">
                <text:p>0.21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792141203704">
                <text:p>0.214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77326388889">
                <text:p>0.21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62511574074">
                <text:p>0.21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47696759259">
                <text:p>0.215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32881944444">
                <text:p>0.215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1806712963">
                <text:p>0.21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03252314815">
                <text:p>0.21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0884375">
                <text:p>0.21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73622685185">
                <text:p>0.216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5880787037">
                <text:p>0.216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43993055556">
                <text:p>0.216643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29178240741">
                <text:p>0.21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14363425926">
                <text:p>0.217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199548611111">
                <text:p>0.217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384733796296">
                <text:p>0.217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69918981481">
                <text:p>0.21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55104166667">
                <text:p>0.21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40289351852">
                <text:p>0.217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25474537037">
                <text:p>0.218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310659722222">
                <text:p>0.218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495844907407">
                <text:p>0.218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681030092593">
                <text:p>0.218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66215277778">
                <text:p>0.218866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51400462963">
                <text:p>0.21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36585648148">
                <text:p>0.219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21770833333">
                <text:p>0.219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06956018519">
                <text:p>0.219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792141203704">
                <text:p>0.219792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77326388889">
                <text:p>0.219977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62511574074">
                <text:p>0.220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47696759259">
                <text:p>0.22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32881944444">
                <text:p>0.220532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71806712963">
                <text:p>0.220718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903252314815">
                <text:p>0.220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0884375">
                <text:p>0.221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73622685185">
                <text:p>0.221273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5880787037">
                <text:p>0.221458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643993055556">
                <text:p>0.221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829178240741">
                <text:p>0.221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014363425926">
                <text:p>0.22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199548611111">
                <text:p>0.222199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384733796296">
                <text:p>0.222384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569918981481">
                <text:p>0.222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55104166667">
                <text:p>0.222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40289351852">
                <text:p>0.222940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25474537037">
                <text:p>0.223125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310659722222">
                <text:p>0.223310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495844907407">
                <text:p>0.223495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681030092593">
                <text:p>0.223681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66215277778">
                <text:p>0.223866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51400462963">
                <text:p>0.22405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36585648148">
                <text:p>0.224236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21770833333">
                <text:p>0.224421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06956018519">
                <text:p>0.224606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792141203704">
                <text:p>0.224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977326388889">
                <text:p>0.224977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62511574074">
                <text:p>0.225162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47696759259">
                <text:p>0.225347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532881944444">
                <text:p>0.225532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1806712963">
                <text:p>0.225718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03252314815">
                <text:p>0.225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0884375">
                <text:p>0.22608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73622685185">
                <text:p>0.226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45880787037">
                <text:p>0.226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43993055556">
                <text:p>0.226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29178240741">
                <text:p>0.226829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14363425926">
                <text:p>0.227014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199548611111">
                <text:p>0.227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384733796296">
                <text:p>0.227384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69918981481">
                <text:p>0.227569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55104166667">
                <text:p>0.227755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940289351852">
                <text:p>0.227940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125474537037">
                <text:p>0.228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10659722222">
                <text:p>0.228310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495844907407">
                <text:p>0.228495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81030092593">
                <text:p>0.228681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66215277778">
                <text:p>0.228866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051400462963">
                <text:p>0.22905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36585648148">
                <text:p>0.229236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21770833333">
                <text:p>0.229421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06956018518">
                <text:p>0.2296069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792141203704">
                <text:p>0.229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77326388889">
                <text:p>0.229977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162511574074">
                <text:p>0.230162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347696759259">
                <text:p>0.230347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532881944444">
                <text:p>0.230532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1806712963">
                <text:p>0.230718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03252314815">
                <text:p>0.230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0884375">
                <text:p>0.23108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273622685185">
                <text:p>0.231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45880787037">
                <text:p>0.231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43993055556">
                <text:p>0.231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829178240741">
                <text:p>0.231829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14363425926">
                <text:p>0.232014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199548611111">
                <text:p>0.232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384733796296">
                <text:p>0.232384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569918981481">
                <text:p>0.232569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55104166667">
                <text:p>0.232755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940289351852">
                <text:p>0.232940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125474537037">
                <text:p>0.233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310659722222">
                <text:p>0.233310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495844907407">
                <text:p>0.233495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681030092593">
                <text:p>0.233681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866215277778">
                <text:p>0.233866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051400462963">
                <text:p>0.23405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236585648148">
                <text:p>0.234236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421770833333">
                <text:p>0.234421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606956018519">
                <text:p>0.234606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792141203704">
                <text:p>0.234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977326388889">
                <text:p>0.234977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162511574074">
                <text:p>0.235162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347696759259">
                <text:p>0.235347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532881944444">
                <text:p>0.235532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71806712963">
                <text:p>0.235718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903252314815">
                <text:p>0.235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0884375">
                <text:p>0.23608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273622685185">
                <text:p>0.236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45880787037">
                <text:p>0.236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643993055556">
                <text:p>0.236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829178240741">
                <text:p>0.236829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014363425926">
                <text:p>0.237014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199548611111">
                <text:p>0.237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384733796296">
                <text:p>0.237384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569918981481">
                <text:p>0.237569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755104166667">
                <text:p>0.237755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940289351852">
                <text:p>0.237940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125474537037">
                <text:p>0.238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310659722222">
                <text:p>0.238310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495833333333">
                <text:p>0.23849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681030092593">
                <text:p>0.238681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866215277778">
                <text:p>0.238866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051400462963">
                <text:p>0.23905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236585648148">
                <text:p>0.239236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421770833333">
                <text:p>0.239421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606956018519">
                <text:p>0.239606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792141203704">
                <text:p>0.239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977326388889">
                <text:p>0.239977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162511574074">
                <text:p>0.240162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347696759259">
                <text:p>0.240347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532881944444">
                <text:p>0.240532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1806712963">
                <text:p>0.240718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903252314815">
                <text:p>0.240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0884375">
                <text:p>0.24108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273622685185">
                <text:p>0.241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5880787037">
                <text:p>0.241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643993055556">
                <text:p>0.241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829178240741">
                <text:p>0.241829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014363425926">
                <text:p>0.242014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199548611111">
                <text:p>0.242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384733796296">
                <text:p>0.242384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569918981481">
                <text:p>0.242569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755104166667">
                <text:p>0.242755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40289351852">
                <text:p>0.242940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125474537037">
                <text:p>0.243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10659722222">
                <text:p>0.243310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495844907407">
                <text:p>0.243495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681030092593">
                <text:p>0.243681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866215277778">
                <text:p>0.243866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051400462963">
                <text:p>0.24405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36585648148">
                <text:p>0.244236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421770833333">
                <text:p>0.244421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606956018519">
                <text:p>0.244606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792141203704">
                <text:p>0.244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77326388889">
                <text:p>0.244977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62511574074">
                <text:p>0.245162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347696759259">
                <text:p>0.245347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532881944444">
                <text:p>0.245532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71806712963">
                <text:p>0.245718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903252314815">
                <text:p>0.245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0884375">
                <text:p>0.24608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273622685185">
                <text:p>0.246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5880787037">
                <text:p>0.246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43993055556">
                <text:p>0.246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829178240741">
                <text:p>0.246829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014363425926">
                <text:p>0.247014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199548611111">
                <text:p>0.247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384733796296">
                <text:p>0.247384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69918981481">
                <text:p>0.247569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755104166667">
                <text:p>0.247755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40289351852">
                <text:p>0.247940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125474537037">
                <text:p>0.248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10659722222">
                <text:p>0.248310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495844907407">
                <text:p>0.248495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681030092593">
                <text:p>0.248681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866215277778">
                <text:p>0.248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051400462963">
                <text:p>0.24905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236585648148">
                <text:p>0.249236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421770833333">
                <text:p>0.249421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606956018519">
                <text:p>0.249606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792141203704">
                <text:p>0.249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977326388889">
                <text:p>0.249977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162511574074">
                <text:p>0.250162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47696759259">
                <text:p>0.250347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532881944444">
                <text:p>0.250532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1806712963">
                <text:p>0.250718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903252314815">
                <text:p>0.250903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0884375">
                <text:p>0.251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273622685185">
                <text:p>0.251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5880787037">
                <text:p>0.251458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643993055556">
                <text:p>0.251643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829178240741">
                <text:p>0.251829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014363425926">
                <text:p>0.252014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199548611111">
                <text:p>0.252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384733796296">
                <text:p>0.252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69918981481">
                <text:p>0.252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755104166667">
                <text:p>0.252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940289351852">
                <text:p>0.252940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25474537037">
                <text:p>0.253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310659722222">
                <text:p>0.253310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495844907407">
                <text:p>0.253495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681030092593">
                <text:p>0.253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866215277778">
                <text:p>0.253866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051400462963">
                <text:p>0.254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236585648148">
                <text:p>0.254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421770833333">
                <text:p>0.254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06956018518">
                <text:p>0.2546069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792141203704">
                <text:p>0.254792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977326388889">
                <text:p>0.254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162511574074">
                <text:p>0.255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347696759259">
                <text:p>0.255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532881944444">
                <text:p>0.255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71806712963">
                <text:p>0.255718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903252314815">
                <text:p>0.255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0884375">
                <text:p>0.256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273622685185">
                <text:p>0.256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45880787037">
                <text:p>0.256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643993055556">
                <text:p>0.256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829178240741">
                <text:p>0.256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014363425926">
                <text:p>0.257014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199548611111">
                <text:p>0.257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384733796296">
                <text:p>0.257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69918981482">
                <text:p>0.2575699189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55104166667">
                <text:p>0.257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40289351852">
                <text:p>0.257940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125474537037">
                <text:p>0.258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310659722222">
                <text:p>0.258310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495844907407">
                <text:p>0.258495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681030092593">
                <text:p>0.258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866215277778">
                <text:p>0.258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51400462963">
                <text:p>0.259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236585648148">
                <text:p>0.259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21770833333">
                <text:p>0.259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06956018518">
                <text:p>0.259606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792141203704">
                <text:p>0.259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977326388889">
                <text:p>0.259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62511574074">
                <text:p>0.260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47696759259">
                <text:p>0.260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32881944444">
                <text:p>0.260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71806712963">
                <text:p>0.260718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03252314815">
                <text:p>0.260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0884375">
                <text:p>0.261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73622685185">
                <text:p>0.261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5880787037">
                <text:p>0.261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43993055556">
                <text:p>0.261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29178240741">
                <text:p>0.261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14363425926">
                <text:p>0.262014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199548611111">
                <text:p>0.262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384733796296">
                <text:p>0.262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69918981481">
                <text:p>0.262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55104166667">
                <text:p>0.262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40289351852">
                <text:p>0.262940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25474537037">
                <text:p>0.26312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10659722222">
                <text:p>0.263310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495844907407">
                <text:p>0.263495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681030092593">
                <text:p>0.263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66215277778">
                <text:p>0.263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51400462963">
                <text:p>0.264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36585648148">
                <text:p>0.264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21770833333">
                <text:p>0.264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606956018519">
                <text:p>0.264606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792141203704">
                <text:p>0.264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77326388889">
                <text:p>0.264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62511574074">
                <text:p>0.265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47696759259">
                <text:p>0.265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32881944444">
                <text:p>0.265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1806712963">
                <text:p>0.265718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03252314815">
                <text:p>0.265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0884375">
                <text:p>0.266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73622685185">
                <text:p>0.266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5880787037">
                <text:p>0.266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43993055556">
                <text:p>0.266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29178240741">
                <text:p>0.266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14363425926">
                <text:p>0.267014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199548611111">
                <text:p>0.267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384733796296">
                <text:p>0.267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69918981481">
                <text:p>0.267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55104166667">
                <text:p>0.267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40289351852">
                <text:p>0.267940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25474537037">
                <text:p>0.26812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10659722222">
                <text:p>0.268310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495844907407">
                <text:p>0.268495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681030092593">
                <text:p>0.268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66215277778">
                <text:p>0.268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51400462963">
                <text:p>0.269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36585648148">
                <text:p>0.269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21770833333">
                <text:p>0.269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06956018518">
                <text:p>0.269606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792141203704">
                <text:p>0.269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77326388889">
                <text:p>0.269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62511574074">
                <text:p>0.270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47696759259">
                <text:p>0.270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32881944444">
                <text:p>0.270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1806712963">
                <text:p>0.270718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03252314815">
                <text:p>0.270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0884375">
                <text:p>0.271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73622685185">
                <text:p>0.271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5880787037">
                <text:p>0.271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43993055556">
                <text:p>0.271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29178240741">
                <text:p>0.271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014363425926">
                <text:p>0.272014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199548611111">
                <text:p>0.272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384733796296">
                <text:p>0.272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69918981481">
                <text:p>0.272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55104166667">
                <text:p>0.272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40289351852">
                <text:p>0.272940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25474537037">
                <text:p>0.27312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10648148148">
                <text:p>0.27331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495844907407">
                <text:p>0.273495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681030092593">
                <text:p>0.273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66215277778">
                <text:p>0.273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51400462963">
                <text:p>0.274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36585648148">
                <text:p>0.274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21770833333">
                <text:p>0.274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606956018519">
                <text:p>0.274606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792141203704">
                <text:p>0.274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77326388889">
                <text:p>0.274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62511574074">
                <text:p>0.275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47696759259">
                <text:p>0.275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32881944444">
                <text:p>0.275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71806712963">
                <text:p>0.275718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03252314815">
                <text:p>0.275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0884375">
                <text:p>0.276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273622685185">
                <text:p>0.276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45880787037">
                <text:p>0.276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643993055556">
                <text:p>0.276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829178240741">
                <text:p>0.276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14363425926">
                <text:p>0.277014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199548611111">
                <text:p>0.277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384733796296">
                <text:p>0.277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69918981481">
                <text:p>0.277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755104166667">
                <text:p>0.277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940289351852">
                <text:p>0.277940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25474537037">
                <text:p>0.27812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10659722222">
                <text:p>0.278310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495844907407">
                <text:p>0.278495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681030092593">
                <text:p>0.278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866215277778">
                <text:p>0.278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51400462963">
                <text:p>0.279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36585648148">
                <text:p>0.279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421770833333">
                <text:p>0.279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606956018518">
                <text:p>0.279606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792141203704">
                <text:p>0.279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77326388889">
                <text:p>0.279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62511574074">
                <text:p>0.280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347696759259">
                <text:p>0.280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532881944444">
                <text:p>0.280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71806712963">
                <text:p>0.280718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903252314815">
                <text:p>0.280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0884375">
                <text:p>0.281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273622685185">
                <text:p>0.281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45880787037">
                <text:p>0.281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643993055556">
                <text:p>0.281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829178240741">
                <text:p>0.281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014363425926">
                <text:p>0.282014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199548611111">
                <text:p>0.282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384733796296">
                <text:p>0.282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569918981481">
                <text:p>0.282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755104166667">
                <text:p>0.282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940277777778">
                <text:p>0.28294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125474537037">
                <text:p>0.28312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310659722222">
                <text:p>0.283310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495844907407">
                <text:p>0.283495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681030092593">
                <text:p>0.283681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866215277778">
                <text:p>0.283866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051400462963">
                <text:p>0.28405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236585648148">
                <text:p>0.284236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421770833333">
                <text:p>0.284421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606956018519">
                <text:p>0.284606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792141203704">
                <text:p>0.284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977326388889">
                <text:p>0.284977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162511574074">
                <text:p>0.285162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347696759259">
                <text:p>0.285347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532881944444">
                <text:p>0.285532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71806712963">
                <text:p>0.285718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903252314815">
                <text:p>0.285903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0884375">
                <text:p>0.28608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273622685185">
                <text:p>0.286273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45880787037">
                <text:p>0.286458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643993055556">
                <text:p>0.286643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829178240741">
                <text:p>0.286829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014363425926">
                <text:p>0.287014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199548611111">
                <text:p>0.287199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384733796296">
                <text:p>0.287384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569918981481">
                <text:p>0.287569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755104166667">
                <text:p>0.287755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940289351852">
                <text:p>0.287940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125474537037">
                <text:p>0.28812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310659722222">
                <text:p>0.288310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495844907407">
                <text:p>0.288495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681030092593">
                <text:p>0.288681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866215277778">
                <text:p>0.288866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051400462963">
                <text:p>0.28905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236585648148">
                <text:p>0.289236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421770833333">
                <text:p>0.289421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606956018518">
                <text:p>0.2896069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792141203704">
                <text:p>0.289792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77326388889">
                <text:p>0.289977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162511574074">
                <text:p>0.290162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347696759259">
                <text:p>0.290347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532881944444">
                <text:p>0.290532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71806712963">
                <text:p>0.290718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903252314815">
                <text:p>0.290903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0884375">
                <text:p>0.29108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273622685185">
                <text:p>0.291273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45880787037">
                <text:p>0.291458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643993055556">
                <text:p>0.2916439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829178240741">
                <text:p>0.291829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014363425926">
                <text:p>0.292014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199548611111">
                <text:p>0.292199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384733796296">
                <text:p>0.292384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569918981481">
                <text:p>0.292569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755104166667">
                <text:p>0.292755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940289351852">
                <text:p>0.292940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125474537037">
                <text:p>0.29312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310659722222">
                <text:p>0.293310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495844907407">
                <text:p>0.293495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681030092593">
                <text:p>0.293681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866215277778">
                <text:p>0.293866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051400462963">
                <text:p>0.29405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236585648148">
                <text:p>0.294236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421770833333">
                <text:p>0.294421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606944444444">
                <text:p>0.29460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792141203704">
                <text:p>0.294792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977314814815">
                <text:p>0.29497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162511574074">
                <text:p>0.295162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347696759259">
                <text:p>0.295347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532881944444">
                <text:p>0.295532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71806712963">
                <text:p>0.295718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903252314815">
                <text:p>0.295903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0884375">
                <text:p>0.29608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273622685185">
                <text:p>0.296273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45880787037">
                <text:p>0.296458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643993055556">
                <text:p>0.2966439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829166666667">
                <text:p>0.29682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014363425926">
                <text:p>0.297014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199548611111">
                <text:p>0.297199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384733796296">
                <text:p>0.297384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569918981481">
                <text:p>0.297569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755104166667">
                <text:p>0.297755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940289351852">
                <text:p>0.297940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125474537037">
                <text:p>0.29812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310659722222">
                <text:p>0.298310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495844907407">
                <text:p>0.298495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681030092593">
                <text:p>0.298681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866215277778">
                <text:p>0.298866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051400462963">
                <text:p>0.29905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236585648148">
                <text:p>0.299236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421770833333">
                <text:p>0.299421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606956018519">
                <text:p>0.2996069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792141203704">
                <text:p>0.299792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977326388889">
                <text:p>0.299977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162511574074">
                <text:p>0.300162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347696759259">
                <text:p>0.300347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532881944444">
                <text:p>0.300532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718055555556">
                <text:p>0.30071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903252314815">
                <text:p>0.300903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0884375">
                <text:p>0.30108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273622685185">
                <text:p>0.301273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45880787037">
                <text:p>0.301458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643993055556">
                <text:p>0.301643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1829178240741">
                <text:p>0.301829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014363425926">
                <text:p>0.302014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199548611111">
                <text:p>0.302199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384733796296">
                <text:p>0.302384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569918981481">
                <text:p>0.302569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755104166667">
                <text:p>0.302755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940289351852">
                <text:p>0.302940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3125474537037">
                <text:p>0.30312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310659722222">
                <text:p>0.303310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495844907407">
                <text:p>0.303495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681030092593">
                <text:p>0.303681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866215277778">
                <text:p>0.303866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051400462963">
                <text:p>0.30405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236585648148">
                <text:p>0.304236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421770833333">
                <text:p>0.304421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606956018518">
                <text:p>0.3046069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792141203704">
                <text:p>0.304792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977326388889">
                <text:p>0.304977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162511574074">
                <text:p>0.305162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347696759259">
                <text:p>0.305347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532881944444">
                <text:p>0.305532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71806712963">
                <text:p>0.305718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903252314815">
                <text:p>0.305903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0884375">
                <text:p>0.306088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273622685185">
                <text:p>0.306273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45880787037">
                <text:p>0.306458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643993055556">
                <text:p>0.306643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829178240741">
                <text:p>0.306829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014363425926">
                <text:p>0.307014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199548611111">
                <text:p>0.307199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384733796296">
                <text:p>0.307384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569918981481">
                <text:p>0.307569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755104166667">
                <text:p>0.307755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940289351852">
                <text:p>0.307940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125474537037">
                <text:p>0.308125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310659722222">
                <text:p>0.308310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495844907407">
                <text:p>0.308495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681030092593">
                <text:p>0.308681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866215277778">
                <text:p>0.308866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051400462963">
                <text:p>0.30905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236585648148">
                <text:p>0.309236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421770833333">
                <text:p>0.309421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606956018518">
                <text:p>0.3096069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792141203704">
                <text:p>0.309792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977326388889">
                <text:p>0.309977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162511574074">
                <text:p>0.310162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347696759259">
                <text:p>0.310347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532881944444">
                <text:p>0.310532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71806712963">
                <text:p>0.310718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903252314815">
                <text:p>0.310903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0884375">
                <text:p>0.311088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273622685185">
                <text:p>0.311273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45880787037">
                <text:p>0.311458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643993055556">
                <text:p>0.311643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829178240741">
                <text:p>0.311829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014363425926">
                <text:p>0.312014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199548611111">
                <text:p>0.312199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384733796296">
                <text:p>0.312384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569918981481">
                <text:p>0.312569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755104166667">
                <text:p>0.312755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940289351852">
                <text:p>0.312940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125474537037">
                <text:p>0.313125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310659722222">
                <text:p>0.313310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495844907407">
                <text:p>0.313495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681030092593">
                <text:p>0.313681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866203703704">
                <text:p>0.31386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051400462963">
                <text:p>0.31405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236585648148">
                <text:p>0.314236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421770833333">
                <text:p>0.314421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606956018519">
                <text:p>0.3146069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792141203704">
                <text:p>0.314792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977326388889">
                <text:p>0.314977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162511574074">
                <text:p>0.315162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347696759259">
                <text:p>0.315347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532881944444">
                <text:p>0.315532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71806712963">
                <text:p>0.315718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903252314815">
                <text:p>0.315903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0884375">
                <text:p>0.316088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273622685185">
                <text:p>0.316273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45880787037">
                <text:p>0.316458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643993055556">
                <text:p>0.316643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829178240741">
                <text:p>0.316829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014363425926">
                <text:p>0.317014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199548611111">
                <text:p>0.317199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384733796296">
                <text:p>0.317384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569918981481">
                <text:p>0.317569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755104166667">
                <text:p>0.317755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940289351852">
                <text:p>0.317940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125474537037">
                <text:p>0.318125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310659722222">
                <text:p>0.318310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495844907407">
                <text:p>0.318495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681030092593">
                <text:p>0.31868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866215277778">
                <text:p>0.318866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051400462963">
                <text:p>0.31905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236585648148">
                <text:p>0.319236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421770833333">
                <text:p>0.319421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606956018518">
                <text:p>0.3196069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792141203704">
                <text:p>0.31979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977326388889">
                <text:p>0.319977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162511574074">
                <text:p>0.320162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347696759259">
                <text:p>0.320347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532881944444">
                <text:p>0.320532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71806712963">
                <text:p>0.32071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903252314815">
                <text:p>0.320903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0884375">
                <text:p>0.321088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273622685185">
                <text:p>0.321273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45880787037">
                <text:p>0.32145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643993055556">
                <text:p>0.321643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829178240741">
                <text:p>0.321829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014363425926">
                <text:p>0.322014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199548611111">
                <text:p>0.322199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384733796296">
                <text:p>0.322384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569918981481">
                <text:p>0.322569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755104166667">
                <text:p>0.322755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940289351852">
                <text:p>0.322940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125474537037">
                <text:p>0.323125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310659722222">
                <text:p>0.323310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495844907407">
                <text:p>0.323495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681030092593">
                <text:p>0.32368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866215277778">
                <text:p>0.32386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051400462963">
                <text:p>0.32405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236585648148">
                <text:p>0.324236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421770833333">
                <text:p>0.324421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606956018519">
                <text:p>0.3246069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792141203704">
                <text:p>0.32479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977326388889">
                <text:p>0.324977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162511574074">
                <text:p>0.325162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347696759259">
                <text:p>0.325347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532881944444">
                <text:p>0.325532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71806712963">
                <text:p>0.32571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903252314815">
                <text:p>0.325903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0884375">
                <text:p>0.326088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273622685185">
                <text:p>0.326273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45880787037">
                <text:p>0.32645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643993055556">
                <text:p>0.326643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829178240741">
                <text:p>0.326829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014363425926">
                <text:p>0.327014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199548611111">
                <text:p>0.327199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384733796296">
                <text:p>0.327384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569918981481">
                <text:p>0.327569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755104166667">
                <text:p>0.327755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940289351852">
                <text:p>0.327940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125474537037">
                <text:p>0.328125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310659722222">
                <text:p>0.328310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495844907407">
                <text:p>0.328495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681030092593">
                <text:p>0.32868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866215277778">
                <text:p>0.32886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051400462963">
                <text:p>0.32905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236585648148">
                <text:p>0.329236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421770833333">
                <text:p>0.329421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606956018518">
                <text:p>0.3296069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792141203704">
                <text:p>0.32979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977326388889">
                <text:p>0.329977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162511574074">
                <text:p>0.330162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347696759259">
                <text:p>0.330347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532881944444">
                <text:p>0.330532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71806712963">
                <text:p>0.33071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903252314815">
                <text:p>0.330903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0884375">
                <text:p>0.331088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273622685185">
                <text:p>0.331273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45880787037">
                <text:p>0.33145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643993055556">
                <text:p>0.331643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829178240741">
                <text:p>0.331829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014363425926">
                <text:p>0.332014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199548611111">
                <text:p>0.332199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384733796296">
                <text:p>0.332384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569918981481">
                <text:p>0.332569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755104166667">
                <text:p>0.332755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940289351852">
                <text:p>0.332940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125474537037">
                <text:p>0.333125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310659722222">
                <text:p>0.333310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495844907407">
                <text:p>0.333495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681030092593">
                <text:p>0.33368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866215277778">
                <text:p>0.33386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051400462963">
                <text:p>0.33405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236585648148">
                <text:p>0.334236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421770833333">
                <text:p>0.3344217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606956018519">
                <text:p>0.334606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792141203704">
                <text:p>0.33479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977326388889">
                <text:p>0.334977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162511574074">
                <text:p>0.335162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347696759259">
                <text:p>0.3353476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532881944444">
                <text:p>0.335532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71806712963">
                <text:p>0.33571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903252314815">
                <text:p>0.335903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0884375">
                <text:p>0.336088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273622685185">
                <text:p>0.336273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45880787037">
                <text:p>0.336458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643993055556">
                <text:p>0.336643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829178240741">
                <text:p>0.336829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014363425926">
                <text:p>0.337014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199548611111">
                <text:p>0.337199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384733796296">
                <text:p>0.337384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569918981481">
                <text:p>0.337569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755104166667">
                <text:p>0.337755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940289351852">
                <text:p>0.337940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125474537037">
                <text:p>0.338125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310659722222">
                <text:p>0.338310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495844907407">
                <text:p>0.3384958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681030092593">
                <text:p>0.338681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866215277778">
                <text:p>0.338866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051400462963">
                <text:p>0.339051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236585648148">
                <text:p>0.339236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421770833333">
                <text:p>0.3394217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606956018519">
                <text:p>0.339606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792141203704">
                <text:p>0.339792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977326388889">
                <text:p>0.339977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162511574074">
                <text:p>0.340162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347696759259">
                <text:p>0.3403476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532881944444">
                <text:p>0.3405328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71806712963">
                <text:p>0.340718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903252314815">
                <text:p>0.3409032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0884375">
                <text:p>0.341088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273622685185">
                <text:p>0.3412736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45880787037">
                <text:p>0.341458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643993055556">
                <text:p>0.341643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829178240741">
                <text:p>0.3418291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014363425926">
                <text:p>0.342014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199548611111">
                <text:p>0.342199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384733796296">
                <text:p>0.342384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569918981481">
                <text:p>0.342569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755104166667">
                <text:p>0.342755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940289351852">
                <text:p>0.342940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125474537037">
                <text:p>0.343125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310659722222">
                <text:p>0.343310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495844907407">
                <text:p>0.3434958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681030092593">
                <text:p>0.343681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866215277778">
                <text:p>0.343866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051400462963">
                <text:p>0.344051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236585648148">
                <text:p>0.344236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421770833333">
                <text:p>0.3444217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606956018519">
                <text:p>0.344606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792141203704">
                <text:p>0.344792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977326388889">
                <text:p>0.344977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162511574074">
                <text:p>0.345162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347696759259">
                <text:p>0.345347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53287037037">
                <text:p>0.34553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71806712963">
                <text:p>0.345718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903252314815">
                <text:p>0.3459032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0884375">
                <text:p>0.346088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273622685185">
                <text:p>0.3462736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45880787037">
                <text:p>0.346458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643993055555">
                <text:p>0.346643993055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829178240741">
                <text:p>0.346829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014363425926">
                <text:p>0.347014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199548611111">
                <text:p>0.347199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384733796296">
                <text:p>0.347384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569918981481">
                <text:p>0.3475699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755104166667">
                <text:p>0.347755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940289351852">
                <text:p>0.347940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125474537037">
                <text:p>0.348125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310659722222">
                <text:p>0.348310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495844907407">
                <text:p>0.348495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681030092593">
                <text:p>0.348681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866215277778">
                <text:p>0.348866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051400462963">
                <text:p>0.349051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236585648148">
                <text:p>0.349236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421770833333">
                <text:p>0.349421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606956018519">
                <text:p>0.349606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792141203704">
                <text:p>0.3497921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977326388889">
                <text:p>0.3499773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162511574074">
                <text:p>0.350162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347696759259">
                <text:p>0.350347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532881944444">
                <text:p>0.350532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71806712963">
                <text:p>0.350718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903252314815">
                <text:p>0.350903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0884375">
                <text:p>0.351088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273622685185">
                <text:p>0.351273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45880787037">
                <text:p>0.3514588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643993055556">
                <text:p>0.3516439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829178240741">
                <text:p>0.351829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014363425926">
                <text:p>0.352014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199548611111">
                <text:p>0.352199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384733796296">
                <text:p>0.352384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569918981481">
                <text:p>0.3525699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755104166667">
                <text:p>0.352755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940289351852">
                <text:p>0.352940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125474537037">
                <text:p>0.353125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310659722222">
                <text:p>0.353310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495844907407">
                <text:p>0.353495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681030092593">
                <text:p>0.353681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866215277778">
                <text:p>0.353866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051400462963">
                <text:p>0.354051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236585648148">
                <text:p>0.354236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421770833333">
                <text:p>0.354421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606956018519">
                <text:p>0.354606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792141203704">
                <text:p>0.3547921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977326388889">
                <text:p>0.3549773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162511574074">
                <text:p>0.355162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347696759259">
                <text:p>0.355347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532881944444">
                <text:p>0.355532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71806712963">
                <text:p>0.355718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903252314815">
                <text:p>0.355903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0884375">
                <text:p>0.356088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273622685185">
                <text:p>0.356273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45880787037">
                <text:p>0.3564588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643993055556">
                <text:p>0.3566439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829178240741">
                <text:p>0.356829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014363425926">
                <text:p>0.3570143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7199548611111">
                <text:p>0.357199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384733796296">
                <text:p>0.357384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569918981481">
                <text:p>0.3575699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755104166667">
                <text:p>0.3577551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7940289351852">
                <text:p>0.357940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125474537037">
                <text:p>0.358125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8310659722222">
                <text:p>0.3583106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8495844907407">
                <text:p>0.3584958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8681030092593">
                <text:p>0.3586810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8866215277778">
                <text:p>0.3588662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051400462963">
                <text:p>0.3590514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236585648148">
                <text:p>0.3592365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421770833333">
                <text:p>0.3594217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606956018519">
                <text:p>0.3596069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792141203704">
                <text:p>0.3597921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977326388889">
                <text:p>0.359977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162511574074">
                <text:p>0.3601625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347696759259">
                <text:p>0.3603476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532881944444">
                <text:p>0.3605328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71806712963">
                <text:p>0.3607180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903252314815">
                <text:p>0.3609032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10884375">
                <text:p>0.361088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273622685185">
                <text:p>0.3612736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45880787037">
                <text:p>0.3614588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643993055556">
                <text:p>0.3616439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829178240741">
                <text:p>0.3618291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2014363425926">
                <text:p>0.3620143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2199548611111">
                <text:p>0.3621995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2384733796296">
                <text:p>0.3623847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2569918981481">
                <text:p>0.3625699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2755104166667">
                <text:p>0.362755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2940289351852">
                <text:p>0.3629402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3125474537037">
                <text:p>0.3631254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3310659722222">
                <text:p>0.3633106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3495844907407">
                <text:p>0.3634958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3681030092593">
                <text:p>0.3636810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3866215277778">
                <text:p>0.36386621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051400462963">
                <text:p>0.36405140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236585648148">
                <text:p>0.3642365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421770833333">
                <text:p>0.3644217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606956018519">
                <text:p>0.364606956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792141203704">
                <text:p>0.3647921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4977326388889">
                <text:p>0.3649773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5162511574074">
                <text:p>0.3651625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5347696759259">
                <text:p>0.365347696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532881944444">
                <text:p>0.36553288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71806712963">
                <text:p>0.3657180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65903252314815">
                <text:p>0.36590325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660884375">
                <text:p>0.36608843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66273622685185">
                <text:p>0.3662736226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66389363425926">
                <text:p>0.3663893634259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